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1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4"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2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0" style:family="table-cell" style:data-style-name="General">
      <style:table-cell-properties fo:background-color="transparent" gnm:background-colour="#ffffff" gnm:pattern-colour="#000000" gnm:pattern="0" fo:border-top="0.035cm solid #000000" fo:border-bottom="0.000cm double #000000" style:border-line-width-bottom="0.03cm 0.03cm 0.03cm "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Arial"/>
    </style:style>
    <style:style style:name="ACE-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6"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9"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1.58pt" style:use-optimal-column-width="false"/>
    </style:style>
    <style:style style:name="ACOL-2" style:family="table-column">
      <style:table-column-properties style:column-width="56.26pt" style:use-optimal-column-width="false"/>
    </style:style>
    <style:style style:name="ACOL-3" style:family="table-column">
      <style:table-column-properties style:column-width="52.52pt" style:use-optimal-column-width="false"/>
    </style:style>
    <style:style style:name="ACOL-4" style:family="table-column">
      <style:table-column-properties style:column-width="99.1pt" style:use-optimal-column-width="false"/>
    </style:style>
    <style:style style:name="ACOL-5" style:family="table-column">
      <style:table-column-properties style:column-width="67.54pt" style:use-optimal-column-width="false"/>
    </style:style>
    <style:style style:name="ACOL-6" style:family="table-column">
      <style:table-column-properties style:column-width="109.6pt" style:use-optimal-column-width="false"/>
    </style:style>
    <style:style style:name="ACOL-7" style:family="table-column">
      <style:table-column-properties style:column-width="51.76pt" style:use-optimal-column-width="false"/>
    </style:style>
    <style:style style:name="ACOL-8" style:family="table-column">
      <style:table-column-properties style:column-width="50.26pt" style:use-optimal-column-width="false"/>
    </style:style>
    <style:style style:name="ACOL-9" style:family="table-column">
      <style:table-column-properties style:column-width="32.98pt" style:use-optimal-column-width="false"/>
    </style:style>
    <style:style style:name="ACOL-10" style:family="table-column">
      <style:table-column-properties style:column-width="72.04pt" style:use-optimal-column-width="false"/>
    </style:style>
    <style:style style:name="ACOL-11" style:family="table-column">
      <style:table-column-properties style:column-width="54.76pt" style:use-optimal-column-width="false"/>
    </style:style>
    <style:style style:name="ACOL-12" style:family="table-column"/>
    <style:style style:name="ACOL-13" style:family="table-column">
      <style:table-column-properties style:column-width="99.86301369863014pt" style:use-optimal-column-width="false"/>
    </style:style>
    <style:style style:name="ACOL-14" style:family="table-column">
      <style:table-column-properties style:column-width="65.36301369863014pt" style:use-optimal-column-width="false"/>
    </style:style>
    <style:style style:name="ACOL-15" style:family="table-column">
      <style:table-column-properties style:column-width="104.52739726027399pt" style:use-optimal-column-width="false"/>
    </style:style>
    <style:style style:name="ACOL-16" style:family="table-column">
      <style:table-column-properties style:column-width="92.83561643835617pt" style:use-optimal-column-width="false"/>
    </style:style>
    <style:style style:name="ACOL-17" style:family="table-column">
      <style:table-column-properties style:column-width="96.34931506849314pt" style:use-optimal-column-width="false"/>
    </style:style>
    <style:style style:name="ACOL-18" style:family="table-column">
      <style:table-column-properties style:column-width="102.18493150684931pt" style:use-optimal-column-width="false"/>
    </style:style>
    <style:style style:name="ACOL-19" style:family="table-column">
      <style:table-column-properties style:column-width="98.0958904109589pt" style:use-optimal-column-width="false"/>
    </style:style>
    <style:style style:name="ACOL-20" style:family="table-column">
      <style:table-column-properties style:column-width="59.52739726027397pt" style:use-optimal-column-width="false"/>
    </style:style>
    <style:style style:name="ACOL-21" style:family="table-column">
      <style:table-column-properties style:column-width="57.18493150684931pt" style:use-optimal-column-width="false"/>
    </style:style>
    <style:style style:name="ACOL-22" style:family="table-column">
      <style:table-column-properties style:column-width="53.09589041095891pt" style:use-optimal-column-width="false"/>
    </style:style>
    <style:style style:name="ACOL-23" style:family="table-column">
      <style:table-column-properties style:column-width="66.53424657534248pt" style:use-optimal-column-width="false"/>
    </style:style>
    <style:style style:name="ACOL-24" style:family="table-column">
      <style:table-column-properties style:column-width="89.91780821917808pt" style:use-optimal-column-width="false"/>
    </style:style>
    <style:style style:name="ACOL-25" style:family="table-column">
      <style:table-column-properties style:column-width="105pt" style:use-optimal-column-width="true"/>
    </style:style>
    <style:style style:name="ACOL-26" style:family="table-column">
      <style:table-column-properties style:column-width="102.8pt" style:use-optimal-column-width="true"/>
    </style:style>
    <style:style style:name="ACOL-27" style:family="table-column">
      <style:table-column-properties style:column-width="89.25pt" style:use-optimal-column-width="false"/>
    </style:style>
    <style:style style:name="ACOL-28" style:family="table-column">
      <style:table-column-properties style:column-width="61.27pt" style:use-optimal-column-width="false"/>
    </style:style>
    <style:style style:name="ACOL-29" style:family="table-column">
      <style:table-column-properties style:column-width="55.15pt" style:use-optimal-column-width="false"/>
    </style:style>
    <style:style style:name="ACOL-30" style:family="table-column">
      <style:table-column-properties style:column-width="85.5pt" style:use-optimal-column-width="true"/>
    </style:style>
    <style:style style:name="ACOL-31" style:family="table-column">
      <style:table-column-properties style:column-width="75pt" style:use-optimal-column-width="true"/>
    </style:style>
    <style:style style:name="ACOL-32" style:family="table-column">
      <style:table-column-properties style:column-width="70.5pt" style:use-optimal-column-width="false"/>
    </style:style>
    <style:style style:name="ACOL-33" style:family="table-column">
      <style:table-column-properties style:column-width="71.25pt" style:use-optimal-column-width="false"/>
    </style:style>
    <style:style style:name="ACOL-34" style:family="table-column">
      <style:table-column-properties style:column-width="60.75pt" style:use-optimal-column-width="false"/>
    </style:style>
    <style:style style:name="ACOL-35" style:family="table-column">
      <style:table-column-properties style:column-width="57pt" style:use-optimal-column-width="false"/>
    </style:style>
    <style:style style:name="ACOL-36" style:family="table-column">
      <style:table-column-properties style:column-width="63pt" style:use-optimal-column-width="false"/>
    </style:style>
    <style:style style:name="ACOL-37" style:family="table-column">
      <style:table-column-properties style:column-width="36.75pt" style:use-optimal-column-width="false"/>
    </style:style>
    <style:style style:name="ACOL-38" style:family="table-column">
      <style:table-column-properties style:column-width="35.25pt" style:use-optimal-column-width="false"/>
    </style:style>
    <style:style style:name="ACOL-39" style:family="table-column">
      <style:table-column-properties style:column-width="42pt" style:use-optimal-column-width="false"/>
    </style:style>
    <style:style style:name="ACOL-40" style:family="table-column">
      <style:table-column-properties style:column-width="51.75pt" style:use-optimal-column-width="true"/>
    </style:style>
    <style:style style:name="ACOL-41" style:family="table-column">
      <style:table-column-properties style:column-width="228pt" style:use-optimal-column-width="true"/>
    </style:style>
    <style:style style:name="ACOL-42" style:family="table-column">
      <style:table-column-properties style:column-width="112.5pt" style:use-optimal-column-width="true"/>
    </style:style>
    <style:style style:name="ACOL-43" style:family="table-column">
      <style:table-column-properties style:column-width="173.25pt" style:use-optimal-column-width="true"/>
    </style:style>
    <style:style style:name="ACOL-44" style:family="table-column">
      <style:table-column-properties style:column-width="142.5pt" style:use-optimal-column-width="true"/>
    </style:style>
    <style:style style:name="ACOL-45" style:family="table-column">
      <style:table-column-properties style:column-width="82.5pt" style:use-optimal-column-width="true"/>
    </style:style>
    <style:style style:name="ACOL-46" style:family="table-column">
      <style:table-column-properties style:column-width="69.75pt" style:use-optimal-column-width="true"/>
    </style:style>
    <style:style style:name="ACOL-47" style:family="table-column">
      <style:table-column-properties style:column-width="143.25pt" style:use-optimal-column-width="true"/>
    </style:style>
    <style:style style:name="ACOL-48" style:family="table-column">
      <style:table-column-properties style:column-width="103.5pt" style:use-optimal-column-width="true"/>
    </style:style>
    <style:style style:name="ACOL-49" style:family="table-column">
      <style:table-column-properties style:column-width="117.75pt" style:use-optimal-column-width="true"/>
    </style:style>
    <style:style style:name="ACOL-50" style:family="table-column">
      <style:table-column-properties style:column-width="72pt" style:use-optimal-column-width="true"/>
    </style:style>
    <style:style style:name="ACOL-51" style:family="table-column">
      <style:table-column-properties style:column-width="129pt" style:use-optimal-column-width="true"/>
    </style:style>
    <style:style style:name="ACOL-52" style:family="table-column">
      <style:table-column-properties style:column-width="136.5pt" style:use-optimal-column-width="true"/>
    </style:style>
    <style:style style:name="ACOL-53" style:family="table-column">
      <style:table-column-properties style:column-width="57.75pt" style:use-optimal-column-width="true"/>
    </style:style>
    <style:style style:name="ACOL-54" style:family="table-column">
      <style:table-column-properties style:column-width="177pt" style:use-optimal-column-width="true"/>
    </style:style>
    <style:style style:name="ACOL-55" style:family="table-column">
      <style:table-column-properties style:column-width="90.75pt" style:use-optimal-column-width="true"/>
    </style:style>
    <style:style style:name="AROW-1" style:family="table-row">
      <style:table-row-properties style:row-height="15pt" style:use-optimal-row-height="true"/>
    </style:style>
    <style:style style:name="AROW-2" style:family="table-row">
      <style:table-row-properties style:row-height="99pt" style:use-optimal-row-height="false"/>
    </style:style>
    <style:style style:name="AROW-3" style:family="table-row"/>
    <style:style style:name="AROW-4" style:family="table-row">
      <style:table-row-properties style:row-height="47.400000000000006pt" style:use-optimal-row-height="true"/>
    </style:style>
    <style:style style:name="AROW-5" style:family="table-row">
      <style:table-row-properties style:row-height="21pt" style:use-optimal-row-height="false"/>
    </style:style>
    <style:style style:name="AROW-6" style:family="table-row">
      <style:table-row-properties style:row-height="13.200000000000001pt" style:use-optimal-row-height="true"/>
    </style:style>
    <style:style style:name="AROW-7" style:family="table-row">
      <style:table-row-properties style:row-height="13.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disable" table:steps="100"/>
      </table:calculation-settings>
      <table:table table:name="BelperioEtal2002" table:style-name="ta-0" table:print="true">
        <office:forms form:automatic-focus="false" form:apply-design-mode="false">
          <form:form/>
        </office:forms>
        <table:table-column table:style-name="ACOL-1"/>
        <table:table-column table:style-name="ACOL-2"/>
        <table:table-column table:style-name="ACOL-1"/>
        <table:table-column table:style-name="ACOL-3"/>
        <table:table-column table:style-name="ACOL-4"/>
        <table:table-column table:style-name="ACOL-5"/>
        <table:table-column table:style-name="ACOL-6"/>
        <table:table-column table:style-name="ACOL-7"/>
        <table:table-column table:style-name="ACOL-1"/>
        <table:table-column table:style-name="ACOL-8"/>
        <table:table-column table:style-name="ACOL-9"/>
        <table:table-column table:style-name="ACOL-0"/>
        <table:table-column table:style-name="ACOL-10"/>
        <table:table-column table:style-name="ACOL-11"/>
        <table:table-column table:style-name="ACOL-0" table:number-columns-repeated="242"/>
        <table:table-row table:style-name="AROW-1">
          <table:table-cell table:style-name="ACE-13" office:value-type="string">
            <text:p>Table 1. Compilation of all relevant radiocarbon data for southern Australia from Ceduna to Adelaide, a distance of some 1800 kilometres</text:p>
          </table:table-cell>
          <table:table-cell table:number-columns-repeated="9" table:style-name="ACE-13"/>
          <table:table-cell table:number-columns-repeated="2" table:style-name="ACE-16"/>
          <table:table-cell table:style-name="ACE-3"/>
          <table:table-cell table:style-name="ACE-0"/>
          <table:table-cell table:number-columns-repeated="242" table:style-name="ACE-5"/>
        </table:table-row>
        <table:table-row table:style-name="AROW-0">
          <table:table-cell table:style-name="ACE-1" office:value-type="string">
            <text:p>Field No</text:p>
          </table:table-cell>
          <table:table-cell table:style-name="ACE-1" office:value-type="string">
            <text:p>Lab Code</text:p>
          </table:table-cell>
          <table:table-cell table:style-name="ACE-7" office:value-type="string">
            <text:p>Environment</text:p>
          </table:table-cell>
          <table:table-cell table:style-name="ACE-9" office:value-type="string">
            <text:p>Age</text:p>
          </table:table-cell>
          <table:table-cell table:style-name="ACE-1" office:value-type="string">
            <text:p>Uncompacted</text:p>
          </table:table-cell>
          <table:table-cell table:style-name="ACE-12" office:value-type="string">
            <text:p>Sample RL</text:p>
          </table:table-cell>
          <table:table-cell table:style-name="ACE-1" office:value-type="string">
            <text:p>Material</text:p>
          </table:table-cell>
          <table:table-cell table:style-name="ACE-9" office:value-type="string">
            <text:p>Delta C13</text:p>
          </table:table-cell>
          <table:table-cell table:style-name="ACE-1" office:value-type="string">
            <text:p>Sample </text:p>
          </table:table-cell>
          <table:table-cell table:style-name="ACE-1" office:value-type="string">
            <text:p>Sample</text:p>
          </table:table-cell>
          <table:table-cell table:style-name="ACE-3" office:value-type="string">
            <text:p><text:s text:c="2"/>Interpreted Sea</text:p>
          </table:table-cell>
          <table:table-cell table:number-columns-repeated="2" table:style-name="ACE-3"/>
          <table:table-cell table:style-name="ACE-15" office:value-type="string">
            <text:p>Sea Level</text:p>
          </table:table-cell>
          <table:table-cell table:number-columns-repeated="242" table:style-name="ACE-5"/>
        </table:table-row>
        <table:table-row table:style-name="AROW-0">
          <table:table-cell table:style-name="ACE-1" office:value-type="string">
            <text:p>or Ref</text:p>
          </table:table-cell>
          <table:table-cell table:style-name="ACE-1"/>
          <table:table-cell table:style-name="ACE-7" office:value-type="string">
            <text:p>Corrected Yrs BP</text:p>
          </table:table-cell>
          <table:table-cell table:style-name="ACE-9" office:value-type="string">
            <text:p>Error</text:p>
          </table:table-cell>
          <table:table-cell table:style-name="ACE-1" office:value-type="string">
            <text:p>core depth(cm)</text:p>
          </table:table-cell>
          <table:table-cell table:style-name="ACE-12" office:value-type="string">
            <text:p>(m LWD)</text:p>
          </table:table-cell>
          <table:table-cell table:style-name="ACE-1" office:value-type="string">
            <text:p>Dated</text:p>
          </table:table-cell>
          <table:table-cell table:style-name="ACE-9"/>
          <table:table-cell table:style-name="ACE-1" office:value-type="string">
            <text:p>Environment</text:p>
          </table:table-cell>
          <table:table-cell table:style-name="ACE-1" office:value-type="string">
            <text:p>Code</text:p>
          </table:table-cell>
          <table:table-cell table:style-name="ACE-3" office:value-type="string">
            <text:p><text:s text:c="2"/>Level <text:s/>(m LWD)</text:p>
          </table:table-cell>
          <table:table-cell table:number-columns-repeated="2" table:style-name="ACE-3"/>
          <table:table-cell table:style-name="ACE-15" office:value-type="string">
            <text:p>Error</text:p>
          </table:table-cell>
          <table:table-cell table:number-columns-repeated="242" table:style-name="ACE-5"/>
        </table:table-row>
        <table:table-row table:style-name="AROW-0">
          <table:table-cell table:number-columns-repeated="2" table:style-name="ACE-1"/>
          <table:table-cell table:style-name="ACE-7"/>
          <table:table-cell table:style-name="ACE-9" office:value-type="string">
            <text:p>(+/- Yrs)</text:p>
          </table:table-cell>
          <table:table-cell table:style-name="ACE-1"/>
          <table:table-cell table:style-name="ACE-12"/>
          <table:table-cell table:style-name="ACE-1"/>
          <table:table-cell table:style-name="ACE-9"/>
          <table:table-cell table:number-columns-repeated="2" table:style-name="ACE-1"/>
          <table:table-cell table:number-columns-repeated="2" table:style-name="ACE-17"/>
          <table:table-cell table:style-name="ACE-3"/>
          <table:table-cell table:style-name="ACE-15" office:value-type="string">
            <text:p>(+/- <text:s/>m)</text:p>
          </table:table-cell>
          <table:table-cell table:number-columns-repeated="242" table:style-name="ACE-5"/>
        </table:table-row>
        <table:table-row table:style-name="AROW-0">
          <table:table-cell table:style-name="ACE-1" office:value-type="string">
            <text:p>CEDUNA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number-columns-repeated="2" table:style-name="ACE-16"/>
          <table:table-cell table:style-name="ACE-3"/>
          <table:table-cell table:style-name="ACE-0"/>
          <table:table-cell table:number-columns-repeated="242" table:style-name="ACE-5"/>
        </table:table-row>
        <table:table-row table:style-name="AROW-0">
          <table:table-cell table:style-name="ACE-2" office:value-type="string">
            <text:p>5334RS12</text:p>
          </table:table-cell>
          <table:table-cell table:style-name="ACE-2" office:value-type="string">
            <text:p>CS-403</text:p>
          </table:table-cell>
          <table:table-cell table:style-name="ACE-8" office:value-type="float" office:value="5220">
            <text:p>5220</text:p>
          </table:table-cell>
          <table:table-cell table:style-name="ACE-10" office:value-type="float" office:value="135">
            <text:p>135</text:p>
          </table:table-cell>
          <table:table-cell table:style-name="ACE-2" office:value-type="string">
            <text:p>VC98B <text:s text:c="2"/>110-120</text:p>
          </table:table-cell>
          <table:table-cell table:style-name="ACE-6" office:value-type="string">
            <text:p>+0.3 to +0.17</text:p>
          </table:table-cell>
          <table:table-cell table:style-name="ACE-2" office:value-type="string">
            <text:p>Katelysia sp.</text:p>
          </table:table-cell>
          <table:table-cell table:style-name="ACE-10" office:value-type="float" office:value="0.90000000000000002">
            <text:p>0.9</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6]=&quot;&gt;&quot;;-1;0)" office:value-type="float" office:value="-1">
            <text:p>−1</text:p>
          </table:table-cell>
          <table:table-cell table:style-name="ACE-18" office:value-type="float" office:value="0.23499999999999999">
            <text:p>0.23</text:p>
          </table:table-cell>
          <table:table-cell table:style-name="ACE-0" office:value-type="float" office:value="0.065000000000000002">
            <text:p>0.07</text:p>
          </table:table-cell>
          <table:table-cell table:number-columns-repeated="242" table:style-name="ACE-5"/>
        </table:table-row>
        <table:table-row table:style-name="AROW-0">
          <table:table-cell table:style-name="ACE-2" office:value-type="string">
            <text:p>5334RS13</text:p>
          </table:table-cell>
          <table:table-cell table:style-name="ACE-2" office:value-type="string">
            <text:p>CS-404</text:p>
          </table:table-cell>
          <table:table-cell table:style-name="ACE-8" office:value-type="float" office:value="6360">
            <text:p>6360</text:p>
          </table:table-cell>
          <table:table-cell table:style-name="ACE-10" office:value-type="float" office:value="115">
            <text:p>115</text:p>
          </table:table-cell>
          <table:table-cell table:style-name="ACE-2" office:value-type="string">
            <text:p>VC98B <text:s/>252-262</text:p>
          </table:table-cell>
          <table:table-cell table:style-name="ACE-6" office:value-type="string">
            <text:p>-1.45 to -1.57</text:p>
          </table:table-cell>
          <table:table-cell table:style-name="ACE-2" office:value-type="string">
            <text:p>Katelysia sp.</text:p>
          </table:table-cell>
          <table:table-cell table:style-name="ACE-10" office:value-type="float" office:value="1.2">
            <text:p>1.2</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7]=&quot;&gt;&quot;;-1;0)" office:value-type="float" office:value="-1">
            <text:p>−1</text:p>
          </table:table-cell>
          <table:table-cell table:style-name="ACE-18" office:value-type="float" office:value="-1.51">
            <text:p>−1.51</text:p>
          </table:table-cell>
          <table:table-cell table:style-name="ACE-0" office:value-type="float" office:value="0.059999999999999998">
            <text:p>0.06</text:p>
          </table:table-cell>
          <table:table-cell table:number-columns-repeated="242" table:style-name="ACE-5"/>
        </table:table-row>
        <table:table-row table:style-name="AROW-0">
          <table:table-cell table:style-name="ACE-2" office:value-type="string">
            <text:p>5334RS25 </text:p>
          </table:table-cell>
          <table:table-cell table:style-name="ACE-2" office:value-type="string">
            <text:p>CS-405</text:p>
          </table:table-cell>
          <table:table-cell table:style-name="ACE-8" office:value-type="float" office:value="4890">
            <text:p>4890</text:p>
          </table:table-cell>
          <table:table-cell table:style-name="ACE-10" office:value-type="float" office:value="540">
            <text:p>540</text:p>
          </table:table-cell>
          <table:table-cell table:style-name="ACE-2" office:value-type="string">
            <text:p>VC103 <text:s text:c="2"/>206-216</text:p>
          </table:table-cell>
          <table:table-cell table:style-name="ACE-6" office:value-type="string">
            <text:p>-1.36 to -1.46</text:p>
          </table:table-cell>
          <table:table-cell table:style-name="ACE-2" office:value-type="string">
            <text:p>Katelysia scalarina</text:p>
          </table:table-cell>
          <table:table-cell table:style-name="ACE-10" office:value-type="float" office:value="1.5">
            <text:p>1.5</text:p>
          </table:table-cell>
          <table:table-cell table:style-name="ACE-2" office:value-type="string">
            <text:p>Subtidal lagoon</text:p>
          </table:table-cell>
          <table:table-cell table:style-name="ACE-2" office:value-type="string">
            <text:p>SB</text:p>
          </table:table-cell>
          <table:table-cell table:style-name="ACE-16" office:value-type="string">
            <text:p>&gt;</text:p>
          </table:table-cell>
          <table:table-cell table:style-name="ACE-16" table:formula="of:=IF([.K8]=&quot;&gt;&quot;;-1;0)" office:value-type="float" office:value="-1">
            <text:p>−1</text:p>
          </table:table-cell>
          <table:table-cell table:style-name="ACE-18" office:value-type="float" office:value="-1.4099999999999999">
            <text:p>−1.41</text:p>
          </table:table-cell>
          <table:table-cell table:style-name="ACE-0" office:value-type="float" office:value="0.050000000000000003">
            <text:p>0.05</text:p>
          </table:table-cell>
          <table:table-cell table:number-columns-repeated="242" table:style-name="ACE-5"/>
        </table:table-row>
        <table:table-row table:style-name="AROW-0">
          <table:table-cell table:style-name="ACE-2" office:value-type="string">
            <text:p>5633RS49</text:p>
          </table:table-cell>
          <table:table-cell table:style-name="ACE-2" office:value-type="string">
            <text:p>CS-411</text:p>
          </table:table-cell>
          <table:table-cell table:style-name="ACE-8" office:value-type="float" office:value="1360">
            <text:p>1360</text:p>
          </table:table-cell>
          <table:table-cell table:style-name="ACE-10" office:value-type="float" office:value="135">
            <text:p>135</text:p>
          </table:table-cell>
          <table:table-cell table:style-name="ACE-2" office:value-type="string">
            <text:p>VC110 <text:s text:c="2"/>127-128</text:p>
          </table:table-cell>
          <table:table-cell table:style-name="ACE-6" office:value-type="string">
            <text:p>+0.42</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 <text:s/>Flat</text:p>
          </table:table-cell>
          <table:table-cell table:style-name="ACE-2" office:value-type="string">
            <text:p>IF</text:p>
          </table:table-cell>
          <table:table-cell table:style-name="ACE-16"/>
          <table:table-cell table:style-name="ACE-16" table:formula="of:=IF([.K9]=&quot;&gt;&quot;;-1;0)" office:value-type="float" office:value="0">
            <text:p>0</text:p>
          </table:table-cell>
          <table:table-cell table:style-name="ACE-18" office:value-type="float" office:value="-0.17999999999999999">
            <text:p>−0.18</text:p>
          </table:table-cell>
          <table:table-cell table:style-name="ACE-0" office:value-type="float" office:value="0.40012498047485118">
            <text:p>0.40</text:p>
          </table:table-cell>
          <table:table-cell table:number-columns-repeated="242" table:style-name="ACE-5"/>
        </table:table-row>
        <table:table-row table:style-name="AROW-0">
          <table:table-cell table:style-name="ACE-2" office:value-type="string">
            <text:p>5633RS50</text:p>
          </table:table-cell>
          <table:table-cell table:style-name="ACE-2" office:value-type="string">
            <text:p>CS-453</text:p>
          </table:table-cell>
          <table:table-cell table:style-name="ACE-8" office:value-type="float" office:value="6300">
            <text:p>6300</text:p>
          </table:table-cell>
          <table:table-cell table:style-name="ACE-10" office:value-type="float" office:value="310">
            <text:p>310</text:p>
          </table:table-cell>
          <table:table-cell table:style-name="ACE-2" office:value-type="string">
            <text:p>VC110 <text:s/>414-424</text:p>
          </table:table-cell>
          <table:table-cell table:style-name="ACE-6" office:value-type="string">
            <text:p>-2.85 to -2.95</text:p>
          </table:table-cell>
          <table:table-cell table:style-name="ACE-2" office:value-type="string">
            <text:p>Posidonia fibre</text:p>
          </table:table-cell>
          <table:table-cell table:style-name="ACE-10" office:value-type="float" office:value="-14.1">
            <text:p>−14.1</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0]=&quot;&gt;&quot;;-1;0)" office:value-type="float" office:value="-1">
            <text:p>−1</text:p>
          </table:table-cell>
          <table:table-cell table:style-name="ACE-18" office:value-type="float" office:value="-3.1000000000000001">
            <text:p>−3.10</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5533RS152</text:p>
          </table:table-cell>
          <table:table-cell table:style-name="ACE-2" office:value-type="string">
            <text:p>CS-412</text:p>
          </table:table-cell>
          <table:table-cell table:style-name="ACE-8" office:value-type="float" office:value="4570">
            <text:p>4570</text:p>
          </table:table-cell>
          <table:table-cell table:style-name="ACE-10" office:value-type="float" office:value="115">
            <text:p>115</text:p>
          </table:table-cell>
          <table:table-cell table:style-name="ACE-2" office:value-type="string">
            <text:p>VC81 <text:s text:c="2"/>135-145</text:p>
          </table:table-cell>
          <table:table-cell table:style-name="ACE-6" office:value-type="string">
            <text:p>+0.47 to +0.37</text:p>
          </table:table-cell>
          <table:table-cell table:style-name="ACE-2" office:value-type="string">
            <text:p>Katelysia scalarina</text:p>
          </table:table-cell>
          <table:table-cell table:style-name="ACE-10" office:value-type="float" office:value="0.5">
            <text:p>0.5</text:p>
          </table:table-cell>
          <table:table-cell table:style-name="ACE-2" office:value-type="string">
            <text:p>Intertidal <text:s/>Flat</text:p>
          </table:table-cell>
          <table:table-cell table:style-name="ACE-2" office:value-type="string">
            <text:p>IF</text:p>
          </table:table-cell>
          <table:table-cell table:style-name="ACE-16"/>
          <table:table-cell table:style-name="ACE-16" table:formula="of:=IF([.K11]=&quot;&gt;&quot;;-1;0)" office:value-type="float" office:value="0">
            <text:p>0</text:p>
          </table:table-cell>
          <table:table-cell table:style-name="ACE-18" office:value-type="float" office:value="-0.17999999999999999">
            <text:p>−0.18</text:p>
          </table:table-cell>
          <table:table-cell table:style-name="ACE-0" office:value-type="float" office:value="0.40311288741492751">
            <text:p>0.40</text:p>
          </table:table-cell>
          <table:table-cell table:number-columns-repeated="242" table:style-name="ACE-5"/>
        </table:table-row>
        <table:table-row table:style-name="AROW-0">
          <table:table-cell table:style-name="ACE-2" office:value-type="string">
            <text:p>5533RS153</text:p>
          </table:table-cell>
          <table:table-cell table:style-name="ACE-2" office:value-type="string">
            <text:p>CS-450</text:p>
          </table:table-cell>
          <table:table-cell table:style-name="ACE-8" office:value-type="float" office:value="6490">
            <text:p>6490</text:p>
          </table:table-cell>
          <table:table-cell table:style-name="ACE-10" office:value-type="float" office:value="175">
            <text:p>175</text:p>
          </table:table-cell>
          <table:table-cell table:style-name="ACE-2" office:value-type="string">
            <text:p>VC81 <text:s text:c="2"/>182 - 188</text:p>
          </table:table-cell>
          <table:table-cell table:style-name="ACE-6" office:value-type="string">
            <text:p>-0.0 to -0.08</text:p>
          </table:table-cell>
          <table:table-cell table:style-name="ACE-2" office:value-type="string">
            <text:p>Comminuted shell</text:p>
          </table:table-cell>
          <table:table-cell table:style-name="ACE-10" office:value-type="float" office:value="0.90000000000000002">
            <text:p>0.9</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2]=&quot;&gt;&quot;;-1;0)" office:value-type="float" office:value="-1">
            <text:p>−1</text:p>
          </table:table-cell>
          <table:table-cell table:style-name="ACE-18" office:value-type="float" office:value="-0.23999999999999999">
            <text:p>−0.24</text:p>
          </table:table-cell>
          <table:table-cell table:style-name="ACE-0" office:value-type="float" office:value="0.1077032961426901">
            <text:p>0.11</text:p>
          </table:table-cell>
          <table:table-cell table:number-columns-repeated="242" table:style-name="ACE-5"/>
        </table:table-row>
        <table:table-row table:style-name="AROW-0">
          <table:table-cell table:style-name="ACE-2" office:value-type="string">
            <text:p>5533RS154</text:p>
          </table:table-cell>
          <table:table-cell table:style-name="ACE-2" office:value-type="string">
            <text:p>CS-452</text:p>
          </table:table-cell>
          <table:table-cell table:style-name="ACE-8" office:value-type="float" office:value="6860">
            <text:p>6860</text:p>
          </table:table-cell>
          <table:table-cell table:style-name="ACE-10" office:value-type="float" office:value="310">
            <text:p>310</text:p>
          </table:table-cell>
          <table:table-cell table:style-name="ACE-2" office:value-type="string">
            <text:p>VC81 <text:s/>488-496</text:p>
          </table:table-cell>
          <table:table-cell table:style-name="ACE-6" office:value-type="string">
            <text:p>-3.21 to -3.29</text:p>
          </table:table-cell>
          <table:table-cell table:style-name="ACE-2" office:value-type="string">
            <text:p>Posidonia fibre</text:p>
          </table:table-cell>
          <table:table-cell table:style-name="ACE-10" office:value-type="float" office:value="-15.300000000000001">
            <text:p>−15.3</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13]=&quot;&gt;&quot;;-1;0)" office:value-type="float" office:value="-1">
            <text:p>−1</text:p>
          </table:table-cell>
          <table:table-cell table:style-name="ACE-18" office:value-type="float" office:value="-3.4500000000000002">
            <text:p>−3.45</text:p>
          </table:table-cell>
          <table:table-cell table:style-name="ACE-0" office:value-type="float" office:value="0.1077032961426901">
            <text:p>0.11</text:p>
          </table:table-cell>
          <table:table-cell table:number-columns-repeated="242" table:style-name="ACE-5"/>
        </table:table-row>
        <table:table-row table:style-name="AROW-0">
          <table:table-cell table:style-name="ACE-2" office:value-type="string">
            <text:p>5533RS140</text:p>
          </table:table-cell>
          <table:table-cell table:style-name="ACE-2" office:value-type="string">
            <text:p>CS-451</text:p>
          </table:table-cell>
          <table:table-cell table:style-name="ACE-8" office:value-type="float" office:value="6770">
            <text:p>6770</text:p>
          </table:table-cell>
          <table:table-cell table:style-name="ACE-10" office:value-type="float" office:value="120">
            <text:p>120</text:p>
          </table:table-cell>
          <table:table-cell table:style-name="ACE-2" office:value-type="string">
            <text:p>VC78 <text:s/>480-488</text:p>
          </table:table-cell>
          <table:table-cell table:style-name="ACE-6" office:value-type="string">
            <text:p>-3.22 to -3.31</text:p>
          </table:table-cell>
          <table:table-cell table:style-name="ACE-2" office:value-type="string">
            <text:p>Posidonia fibre</text:p>
          </table:table-cell>
          <table:table-cell table:style-name="ACE-10" office:value-type="float" office:value="-14.5">
            <text:p>−14.5</text:p>
          </table:table-cell>
          <table:table-cell table:style-name="ACE-2" office:value-type="string">
            <text:p>Seagrass facies </text:p>
          </table:table-cell>
          <table:table-cell table:style-name="ACE-2" office:value-type="string">
            <text:p>SE</text:p>
          </table:table-cell>
          <table:table-cell table:style-name="ACE-16" office:value-type="string">
            <text:p>&gt;</text:p>
          </table:table-cell>
          <table:table-cell table:style-name="ACE-16" table:formula="of:=IF([.K14]=&quot;&gt;&quot;;-1;0)" office:value-type="float" office:value="-1">
            <text:p>−1</text:p>
          </table:table-cell>
          <table:table-cell table:style-name="ACE-18" office:value-type="float" office:value="-3.4649999999999999">
            <text:p>−3.46</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5533RS133</text:p>
          </table:table-cell>
          <table:table-cell table:style-name="ACE-2" office:value-type="string">
            <text:p>CS-408</text:p>
          </table:table-cell>
          <table:table-cell table:style-name="ACE-8" office:value-type="float" office:value="4540">
            <text:p>4540</text:p>
          </table:table-cell>
          <table:table-cell table:style-name="ACE-10" office:value-type="float" office:value="105">
            <text:p>105</text:p>
          </table:table-cell>
          <table:table-cell table:style-name="ACE-2" office:value-type="string">
            <text:p>VC77 <text:s text:c="2"/>176-180</text:p>
          </table:table-cell>
          <table:table-cell table:style-name="ACE-6" office:value-type="string">
            <text:p>-0.73 to -0.78</text:p>
          </table:table-cell>
          <table:table-cell table:style-name="ACE-2" office:value-type="string">
            <text:p>Ostrea angasi</text:p>
          </table:table-cell>
          <table:table-cell table:style-name="ACE-10" office:value-type="float" office:value="0.10000000000000001">
            <text:p>0.1</text:p>
          </table:table-cell>
          <table:table-cell table:style-name="ACE-2" office:value-type="string">
            <text:p>Subtidal </text:p>
          </table:table-cell>
          <table:table-cell table:style-name="ACE-2" office:value-type="string">
            <text:p>SB</text:p>
          </table:table-cell>
          <table:table-cell table:style-name="ACE-16" office:value-type="string">
            <text:p>&gt;</text:p>
          </table:table-cell>
          <table:table-cell table:style-name="ACE-16" table:formula="of:=IF([.K15]=&quot;&gt;&quot;;-1;0)" office:value-type="float" office:value="-1">
            <text:p>−1</text:p>
          </table:table-cell>
          <table:table-cell table:style-name="ACE-18" office:value-type="float" office:value="-0.27550000000000002">
            <text:p>−0.28</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533RS121</text:p>
          </table:table-cell>
          <table:table-cell table:style-name="ACE-2" office:value-type="string">
            <text:p>CS-407</text:p>
          </table:table-cell>
          <table:table-cell table:style-name="ACE-8" office:value-type="float" office:value="4770">
            <text:p>4770</text:p>
          </table:table-cell>
          <table:table-cell table:style-name="ACE-10" office:value-type="float" office:value="135">
            <text:p>135</text:p>
          </table:table-cell>
          <table:table-cell table:style-name="ACE-2" office:value-type="string">
            <text:p>VC64 <text:s text:c="3"/>338-348</text:p>
          </table:table-cell>
          <table:table-cell table:style-name="ACE-6" office:value-type="string">
            <text:p>-2.38 to -2.49</text:p>
          </table:table-cell>
          <table:table-cell table:style-name="ACE-2" office:value-type="string">
            <text:p>Fulvia tenuicostata</text:p>
          </table:table-cell>
          <table:table-cell table:style-name="ACE-10" office:value-type="float" office:value="0.02">
            <text:p>0.0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quot;&gt;&quot;;-1;0)" office:value-type="float" office:value="-1">
            <text:p>−1</text:p>
          </table:table-cell>
          <table:table-cell table:style-name="ACE-18" office:value-type="float" office:value="-2.6349999999999998">
            <text:p>−2.63</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533RS119</text:p>
          </table:table-cell>
          <table:table-cell table:style-name="ACE-2" office:value-type="string">
            <text:p>CS-457</text:p>
          </table:table-cell>
          <table:table-cell table:style-name="ACE-8" office:value-type="float" office:value="4840">
            <text:p>4840</text:p>
          </table:table-cell>
          <table:table-cell table:style-name="ACE-10" office:value-type="float" office:value="14">
            <text:p>14</text:p>
          </table:table-cell>
          <table:table-cell table:style-name="ACE-2" office:value-type="string">
            <text:p>VC87C <text:s text:c="3"/>0-3</text:p>
          </table:table-cell>
          <table:table-cell table:style-name="ACE-6" office:value-type="string">
            <text:p>+1.09 to +1.05</text:p>
          </table:table-cell>
          <table:table-cell table:style-name="ACE-2" office:value-type="string">
            <text:p>Peat</text:p>
          </table:table-cell>
          <table:table-cell table:style-name="ACE-10" office:value-type="float" office:value="-25.899999999999999">
            <text:p>−25.9</text:p>
          </table:table-cell>
          <table:table-cell table:style-name="ACE-2" office:value-type="string">
            <text:p>Mangrove facies</text:p>
          </table:table-cell>
          <table:table-cell table:style-name="ACE-2" office:value-type="string">
            <text:p>MA</text:p>
          </table:table-cell>
          <table:table-cell table:style-name="ACE-16"/>
          <table:table-cell table:style-name="ACE-16" table:formula="of:=IF([.K17]=&quot;&gt;&quot;;-1;0)" office:value-type="float" office:value="0">
            <text:p>0</text:p>
          </table:table-cell>
          <table:table-cell table:style-name="ACE-18" office:value-type="float" office:value="-0.33000000000000002">
            <text:p>−0.33</text:p>
          </table:table-cell>
          <table:table-cell table:style-name="ACE-0" office:value-type="float" office:value="0.40049968789001578">
            <text:p>0.40</text:p>
          </table:table-cell>
          <table:table-cell table:number-columns-repeated="242" table:style-name="ACE-5"/>
        </table:table-row>
        <table:table-row table:style-name="AROW-0">
          <table:table-cell table:style-name="ACE-2" office:value-type="string">
            <text:p>5633RS120</text:p>
          </table:table-cell>
          <table:table-cell table:style-name="ACE-2" office:value-type="string">
            <text:p>CS-458</text:p>
          </table:table-cell>
          <table:table-cell table:style-name="ACE-8" office:value-type="float" office:value="5380">
            <text:p>5380</text:p>
          </table:table-cell>
          <table:table-cell table:style-name="ACE-10" office:value-type="float" office:value="120">
            <text:p>120</text:p>
          </table:table-cell>
          <table:table-cell table:style-name="ACE-2" office:value-type="string">
            <text:p>VC87C <text:s text:c="2"/>23-25</text:p>
          </table:table-cell>
          <table:table-cell table:style-name="ACE-6" office:value-type="string">
            <text:p>+0.8 to +0.78</text:p>
          </table:table-cell>
          <table:table-cell table:style-name="ACE-2" office:value-type="string">
            <text:p>Peat</text:p>
          </table:table-cell>
          <table:table-cell table:style-name="ACE-10" office:value-type="float" office:value="-26.399999999999999">
            <text:p>−26.4</text:p>
          </table:table-cell>
          <table:table-cell table:style-name="ACE-2" office:value-type="string">
            <text:p>Mangrove facies</text:p>
          </table:table-cell>
          <table:table-cell table:style-name="ACE-2" office:value-type="string">
            <text:p>MA</text:p>
          </table:table-cell>
          <table:table-cell table:style-name="ACE-16"/>
          <table:table-cell table:style-name="ACE-16" table:formula="of:=IF([.K18]=&quot;&gt;&quot;;-1;0)" office:value-type="float" office:value="0">
            <text:p>0</text:p>
          </table:table-cell>
          <table:table-cell table:style-name="ACE-18" office:value-type="float" office:value="-0.60999999999999999">
            <text:p>−0.61</text:p>
          </table:table-cell>
          <table:table-cell table:style-name="ACE-0" office:value-type="float" office:value="0.40012498047485118">
            <text:p>0.40</text:p>
          </table:table-cell>
          <table:table-cell table:number-columns-repeated="242" table:style-name="ACE-5"/>
        </table:table-row>
        <table:table-row table:style-name="AROW-0">
          <table:table-cell table:style-name="ACE-2" office:value-type="string">
            <text:p>5633RS121</text:p>
          </table:table-cell>
          <table:table-cell table:style-name="ACE-2" office:value-type="string">
            <text:p>CS-459</text:p>
          </table:table-cell>
          <table:table-cell table:style-name="ACE-8" office:value-type="float" office:value="6100">
            <text:p>6100</text:p>
          </table:table-cell>
          <table:table-cell table:style-name="ACE-10" office:value-type="float" office:value="140">
            <text:p>140</text:p>
          </table:table-cell>
          <table:table-cell table:style-name="ACE-2" office:value-type="string">
            <text:p>VC87C <text:s text:c="2"/>86-90</text:p>
          </table:table-cell>
          <table:table-cell table:style-name="ACE-6" office:value-type="string">
            <text:p>0.0 to -0.05</text:p>
          </table:table-cell>
          <table:table-cell table:style-name="ACE-2" office:value-type="string">
            <text:p>Organics</text:p>
          </table:table-cell>
          <table:table-cell table:style-name="ACE-10" office:value-type="float" office:value="-25.600000000000001">
            <text:p>−25.6</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19]=&quot;&gt;&quot;;-1;0)" office:value-type="float" office:value="0">
            <text:p>0</text:p>
          </table:table-cell>
          <table:table-cell table:style-name="ACE-18" office:value-type="float" office:value="-0.625">
            <text:p>−0.63</text:p>
          </table:table-cell>
          <table:table-cell table:style-name="ACE-0" office:value-type="float" office:value="0.40078048854703496">
            <text:p>0.40</text:p>
          </table:table-cell>
          <table:table-cell table:number-columns-repeated="242" table:style-name="ACE-5"/>
        </table:table-row>
        <table:table-row table:style-name="AROW-0">
          <table:table-cell table:style-name="ACE-2" office:value-type="string">
            <text:p>5633RS81</text:p>
          </table:table-cell>
          <table:table-cell table:style-name="ACE-2" office:value-type="string">
            <text:p>CS-454</text:p>
          </table:table-cell>
          <table:table-cell table:style-name="ACE-8" office:value-type="float" office:value="3820">
            <text:p>3820</text:p>
          </table:table-cell>
          <table:table-cell table:style-name="ACE-10" office:value-type="float" office:value="90">
            <text:p>90</text:p>
          </table:table-cell>
          <table:table-cell table:style-name="ACE-2" office:value-type="string">
            <text:p>VC69 254-260</text:p>
          </table:table-cell>
          <table:table-cell table:style-name="ACE-6" office:value-type="string">
            <text:p>+0.98 to +0.02</text:p>
          </table:table-cell>
          <table:table-cell table:style-name="ACE-2" office:value-type="string">
            <text:p>Organics &amp; Seagrass</text:p>
          </table:table-cell>
          <table:table-cell table:style-name="ACE-10" office:value-type="float" office:value="-13.9">
            <text:p>−13.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quot;&gt;&quot;;-1;0)" office:value-type="float" office:value="-1">
            <text:p>−1</text:p>
          </table:table-cell>
          <table:table-cell table:style-name="ACE-18" office:value-type="float" office:value="0.5">
            <text:p>0.50</text:p>
          </table:table-cell>
          <table:table-cell table:style-name="ACE-0" office:value-type="float" office:value="0.49030602688525049">
            <text:p>0.49</text:p>
          </table:table-cell>
          <table:table-cell table:number-columns-repeated="242" table:style-name="ACE-5"/>
        </table:table-row>
        <table:table-row table:style-name="AROW-0">
          <table:table-cell table:style-name="ACE-2" office:value-type="string">
            <text:p>5633RS82</text:p>
          </table:table-cell>
          <table:table-cell table:style-name="ACE-2" office:value-type="string">
            <text:p>CS-455</text:p>
          </table:table-cell>
          <table:table-cell table:style-name="ACE-8" office:value-type="float" office:value="5690">
            <text:p>5690</text:p>
          </table:table-cell>
          <table:table-cell table:style-name="ACE-10" office:value-type="float" office:value="180">
            <text:p>180</text:p>
          </table:table-cell>
          <table:table-cell table:style-name="ACE-2" office:value-type="string">
            <text:p>VC69 474-480</text:p>
          </table:table-cell>
          <table:table-cell table:style-name="ACE-6" office:value-type="string">
            <text:p>-2.12 to -2.18</text:p>
          </table:table-cell>
          <table:table-cell table:style-name="ACE-2" office:value-type="string">
            <text:p>Posidonia</text:p>
          </table:table-cell>
          <table:table-cell table:style-name="ACE-10" office:value-type="float" office:value="-12.4">
            <text:p>−12.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21]=&quot;&gt;&quot;;-1;0)" office:value-type="float" office:value="-1">
            <text:p>−1</text:p>
          </table:table-cell>
          <table:table-cell table:style-name="ACE-18" office:value-type="float" office:value="-2.3500000000000001">
            <text:p>−2.35</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5633RS90</text:p>
          </table:table-cell>
          <table:table-cell table:style-name="ACE-2" office:value-type="string">
            <text:p>CS-414</text:p>
          </table:table-cell>
          <table:table-cell table:style-name="ACE-8" office:value-type="float" office:value="3430">
            <text:p>3430</text:p>
          </table:table-cell>
          <table:table-cell table:style-name="ACE-10" office:value-type="float" office:value="125">
            <text:p>125</text:p>
          </table:table-cell>
          <table:table-cell table:style-name="ACE-2" office:value-type="string">
            <text:p>VC70 <text:s/>120-130</text:p>
          </table:table-cell>
          <table:table-cell table:style-name="ACE-6" office:value-type="string">
            <text:p>-0.08 to -0.19</text:p>
          </table:table-cell>
          <table:table-cell table:style-name="ACE-2" office:value-type="string">
            <text:p>Katelysia scalarina</text:p>
          </table:table-cell>
          <table:table-cell table:style-name="ACE-10" office:value-type="float" office:value="0.40000000000000002">
            <text:p>0.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2]=&quot;&gt;&quot;;-1;0)" office:value-type="float" office:value="-1">
            <text:p>−1</text:p>
          </table:table-cell>
          <table:table-cell table:style-name="ACE-18" office:value-type="float" office:value="-0.13500000000000001">
            <text:p>−0.14</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633RS91</text:p>
          </table:table-cell>
          <table:table-cell table:style-name="ACE-2" office:value-type="string">
            <text:p>CS-415</text:p>
          </table:table-cell>
          <table:table-cell table:style-name="ACE-8" office:value-type="float" office:value="5170">
            <text:p>5170</text:p>
          </table:table-cell>
          <table:table-cell table:style-name="ACE-10" office:value-type="float" office:value="115">
            <text:p>115</text:p>
          </table:table-cell>
          <table:table-cell table:style-name="ACE-2" office:value-type="string">
            <text:p>VC70 <text:s/>470-480</text:p>
          </table:table-cell>
          <table:table-cell table:style-name="ACE-6" office:value-type="string">
            <text:p>-3.93 to -4.04</text:p>
          </table:table-cell>
          <table:table-cell table:style-name="ACE-2" office:value-type="string">
            <text:p>Brachiodontes rostratus</text:p>
          </table:table-cell>
          <table:table-cell table:style-name="ACE-10" office:value-type="float" office:value="0.80000000000000004">
            <text:p>0.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23]=&quot;&gt;&quot;;-1;0)" office:value-type="float" office:value="-1">
            <text:p>−1</text:p>
          </table:table-cell>
          <table:table-cell table:style-name="ACE-18" office:value-type="float" office:value="-4.1849999999999996">
            <text:p>−4.18</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5633RS98</text:p>
          </table:table-cell>
          <table:table-cell table:style-name="ACE-2" office:value-type="string">
            <text:p>CS-435</text:p>
          </table:table-cell>
          <table:table-cell table:style-name="ACE-8" office:value-type="float" office:value="1380">
            <text:p>1380</text:p>
          </table:table-cell>
          <table:table-cell table:style-name="ACE-10" office:value-type="float" office:value="95">
            <text:p>95</text:p>
          </table:table-cell>
          <table:table-cell table:style-name="ACE-2" office:value-type="string">
            <text:p>VC71 <text:s/>288-292</text:p>
          </table:table-cell>
          <table:table-cell table:style-name="ACE-6" office:value-type="string">
            <text:p>-3.21 to -3.26</text:p>
          </table:table-cell>
          <table:table-cell table:style-name="ACE-2" office:value-type="string">
            <text:p>Ostrea angasi</text:p>
          </table:table-cell>
          <table:table-cell table:style-name="ACE-10" office:value-type="float" office:value="1.3">
            <text:p>1.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quot;&gt;&quot;;-1;0)" office:value-type="float" office:value="-1">
            <text:p>−1</text:p>
          </table:table-cell>
          <table:table-cell table:style-name="ACE-18" office:value-type="float" office:value="-3.2349999999999999">
            <text:p>−3.23</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633RS99</text:p>
          </table:table-cell>
          <table:table-cell table:style-name="ACE-2" office:value-type="string">
            <text:p>CS-418</text:p>
          </table:table-cell>
          <table:table-cell table:style-name="ACE-8" office:value-type="float" office:value="2410">
            <text:p>2410</text:p>
          </table:table-cell>
          <table:table-cell table:style-name="ACE-10" office:value-type="float" office:value="95">
            <text:p>95</text:p>
          </table:table-cell>
          <table:table-cell table:style-name="ACE-2" office:value-type="string">
            <text:p>VC71 <text:s/>404-408</text:p>
          </table:table-cell>
          <table:table-cell table:style-name="ACE-6" office:value-type="string">
            <text:p>-4.63 to -4.68</text:p>
          </table:table-cell>
          <table:table-cell table:style-name="ACE-2" office:value-type="string">
            <text:p>Katelysia rhytiphora</text:p>
          </table:table-cell>
          <table:table-cell table:style-name="ACE-10" office:value-type="float" office:value="0.90000000000000002">
            <text:p>0.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quot;&gt;&quot;;-1;0)" office:value-type="float" office:value="-1">
            <text:p>−1</text:p>
          </table:table-cell>
          <table:table-cell table:style-name="ACE-18" office:value-type="float" office:value="-4.6550000000000002">
            <text:p>−4.66</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9</text:p>
          </table:table-cell>
          <table:table-cell table:style-name="ACE-8" office:value-type="float" office:value="1410">
            <text:p>1410</text:p>
          </table:table-cell>
          <table:table-cell table:style-name="ACE-10" office:value-type="float" office:value="85">
            <text:p>8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6]=&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8</text:p>
          </table:table-cell>
          <table:table-cell table:style-name="ACE-8" office:value-type="float" office:value="2850">
            <text:p>2850</text:p>
          </table:table-cell>
          <table:table-cell table:style-name="ACE-10" office:value-type="float" office:value="95">
            <text:p>9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7]=&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6</text:p>
          </table:table-cell>
          <table:table-cell table:style-name="ACE-8" office:value-type="float" office:value="3230">
            <text:p>3230</text:p>
          </table:table-cell>
          <table:table-cell table:style-name="ACE-10" office:value-type="float" office:value="95">
            <text:p>9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8]=&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05</text:p>
          </table:table-cell>
          <table:table-cell table:style-name="ACE-8" office:value-type="float" office:value="3320">
            <text:p>3320</text:p>
          </table:table-cell>
          <table:table-cell table:style-name="ACE-10" office:value-type="float" office:value="165">
            <text:p>165</text:p>
          </table:table-cell>
          <table:table-cell table:style-name="ACE-2" office:value-type="string">
            <text:p>Eyre Island</text:p>
          </table:table-cell>
          <table:table-cell table:style-name="ACE-6" office:value-type="string">
            <text:p>c. +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29]=&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30]=&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LINCOLN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31]=&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5334RS12</text:p>
          </table:table-cell>
          <table:table-cell table:style-name="ACE-2" office:value-type="string">
            <text:p>WK-728</text:p>
          </table:table-cell>
          <table:table-cell table:style-name="ACE-8" office:value-type="float" office:value="3030">
            <text:p>3030</text:p>
          </table:table-cell>
          <table:table-cell table:style-name="ACE-10" office:value-type="float" office:value="145">
            <text:p>145</text:p>
          </table:table-cell>
          <table:table-cell table:style-name="ACE-2" office:value-type="string">
            <text:p>VC171 <text:s/>165-170</text:p>
          </table:table-cell>
          <table:table-cell table:style-name="ACE-6" office:value-type="string">
            <text:p>-0.7 to -0.8</text:p>
          </table:table-cell>
          <table:table-cell table:style-name="ACE-2" office:value-type="string">
            <text:p>Katelysia rhytiphora</text:p>
          </table:table-cell>
          <table:table-cell table:style-name="ACE-10" office:value-type="float" office:value="1.5">
            <text:p>1.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2]=&quot;&gt;&quot;;-1;0)" office:value-type="float" office:value="-1">
            <text:p>−1</text:p>
          </table:table-cell>
          <table:table-cell table:style-name="ACE-18" office:value-type="float" office:value="-0.75">
            <text:p>−0.75</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5928RS101B</text:p>
          </table:table-cell>
          <table:table-cell table:style-name="ACE-2" office:value-type="string">
            <text:p>WK-729</text:p>
          </table:table-cell>
          <table:table-cell table:style-name="ACE-8" office:value-type="float" office:value="3050">
            <text:p>3050</text:p>
          </table:table-cell>
          <table:table-cell table:style-name="ACE-10" office:value-type="float" office:value="80">
            <text:p>80</text:p>
          </table:table-cell>
          <table:table-cell table:style-name="ACE-2" office:value-type="string">
            <text:p>VC 172 <text:s/>160 - 165</text:p>
          </table:table-cell>
          <table:table-cell table:style-name="ACE-6" office:value-type="string">
            <text:p>+ 0.9 to +0.85</text:p>
          </table:table-cell>
          <table:table-cell table:style-name="ACE-2" office:value-type="string">
            <text:p>Katelysia rhytiphora</text:p>
          </table:table-cell>
          <table:table-cell table:style-name="ACE-10" office:value-type="float" office:value="108">
            <text:p>108</text:p>
          </table:table-cell>
          <table:table-cell table:style-name="ACE-2" office:value-type="string">
            <text:p>Littoral </text:p>
          </table:table-cell>
          <table:table-cell table:style-name="ACE-2" office:value-type="string">
            <text:p>IF</text:p>
          </table:table-cell>
          <table:table-cell table:style-name="ACE-16"/>
          <table:table-cell table:style-name="ACE-16" table:formula="of:=IF([.K33]=&quot;&gt;&quot;;-1;0)" office:value-type="float" office:value="0">
            <text:p>0</text:p>
          </table:table-cell>
          <table:table-cell table:style-name="ACE-18" office:value-type="float" office:value="0.27500000000000002">
            <text:p>0.28</text:p>
          </table:table-cell>
          <table:table-cell table:style-name="ACE-0" office:value-type="float" office:value="0.40078048854703496">
            <text:p>0.40</text:p>
          </table:table-cell>
          <table:table-cell table:number-columns-repeated="242" table:style-name="ACE-5"/>
        </table:table-row>
        <table:table-row table:style-name="AROW-0">
          <table:table-cell table:style-name="ACE-2" office:value-type="string">
            <text:p>5928RS101C </text:p>
          </table:table-cell>
          <table:table-cell table:style-name="ACE-2" office:value-type="string">
            <text:p>WK-730</text:p>
          </table:table-cell>
          <table:table-cell table:style-name="ACE-8" office:value-type="float" office:value="5280">
            <text:p>5280</text:p>
          </table:table-cell>
          <table:table-cell table:style-name="ACE-10" office:value-type="float" office:value="95">
            <text:p>95</text:p>
          </table:table-cell>
          <table:table-cell table:style-name="ACE-2" office:value-type="string">
            <text:p>VC172 <text:s text:c="2"/>220-225</text:p>
          </table:table-cell>
          <table:table-cell table:style-name="ACE-6" office:value-type="string">
            <text:p>+0.26 to +0.20</text:p>
          </table:table-cell>
          <table:table-cell table:style-name="ACE-2" office:value-type="string">
            <text:p>Brachiodontes, Ostrea</text:p>
          </table:table-cell>
          <table:table-cell table:style-name="ACE-10" office:value-type="float" office:value="1.3999999999999999">
            <text:p>1.4</text:p>
          </table:table-cell>
          <table:table-cell table:style-name="ACE-2" office:value-type="string">
            <text:p>Subtidal </text:p>
          </table:table-cell>
          <table:table-cell table:style-name="ACE-2" office:value-type="string">
            <text:p>SB</text:p>
          </table:table-cell>
          <table:table-cell table:style-name="ACE-16" office:value-type="string">
            <text:p>&gt;</text:p>
          </table:table-cell>
          <table:table-cell table:style-name="ACE-16" table:formula="of:=IF([.K34]=&quot;&gt;&quot;;-1;0)" office:value-type="float" office:value="-1">
            <text:p>−1</text:p>
          </table:table-cell>
          <table:table-cell table:style-name="ACE-18" office:value-type="float" office:value="0.23000000000000001">
            <text:p>0.23</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5928RS120A</text:p>
          </table:table-cell>
          <table:table-cell table:style-name="ACE-2" office:value-type="string">
            <text:p>WK-732</text:p>
          </table:table-cell>
          <table:table-cell table:style-name="ACE-8" office:value-type="float" office:value="1310">
            <text:p>1310</text:p>
          </table:table-cell>
          <table:table-cell table:style-name="ACE-10" office:value-type="float" office:value="70">
            <text:p>70</text:p>
          </table:table-cell>
          <table:table-cell table:style-name="ACE-2" office:value-type="string">
            <text:p>VC 209 <text:s text:c="2"/>105-113</text:p>
          </table:table-cell>
          <table:table-cell table:style-name="ACE-6" office:value-type="string">
            <text:p>-1.4 to –1.6</text:p>
          </table:table-cell>
          <table:table-cell table:style-name="ACE-2" office:value-type="string">
            <text:p>K. scalarina</text:p>
          </table:table-cell>
          <table:table-cell table:style-name="ACE-10" office:value-type="float" office:value="1.8">
            <text:p>1.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5]=&quot;&gt;&quot;;-1;0)" office:value-type="float" office:value="-1">
            <text:p>−1</text:p>
          </table:table-cell>
          <table:table-cell table:style-name="ACE-18" office:value-type="float" office:value="-1.5">
            <text:p>−1.50</text:p>
          </table:table-cell>
          <table:table-cell table:style-name="ACE-0" office:value-type="float" office:value="0.14142135623730953">
            <text:p>0.14</text:p>
          </table:table-cell>
          <table:table-cell table:number-columns-repeated="242" table:style-name="ACE-5"/>
        </table:table-row>
        <table:table-row table:style-name="AROW-0">
          <table:table-cell table:style-name="ACE-2" office:value-type="string">
            <text:p>5928RS127A</text:p>
          </table:table-cell>
          <table:table-cell table:style-name="ACE-2" office:value-type="string">
            <text:p>WK-733</text:p>
          </table:table-cell>
          <table:table-cell table:style-name="ACE-8" office:value-type="float" office:value="5140">
            <text:p>5140</text:p>
          </table:table-cell>
          <table:table-cell table:style-name="ACE-10" office:value-type="float" office:value="95">
            <text:p>95</text:p>
          </table:table-cell>
          <table:table-cell table:style-name="ACE-2" office:value-type="string">
            <text:p>VC 216 <text:s/>170-185</text:p>
          </table:table-cell>
          <table:table-cell table:style-name="ACE-6" office:value-type="string">
            <text:p>+0.6 to +0.45</text:p>
          </table:table-cell>
          <table:table-cell table:style-name="ACE-2" office:value-type="string">
            <text:p>Katelysia <text:s/>sp</text:p>
          </table:table-cell>
          <table:table-cell table:style-name="ACE-10" office:value-type="float" office:value="1.2">
            <text:p>1.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36]=&quot;&gt;&quot;;-1;0)" office:value-type="float" office:value="-1">
            <text:p>−1</text:p>
          </table:table-cell>
          <table:table-cell table:style-name="ACE-18" office:value-type="float" office:value="0.52500000000000002">
            <text:p>0.53</text:p>
          </table:table-cell>
          <table:table-cell table:style-name="ACE-0" office:value-type="float" office:value="0.125">
            <text:p>0.13</text:p>
          </table:table-cell>
          <table:table-cell table:number-columns-repeated="242" table:style-name="ACE-5"/>
        </table:table-row>
        <table:table-row table:style-name="AROW-0">
          <table:table-cell table:style-name="ACE-2" office:value-type="string">
            <text:p>5928RS130A</text:p>
          </table:table-cell>
          <table:table-cell table:style-name="ACE-2" office:value-type="string">
            <text:p>WK-737</text:p>
          </table:table-cell>
          <table:table-cell table:style-name="ACE-8" office:value-type="float" office:value="3640">
            <text:p>3640</text:p>
          </table:table-cell>
          <table:table-cell table:style-name="ACE-10" office:value-type="float" office:value="70">
            <text:p>70</text:p>
          </table:table-cell>
          <table:table-cell table:style-name="ACE-2" office:value-type="string">
            <text:p>VC 226 0</text:p>
          </table:table-cell>
          <table:table-cell table:style-name="ACE-6" office:value-type="string">
            <text:p>+0.5</text:p>
          </table:table-cell>
          <table:table-cell table:style-name="ACE-2" office:value-type="string">
            <text:p>Katelysia rhytiphora</text:p>
          </table:table-cell>
          <table:table-cell table:style-name="ACE-10" office:value-type="float" office:value="1.6000000000000001">
            <text:p>1.6</text:p>
          </table:table-cell>
          <table:table-cell table:style-name="ACE-2" office:value-type="string">
            <text:p>Intertidal (Reworked)</text:p>
          </table:table-cell>
          <table:table-cell table:style-name="ACE-2" office:value-type="string">
            <text:p>IF</text:p>
          </table:table-cell>
          <table:table-cell table:style-name="ACE-16"/>
          <table:table-cell table:style-name="ACE-16" table:formula="of:=IF([.K37]=&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5929RS135A</text:p>
          </table:table-cell>
          <table:table-cell table:style-name="ACE-2" office:value-type="string">
            <text:p>WK-738</text:p>
          </table:table-cell>
          <table:table-cell table:style-name="ACE-8" office:value-type="float" office:value="2190">
            <text:p>2190</text:p>
          </table:table-cell>
          <table:table-cell table:style-name="ACE-10" office:value-type="float" office:value="70">
            <text:p>70</text:p>
          </table:table-cell>
          <table:table-cell table:style-name="ACE-2" office:value-type="string">
            <text:p>S 230A 30</text:p>
          </table:table-cell>
          <table:table-cell table:style-name="ACE-6" office:value-type="string">
            <text:p>+1.5</text:p>
          </table:table-cell>
          <table:table-cell table:style-name="ACE-2" office:value-type="string">
            <text:p>Katelysia sp.</text:p>
          </table:table-cell>
          <table:table-cell table:style-name="ACE-10" office:value-type="float" office:value="2.1000000000000001">
            <text:p>2.1</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38]=&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5929RS136</text:p>
          </table:table-cell>
          <table:table-cell table:style-name="ACE-2" office:value-type="string">
            <text:p>WK-739</text:p>
          </table:table-cell>
          <table:table-cell table:style-name="ACE-8" office:value-type="float" office:value="2390">
            <text:p>2390</text:p>
          </table:table-cell>
          <table:table-cell table:style-name="ACE-10" office:value-type="float" office:value="70">
            <text:p>70</text:p>
          </table:table-cell>
          <table:table-cell table:style-name="ACE-2" office:value-type="string">
            <text:p>S 231</text:p>
          </table:table-cell>
          <table:table-cell table:style-name="ACE-6" office:value-type="string">
            <text:p>+1.5</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39]=&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8</text:p>
          </table:table-cell>
          <table:table-cell table:style-name="ACE-8" office:value-type="float" office:value="3700">
            <text:p>3700</text:p>
          </table:table-cell>
          <table:table-cell table:style-name="ACE-10" office:value-type="float" office:value="195">
            <text:p>195</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0]=&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7</text:p>
          </table:table-cell>
          <table:table-cell table:style-name="ACE-8" office:value-type="float" office:value="2550">
            <text:p>2550</text:p>
          </table:table-cell>
          <table:table-cell table:style-name="ACE-10" office:value-type="float" office:value="70">
            <text:p>70</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1]=&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7</text:p>
          </table:table-cell>
          <table:table-cell table:style-name="ACE-8" office:value-type="float" office:value="2690">
            <text:p>2690</text:p>
          </table:table-cell>
          <table:table-cell table:style-name="ACE-10" office:value-type="float" office:value="85">
            <text:p>85</text:p>
          </table:table-cell>
          <table:table-cell table:style-name="ACE-2" office:value-type="string">
            <text:p>Coffin Bay 2089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2]=&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29</text:p>
          </table:table-cell>
          <table:table-cell table:style-name="ACE-8" office:value-type="float" office:value="2550">
            <text:p>2550</text:p>
          </table:table-cell>
          <table:table-cell table:style-name="ACE-10" office:value-type="float" office:value="70">
            <text:p>70</text:p>
          </table:table-cell>
          <table:table-cell table:style-name="ACE-2" office:value-type="string">
            <text:p>Coffin Bay 2114 km</text:p>
          </table:table-cell>
          <table:table-cell table:style-name="ACE-6" office:value-type="string">
            <text:p>c. <text:s/>+1</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3]=&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0</text:p>
          </table:table-cell>
          <table:table-cell table:style-name="ACE-8" office:value-type="float" office:value="3940">
            <text:p>3940</text:p>
          </table:table-cell>
          <table:table-cell table:style-name="ACE-10" office:value-type="float" office:value="70">
            <text:p>70</text:p>
          </table:table-cell>
          <table:table-cell table:style-name="ACE-2" office:value-type="string">
            <text:p>Coffin Bay 2114 km</text:p>
          </table:table-cell>
          <table:table-cell table:style-name="ACE-6" office:value-type="string">
            <text:p>c. <text:s/>+2</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4]=&quot;&gt;&quot;;-1;0)" office:value-type="float" office:value="0">
            <text:p>0</text:p>
          </table:table-cell>
          <table:table-cell table:style-name="ACE-18" office:value-type="float" office:value="1.3999999999999999">
            <text:p>1.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8</text:p>
          </table:table-cell>
          <table:table-cell table:style-name="ACE-8" office:value-type="float" office:value="3200">
            <text:p>3200</text:p>
          </table:table-cell>
          <table:table-cell table:style-name="ACE-10" office:value-type="float" office:value="85">
            <text:p>85</text:p>
          </table:table-cell>
          <table:table-cell table:style-name="ACE-2" office:value-type="string">
            <text:p>Coffin Bay 2114 km</text:p>
          </table:table-cell>
          <table:table-cell table:style-name="ACE-6" office:value-type="string">
            <text:p>c. <text:s/>+2</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5]=&quot;&gt;&quot;;-1;0)" office:value-type="float" office:value="0">
            <text:p>0</text:p>
          </table:table-cell>
          <table:table-cell table:style-name="ACE-18" office:value-type="float" office:value="1.3999999999999999">
            <text:p>1.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7</text:p>
          </table:table-cell>
          <table:table-cell table:style-name="ACE-8" office:value-type="float" office:value="2790">
            <text:p>2790</text:p>
          </table:table-cell>
          <table:table-cell table:style-name="ACE-10" office:value-type="float" office:value="85">
            <text:p>85</text:p>
          </table:table-cell>
          <table:table-cell table:style-name="ACE-2" office:value-type="string">
            <text:p>Coffin Bay 2133 km</text:p>
          </table:table-cell>
          <table:table-cell table:style-name="ACE-6" office:value-type="string">
            <text:p>+0.7</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6]=&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2</text:p>
          </table:table-cell>
          <table:table-cell table:style-name="ACE-8" office:value-type="float" office:value="2090">
            <text:p>2090</text:p>
          </table:table-cell>
          <table:table-cell table:style-name="ACE-10" office:value-type="float" office:value="70">
            <text:p>70</text:p>
          </table:table-cell>
          <table:table-cell table:style-name="ACE-2" office:value-type="string">
            <text:p>Coffin Bay 2133 km</text:p>
          </table:table-cell>
          <table:table-cell table:style-name="ACE-6" office:value-type="string">
            <text:p>c. +0.5</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7]=&quot;&gt;&quot;;-1;0)" office:value-type="float" office:value="0">
            <text:p>0</text:p>
          </table:table-cell>
          <table:table-cell table:style-name="ACE-18" office:value-type="float" office:value="-0.10000000000000001">
            <text:p>−0.1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30</text:p>
          </table:table-cell>
          <table:table-cell table:style-name="ACE-8" office:value-type="float" office:value="6340">
            <text:p>6340</text:p>
          </table:table-cell>
          <table:table-cell table:style-name="ACE-10" office:value-type="float" office:value="95">
            <text:p>95</text:p>
          </table:table-cell>
          <table:table-cell table:style-name="ACE-2" office:value-type="string">
            <text:p>Coffin Bay 2172 km</text:p>
          </table:table-cell>
          <table:table-cell table:style-name="ACE-6" office:value-type="string">
            <text:p>+1.5</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8]=&quot;&gt;&quot;;-1;0)" office:value-type="float" office:value="0">
            <text:p>0</text:p>
          </table:table-cell>
          <table:table-cell table:style-name="ACE-18" office:value-type="float" office:value="0.90000000000000002">
            <text:p>0.9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4</text:p>
          </table:table-cell>
          <table:table-cell table:style-name="ACE-8" office:value-type="float" office:value="4600">
            <text:p>4600</text:p>
          </table:table-cell>
          <table:table-cell table:style-name="ACE-10" office:value-type="float" office:value="85">
            <text:p>85</text:p>
          </table:table-cell>
          <table:table-cell table:style-name="ACE-2" office:value-type="string">
            <text:p>Coffin Bay 2172 km</text:p>
          </table:table-cell>
          <table:table-cell table:style-name="ACE-6" office:value-type="string">
            <text:p>+1.3</text:p>
          </table:table-cell>
          <table:table-cell table:style-name="ACE-2" office:value-type="string">
            <text:p>Shell</text:p>
          </table:table-cell>
          <table:table-cell table:style-name="ACE-10"/>
          <table:table-cell table:style-name="ACE-2" office:value-type="string">
            <text:p>Intertidal</text:p>
          </table:table-cell>
          <table:table-cell table:style-name="ACE-2" office:value-type="string">
            <text:p>IF</text:p>
          </table:table-cell>
          <table:table-cell table:style-name="ACE-16"/>
          <table:table-cell table:style-name="ACE-16" table:formula="of:=IF([.K49]=&quot;&gt;&quot;;-1;0)" office:value-type="float" office:value="0">
            <text:p>0</text:p>
          </table:table-cell>
          <table:table-cell table:style-name="ACE-18" office:value-type="float" office:value="0.69999999999999996">
            <text:p>0.7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028RS132B</text:p>
          </table:table-cell>
          <table:table-cell table:style-name="ACE-2" office:value-type="string">
            <text:p>WK-751</text:p>
          </table:table-cell>
          <table:table-cell table:style-name="ACE-8" office:value-type="float" office:value="2860">
            <text:p>2860</text:p>
          </table:table-cell>
          <table:table-cell table:style-name="ACE-10" office:value-type="float" office:value="70">
            <text:p>70</text:p>
          </table:table-cell>
          <table:table-cell table:style-name="ACE-2" office:value-type="string">
            <text:p>VC 193 <text:s/>80cm</text:p>
          </table:table-cell>
          <table:table-cell table:style-name="ACE-6" office:value-type="string">
            <text:p>+1</text:p>
          </table:table-cell>
          <table:table-cell table:style-name="ACE-2" office:value-type="string">
            <text:p>Stromatolite </text:p>
          </table:table-cell>
          <table:table-cell table:style-name="ACE-10" office:value-type="float" office:value="3.3999999999999999">
            <text:p>3.4</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50]=&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028RS137A</text:p>
          </table:table-cell>
          <table:table-cell table:style-name="ACE-2" office:value-type="string">
            <text:p>WK-753</text:p>
          </table:table-cell>
          <table:table-cell table:style-name="ACE-8" office:value-type="float" office:value="4790">
            <text:p>4790</text:p>
          </table:table-cell>
          <table:table-cell table:style-name="ACE-10" office:value-type="float" office:value="70">
            <text:p>70</text:p>
          </table:table-cell>
          <table:table-cell table:style-name="ACE-2" office:value-type="string">
            <text:p>S198 A 70cm</text:p>
          </table:table-cell>
          <table:table-cell table:style-name="ACE-6" office:value-type="string">
            <text:p>c.+1.0</text:p>
          </table:table-cell>
          <table:table-cell table:style-name="ACE-2" office:value-type="string">
            <text:p>Katelysia sp.</text:p>
          </table:table-cell>
          <table:table-cell table:style-name="ACE-10" office:value-type="float" office:value="3.2999999999999998">
            <text:p>3.3</text:p>
          </table:table-cell>
          <table:table-cell table:style-name="ACE-2" office:value-type="string">
            <text:p>Intertidal Flat</text:p>
          </table:table-cell>
          <table:table-cell table:style-name="ACE-2" office:value-type="string">
            <text:p>IF</text:p>
          </table:table-cell>
          <table:table-cell table:style-name="ACE-16"/>
          <table:table-cell table:style-name="ACE-16" table:formula="of:=IF([.K51]=&quot;&gt;&quot;;-1;0)" office:value-type="float" office:value="0">
            <text:p>0</text:p>
          </table:table-cell>
          <table:table-cell table:style-name="ACE-18" office:value-type="float" office:value="0.40000000000000002">
            <text:p>0.4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 531</text:p>
          </table:table-cell>
          <table:table-cell table:style-name="ACE-8" office:value-type="float" office:value="3520">
            <text:p>3520</text:p>
          </table:table-cell>
          <table:table-cell table:style-name="ACE-10" office:value-type="float" office:value="85">
            <text:p>85</text:p>
          </table:table-cell>
          <table:table-cell table:style-name="ACE-2" office:value-type="string">
            <text:p>Tulka 1856 km</text:p>
          </table:table-cell>
          <table:table-cell table:style-name="ACE-6" office:value-type="string">
            <text:p>+1.3</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2]=&quot;&gt;&quot;;-1;0)" office:value-type="float" office:value="0">
            <text:p>0</text:p>
          </table:table-cell>
          <table:table-cell table:style-name="ACE-18" office:value-type="float" office:value="0.69999999999999996">
            <text:p>0.7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7</text:p>
          </table:table-cell>
          <table:table-cell table:style-name="ACE-8" office:value-type="float" office:value="2910">
            <text:p>2910</text:p>
          </table:table-cell>
          <table:table-cell table:style-name="ACE-10" office:value-type="float" office:value="70">
            <text:p>70</text:p>
          </table:table-cell>
          <table:table-cell table:style-name="ACE-2" office:value-type="string">
            <text:p>Tulka 1856 km</text:p>
          </table:table-cell>
          <table:table-cell table:style-name="ACE-6" office:value-type="string">
            <text:p>+1.6</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3]=&quot;&gt;&quot;;-1;0)" office:value-type="float" office:value="0">
            <text:p>0</text:p>
          </table:table-cell>
          <table:table-cell table:style-name="ACE-18" office:value-type="float" office:value="1">
            <text:p>1.0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WK-836</text:p>
          </table:table-cell>
          <table:table-cell table:style-name="ACE-8" office:value-type="float" office:value="2430">
            <text:p>2430</text:p>
          </table:table-cell>
          <table:table-cell table:style-name="ACE-10" office:value-type="float" office:value="70">
            <text:p>70</text:p>
          </table:table-cell>
          <table:table-cell table:style-name="ACE-2" office:value-type="string">
            <text:p>Tulka 1856 km</text:p>
          </table:table-cell>
          <table:table-cell table:style-name="ACE-6" office:value-type="string">
            <text:p>+1.2</text:p>
          </table:table-cell>
          <table:table-cell table:style-name="ACE-2" office:value-type="string">
            <text:p>Shells</text:p>
          </table:table-cell>
          <table:table-cell table:style-name="ACE-10"/>
          <table:table-cell table:style-name="ACE-2" office:value-type="string">
            <text:p>Intertidal Flat</text:p>
          </table:table-cell>
          <table:table-cell table:style-name="ACE-2" office:value-type="string">
            <text:p>IF</text:p>
          </table:table-cell>
          <table:table-cell table:style-name="ACE-16"/>
          <table:table-cell table:style-name="ACE-16" table:formula="of:=IF([.K54]=&quot;&gt;&quot;;-1;0)" office:value-type="float" office:value="0">
            <text:p>0</text:p>
          </table:table-cell>
          <table:table-cell table:style-name="ACE-18" office:value-type="float" office:value="0.59999999999999998">
            <text:p>0.60</text:p>
          </table:table-cell>
          <table:table-cell table:style-name="ACE-0" office:value-type="float" office:value="0.40000000000000002">
            <text:p>0.40</text:p>
          </table:table-cell>
          <table:table-cell table:number-columns-repeated="242" table:style-name="ACE-5"/>
        </table:table-row>
        <table:table-row table:style-name="AROW-0">
          <table:table-cell table:style-name="ACE-2" office:value-type="string">
            <text:p>6129RS157A</text:p>
          </table:table-cell>
          <table:table-cell table:style-name="ACE-2" office:value-type="string">
            <text:p>WK-770</text:p>
          </table:table-cell>
          <table:table-cell table:style-name="ACE-8" office:value-type="float" office:value="4090">
            <text:p>4090</text:p>
          </table:table-cell>
          <table:table-cell table:style-name="ACE-10" office:value-type="float" office:value="80">
            <text:p>80</text:p>
          </table:table-cell>
          <table:table-cell table:style-name="ACE-6" office:value-type="string">
            <text:p>VC 219 <text:s/>54-61</text:p>
          </table:table-cell>
          <table:table-cell table:style-name="ACE-6" office:value-type="string">
            <text:p>+1.43 to +1.35</text:p>
          </table:table-cell>
          <table:table-cell table:style-name="ACE-2" office:value-type="string">
            <text:p>Organics</text:p>
          </table:table-cell>
          <table:table-cell table:style-name="ACE-10" office:value-type="float" office:value="-13.699999999999999">
            <text:p>−13.7</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55]=&quot;&gt;&quot;;-1;0)" office:value-type="float" office:value="0">
            <text:p>0</text:p>
          </table:table-cell>
          <table:table-cell table:style-name="ACE-18" office:value-type="float" office:value="0.79000000000000004">
            <text:p>0.79</text:p>
          </table:table-cell>
          <table:table-cell table:style-name="ACE-0" office:value-type="float" office:value="0.40199502484483562">
            <text:p>0.40</text:p>
          </table:table-cell>
          <table:table-cell table:number-columns-repeated="242" table:style-name="ACE-5"/>
        </table:table-row>
        <table:table-row table:style-name="AROW-0">
          <table:table-cell table:style-name="ACE-2" office:value-type="string">
            <text:p>6129RS157B</text:p>
          </table:table-cell>
          <table:table-cell table:style-name="ACE-2" office:value-type="string">
            <text:p>WK-771A</text:p>
          </table:table-cell>
          <table:table-cell table:style-name="ACE-8" office:value-type="float" office:value="4640">
            <text:p>4640</text:p>
          </table:table-cell>
          <table:table-cell table:style-name="ACE-10" office:value-type="float" office:value="170">
            <text:p>170</text:p>
          </table:table-cell>
          <table:table-cell table:style-name="ACE-11" office:value-type="string">
            <text:p>128-138</text:p>
          </table:table-cell>
          <table:table-cell table:style-name="ACE-6" office:value-type="string">
            <text:p>+0.64 to +0.54</text:p>
          </table:table-cell>
          <table:table-cell table:style-name="ACE-2" office:value-type="string">
            <text:p>Organic fraction</text:p>
          </table:table-cell>
          <table:table-cell table:style-name="ACE-10" office:value-type="float" office:value="-6.4000000000000004">
            <text:p>−6.4</text:p>
          </table:table-cell>
          <table:table-cell table:style-name="ACE-2" office:value-type="string">
            <text:p>Seagrass </text:p>
          </table:table-cell>
          <table:table-cell table:style-name="ACE-2" office:value-type="string">
            <text:p>SE</text:p>
          </table:table-cell>
          <table:table-cell table:style-name="ACE-16" office:value-type="string">
            <text:p>&gt;</text:p>
          </table:table-cell>
          <table:table-cell table:style-name="ACE-16" table:formula="of:=IF([.K56]=&quot;&gt;&quot;;-1;0)" office:value-type="float" office:value="-1">
            <text:p>−1</text:p>
          </table:table-cell>
          <table:table-cell table:style-name="ACE-18" office:value-type="float" office:value="0.39000000000000001">
            <text:p>0.3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129RS157B</text:p>
          </table:table-cell>
          <table:table-cell table:style-name="ACE-2" office:value-type="string">
            <text:p>WK-771B</text:p>
          </table:table-cell>
          <table:table-cell table:style-name="ACE-8" office:value-type="float" office:value="4490">
            <text:p>4490</text:p>
          </table:table-cell>
          <table:table-cell table:style-name="ACE-10" office:value-type="float" office:value="80">
            <text:p>80</text:p>
          </table:table-cell>
          <table:table-cell table:style-name="ACE-11" office:value-type="string">
            <text:p>128-138</text:p>
          </table:table-cell>
          <table:table-cell table:style-name="ACE-6" office:value-type="string">
            <text:p>+0.64 to +0.54</text:p>
          </table:table-cell>
          <table:table-cell table:style-name="ACE-2" office:value-type="string">
            <text:p>Carbonate fraction</text:p>
          </table:table-cell>
          <table:table-cell table:style-name="ACE-10" office:value-type="float" office:value="3.7999999999999998">
            <text:p>3.8</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57]=&quot;&gt;&quot;;-1;0)" office:value-type="float" office:value="-1">
            <text:p>−1</text:p>
          </table:table-cell>
          <table:table-cell table:style-name="ACE-18" office:value-type="float" office:value="0.39000000000000001">
            <text:p>0.3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129RS157C</text:p>
          </table:table-cell>
          <table:table-cell table:style-name="ACE-2" office:value-type="string">
            <text:p>WK-772</text:p>
          </table:table-cell>
          <table:table-cell table:style-name="ACE-8" office:value-type="float" office:value="6410">
            <text:p>6410</text:p>
          </table:table-cell>
          <table:table-cell table:style-name="ACE-10" office:value-type="float" office:value="70">
            <text:p>70</text:p>
          </table:table-cell>
          <table:table-cell table:style-name="ACE-11" office:value-type="string">
            <text:p>203-210</text:p>
          </table:table-cell>
          <table:table-cell table:style-name="ACE-6" office:value-type="string">
            <text:p>-0.15 to –0.22</text:p>
          </table:table-cell>
          <table:table-cell table:style-name="ACE-2" office:value-type="string">
            <text:p>Posidonia</text:p>
          </table:table-cell>
          <table:table-cell table:style-name="ACE-10" office:value-type="float" office:value="-13.1">
            <text:p>−13.1</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58]=&quot;&gt;&quot;;-1;0)" office:value-type="float" office:value="-1">
            <text:p>−1</text:p>
          </table:table-cell>
          <table:table-cell table:style-name="ACE-18" office:value-type="float" office:value="-0.38500000000000001">
            <text:p>−0.39</text:p>
          </table:table-cell>
          <table:table-cell table:style-name="ACE-0" office:value-type="float" office:value="0.10594810050208546">
            <text:p>0.11</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59]=&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FRANKLIN HARBOUR</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60]=&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230RS388A</text:p>
          </table:table-cell>
          <table:table-cell table:style-name="ACE-2" office:value-type="string">
            <text:p>WK-754</text:p>
          </table:table-cell>
          <table:table-cell table:style-name="ACE-8" office:value-type="float" office:value="1780">
            <text:p>1780</text:p>
          </table:table-cell>
          <table:table-cell table:style-name="ACE-10" office:value-type="float" office:value="70">
            <text:p>70</text:p>
          </table:table-cell>
          <table:table-cell table:style-name="ACE-2" office:value-type="string">
            <text:p>VC 199 <text:s/>155-160</text:p>
          </table:table-cell>
          <table:table-cell table:style-name="ACE-6" office:value-type="string">
            <text:p>-1.28 to -1.34</text:p>
          </table:table-cell>
          <table:table-cell table:style-name="ACE-2" office:value-type="string">
            <text:p>Katelysia rhytiphora</text:p>
          </table:table-cell>
          <table:table-cell table:style-name="ACE-10" office:value-type="float" office:value="2.6000000000000001">
            <text:p>2.6</text:p>
          </table:table-cell>
          <table:table-cell table:style-name="ACE-2" office:value-type="string">
            <text:p>Seagrass </text:p>
          </table:table-cell>
          <table:table-cell table:style-name="ACE-2" office:value-type="string">
            <text:p>SE</text:p>
          </table:table-cell>
          <table:table-cell table:style-name="ACE-16" office:value-type="string">
            <text:p>&gt;</text:p>
          </table:table-cell>
          <table:table-cell table:style-name="ACE-16" table:formula="of:=IF([.K61]=&quot;&gt;&quot;;-1;0)" office:value-type="float" office:value="-1">
            <text:p>−1</text:p>
          </table:table-cell>
          <table:table-cell table:style-name="ACE-18" office:value-type="float" office:value="-1.51">
            <text:p>−1.51</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230RS388B</text:p>
          </table:table-cell>
          <table:table-cell table:style-name="ACE-2" office:value-type="string">
            <text:p>WK-618</text:p>
          </table:table-cell>
          <table:table-cell table:style-name="ACE-8" office:value-type="float" office:value="2380">
            <text:p>2380</text:p>
          </table:table-cell>
          <table:table-cell table:style-name="ACE-10" office:value-type="float" office:value="110">
            <text:p>110</text:p>
          </table:table-cell>
          <table:table-cell table:style-name="ACE-2" office:value-type="string">
            <text:p>VC 199 <text:s/>160-174</text:p>
          </table:table-cell>
          <table:table-cell table:style-name="ACE-6" office:value-type="string">
            <text:p>-1.34 to -1.52</text:p>
          </table:table-cell>
          <table:table-cell table:style-name="ACE-2" office:value-type="string">
            <text:p>Posidonia fibre</text:p>
          </table:table-cell>
          <table:table-cell table:style-name="ACE-10" office:value-type="float" office:value="-9.1999999999999993">
            <text:p>−9.2</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62]=&quot;&gt;&quot;;-1;0)" office:value-type="float" office:value="-1">
            <text:p>−1</text:p>
          </table:table-cell>
          <table:table-cell table:style-name="ACE-18" office:value-type="float" office:value="-1.6299999999999999">
            <text:p>−1.63</text:p>
          </table:table-cell>
          <table:table-cell table:style-name="ACE-0" office:value-type="float" office:value="0.13453624047073712">
            <text:p>0.13</text:p>
          </table:table-cell>
          <table:table-cell table:number-columns-repeated="242" table:style-name="ACE-5"/>
        </table:table-row>
        <table:table-row table:style-name="AROW-0">
          <table:table-cell table:style-name="ACE-2" office:value-type="string">
            <text:p>6230RS389A</text:p>
          </table:table-cell>
          <table:table-cell table:style-name="ACE-2" office:value-type="string">
            <text:p>WK-756</text:p>
          </table:table-cell>
          <table:table-cell table:style-name="ACE-8" office:value-type="float" office:value="3050">
            <text:p>3050</text:p>
          </table:table-cell>
          <table:table-cell table:style-name="ACE-10" office:value-type="float" office:value="85">
            <text:p>85</text:p>
          </table:table-cell>
          <table:table-cell table:style-name="ACE-2" office:value-type="string">
            <text:p>VC 200 <text:s text:c="2"/>74-84</text:p>
          </table:table-cell>
          <table:table-cell table:style-name="ACE-6" office:value-type="string">
            <text:p>+0.1 to 0</text:p>
          </table:table-cell>
          <table:table-cell table:style-name="ACE-2" office:value-type="string">
            <text:p>Katelysia scalarina</text:p>
          </table:table-cell>
          <table:table-cell table:style-name="ACE-10" office:value-type="float" office:value="2.7000000000000002">
            <text:p>2.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3]=&quot;&gt;&quot;;-1;0)" office:value-type="float" office:value="-1">
            <text:p>−1</text:p>
          </table:table-cell>
          <table:table-cell table:style-name="ACE-18" office:value-type="float" office:value="0.050000000000000003">
            <text:p>0.0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230RS390A</text:p>
          </table:table-cell>
          <table:table-cell table:style-name="ACE-2" office:value-type="string">
            <text:p>WK-757</text:p>
          </table:table-cell>
          <table:table-cell table:style-name="ACE-8" office:value-type="float" office:value="3870">
            <text:p>3870</text:p>
          </table:table-cell>
          <table:table-cell table:style-name="ACE-10" office:value-type="float" office:value="90">
            <text:p>90</text:p>
          </table:table-cell>
          <table:table-cell table:style-name="ACE-2" office:value-type="string">
            <text:p>VC 201 <text:s/>124-134</text:p>
          </table:table-cell>
          <table:table-cell table:style-name="ACE-6" office:value-type="string">
            <text:p>-0.08 to -0.19</text:p>
          </table:table-cell>
          <table:table-cell table:style-name="ACE-2" office:value-type="string">
            <text:p>Posidonia fibre</text:p>
          </table:table-cell>
          <table:table-cell table:style-name="ACE-10" office:value-type="float" office:value="-11.300000000000001">
            <text:p>−11.3</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64]=&quot;&gt;&quot;;-1;0)" office:value-type="float" office:value="-1">
            <text:p>−1</text:p>
          </table:table-cell>
          <table:table-cell table:style-name="ACE-18" office:value-type="float" office:value="-0.33500000000000002">
            <text:p>−0.34</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6230RS391A</text:p>
          </table:table-cell>
          <table:table-cell table:style-name="ACE-2" office:value-type="string">
            <text:p>WK-758</text:p>
          </table:table-cell>
          <table:table-cell table:style-name="ACE-8" office:value-type="float" office:value="3490">
            <text:p>3490</text:p>
          </table:table-cell>
          <table:table-cell table:style-name="ACE-10" office:value-type="float" office:value="85">
            <text:p>85</text:p>
          </table:table-cell>
          <table:table-cell table:style-name="ACE-2" office:value-type="string">
            <text:p>VC 202 <text:s/>230-238</text:p>
          </table:table-cell>
          <table:table-cell table:style-name="ACE-6" office:value-type="string">
            <text:p>-1.09 to -1.18</text:p>
          </table:table-cell>
          <table:table-cell table:style-name="ACE-2" office:value-type="string">
            <text:p>Mixed bivalves</text:p>
          </table:table-cell>
          <table:table-cell table:style-name="ACE-10" office:value-type="float" office:value="2.2000000000000002">
            <text:p>2.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5]=&quot;&gt;&quot;;-1;0)" office:value-type="float" office:value="-1">
            <text:p>−1</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6230RS391B</text:p>
          </table:table-cell>
          <table:table-cell table:style-name="ACE-2" office:value-type="string">
            <text:p>WK-759</text:p>
          </table:table-cell>
          <table:table-cell table:style-name="ACE-8" office:value-type="float" office:value="4730">
            <text:p>4730</text:p>
          </table:table-cell>
          <table:table-cell table:style-name="ACE-10" office:value-type="float" office:value="90">
            <text:p>90</text:p>
          </table:table-cell>
          <table:table-cell table:style-name="ACE-2" office:value-type="string">
            <text:p>VC <text:s/>202 <text:s/>306-312</text:p>
          </table:table-cell>
          <table:table-cell table:style-name="ACE-6" office:value-type="string">
            <text:p>-1.95 to -2.02</text:p>
          </table:table-cell>
          <table:table-cell table:style-name="ACE-2" office:value-type="string">
            <text:p>Organics</text:p>
          </table:table-cell>
          <table:table-cell table:style-name="ACE-10" office:value-type="float" office:value="-14.199999999999999">
            <text:p>−14.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66]=&quot;&gt;&quot;;-1;0)" office:value-type="float" office:value="-1">
            <text:p>−1</text:p>
          </table:table-cell>
          <table:table-cell table:style-name="ACE-18" office:value-type="float" office:value="-1.9850000000000001">
            <text:p>−1.99</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230RS392A</text:p>
          </table:table-cell>
          <table:table-cell table:style-name="ACE-2" office:value-type="string">
            <text:p>WK-760</text:p>
          </table:table-cell>
          <table:table-cell table:style-name="ACE-8" office:value-type="float" office:value="4150">
            <text:p>4150</text:p>
          </table:table-cell>
          <table:table-cell table:style-name="ACE-10" office:value-type="float" office:value="85">
            <text:p>85</text:p>
          </table:table-cell>
          <table:table-cell table:style-name="ACE-2" office:value-type="string">
            <text:p>VC 203 <text:s/>44-50</text:p>
          </table:table-cell>
          <table:table-cell table:style-name="ACE-6" office:value-type="string">
            <text:p>+1.63 to +1.57</text:p>
          </table:table-cell>
          <table:table-cell table:style-name="ACE-2" office:value-type="string">
            <text:p>Ostrea angasi</text:p>
          </table:table-cell>
          <table:table-cell table:style-name="ACE-10" office:value-type="float" office:value="2.3999999999999999">
            <text:p>2.4</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67]=&quot;&gt;&quot;;-1;0)" office:value-type="float" office:value="0">
            <text:p>0</text:p>
          </table:table-cell>
          <table:table-cell table:style-name="ACE-18" office:value-type="float" office:value="0.84999999999999998">
            <text:p>0.85</text:p>
          </table:table-cell>
          <table:table-cell table:style-name="ACE-0" office:value-type="float" office:value="0.55081757415681654">
            <text:p>0.55</text:p>
          </table:table-cell>
          <table:table-cell table:number-columns-repeated="242" table:style-name="ACE-5"/>
        </table:table-row>
        <table:table-row table:style-name="AROW-0">
          <table:table-cell table:style-name="ACE-2" office:value-type="string">
            <text:p>6230RS392B</text:p>
          </table:table-cell>
          <table:table-cell table:style-name="ACE-2" office:value-type="string">
            <text:p>WK-761</text:p>
          </table:table-cell>
          <table:table-cell table:style-name="ACE-8" office:value-type="float" office:value="5690">
            <text:p>5690</text:p>
          </table:table-cell>
          <table:table-cell table:style-name="ACE-10" office:value-type="float" office:value="85">
            <text:p>85</text:p>
          </table:table-cell>
          <table:table-cell table:style-name="ACE-2" office:value-type="string">
            <text:p>VC 203 <text:s/>80-86</text:p>
          </table:table-cell>
          <table:table-cell table:style-name="ACE-6" office:value-type="string">
            <text:p>+1.25 to +1.19</text:p>
          </table:table-cell>
          <table:table-cell table:style-name="ACE-2" office:value-type="string">
            <text:p>Shell hash</text:p>
          </table:table-cell>
          <table:table-cell table:style-name="ACE-10" office:value-type="float" office:value="1.5">
            <text:p>1.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68]=&quot;&gt;&quot;;-1;0)" office:value-type="float" office:value="0">
            <text:p>0</text:p>
          </table:table-cell>
          <table:table-cell table:style-name="ACE-18" office:value-type="float" office:value="0.46999999999999997">
            <text:p>0.47</text:p>
          </table:table-cell>
          <table:table-cell table:style-name="ACE-0" office:value-type="float" office:value="0.55081757415681654">
            <text:p>0.55</text:p>
          </table:table-cell>
          <table:table-cell table:number-columns-repeated="242" table:style-name="ACE-5"/>
        </table:table-row>
        <table:table-row table:style-name="AROW-0">
          <table:table-cell table:style-name="ACE-2" office:value-type="string">
            <text:p>6230RS393</text:p>
          </table:table-cell>
          <table:table-cell table:style-name="ACE-2" office:value-type="string">
            <text:p>WK-762</text:p>
          </table:table-cell>
          <table:table-cell table:style-name="ACE-8" office:value-type="float" office:value="2620">
            <text:p>2620</text:p>
          </table:table-cell>
          <table:table-cell table:style-name="ACE-10" office:value-type="float" office:value="85">
            <text:p>85</text:p>
          </table:table-cell>
          <table:table-cell table:style-name="ACE-2" office:value-type="string">
            <text:p>S <text:s/>204</text:p>
          </table:table-cell>
          <table:table-cell table:style-name="ACE-6" office:value-type="string">
            <text:p>c. +3.9</text:p>
          </table:table-cell>
          <table:table-cell table:style-name="ACE-2" office:value-type="string">
            <text:p>Katelysia, Anapella</text:p>
          </table:table-cell>
          <table:table-cell table:style-name="ACE-10" office:value-type="float" office:value="2.7999999999999998">
            <text:p>2.8</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69]=&quot;&gt;&quot;;-1;0)" office:value-type="float" office:value="0">
            <text:p>0</text:p>
          </table:table-cell>
          <table:table-cell table:style-name="ACE-18" office:value-type="float" office:value="2.2999999999999998">
            <text:p>2.30</text:p>
          </table:table-cell>
          <table:table-cell table:style-name="ACE-0" office:value-type="float" office:value="1.3999999999999999">
            <text:p>1.40</text:p>
          </table:table-cell>
          <table:table-cell table:number-columns-repeated="242" table:style-name="ACE-5"/>
        </table:table-row>
        <table:table-row table:style-name="AROW-0">
          <table:table-cell table:style-name="ACE-2" office:value-type="string">
            <text:p>6230RS394A</text:p>
          </table:table-cell>
          <table:table-cell table:style-name="ACE-2" office:value-type="string">
            <text:p>WK-763</text:p>
          </table:table-cell>
          <table:table-cell table:style-name="ACE-8" office:value-type="float" office:value="2040">
            <text:p>2040</text:p>
          </table:table-cell>
          <table:table-cell table:style-name="ACE-10" office:value-type="float" office:value="80">
            <text:p>80</text:p>
          </table:table-cell>
          <table:table-cell table:style-name="ACE-2" office:value-type="string">
            <text:p>VC 205 <text:s/>32-48</text:p>
          </table:table-cell>
          <table:table-cell table:style-name="ACE-6" office:value-type="string">
            <text:p>+2.5 to +2.3</text:p>
          </table:table-cell>
          <table:table-cell table:style-name="ACE-2" office:value-type="string">
            <text:p>Katelysia sp.</text:p>
          </table:table-cell>
          <table:table-cell table:style-name="ACE-10" office:value-type="float" office:value="1.8999999999999999">
            <text:p>1.9</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0]=&quot;&gt;&quot;;-1;0)" office:value-type="float" office:value="0">
            <text:p>0</text:p>
          </table:table-cell>
          <table:table-cell table:style-name="ACE-18" office:value-type="float" office:value="1.6499999999999999">
            <text:p>1.65</text:p>
          </table:table-cell>
          <table:table-cell table:style-name="ACE-0" office:value-type="float" office:value="0.55901699437494745">
            <text:p>0.56</text:p>
          </table:table-cell>
          <table:table-cell table:number-columns-repeated="242" table:style-name="ACE-5"/>
        </table:table-row>
        <table:table-row table:style-name="AROW-0">
          <table:table-cell table:style-name="ACE-2" office:value-type="string">
            <text:p>6230RS395A</text:p>
          </table:table-cell>
          <table:table-cell table:style-name="ACE-2" office:value-type="string">
            <text:p>WK-764</text:p>
          </table:table-cell>
          <table:table-cell table:style-name="ACE-8" office:value-type="float" office:value="5480">
            <text:p>5480</text:p>
          </table:table-cell>
          <table:table-cell table:style-name="ACE-10" office:value-type="float" office:value="95">
            <text:p>95</text:p>
          </table:table-cell>
          <table:table-cell table:style-name="ACE-2" office:value-type="string">
            <text:p>VC 206 <text:s/>243-253</text:p>
          </table:table-cell>
          <table:table-cell table:style-name="ACE-6" office:value-type="string">
            <text:p>-0.1 to -0.2</text:p>
          </table:table-cell>
          <table:table-cell table:style-name="ACE-2" office:value-type="string">
            <text:p>Katelysia, Ostrea</text:p>
          </table:table-cell>
          <table:table-cell table:style-name="ACE-10" office:value-type="float" office:value="3.1000000000000001">
            <text:p>3.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71]=&quot;&gt;&quot;;-1;0)" office:value-type="float" office:value="-1">
            <text:p>−1</text:p>
          </table:table-cell>
          <table:table-cell table:style-name="ACE-18" office:value-type="float" office:value="-0.14999999999999999">
            <text:p>−0.1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230RS397A</text:p>
          </table:table-cell>
          <table:table-cell table:style-name="ACE-2" office:value-type="string">
            <text:p>WK-765</text:p>
          </table:table-cell>
          <table:table-cell table:style-name="ACE-8" office:value-type="float" office:value="3580">
            <text:p>3580</text:p>
          </table:table-cell>
          <table:table-cell table:style-name="ACE-10" office:value-type="float" office:value="115">
            <text:p>115</text:p>
          </table:table-cell>
          <table:table-cell table:style-name="ACE-2" office:value-type="string">
            <text:p>VC 208 13-23</text:p>
          </table:table-cell>
          <table:table-cell table:style-name="ACE-6" office:value-type="string">
            <text:p>+2.9 to +2.8</text:p>
          </table:table-cell>
          <table:table-cell table:style-name="ACE-2" office:value-type="string">
            <text:p>Katelysia sp.</text:p>
          </table:table-cell>
          <table:table-cell table:style-name="ACE-10" office:value-type="float" office:value="2.7999999999999998">
            <text:p>2.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2]=&quot;&gt;&quot;;-1;0)" office:value-type="float" office:value="0">
            <text:p>0</text:p>
          </table:table-cell>
          <table:table-cell table:style-name="ACE-18" office:value-type="float" office:value="2.1000000000000001">
            <text:p>2.10</text:p>
          </table:table-cell>
          <table:table-cell table:style-name="ACE-0" office:value-type="float" office:value="0.55226805085936304">
            <text:p>0.55</text:p>
          </table:table-cell>
          <table:table-cell table:number-columns-repeated="242" table:style-name="ACE-5"/>
        </table:table-row>
        <table:table-row table:style-name="AROW-0">
          <table:table-cell table:style-name="ACE-2" office:value-type="string">
            <text:p>6230RS397B</text:p>
          </table:table-cell>
          <table:table-cell table:style-name="ACE-2" office:value-type="string">
            <text:p>WK-766</text:p>
          </table:table-cell>
          <table:table-cell table:style-name="ACE-8" office:value-type="float" office:value="5260">
            <text:p>5260</text:p>
          </table:table-cell>
          <table:table-cell table:style-name="ACE-10" office:value-type="float" office:value="85">
            <text:p>85</text:p>
          </table:table-cell>
          <table:table-cell table:style-name="ACE-2" office:value-type="string">
            <text:p>VC 208 <text:s/>100-110</text:p>
          </table:table-cell>
          <table:table-cell table:style-name="ACE-6" office:value-type="string">
            <text:p>+2.0 to +1.9</text:p>
          </table:table-cell>
          <table:table-cell table:style-name="ACE-2" office:value-type="string">
            <text:p>Ostrea angasi</text:p>
          </table:table-cell>
          <table:table-cell table:style-name="ACE-10" office:value-type="float" office:value="1.5">
            <text:p>1.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73]=&quot;&gt;&quot;;-1;0)" office:value-type="float" office:value="0">
            <text:p>0</text:p>
          </table:table-cell>
          <table:table-cell table:style-name="ACE-18" office:value-type="float" office:value="1.2">
            <text:p>1.20</text:p>
          </table:table-cell>
          <table:table-cell table:style-name="ACE-0" office:value-type="float" office:value="0.55226805085936304">
            <text:p>0.55</text:p>
          </table:table-cell>
          <table:table-cell table:number-columns-repeated="242" table:style-name="ACE-5"/>
        </table:table-row>
        <table:table-row table:style-name="AROW-0">
          <table:table-cell table:style-name="ACE-2" office:value-type="string">
            <text:p>6230RS397C</text:p>
          </table:table-cell>
          <table:table-cell table:style-name="ACE-2" office:value-type="string">
            <text:p>WK-767</text:p>
          </table:table-cell>
          <table:table-cell table:style-name="ACE-8" office:value-type="float" office:value="7210">
            <text:p>7210</text:p>
          </table:table-cell>
          <table:table-cell table:style-name="ACE-10" office:value-type="float" office:value="160">
            <text:p>160</text:p>
          </table:table-cell>
          <table:table-cell table:style-name="ACE-2" office:value-type="string">
            <text:p>VC 208 <text:s/>295-303</text:p>
          </table:table-cell>
          <table:table-cell table:style-name="ACE-6" office:value-type="string">
            <text:p>+0.05 to -0.03</text:p>
          </table:table-cell>
          <table:table-cell table:style-name="ACE-2" office:value-type="string">
            <text:p>Organics</text:p>
          </table:table-cell>
          <table:table-cell table:style-name="ACE-10" office:value-type="float" office:value="-20.5">
            <text:p>−20.5</text:p>
          </table:table-cell>
          <table:table-cell table:style-name="ACE-2" office:value-type="string">
            <text:p>Transgressive intertidal</text:p>
          </table:table-cell>
          <table:table-cell table:style-name="ACE-2" office:value-type="string">
            <text:p>TI</text:p>
          </table:table-cell>
          <table:table-cell table:style-name="ACE-16"/>
          <table:table-cell table:style-name="ACE-16" table:formula="of:=IF([.K74]=&quot;&gt;&quot;;-1;0)" office:value-type="float" office:value="0">
            <text:p>0</text:p>
          </table:table-cell>
          <table:table-cell table:style-name="ACE-18" office:value-type="float" office:value="-0.73999999999999999">
            <text:p>−0.74</text:p>
          </table:table-cell>
          <table:table-cell table:style-name="ACE-0" office:value-type="float" office:value="0.55145262715848953">
            <text:p>0.55</text:p>
          </table:table-cell>
          <table:table-cell table:number-columns-repeated="242" table:style-name="ACE-5"/>
        </table:table-row>
        <table:table-row table:style-name="AROW-0">
          <table:table-cell table:style-name="ACE-2" office:value-type="string">
            <text:p>Short et al 1986</text:p>
          </table:table-cell>
          <table:table-cell table:style-name="ACE-2" office:value-type="string">
            <text:p>CS-526</text:p>
          </table:table-cell>
          <table:table-cell table:style-name="ACE-8" office:value-type="float" office:value="3230">
            <text:p>3230</text:p>
          </table:table-cell>
          <table:table-cell table:style-name="ACE-10" office:value-type="float" office:value="85">
            <text:p>85</text:p>
          </table:table-cell>
          <table:table-cell table:style-name="ACE-2" office:value-type="string">
            <text:p>Point Germein</text:p>
          </table:table-cell>
          <table:table-cell table:style-name="ACE-6" office:value-type="string">
            <text:p>+3</text:p>
          </table:table-cell>
          <table:table-cell table:style-name="ACE-2" office:value-type="string">
            <text:p>Shells</text:p>
          </table:table-cell>
          <table:table-cell table:style-name="ACE-10"/>
          <table:table-cell table:style-name="ACE-2" office:value-type="string">
            <text:p>Chenier</text:p>
          </table:table-cell>
          <table:table-cell table:style-name="ACE-2" office:value-type="string">
            <text:p>CH</text:p>
          </table:table-cell>
          <table:table-cell table:style-name="ACE-16"/>
          <table:table-cell table:style-name="ACE-16" table:formula="of:=IF([.K75]=&quot;&gt;&quot;;-1;0)" office:value-type="float" office:value="0">
            <text:p>0</text:p>
          </table:table-cell>
          <table:table-cell table:style-name="ACE-18" office:value-type="float" office:value="1.3999999999999999">
            <text:p>1.40</text:p>
          </table:table-cell>
          <table:table-cell table:style-name="ACE-0" office:value-type="float" office:value="1.3999999999999999">
            <text:p>1.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7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REDCLIFF - UPPER SPENCER GULF</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7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7</text:p>
          </table:table-cell>
          <table:table-cell table:style-name="ACE-8" office:value-type="float" office:value="5180">
            <text:p>5180</text:p>
          </table:table-cell>
          <table:table-cell table:style-name="ACE-10" office:value-type="float" office:value="85">
            <text:p>85</text:p>
          </table:table-cell>
          <table:table-cell table:style-name="ACE-2" office:value-type="string">
            <text:p>Red 1 <text:s text:c="4"/>305</text:p>
          </table:table-cell>
          <table:table-cell table:style-name="ACE-6" office:value-type="string">
            <text:p>-0.1</text:p>
          </table:table-cell>
          <table:table-cell table:style-name="ACE-2" office:value-type="string">
            <text:p>Oyster Shell</text:p>
          </table:table-cell>
          <table:table-cell table:style-name="ACE-10" office:value-type="float" office:value="1.8">
            <text:p>1.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78]=&quot;&gt;&quot;;-1;0)" office:value-type="float" office:value="-1">
            <text:p>−1</text:p>
          </table:table-cell>
          <table:table-cell table:style-name="ACE-18" office:value-type="float" office:value="-0.29999999999999999">
            <text:p>−0.3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9B</text:p>
          </table:table-cell>
          <table:table-cell table:style-name="ACE-8" office:value-type="float" office:value="6060">
            <text:p>6060</text:p>
          </table:table-cell>
          <table:table-cell table:style-name="ACE-10" office:value-type="float" office:value="135">
            <text:p>135</text:p>
          </table:table-cell>
          <table:table-cell table:style-name="ACE-2" office:value-type="string">
            <text:p>Red 2 <text:s/>135 - 160</text:p>
          </table:table-cell>
          <table:table-cell table:style-name="ACE-6" office:value-type="string">
            <text:p>-0.35 to -0.6</text:p>
          </table:table-cell>
          <table:table-cell table:style-name="ACE-2" office:value-type="string">
            <text:p>Ogranics fine</text:p>
          </table:table-cell>
          <table:table-cell table:style-name="ACE-10" office:value-type="float" office:value="-9.9000000000000004">
            <text:p>−9.9</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79]=&quot;&gt;&quot;;-1;0)" office:value-type="float" office:value="-1">
            <text:p>−1</text:p>
          </table:table-cell>
          <table:table-cell table:style-name="ACE-18" office:value-type="float" office:value="-0.67500000000000004">
            <text:p>−0.68</text:p>
          </table:table-cell>
          <table:table-cell table:style-name="ACE-0" office:value-type="float" office:value="0.16007810593582122">
            <text:p>0.1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9A</text:p>
          </table:table-cell>
          <table:table-cell table:style-name="ACE-8" office:value-type="float" office:value="6590">
            <text:p>6590</text:p>
          </table:table-cell>
          <table:table-cell table:style-name="ACE-10" office:value-type="float" office:value="105">
            <text:p>105</text:p>
          </table:table-cell>
          <table:table-cell table:style-name="ACE-2" office:value-type="string">
            <text:p>Red 2 135-160</text:p>
          </table:table-cell>
          <table:table-cell table:style-name="ACE-6" office:value-type="string">
            <text:p>-0.35 to -0.6</text:p>
          </table:table-cell>
          <table:table-cell table:style-name="ACE-2" office:value-type="string">
            <text:p>Shell hash </text:p>
          </table:table-cell>
          <table:table-cell table:style-name="ACE-10" office:value-type="float" office:value="1.6000000000000001">
            <text:p>1.6</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80]=&quot;&gt;&quot;;-1;0)" office:value-type="float" office:value="-1">
            <text:p>−1</text:p>
          </table:table-cell>
          <table:table-cell table:style-name="ACE-18" office:value-type="float" office:value="-0.67500000000000004">
            <text:p>−0.68</text:p>
          </table:table-cell>
          <table:table-cell table:style-name="ACE-0" office:value-type="float" office:value="0.16007810593582122">
            <text:p>0.1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8</text:p>
          </table:table-cell>
          <table:table-cell table:style-name="ACE-8" office:value-type="float" office:value="2230">
            <text:p>2230</text:p>
          </table:table-cell>
          <table:table-cell table:style-name="ACE-10" office:value-type="float" office:value="70">
            <text:p>70</text:p>
          </table:table-cell>
          <table:table-cell table:style-name="ACE-2" office:value-type="string">
            <text:p>Red 13 127-170</text:p>
          </table:table-cell>
          <table:table-cell table:style-name="ACE-6" office:value-type="string">
            <text:p>+1.13 to +0.7</text:p>
          </table:table-cell>
          <table:table-cell table:style-name="ACE-2" office:value-type="string">
            <text:p>Shell hash</text:p>
          </table:table-cell>
          <table:table-cell table:style-name="ACE-10" office:value-type="float" office:value="2.1000000000000001">
            <text:p>2.1</text:p>
          </table:table-cell>
          <table:table-cell table:style-name="ACE-2" office:value-type="string">
            <text:p>Seagrass Bank</text:p>
          </table:table-cell>
          <table:table-cell table:style-name="ACE-2" office:value-type="string">
            <text:p>T of S</text:p>
          </table:table-cell>
          <table:table-cell table:style-name="ACE-16" office:value-type="string">
            <text:p><text:s/></text:p>
          </table:table-cell>
          <table:table-cell table:style-name="ACE-16" table:formula="of:=IF([.K81]=&quot;&gt;&quot;;-1;0)" office:value-type="float" office:value="0">
            <text:p>0</text:p>
          </table:table-cell>
          <table:table-cell table:style-name="ACE-18" office:value-type="float" office:value="0.71499999999999997">
            <text:p>0.71</text:p>
          </table:table-cell>
          <table:table-cell table:style-name="ACE-0" office:value-type="float" office:value="0.23711811402758751">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5</text:p>
          </table:table-cell>
          <table:table-cell table:style-name="ACE-8" office:value-type="float" office:value="1740">
            <text:p>1740</text:p>
          </table:table-cell>
          <table:table-cell table:style-name="ACE-10" office:value-type="float" office:value="165">
            <text:p>165</text:p>
          </table:table-cell>
          <table:table-cell table:style-name="ACE-2" office:value-type="string">
            <text:p>Red 13 127-170</text:p>
          </table:table-cell>
          <table:table-cell table:style-name="ACE-6" office:value-type="string">
            <text:p>+1.13 to +0.7</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T of S</text:p>
          </table:table-cell>
          <table:table-cell table:style-name="ACE-16" office:value-type="string">
            <text:p><text:s/></text:p>
          </table:table-cell>
          <table:table-cell table:style-name="ACE-16" table:formula="of:=IF([.K82]=&quot;&gt;&quot;;-1;0)" office:value-type="float" office:value="0">
            <text:p>0</text:p>
          </table:table-cell>
          <table:table-cell table:style-name="ACE-18" office:value-type="float" office:value="0.71499999999999997">
            <text:p>0.71</text:p>
          </table:table-cell>
          <table:table-cell table:style-name="ACE-0" office:value-type="float" office:value="0.23711811402758751">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1</text:p>
          </table:table-cell>
          <table:table-cell table:style-name="ACE-8" office:value-type="float" office:value="1640">
            <text:p>1640</text:p>
          </table:table-cell>
          <table:table-cell table:style-name="ACE-10" office:value-type="float" office:value="95">
            <text:p>95</text:p>
          </table:table-cell>
          <table:table-cell table:style-name="ACE-2" office:value-type="string">
            <text:p>Red 29 90-100</text:p>
          </table:table-cell>
          <table:table-cell table:style-name="ACE-6" office:value-type="string">
            <text:p>+1.9 to +1.8</text:p>
          </table:table-cell>
          <table:table-cell table:style-name="ACE-2" office:value-type="string">
            <text:p>Shell hash</text:p>
          </table:table-cell>
          <table:table-cell table:style-name="ACE-10" office:value-type="float" office:value="1.3">
            <text:p>1.3</text:p>
          </table:table-cell>
          <table:table-cell table:style-name="ACE-2" office:value-type="string">
            <text:p>Tidal Flat</text:p>
          </table:table-cell>
          <table:table-cell table:style-name="ACE-2" office:value-type="string">
            <text:p>IF</text:p>
          </table:table-cell>
          <table:table-cell table:style-name="ACE-16"/>
          <table:table-cell table:style-name="ACE-16" table:formula="of:=IF([.K83]=&quot;&gt;&quot;;-1;0)" office:value-type="float" office:value="0">
            <text:p>0</text:p>
          </table:table-cell>
          <table:table-cell table:style-name="ACE-18" office:value-type="float" office:value="0.84999999999999998">
            <text:p>0.85</text:p>
          </table:table-cell>
          <table:table-cell table:style-name="ACE-0" office:value-type="float" office:value="0.80156097709406993">
            <text:p>0.8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699A</text:p>
          </table:table-cell>
          <table:table-cell table:style-name="ACE-8" office:value-type="float" office:value="2210">
            <text:p>2210</text:p>
          </table:table-cell>
          <table:table-cell table:style-name="ACE-10" office:value-type="float" office:value="80">
            <text:p>80</text:p>
          </table:table-cell>
          <table:table-cell table:style-name="ACE-2" office:value-type="string">
            <text:p>Red 31 <text:s/>27-42</text:p>
          </table:table-cell>
          <table:table-cell table:style-name="ACE-6" office:value-type="string">
            <text:p>+3.23 to +3.08</text:p>
          </table:table-cell>
          <table:table-cell table:style-name="ACE-2" office:value-type="string">
            <text:p>Calcareous clay</text:p>
          </table:table-cell>
          <table:table-cell table:style-name="ACE-10" office:value-type="float" office:value="1.7">
            <text:p>1.7</text:p>
          </table:table-cell>
          <table:table-cell table:style-name="ACE-2" office:value-type="string">
            <text:p>Supratidal flat</text:p>
          </table:table-cell>
          <table:table-cell table:style-name="ACE-2" office:value-type="string">
            <text:p>SU</text:p>
          </table:table-cell>
          <table:table-cell table:style-name="ACE-16"/>
          <table:table-cell table:style-name="ACE-16" table:formula="of:=IF([.K84]=&quot;&gt;&quot;;-1;0)" office:value-type="float" office:value="0">
            <text:p>0</text:p>
          </table:table-cell>
          <table:table-cell table:style-name="ACE-18" office:value-type="float" office:value="-0.64500000000000002">
            <text:p>−0.65</text:p>
          </table:table-cell>
          <table:table-cell table:style-name="ACE-0" office:value-type="float" office:value="0.5055937104039171">
            <text:p>0.5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4</text:p>
          </table:table-cell>
          <table:table-cell table:style-name="ACE-8" office:value-type="float" office:value="1440">
            <text:p>1440</text:p>
          </table:table-cell>
          <table:table-cell table:style-name="ACE-10" office:value-type="float" office:value="80">
            <text:p>8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 - coarse</text:p>
          </table:table-cell>
          <table:table-cell table:style-name="ACE-10" office:value-type="float" office:value="-19.199999999999999">
            <text:p>−19.2</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5]=&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0</text:p>
          </table:table-cell>
          <table:table-cell table:style-name="ACE-8" office:value-type="float" office:value="1350">
            <text:p>1350</text:p>
          </table:table-cell>
          <table:table-cell table:style-name="ACE-10" office:value-type="float" office:value="60">
            <text:p>6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 - fine</text:p>
          </table:table-cell>
          <table:table-cell table:style-name="ACE-10" office:value-type="float" office:value="-20.5">
            <text:p>−20.5</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6]=&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69</text:p>
          </table:table-cell>
          <table:table-cell table:style-name="ACE-8" office:value-type="float" office:value="1490">
            <text:p>1490</text:p>
          </table:table-cell>
          <table:table-cell table:style-name="ACE-10" office:value-type="float" office:value="70">
            <text:p>70</text:p>
          </table:table-cell>
          <table:table-cell table:style-name="ACE-2" office:value-type="string">
            <text:p>Red 31 45-47</text:p>
          </table:table-cell>
          <table:table-cell table:style-name="ACE-6" office:value-type="string">
            <text:p>+3.05 to +3.07</text:p>
          </table:table-cell>
          <table:table-cell table:style-name="ACE-2" office:value-type="string">
            <text:p>Mangrove peat</text:p>
          </table:table-cell>
          <table:table-cell table:style-name="ACE-10" office:value-type="float" office:value="-20">
            <text:p>−20</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87]=&quot;&gt;&quot;;-1;0)" office:value-type="float" office:value="0">
            <text:p>0</text:p>
          </table:table-cell>
          <table:table-cell table:style-name="ACE-18" office:value-type="float" office:value="0.66000000000000003">
            <text:p>0.66</text:p>
          </table:table-cell>
          <table:table-cell table:style-name="ACE-0" office:value-type="float" office:value="0.60008332754709992">
            <text:p>0.6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3</text:p>
          </table:table-cell>
          <table:table-cell table:style-name="ACE-8" office:value-type="float" office:value="5210">
            <text:p>5210</text:p>
          </table:table-cell>
          <table:table-cell table:style-name="ACE-10" office:value-type="float" office:value="95">
            <text:p>95</text:p>
          </table:table-cell>
          <table:table-cell table:style-name="ACE-2" office:value-type="string">
            <text:p>Red 38 <text:s/>171-130</text:p>
          </table:table-cell>
          <table:table-cell table:style-name="ACE-6" office:value-type="string">
            <text:p>+2.13 to + 2.0</text:p>
          </table:table-cell>
          <table:table-cell table:style-name="ACE-2" office:value-type="string">
            <text:p>Seagrass, organics</text:p>
          </table:table-cell>
          <table:table-cell table:style-name="ACE-10" office:value-type="float" office:value="-7.0999999999999996">
            <text:p>−7.1</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88]=&quot;&gt;&quot;;-1;0)" office:value-type="float" office:value="0">
            <text:p>0</text:p>
          </table:table-cell>
          <table:table-cell table:style-name="ACE-18" office:value-type="float" office:value="2.4500000000000002">
            <text:p>2.45</text:p>
          </table:table-cell>
          <table:table-cell table:style-name="ACE-0" office:value-type="float" office:value="0.65764732189829533">
            <text:p>0.6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4</text:p>
          </table:table-cell>
          <table:table-cell table:style-name="ACE-8" office:value-type="float" office:value="6610">
            <text:p>6610</text:p>
          </table:table-cell>
          <table:table-cell table:style-name="ACE-10" office:value-type="float" office:value="95">
            <text:p>95</text:p>
          </table:table-cell>
          <table:table-cell table:style-name="ACE-2" office:value-type="string">
            <text:p>Red 38 <text:s/>250-265</text:p>
          </table:table-cell>
          <table:table-cell table:style-name="ACE-6" office:value-type="string">
            <text:p>+0.8 to +0.65</text:p>
          </table:table-cell>
          <table:table-cell table:style-name="ACE-2" office:value-type="string">
            <text:p>Seagrass, organics</text:p>
          </table:table-cell>
          <table:table-cell table:style-name="ACE-10" office:value-type="float" office:value="-6.7000000000000002">
            <text:p>−6.7</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89]=&quot;&gt;&quot;;-1;0)" office:value-type="float" office:value="-1">
            <text:p>−1</text:p>
          </table:table-cell>
          <table:table-cell table:style-name="ACE-18" office:value-type="float" office:value="0.52500000000000002">
            <text:p>0.53</text:p>
          </table:table-cell>
          <table:table-cell table:style-name="ACE-0" office:value-type="float" office:value="0.125">
            <text:p>0.13</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4</text:p>
          </table:table-cell>
          <table:table-cell table:style-name="ACE-8" office:value-type="float" office:value="1770">
            <text:p>1770</text:p>
          </table:table-cell>
          <table:table-cell table:style-name="ACE-10" office:value-type="float" office:value="145">
            <text:p>145</text:p>
          </table:table-cell>
          <table:table-cell table:style-name="ACE-2" office:value-type="string">
            <text:p>Red 45 <text:s/>50-70</text:p>
          </table:table-cell>
          <table:table-cell table:style-name="ACE-6" office:value-type="string">
            <text:p>+0.18 to + 0.06</text:p>
          </table:table-cell>
          <table:table-cell table:style-name="ACE-2" office:value-type="string">
            <text:p>Seagrass + organics</text:p>
          </table:table-cell>
          <table:table-cell table:style-name="ACE-10" office:value-type="float" office:value="-8.6999999999999993">
            <text:p>−8.7</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0]=&quot;&gt;&quot;;-1;0)" office:value-type="float" office:value="0">
            <text:p>0</text:p>
          </table:table-cell>
          <table:table-cell table:style-name="ACE-18" office:value-type="float" office:value="-0.080000000000000002">
            <text:p>−0.08</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5</text:p>
          </table:table-cell>
          <table:table-cell table:style-name="ACE-8" office:value-type="float" office:value="3920">
            <text:p>3920</text:p>
          </table:table-cell>
          <table:table-cell table:style-name="ACE-10" office:value-type="float" office:value="85">
            <text:p>85</text:p>
          </table:table-cell>
          <table:table-cell table:style-name="ACE-2" office:value-type="string">
            <text:p>Red 45 <text:s/>334-344</text:p>
          </table:table-cell>
          <table:table-cell table:style-name="ACE-6" office:value-type="string">
            <text:p>-3.31 to <text:s/>-3.43</text:p>
          </table:table-cell>
          <table:table-cell table:style-name="ACE-2" office:value-type="string">
            <text:p>Oyster</text:p>
          </table:table-cell>
          <table:table-cell table:style-name="ACE-10" office:value-type="float" office:value="3.2000000000000002">
            <text:p>3.2</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1]=&quot;&gt;&quot;;-1;0)" office:value-type="float" office:value="-1">
            <text:p>−1</text:p>
          </table:table-cell>
          <table:table-cell table:style-name="ACE-18" office:value-type="float" office:value="-3.5699999999999998">
            <text:p>−3.57</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49A</text:p>
          </table:table-cell>
          <table:table-cell table:style-name="ACE-8" office:value-type="float" office:value="3640">
            <text:p>3640</text:p>
          </table:table-cell>
          <table:table-cell table:style-name="ACE-10" office:value-type="float" office:value="85">
            <text:p>85</text:p>
          </table:table-cell>
          <table:table-cell table:style-name="ACE-2" office:value-type="string">
            <text:p>Red 46 <text:s/>57-90</text:p>
          </table:table-cell>
          <table:table-cell table:style-name="ACE-6" office:value-type="string">
            <text:p>+1.0 to + 0.65</text:p>
          </table:table-cell>
          <table:table-cell table:style-name="ACE-2" office:value-type="string">
            <text:p>Posidonia fibre</text:p>
          </table:table-cell>
          <table:table-cell table:style-name="ACE-10" office:value-type="float" office:value="-4.5999999999999996">
            <text:p>−4.6</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2]=&quot;&gt;&quot;;-1;0)" office:value-type="float" office:value="0">
            <text:p>0</text:p>
          </table:table-cell>
          <table:table-cell table:style-name="ACE-18" office:value-type="float" office:value="0.625">
            <text:p>0.63</text:p>
          </table:table-cell>
          <table:table-cell table:style-name="ACE-0" office:value-type="float" office:value="0.20155644370746373">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49B</text:p>
          </table:table-cell>
          <table:table-cell table:style-name="ACE-8" office:value-type="float" office:value="3240">
            <text:p>3240</text:p>
          </table:table-cell>
          <table:table-cell table:style-name="ACE-10" office:value-type="float" office:value="115">
            <text:p>115</text:p>
          </table:table-cell>
          <table:table-cell table:style-name="ACE-2" office:value-type="string">
            <text:p>Red 46 <text:s/>57-90</text:p>
          </table:table-cell>
          <table:table-cell table:style-name="ACE-6" office:value-type="string">
            <text:p>+1.0 to +0.65</text:p>
          </table:table-cell>
          <table:table-cell table:style-name="ACE-2" office:value-type="string">
            <text:p>Organics F.</text:p>
          </table:table-cell>
          <table:table-cell table:style-name="ACE-10" office:value-type="float" office:value="-9">
            <text:p>−9</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3]=&quot;&gt;&quot;;-1;0)" office:value-type="float" office:value="0">
            <text:p>0</text:p>
          </table:table-cell>
          <table:table-cell table:style-name="ACE-18" office:value-type="float" office:value="0.625">
            <text:p>0.63</text:p>
          </table:table-cell>
          <table:table-cell table:style-name="ACE-0" office:value-type="float" office:value="0.20155644370746373">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3</text:p>
          </table:table-cell>
          <table:table-cell table:style-name="ACE-8" office:value-type="float" office:value="6140">
            <text:p>6140</text:p>
          </table:table-cell>
          <table:table-cell table:style-name="ACE-10" office:value-type="float" office:value="195">
            <text:p>195</text:p>
          </table:table-cell>
          <table:table-cell table:style-name="ACE-2" office:value-type="string">
            <text:p>Red 46 <text:s/>320-347</text:p>
          </table:table-cell>
          <table:table-cell table:style-name="ACE-6" office:value-type="string">
            <text:p>+1.8 to -2.08</text:p>
          </table:table-cell>
          <table:table-cell table:style-name="ACE-2" office:value-type="string">
            <text:p>Posidonia fibre</text:p>
          </table:table-cell>
          <table:table-cell table:style-name="ACE-10" office:value-type="float" office:value="-8.8000000000000007">
            <text:p>−8.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4]=&quot;&gt;&quot;;-1;0)" office:value-type="float" office:value="-1">
            <text:p>−1</text:p>
          </table:table-cell>
          <table:table-cell table:style-name="ACE-18" office:value-type="float" office:value="-0.34000000000000002">
            <text:p>−0.34</text:p>
          </table:table-cell>
          <table:table-cell table:style-name="ACE-0" office:value-type="float" office:value="1.9425756098540925">
            <text:p>1.9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50</text:p>
          </table:table-cell>
          <table:table-cell table:style-name="ACE-8" office:value-type="float" office:value="2610">
            <text:p>2610</text:p>
          </table:table-cell>
          <table:table-cell table:style-name="ACE-10" office:value-type="float" office:value="90">
            <text:p>90</text:p>
          </table:table-cell>
          <table:table-cell table:style-name="ACE-2" office:value-type="string">
            <text:p>Red 48 <text:s/>100-153</text:p>
          </table:table-cell>
          <table:table-cell table:style-name="ACE-6" office:value-type="string">
            <text:p>+1.72 to +1.15</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5]=&quot;&gt;&quot;;-1;0)" office:value-type="float" office:value="0">
            <text:p>0</text:p>
          </table:table-cell>
          <table:table-cell table:style-name="ACE-18" office:value-type="float" office:value="1.2350000000000001">
            <text:p>1.24</text:p>
          </table:table-cell>
          <table:table-cell table:style-name="ACE-0" office:value-type="float" office:value="0.30203476621077913">
            <text:p>0.3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851</text:p>
          </table:table-cell>
          <table:table-cell table:style-name="ACE-8" office:value-type="float" office:value="6520">
            <text:p>6520</text:p>
          </table:table-cell>
          <table:table-cell table:style-name="ACE-10" office:value-type="float" office:value="95">
            <text:p>95</text:p>
          </table:table-cell>
          <table:table-cell table:style-name="ACE-2" office:value-type="string">
            <text:p>Red 48 <text:s/>358-390</text:p>
          </table:table-cell>
          <table:table-cell table:style-name="ACE-6" office:value-type="string">
            <text:p>-1.07 to <text:s/>-1.41</text:p>
          </table:table-cell>
          <table:table-cell table:style-name="ACE-2" office:value-type="string">
            <text:p>Posidonia fibre</text:p>
          </table:table-cell>
          <table:table-cell table:style-name="ACE-10" office:value-type="float" office:value="-4.7999999999999998">
            <text:p>−4.8</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6]=&quot;&gt;&quot;;-1;0)" office:value-type="float" office:value="-1">
            <text:p>−1</text:p>
          </table:table-cell>
          <table:table-cell table:style-name="ACE-18" office:value-type="float" office:value="-1.4399999999999999">
            <text:p>−1.44</text:p>
          </table:table-cell>
          <table:table-cell table:style-name="ACE-0" office:value-type="float" office:value="0.19723082923316021">
            <text:p>0.2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1</text:p>
          </table:table-cell>
          <table:table-cell table:style-name="ACE-8" office:value-type="float" office:value="2680">
            <text:p>2680</text:p>
          </table:table-cell>
          <table:table-cell table:style-name="ACE-10" office:value-type="float" office:value="115">
            <text:p>115</text:p>
          </table:table-cell>
          <table:table-cell table:style-name="ACE-2" office:value-type="string">
            <text:p>Red 50 <text:s/>83-113</text:p>
          </table:table-cell>
          <table:table-cell table:style-name="ACE-6" office:value-type="string">
            <text:p>+2.4 to +2.08</text:p>
          </table:table-cell>
          <table:table-cell table:style-name="ACE-2" office:value-type="string">
            <text:p>Posidonia fibre</text:p>
          </table:table-cell>
          <table:table-cell table:style-name="ACE-10" office:value-type="float" office:value="-8">
            <text:p>−8</text:p>
          </table:table-cell>
          <table:table-cell table:style-name="ACE-2" office:value-type="string">
            <text:p>Tidal flat</text:p>
          </table:table-cell>
          <table:table-cell table:style-name="ACE-2" office:value-type="string">
            <text:p>IF</text:p>
          </table:table-cell>
          <table:table-cell table:style-name="ACE-16"/>
          <table:table-cell table:style-name="ACE-16" table:formula="of:=IF([.K97]=&quot;&gt;&quot;;-1;0)" office:value-type="float" office:value="0">
            <text:p>0</text:p>
          </table:table-cell>
          <table:table-cell table:style-name="ACE-18" office:value-type="float" office:value="1.24">
            <text:p>1.24</text:p>
          </table:table-cell>
          <table:table-cell table:style-name="ACE-0" office:value-type="float" office:value="0.81584312217484567">
            <text:p>0.82</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2</text:p>
          </table:table-cell>
          <table:table-cell table:style-name="ACE-8" office:value-type="float" office:value="6600">
            <text:p>6600</text:p>
          </table:table-cell>
          <table:table-cell table:style-name="ACE-10" office:value-type="float" office:value="95">
            <text:p>95</text:p>
          </table:table-cell>
          <table:table-cell table:style-name="ACE-2" office:value-type="string">
            <text:p>Red 50 <text:s/>280-420</text:p>
          </table:table-cell>
          <table:table-cell table:style-name="ACE-6" office:value-type="string">
            <text:p>-0.8 to -1.24</text:p>
          </table:table-cell>
          <table:table-cell table:style-name="ACE-2" office:value-type="string">
            <text:p>Posidonia fibre</text:p>
          </table:table-cell>
          <table:table-cell table:style-name="ACE-10" office:value-type="float" office:value="-7.0999999999999996">
            <text:p>−7.1</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98]=&quot;&gt;&quot;;-1;0)" office:value-type="float" office:value="-1">
            <text:p>−1</text:p>
          </table:table-cell>
          <table:table-cell table:style-name="ACE-18" office:value-type="float" office:value="-1.22">
            <text:p>−1.22</text:p>
          </table:table-cell>
          <table:table-cell table:style-name="ACE-0" office:value-type="float" office:value="0.24166091947189144">
            <text:p>0.2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0</text:p>
          </table:table-cell>
          <table:table-cell table:style-name="ACE-8" office:value-type="float" office:value="5230">
            <text:p>5230</text:p>
          </table:table-cell>
          <table:table-cell table:style-name="ACE-10" office:value-type="float" office:value="115">
            <text:p>115</text:p>
          </table:table-cell>
          <table:table-cell table:style-name="ACE-2" office:value-type="string">
            <text:p>Red 52 <text:s/>55-80</text:p>
          </table:table-cell>
          <table:table-cell table:style-name="ACE-6" office:value-type="string">
            <text:p>+2.51 to +2.24</text:p>
          </table:table-cell>
          <table:table-cell table:style-name="ACE-2" office:value-type="string">
            <text:p>Posidonia fibre</text:p>
          </table:table-cell>
          <table:table-cell table:style-name="ACE-10" office:value-type="float" office:value="-8.9000000000000004">
            <text:p>−8.9</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99]=&quot;&gt;&quot;;-1;0)" office:value-type="float" office:value="0">
            <text:p>0</text:p>
          </table:table-cell>
          <table:table-cell table:style-name="ACE-18" office:value-type="float" office:value="2.1749999999999998">
            <text:p>2.17</text:p>
          </table:table-cell>
          <table:table-cell table:style-name="ACE-0" office:value-type="float" office:value="0.16800297616411444">
            <text:p>0.17</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3A</text:p>
          </table:table-cell>
          <table:table-cell table:style-name="ACE-8" office:value-type="float" office:value="5730">
            <text:p>5730</text:p>
          </table:table-cell>
          <table:table-cell table:style-name="ACE-10" office:value-type="float" office:value="95">
            <text:p>95</text:p>
          </table:table-cell>
          <table:table-cell table:style-name="ACE-2" office:value-type="string">
            <text:p>RC 5 100-190</text:p>
          </table:table-cell>
          <table:table-cell table:style-name="ACE-6" office:value-type="string">
            <text:p>+3.0 to +2.1</text:p>
          </table:table-cell>
          <table:table-cell table:style-name="ACE-2" office:value-type="string">
            <text:p>Katelysia sp.</text:p>
          </table:table-cell>
          <table:table-cell table:style-name="ACE-10" office:value-type="float" office:value="2">
            <text:p>2</text:p>
          </table:table-cell>
          <table:table-cell table:style-name="ACE-2" office:value-type="string">
            <text:p>Seagrass bank</text:p>
          </table:table-cell>
          <table:table-cell table:style-name="ACE-2" office:value-type="string">
            <text:p>T of S</text:p>
          </table:table-cell>
          <table:table-cell table:style-name="ACE-16"/>
          <table:table-cell table:style-name="ACE-16" table:formula="of:=IF([.K100]=&quot;&gt;&quot;;-1;0)" office:value-type="float" office:value="0">
            <text:p>0</text:p>
          </table:table-cell>
          <table:table-cell table:style-name="ACE-18" office:value-type="float" office:value="2.3500000000000001">
            <text:p>2.35</text:p>
          </table:table-cell>
          <table:table-cell table:style-name="ACE-0" office:value-type="float" office:value="0.46097722286464438">
            <text:p>0.46</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6</text:p>
          </table:table-cell>
          <table:table-cell table:style-name="ACE-8" office:value-type="float" office:value="5850">
            <text:p>5850</text:p>
          </table:table-cell>
          <table:table-cell table:style-name="ACE-10" office:value-type="float" office:value="105">
            <text:p>105</text:p>
          </table:table-cell>
          <table:table-cell table:style-name="ACE-2" office:value-type="string">
            <text:p>SG 51 310-320</text:p>
          </table:table-cell>
          <table:table-cell table:style-name="ACE-6" office:value-type="string">
            <text:p>-2.8 to -2.9</text:p>
          </table:table-cell>
          <table:table-cell table:style-name="ACE-2" office:value-type="string">
            <text:p>Shell hash</text:p>
          </table:table-cell>
          <table:table-cell table:style-name="ACE-10" office:value-type="float" office:value="2.3999999999999999">
            <text:p>2.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1]=&quot;&gt;&quot;;-1;0)" office:value-type="float" office:value="-1">
            <text:p>−1</text:p>
          </table:table-cell>
          <table:table-cell table:style-name="ACE-18" office:value-type="float" office:value="-3.0499999999999998">
            <text:p>−3.0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0</text:p>
          </table:table-cell>
          <table:table-cell table:style-name="ACE-8" office:value-type="float" office:value="6600">
            <text:p>6600</text:p>
          </table:table-cell>
          <table:table-cell table:style-name="ACE-10" office:value-type="float" office:value="105">
            <text:p>105</text:p>
          </table:table-cell>
          <table:table-cell table:style-name="ACE-2" office:value-type="string">
            <text:p>SG 51 304-306</text:p>
          </table:table-cell>
          <table:table-cell table:style-name="ACE-6" office:value-type="string">
            <text:p>-2.6 to -2.7</text:p>
          </table:table-cell>
          <table:table-cell table:style-name="ACE-2" office:value-type="string">
            <text:p>Oyster</text:p>
          </table:table-cell>
          <table:table-cell table:style-name="ACE-10" office:value-type="float" office:value="0.40000000000000002">
            <text:p>0.4</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2]=&quot;&gt;&quot;;-1;0)" office:value-type="float" office:value="-1">
            <text:p>−1</text:p>
          </table:table-cell>
          <table:table-cell table:style-name="ACE-18" office:value-type="float" office:value="-2.8500000000000001">
            <text:p>−2.8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2A</text:p>
          </table:table-cell>
          <table:table-cell table:style-name="ACE-8" office:value-type="float" office:value="6520">
            <text:p>6520</text:p>
          </table:table-cell>
          <table:table-cell table:style-name="ACE-10" office:value-type="float" office:value="335">
            <text:p>335</text:p>
          </table:table-cell>
          <table:table-cell table:style-name="ACE-2" office:value-type="string">
            <text:p>SG 10387-196</text:p>
          </table:table-cell>
          <table:table-cell table:style-name="ACE-6" office:value-type="string">
            <text:p>-4.77 to -4.86</text:p>
          </table:table-cell>
          <table:table-cell table:style-name="ACE-2" office:value-type="string">
            <text:p>Posidonia fibre</text:p>
          </table:table-cell>
          <table:table-cell table:style-name="ACE-10" office:value-type="float" office:value="-11.300000000000001">
            <text:p>−11.3</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3]=&quot;&gt;&quot;;-1;0)" office:value-type="float" office:value="-1">
            <text:p>−1</text:p>
          </table:table-cell>
          <table:table-cell table:style-name="ACE-18" office:value-type="float" office:value="-5.0149999999999997">
            <text:p>−5.01</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1</text:p>
          </table:table-cell>
          <table:table-cell table:style-name="ACE-8" office:value-type="float" office:value="4790">
            <text:p>4790</text:p>
          </table:table-cell>
          <table:table-cell table:style-name="ACE-10" office:value-type="float" office:value="85">
            <text:p>85</text:p>
          </table:table-cell>
          <table:table-cell table:style-name="ACE-2" office:value-type="string">
            <text:p>SG 167 146-153</text:p>
          </table:table-cell>
          <table:table-cell table:style-name="ACE-6" office:value-type="string">
            <text:p>-10.86 to -10.93</text:p>
          </table:table-cell>
          <table:table-cell table:style-name="ACE-2" office:value-type="string">
            <text:p>Oyster shell</text:p>
          </table:table-cell>
          <table:table-cell table:style-name="ACE-10" office:value-type="float" office:value="1.7">
            <text:p>1.7</text:p>
          </table:table-cell>
          <table:table-cell table:style-name="ACE-2" office:value-type="string">
            <text:p>Offshore bank</text:p>
          </table:table-cell>
          <table:table-cell table:style-name="ACE-2" office:value-type="string">
            <text:p>SB</text:p>
          </table:table-cell>
          <table:table-cell table:style-name="ACE-16" office:value-type="string">
            <text:p>&gt;</text:p>
          </table:table-cell>
          <table:table-cell table:style-name="ACE-16" table:formula="of:=IF([.K104]=&quot;&gt;&quot;;-1;0)" office:value-type="float" office:value="-1">
            <text:p>−1</text:p>
          </table:table-cell>
          <table:table-cell table:style-name="ACE-18" office:value-type="float" office:value="-10.895">
            <text:p>−10.89</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07</text:p>
          </table:table-cell>
          <table:table-cell table:style-name="ACE-8" office:value-type="float" office:value="0">
            <text:p>0</text:p>
          </table:table-cell>
          <table:table-cell table:style-name="ACE-10"/>
          <table:table-cell table:style-name="ACE-2" office:value-type="string">
            <text:p>SG 182 55-60</text:p>
          </table:table-cell>
          <table:table-cell table:style-name="ACE-6" office:value-type="string">
            <text:p>-0.95 to -1.0</text:p>
          </table:table-cell>
          <table:table-cell table:style-name="ACE-2" office:value-type="string">
            <text:p>Posidonia fibre</text:p>
          </table:table-cell>
          <table:table-cell table:style-name="ACE-10" office:value-type="float" office:value="-5">
            <text:p>−5</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5]=&quot;&gt;&quot;;-1;0)" office:value-type="float" office:value="-1">
            <text:p>−1</text:p>
          </table:table-cell>
          <table:table-cell table:style-name="ACE-18" office:value-type="float" office:value="-1.175">
            <text:p>−1.18</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B-2372</text:p>
          </table:table-cell>
          <table:table-cell table:style-name="ACE-8" office:value-type="float" office:value="4120">
            <text:p>4120</text:p>
          </table:table-cell>
          <table:table-cell table:style-name="ACE-10" office:value-type="float" office:value="80">
            <text:p>80</text:p>
          </table:table-cell>
          <table:table-cell table:style-name="ACE-2" office:value-type="string">
            <text:p>SG 182 135-139</text:p>
          </table:table-cell>
          <table:table-cell table:style-name="ACE-6" office:value-type="string">
            <text:p>-1.75 to -1.79</text:p>
          </table:table-cell>
          <table:table-cell table:style-name="ACE-2" office:value-type="string">
            <text:p>Oyster shell</text:p>
          </table:table-cell>
          <table:table-cell table:style-name="ACE-10" office:value-type="float" office:value="2.2000000000000002">
            <text:p>2.2</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6]=&quot;&gt;&quot;;-1;0)" office:value-type="float" office:value="-1">
            <text:p>−1</text:p>
          </table:table-cell>
          <table:table-cell table:style-name="ACE-18" office:value-type="float" office:value="-1.97">
            <text:p>−1.97</text:p>
          </table:table-cell>
          <table:table-cell table:style-name="ACE-0" office:value-type="float" office:value="0.10198039027185571">
            <text:p>0.1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10A</text:p>
          </table:table-cell>
          <table:table-cell table:style-name="ACE-8" office:value-type="float" office:value="7900">
            <text:p>7900</text:p>
          </table:table-cell>
          <table:table-cell table:style-name="ACE-10" office:value-type="float" office:value="95">
            <text:p>95</text:p>
          </table:table-cell>
          <table:table-cell table:style-name="ACE-2" office:value-type="string">
            <text:p>SG 182 168-174</text:p>
          </table:table-cell>
          <table:table-cell table:style-name="ACE-6" office:value-type="string">
            <text:p>-2.1 to -2.2</text:p>
          </table:table-cell>
          <table:table-cell table:style-name="ACE-2" office:value-type="string">
            <text:p>Calcareous clay</text:p>
          </table:table-cell>
          <table:table-cell table:style-name="ACE-10" office:value-type="float" office:value="0.69999999999999996">
            <text:p>0.7</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7]=&quot;&gt;&quot;;-1;0)" office:value-type="float" office:value="-1">
            <text:p>−1</text:p>
          </table:table-cell>
          <table:table-cell table:style-name="ACE-18" office:value-type="float" office:value="-2.3500000000000001">
            <text:p>−2.3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710B</text:p>
          </table:table-cell>
          <table:table-cell table:style-name="ACE-8" office:value-type="float" office:value="7300">
            <text:p>7300</text:p>
          </table:table-cell>
          <table:table-cell table:style-name="ACE-10" office:value-type="float" office:value="165">
            <text:p>165</text:p>
          </table:table-cell>
          <table:table-cell table:style-name="ACE-2" office:value-type="string">
            <text:p>SG 182 168-174</text:p>
          </table:table-cell>
          <table:table-cell table:style-name="ACE-6" office:value-type="string">
            <text:p>-2.1 to -2.2</text:p>
          </table:table-cell>
          <table:table-cell table:style-name="ACE-2" office:value-type="string">
            <text:p>Organics - fine</text:p>
          </table:table-cell>
          <table:table-cell table:style-name="ACE-10" office:value-type="float" office:value="-8.9000000000000004">
            <text:p>−8.9</text:p>
          </table:table-cell>
          <table:table-cell table:style-name="ACE-2" office:value-type="string">
            <text:p>Seagrass bank</text:p>
          </table:table-cell>
          <table:table-cell table:style-name="ACE-2" office:value-type="string">
            <text:p>SE</text:p>
          </table:table-cell>
          <table:table-cell table:style-name="ACE-16" office:value-type="string">
            <text:p>&gt;</text:p>
          </table:table-cell>
          <table:table-cell table:style-name="ACE-16" table:formula="of:=IF([.K108]=&quot;&gt;&quot;;-1;0)" office:value-type="float" office:value="-1">
            <text:p>−1</text:p>
          </table:table-cell>
          <table:table-cell table:style-name="ACE-18" office:value-type="float" office:value="-2.3500000000000001">
            <text:p>−2.35</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16</text:p>
          </table:table-cell>
          <table:table-cell table:style-name="ACE-8" office:value-type="float" office:value="7550">
            <text:p>7550</text:p>
          </table:table-cell>
          <table:table-cell table:style-name="ACE-10" office:value-type="float" office:value="195">
            <text:p>195</text:p>
          </table:table-cell>
          <table:table-cell table:style-name="ACE-2" office:value-type="string">
            <text:p>SG 267 <text:s/>330-340</text:p>
          </table:table-cell>
          <table:table-cell table:style-name="ACE-6" office:value-type="string">
            <text:p>-3.2 to -3.3</text:p>
          </table:table-cell>
          <table:table-cell table:style-name="ACE-2" office:value-type="string">
            <text:p>Organics - fine</text:p>
          </table:table-cell>
          <table:table-cell table:style-name="ACE-10" office:value-type="float" office:value="-4.7999999999999998">
            <text:p>−4.8</text:p>
          </table:table-cell>
          <table:table-cell table:style-name="ACE-2" office:value-type="string">
            <text:p>Sand bank</text:p>
          </table:table-cell>
          <table:table-cell table:style-name="ACE-2" office:value-type="string">
            <text:p>TI</text:p>
          </table:table-cell>
          <table:table-cell table:style-name="ACE-16"/>
          <table:table-cell table:style-name="ACE-16" table:formula="of:=IF([.K109]=&quot;&gt;&quot;;-1;0)" office:value-type="float" office:value="0">
            <text:p>0</text:p>
          </table:table-cell>
          <table:table-cell table:style-name="ACE-18" office:value-type="float" office:value="-4.25">
            <text:p>−4.25</text:p>
          </table:table-cell>
          <table:table-cell table:style-name="ACE-0" office:value-type="float" office:value="0.80156097709406993">
            <text:p>0.8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906</text:p>
          </table:table-cell>
          <table:table-cell table:style-name="ACE-8" office:value-type="float" office:value="6200">
            <text:p>6200</text:p>
          </table:table-cell>
          <table:table-cell table:style-name="ACE-10" office:value-type="float" office:value="140">
            <text:p>140</text:p>
          </table:table-cell>
          <table:table-cell table:style-name="ACE-2" office:value-type="string">
            <text:p><text:s/>SG 268 <text:s/>313-33</text:p>
          </table:table-cell>
          <table:table-cell table:style-name="ACE-6" office:value-type="string">
            <text:p>-7.73 to -7.93</text:p>
          </table:table-cell>
          <table:table-cell table:style-name="ACE-2" office:value-type="string">
            <text:p>Disseminated organics</text:p>
          </table:table-cell>
          <table:table-cell table:style-name="ACE-10" office:value-type="float" office:value="-17.600000000000001">
            <text:p>−17.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10]=&quot;&gt;&quot;;-1;0)" office:value-type="float" office:value="-1">
            <text:p>−1</text:p>
          </table:table-cell>
          <table:table-cell table:style-name="ACE-18" office:value-type="float" office:value="-7.8300000000000001">
            <text:p>−7.83</text:p>
          </table:table-cell>
          <table:table-cell table:style-name="ACE-0" office:value-type="float" office:value="0.14142135623730953">
            <text:p>0.14</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73</text:p>
          </table:table-cell>
          <table:table-cell table:style-name="ACE-8" office:value-type="float" office:value="6880">
            <text:p>6880</text:p>
          </table:table-cell>
          <table:table-cell table:style-name="ACE-10" office:value-type="float" office:value="85">
            <text:p>85</text:p>
          </table:table-cell>
          <table:table-cell table:style-name="ACE-2" office:value-type="string">
            <text:p>SG 279 98-105</text:p>
          </table:table-cell>
          <table:table-cell table:style-name="ACE-6" office:value-type="string">
            <text:p>-8.68 to -8.75</text:p>
          </table:table-cell>
          <table:table-cell table:style-name="ACE-2" office:value-type="string">
            <text:p>Katelysia sp.</text:p>
          </table:table-cell>
          <table:table-cell table:style-name="ACE-10" office:value-type="float" office:value="0.5">
            <text:p>0.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11]=&quot;&gt;&quot;;-1;0)" office:value-type="float" office:value="-1">
            <text:p>−1</text:p>
          </table:table-cell>
          <table:table-cell table:style-name="ACE-18" office:value-type="float" office:value="-8.7149999999999999">
            <text:p>−8.71</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b</text:p>
          </table:table-cell>
          <table:table-cell table:style-name="ACE-8" office:value-type="float" office:value="6330">
            <text:p>6330</text:p>
          </table:table-cell>
          <table:table-cell table:style-name="ACE-10" office:value-type="float" office:value="135">
            <text:p>135</text:p>
          </table:table-cell>
          <table:table-cell table:style-name="ACE-2" office:value-type="string">
            <text:p>SG 70 <text:s/>220- 227</text:p>
          </table:table-cell>
          <table:table-cell table:style-name="ACE-6" office:value-type="string">
            <text:p>-2.1 to -2.17</text:p>
          </table:table-cell>
          <table:table-cell table:style-name="ACE-2" office:value-type="string">
            <text:p>shell hash</text:p>
          </table:table-cell>
          <table:table-cell table:style-name="ACE-10" office:value-type="float" office:value="1.7">
            <text:p>1.7</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2]=&quot;&gt;&quot;;-1;0)" office:value-type="float" office:value="-1">
            <text:p>−1</text:p>
          </table:table-cell>
          <table:table-cell table:style-name="ACE-18" office:value-type="float" office:value="-2.335">
            <text:p>−2.33</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C</text:p>
          </table:table-cell>
          <table:table-cell table:style-name="ACE-8" office:value-type="float" office:value="7350">
            <text:p>7350</text:p>
          </table:table-cell>
          <table:table-cell table:style-name="ACE-10" office:value-type="float" office:value="105">
            <text:p>105</text:p>
          </table:table-cell>
          <table:table-cell table:style-name="ACE-2" office:value-type="string">
            <text:p>SG 70 <text:s/>220 -227 <text:s/></text:p>
          </table:table-cell>
          <table:table-cell table:style-name="ACE-6" office:value-type="string">
            <text:p>-2.1 to -2.17</text:p>
          </table:table-cell>
          <table:table-cell table:style-name="ACE-2" office:value-type="string">
            <text:p>Calcareous clay</text:p>
          </table:table-cell>
          <table:table-cell table:style-name="ACE-10" office:value-type="float" office:value="1.3">
            <text:p>1.3</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3]=&quot;&gt;&quot;;-1;0)" office:value-type="float" office:value="-1">
            <text:p>−1</text:p>
          </table:table-cell>
          <table:table-cell table:style-name="ACE-18" office:value-type="float" office:value="-2.335">
            <text:p>−2.33</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180D</text:p>
          </table:table-cell>
          <table:table-cell table:style-name="ACE-8" office:value-type="float" office:value="4580">
            <text:p>4580</text:p>
          </table:table-cell>
          <table:table-cell table:style-name="ACE-10" office:value-type="float" office:value="210">
            <text:p>210</text:p>
          </table:table-cell>
          <table:table-cell table:style-name="ACE-2" office:value-type="string">
            <text:p>SG 70 <text:s/>220-227</text:p>
          </table:table-cell>
          <table:table-cell table:style-name="ACE-6" office:value-type="string">
            <text:p>-2.1 to -2.17</text:p>
          </table:table-cell>
          <table:table-cell table:style-name="ACE-2" office:value-type="string">
            <text:p>Organics Fine</text:p>
          </table:table-cell>
          <table:table-cell table:style-name="ACE-10" office:value-type="float" office:value="-9.5">
            <text:p>−9.5</text:p>
          </table:table-cell>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14]=&quot;&gt;&quot;;-1;0)" office:value-type="float" office:value="-1">
            <text:p>−1</text:p>
          </table:table-cell>
          <table:table-cell table:style-name="ACE-18" office:value-type="float" office:value="0.013499999999999984">
            <text:p>0.01</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35</text:p>
          </table:table-cell>
          <table:table-cell table:style-name="ACE-8" office:value-type="float" office:value="3990">
            <text:p>3990</text:p>
          </table:table-cell>
          <table:table-cell table:style-name="ACE-10" office:value-type="float" office:value="105">
            <text:p>105</text:p>
          </table:table-cell>
          <table:table-cell table:style-name="ACE-2" office:value-type="string">
            <text:p>Blanche Hbr Chenier</text:p>
          </table:table-cell>
          <table:table-cell table:style-name="ACE-6" office:value-type="string">
            <text:p>+5</text:p>
          </table:table-cell>
          <table:table-cell table:style-name="ACE-2" office:value-type="string">
            <text:p>Mixed shells</text:p>
          </table:table-cell>
          <table:table-cell table:style-name="ACE-10" office:value-type="float" office:value="2">
            <text:p>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15]=&quot;&gt;&quot;;-1;0)" office:value-type="float" office:value="0">
            <text:p>0</text:p>
          </table:table-cell>
          <table:table-cell table:style-name="ACE-18" office:value-type="float" office:value="3.3999999999999999">
            <text:p>3.40</text:p>
          </table:table-cell>
          <table:table-cell table:style-name="ACE-0" office:value-type="float" office:value="1.3999999999999999">
            <text:p>1.40</text:p>
          </table:table-cell>
          <table:table-cell table:number-columns-repeated="242" table:style-name="ACE-5"/>
        </table:table-row>
        <table:table-row table:style-name="AROW-0">
          <table:table-cell table:style-name="ACE-2" office:value-type="string">
            <text:p>Belperio et al 1984a</text:p>
          </table:table-cell>
          <table:table-cell table:style-name="ACE-2" office:value-type="string">
            <text:p>ANU-2336</text:p>
          </table:table-cell>
          <table:table-cell table:style-name="ACE-8" office:value-type="float" office:value="5060">
            <text:p>5060</text:p>
          </table:table-cell>
          <table:table-cell table:style-name="ACE-10" office:value-type="float" office:value="105">
            <text:p>105</text:p>
          </table:table-cell>
          <table:table-cell table:style-name="ACE-2" office:value-type="string">
            <text:p>Redcliff</text:p>
          </table:table-cell>
          <table:table-cell table:style-name="ACE-6" office:value-type="string">
            <text:p>c. +5</text:p>
          </table:table-cell>
          <table:table-cell table:style-name="ACE-2" office:value-type="string">
            <text:p>Mixed Shells</text:p>
          </table:table-cell>
          <table:table-cell table:style-name="ACE-10" office:value-type="float" office:value="2">
            <text:p>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16]=&quot;&gt;&quot;;-1;0)" office:value-type="float" office:value="0">
            <text:p>0</text:p>
          </table:table-cell>
          <table:table-cell table:style-name="ACE-18" office:value-type="float" office:value="3.3999999999999999">
            <text:p>3.40</text:p>
          </table:table-cell>
          <table:table-cell table:style-name="ACE-0" office:value-type="float" office:value="1.3999999999999999">
            <text:p>1.4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1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PIRIE</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18]=&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3</text:p>
          </table:table-cell>
          <table:table-cell table:style-name="ACE-8" office:value-type="float" office:value="1170">
            <text:p>1170</text:p>
          </table:table-cell>
          <table:table-cell table:style-name="ACE-10" office:value-type="float" office:value="70">
            <text:p>70</text:p>
          </table:table-cell>
          <table:table-cell table:style-name="ACE-2" office:value-type="string">
            <text:p>PP47</text:p>
          </table:table-cell>
          <table:table-cell table:style-name="ACE-2" office:value-type="string">
            <text:p><text:s/>2.23-2.13</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19]=&quot;&gt;&quot;;-1;0)" office:value-type="float" office:value="0">
            <text:p>0</text:p>
          </table:table-cell>
          <table:table-cell table:style-name="ACE-18" office:value-type="float" office:value="0.88">
            <text:p>0.88</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3</text:p>
          </table:table-cell>
          <table:table-cell table:style-name="ACE-8" office:value-type="float" office:value="1710">
            <text:p>1710</text:p>
          </table:table-cell>
          <table:table-cell table:style-name="ACE-10" office:value-type="float" office:value="70">
            <text:p>70</text:p>
          </table:table-cell>
          <table:table-cell table:style-name="ACE-2" office:value-type="string">
            <text:p>PP41</text:p>
          </table:table-cell>
          <table:table-cell table:style-name="ACE-2" office:value-type="string">
            <text:p><text:s/>2.80-2.78</text:p>
          </table:table-cell>
          <table:table-cell table:style-name="ACE-2" office:value-type="string">
            <text:p>Anapella and Katelys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0]=&quot;&gt;&quot;;-1;0)" office:value-type="float" office:value="0">
            <text:p>0</text:p>
          </table:table-cell>
          <table:table-cell table:style-name="ACE-18" office:value-type="float" office:value="1.49">
            <text:p>1.49</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4</text:p>
          </table:table-cell>
          <table:table-cell table:style-name="ACE-8" office:value-type="float" office:value="1800">
            <text:p>1800</text:p>
          </table:table-cell>
          <table:table-cell table:style-name="ACE-10" office:value-type="float" office:value="80">
            <text:p>80</text:p>
          </table:table-cell>
          <table:table-cell table:style-name="ACE-2" office:value-type="string">
            <text:p>PP48</text:p>
          </table:table-cell>
          <table:table-cell table:style-name="ACE-2" office:value-type="string">
            <text:p><text:s/>2.56-2.44</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1]=&quot;&gt;&quot;;-1;0)" office:value-type="float" office:value="0">
            <text:p>0</text:p>
          </table:table-cell>
          <table:table-cell table:style-name="ACE-18" office:value-type="float" office:value="1.2">
            <text:p>1.20</text:p>
          </table:table-cell>
          <table:table-cell table:style-name="ACE-0" office:value-type="float" office:value="0.11661903789690602">
            <text:p>0.12</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5</text:p>
          </table:table-cell>
          <table:table-cell table:style-name="ACE-8" office:value-type="float" office:value="3945">
            <text:p>3945</text:p>
          </table:table-cell>
          <table:table-cell table:style-name="ACE-10" office:value-type="float" office:value="100">
            <text:p>100</text:p>
          </table:table-cell>
          <table:table-cell table:style-name="ACE-2" office:value-type="string">
            <text:p>PP48</text:p>
          </table:table-cell>
          <table:table-cell table:style-name="ACE-2" office:value-type="string">
            <text:p><text:s/>1.94-1.84</text:p>
          </table:table-cell>
          <table:table-cell table:style-name="ACE-2" office:value-type="string">
            <text:p>Posidonia fibres</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22]=&quot;&gt;&quot;;-1;0)" office:value-type="float" office:value="-1">
            <text:p>−1</text:p>
          </table:table-cell>
          <table:table-cell table:style-name="ACE-18" office:value-type="float" office:value="1.6899999999999999">
            <text:p>1.69</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6</text:p>
          </table:table-cell>
          <table:table-cell table:style-name="ACE-8" office:value-type="float" office:value="1900">
            <text:p>1900</text:p>
          </table:table-cell>
          <table:table-cell table:style-name="ACE-10" office:value-type="float" office:value="80">
            <text:p>80</text:p>
          </table:table-cell>
          <table:table-cell table:style-name="ACE-2" office:value-type="string">
            <text:p>PP49</text:p>
          </table:table-cell>
          <table:table-cell table:style-name="ACE-2" office:value-type="string">
            <text:p><text:s/>3.25-3.20</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3]=&quot;&gt;&quot;;-1;0)" office:value-type="float" office:value="0">
            <text:p>0</text:p>
          </table:table-cell>
          <table:table-cell table:style-name="ACE-18" office:value-type="float" office:value="1.925">
            <text:p>1.93</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7</text:p>
          </table:table-cell>
          <table:table-cell table:style-name="ACE-8" office:value-type="float" office:value="4080">
            <text:p>4080</text:p>
          </table:table-cell>
          <table:table-cell table:style-name="ACE-10" office:value-type="float" office:value="100">
            <text:p>100</text:p>
          </table:table-cell>
          <table:table-cell table:style-name="ACE-2" office:value-type="string">
            <text:p>PP43</text:p>
          </table:table-cell>
          <table:table-cell table:style-name="ACE-2" office:value-type="string">
            <text:p><text:s/>2.67-2.61</text:p>
          </table:table-cell>
          <table:table-cell table:style-name="ACE-2" office:value-type="string">
            <text:p>Tellina deltoidal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4]=&quot;&gt;&quot;;-1;0)" office:value-type="float" office:value="0">
            <text:p>0</text:p>
          </table:table-cell>
          <table:table-cell table:style-name="ACE-18" office:value-type="float" office:value="1.3400000000000001">
            <text:p>1.34</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8</text:p>
          </table:table-cell>
          <table:table-cell table:style-name="ACE-8" office:value-type="float" office:value="5835">
            <text:p>5835</text:p>
          </table:table-cell>
          <table:table-cell table:style-name="ACE-10" office:value-type="float" office:value="75">
            <text:p>75</text:p>
          </table:table-cell>
          <table:table-cell table:style-name="ACE-2" office:value-type="string">
            <text:p>PP43</text:p>
          </table:table-cell>
          <table:table-cell table:style-name="ACE-2" office:value-type="string">
            <text:p><text:s/>2.39-2.29</text:p>
          </table:table-cell>
          <table:table-cell table:style-name="ACE-2" office:value-type="string">
            <text:p>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25]=&quot;&gt;&quot;;-1;0)" office:value-type="float" office:value="0">
            <text:p>0</text:p>
          </table:table-cell>
          <table:table-cell table:style-name="ACE-18" office:value-type="float" office:value="2.1400000000000001">
            <text:p>2.14</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39</text:p>
          </table:table-cell>
          <table:table-cell table:style-name="ACE-8" office:value-type="float" office:value="5420">
            <text:p>5420</text:p>
          </table:table-cell>
          <table:table-cell table:style-name="ACE-10" office:value-type="float" office:value="100">
            <text:p>100</text:p>
          </table:table-cell>
          <table:table-cell table:style-name="ACE-2" office:value-type="string">
            <text:p>PP44</text:p>
          </table:table-cell>
          <table:table-cell table:style-name="ACE-2" office:value-type="string">
            <text:p><text:s/>2.95-2.85</text:p>
          </table:table-cell>
          <table:table-cell table:style-name="ACE-2" office:value-type="string">
            <text:p>Anapella and Katelys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6]=&quot;&gt;&quot;;-1;0)" office:value-type="float" office:value="0">
            <text:p>0</text:p>
          </table:table-cell>
          <table:table-cell table:style-name="ACE-18" office:value-type="float" office:value="1.6000000000000001">
            <text:p>1.60</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0</text:p>
          </table:table-cell>
          <table:table-cell table:style-name="ACE-8" office:value-type="float" office:value="6695">
            <text:p>6695</text:p>
          </table:table-cell>
          <table:table-cell table:style-name="ACE-10" office:value-type="float" office:value="235">
            <text:p>235</text:p>
          </table:table-cell>
          <table:table-cell table:style-name="ACE-2" office:value-type="string">
            <text:p>PP44</text:p>
          </table:table-cell>
          <table:table-cell table:style-name="ACE-2" office:value-type="string">
            <text:p><text:s/>2.43-2.33</text:p>
          </table:table-cell>
          <table:table-cell table:style-name="ACE-2" office:value-type="string">
            <text:p>samphire rootlet</text:p>
          </table:table-cell>
          <table:table-cell table:style-name="ACE-10"/>
          <table:table-cell table:style-name="ACE-2" office:value-type="string">
            <text:p>Samphire facies</text:p>
          </table:table-cell>
          <table:table-cell table:style-name="ACE-2" office:value-type="string">
            <text:p>SA</text:p>
          </table:table-cell>
          <table:table-cell table:style-name="ACE-16"/>
          <table:table-cell table:style-name="ACE-16" table:formula="of:=IF([.K127]=&quot;&gt;&quot;;-1;0)" office:value-type="float" office:value="0">
            <text:p>0</text:p>
          </table:table-cell>
          <table:table-cell table:style-name="ACE-18" office:value-type="float" office:value="-0.41999999999999998">
            <text:p>−0.42</text:p>
          </table:table-cell>
          <table:table-cell table:style-name="ACE-0" office:value-type="float" office:value="0.20615528128088306">
            <text:p>0.2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1</text:p>
          </table:table-cell>
          <table:table-cell table:style-name="ACE-8" office:value-type="float" office:value="6150">
            <text:p>6150</text:p>
          </table:table-cell>
          <table:table-cell table:style-name="ACE-10" office:value-type="float" office:value="125">
            <text:p>125</text:p>
          </table:table-cell>
          <table:table-cell table:style-name="ACE-2" office:value-type="string">
            <text:p>PP45</text:p>
          </table:table-cell>
          <table:table-cell table:style-name="ACE-2" office:value-type="string">
            <text:p><text:s/>3.46-3.36</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8]=&quot;&gt;&quot;;-1;0)" office:value-type="float" office:value="0">
            <text:p>0</text:p>
          </table:table-cell>
          <table:table-cell table:style-name="ACE-18" office:value-type="float" office:value="2.1099999999999999">
            <text:p>2.11</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442</text:p>
          </table:table-cell>
          <table:table-cell table:style-name="ACE-8" office:value-type="float" office:value="4730">
            <text:p>4730</text:p>
          </table:table-cell>
          <table:table-cell table:style-name="ACE-10" office:value-type="float" office:value="155">
            <text:p>155</text:p>
          </table:table-cell>
          <table:table-cell table:style-name="ACE-2" office:value-type="string">
            <text:p>PP46</text:p>
          </table:table-cell>
          <table:table-cell table:style-name="ACE-2" office:value-type="string">
            <text:p><text:s/>3.94-3.77</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29]=&quot;&gt;&quot;;-1;0)" office:value-type="float" office:value="0">
            <text:p>0</text:p>
          </table:table-cell>
          <table:table-cell table:style-name="ACE-18" office:value-type="float" office:value="2.5550000000000002">
            <text:p>2.56</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6</text:p>
          </table:table-cell>
          <table:table-cell table:style-name="ACE-8" office:value-type="float" office:value="1020">
            <text:p>1020</text:p>
          </table:table-cell>
          <table:table-cell table:style-name="ACE-10" office:value-type="float" office:value="90">
            <text:p>90</text:p>
          </table:table-cell>
          <table:table-cell table:style-name="ACE-2" office:value-type="string">
            <text:p>PP16</text:p>
          </table:table-cell>
          <table:table-cell table:style-name="ACE-2" office:value-type="string">
            <text:p><text:s/>0.76-0.75</text:p>
          </table:table-cell>
          <table:table-cell table:style-name="ACE-2" office:value-type="string">
            <text:p>Batillaria diemenens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0]=&quot;&gt;&quot;;-1;0)" office:value-type="float" office:value="0">
            <text:p>0</text:p>
          </table:table-cell>
          <table:table-cell table:style-name="ACE-18" office:value-type="float" office:value="-0.54500000000000004">
            <text:p>−0.55</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7</text:p>
          </table:table-cell>
          <table:table-cell table:style-name="ACE-8" office:value-type="float" office:value="3605">
            <text:p>3605</text:p>
          </table:table-cell>
          <table:table-cell table:style-name="ACE-10" office:value-type="float" office:value="60">
            <text:p>60</text:p>
          </table:table-cell>
          <table:table-cell table:style-name="ACE-2" office:value-type="string">
            <text:p>PP16</text:p>
          </table:table-cell>
          <table:table-cell table:style-name="ACE-2" office:value-type="string">
            <text:p>-0.43 to -0.45</text:p>
          </table:table-cell>
          <table:table-cell table:style-name="ACE-2" office:value-type="string">
            <text:p>Dosina victoriae</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31]=&quot;&gt;&quot;;-1;0)" office:value-type="float" office:value="-1">
            <text:p>−1</text:p>
          </table:table-cell>
          <table:table-cell table:style-name="ACE-18" office:value-type="float" office:value="-0.64000000000000001">
            <text:p>−0.64</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8</text:p>
          </table:table-cell>
          <table:table-cell table:style-name="ACE-8" office:value-type="float" office:value="6340">
            <text:p>6340</text:p>
          </table:table-cell>
          <table:table-cell table:style-name="ACE-10" office:value-type="float" office:value="60">
            <text:p>60</text:p>
          </table:table-cell>
          <table:table-cell table:style-name="ACE-2" office:value-type="string">
            <text:p>PP16</text:p>
          </table:table-cell>
          <table:table-cell table:style-name="ACE-2" office:value-type="string">
            <text:p>-1.16 to -1.14</text:p>
          </table:table-cell>
          <table:table-cell table:style-name="ACE-2" office:value-type="string">
            <text:p>small gastropods</text:p>
          </table:table-cell>
          <table:table-cell table:style-name="ACE-10"/>
          <table:table-cell table:style-name="ACE-2" office:value-type="string">
            <text:p>Base of seagrass</text:p>
          </table:table-cell>
          <table:table-cell table:style-name="ACE-2" office:value-type="string">
            <text:p>SE</text:p>
          </table:table-cell>
          <table:table-cell table:style-name="ACE-16" office:value-type="string">
            <text:p>&gt;</text:p>
          </table:table-cell>
          <table:table-cell table:style-name="ACE-16" table:formula="of:=IF([.K132]=&quot;&gt;&quot;;-1;0)" office:value-type="float" office:value="-1">
            <text:p>−1</text:p>
          </table:table-cell>
          <table:table-cell table:style-name="ACE-18" office:value-type="float" office:value="-1.3500000000000001">
            <text:p>−1.35</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2</text:p>
          </table:table-cell>
          <table:table-cell table:style-name="ACE-8" office:value-type="float" office:value="1320">
            <text:p>1320</text:p>
          </table:table-cell>
          <table:table-cell table:style-name="ACE-10" office:value-type="float" office:value="175">
            <text:p>175</text:p>
          </table:table-cell>
          <table:table-cell table:style-name="ACE-2" office:value-type="string">
            <text:p>PP36</text:p>
          </table:table-cell>
          <table:table-cell table:style-name="ACE-2" office:value-type="string">
            <text:p><text:s/>3.04-2.56</text:p>
          </table:table-cell>
          <table:table-cell table:style-name="ACE-2" office:value-type="string">
            <text:p>shell hash</text:p>
          </table:table-cell>
          <table:table-cell table:style-name="ACE-10"/>
          <table:table-cell table:style-name="ACE-2" office:value-type="string">
            <text:p>Chenier</text:p>
          </table:table-cell>
          <table:table-cell table:style-name="ACE-2" office:value-type="string">
            <text:p>CH</text:p>
          </table:table-cell>
          <table:table-cell table:style-name="ACE-16"/>
          <table:table-cell table:style-name="ACE-16" table:formula="of:=IF([.K133]=&quot;&gt;&quot;;-1;0)" office:value-type="float" office:value="0">
            <text:p>0</text:p>
          </table:table-cell>
          <table:table-cell table:style-name="ACE-18" office:value-type="float" office:value="1.2">
            <text:p>1.20</text:p>
          </table:table-cell>
          <table:table-cell table:style-name="ACE-0" office:value-type="float" office:value="1.4204224723651762">
            <text:p>1.42</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3</text:p>
          </table:table-cell>
          <table:table-cell table:style-name="ACE-8" office:value-type="float" office:value="1615">
            <text:p>1615</text:p>
          </table:table-cell>
          <table:table-cell table:style-name="ACE-10" office:value-type="float" office:value="100">
            <text:p>100</text:p>
          </table:table-cell>
          <table:table-cell table:style-name="ACE-2" office:value-type="string">
            <text:p>PP36</text:p>
          </table:table-cell>
          <table:table-cell table:style-name="ACE-2" office:value-type="string">
            <text:p><text:s/>2.26-2.12</text:p>
          </table:table-cell>
          <table:table-cell table:style-name="ACE-2" office:value-type="string">
            <text:p>mangrove remains</text:p>
          </table:table-cell>
          <table:table-cell table:style-name="ACE-10"/>
          <table:table-cell table:style-name="ACE-2" office:value-type="string">
            <text:p>Samphire </text:p>
          </table:table-cell>
          <table:table-cell table:style-name="ACE-2" office:value-type="string">
            <text:p>SA</text:p>
          </table:table-cell>
          <table:table-cell table:style-name="ACE-16"/>
          <table:table-cell table:style-name="ACE-16" table:formula="of:=IF([.K134]=&quot;&gt;&quot;;-1;0)" office:value-type="float" office:value="0">
            <text:p>0</text:p>
          </table:table-cell>
          <table:table-cell table:style-name="ACE-18" office:value-type="float" office:value="-0.60999999999999999">
            <text:p>−0.61</text:p>
          </table:table-cell>
          <table:table-cell table:style-name="ACE-0" office:value-type="float" office:value="0.21189620100417092">
            <text:p>0.2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8</text:p>
          </table:table-cell>
          <table:table-cell table:style-name="ACE-8" office:value-type="float" office:value="2215">
            <text:p>2215</text:p>
          </table:table-cell>
          <table:table-cell table:style-name="ACE-10" office:value-type="float" office:value="70">
            <text:p>70</text:p>
          </table:table-cell>
          <table:table-cell table:style-name="ACE-2" office:value-type="string">
            <text:p>PP3</text:p>
          </table:table-cell>
          <table:table-cell table:style-name="ACE-2" office:value-type="string">
            <text:p><text:s/>2.47-2.46</text:p>
          </table:table-cell>
          <table:table-cell table:style-name="ACE-2" office:value-type="string">
            <text:p>Veneridae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5]=&quot;&gt;&quot;;-1;0)" office:value-type="float" office:value="0">
            <text:p>0</text:p>
          </table:table-cell>
          <table:table-cell table:style-name="ACE-18" office:value-type="float" office:value="1.165">
            <text:p>1.17</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3</text:p>
          </table:table-cell>
          <table:table-cell table:style-name="ACE-8" office:value-type="float" office:value="3840">
            <text:p>3840</text:p>
          </table:table-cell>
          <table:table-cell table:style-name="ACE-10" office:value-type="float" office:value="90">
            <text:p>90</text:p>
          </table:table-cell>
          <table:table-cell table:style-name="ACE-2" office:value-type="string">
            <text:p>PP3</text:p>
          </table:table-cell>
          <table:table-cell table:style-name="ACE-2" office:value-type="string">
            <text:p><text:s/>1.55-1.54</text:p>
          </table:table-cell>
          <table:table-cell table:style-name="ACE-2" office:value-type="string">
            <text:p>Brachiodontes rostratu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36]=&quot;&gt;&quot;;-1;0)" office:value-type="float" office:value="0">
            <text:p>0</text:p>
          </table:table-cell>
          <table:table-cell table:style-name="ACE-18" office:value-type="float" office:value="1.345">
            <text:p>1.34</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6</text:p>
          </table:table-cell>
          <table:table-cell table:style-name="ACE-8" office:value-type="float" office:value="2895">
            <text:p>2895</text:p>
          </table:table-cell>
          <table:table-cell table:style-name="ACE-10" office:value-type="float" office:value="60">
            <text:p>60</text:p>
          </table:table-cell>
          <table:table-cell table:style-name="ACE-2" office:value-type="string">
            <text:p>PP2</text:p>
          </table:table-cell>
          <table:table-cell table:style-name="ACE-2" office:value-type="string">
            <text:p><text:s/>2.51-2.49</text:p>
          </table:table-cell>
          <table:table-cell table:style-name="ACE-2" office:value-type="string">
            <text:p>small mollusc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37]=&quot;&gt;&quot;;-1;0)" office:value-type="float" office:value="0">
            <text:p>0</text:p>
          </table:table-cell>
          <table:table-cell table:style-name="ACE-18" office:value-type="float" office:value="1.2">
            <text:p>1.20</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7</text:p>
          </table:table-cell>
          <table:table-cell table:style-name="ACE-8" office:value-type="float" office:value="3560">
            <text:p>3560</text:p>
          </table:table-cell>
          <table:table-cell table:style-name="ACE-10" office:value-type="float" office:value="65">
            <text:p>65</text:p>
          </table:table-cell>
          <table:table-cell table:style-name="ACE-2" office:value-type="string">
            <text:p>PP2</text:p>
          </table:table-cell>
          <table:table-cell table:style-name="ACE-2" office:value-type="string">
            <text:p><text:s/>1.61-1.59</text:p>
          </table:table-cell>
          <table:table-cell table:style-name="ACE-2" office:value-type="string">
            <text:p>Phasianella australi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38]=&quot;&gt;&quot;;-1;0)" office:value-type="float" office:value="0">
            <text:p>0</text:p>
          </table:table-cell>
          <table:table-cell table:style-name="ACE-18" office:value-type="float" office:value="1.3999999999999999">
            <text:p>1.40</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39</text:p>
          </table:table-cell>
          <table:table-cell table:style-name="ACE-8" office:value-type="float" office:value="460">
            <text:p>460</text:p>
          </table:table-cell>
          <table:table-cell table:style-name="ACE-10" office:value-type="float" office:value="55">
            <text:p>55</text:p>
          </table:table-cell>
          <table:table-cell table:style-name="ACE-2" office:value-type="string">
            <text:p>PP7</text:p>
          </table:table-cell>
          <table:table-cell table:style-name="ACE-2" office:value-type="string">
            <text:p><text:s/>2.38-2.37</text:p>
          </table:table-cell>
          <table:table-cell table:style-name="ACE-2" office:value-type="string">
            <text:p>Katelysia scalarina</text:p>
          </table:table-cell>
          <table:table-cell table:style-name="ACE-10"/>
          <table:table-cell table:style-name="ACE-2" office:value-type="string">
            <text:p>Samphire</text:p>
          </table:table-cell>
          <table:table-cell table:style-name="ACE-2" office:value-type="string">
            <text:p>SA</text:p>
          </table:table-cell>
          <table:table-cell table:style-name="ACE-16"/>
          <table:table-cell table:style-name="ACE-16" table:formula="of:=IF([.K139]=&quot;&gt;&quot;;-1;0)" office:value-type="float" office:value="0">
            <text:p>0</text:p>
          </table:table-cell>
          <table:table-cell table:style-name="ACE-18" office:value-type="float" office:value="-0.42499999999999999">
            <text:p>−0.42</text:p>
          </table:table-cell>
          <table:table-cell table:style-name="ACE-0" office:value-type="float" office:value="0.20006249023742559">
            <text:p>0.2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0</text:p>
          </table:table-cell>
          <table:table-cell table:style-name="ACE-8" office:value-type="float" office:value="4005">
            <text:p>4005</text:p>
          </table:table-cell>
          <table:table-cell table:style-name="ACE-10" office:value-type="float" office:value="60">
            <text:p>60</text:p>
          </table:table-cell>
          <table:table-cell table:style-name="ACE-2" office:value-type="string">
            <text:p>PP7</text:p>
          </table:table-cell>
          <table:table-cell table:style-name="ACE-2" office:value-type="string">
            <text:p><text:s/>2.20-2.19</text:p>
          </table:table-cell>
          <table:table-cell table:style-name="ACE-2" office:value-type="string">
            <text:p>Batillaria and Tellin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0]=&quot;&gt;&quot;;-1;0)" office:value-type="float" office:value="0">
            <text:p>0</text:p>
          </table:table-cell>
          <table:table-cell table:style-name="ACE-18" office:value-type="float" office:value="0.89500000000000002">
            <text:p>0.90</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1</text:p>
          </table:table-cell>
          <table:table-cell table:style-name="ACE-8" office:value-type="float" office:value="3925">
            <text:p>3925</text:p>
          </table:table-cell>
          <table:table-cell table:style-name="ACE-10" office:value-type="float" office:value="65">
            <text:p>65</text:p>
          </table:table-cell>
          <table:table-cell table:style-name="ACE-2" office:value-type="string">
            <text:p>PP8</text:p>
          </table:table-cell>
          <table:table-cell table:style-name="ACE-2" office:value-type="string">
            <text:p><text:s/>2.73-2.72</text:p>
          </table:table-cell>
          <table:table-cell table:style-name="ACE-2" office:value-type="string">
            <text:p>Tellina deltoidal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1]=&quot;&gt;&quot;;-1;0)" office:value-type="float" office:value="0">
            <text:p>0</text:p>
          </table:table-cell>
          <table:table-cell table:style-name="ACE-18" office:value-type="float" office:value="1.425">
            <text:p>1.43</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2</text:p>
          </table:table-cell>
          <table:table-cell table:style-name="ACE-8" office:value-type="float" office:value="5985">
            <text:p>5985</text:p>
          </table:table-cell>
          <table:table-cell table:style-name="ACE-10" office:value-type="float" office:value="70">
            <text:p>70</text:p>
          </table:table-cell>
          <table:table-cell table:style-name="ACE-2" office:value-type="string">
            <text:p>PP9</text:p>
          </table:table-cell>
          <table:table-cell table:style-name="ACE-2" office:value-type="string">
            <text:p><text:s/>0.19-0.17</text:p>
          </table:table-cell>
          <table:table-cell table:style-name="ACE-2" office:value-type="string">
            <text:p>Dosinia victoriae</text:p>
          </table:table-cell>
          <table:table-cell table:style-name="ACE-10"/>
          <table:table-cell table:style-name="ACE-2" office:value-type="string">
            <text:p>Seagrass</text:p>
          </table:table-cell>
          <table:table-cell table:style-name="ACE-2" office:value-type="string">
            <text:p>SE</text:p>
          </table:table-cell>
          <table:table-cell table:style-name="ACE-16" office:value-type="string">
            <text:p>&gt;</text:p>
          </table:table-cell>
          <table:table-cell table:style-name="ACE-16" table:formula="of:=IF([.K142]=&quot;&gt;&quot;;-1;0)" office:value-type="float" office:value="-1">
            <text:p>−1</text:p>
          </table:table-cell>
          <table:table-cell table:style-name="ACE-18" office:value-type="float" office:value="-0.02">
            <text:p>−0.02</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3</text:p>
          </table:table-cell>
          <table:table-cell table:style-name="ACE-8" office:value-type="float" office:value="3060">
            <text:p>3060</text:p>
          </table:table-cell>
          <table:table-cell table:style-name="ACE-10" office:value-type="float" office:value="60">
            <text:p>60</text:p>
          </table:table-cell>
          <table:table-cell table:style-name="ACE-2" office:value-type="string">
            <text:p>PP10</text:p>
          </table:table-cell>
          <table:table-cell table:style-name="ACE-2" office:value-type="string">
            <text:p><text:s/>2.52-2.51</text:p>
          </table:table-cell>
          <table:table-cell table:style-name="ACE-2" office:value-type="string">
            <text:p>Batillaria diemenensis,</text:p>
          </table:table-cell>
          <table:table-cell table:style-name="ACE-10"/>
          <table:table-cell table:style-name="ACE-2" office:value-type="string">
            <text:p><text:s/>Base of samphire</text:p>
          </table:table-cell>
          <table:table-cell table:style-name="ACE-2" office:value-type="string">
            <text:p>T of M</text:p>
          </table:table-cell>
          <table:table-cell table:style-name="ACE-16"/>
          <table:table-cell table:style-name="ACE-16" table:formula="of:=IF([.K143]=&quot;&gt;&quot;;-1;0)" office:value-type="float" office:value="0">
            <text:p>0</text:p>
          </table:table-cell>
          <table:table-cell table:style-name="ACE-18" office:value-type="float" office:value="-0.085000000000000006">
            <text:p>−0.09</text:p>
          </table:table-cell>
          <table:table-cell table:style-name="ACE-0" office:value-type="float" office:value="0.10012492197250394">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4</text:p>
          </table:table-cell>
          <table:table-cell table:style-name="ACE-8" office:value-type="float" office:value="3275">
            <text:p>3275</text:p>
          </table:table-cell>
          <table:table-cell table:style-name="ACE-10" office:value-type="float" office:value="60">
            <text:p>60</text:p>
          </table:table-cell>
          <table:table-cell table:style-name="ACE-2" office:value-type="string">
            <text:p>PP10</text:p>
          </table:table-cell>
          <table:table-cell table:style-name="ACE-2" office:value-type="string">
            <text:p><text:s/>2.44-2.42</text:p>
          </table:table-cell>
          <table:table-cell table:style-name="ACE-2" office:value-type="string">
            <text:p>Batillaria diemenensi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4]=&quot;&gt;&quot;;-1;0)" office:value-type="float" office:value="0">
            <text:p>0</text:p>
          </table:table-cell>
          <table:table-cell table:style-name="ACE-18" office:value-type="float" office:value="1.1299999999999999">
            <text:p>1.13</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4</text:p>
          </table:table-cell>
          <table:table-cell table:style-name="ACE-8" office:value-type="float" office:value="5645">
            <text:p>5645</text:p>
          </table:table-cell>
          <table:table-cell table:style-name="ACE-10" office:value-type="float" office:value="65">
            <text:p>65</text:p>
          </table:table-cell>
          <table:table-cell table:style-name="ACE-2" office:value-type="string">
            <text:p>PP10</text:p>
          </table:table-cell>
          <table:table-cell table:style-name="ACE-2" office:value-type="string">
            <text:p><text:s/>1.38-1.31</text:p>
          </table:table-cell>
          <table:table-cell table:style-name="ACE-2" office:value-type="string">
            <text:p>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45]=&quot;&gt;&quot;;-1;0)" office:value-type="float" office:value="0">
            <text:p>0</text:p>
          </table:table-cell>
          <table:table-cell table:style-name="ACE-18" office:value-type="float" office:value="1.145">
            <text:p>1.15</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A-17945</text:p>
          </table:table-cell>
          <table:table-cell table:style-name="ACE-8" office:value-type="float" office:value="2110">
            <text:p>2110</text:p>
          </table:table-cell>
          <table:table-cell table:style-name="ACE-10" office:value-type="float" office:value="55">
            <text:p>55</text:p>
          </table:table-cell>
          <table:table-cell table:style-name="ACE-2" office:value-type="string">
            <text:p>PP12</text:p>
          </table:table-cell>
          <table:table-cell table:style-name="ACE-2" office:value-type="string">
            <text:p><text:s/>2.20-2.18</text:p>
          </table:table-cell>
          <table:table-cell table:style-name="ACE-2" office:value-type="string">
            <text:p>Mactra and Batillar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6]=&quot;&gt;&quot;;-1;0)" office:value-type="float" office:value="0">
            <text:p>0</text:p>
          </table:table-cell>
          <table:table-cell table:style-name="ACE-18" office:value-type="float" office:value="0.89000000000000001">
            <text:p>0.89</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5</text:p>
          </table:table-cell>
          <table:table-cell table:style-name="ACE-8" office:value-type="float" office:value="394">
            <text:p>394</text:p>
          </table:table-cell>
          <table:table-cell table:style-name="ACE-10" office:value-type="float" office:value="60">
            <text:p>60</text:p>
          </table:table-cell>
          <table:table-cell table:style-name="ACE-2" office:value-type="string">
            <text:p>BS25</text:p>
          </table:table-cell>
          <table:table-cell table:style-name="ACE-2" office:value-type="float" office:value="1.9199999999999999">
            <text:p>1.92</text:p>
          </table:table-cell>
          <table:table-cell table:style-name="ACE-2" office:value-type="string">
            <text:p>mangrove organics</text:p>
          </table:table-cell>
          <table:table-cell table:style-name="ACE-10"/>
          <table:table-cell table:style-name="ACE-2" office:value-type="string">
            <text:p>Mangrove</text:p>
          </table:table-cell>
          <table:table-cell table:style-name="ACE-2" office:value-type="string">
            <text:p>MA</text:p>
          </table:table-cell>
          <table:table-cell table:style-name="ACE-16"/>
          <table:table-cell table:style-name="ACE-16" table:formula="of:=IF([.K147]=&quot;&gt;&quot;;-1;0)" office:value-type="float" office:value="0">
            <text:p>0</text:p>
          </table:table-cell>
          <table:table-cell table:style-name="ACE-18" office:value-type="float" office:value="-0.029999999999999999">
            <text:p>−0.03</text:p>
          </table:table-cell>
          <table:table-cell table:style-name="ACE-0" office:value-type="float" office:value="0.65000000000000002">
            <text:p>0.65</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9736</text:p>
          </table:table-cell>
          <table:table-cell table:style-name="ACE-8" office:value-type="float" office:value="1180">
            <text:p>1180</text:p>
          </table:table-cell>
          <table:table-cell table:style-name="ACE-10" office:value-type="float" office:value="50">
            <text:p>50</text:p>
          </table:table-cell>
          <table:table-cell table:style-name="ACE-2" office:value-type="string">
            <text:p>BS26</text:p>
          </table:table-cell>
          <table:table-cell table:style-name="ACE-2" office:value-type="float" office:value="1.6200000000000001">
            <text:p>1.62</text:p>
          </table:table-cell>
          <table:table-cell table:style-name="ACE-2" office:value-type="string">
            <text:p>Katelysia and Tellin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8]=&quot;&gt;&quot;;-1;0)" office:value-type="float" office:value="0">
            <text:p>0</text:p>
          </table:table-cell>
          <table:table-cell table:style-name="ACE-18" office:value-type="float" office:value="0.32000000000000001">
            <text:p>0.32</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MS-1032</text:p>
          </table:table-cell>
          <table:table-cell table:style-name="ACE-8" office:value-type="float" office:value="3345">
            <text:p>3345</text:p>
          </table:table-cell>
          <table:table-cell table:style-name="ACE-10" office:value-type="float" office:value="60">
            <text:p>60</text:p>
          </table:table-cell>
          <table:table-cell table:style-name="ACE-2" office:value-type="string">
            <text:p>PP29</text:p>
          </table:table-cell>
          <table:table-cell table:style-name="ACE-2" office:value-type="string">
            <text:p><text:s/>2.89-2.87</text:p>
          </table:table-cell>
          <table:table-cell table:style-name="ACE-2" office:value-type="string">
            <text:p>Tellina and Batillaria sp.</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49]=&quot;&gt;&quot;;-1;0)" office:value-type="float" office:value="0">
            <text:p>0</text:p>
          </table:table-cell>
          <table:table-cell table:style-name="ACE-18" office:value-type="float" office:value="1.5800000000000001">
            <text:p>1.58</text:p>
          </table:table-cell>
          <table:table-cell table:style-name="ACE-0" office:value-type="float" office:value="0.10049875621120891">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7</text:p>
          </table:table-cell>
          <table:table-cell table:style-name="ACE-8" office:value-type="float" office:value="2635">
            <text:p>2635</text:p>
          </table:table-cell>
          <table:table-cell table:style-name="ACE-10" office:value-type="float" office:value="80">
            <text:p>80</text:p>
          </table:table-cell>
          <table:table-cell table:style-name="ACE-2" office:value-type="string">
            <text:p>PP40</text:p>
          </table:table-cell>
          <table:table-cell table:style-name="ACE-2" office:value-type="string">
            <text:p><text:s/>2.08-2.03</text:p>
          </table:table-cell>
          <table:table-cell table:style-name="ACE-2" office:value-type="string">
            <text:p>Mangrove remain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0]=&quot;&gt;&quot;;-1;0)" office:value-type="float" office:value="0">
            <text:p>0</text:p>
          </table:table-cell>
          <table:table-cell table:style-name="ACE-18" office:value-type="float" office:value="0.755">
            <text:p>0.76</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4</text:p>
          </table:table-cell>
          <table:table-cell table:style-name="ACE-8" office:value-type="float" office:value="4815">
            <text:p>4815</text:p>
          </table:table-cell>
          <table:table-cell table:style-name="ACE-10" office:value-type="float" office:value="100">
            <text:p>100</text:p>
          </table:table-cell>
          <table:table-cell table:style-name="ACE-2" office:value-type="string">
            <text:p>PP38</text:p>
          </table:table-cell>
          <table:table-cell table:style-name="ACE-2" office:value-type="string">
            <text:p><text:s/>2.51-2.46</text:p>
          </table:table-cell>
          <table:table-cell table:style-name="ACE-2" office:value-type="string">
            <text:p>Detrital Posidonia fibres</text:p>
          </table:table-cell>
          <table:table-cell table:style-name="ACE-10"/>
          <table:table-cell table:style-name="ACE-2" office:value-type="string">
            <text:p>Top of seagrass</text:p>
          </table:table-cell>
          <table:table-cell table:style-name="ACE-2" office:value-type="string">
            <text:p>T of S</text:p>
          </table:table-cell>
          <table:table-cell table:style-name="ACE-16"/>
          <table:table-cell table:style-name="ACE-16" table:formula="of:=IF([.K151]=&quot;&gt;&quot;;-1;0)" office:value-type="float" office:value="0">
            <text:p>0</text:p>
          </table:table-cell>
          <table:table-cell table:style-name="ACE-18" office:value-type="float" office:value="2.2850000000000001">
            <text:p>2.29</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5</text:p>
          </table:table-cell>
          <table:table-cell table:style-name="ACE-8" office:value-type="float" office:value="2330">
            <text:p>2330</text:p>
          </table:table-cell>
          <table:table-cell table:style-name="ACE-10" office:value-type="float" office:value="105">
            <text:p>105</text:p>
          </table:table-cell>
          <table:table-cell table:style-name="ACE-2" office:value-type="string">
            <text:p>PP39</text:p>
          </table:table-cell>
          <table:table-cell table:style-name="ACE-2" office:value-type="string">
            <text:p><text:s/>2.48-2.39</text:p>
          </table:table-cell>
          <table:table-cell table:style-name="ACE-2" office:value-type="string">
            <text:p>Anapella cycladae</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2]=&quot;&gt;&quot;;-1;0)" office:value-type="float" office:value="0">
            <text:p>0</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style-name="ACE-2" office:value-type="string">
            <text:p>Harvey et al 1999</text:p>
          </table:table-cell>
          <table:table-cell table:style-name="ACE-2" office:value-type="string">
            <text:p>ANU-10146</text:p>
          </table:table-cell>
          <table:table-cell table:style-name="ACE-8" office:value-type="float" office:value="2305">
            <text:p>2305</text:p>
          </table:table-cell>
          <table:table-cell table:style-name="ACE-10" office:value-type="float" office:value="80">
            <text:p>80</text:p>
          </table:table-cell>
          <table:table-cell table:style-name="ACE-2" office:value-type="string">
            <text:p>PP39</text:p>
          </table:table-cell>
          <table:table-cell table:style-name="ACE-2" office:value-type="string">
            <text:p><text:s/>2.48-2.39</text:p>
          </table:table-cell>
          <table:table-cell table:style-name="ACE-2" office:value-type="string">
            <text:p>Organic fragments</text:p>
          </table:table-cell>
          <table:table-cell table:style-name="ACE-10"/>
          <table:table-cell table:style-name="ACE-2" office:value-type="string">
            <text:p>Top of sandflat</text:p>
          </table:table-cell>
          <table:table-cell table:style-name="ACE-2" office:value-type="string">
            <text:p>T of IF</text:p>
          </table:table-cell>
          <table:table-cell table:style-name="ACE-16"/>
          <table:table-cell table:style-name="ACE-16" table:formula="of:=IF([.K153]=&quot;&gt;&quot;;-1;0)" office:value-type="float" office:value="0">
            <text:p>0</text:p>
          </table:table-cell>
          <table:table-cell table:style-name="ACE-18" office:value-type="float" office:value="1.135">
            <text:p>1.14</text:p>
          </table:table-cell>
          <table:table-cell table:style-name="ACE-0" office:value-type="float" office:value="0.10965856099730655">
            <text:p>0.11</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54]=&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WAKEFIELD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55]=&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9RS212</text:p>
          </table:table-cell>
          <table:table-cell table:style-name="ACE-2" office:value-type="string">
            <text:p>WK-1125</text:p>
          </table:table-cell>
          <table:table-cell table:style-name="ACE-8" office:value-type="float" office:value="1290">
            <text:p>1290</text:p>
          </table:table-cell>
          <table:table-cell table:style-name="ACE-10" office:value-type="float" office:value="60">
            <text:p>60</text:p>
          </table:table-cell>
          <table:table-cell table:style-name="ACE-2" office:value-type="string">
            <text:p>S 279</text:p>
          </table:table-cell>
          <table:table-cell table:style-name="ACE-6" office:value-type="string">
            <text:p>+1.9</text:p>
          </table:table-cell>
          <table:table-cell table:style-name="ACE-2" office:value-type="string">
            <text:p>Katelysia rhytiphora</text:p>
          </table:table-cell>
          <table:table-cell table:style-name="ACE-10" office:value-type="float" office:value="2.7999999999999998">
            <text:p>2.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6]=&quot;&gt;&quot;;-1;0)" office:value-type="float" office:value="0">
            <text:p>0</text:p>
          </table:table-cell>
          <table:table-cell table:style-name="ACE-18" office:value-type="float" office:value="1.2">
            <text:p>1.2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9RS213</text:p>
          </table:table-cell>
          <table:table-cell table:style-name="ACE-2" office:value-type="string">
            <text:p>WK-1124</text:p>
          </table:table-cell>
          <table:table-cell table:style-name="ACE-8" office:value-type="float" office:value="3520">
            <text:p>3520</text:p>
          </table:table-cell>
          <table:table-cell table:style-name="ACE-10" office:value-type="float" office:value="85">
            <text:p>85</text:p>
          </table:table-cell>
          <table:table-cell table:style-name="ACE-2" office:value-type="string">
            <text:p>VC 281 176-184</text:p>
          </table:table-cell>
          <table:table-cell table:style-name="ACE-6" office:value-type="string">
            <text:p>+0.85 to 0.76</text:p>
          </table:table-cell>
          <table:table-cell table:style-name="ACE-2" office:value-type="string">
            <text:p>Katelysia rhytiphora</text:p>
          </table:table-cell>
          <table:table-cell table:style-name="ACE-10" office:value-type="float" office:value="3.7999999999999998">
            <text:p>3.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7]=&quot;&gt;&quot;;-1;0)" office:value-type="float" office:value="0">
            <text:p>0</text:p>
          </table:table-cell>
          <table:table-cell table:style-name="ACE-18" office:value-type="float" office:value="0.105">
            <text:p>0.10</text:p>
          </table:table-cell>
          <table:table-cell table:style-name="ACE-0" office:value-type="float" office:value="0.5020209158989295">
            <text:p>0.50</text:p>
          </table:table-cell>
          <table:table-cell table:number-columns-repeated="242" table:style-name="ACE-5"/>
        </table:table-row>
        <table:table-row table:style-name="AROW-0">
          <table:table-cell table:style-name="ACE-2" office:value-type="string">
            <text:p>6529RS214</text:p>
          </table:table-cell>
          <table:table-cell table:style-name="ACE-2" office:value-type="string">
            <text:p>WK-1123</text:p>
          </table:table-cell>
          <table:table-cell table:style-name="ACE-8" office:value-type="float" office:value="1910">
            <text:p>1910</text:p>
          </table:table-cell>
          <table:table-cell table:style-name="ACE-10" office:value-type="float" office:value="60">
            <text:p>60</text:p>
          </table:table-cell>
          <table:table-cell table:style-name="ACE-2" office:value-type="string">
            <text:p>S 282</text:p>
          </table:table-cell>
          <table:table-cell table:style-name="ACE-6" office:value-type="string">
            <text:p>+3.5</text:p>
          </table:table-cell>
          <table:table-cell table:style-name="ACE-2" office:value-type="string">
            <text:p>Katelysia sp.</text:p>
          </table:table-cell>
          <table:table-cell table:style-name="ACE-10" office:value-type="float" office:value="3.2000000000000002">
            <text:p>3.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58]=&quot;&gt;&quot;;-1;0)" office:value-type="float" office:value="0">
            <text:p>0</text:p>
          </table:table-cell>
          <table:table-cell table:style-name="ACE-18" office:value-type="float" office:value="2.1000000000000001">
            <text:p>2.1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15</text:p>
          </table:table-cell>
          <table:table-cell table:style-name="ACE-2" office:value-type="string">
            <text:p>WK-1122</text:p>
          </table:table-cell>
          <table:table-cell table:style-name="ACE-8" office:value-type="float" office:value="3170">
            <text:p>3170</text:p>
          </table:table-cell>
          <table:table-cell table:style-name="ACE-10" office:value-type="float" office:value="80">
            <text:p>80</text:p>
          </table:table-cell>
          <table:table-cell table:style-name="ACE-2" office:value-type="string">
            <text:p>VC 283 88-100</text:p>
          </table:table-cell>
          <table:table-cell table:style-name="ACE-6" office:value-type="string">
            <text:p>+1.89 to +1.74</text:p>
          </table:table-cell>
          <table:table-cell table:style-name="ACE-2" office:value-type="string">
            <text:p>Katelysia sp.</text:p>
          </table:table-cell>
          <table:table-cell table:style-name="ACE-10" office:value-type="float" office:value="3.1000000000000001">
            <text:p>3.1</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59]=&quot;&gt;&quot;;-1;0)" office:value-type="float" office:value="0">
            <text:p>0</text:p>
          </table:table-cell>
          <table:table-cell table:style-name="ACE-18" office:value-type="float" office:value="1.115">
            <text:p>1.11</text:p>
          </table:table-cell>
          <table:table-cell table:style-name="ACE-0" office:value-type="float" office:value="0.5055937104039171">
            <text:p>0.51</text:p>
          </table:table-cell>
          <table:table-cell table:number-columns-repeated="242" table:style-name="ACE-5"/>
        </table:table-row>
        <table:table-row table:style-name="AROW-0">
          <table:table-cell table:style-name="ACE-2" office:value-type="string">
            <text:p>6529RS216</text:p>
          </table:table-cell>
          <table:table-cell table:style-name="ACE-2" office:value-type="string">
            <text:p>WK-1121</text:p>
          </table:table-cell>
          <table:table-cell table:style-name="ACE-8" office:value-type="float" office:value="3170">
            <text:p>3170</text:p>
          </table:table-cell>
          <table:table-cell table:style-name="ACE-10" office:value-type="float" office:value="80">
            <text:p>80</text:p>
          </table:table-cell>
          <table:table-cell table:style-name="ACE-2" office:value-type="string">
            <text:p>VC 283 205-210</text:p>
          </table:table-cell>
          <table:table-cell table:style-name="ACE-6" office:value-type="string">
            <text:p>+0.40 to +0.34</text:p>
          </table:table-cell>
          <table:table-cell table:style-name="ACE-2" office:value-type="string">
            <text:p>Katelysia, Bulla botanica</text:p>
          </table:table-cell>
          <table:table-cell table:style-name="ACE-10" office:value-type="float" office:value="3.2999999999999998">
            <text:p>3.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0]=&quot;&gt;&quot;;-1;0)" office:value-type="float" office:value="-1">
            <text:p>−1</text:p>
          </table:table-cell>
          <table:table-cell table:style-name="ACE-18" office:value-type="float" office:value="0.37">
            <text:p>0.37</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529RS217</text:p>
          </table:table-cell>
          <table:table-cell table:style-name="ACE-2" office:value-type="string">
            <text:p>WK-1120</text:p>
          </table:table-cell>
          <table:table-cell table:style-name="ACE-8" office:value-type="float" office:value="1240">
            <text:p>1240</text:p>
          </table:table-cell>
          <table:table-cell table:style-name="ACE-10" office:value-type="float" office:value="60">
            <text:p>60</text:p>
          </table:table-cell>
          <table:table-cell table:style-name="ACE-2" office:value-type="string">
            <text:p>VC 284 65-68</text:p>
          </table:table-cell>
          <table:table-cell table:style-name="ACE-6" office:value-type="string">
            <text:p>+1.67 to +1.64</text:p>
          </table:table-cell>
          <table:table-cell table:style-name="ACE-2" office:value-type="string">
            <text:p>Mangrove wood</text:p>
          </table:table-cell>
          <table:table-cell table:style-name="ACE-10" office:value-type="float" office:value="-26">
            <text:p>−26</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161]=&quot;&gt;&quot;;-1;0)" office:value-type="float" office:value="0">
            <text:p>0</text:p>
          </table:table-cell>
          <table:table-cell table:style-name="ACE-18" office:value-type="float" office:value="-0.44500000000000001">
            <text:p>−0.45</text:p>
          </table:table-cell>
          <table:table-cell table:style-name="ACE-0" office:value-type="float" office:value="0.5002249493977684">
            <text:p>0.50</text:p>
          </table:table-cell>
          <table:table-cell table:number-columns-repeated="242" table:style-name="ACE-5"/>
        </table:table-row>
        <table:table-row table:style-name="AROW-0">
          <table:table-cell table:style-name="ACE-2" office:value-type="string">
            <text:p>6529RS281</text:p>
          </table:table-cell>
          <table:table-cell table:style-name="ACE-2" office:value-type="string">
            <text:p>WK-1119</text:p>
          </table:table-cell>
          <table:table-cell table:style-name="ACE-8" office:value-type="float" office:value="2960">
            <text:p>2960</text:p>
          </table:table-cell>
          <table:table-cell table:style-name="ACE-10" office:value-type="float" office:value="70">
            <text:p>70</text:p>
          </table:table-cell>
          <table:table-cell table:style-name="ACE-2" office:value-type="string">
            <text:p>VC 284 150-160</text:p>
          </table:table-cell>
          <table:table-cell table:style-name="ACE-6" office:value-type="string">
            <text:p>+0.72 to + 0.61</text:p>
          </table:table-cell>
          <table:table-cell table:style-name="ACE-2" office:value-type="string">
            <text:p>Katelysia rhytiphora</text:p>
          </table:table-cell>
          <table:table-cell table:style-name="ACE-10" office:value-type="float" office:value="2.8999999999999999">
            <text:p>2.9</text:p>
          </table:table-cell>
          <table:table-cell table:style-name="ACE-2" office:value-type="string">
            <text:p>Low Intertidal</text:p>
          </table:table-cell>
          <table:table-cell table:style-name="ACE-2" office:value-type="string">
            <text:p>IF</text:p>
          </table:table-cell>
          <table:table-cell table:style-name="ACE-16"/>
          <table:table-cell table:style-name="ACE-16" table:formula="of:=IF([.K162]=&quot;&gt;&quot;;-1;0)" office:value-type="float" office:value="0">
            <text:p>0</text:p>
          </table:table-cell>
          <table:table-cell table:style-name="ACE-18" office:value-type="float" office:value="-0.03499999999999992">
            <text:p>−0.03</text:p>
          </table:table-cell>
          <table:table-cell table:style-name="ACE-0" office:value-type="float" office:value="0.50301590432112586">
            <text:p>0.50</text:p>
          </table:table-cell>
          <table:table-cell table:number-columns-repeated="242" table:style-name="ACE-5"/>
        </table:table-row>
        <table:table-row table:style-name="AROW-0">
          <table:table-cell table:style-name="ACE-2" office:value-type="string">
            <text:p>6529RS219</text:p>
          </table:table-cell>
          <table:table-cell table:style-name="ACE-2" office:value-type="string">
            <text:p>WK-1118</text:p>
          </table:table-cell>
          <table:table-cell table:style-name="ACE-8" office:value-type="float" office:value="6820">
            <text:p>6820</text:p>
          </table:table-cell>
          <table:table-cell table:style-name="ACE-10" office:value-type="float" office:value="240">
            <text:p>240</text:p>
          </table:table-cell>
          <table:table-cell table:style-name="ACE-2" office:value-type="string">
            <text:p>VC 284 325-330</text:p>
          </table:table-cell>
          <table:table-cell table:style-name="ACE-6" office:value-type="string">
            <text:p>-1.24 to -1.30</text:p>
          </table:table-cell>
          <table:table-cell table:style-name="ACE-2" office:value-type="string">
            <text:p>Posidonia fibre</text:p>
          </table:table-cell>
          <table:table-cell table:style-name="ACE-10" office:value-type="float" office:value="-5.7999999999999998">
            <text:p>−5.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63]=&quot;&gt;&quot;;-1;0)" office:value-type="float" office:value="-1">
            <text:p>−1</text:p>
          </table:table-cell>
          <table:table-cell table:style-name="ACE-18" office:value-type="float" office:value="-1.27">
            <text:p>−1.27</text:p>
          </table:table-cell>
          <table:table-cell table:style-name="ACE-0" office:value-type="float" office:value="0.1044030650891055">
            <text:p>0.10</text:p>
          </table:table-cell>
          <table:table-cell table:number-columns-repeated="242" table:style-name="ACE-5"/>
        </table:table-row>
        <table:table-row table:style-name="AROW-0">
          <table:table-cell table:style-name="ACE-2" office:value-type="string">
            <text:p>6529RS220</text:p>
          </table:table-cell>
          <table:table-cell table:style-name="ACE-2" office:value-type="string">
            <text:p>WK-1117</text:p>
          </table:table-cell>
          <table:table-cell table:style-name="ACE-8" office:value-type="float" office:value="7070">
            <text:p>7070</text:p>
          </table:table-cell>
          <table:table-cell table:style-name="ACE-10" office:value-type="float" office:value="450">
            <text:p>450</text:p>
          </table:table-cell>
          <table:table-cell table:style-name="ACE-2" office:value-type="string">
            <text:p>VC 284 428-435</text:p>
          </table:table-cell>
          <table:table-cell table:style-name="ACE-6" office:value-type="string">
            <text:p>-2.40 to -2.48</text:p>
          </table:table-cell>
          <table:table-cell table:style-name="ACE-2" office:value-type="string">
            <text:p>Fibre and organics</text:p>
          </table:table-cell>
          <table:table-cell table:style-name="ACE-10" office:value-type="float" office:value="-12.199999999999999">
            <text:p>−12.2</text:p>
          </table:table-cell>
          <table:table-cell table:style-name="ACE-2" office:value-type="string">
            <text:p>Intertidal</text:p>
          </table:table-cell>
          <table:table-cell table:style-name="ACE-2" office:value-type="string">
            <text:p>TI</text:p>
          </table:table-cell>
          <table:table-cell table:style-name="ACE-16"/>
          <table:table-cell table:style-name="ACE-16" table:formula="of:=IF([.K164]=&quot;&gt;&quot;;-1;0)" office:value-type="float" office:value="0">
            <text:p>0</text:p>
          </table:table-cell>
          <table:table-cell table:style-name="ACE-18" office:value-type="float" office:value="-3.1400000000000001">
            <text:p>−3.14</text:p>
          </table:table-cell>
          <table:table-cell table:style-name="ACE-0" office:value-type="float" office:value="0.50159744815937812">
            <text:p>0.50</text:p>
          </table:table-cell>
          <table:table-cell table:number-columns-repeated="242" table:style-name="ACE-5"/>
        </table:table-row>
        <table:table-row table:style-name="AROW-0">
          <table:table-cell table:style-name="ACE-2" office:value-type="string">
            <text:p>6429RS129C</text:p>
          </table:table-cell>
          <table:table-cell table:style-name="ACE-2" office:value-type="string">
            <text:p>CS-564</text:p>
          </table:table-cell>
          <table:table-cell table:style-name="ACE-8" office:value-type="float" office:value="3340">
            <text:p>3340</text:p>
          </table:table-cell>
          <table:table-cell table:style-name="ACE-10" office:value-type="float" office:value="105">
            <text:p>105</text:p>
          </table:table-cell>
          <table:table-cell table:style-name="ACE-2" office:value-type="string">
            <text:p>S 286 Price C</text:p>
          </table:table-cell>
          <table:table-cell table:style-name="ACE-6" office:value-type="string">
            <text:p>c. +4</text:p>
          </table:table-cell>
          <table:table-cell table:style-name="ACE-2" office:value-type="string">
            <text:p>Katelysia sp.</text:p>
          </table:table-cell>
          <table:table-cell table:style-name="ACE-10" office:value-type="float" office:value="2.2000000000000002">
            <text:p>2.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5]=&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429RS129B</text:p>
          </table:table-cell>
          <table:table-cell table:style-name="ACE-2" office:value-type="string">
            <text:p>CS-563</text:p>
          </table:table-cell>
          <table:table-cell table:style-name="ACE-8" office:value-type="float" office:value="3580">
            <text:p>3580</text:p>
          </table:table-cell>
          <table:table-cell table:style-name="ACE-10" office:value-type="float" office:value="95">
            <text:p>95</text:p>
          </table:table-cell>
          <table:table-cell table:style-name="ACE-2" office:value-type="string">
            <text:p>S 286 Price B</text:p>
          </table:table-cell>
          <table:table-cell table:style-name="ACE-6" office:value-type="string">
            <text:p>c. +4</text:p>
          </table:table-cell>
          <table:table-cell table:style-name="ACE-2" office:value-type="string">
            <text:p>Nerita</text:p>
          </table:table-cell>
          <table:table-cell table:style-name="ACE-10" office:value-type="float" office:value="2.7000000000000002">
            <text:p>2.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6]=&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196A</text:p>
          </table:table-cell>
          <table:table-cell table:style-name="ACE-2" office:value-type="string">
            <text:p>WK-899</text:p>
          </table:table-cell>
          <table:table-cell table:style-name="ACE-8" office:value-type="float" office:value="3350">
            <text:p>3350</text:p>
          </table:table-cell>
          <table:table-cell table:style-name="ACE-10" office:value-type="float" office:value="70">
            <text:p>70</text:p>
          </table:table-cell>
          <table:table-cell table:style-name="ACE-2" office:value-type="string">
            <text:p>S 256</text:p>
          </table:table-cell>
          <table:table-cell table:style-name="ACE-6" office:value-type="string">
            <text:p>+4.25</text:p>
          </table:table-cell>
          <table:table-cell table:style-name="ACE-2" office:value-type="string">
            <text:p>Katelysia rhytiphora</text:p>
          </table:table-cell>
          <table:table-cell table:style-name="ACE-10" office:value-type="float" office:value="2.5">
            <text:p>2.5</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67]=&quot;&gt;&quot;;-1;0)" office:value-type="float" office:value="0">
            <text:p>0</text:p>
          </table:table-cell>
          <table:table-cell table:style-name="ACE-18" office:value-type="float" office:value="2.8500000000000001">
            <text:p>2.85</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9A</text:p>
          </table:table-cell>
          <table:table-cell table:style-name="ACE-2" office:value-type="string">
            <text:p>WK-900</text:p>
          </table:table-cell>
          <table:table-cell table:style-name="ACE-8" office:value-type="float" office:value="5910">
            <text:p>5910</text:p>
          </table:table-cell>
          <table:table-cell table:style-name="ACE-10" office:value-type="float" office:value="90">
            <text:p>90</text:p>
          </table:table-cell>
          <table:table-cell table:style-name="ACE-2" office:value-type="string">
            <text:p>VC 271 124-138</text:p>
          </table:table-cell>
          <table:table-cell table:style-name="ACE-6" office:value-type="string">
            <text:p>+2.56 to + 2.4</text:p>
          </table:table-cell>
          <table:table-cell table:style-name="ACE-2" office:value-type="string">
            <text:p>Posidonia fibre</text:p>
          </table:table-cell>
          <table:table-cell table:style-name="ACE-10" office:value-type="float" office:value="-14.4">
            <text:p>−14.4</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168]=&quot;&gt;&quot;;-1;0)" office:value-type="float" office:value="-1">
            <text:p>−1</text:p>
          </table:table-cell>
          <table:table-cell table:style-name="ACE-18" office:value-type="float" office:value="2.2799999999999998">
            <text:p>2.28</text:p>
          </table:table-cell>
          <table:table-cell table:style-name="ACE-0" office:value-type="float" office:value="0.12806248474865697">
            <text:p>0.13</text:p>
          </table:table-cell>
          <table:table-cell table:number-columns-repeated="242" table:style-name="ACE-5"/>
        </table:table-row>
        <table:table-row table:style-name="AROW-0">
          <table:table-cell table:style-name="ACE-2" office:value-type="string">
            <text:p>6529RS208A</text:p>
          </table:table-cell>
          <table:table-cell table:style-name="ACE-2" office:value-type="string">
            <text:p>WK-901</text:p>
          </table:table-cell>
          <table:table-cell table:style-name="ACE-8" office:value-type="float" office:value="3320">
            <text:p>3320</text:p>
          </table:table-cell>
          <table:table-cell table:style-name="ACE-10" office:value-type="float" office:value="70">
            <text:p>70</text:p>
          </table:table-cell>
          <table:table-cell table:style-name="ACE-2" office:value-type="string">
            <text:p>VC 270 180-188</text:p>
          </table:table-cell>
          <table:table-cell table:style-name="ACE-6" office:value-type="string">
            <text:p>+2.03 to +1.93</text:p>
          </table:table-cell>
          <table:table-cell table:style-name="ACE-2" office:value-type="string">
            <text:p>Katelysia sp.</text:p>
          </table:table-cell>
          <table:table-cell table:style-name="ACE-10" office:value-type="float" office:value="0.29999999999999999">
            <text:p>0.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69]=&quot;&gt;&quot;;-1;0)" office:value-type="float" office:value="0">
            <text:p>0</text:p>
          </table:table-cell>
          <table:table-cell table:style-name="ACE-18" office:value-type="float" office:value="1.28">
            <text:p>1.28</text:p>
          </table:table-cell>
          <table:table-cell table:style-name="ACE-0" office:value-type="float" office:value="0.50249378105604448">
            <text:p>0.50</text:p>
          </table:table-cell>
          <table:table-cell table:number-columns-repeated="242" table:style-name="ACE-5"/>
        </table:table-row>
        <table:table-row table:style-name="AROW-0">
          <table:table-cell table:style-name="ACE-2" office:value-type="string">
            <text:p>6529RS194A</text:p>
          </table:table-cell>
          <table:table-cell table:style-name="ACE-2" office:value-type="string">
            <text:p>WK-902</text:p>
          </table:table-cell>
          <table:table-cell table:style-name="ACE-8" office:value-type="float" office:value="6550">
            <text:p>6550</text:p>
          </table:table-cell>
          <table:table-cell table:style-name="ACE-10" office:value-type="float" office:value="80">
            <text:p>80</text:p>
          </table:table-cell>
          <table:table-cell table:style-name="ACE-2" office:value-type="string">
            <text:p>VC 254 124-132</text:p>
          </table:table-cell>
          <table:table-cell table:style-name="ACE-6" office:value-type="string">
            <text:p>+1.51 to +1.41</text:p>
          </table:table-cell>
          <table:table-cell table:style-name="ACE-2" office:value-type="string">
            <text:p>Posidonia fibre</text:p>
          </table:table-cell>
          <table:table-cell table:style-name="ACE-10" office:value-type="float" office:value="-18.699999999999999">
            <text:p>−18.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0]=&quot;&gt;&quot;;-1;0)" office:value-type="float" office:value="-1">
            <text:p>−1</text:p>
          </table:table-cell>
          <table:table-cell table:style-name="ACE-18" office:value-type="float" office:value="1.46">
            <text:p>1.46</text:p>
          </table:table-cell>
          <table:table-cell table:style-name="ACE-0" office:value-type="float" office:value="0.1118033988749895">
            <text:p>0.11</text:p>
          </table:table-cell>
          <table:table-cell table:number-columns-repeated="242" table:style-name="ACE-5"/>
        </table:table-row>
        <table:table-row table:style-name="AROW-0">
          <table:table-cell table:style-name="ACE-2" office:value-type="string">
            <text:p>6529RS193A</text:p>
          </table:table-cell>
          <table:table-cell table:style-name="ACE-2" office:value-type="string">
            <text:p>WK-903</text:p>
          </table:table-cell>
          <table:table-cell table:style-name="ACE-8" office:value-type="float" office:value="3400">
            <text:p>3400</text:p>
          </table:table-cell>
          <table:table-cell table:style-name="ACE-10" office:value-type="float" office:value="70">
            <text:p>70</text:p>
          </table:table-cell>
          <table:table-cell table:style-name="ACE-2" office:value-type="string">
            <text:p>VC 253 70-85</text:p>
          </table:table-cell>
          <table:table-cell table:style-name="ACE-6" office:value-type="string">
            <text:p>+2.44 to +2.27</text:p>
          </table:table-cell>
          <table:table-cell table:style-name="ACE-2" office:value-type="string">
            <text:p>Mixed bivalves</text:p>
          </table:table-cell>
          <table:table-cell table:style-name="ACE-10" office:value-type="float" office:value="3.7000000000000002">
            <text:p>3.7</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71]=&quot;&gt;&quot;;-1;0)" office:value-type="float" office:value="0">
            <text:p>0</text:p>
          </table:table-cell>
          <table:table-cell table:style-name="ACE-18" office:value-type="float" office:value="1.655">
            <text:p>1.66</text:p>
          </table:table-cell>
          <table:table-cell table:style-name="ACE-0" office:value-type="float" office:value="0.50717354031928752">
            <text:p>0.51</text:p>
          </table:table-cell>
          <table:table-cell table:number-columns-repeated="242" table:style-name="ACE-5"/>
        </table:table-row>
        <table:table-row table:style-name="AROW-0">
          <table:table-cell table:style-name="ACE-2" office:value-type="string">
            <text:p>6529RS193B</text:p>
          </table:table-cell>
          <table:table-cell table:style-name="ACE-2" office:value-type="string">
            <text:p>WK-904</text:p>
          </table:table-cell>
          <table:table-cell table:style-name="ACE-8" office:value-type="float" office:value="6310">
            <text:p>6310</text:p>
          </table:table-cell>
          <table:table-cell table:style-name="ACE-10" office:value-type="float" office:value="140">
            <text:p>140</text:p>
          </table:table-cell>
          <table:table-cell table:style-name="ACE-2" office:value-type="string">
            <text:p>VC 253 85-100</text:p>
          </table:table-cell>
          <table:table-cell table:style-name="ACE-6" office:value-type="string">
            <text:p>+2.27 to +2.1</text:p>
          </table:table-cell>
          <table:table-cell table:style-name="ACE-2" office:value-type="string">
            <text:p>Posidonia fibre</text:p>
          </table:table-cell>
          <table:table-cell table:style-name="ACE-10" office:value-type="float" office:value="-8.9000000000000004">
            <text:p>−8.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2]=&quot;&gt;&quot;;-1;0)" office:value-type="float" office:value="-1">
            <text:p>−1</text:p>
          </table:table-cell>
          <table:table-cell table:style-name="ACE-18" office:value-type="float" office:value="2.1850000000000001">
            <text:p>2.19</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9RS197A</text:p>
          </table:table-cell>
          <table:table-cell table:style-name="ACE-2" office:value-type="string">
            <text:p>WK-905</text:p>
          </table:table-cell>
          <table:table-cell table:style-name="ACE-8" office:value-type="float" office:value="460">
            <text:p>460</text:p>
          </table:table-cell>
          <table:table-cell table:style-name="ACE-10" office:value-type="float" office:value="130">
            <text:p>130</text:p>
          </table:table-cell>
          <table:table-cell table:style-name="ACE-2" office:value-type="string">
            <text:p>VC 257 195-200</text:p>
          </table:table-cell>
          <table:table-cell table:style-name="ACE-6" office:value-type="string">
            <text:p>-0.56 to -0.84</text:p>
          </table:table-cell>
          <table:table-cell table:style-name="ACE-2" office:value-type="string">
            <text:p>Posidonia fibre</text:p>
          </table:table-cell>
          <table:table-cell table:style-name="ACE-10" office:value-type="float" office:value="-4.2999999999999998">
            <text:p>−4.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3]=&quot;&gt;&quot;;-1;0)" office:value-type="float" office:value="-1">
            <text:p>−1</text:p>
          </table:table-cell>
          <table:table-cell table:style-name="ACE-18" office:value-type="float" office:value="-0.69999999999999996">
            <text:p>−0.70</text:p>
          </table:table-cell>
          <table:table-cell table:style-name="ACE-0" office:value-type="float" office:value="0.17204650534085256">
            <text:p>0.17</text:p>
          </table:table-cell>
          <table:table-cell table:number-columns-repeated="242" table:style-name="ACE-5"/>
        </table:table-row>
        <table:table-row table:style-name="AROW-0">
          <table:table-cell table:style-name="ACE-2" office:value-type="string">
            <text:p>6529RS197B</text:p>
          </table:table-cell>
          <table:table-cell table:style-name="ACE-2" office:value-type="string">
            <text:p>WK-906</text:p>
          </table:table-cell>
          <table:table-cell table:style-name="ACE-8" office:value-type="float" office:value="2950">
            <text:p>2950</text:p>
          </table:table-cell>
          <table:table-cell table:style-name="ACE-10" office:value-type="float" office:value="60">
            <text:p>60</text:p>
          </table:table-cell>
          <table:table-cell table:style-name="ACE-2" office:value-type="string">
            <text:p>VC 257 195-200</text:p>
          </table:table-cell>
          <table:table-cell table:style-name="ACE-6" office:value-type="string">
            <text:p>-2.49 to -2.56</text:p>
          </table:table-cell>
          <table:table-cell table:style-name="ACE-2" office:value-type="string">
            <text:p>Ostrea angasi</text:p>
          </table:table-cell>
          <table:table-cell table:style-name="ACE-10" office:value-type="float" office:value="2.6000000000000001">
            <text:p>2.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4]=&quot;&gt;&quot;;-1;0)" office:value-type="float" office:value="-1">
            <text:p>−1</text:p>
          </table:table-cell>
          <table:table-cell table:style-name="ACE-18" office:value-type="float" office:value="-2.5249999999999999">
            <text:p>−2.52</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529RS197C</text:p>
          </table:table-cell>
          <table:table-cell table:style-name="ACE-2" office:value-type="string">
            <text:p>WK-907</text:p>
          </table:table-cell>
          <table:table-cell table:style-name="ACE-8" office:value-type="float" office:value="4590">
            <text:p>4590</text:p>
          </table:table-cell>
          <table:table-cell table:style-name="ACE-10" office:value-type="float" office:value="70">
            <text:p>70</text:p>
          </table:table-cell>
          <table:table-cell table:style-name="ACE-2" office:value-type="string">
            <text:p>VC 257 200-215</text:p>
          </table:table-cell>
          <table:table-cell table:style-name="ACE-6" office:value-type="string">
            <text:p>-2.56 to -2.27</text:p>
          </table:table-cell>
          <table:table-cell table:style-name="ACE-2" office:value-type="string">
            <text:p>Brachiodontes</text:p>
          </table:table-cell>
          <table:table-cell table:style-name="ACE-10" office:value-type="float" office:value="1.8999999999999999">
            <text:p>1.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5]=&quot;&gt;&quot;;-1;0)" office:value-type="float" office:value="-1">
            <text:p>−1</text:p>
          </table:table-cell>
          <table:table-cell table:style-name="ACE-18" office:value-type="float" office:value="-2.415">
            <text:p>−2.42</text:p>
          </table:table-cell>
          <table:table-cell table:style-name="ACE-0" office:value-type="float" office:value="0.17613914953808538">
            <text:p>0.18</text:p>
          </table:table-cell>
          <table:table-cell table:number-columns-repeated="242" table:style-name="ACE-5"/>
        </table:table-row>
        <table:table-row table:style-name="AROW-0">
          <table:table-cell table:style-name="ACE-2" office:value-type="string">
            <text:p>6529RS198A</text:p>
          </table:table-cell>
          <table:table-cell table:style-name="ACE-2" office:value-type="string">
            <text:p>WK-908</text:p>
          </table:table-cell>
          <table:table-cell table:style-name="ACE-8" office:value-type="float" office:value="2660">
            <text:p>2660</text:p>
          </table:table-cell>
          <table:table-cell table:style-name="ACE-10" office:value-type="float" office:value="70">
            <text:p>70</text:p>
          </table:table-cell>
          <table:table-cell table:style-name="ACE-2" office:value-type="string">
            <text:p>VC 258 192-200</text:p>
          </table:table-cell>
          <table:table-cell table:style-name="ACE-6" office:value-type="string">
            <text:p>-2.23 to -2.34</text:p>
          </table:table-cell>
          <table:table-cell table:style-name="ACE-2" office:value-type="string">
            <text:p>Katelysia, Chlamys</text:p>
          </table:table-cell>
          <table:table-cell table:style-name="ACE-10" office:value-type="float" office:value="2.5">
            <text:p>2.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6]=&quot;&gt;&quot;;-1;0)" office:value-type="float" office:value="-1">
            <text:p>−1</text:p>
          </table:table-cell>
          <table:table-cell table:style-name="ACE-18" office:value-type="float" office:value="-2.2850000000000001">
            <text:p>−2.29</text:p>
          </table:table-cell>
          <table:table-cell table:style-name="ACE-0" office:value-type="float" office:value="0.11412712210513329">
            <text:p>0.11</text:p>
          </table:table-cell>
          <table:table-cell table:number-columns-repeated="242" table:style-name="ACE-5"/>
        </table:table-row>
        <table:table-row table:style-name="AROW-0">
          <table:table-cell table:style-name="ACE-2" office:value-type="string">
            <text:p>6529RS199A</text:p>
          </table:table-cell>
          <table:table-cell table:style-name="ACE-2" office:value-type="string">
            <text:p>WK-909</text:p>
          </table:table-cell>
          <table:table-cell table:style-name="ACE-8" office:value-type="float" office:value="3650">
            <text:p>3650</text:p>
          </table:table-cell>
          <table:table-cell table:style-name="ACE-10" office:value-type="float" office:value="160">
            <text:p>160</text:p>
          </table:table-cell>
          <table:table-cell table:style-name="ACE-2" office:value-type="string">
            <text:p>VC 259 80-90</text:p>
          </table:table-cell>
          <table:table-cell table:style-name="ACE-6" office:value-type="string">
            <text:p>-0.78 to -0.96</text:p>
          </table:table-cell>
          <table:table-cell table:style-name="ACE-2" office:value-type="string">
            <text:p>Posidonia fibre</text:p>
          </table:table-cell>
          <table:table-cell table:style-name="ACE-10" office:value-type="float" office:value="-5.5999999999999996">
            <text:p>−5.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7]=&quot;&gt;&quot;;-1;0)" office:value-type="float" office:value="-1">
            <text:p>−1</text:p>
          </table:table-cell>
          <table:table-cell table:style-name="ACE-18" office:value-type="float" office:value="-0.87">
            <text:p>−0.87</text:p>
          </table:table-cell>
          <table:table-cell table:style-name="ACE-0" office:value-type="float" office:value="0.13453624047073712">
            <text:p>0.13</text:p>
          </table:table-cell>
          <table:table-cell table:number-columns-repeated="242" table:style-name="ACE-5"/>
        </table:table-row>
        <table:table-row table:style-name="AROW-0">
          <table:table-cell table:style-name="ACE-2" office:value-type="string">
            <text:p>6529RS199B</text:p>
          </table:table-cell>
          <table:table-cell table:style-name="ACE-2" office:value-type="string">
            <text:p>WK-910</text:p>
          </table:table-cell>
          <table:table-cell table:style-name="ACE-8" office:value-type="float" office:value="4920">
            <text:p>4920</text:p>
          </table:table-cell>
          <table:table-cell table:style-name="ACE-10" office:value-type="float" office:value="80">
            <text:p>80</text:p>
          </table:table-cell>
          <table:table-cell table:style-name="ACE-2" office:value-type="string">
            <text:p>VC 259 90-99</text:p>
          </table:table-cell>
          <table:table-cell table:style-name="ACE-6" office:value-type="string">
            <text:p>-0.96 to -1.12</text:p>
          </table:table-cell>
          <table:table-cell table:style-name="ACE-2" office:value-type="string">
            <text:p>Katelysia, Ostrea</text:p>
          </table:table-cell>
          <table:table-cell table:style-name="ACE-10" office:value-type="float" office:value="2.5">
            <text:p>2.5</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8]=&quot;&gt;&quot;;-1;0)" office:value-type="float" office:value="-1">
            <text:p>−1</text:p>
          </table:table-cell>
          <table:table-cell table:style-name="ACE-18" office:value-type="float" office:value="-1.04">
            <text:p>−1.04</text:p>
          </table:table-cell>
          <table:table-cell table:style-name="ACE-0" office:value-type="float" office:value="0.12806248474865697">
            <text:p>0.13</text:p>
          </table:table-cell>
          <table:table-cell table:number-columns-repeated="242" table:style-name="ACE-5"/>
        </table:table-row>
        <table:table-row table:style-name="AROW-0">
          <table:table-cell table:style-name="ACE-2" office:value-type="string">
            <text:p>6529RS190A</text:p>
          </table:table-cell>
          <table:table-cell table:style-name="ACE-2" office:value-type="string">
            <text:p>WK-911</text:p>
          </table:table-cell>
          <table:table-cell table:style-name="ACE-8" office:value-type="float" office:value="6100">
            <text:p>6100</text:p>
          </table:table-cell>
          <table:table-cell table:style-name="ACE-10" office:value-type="float" office:value="130">
            <text:p>130</text:p>
          </table:table-cell>
          <table:table-cell table:style-name="ACE-2" office:value-type="string">
            <text:p>VC 250 170-187</text:p>
          </table:table-cell>
          <table:table-cell table:style-name="ACE-6" office:value-type="string">
            <text:p>+0.3 to +0.08</text:p>
          </table:table-cell>
          <table:table-cell table:style-name="ACE-2" office:value-type="string">
            <text:p>Posidonia fibre</text:p>
          </table:table-cell>
          <table:table-cell table:style-name="ACE-10" office:value-type="float" office:value="-12.9">
            <text:p>−12.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79]=&quot;&gt;&quot;;-1;0)" office:value-type="float" office:value="-1">
            <text:p>−1</text:p>
          </table:table-cell>
          <table:table-cell table:style-name="ACE-18" office:value-type="float" office:value="0.19">
            <text:p>0.19</text:p>
          </table:table-cell>
          <table:table-cell table:style-name="ACE-0" office:value-type="float" office:value="0.14866068747318506">
            <text:p>0.15</text:p>
          </table:table-cell>
          <table:table-cell table:number-columns-repeated="242" table:style-name="ACE-5"/>
        </table:table-row>
        <table:table-row table:style-name="AROW-0">
          <table:table-cell table:style-name="ACE-2" office:value-type="string">
            <text:p>6529RS190B</text:p>
          </table:table-cell>
          <table:table-cell table:style-name="ACE-2" office:value-type="string">
            <text:p>WK-912</text:p>
          </table:table-cell>
          <table:table-cell table:style-name="ACE-8" office:value-type="float" office:value="2410">
            <text:p>2410</text:p>
          </table:table-cell>
          <table:table-cell table:style-name="ACE-10" office:value-type="float" office:value="60">
            <text:p>60</text:p>
          </table:table-cell>
          <table:table-cell table:style-name="ACE-2" office:value-type="string">
            <text:p>VC 250 80-95</text:p>
          </table:table-cell>
          <table:table-cell table:style-name="ACE-6" office:value-type="string">
            <text:p>+1.45 to +1.26</text:p>
          </table:table-cell>
          <table:table-cell table:style-name="ACE-2" office:value-type="string">
            <text:p>Katelysia, Anapella</text:p>
          </table:table-cell>
          <table:table-cell table:style-name="ACE-10" office:value-type="float" office:value="3.5">
            <text:p>3.5</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80]=&quot;&gt;&quot;;-1;0)" office:value-type="float" office:value="0">
            <text:p>0</text:p>
          </table:table-cell>
          <table:table-cell table:style-name="ACE-18" office:value-type="float" office:value="0.65500000000000003">
            <text:p>0.66</text:p>
          </table:table-cell>
          <table:table-cell table:style-name="ACE-0" office:value-type="float" office:value="0.50894498720392167">
            <text:p>0.51</text:p>
          </table:table-cell>
          <table:table-cell table:number-columns-repeated="242" table:style-name="ACE-5"/>
        </table:table-row>
        <table:table-row table:style-name="AROW-0">
          <table:table-cell table:style-name="ACE-2" office:value-type="string">
            <text:p>6529RS191A</text:p>
          </table:table-cell>
          <table:table-cell table:style-name="ACE-2" office:value-type="string">
            <text:p>WK-913</text:p>
          </table:table-cell>
          <table:table-cell table:style-name="ACE-8" office:value-type="float" office:value="2820">
            <text:p>2820</text:p>
          </table:table-cell>
          <table:table-cell table:style-name="ACE-10" office:value-type="float" office:value="70">
            <text:p>70</text:p>
          </table:table-cell>
          <table:table-cell table:style-name="ACE-2" office:value-type="string">
            <text:p>VC 251 120-130</text:p>
          </table:table-cell>
          <table:table-cell table:style-name="ACE-6" office:value-type="string">
            <text:p>+1.53 to +1.35</text:p>
          </table:table-cell>
          <table:table-cell table:style-name="ACE-2" office:value-type="string">
            <text:p>Katelysia, Batillaria</text:p>
          </table:table-cell>
          <table:table-cell table:style-name="ACE-10" office:value-type="float" office:value="3.6000000000000001">
            <text:p>3.6</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81]=&quot;&gt;&quot;;-1;0)" office:value-type="float" office:value="0">
            <text:p>0</text:p>
          </table:table-cell>
          <table:table-cell table:style-name="ACE-18" office:value-type="float" office:value="0.73999999999999999">
            <text:p>0.74</text:p>
          </table:table-cell>
          <table:table-cell table:style-name="ACE-0" office:value-type="float" office:value="0.50803543183522148">
            <text:p>0.51</text:p>
          </table:table-cell>
          <table:table-cell table:number-columns-repeated="242" table:style-name="ACE-5"/>
        </table:table-row>
        <table:table-row table:style-name="AROW-0">
          <table:table-cell table:style-name="ACE-2" office:value-type="string">
            <text:p>6529RS202A</text:p>
          </table:table-cell>
          <table:table-cell table:style-name="ACE-2" office:value-type="string">
            <text:p>WK-895</text:p>
          </table:table-cell>
          <table:table-cell table:style-name="ACE-8" office:value-type="float" office:value="1820">
            <text:p>1820</text:p>
          </table:table-cell>
          <table:table-cell table:style-name="ACE-10" office:value-type="float" office:value="60">
            <text:p>60</text:p>
          </table:table-cell>
          <table:table-cell table:style-name="ACE-2" office:value-type="string">
            <text:p>S 262 25</text:p>
          </table:table-cell>
          <table:table-cell table:style-name="ACE-6" office:value-type="string">
            <text:p>+2.39</text:p>
          </table:table-cell>
          <table:table-cell table:style-name="ACE-2" office:value-type="string">
            <text:p>Anapella cycladea</text:p>
          </table:table-cell>
          <table:table-cell table:style-name="ACE-10" office:value-type="float" office:value="1.8999999999999999">
            <text:p>1.9</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2]=&quot;&gt;&quot;;-1;0)" office:value-type="float" office:value="0">
            <text:p>0</text:p>
          </table:table-cell>
          <table:table-cell table:style-name="ACE-18" office:value-type="float" office:value="0.98999999999999999">
            <text:p>0.99</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4A</text:p>
          </table:table-cell>
          <table:table-cell table:style-name="ACE-2" office:value-type="string">
            <text:p>WK-896</text:p>
          </table:table-cell>
          <table:table-cell table:style-name="ACE-8" office:value-type="float" office:value="1820">
            <text:p>1820</text:p>
          </table:table-cell>
          <table:table-cell table:style-name="ACE-10" office:value-type="float" office:value="60">
            <text:p>60</text:p>
          </table:table-cell>
          <table:table-cell table:style-name="ACE-2" office:value-type="string">
            <text:p>S 264</text:p>
          </table:table-cell>
          <table:table-cell table:style-name="ACE-6" office:value-type="string">
            <text:p>+3.46</text:p>
          </table:table-cell>
          <table:table-cell table:style-name="ACE-2" office:value-type="string">
            <text:p>Anapella, Katelysia</text:p>
          </table:table-cell>
          <table:table-cell table:style-name="ACE-10" office:value-type="float" office:value="3.2000000000000002">
            <text:p>3.2</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3]=&quot;&gt;&quot;;-1;0)" office:value-type="float" office:value="0">
            <text:p>0</text:p>
          </table:table-cell>
          <table:table-cell table:style-name="ACE-18" office:value-type="float" office:value="2.0600000000000001">
            <text:p>2.06</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9RS206A</text:p>
          </table:table-cell>
          <table:table-cell table:style-name="ACE-2" office:value-type="string">
            <text:p>WK-897</text:p>
          </table:table-cell>
          <table:table-cell table:style-name="ACE-8" office:value-type="float" office:value="3010">
            <text:p>3010</text:p>
          </table:table-cell>
          <table:table-cell table:style-name="ACE-10" office:value-type="float" office:value="85">
            <text:p>85</text:p>
          </table:table-cell>
          <table:table-cell table:style-name="ACE-2" office:value-type="string">
            <text:p>VC 266 60</text:p>
          </table:table-cell>
          <table:table-cell table:style-name="ACE-6" office:value-type="string">
            <text:p>+4.18</text:p>
          </table:table-cell>
          <table:table-cell table:style-name="ACE-2" office:value-type="string">
            <text:p>Anapella, Katelysia</text:p>
          </table:table-cell>
          <table:table-cell table:style-name="ACE-10" office:value-type="float" office:value="0.59999999999999998">
            <text:p>0.6</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4]=&quot;&gt;&quot;;-1;0)" office:value-type="float" office:value="0">
            <text:p>0</text:p>
          </table:table-cell>
          <table:table-cell table:style-name="ACE-18" office:value-type="float" office:value="2.7799999999999998">
            <text:p>2.78</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04</text:p>
          </table:table-cell>
          <table:table-cell table:style-name="ACE-2" office:value-type="string">
            <text:p>WK-898</text:p>
          </table:table-cell>
          <table:table-cell table:style-name="ACE-8" office:value-type="float" office:value="2020">
            <text:p>2020</text:p>
          </table:table-cell>
          <table:table-cell table:style-name="ACE-10" office:value-type="float" office:value="50">
            <text:p>50</text:p>
          </table:table-cell>
          <table:table-cell table:style-name="ACE-2" office:value-type="string">
            <text:p>Loc. <text:s/>069</text:p>
          </table:table-cell>
          <table:table-cell table:style-name="ACE-6" office:value-type="string">
            <text:p>+1.66</text:p>
          </table:table-cell>
          <table:table-cell table:style-name="ACE-2" office:value-type="string">
            <text:p>Mangrove wood</text:p>
          </table:table-cell>
          <table:table-cell table:style-name="ACE-10" office:value-type="float" office:value="-24">
            <text:p>−24</text:p>
          </table:table-cell>
          <table:table-cell table:style-name="ACE-2" office:value-type="string">
            <text:p>Mangrove </text:p>
          </table:table-cell>
          <table:table-cell table:style-name="ACE-2" office:value-type="string">
            <text:p>MA</text:p>
          </table:table-cell>
          <table:table-cell table:style-name="ACE-16"/>
          <table:table-cell table:style-name="ACE-16" table:formula="of:=IF([.K185]=&quot;&gt;&quot;;-1;0)" office:value-type="float" office:value="0">
            <text:p>0</text:p>
          </table:table-cell>
          <table:table-cell table:style-name="ACE-18" office:value-type="float" office:value="-0.44">
            <text:p>−0.44</text:p>
          </table:table-cell>
          <table:table-cell table:style-name="ACE-0" office:value-type="float" office:value="0.5">
            <text:p>0.5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8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GAWLER AREA</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187]=&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8RS440</text:p>
          </table:table-cell>
          <table:table-cell table:style-name="ACE-2" office:value-type="string">
            <text:p>WK-1116</text:p>
          </table:table-cell>
          <table:table-cell table:style-name="ACE-8" office:value-type="float" office:value="2880">
            <text:p>2880</text:p>
          </table:table-cell>
          <table:table-cell table:style-name="ACE-10" office:value-type="float" office:value="70">
            <text:p>70</text:p>
          </table:table-cell>
          <table:table-cell table:style-name="ACE-2" office:value-type="string">
            <text:p>S 288</text:p>
          </table:table-cell>
          <table:table-cell table:style-name="ACE-6" office:value-type="string">
            <text:p>c. + 5</text:p>
          </table:table-cell>
          <table:table-cell table:style-name="ACE-2" office:value-type="string">
            <text:p>Anapella cycladea</text:p>
          </table:table-cell>
          <table:table-cell table:style-name="ACE-10" office:value-type="float" office:value="2.2999999999999998">
            <text:p>2.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8]=&quot;&gt;&quot;;-1;0)" office:value-type="float" office:value="0">
            <text:p>0</text:p>
          </table:table-cell>
          <table:table-cell table:style-name="ACE-18" office:value-type="float" office:value="3.6000000000000001">
            <text:p>3.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1</text:p>
          </table:table-cell>
          <table:table-cell table:style-name="ACE-2" office:value-type="string">
            <text:p>WK-1115</text:p>
          </table:table-cell>
          <table:table-cell table:style-name="ACE-8" office:value-type="float" office:value="2070">
            <text:p>2070</text:p>
          </table:table-cell>
          <table:table-cell table:style-name="ACE-10" office:value-type="float" office:value="70">
            <text:p>70</text:p>
          </table:table-cell>
          <table:table-cell table:style-name="ACE-2" office:value-type="string">
            <text:p>S 289</text:p>
          </table:table-cell>
          <table:table-cell table:style-name="ACE-6" office:value-type="string">
            <text:p>c. + 4</text:p>
          </table:table-cell>
          <table:table-cell table:style-name="ACE-2" office:value-type="string">
            <text:p>Anapella cycladea</text:p>
          </table:table-cell>
          <table:table-cell table:style-name="ACE-10" office:value-type="float" office:value="0.29999999999999999">
            <text:p>0.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89]=&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2</text:p>
          </table:table-cell>
          <table:table-cell table:style-name="ACE-2" office:value-type="string">
            <text:p>WK-1114</text:p>
          </table:table-cell>
          <table:table-cell table:style-name="ACE-8" office:value-type="float" office:value="1790">
            <text:p>1790</text:p>
          </table:table-cell>
          <table:table-cell table:style-name="ACE-10" office:value-type="float" office:value="70">
            <text:p>70</text:p>
          </table:table-cell>
          <table:table-cell table:style-name="ACE-2" office:value-type="string">
            <text:p>S 290</text:p>
          </table:table-cell>
          <table:table-cell table:style-name="ACE-6" office:value-type="string">
            <text:p>c. + 4</text:p>
          </table:table-cell>
          <table:table-cell table:style-name="ACE-2" office:value-type="string">
            <text:p>Anapella cycladea</text:p>
          </table:table-cell>
          <table:table-cell table:style-name="ACE-10" office:value-type="float" office:value="1.7">
            <text:p>1.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90]=&quot;&gt;&quot;;-1;0)" office:value-type="float" office:value="0">
            <text:p>0</text:p>
          </table:table-cell>
          <table:table-cell table:style-name="ACE-18" office:value-type="float" office:value="2.6000000000000001">
            <text:p>2.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3</text:p>
          </table:table-cell>
          <table:table-cell table:style-name="ACE-2" office:value-type="string">
            <text:p>WK-1113</text:p>
          </table:table-cell>
          <table:table-cell table:style-name="ACE-8" office:value-type="float" office:value="410">
            <text:p>410</text:p>
          </table:table-cell>
          <table:table-cell table:style-name="ACE-10" office:value-type="float" office:value="70">
            <text:p>70</text:p>
          </table:table-cell>
          <table:table-cell table:style-name="ACE-2" office:value-type="string">
            <text:p>S 291</text:p>
          </table:table-cell>
          <table:table-cell table:style-name="ACE-6" office:value-type="string">
            <text:p>c. + 3</text:p>
          </table:table-cell>
          <table:table-cell table:style-name="ACE-2" office:value-type="string">
            <text:p>Anapella cycladea</text:p>
          </table:table-cell>
          <table:table-cell table:style-name="ACE-10" office:value-type="float" office:value="2.7000000000000002">
            <text:p>2.7</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191]=&quot;&gt;&quot;;-1;0)" office:value-type="float" office:value="0">
            <text:p>0</text:p>
          </table:table-cell>
          <table:table-cell table:style-name="ACE-18" office:value-type="float" office:value="1.6000000000000001">
            <text:p>1.60</text:p>
          </table:table-cell>
          <table:table-cell table:style-name="ACE-0" office:value-type="float" office:value="1.2">
            <text:p>1.20</text:p>
          </table:table-cell>
          <table:table-cell table:number-columns-repeated="242" table:style-name="ACE-5"/>
        </table:table-row>
        <table:table-row table:style-name="AROW-0">
          <table:table-cell table:style-name="ACE-2" office:value-type="string">
            <text:p>6528RS444</text:p>
          </table:table-cell>
          <table:table-cell table:style-name="ACE-2" office:value-type="string">
            <text:p>WK-1112</text:p>
          </table:table-cell>
          <table:table-cell table:style-name="ACE-8" office:value-type="float" office:value="910">
            <text:p>910</text:p>
          </table:table-cell>
          <table:table-cell table:style-name="ACE-10" office:value-type="float" office:value="60">
            <text:p>60</text:p>
          </table:table-cell>
          <table:table-cell table:style-name="ACE-2" office:value-type="string">
            <text:p>S 293</text:p>
          </table:table-cell>
          <table:table-cell table:style-name="ACE-6" office:value-type="string">
            <text:p>c. + 1.8</text:p>
          </table:table-cell>
          <table:table-cell table:style-name="ACE-2" office:value-type="string">
            <text:p>Katelysia sp.</text:p>
          </table:table-cell>
          <table:table-cell table:style-name="ACE-10" office:value-type="float" office:value="-1.8">
            <text:p>−1.8</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92]=&quot;&gt;&quot;;-1;0)" office:value-type="float" office:value="0">
            <text:p>0</text:p>
          </table:table-cell>
          <table:table-cell table:style-name="ACE-18" office:value-type="float" office:value="1.1000000000000001">
            <text:p>1.1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8RS380</text:p>
          </table:table-cell>
          <table:table-cell table:style-name="ACE-2" office:value-type="string">
            <text:p>WK-775</text:p>
          </table:table-cell>
          <table:table-cell table:style-name="ACE-8" office:value-type="float" office:value="2280">
            <text:p>2280</text:p>
          </table:table-cell>
          <table:table-cell table:style-name="ACE-10" office:value-type="float" office:value="80">
            <text:p>80</text:p>
          </table:table-cell>
          <table:table-cell table:style-name="ACE-2" office:value-type="string">
            <text:p>VC 144 120-132</text:p>
          </table:table-cell>
          <table:table-cell table:style-name="ACE-6" office:value-type="string">
            <text:p>+0.63 to 0.47 </text:p>
          </table:table-cell>
          <table:table-cell table:style-name="ACE-2" office:value-type="string">
            <text:p>Katelysia sp.</text:p>
          </table:table-cell>
          <table:table-cell table:style-name="ACE-10" office:value-type="float" office:value="3.2999999999999998">
            <text:p>3.3</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193]=&quot;&gt;&quot;;-1;0)" office:value-type="float" office:value="0">
            <text:p>0</text:p>
          </table:table-cell>
          <table:table-cell table:style-name="ACE-18" office:value-type="float" office:value="-0.14999999999999999">
            <text:p>−0.15</text:p>
          </table:table-cell>
          <table:table-cell table:style-name="ACE-0" office:value-type="float" office:value="0.50635955604688654">
            <text:p>0.51</text:p>
          </table:table-cell>
          <table:table-cell table:number-columns-repeated="242" table:style-name="ACE-5"/>
        </table:table-row>
        <table:table-row table:style-name="AROW-0">
          <table:table-cell table:style-name="ACE-2" office:value-type="string">
            <text:p>6528RS381</text:p>
          </table:table-cell>
          <table:table-cell table:style-name="ACE-2" office:value-type="string">
            <text:p>WK-776</text:p>
          </table:table-cell>
          <table:table-cell table:style-name="ACE-8" office:value-type="float" office:value="4260">
            <text:p>4260</text:p>
          </table:table-cell>
          <table:table-cell table:style-name="ACE-10" office:value-type="float" office:value="80">
            <text:p>80</text:p>
          </table:table-cell>
          <table:table-cell table:style-name="ACE-2" office:value-type="string">
            <text:p>VC 147 100-105</text:p>
          </table:table-cell>
          <table:table-cell table:style-name="ACE-6" office:value-type="string">
            <text:p>+1.36 to +1.31</text:p>
          </table:table-cell>
          <table:table-cell table:style-name="ACE-2" office:value-type="string">
            <text:p>Organics</text:p>
          </table:table-cell>
          <table:table-cell table:style-name="ACE-10" office:value-type="float" office:value="-13.199999999999999">
            <text:p>−13.2</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194]=&quot;&gt;&quot;;-1;0)" office:value-type="float" office:value="0">
            <text:p>0</text:p>
          </table:table-cell>
          <table:table-cell table:style-name="ACE-18" office:value-type="float" office:value="0.63500000000000001">
            <text:p>0.64</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528RS382</text:p>
          </table:table-cell>
          <table:table-cell table:style-name="ACE-2" office:value-type="string">
            <text:p>WK-777</text:p>
          </table:table-cell>
          <table:table-cell table:style-name="ACE-8" office:value-type="float" office:value="6690">
            <text:p>6690</text:p>
          </table:table-cell>
          <table:table-cell table:style-name="ACE-10" office:value-type="float" office:value="80">
            <text:p>80</text:p>
          </table:table-cell>
          <table:table-cell table:style-name="ACE-2" office:value-type="string">
            <text:p>VC 147 160-167</text:p>
          </table:table-cell>
          <table:table-cell table:style-name="ACE-6" office:value-type="string">
            <text:p>+0.74 to +0.67</text:p>
          </table:table-cell>
          <table:table-cell table:style-name="ACE-2" office:value-type="string">
            <text:p>Organics</text:p>
          </table:table-cell>
          <table:table-cell table:style-name="ACE-10" office:value-type="float" office:value="-14.9">
            <text:p>−14.9</text:p>
          </table:table-cell>
          <table:table-cell table:style-name="ACE-2" office:value-type="string">
            <text:p>Transgressive intertidal</text:p>
          </table:table-cell>
          <table:table-cell table:style-name="ACE-2" office:value-type="string">
            <text:p>TI</text:p>
          </table:table-cell>
          <table:table-cell table:style-name="ACE-16"/>
          <table:table-cell table:style-name="ACE-16" table:formula="of:=IF([.K195]=&quot;&gt;&quot;;-1;0)" office:value-type="float" office:value="0">
            <text:p>0</text:p>
          </table:table-cell>
          <table:table-cell table:style-name="ACE-18" office:value-type="float" office:value="0.0050000000000000001">
            <text:p>0.01</text:p>
          </table:table-cell>
          <table:table-cell table:style-name="ACE-0" office:value-type="float" office:value="0.50122350304031038">
            <text:p>0.50</text:p>
          </table:table-cell>
          <table:table-cell table:number-columns-repeated="242" table:style-name="ACE-5"/>
        </table:table-row>
        <table:table-row table:style-name="AROW-0">
          <table:table-cell table:style-name="ACE-2" office:value-type="string">
            <text:p>6528RS383</text:p>
          </table:table-cell>
          <table:table-cell table:style-name="ACE-2" office:value-type="string">
            <text:p>WK-778</text:p>
          </table:table-cell>
          <table:table-cell table:style-name="ACE-8" office:value-type="float" office:value="300">
            <text:p>300</text:p>
          </table:table-cell>
          <table:table-cell table:style-name="ACE-10" office:value-type="float" office:value="70">
            <text:p>70</text:p>
          </table:table-cell>
          <table:table-cell table:style-name="ACE-2" office:value-type="string">
            <text:p>VC 150 20-27</text:p>
          </table:table-cell>
          <table:table-cell table:style-name="ACE-6" office:value-type="string">
            <text:p>-0.01 to -1.76</text:p>
          </table:table-cell>
          <table:table-cell table:style-name="ACE-2" office:value-type="string">
            <text:p>Posidonia fibre</text:p>
          </table:table-cell>
          <table:table-cell table:style-name="ACE-10" office:value-type="float" office:value="-9.8000000000000007">
            <text:p>−9.8</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6]=&quot;&gt;&quot;;-1;0)" office:value-type="float" office:value="-1">
            <text:p>−1</text:p>
          </table:table-cell>
          <table:table-cell table:style-name="ACE-18" office:value-type="float" office:value="-1.085">
            <text:p>−1.08</text:p>
          </table:table-cell>
          <table:table-cell table:style-name="ACE-0" office:value-type="float" office:value="0.88069574769042691">
            <text:p>0.88</text:p>
          </table:table-cell>
          <table:table-cell table:number-columns-repeated="242" table:style-name="ACE-5"/>
        </table:table-row>
        <table:table-row table:style-name="AROW-0">
          <table:table-cell table:style-name="ACE-2" office:value-type="string">
            <text:p>6528RS384</text:p>
          </table:table-cell>
          <table:table-cell table:style-name="ACE-2" office:value-type="string">
            <text:p>WK-779</text:p>
          </table:table-cell>
          <table:table-cell table:style-name="ACE-8" office:value-type="float" office:value="820">
            <text:p>820</text:p>
          </table:table-cell>
          <table:table-cell table:style-name="ACE-10" office:value-type="float" office:value="70">
            <text:p>70</text:p>
          </table:table-cell>
          <table:table-cell table:style-name="ACE-2" office:value-type="string">
            <text:p>VC 150 64-77</text:p>
          </table:table-cell>
          <table:table-cell table:style-name="ACE-6" office:value-type="string">
            <text:p>-0.59 to -0.76</text:p>
          </table:table-cell>
          <table:table-cell table:style-name="ACE-2" office:value-type="string">
            <text:p>Posidonia fibre</text:p>
          </table:table-cell>
          <table:table-cell table:style-name="ACE-10" office:value-type="float" office:value="-6.0999999999999996">
            <text:p>−6.1</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7]=&quot;&gt;&quot;;-1;0)" office:value-type="float" office:value="-1">
            <text:p>−1</text:p>
          </table:table-cell>
          <table:table-cell table:style-name="ACE-18" office:value-type="float" office:value="-0.875">
            <text:p>−0.88</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8RS385</text:p>
          </table:table-cell>
          <table:table-cell table:style-name="ACE-2" office:value-type="string">
            <text:p>WK-780</text:p>
          </table:table-cell>
          <table:table-cell table:style-name="ACE-8" office:value-type="float" office:value="5330">
            <text:p>5330</text:p>
          </table:table-cell>
          <table:table-cell table:style-name="ACE-10" office:value-type="float" office:value="135">
            <text:p>135</text:p>
          </table:table-cell>
          <table:table-cell table:style-name="ACE-2" office:value-type="string">
            <text:p>VC 150 158-163</text:p>
          </table:table-cell>
          <table:table-cell table:style-name="ACE-6" office:value-type="string">
            <text:p>-1.82 to -1.89</text:p>
          </table:table-cell>
          <table:table-cell table:style-name="ACE-2" office:value-type="string">
            <text:p>Shell </text:p>
          </table:table-cell>
          <table:table-cell table:style-name="ACE-10" office:value-type="float" office:value="2.6000000000000001">
            <text:p>2.6</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198]=&quot;&gt;&quot;;-1;0)" office:value-type="float" office:value="-1">
            <text:p>−1</text:p>
          </table:table-cell>
          <table:table-cell table:style-name="ACE-18" office:value-type="float" office:value="-1.855">
            <text:p>−1.85</text:p>
          </table:table-cell>
          <table:table-cell table:style-name="ACE-0" office:value-type="float" office:value="0.10594810050208546">
            <text:p>0.11</text:p>
          </table:table-cell>
          <table:table-cell table:number-columns-repeated="242" table:style-name="ACE-5"/>
        </table:table-row>
        <table:table-row table:style-name="AROW-0">
          <table:table-cell table:style-name="ACE-2" office:value-type="string">
            <text:p>6528RS386</text:p>
          </table:table-cell>
          <table:table-cell table:style-name="ACE-2" office:value-type="string">
            <text:p>WK-781</text:p>
          </table:table-cell>
          <table:table-cell table:style-name="ACE-8" office:value-type="float" office:value="3570">
            <text:p>3570</text:p>
          </table:table-cell>
          <table:table-cell table:style-name="ACE-10" office:value-type="float" office:value="110">
            <text:p>110</text:p>
          </table:table-cell>
          <table:table-cell table:style-name="ACE-2" office:value-type="string">
            <text:p>VC 152 32-42</text:p>
          </table:table-cell>
          <table:table-cell table:style-name="ACE-6" office:value-type="string">
            <text:p>+0.58 to +0.41</text:p>
          </table:table-cell>
          <table:table-cell table:style-name="ACE-2" office:value-type="string">
            <text:p>Bulk Organic</text:p>
          </table:table-cell>
          <table:table-cell table:style-name="ACE-10" office:value-type="float" office:value="-6.2999999999999998">
            <text:p>−6.3</text:p>
          </table:table-cell>
          <table:table-cell table:style-name="ACE-2" office:value-type="string">
            <text:p>Subtidal seagrass</text:p>
          </table:table-cell>
          <table:table-cell table:style-name="ACE-2" office:value-type="string">
            <text:p>SE</text:p>
          </table:table-cell>
          <table:table-cell table:style-name="ACE-16" office:value-type="string">
            <text:p>&gt;</text:p>
          </table:table-cell>
          <table:table-cell table:style-name="ACE-16" table:formula="of:=IF([.K199]=&quot;&gt;&quot;;-1;0)" office:value-type="float" office:value="-1">
            <text:p>−1</text:p>
          </table:table-cell>
          <table:table-cell table:style-name="ACE-18" office:value-type="float" office:value="0.29499999999999998">
            <text:p>0.29</text:p>
          </table:table-cell>
          <table:table-cell table:style-name="ACE-0" office:value-type="float" office:value="0.1312440474840669">
            <text:p>0.13</text:p>
          </table:table-cell>
          <table:table-cell table:number-columns-repeated="242" table:style-name="ACE-5"/>
        </table:table-row>
        <table:table-row table:style-name="AROW-0">
          <table:table-cell table:style-name="ACE-2" office:value-type="string">
            <text:p>6528RS387</text:p>
          </table:table-cell>
          <table:table-cell table:style-name="ACE-2" office:value-type="string">
            <text:p>WK-782</text:p>
          </table:table-cell>
          <table:table-cell table:style-name="ACE-8" office:value-type="float" office:value="6250">
            <text:p>6250</text:p>
          </table:table-cell>
          <table:table-cell table:style-name="ACE-10" office:value-type="float" office:value="100">
            <text:p>100</text:p>
          </table:table-cell>
          <table:table-cell table:style-name="ACE-2" office:value-type="string">
            <text:p>VC 161 100-105</text:p>
          </table:table-cell>
          <table:table-cell table:style-name="ACE-6" office:value-type="string">
            <text:p>+2.16 to +2.11</text:p>
          </table:table-cell>
          <table:table-cell table:style-name="ACE-2" office:value-type="string">
            <text:p>Bulk Organic</text:p>
          </table:table-cell>
          <table:table-cell table:style-name="ACE-10" office:value-type="float" office:value="-8.3000000000000007">
            <text:p>−8.3</text:p>
          </table:table-cell>
          <table:table-cell table:style-name="ACE-2" office:value-type="string">
            <text:p>Intertidal sandflat</text:p>
          </table:table-cell>
          <table:table-cell table:style-name="ACE-2" office:value-type="string">
            <text:p>IF</text:p>
          </table:table-cell>
          <table:table-cell table:style-name="ACE-16"/>
          <table:table-cell table:style-name="ACE-16" table:formula="of:=IF([.K200]=&quot;&gt;&quot;;-1;0)" office:value-type="float" office:value="0">
            <text:p>0</text:p>
          </table:table-cell>
          <table:table-cell table:style-name="ACE-18" office:value-type="float" office:value="1.4350000000000001">
            <text:p>1.44</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528RS388</text:p>
          </table:table-cell>
          <table:table-cell table:style-name="ACE-2" office:value-type="string">
            <text:p>WK-783</text:p>
          </table:table-cell>
          <table:table-cell table:style-name="ACE-8" office:value-type="float" office:value="5700">
            <text:p>5700</text:p>
          </table:table-cell>
          <table:table-cell table:style-name="ACE-10" office:value-type="float" office:value="200">
            <text:p>200</text:p>
          </table:table-cell>
          <table:table-cell table:style-name="ACE-2" office:value-type="string">
            <text:p>VC 162 105-110</text:p>
          </table:table-cell>
          <table:table-cell table:style-name="ACE-6" office:value-type="string">
            <text:p>+1.21 to +1.16</text:p>
          </table:table-cell>
          <table:table-cell table:style-name="ACE-2" office:value-type="string">
            <text:p>Bulk Organic</text:p>
          </table:table-cell>
          <table:table-cell table:style-name="ACE-10" office:value-type="float" office:value="-7">
            <text:p>−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1]=&quot;&gt;&quot;;-1;0)" office:value-type="float" office:value="-1">
            <text:p>−1</text:p>
          </table:table-cell>
          <table:table-cell table:style-name="ACE-18" office:value-type="float" office:value="1.1850000000000001">
            <text:p>1.19</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6528RS375</text:p>
          </table:table-cell>
          <table:table-cell table:style-name="ACE-2" office:value-type="string">
            <text:p>CS-562</text:p>
          </table:table-cell>
          <table:table-cell table:style-name="ACE-8" office:value-type="float" office:value="3060">
            <text:p>3060</text:p>
          </table:table-cell>
          <table:table-cell table:style-name="ACE-10" office:value-type="float" office:value="95">
            <text:p>95</text:p>
          </table:table-cell>
          <table:table-cell table:style-name="ACE-2" office:value-type="string">
            <text:p>VC 138 160-164</text:p>
          </table:table-cell>
          <table:table-cell table:style-name="ACE-6" office:value-type="string">
            <text:p>+0.26 to +0.22</text:p>
          </table:table-cell>
          <table:table-cell table:style-name="ACE-2" office:value-type="string">
            <text:p>Katelysia sp.</text:p>
          </table:table-cell>
          <table:table-cell table:style-name="ACE-10" office:value-type="float" office:value="2.2000000000000002">
            <text:p>2.2</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02]=&quot;&gt;&quot;;-1;0)" office:value-type="float" office:value="-1">
            <text:p>−1</text:p>
          </table:table-cell>
          <table:table-cell table:style-name="ACE-18" office:value-type="float" office:value="0.23999999999999999">
            <text:p>0.24</text:p>
          </table:table-cell>
          <table:table-cell table:style-name="ACE-0" office:value-type="float" office:value="0.10198039027185571">
            <text:p>0.10</text:p>
          </table:table-cell>
          <table:table-cell table:number-columns-repeated="242" table:style-name="ACE-5"/>
        </table:table-row>
        <table:table-row table:style-name="AROW-0">
          <table:table-cell table:style-name="ACE-2" office:value-type="string">
            <text:p>6528RS374</text:p>
          </table:table-cell>
          <table:table-cell table:style-name="ACE-2" office:value-type="string">
            <text:p>SUA-2408</text:p>
          </table:table-cell>
          <table:table-cell table:style-name="ACE-8" office:value-type="float" office:value="6550">
            <text:p>6550</text:p>
          </table:table-cell>
          <table:table-cell table:style-name="ACE-10" office:value-type="float" office:value="270">
            <text:p>270</text:p>
          </table:table-cell>
          <table:table-cell table:style-name="ACE-2" office:value-type="string">
            <text:p>S 161A</text:p>
          </table:table-cell>
          <table:table-cell table:style-name="ACE-6" office:value-type="string">
            <text:p>c. +1.5</text:p>
          </table:table-cell>
          <table:table-cell table:style-name="ACE-2" office:value-type="string">
            <text:p>Organic mud</text:p>
          </table:table-cell>
          <table:table-cell table:style-name="ACE-10" office:value-type="float" office:value="-25">
            <text:p>−25</text:p>
          </table:table-cell>
          <table:table-cell table:style-name="ACE-2" office:value-type="string">
            <text:p>Transgressive samphire</text:p>
          </table:table-cell>
          <table:table-cell table:style-name="ACE-2" office:value-type="string">
            <text:p>TI</text:p>
          </table:table-cell>
          <table:table-cell table:style-name="ACE-16"/>
          <table:table-cell table:style-name="ACE-16" table:formula="of:=IF([.K203]=&quot;&gt;&quot;;-1;0)" office:value-type="float" office:value="0">
            <text:p>0</text:p>
          </table:table-cell>
          <table:table-cell table:style-name="ACE-18" office:value-type="float" office:value="-1.2">
            <text:p>−1.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3</text:p>
          </table:table-cell>
          <table:table-cell table:style-name="ACE-2" office:value-type="string">
            <text:p>CS-561</text:p>
          </table:table-cell>
          <table:table-cell table:style-name="ACE-8" office:value-type="float" office:value="2020">
            <text:p>2020</text:p>
          </table:table-cell>
          <table:table-cell table:style-name="ACE-10" office:value-type="float" office:value="95">
            <text:p>95</text:p>
          </table:table-cell>
          <table:table-cell table:style-name="ACE-2" office:value-type="string">
            <text:p>S 161</text:p>
          </table:table-cell>
          <table:table-cell table:style-name="ACE-6" office:value-type="string">
            <text:p>+4.16</text:p>
          </table:table-cell>
          <table:table-cell table:style-name="ACE-2" office:value-type="string">
            <text:p>Katelysia sp. </text:p>
          </table:table-cell>
          <table:table-cell table:style-name="ACE-10" office:value-type="float" office:value="2.2999999999999998">
            <text:p>2.3</text:p>
          </table:table-cell>
          <table:table-cell table:style-name="ACE-2" office:value-type="string">
            <text:p>Beach Ridge</text:p>
          </table:table-cell>
          <table:table-cell table:style-name="ACE-2" office:value-type="string">
            <text:p>CH</text:p>
          </table:table-cell>
          <table:table-cell table:style-name="ACE-16"/>
          <table:table-cell table:style-name="ACE-16" table:formula="of:=IF([.K204]=&quot;&gt;&quot;;-1;0)" office:value-type="float" office:value="0">
            <text:p>0</text:p>
          </table:table-cell>
          <table:table-cell table:style-name="ACE-18" office:value-type="float" office:value="2.7599999999999998">
            <text:p>2.76</text:p>
          </table:table-cell>
          <table:table-cell table:style-name="ACE-0" office:value-type="float" office:value="1.2">
            <text:p>1.2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05]=&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PORT ADELAIDE &amp; GILLMAN</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06]=&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628RS2633</text:p>
          </table:table-cell>
          <table:table-cell table:style-name="ACE-2" office:value-type="string">
            <text:p>WK-784</text:p>
          </table:table-cell>
          <table:table-cell table:style-name="ACE-8" office:value-type="float" office:value="2530">
            <text:p>2530</text:p>
          </table:table-cell>
          <table:table-cell table:style-name="ACE-10" office:value-type="float" office:value="80">
            <text:p>80</text:p>
          </table:table-cell>
          <table:table-cell table:style-name="ACE-2" office:value-type="string">
            <text:p>VC 146 36-44</text:p>
          </table:table-cell>
          <table:table-cell table:style-name="ACE-6" office:value-type="string">
            <text:p>+1.5 to +1.4</text:p>
          </table:table-cell>
          <table:table-cell table:style-name="ACE-2" office:value-type="string">
            <text:p>Katelysia, Anapella</text:p>
          </table:table-cell>
          <table:table-cell table:style-name="ACE-10" office:value-type="float" office:value="1.8999999999999999">
            <text:p>1.9</text:p>
          </table:table-cell>
          <table:table-cell table:style-name="ACE-2" office:value-type="string">
            <text:p>Intertidal Sand</text:p>
          </table:table-cell>
          <table:table-cell table:style-name="ACE-2" office:value-type="string">
            <text:p>IF</text:p>
          </table:table-cell>
          <table:table-cell table:style-name="ACE-16"/>
          <table:table-cell table:style-name="ACE-16" table:formula="of:=IF([.K207]=&quot;&gt;&quot;;-1;0)" office:value-type="float" office:value="0">
            <text:p>0</text:p>
          </table:table-cell>
          <table:table-cell table:style-name="ACE-18" office:value-type="float" office:value="0.75">
            <text:p>0.75</text:p>
          </table:table-cell>
          <table:table-cell table:style-name="ACE-0" office:value-type="float" office:value="0.50249378105604448">
            <text:p>0.50</text:p>
          </table:table-cell>
          <table:table-cell table:number-columns-repeated="242" table:style-name="ACE-5"/>
        </table:table-row>
        <table:table-row table:style-name="AROW-0">
          <table:table-cell table:style-name="ACE-2" office:value-type="string">
            <text:p>6628RS2634</text:p>
          </table:table-cell>
          <table:table-cell table:style-name="ACE-2" office:value-type="string">
            <text:p>WK-785</text:p>
          </table:table-cell>
          <table:table-cell table:style-name="ACE-8" office:value-type="float" office:value="1890">
            <text:p>1890</text:p>
          </table:table-cell>
          <table:table-cell table:style-name="ACE-10" office:value-type="float" office:value="70">
            <text:p>70</text:p>
          </table:table-cell>
          <table:table-cell table:style-name="ACE-2" office:value-type="string">
            <text:p>VC 154 64-70</text:p>
          </table:table-cell>
          <table:table-cell table:style-name="ACE-6" office:value-type="string">
            <text:p>+0.97 to +0.9</text:p>
          </table:table-cell>
          <table:table-cell table:style-name="ACE-2" office:value-type="string">
            <text:p>Katelysia sp.</text:p>
          </table:table-cell>
          <table:table-cell table:style-name="ACE-10" office:value-type="float" office:value="0.80000000000000004">
            <text:p>0.8</text:p>
          </table:table-cell>
          <table:table-cell table:style-name="ACE-2" office:value-type="string">
            <text:p>Intertidal Sandflat</text:p>
          </table:table-cell>
          <table:table-cell table:style-name="ACE-2" office:value-type="string">
            <text:p>IF</text:p>
          </table:table-cell>
          <table:table-cell table:style-name="ACE-16"/>
          <table:table-cell table:style-name="ACE-16" table:formula="of:=IF([.K208]=&quot;&gt;&quot;;-1;0)" office:value-type="float" office:value="0">
            <text:p>0</text:p>
          </table:table-cell>
          <table:table-cell table:style-name="ACE-18" office:value-type="float" office:value="0.23499999999999999">
            <text:p>0.23</text:p>
          </table:table-cell>
          <table:table-cell table:style-name="ACE-0" office:value-type="float" office:value="0.50122350304031038">
            <text:p>0.50</text:p>
          </table:table-cell>
          <table:table-cell table:number-columns-repeated="242" table:style-name="ACE-5"/>
        </table:table-row>
        <table:table-row table:style-name="AROW-0">
          <table:table-cell table:style-name="ACE-2" office:value-type="string">
            <text:p>6628RS2635</text:p>
          </table:table-cell>
          <table:table-cell table:style-name="ACE-2" office:value-type="string">
            <text:p>WK-786</text:p>
          </table:table-cell>
          <table:table-cell table:style-name="ACE-8" office:value-type="float" office:value="2650">
            <text:p>2650</text:p>
          </table:table-cell>
          <table:table-cell table:style-name="ACE-10" office:value-type="float" office:value="80">
            <text:p>80</text:p>
          </table:table-cell>
          <table:table-cell table:style-name="ACE-2" office:value-type="string">
            <text:p>VC 156 75-80</text:p>
          </table:table-cell>
          <table:table-cell table:style-name="ACE-6" office:value-type="string">
            <text:p>+0.39 to <text:s/>+0.34</text:p>
          </table:table-cell>
          <table:table-cell table:style-name="ACE-2" office:value-type="string">
            <text:p>Katelysia rhytiphora</text:p>
          </table:table-cell>
          <table:table-cell table:style-name="ACE-10" office:value-type="float" office:value="2.6000000000000001">
            <text:p>2.6</text:p>
          </table:table-cell>
          <table:table-cell table:style-name="ACE-2" office:value-type="string">
            <text:p>Intertidal</text:p>
          </table:table-cell>
          <table:table-cell table:style-name="ACE-2" office:value-type="string">
            <text:p>IF</text:p>
          </table:table-cell>
          <table:table-cell table:style-name="ACE-16"/>
          <table:table-cell table:style-name="ACE-16" table:formula="of:=IF([.K209]=&quot;&gt;&quot;;-1;0)" office:value-type="float" office:value="0">
            <text:p>0</text:p>
          </table:table-cell>
          <table:table-cell table:style-name="ACE-18" office:value-type="float" office:value="-0.66349999999999998">
            <text:p>−0.66</text:p>
          </table:table-cell>
          <table:table-cell table:style-name="ACE-0" office:value-type="float" office:value="0.50062460986251966">
            <text:p>0.50</text:p>
          </table:table-cell>
          <table:table-cell table:number-columns-repeated="242" table:style-name="ACE-5"/>
        </table:table-row>
        <table:table-row table:style-name="AROW-0">
          <table:table-cell table:style-name="ACE-2" office:value-type="string">
            <text:p>6628RS2636</text:p>
          </table:table-cell>
          <table:table-cell table:style-name="ACE-2" office:value-type="string">
            <text:p>WK-787</text:p>
          </table:table-cell>
          <table:table-cell table:style-name="ACE-8" office:value-type="float" office:value="3420">
            <text:p>3420</text:p>
          </table:table-cell>
          <table:table-cell table:style-name="ACE-10" office:value-type="float" office:value="140">
            <text:p>140</text:p>
          </table:table-cell>
          <table:table-cell table:style-name="ACE-2" office:value-type="string">
            <text:p>VC 156 166</text:p>
          </table:table-cell>
          <table:table-cell table:style-name="ACE-6" office:value-type="float" office:value="-0.58999999999999997">
            <text:p>−0.59</text:p>
          </table:table-cell>
          <table:table-cell table:style-name="ACE-2" office:value-type="string">
            <text:p>Phasianella australis</text:p>
          </table:table-cell>
          <table:table-cell table:style-name="ACE-10" office:value-type="float" office:value="2">
            <text:p>2</text:p>
          </table:table-cell>
          <table:table-cell table:style-name="ACE-2" office:value-type="string">
            <text:p>Seagrass facies</text:p>
          </table:table-cell>
          <table:table-cell table:style-name="ACE-2" office:value-type="string">
            <text:p>SE</text:p>
          </table:table-cell>
          <table:table-cell table:style-name="ACE-16" office:value-type="string">
            <text:p>&gt;</text:p>
          </table:table-cell>
          <table:table-cell table:style-name="ACE-16" table:formula="of:=IF([.K210]=&quot;&gt;&quot;;-1;0)" office:value-type="float" office:value="-1">
            <text:p>−1</text:p>
          </table:table-cell>
          <table:table-cell table:style-name="ACE-18" office:value-type="float" office:value="-0.79000000000000004">
            <text:p>−0.79</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628RS2637</text:p>
          </table:table-cell>
          <table:table-cell table:style-name="ACE-2" office:value-type="string">
            <text:p>WK-788</text:p>
          </table:table-cell>
          <table:table-cell table:style-name="ACE-8" office:value-type="float" office:value="4790">
            <text:p>4790</text:p>
          </table:table-cell>
          <table:table-cell table:style-name="ACE-10" office:value-type="float" office:value="80">
            <text:p>80</text:p>
          </table:table-cell>
          <table:table-cell table:style-name="ACE-2" office:value-type="string">
            <text:p>VC 156 380</text:p>
          </table:table-cell>
          <table:table-cell table:style-name="ACE-6" office:value-type="float" office:value="-2.9100000000000001">
            <text:p>−2.91</text:p>
          </table:table-cell>
          <table:table-cell table:style-name="ACE-2" office:value-type="string">
            <text:p>Ostrea angasi</text:p>
          </table:table-cell>
          <table:table-cell table:style-name="ACE-10" office:value-type="float" office:value="3">
            <text:p>3</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11]=&quot;&gt;&quot;;-1;0)" office:value-type="float" office:value="-1">
            <text:p>−1</text:p>
          </table:table-cell>
          <table:table-cell table:style-name="ACE-18" office:value-type="float" office:value="-2.9100000000000001">
            <text:p>−2.91</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628RS 2389</text:p>
          </table:table-cell>
          <table:table-cell table:style-name="ACE-2" office:value-type="string">
            <text:p>CS-568</text:p>
          </table:table-cell>
          <table:table-cell table:style-name="ACE-8" office:value-type="float" office:value="6610">
            <text:p>6610</text:p>
          </table:table-cell>
          <table:table-cell table:style-name="ACE-10" office:value-type="float" office:value="140">
            <text:p>140</text:p>
          </table:table-cell>
          <table:table-cell table:style-name="ACE-2" office:value-type="string">
            <text:p>Exposure</text:p>
          </table:table-cell>
          <table:table-cell table:style-name="ACE-6" office:value-type="string">
            <text:p>+0.71</text:p>
          </table:table-cell>
          <table:table-cell table:style-name="ACE-2" office:value-type="string">
            <text:p>Organic mud</text:p>
          </table:table-cell>
          <table:table-cell table:style-name="ACE-10" office:value-type="float" office:value="-18.399999999999999">
            <text:p>−18.4</text:p>
          </table:table-cell>
          <table:table-cell table:style-name="ACE-2" office:value-type="string">
            <text:p>Intrusive mangrove</text:p>
          </table:table-cell>
          <table:table-cell table:style-name="ACE-2" office:value-type="string">
            <text:p>IF</text:p>
          </table:table-cell>
          <table:table-cell table:style-name="ACE-16"/>
          <table:table-cell table:style-name="ACE-16" table:formula="of:=IF([.K212]=&quot;&gt;&quot;;-1;0)" office:value-type="float" office:value="0">
            <text:p>0</text:p>
          </table:table-cell>
          <table:table-cell table:style-name="ACE-18" office:value-type="float" office:value="0.01">
            <text:p>0.01</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et al 1983</text:p>
          </table:table-cell>
          <table:table-cell table:style-name="ACE-2" office:value-type="string">
            <text:p>ANU-2907</text:p>
          </table:table-cell>
          <table:table-cell table:style-name="ACE-8" office:value-type="float" office:value="6440">
            <text:p>6440</text:p>
          </table:table-cell>
          <table:table-cell table:style-name="ACE-10" office:value-type="float" office:value="90">
            <text:p>90</text:p>
          </table:table-cell>
          <table:table-cell table:style-name="ACE-2" office:value-type="string">
            <text:p>S 164 176-181</text:p>
          </table:table-cell>
          <table:table-cell table:style-name="ACE-6" office:value-type="string">
            <text:p>+0.82 to +0.87</text:p>
          </table:table-cell>
          <table:table-cell table:style-name="ACE-2" office:value-type="string">
            <text:p>Samphire, seagrass</text:p>
          </table:table-cell>
          <table:table-cell table:style-name="ACE-10" office:value-type="float" office:value="-9.9000000000000004">
            <text:p>−9.9</text:p>
          </table:table-cell>
          <table:table-cell table:style-name="ACE-2" office:value-type="string">
            <text:p>Transgressive samphire</text:p>
          </table:table-cell>
          <table:table-cell table:style-name="ACE-2" office:value-type="string">
            <text:p>TI</text:p>
          </table:table-cell>
          <table:table-cell table:style-name="ACE-16"/>
          <table:table-cell table:style-name="ACE-16" table:formula="of:=IF([.K213]=&quot;&gt;&quot;;-1;0)" office:value-type="float" office:value="0">
            <text:p>0</text:p>
          </table:table-cell>
          <table:table-cell table:style-name="ACE-18" office:value-type="float" office:value="-1.855">
            <text:p>−1.85</text:p>
          </table:table-cell>
          <table:table-cell table:style-name="ACE-0" office:value-type="float" office:value="0.10307764064044153">
            <text:p>0.1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68</text:p>
          </table:table-cell>
          <table:table-cell table:style-name="ACE-8" office:value-type="float" office:value="6740">
            <text:p>6740</text:p>
          </table:table-cell>
          <table:table-cell table:style-name="ACE-10" office:value-type="float" office:value="70">
            <text:p>70</text:p>
          </table:table-cell>
          <table:table-cell table:style-name="ACE-2" office:value-type="string">
            <text:p>VC242 133-136</text:p>
          </table:table-cell>
          <table:table-cell table:style-name="ACE-6" office:value-type="string">
            <text:p>1.04</text:p>
          </table:table-cell>
          <table:table-cell table:style-name="ACE-2" office:value-type="string">
            <text:p>Disseminated organics</text:p>
          </table:table-cell>
          <table:table-cell table:style-name="ACE-10" office:value-type="float" office:value="-18.699999999999999">
            <text:p>−18.7</text:p>
          </table:table-cell>
          <table:table-cell table:style-name="ACE-2" office:value-type="string">
            <text:p>Samphire</text:p>
          </table:table-cell>
          <table:table-cell table:style-name="ACE-2" office:value-type="string">
            <text:p>TI</text:p>
          </table:table-cell>
          <table:table-cell table:style-name="ACE-16"/>
          <table:table-cell table:style-name="ACE-16" table:formula="of:=IF([.K214]=&quot;&gt;&quot;;-1;0)" office:value-type="float" office:value="0">
            <text:p>0</text:p>
          </table:table-cell>
          <table:table-cell table:style-name="ACE-18" office:value-type="float" office:value="-1.6599999999999999">
            <text:p>−1.66</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69</text:p>
          </table:table-cell>
          <table:table-cell table:style-name="ACE-8" office:value-type="float" office:value="6800">
            <text:p>6800</text:p>
          </table:table-cell>
          <table:table-cell table:style-name="ACE-10" office:value-type="float" office:value="80">
            <text:p>80</text:p>
          </table:table-cell>
          <table:table-cell table:style-name="ACE-2" office:value-type="string">
            <text:p>VC245 100-110</text:p>
          </table:table-cell>
          <table:table-cell table:style-name="ACE-6" office:value-type="string">
            <text:p>0.76</text:p>
          </table:table-cell>
          <table:table-cell table:style-name="ACE-2" office:value-type="string">
            <text:p>Katelysia, Anapella</text:p>
          </table:table-cell>
          <table:table-cell table:style-name="ACE-10" office:value-type="float" office:value="2.2000000000000002">
            <text:p>2.2</text:p>
          </table:table-cell>
          <table:table-cell table:style-name="ACE-2" office:value-type="string">
            <text:p>Intertidal</text:p>
          </table:table-cell>
          <table:table-cell table:style-name="ACE-2" office:value-type="string">
            <text:p>TI</text:p>
          </table:table-cell>
          <table:table-cell table:style-name="ACE-16"/>
          <table:table-cell table:style-name="ACE-16" table:formula="of:=IF([.K215]=&quot;&gt;&quot;;-1;0)" office:value-type="float" office:value="0">
            <text:p>0</text:p>
          </table:table-cell>
          <table:table-cell table:style-name="ACE-18" office:value-type="float" office:value="0.060000000000000053">
            <text:p>0.06</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1</text:p>
          </table:table-cell>
          <table:table-cell table:style-name="ACE-8" office:value-type="float" office:value="2140">
            <text:p>2140</text:p>
          </table:table-cell>
          <table:table-cell table:style-name="ACE-10" office:value-type="float" office:value="100">
            <text:p>100</text:p>
          </table:table-cell>
          <table:table-cell table:style-name="ACE-2" office:value-type="string">
            <text:p>VC248 80-84</text:p>
          </table:table-cell>
          <table:table-cell table:style-name="ACE-6" office:value-type="string">
            <text:p>1.49</text:p>
          </table:table-cell>
          <table:table-cell table:style-name="ACE-2" office:value-type="string">
            <text:p>Mangrove organics</text:p>
          </table:table-cell>
          <table:table-cell table:style-name="ACE-10" office:value-type="float" office:value="-25.100000000000001">
            <text:p>−25.1</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16]=&quot;&gt;&quot;;-1;0)" office:value-type="float" office:value="0">
            <text:p>0</text:p>
          </table:table-cell>
          <table:table-cell table:style-name="ACE-18" office:value-type="float" office:value="-0.60999999999999999">
            <text:p>−0.61</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2</text:p>
          </table:table-cell>
          <table:table-cell table:style-name="ACE-8" office:value-type="float" office:value="5230">
            <text:p>5230</text:p>
          </table:table-cell>
          <table:table-cell table:style-name="ACE-10" office:value-type="float" office:value="80">
            <text:p>80</text:p>
          </table:table-cell>
          <table:table-cell table:style-name="ACE-2" office:value-type="string">
            <text:p>VC305</text:p>
          </table:table-cell>
          <table:table-cell table:style-name="ACE-6" office:value-type="string">
            <text:p>2.02</text:p>
          </table:table-cell>
          <table:table-cell table:style-name="ACE-2" office:value-type="string">
            <text:p>Katelysia rhytiphora</text:p>
          </table:table-cell>
          <table:table-cell table:style-name="ACE-10" office:value-type="float" office:value="-0.40000000000000002">
            <text:p>−0.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7]=&quot;&gt;&quot;;-1;0)" office:value-type="float" office:value="0">
            <text:p>0</text:p>
          </table:table-cell>
          <table:table-cell table:style-name="ACE-18" office:value-type="float" office:value="1.3200000000000001">
            <text:p>1.3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3</text:p>
          </table:table-cell>
          <table:table-cell table:style-name="ACE-8" office:value-type="float" office:value="5500">
            <text:p>5500</text:p>
          </table:table-cell>
          <table:table-cell table:style-name="ACE-10" office:value-type="float" office:value="80">
            <text:p>80</text:p>
          </table:table-cell>
          <table:table-cell table:style-name="ACE-2" office:value-type="string">
            <text:p>VC307</text:p>
          </table:table-cell>
          <table:table-cell table:style-name="ACE-6" office:value-type="string">
            <text:p>2.12</text:p>
          </table:table-cell>
          <table:table-cell table:style-name="ACE-2" office:value-type="string">
            <text:p>Katelysia rhytiphora</text:p>
          </table:table-cell>
          <table:table-cell table:style-name="ACE-10" office:value-type="float" office:value="1.3999999999999999">
            <text:p>1.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8]=&quot;&gt;&quot;;-1;0)" office:value-type="float" office:value="0">
            <text:p>0</text:p>
          </table:table-cell>
          <table:table-cell table:style-name="ACE-18" office:value-type="float" office:value="1.4199999999999999">
            <text:p>1.4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2144</text:p>
          </table:table-cell>
          <table:table-cell table:style-name="ACE-8" office:value-type="float" office:value="2830">
            <text:p>2830</text:p>
          </table:table-cell>
          <table:table-cell table:style-name="ACE-10" office:value-type="float" office:value="70">
            <text:p>70</text:p>
          </table:table-cell>
          <table:table-cell table:style-name="ACE-2" office:value-type="string">
            <text:p>VC312</text:p>
          </table:table-cell>
          <table:table-cell table:style-name="ACE-6" office:value-type="string">
            <text:p>1.83</text:p>
          </table:table-cell>
          <table:table-cell table:style-name="ACE-2" office:value-type="string">
            <text:p>Katelysia rhytiphora</text:p>
          </table:table-cell>
          <table:table-cell table:style-name="ACE-10" office:value-type="float" office:value="2.3999999999999999">
            <text:p>2.4</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19]=&quot;&gt;&quot;;-1;0)" office:value-type="float" office:value="0">
            <text:p>0</text:p>
          </table:table-cell>
          <table:table-cell table:style-name="ACE-18" office:value-type="float" office:value="1.1299999999999999">
            <text:p>1.13</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4</text:p>
          </table:table-cell>
          <table:table-cell table:style-name="ACE-8" office:value-type="float" office:value="2880">
            <text:p>2880</text:p>
          </table:table-cell>
          <table:table-cell table:style-name="ACE-10" office:value-type="float" office:value="70">
            <text:p>70</text:p>
          </table:table-cell>
          <table:table-cell table:style-name="ACE-2" office:value-type="string">
            <text:p>VC313 70-74</text:p>
          </table:table-cell>
          <table:table-cell table:style-name="ACE-6" office:value-type="string">
            <text:p>0.8</text:p>
          </table:table-cell>
          <table:table-cell table:style-name="ACE-2" office:value-type="string">
            <text:p>Katelysia rhytiphora</text:p>
          </table:table-cell>
          <table:table-cell table:style-name="ACE-10" office:value-type="float" office:value="1.3">
            <text:p>1.3</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0]=&quot;&gt;&quot;;-1;0)" office:value-type="float" office:value="0">
            <text:p>0</text:p>
          </table:table-cell>
          <table:table-cell table:style-name="ACE-18" office:value-type="float" office:value="0.10000000000000001">
            <text:p>0.1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6</text:p>
          </table:table-cell>
          <table:table-cell table:style-name="ACE-8" office:value-type="float" office:value="2580">
            <text:p>2580</text:p>
          </table:table-cell>
          <table:table-cell table:style-name="ACE-10" office:value-type="float" office:value="60">
            <text:p>60</text:p>
          </table:table-cell>
          <table:table-cell table:style-name="ACE-2" office:value-type="string">
            <text:p>VC315 80-84</text:p>
          </table:table-cell>
          <table:table-cell table:style-name="ACE-6" office:value-type="string">
            <text:p>0.53</text:p>
          </table:table-cell>
          <table:table-cell table:style-name="ACE-2" office:value-type="string">
            <text:p>Katelysia rhytiphora</text:p>
          </table:table-cell>
          <table:table-cell table:style-name="ACE-10" office:value-type="float" office:value="1.1000000000000001">
            <text:p>1.1</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1]=&quot;&gt;&quot;;-1;0)" office:value-type="float" office:value="0">
            <text:p>0</text:p>
          </table:table-cell>
          <table:table-cell table:style-name="ACE-18" office:value-type="float" office:value="-0.17000000000000001">
            <text:p>−0.17</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5</text:p>
          </table:table-cell>
          <table:table-cell table:style-name="ACE-8" office:value-type="float" office:value="260">
            <text:p>260</text:p>
          </table:table-cell>
          <table:table-cell table:style-name="ACE-10" office:value-type="float" office:value="50">
            <text:p>50</text:p>
          </table:table-cell>
          <table:table-cell table:style-name="ACE-2" office:value-type="string">
            <text:p>VC315 76-80</text:p>
          </table:table-cell>
          <table:table-cell table:style-name="ACE-6" office:value-type="string">
            <text:p>0.57</text:p>
          </table:table-cell>
          <table:table-cell table:style-name="ACE-2" office:value-type="string">
            <text:p>Mangrove peat</text:p>
          </table:table-cell>
          <table:table-cell table:style-name="ACE-10" office:value-type="float" office:value="-26.699999999999999">
            <text:p>−26.7</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2]=&quot;&gt;&quot;;-1;0)" office:value-type="float" office:value="0">
            <text:p>0</text:p>
          </table:table-cell>
          <table:table-cell table:style-name="ACE-18" office:value-type="float" office:value="-1.53">
            <text:p>−1.53</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7</text:p>
          </table:table-cell>
          <table:table-cell table:style-name="ACE-8" office:value-type="float" office:value="530">
            <text:p>530</text:p>
          </table:table-cell>
          <table:table-cell table:style-name="ACE-10" office:value-type="float" office:value="50">
            <text:p>50</text:p>
          </table:table-cell>
          <table:table-cell table:style-name="ACE-2" office:value-type="string">
            <text:p>VC327 80-85</text:p>
          </table:table-cell>
          <table:table-cell table:style-name="ACE-6" office:value-type="string">
            <text:p>0.9</text:p>
          </table:table-cell>
          <table:table-cell table:style-name="ACE-2" office:value-type="string">
            <text:p>Mangrove peat</text:p>
          </table:table-cell>
          <table:table-cell table:style-name="ACE-10" office:value-type="float" office:value="-24.699999999999999">
            <text:p>−24.7</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3]=&quot;&gt;&quot;;-1;0)" office:value-type="float" office:value="0">
            <text:p>0</text:p>
          </table:table-cell>
          <table:table-cell table:style-name="ACE-18" office:value-type="float" office:value="-1.2">
            <text:p>−1.2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8</text:p>
          </table:table-cell>
          <table:table-cell table:style-name="ACE-8" office:value-type="float" office:value="2230">
            <text:p>2230</text:p>
          </table:table-cell>
          <table:table-cell table:style-name="ACE-10" office:value-type="float" office:value="60">
            <text:p>60</text:p>
          </table:table-cell>
          <table:table-cell table:style-name="ACE-2" office:value-type="string">
            <text:p>VC327 85-90</text:p>
          </table:table-cell>
          <table:table-cell table:style-name="ACE-6" office:value-type="string">
            <text:p>0.84</text:p>
          </table:table-cell>
          <table:table-cell table:style-name="ACE-2" office:value-type="string">
            <text:p>Katelysia, Tellina</text:p>
          </table:table-cell>
          <table:table-cell table:style-name="ACE-10" office:value-type="float" office:value="1.1000000000000001">
            <text:p>1.1</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4]=&quot;&gt;&quot;;-1;0)" office:value-type="float" office:value="0">
            <text:p>0</text:p>
          </table:table-cell>
          <table:table-cell table:style-name="ACE-18" office:value-type="float" office:value="0.14000000000000001">
            <text:p>0.14</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79</text:p>
          </table:table-cell>
          <table:table-cell table:style-name="ACE-8" office:value-type="float" office:value="6490">
            <text:p>6490</text:p>
          </table:table-cell>
          <table:table-cell table:style-name="ACE-10" office:value-type="float" office:value="60">
            <text:p>60</text:p>
          </table:table-cell>
          <table:table-cell table:style-name="ACE-2" office:value-type="string">
            <text:p>VC334 56-60</text:p>
          </table:table-cell>
          <table:table-cell table:style-name="ACE-6" office:value-type="string">
            <text:p>1.34</text:p>
          </table:table-cell>
          <table:table-cell table:style-name="ACE-2" office:value-type="string">
            <text:p>Mangrove peat</text:p>
          </table:table-cell>
          <table:table-cell table:style-name="ACE-10" office:value-type="float" office:value="-26.100000000000001">
            <text:p>−26.1</text:p>
          </table:table-cell>
          <table:table-cell table:style-name="ACE-2" office:value-type="string">
            <text:p>Transgressive Mangrove</text:p>
          </table:table-cell>
          <table:table-cell table:style-name="ACE-2" office:value-type="string">
            <text:p>TI</text:p>
          </table:table-cell>
          <table:table-cell table:style-name="ACE-16"/>
          <table:table-cell table:style-name="ACE-16" table:formula="of:=IF([.K225]=&quot;&gt;&quot;;-1;0)" office:value-type="float" office:value="0">
            <text:p>0</text:p>
          </table:table-cell>
          <table:table-cell table:style-name="ACE-18" office:value-type="float" office:value="-0.76000000000000001">
            <text:p>−0.76</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81</text:p>
          </table:table-cell>
          <table:table-cell table:style-name="ACE-8" office:value-type="float" office:value="2920">
            <text:p>2920</text:p>
          </table:table-cell>
          <table:table-cell table:style-name="ACE-10" office:value-type="float" office:value="70">
            <text:p>70</text:p>
          </table:table-cell>
          <table:table-cell table:style-name="ACE-2" office:value-type="string">
            <text:p>VC337 34-38</text:p>
          </table:table-cell>
          <table:table-cell table:style-name="ACE-6" office:value-type="string">
            <text:p>1.12</text:p>
          </table:table-cell>
          <table:table-cell table:style-name="ACE-2" office:value-type="string">
            <text:p>Katelysia rhytiphora</text:p>
          </table:table-cell>
          <table:table-cell table:style-name="ACE-10" office:value-type="float" office:value="2.2000000000000002">
            <text:p>2.2</text:p>
          </table:table-cell>
          <table:table-cell table:style-name="ACE-2" office:value-type="string">
            <text:p>Intertidal coquina</text:p>
          </table:table-cell>
          <table:table-cell table:style-name="ACE-2" office:value-type="string">
            <text:p>IF</text:p>
          </table:table-cell>
          <table:table-cell table:style-name="ACE-16"/>
          <table:table-cell table:style-name="ACE-16" table:formula="of:=IF([.K226]=&quot;&gt;&quot;;-1;0)" office:value-type="float" office:value="0">
            <text:p>0</text:p>
          </table:table-cell>
          <table:table-cell table:style-name="ACE-18" office:value-type="float" office:value="0.41999999999999998">
            <text:p>0.42</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Belperio 1993</text:p>
          </table:table-cell>
          <table:table-cell table:style-name="ACE-6" office:value-type="string">
            <text:p>WK1980</text:p>
          </table:table-cell>
          <table:table-cell table:style-name="ACE-8" office:value-type="float" office:value="710">
            <text:p>710</text:p>
          </table:table-cell>
          <table:table-cell table:style-name="ACE-10" office:value-type="float" office:value="60">
            <text:p>60</text:p>
          </table:table-cell>
          <table:table-cell table:style-name="ACE-2" office:value-type="string">
            <text:p>VC337 28-32</text:p>
          </table:table-cell>
          <table:table-cell table:style-name="ACE-6" office:value-type="string">
            <text:p>1.2</text:p>
          </table:table-cell>
          <table:table-cell table:style-name="ACE-2" office:value-type="string">
            <text:p>Mangrove peat</text:p>
          </table:table-cell>
          <table:table-cell table:style-name="ACE-10" office:value-type="float" office:value="-26">
            <text:p>−26</text:p>
          </table:table-cell>
          <table:table-cell table:style-name="ACE-2" office:value-type="string">
            <text:p>Mangrove</text:p>
          </table:table-cell>
          <table:table-cell table:style-name="ACE-2" office:value-type="string">
            <text:p>MA</text:p>
          </table:table-cell>
          <table:table-cell table:style-name="ACE-16"/>
          <table:table-cell table:style-name="ACE-16" table:formula="of:=IF([.K227]=&quot;&gt;&quot;;-1;0)" office:value-type="float" office:value="0">
            <text:p>0</text:p>
          </table:table-cell>
          <table:table-cell table:style-name="ACE-18" office:value-type="float" office:value="-0.90000000000000002">
            <text:p>−0.90</text:p>
          </table:table-cell>
          <table:table-cell table:style-name="ACE-0" office:value-type="float" office:value="0.5">
            <text:p>0.5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number-columns-repeated="2" table:style-name="ACE-6"/>
          <table:table-cell table:style-name="ACE-2"/>
          <table:table-cell table:style-name="ACE-10"/>
          <table:table-cell table:number-columns-repeated="2" table:style-name="ACE-2"/>
          <table:table-cell table:style-name="ACE-16"/>
          <table:table-cell table:style-name="ACE-16" table:formula="of:=IF([.K228]=&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1" office:value-type="string">
            <text:p>GULF ST VINCENT</text:p>
          </table:table-cell>
          <table:table-cell table:style-name="ACE-2"/>
          <table:table-cell table:style-name="ACE-8"/>
          <table:table-cell table:style-name="ACE-10"/>
          <table:table-cell table:style-name="ACE-2"/>
          <table:table-cell table:style-name="ACE-6"/>
          <table:table-cell table:style-name="ACE-2"/>
          <table:table-cell table:style-name="ACE-10"/>
          <table:table-cell table:number-columns-repeated="2" table:style-name="ACE-2"/>
          <table:table-cell table:style-name="ACE-16"/>
          <table:table-cell table:style-name="ACE-16" table:formula="of:=IF([.K229]=&quot;&gt;&quot;;-1;0)" office:value-type="float" office:value="0">
            <text:p>0</text:p>
          </table:table-cell>
          <table:table-cell table:style-name="ACE-18"/>
          <table:table-cell table:style-name="ACE-0"/>
          <table:table-cell table:number-columns-repeated="242" table:style-name="ACE-5"/>
        </table:table-row>
        <table:table-row table:style-name="AROW-0">
          <table:table-cell table:style-name="ACE-2" office:value-type="string">
            <text:p>6528RS369</text:p>
          </table:table-cell>
          <table:table-cell table:style-name="ACE-2" office:value-type="string">
            <text:p>CS-549</text:p>
          </table:table-cell>
          <table:table-cell table:style-name="ACE-8" office:value-type="float" office:value="30050">
            <text:p>30050</text:p>
          </table:table-cell>
          <table:table-cell table:style-name="ACE-10" office:value-type="string">
            <text:p>+ 650 - 600</text:p>
          </table:table-cell>
          <table:table-cell table:style-name="ACE-2" office:value-type="string">
            <text:p>SV 4 58-60</text:p>
          </table:table-cell>
          <table:table-cell table:style-name="ACE-6" office:value-type="float" office:value="-39.600000000000001">
            <text:p>−39.6</text:p>
          </table:table-cell>
          <table:table-cell table:style-name="ACE-2" office:value-type="string">
            <text:p>Ostrea angasi</text:p>
          </table:table-cell>
          <table:table-cell table:style-name="ACE-10" office:value-type="float" office:value="0.80000000000000004">
            <text:p>0.8</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0]=&quot;&gt;&quot;;-1;0)" office:value-type="float" office:value="-1">
            <text:p>−1</text:p>
          </table:table-cell>
          <table:table-cell table:style-name="ACE-18" office:value-type="float" office:value="-39.600000000000001">
            <text:p>−39.6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0</text:p>
          </table:table-cell>
          <table:table-cell table:style-name="ACE-2" office:value-type="string">
            <text:p>CS-558</text:p>
          </table:table-cell>
          <table:table-cell table:style-name="ACE-8" office:value-type="float" office:value="35850">
            <text:p>35850</text:p>
          </table:table-cell>
          <table:table-cell table:style-name="ACE-10" office:value-type="string">
            <text:p>+ 1450 - 1250</text:p>
          </table:table-cell>
          <table:table-cell table:style-name="ACE-2" office:value-type="string">
            <text:p>SV 4 280</text:p>
          </table:table-cell>
          <table:table-cell table:style-name="ACE-6" office:value-type="float" office:value="-41.799999999999997">
            <text:p>−41.8</text:p>
          </table:table-cell>
          <table:table-cell table:style-name="ACE-2" office:value-type="string">
            <text:p>Ostrea angasi</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1]=&quot;&gt;&quot;;-1;0)" office:value-type="float" office:value="-1">
            <text:p>−1</text:p>
          </table:table-cell>
          <table:table-cell table:style-name="ACE-18" office:value-type="float" office:value="-41.799999999999997">
            <text:p>−41.8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4</text:p>
          </table:table-cell>
          <table:table-cell table:style-name="ACE-2" office:value-type="string">
            <text:p>CS-543</text:p>
          </table:table-cell>
          <table:table-cell table:style-name="ACE-8" office:value-type="float" office:value="4610">
            <text:p>4610</text:p>
          </table:table-cell>
          <table:table-cell table:style-name="ACE-10" office:value-type="float" office:value="85">
            <text:p>85</text:p>
          </table:table-cell>
          <table:table-cell table:style-name="ACE-2" office:value-type="string">
            <text:p>SV 5 0</text:p>
          </table:table-cell>
          <table:table-cell table:style-name="ACE-6" office:value-type="float" office:value="-33.5">
            <text:p>−33.5</text:p>
          </table:table-cell>
          <table:table-cell table:style-name="ACE-2" office:value-type="string">
            <text:p>Shell hash</text:p>
          </table:table-cell>
          <table:table-cell table:style-name="ACE-10" office:value-type="float" office:value="-0.40000000000000002">
            <text:p>−0.4</text:p>
          </table:table-cell>
          <table:table-cell table:style-name="ACE-2" office:value-type="string">
            <text:p>Subtidal (Reworked)</text:p>
          </table:table-cell>
          <table:table-cell table:style-name="ACE-2" office:value-type="string">
            <text:p>SB</text:p>
          </table:table-cell>
          <table:table-cell table:style-name="ACE-16" office:value-type="string">
            <text:p>&gt;</text:p>
          </table:table-cell>
          <table:table-cell table:style-name="ACE-16" table:formula="of:=IF([.K232]=&quot;&gt;&quot;;-1;0)" office:value-type="float" office:value="-1">
            <text:p>−1</text:p>
          </table:table-cell>
          <table:table-cell table:style-name="ACE-18" office:value-type="float" office:value="-33.5">
            <text:p>−33.5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5</text:p>
          </table:table-cell>
          <table:table-cell table:style-name="ACE-2" office:value-type="string">
            <text:p>CS-545</text:p>
          </table:table-cell>
          <table:table-cell table:style-name="ACE-8" office:value-type="float" office:value="1490">
            <text:p>1490</text:p>
          </table:table-cell>
          <table:table-cell table:style-name="ACE-10" office:value-type="float" office:value="95">
            <text:p>95</text:p>
          </table:table-cell>
          <table:table-cell table:style-name="ACE-2" office:value-type="string">
            <text:p>SV 5 23-37</text:p>
          </table:table-cell>
          <table:table-cell table:style-name="ACE-6" office:value-type="float" office:value="-33.75">
            <text:p>−33.75</text:p>
          </table:table-cell>
          <table:table-cell table:style-name="ACE-2" office:value-type="string">
            <text:p>Chlamys (E.) bifrons</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3]=&quot;&gt;&quot;;-1;0)" office:value-type="float" office:value="-1">
            <text:p>−1</text:p>
          </table:table-cell>
          <table:table-cell table:style-name="ACE-18" office:value-type="float" office:value="-33.75">
            <text:p>−33.75</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6</text:p>
          </table:table-cell>
          <table:table-cell table:style-name="ACE-2" office:value-type="string">
            <text:p>CS-546</text:p>
          </table:table-cell>
          <table:table-cell table:style-name="ACE-8" office:value-type="float" office:value="37150">
            <text:p>37150</text:p>
          </table:table-cell>
          <table:table-cell table:style-name="ACE-10" office:value-type="string">
            <text:p>+ 1700 - 1400</text:p>
          </table:table-cell>
          <table:table-cell table:style-name="ACE-2" office:value-type="string">
            <text:p>SV 5 138-142</text:p>
          </table:table-cell>
          <table:table-cell table:style-name="ACE-6" office:value-type="float" office:value="-34.899999999999999">
            <text:p>−34.9</text:p>
          </table:table-cell>
          <table:table-cell table:style-name="ACE-2" office:value-type="string">
            <text:p>K. rhytiphora</text:p>
          </table:table-cell>
          <table:table-cell table:style-name="ACE-10" office:value-type="float" office:value="1.3999999999999999">
            <text:p>1.4</text:p>
          </table:table-cell>
          <table:table-cell table:style-name="ACE-2" office:value-type="string">
            <text:p>Shallow subtidal</text:p>
          </table:table-cell>
          <table:table-cell table:style-name="ACE-2" office:value-type="string">
            <text:p>SB</text:p>
          </table:table-cell>
          <table:table-cell table:style-name="ACE-16" office:value-type="string">
            <text:p>&gt;</text:p>
          </table:table-cell>
          <table:table-cell table:style-name="ACE-16" table:formula="of:=IF([.K234]=&quot;&gt;&quot;;-1;0)" office:value-type="float" office:value="-1">
            <text:p>−1</text:p>
          </table:table-cell>
          <table:table-cell table:style-name="ACE-18" office:value-type="float" office:value="-34.899999999999999">
            <text:p>−34.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7B</text:p>
          </table:table-cell>
          <table:table-cell table:style-name="ACE-2" office:value-type="string">
            <text:p>CS-662</text:p>
          </table:table-cell>
          <table:table-cell table:style-name="ACE-8" office:value-type="float" office:value="37250">
            <text:p>37250</text:p>
          </table:table-cell>
          <table:table-cell table:style-name="ACE-10" office:value-type="string">
            <text:p>+ 3000 - 2200</text:p>
          </table:table-cell>
          <table:table-cell table:style-name="ACE-2" office:value-type="string">
            <text:p>SV 5 195-198</text:p>
          </table:table-cell>
          <table:table-cell table:style-name="ACE-6" office:value-type="float" office:value="-35.460000000000001">
            <text:p>−35.46</text:p>
          </table:table-cell>
          <table:table-cell table:style-name="ACE-2" office:value-type="string">
            <text:p>Ostrea angasi</text:p>
          </table:table-cell>
          <table:table-cell table:style-name="ACE-10" office:value-type="float" office:value="2.7000000000000002">
            <text:p>2.7</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5]=&quot;&gt;&quot;;-1;0)" office:value-type="float" office:value="-1">
            <text:p>−1</text:p>
          </table:table-cell>
          <table:table-cell table:style-name="ACE-18" office:value-type="float" office:value="-35.460000000000001">
            <text:p>−35.46</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68</text:p>
          </table:table-cell>
          <table:table-cell table:style-name="ACE-2" office:value-type="string">
            <text:p>CS-548</text:p>
          </table:table-cell>
          <table:table-cell table:style-name="ACE-8" office:value-type="float" office:value="44650">
            <text:p>44650</text:p>
          </table:table-cell>
          <table:table-cell table:style-name="ACE-10" office:value-type="string">
            <text:p>+ 5100 - 3100</text:p>
          </table:table-cell>
          <table:table-cell table:style-name="ACE-2" office:value-type="string">
            <text:p>SV 5 368-372</text:p>
          </table:table-cell>
          <table:table-cell table:style-name="ACE-6" office:value-type="float" office:value="-37.200000000000003">
            <text:p>−37.2</text:p>
          </table:table-cell>
          <table:table-cell table:style-name="ACE-2" office:value-type="string">
            <text:p>Ostrea angasi </text:p>
          </table:table-cell>
          <table:table-cell table:style-name="ACE-10" office:value-type="float" office:value="1">
            <text:p>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6]=&quot;&gt;&quot;;-1;0)" office:value-type="float" office:value="-1">
            <text:p>−1</text:p>
          </table:table-cell>
          <table:table-cell table:style-name="ACE-18" office:value-type="float" office:value="-37.200000000000003">
            <text:p>−37.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1</text:p>
          </table:table-cell>
          <table:table-cell table:style-name="ACE-2" office:value-type="string">
            <text:p>CS-559</text:p>
          </table:table-cell>
          <table:table-cell table:style-name="ACE-8" office:value-type="float" office:value="2110">
            <text:p>2110</text:p>
          </table:table-cell>
          <table:table-cell table:style-name="ACE-10" office:value-type="float" office:value="95">
            <text:p>95</text:p>
          </table:table-cell>
          <table:table-cell table:style-name="ACE-2" office:value-type="string">
            <text:p>SV 10 19-20</text:p>
          </table:table-cell>
          <table:table-cell table:style-name="ACE-6" office:value-type="float" office:value="-21.800000000000001">
            <text:p>−21.8</text:p>
          </table:table-cell>
          <table:table-cell table:style-name="ACE-2" office:value-type="string">
            <text:p>Chlamys (E.) bifrons</text:p>
          </table:table-cell>
          <table:table-cell table:style-name="ACE-10" office:value-type="float" office:value="1.3999999999999999">
            <text:p>1.4</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7]=&quot;&gt;&quot;;-1;0)" office:value-type="float" office:value="-1">
            <text:p>−1</text:p>
          </table:table-cell>
          <table:table-cell table:style-name="ACE-18" office:value-type="float" office:value="-21.800000000000001">
            <text:p>−21.8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528RS372</text:p>
          </table:table-cell>
          <table:table-cell table:style-name="ACE-2" office:value-type="string">
            <text:p>CS-560</text:p>
          </table:table-cell>
          <table:table-cell table:style-name="ACE-8" office:value-type="float" office:value="4200">
            <text:p>4200</text:p>
          </table:table-cell>
          <table:table-cell table:style-name="ACE-10" office:value-type="float" office:value="95">
            <text:p>95</text:p>
          </table:table-cell>
          <table:table-cell table:style-name="ACE-2" office:value-type="string">
            <text:p>SV 12 40-44</text:p>
          </table:table-cell>
          <table:table-cell table:style-name="ACE-6" office:value-type="float" office:value="-2.4199999999999999">
            <text:p>−2.42</text:p>
          </table:table-cell>
          <table:table-cell table:style-name="ACE-2" office:value-type="string">
            <text:p>Mixed bivalves</text:p>
          </table:table-cell>
          <table:table-cell table:style-name="ACE-10" office:value-type="float" office:value="1.8999999999999999">
            <text:p>1.9</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8]=&quot;&gt;&quot;;-1;0)" office:value-type="float" office:value="-1">
            <text:p>−1</text:p>
          </table:table-cell>
          <table:table-cell table:style-name="ACE-18" office:value-type="float" office:value="-2.4199999999999999">
            <text:p>−2.42</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0</text:p>
          </table:table-cell>
          <table:table-cell table:style-name="ACE-8" office:value-type="float" office:value="4280">
            <text:p>4280</text:p>
          </table:table-cell>
          <table:table-cell table:style-name="ACE-10" office:value-type="float" office:value="80">
            <text:p>80</text:p>
          </table:table-cell>
          <table:table-cell table:style-name="ACE-2" office:value-type="string">
            <text:p>SV 23 18-20</text:p>
          </table:table-cell>
          <table:table-cell table:style-name="ACE-6" office:value-type="float" office:value="-36.700000000000003">
            <text:p>−36.7</text:p>
          </table:table-cell>
          <table:table-cell table:style-name="ACE-2" office:value-type="string">
            <text:p>K. scalarina</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39]=&quot;&gt;&quot;;-1;0)" office:value-type="float" office:value="-1">
            <text:p>−1</text:p>
          </table:table-cell>
          <table:table-cell table:style-name="ACE-18" office:value-type="float" office:value="-36.700000000000003">
            <text:p>−36.7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1</text:p>
          </table:table-cell>
          <table:table-cell table:style-name="ACE-8" office:value-type="float" office:value="8940">
            <text:p>8940</text:p>
          </table:table-cell>
          <table:table-cell table:style-name="ACE-10" office:value-type="float" office:value="105">
            <text:p>105</text:p>
          </table:table-cell>
          <table:table-cell table:style-name="ACE-2" office:value-type="string">
            <text:p>SV 23 73-75</text:p>
          </table:table-cell>
          <table:table-cell table:style-name="ACE-6" office:value-type="float" office:value="-37.200000000000003">
            <text:p>−37.2</text:p>
          </table:table-cell>
          <table:table-cell table:style-name="ACE-2" office:value-type="string">
            <text:p>Brachiodontes</text:p>
          </table:table-cell>
          <table:table-cell table:style-name="ACE-10"/>
          <table:table-cell table:style-name="ACE-2" office:value-type="string">
            <text:p>Transgressive - subtidal</text:p>
          </table:table-cell>
          <table:table-cell table:style-name="ACE-2" office:value-type="string">
            <text:p>SB</text:p>
          </table:table-cell>
          <table:table-cell table:style-name="ACE-16" office:value-type="string">
            <text:p>&gt;</text:p>
          </table:table-cell>
          <table:table-cell table:style-name="ACE-16" table:formula="of:=IF([.K240]=&quot;&gt;&quot;;-1;0)" office:value-type="float" office:value="-1">
            <text:p>−1</text:p>
          </table:table-cell>
          <table:table-cell table:style-name="ACE-18" office:value-type="float" office:value="-37.200000000000003">
            <text:p>−37.2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2</text:p>
          </table:table-cell>
          <table:table-cell table:style-name="ACE-8" office:value-type="float" office:value="9010">
            <text:p>9010</text:p>
          </table:table-cell>
          <table:table-cell table:style-name="ACE-10" office:value-type="float" office:value="95">
            <text:p>95</text:p>
          </table:table-cell>
          <table:table-cell table:style-name="ACE-2" office:value-type="string">
            <text:p>SV 23 100-110</text:p>
          </table:table-cell>
          <table:table-cell table:style-name="ACE-6" office:value-type="float" office:value="-37.600000000000001">
            <text:p>−37.6</text:p>
          </table:table-cell>
          <table:table-cell table:style-name="ACE-2" office:value-type="string">
            <text:p>Fulvia tenuicostata</text:p>
          </table:table-cell>
          <table:table-cell table:style-name="ACE-10"/>
          <table:table-cell table:style-name="ACE-2" office:value-type="string">
            <text:p>Transgressive - subtidal</text:p>
          </table:table-cell>
          <table:table-cell table:style-name="ACE-2" office:value-type="string">
            <text:p>SB</text:p>
          </table:table-cell>
          <table:table-cell table:style-name="ACE-16" office:value-type="string">
            <text:p>&gt;</text:p>
          </table:table-cell>
          <table:table-cell table:style-name="ACE-16" table:formula="of:=IF([.K241]=&quot;&gt;&quot;;-1;0)" office:value-type="float" office:value="-1">
            <text:p>−1</text:p>
          </table:table-cell>
          <table:table-cell table:style-name="ACE-18" office:value-type="float" office:value="-37.600000000000001">
            <text:p>−37.6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3</text:p>
          </table:table-cell>
          <table:table-cell table:style-name="ACE-8" office:value-type="float" office:value="8840">
            <text:p>8840</text:p>
          </table:table-cell>
          <table:table-cell table:style-name="ACE-10" office:value-type="float" office:value="105">
            <text:p>105</text:p>
          </table:table-cell>
          <table:table-cell table:style-name="ACE-2" office:value-type="string">
            <text:p>SV 23 116-122</text:p>
          </table:table-cell>
          <table:table-cell table:style-name="ACE-6" office:value-type="float" office:value="-37.700000000000003">
            <text:p>−37.7</text:p>
          </table:table-cell>
          <table:table-cell table:style-name="ACE-2" office:value-type="string">
            <text:p>B. rostratus</text:p>
          </table:table-cell>
          <table:table-cell table:style-name="ACE-10"/>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42]=&quot;&gt;&quot;;-1;0)" office:value-type="float" office:value="0">
            <text:p>0</text:p>
          </table:table-cell>
          <table:table-cell table:style-name="ACE-18" office:value-type="float" office:value="-38.399999999999999">
            <text:p>−38.40</text:p>
          </table:table-cell>
          <table:table-cell table:style-name="ACE-0" office:value-type="float" office:value="0.5">
            <text:p>0.50</text:p>
          </table:table-cell>
          <table:table-cell table:number-columns-repeated="242" table:style-name="ACE-5"/>
        </table:table-row>
        <table:table-row table:style-name="AROW-0">
          <table:table-cell table:style-name="ACE-2"/>
          <table:table-cell table:style-name="ACE-2" office:value-type="string">
            <text:p>SUA-2714</text:p>
          </table:table-cell>
          <table:table-cell table:style-name="ACE-8" office:value-type="float" office:value="31750">
            <text:p>31750</text:p>
          </table:table-cell>
          <table:table-cell table:style-name="ACE-10" office:value-type="string">
            <text:p>+ 700 - 600</text:p>
          </table:table-cell>
          <table:table-cell table:style-name="ACE-2" office:value-type="string">
            <text:p>SV 23 157-159</text:p>
          </table:table-cell>
          <table:table-cell table:style-name="ACE-6" office:value-type="float" office:value="-38.100000000000001">
            <text:p>−38.1</text:p>
          </table:table-cell>
          <table:table-cell table:style-name="ACE-2" office:value-type="string">
            <text:p>Ostrea angasi</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3]=&quot;&gt;&quot;;-1;0)" office:value-type="float" office:value="-1">
            <text:p>−1</text:p>
          </table:table-cell>
          <table:table-cell table:style-name="ACE-18" office:value-type="float" office:value="-38.100000000000001">
            <text:p>−38.1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5</text:p>
          </table:table-cell>
          <table:table-cell table:style-name="ACE-8" office:value-type="float" office:value="36050">
            <text:p>36050</text:p>
          </table:table-cell>
          <table:table-cell table:style-name="ACE-10" office:value-type="string">
            <text:p>+ 1100 - 1000</text:p>
          </table:table-cell>
          <table:table-cell table:style-name="ACE-2" office:value-type="string">
            <text:p>SV 23 222-224</text:p>
          </table:table-cell>
          <table:table-cell table:style-name="ACE-6" office:value-type="float" office:value="-38.700000000000003">
            <text:p>−38.7</text:p>
          </table:table-cell>
          <table:table-cell table:style-name="ACE-2" office:value-type="string">
            <text:p>B. erosus</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4]=&quot;&gt;&quot;;-1;0)" office:value-type="float" office:value="-1">
            <text:p>−1</text:p>
          </table:table-cell>
          <table:table-cell table:style-name="ACE-18" office:value-type="float" office:value="-38.700000000000003">
            <text:p>−38.7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6</text:p>
          </table:table-cell>
          <table:table-cell table:style-name="ACE-8" office:value-type="float" office:value="41950">
            <text:p>41950</text:p>
          </table:table-cell>
          <table:table-cell table:style-name="ACE-10" office:value-type="string">
            <text:p>+ 2400 - 1000</text:p>
          </table:table-cell>
          <table:table-cell table:style-name="ACE-2" office:value-type="string">
            <text:p>SV 23 334-338</text:p>
          </table:table-cell>
          <table:table-cell table:style-name="ACE-6" office:value-type="float" office:value="-39.899999999999999">
            <text:p>−39.9</text:p>
          </table:table-cell>
          <table:table-cell table:style-name="ACE-2" office:value-type="string">
            <text:p>Fusinius australis</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5]=&quot;&gt;&quot;;-1;0)" office:value-type="float" office:value="-1">
            <text:p>−1</text:p>
          </table:table-cell>
          <table:table-cell table:style-name="ACE-18" office:value-type="float" office:value="-39.899999999999999">
            <text:p>−39.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717</text:p>
          </table:table-cell>
          <table:table-cell table:style-name="ACE-8" office:value-type="float" office:value="43450">
            <text:p>43450</text:p>
          </table:table-cell>
          <table:table-cell table:style-name="ACE-10" office:value-type="string">
            <text:p>+ 1300 - 1100</text:p>
          </table:table-cell>
          <table:table-cell table:style-name="ACE-2" office:value-type="string">
            <text:p>SV 23 390</text:p>
          </table:table-cell>
          <table:table-cell table:style-name="ACE-6" office:value-type="float" office:value="-40.399999999999999">
            <text:p>−40.4</text:p>
          </table:table-cell>
          <table:table-cell table:style-name="ACE-2" office:value-type="string">
            <text:p>Ostrea angasi</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6]=&quot;&gt;&quot;;-1;0)" office:value-type="float" office:value="-1">
            <text:p>−1</text:p>
          </table:table-cell>
          <table:table-cell table:style-name="ACE-18" office:value-type="float" office:value="-40.399999999999999">
            <text:p>−40.4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640</text:p>
          </table:table-cell>
          <table:table-cell table:style-name="ACE-8" office:value-type="float" office:value="1850">
            <text:p>1850</text:p>
          </table:table-cell>
          <table:table-cell table:style-name="ACE-10" office:value-type="float" office:value="70">
            <text:p>70</text:p>
          </table:table-cell>
          <table:table-cell table:style-name="ACE-2" office:value-type="string">
            <text:p>SV 26 110-120</text:p>
          </table:table-cell>
          <table:table-cell table:style-name="ACE-6" office:value-type="float" office:value="-3.1499999999999999">
            <text:p>−3.15</text:p>
          </table:table-cell>
          <table:table-cell table:style-name="ACE-2" office:value-type="string">
            <text:p>Posidonia fibre</text:p>
          </table:table-cell>
          <table:table-cell table:style-name="ACE-10" office:value-type="float" office:value="-11">
            <text:p>−1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7]=&quot;&gt;&quot;;-1;0)" office:value-type="float" office:value="-1">
            <text:p>−1</text:p>
          </table:table-cell>
          <table:table-cell table:style-name="ACE-18" office:value-type="float" office:value="-3.1499999999999999">
            <text:p>−3.15</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table:table-cell table:style-name="ACE-2" office:value-type="string">
            <text:p>SUA-2690</text:p>
          </table:table-cell>
          <table:table-cell table:style-name="ACE-8" office:value-type="float" office:value="2770">
            <text:p>2770</text:p>
          </table:table-cell>
          <table:table-cell table:style-name="ACE-10" office:value-type="float" office:value="90">
            <text:p>90</text:p>
          </table:table-cell>
          <table:table-cell table:style-name="ACE-2" office:value-type="string">
            <text:p>SV 26 195-210</text:p>
          </table:table-cell>
          <table:table-cell table:style-name="ACE-6" office:value-type="float" office:value="-4.0999999999999996">
            <text:p>−4.1</text:p>
          </table:table-cell>
          <table:table-cell table:style-name="ACE-2" office:value-type="string">
            <text:p>Posidonia fibre</text:p>
          </table:table-cell>
          <table:table-cell table:style-name="ACE-10" office:value-type="float" office:value="-11">
            <text:p>−1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8]=&quot;&gt;&quot;;-1;0)" office:value-type="float" office:value="-1">
            <text:p>−1</text:p>
          </table:table-cell>
          <table:table-cell table:style-name="ACE-18" office:value-type="float" office:value="-4.0999999999999996">
            <text:p>−4.10</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1430">
            <text:p>1430</text:p>
          </table:table-cell>
          <table:table-cell table:style-name="ACE-10" office:value-type="float" office:value="130">
            <text:p>130</text:p>
          </table:table-cell>
          <table:table-cell table:style-name="ACE-2" office:value-type="string">
            <text:p>SV 26 210-220</text:p>
          </table:table-cell>
          <table:table-cell table:style-name="ACE-6" office:value-type="float" office:value="-4.25">
            <text:p>−4.25</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49]=&quot;&gt;&quot;;-1;0)" office:value-type="float" office:value="-1">
            <text:p>−1</text:p>
          </table:table-cell>
          <table:table-cell table:style-name="ACE-18" office:value-type="float" office:value="-4.25">
            <text:p>−4.25</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760">
            <text:p>760</text:p>
          </table:table-cell>
          <table:table-cell table:style-name="ACE-10" office:value-type="float" office:value="90">
            <text:p>90</text:p>
          </table:table-cell>
          <table:table-cell table:style-name="ACE-2" office:value-type="string">
            <text:p>SV 28 87-98</text:p>
          </table:table-cell>
          <table:table-cell table:style-name="ACE-6" office:value-type="float" office:value="-2.4300000000000002">
            <text:p>−2.43</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0]=&quot;&gt;&quot;;-1;0)" office:value-type="float" office:value="-1">
            <text:p>−1</text:p>
          </table:table-cell>
          <table:table-cell table:style-name="ACE-18" office:value-type="float" office:value="-2.4300000000000002">
            <text:p>−2.43</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0">
            <text:p>0</text:p>
          </table:table-cell>
          <table:table-cell table:style-name="ACE-10"/>
          <table:table-cell table:style-name="ACE-2" office:value-type="string">
            <text:p>SV 30 47-58</text:p>
          </table:table-cell>
          <table:table-cell table:style-name="ACE-6" office:value-type="float" office:value="-1.3300000000000001">
            <text:p>−1.33</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1]=&quot;&gt;&quot;;-1;0)" office:value-type="float" office:value="-1">
            <text:p>−1</text:p>
          </table:table-cell>
          <table:table-cell table:style-name="ACE-18" office:value-type="float" office:value="-1.3300000000000001">
            <text:p>−1.33</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office:value-type="float" office:value="1940">
            <text:p>1940</text:p>
          </table:table-cell>
          <table:table-cell table:style-name="ACE-10" office:value-type="float" office:value="250">
            <text:p>250</text:p>
          </table:table-cell>
          <table:table-cell table:style-name="ACE-2" office:value-type="string">
            <text:p>SV 30 108-115</text:p>
          </table:table-cell>
          <table:table-cell table:style-name="ACE-6" office:value-type="float" office:value="-1.8999999999999999">
            <text:p>−1.9</text:p>
          </table:table-cell>
          <table:table-cell table:style-name="ACE-2" office:value-type="string">
            <text:p>Posidonia fibre</text:p>
          </table:table-cell>
          <table:table-cell table:style-name="ACE-10"/>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2]=&quot;&gt;&quot;;-1;0)" office:value-type="float" office:value="-1">
            <text:p>−1</text:p>
          </table:table-cell>
          <table:table-cell table:style-name="ACE-18" office:value-type="float" office:value="-1.8999999999999999">
            <text:p>−1.90</text:p>
          </table:table-cell>
          <table:table-cell table:style-name="ACE-0" office:value-type="float" office:value="0.10000000000000001">
            <text:p>0.10</text:p>
          </table:table-cell>
          <table:table-cell table:number-columns-repeated="242" table:style-name="ACE-5"/>
        </table:table-row>
        <table:table-row table:style-name="AROW-0">
          <table:table-cell table:style-name="ACE-2" office:value-type="string">
            <text:p>6427RS18</text:p>
          </table:table-cell>
          <table:table-cell table:style-name="ACE-2" office:value-type="string">
            <text:p>B-30178</text:p>
          </table:table-cell>
          <table:table-cell table:style-name="ACE-8" office:value-type="float" office:value="7800">
            <text:p>7800</text:p>
          </table:table-cell>
          <table:table-cell table:style-name="ACE-10" office:value-type="float" office:value="135">
            <text:p>135</text:p>
          </table:table-cell>
          <table:table-cell table:style-name="ACE-2" office:value-type="string">
            <text:p>SV 38 107</text:p>
          </table:table-cell>
          <table:table-cell table:style-name="ACE-6" office:value-type="float" office:value="-26.899999999999999">
            <text:p>−26.9</text:p>
          </table:table-cell>
          <table:table-cell table:style-name="ACE-2" office:value-type="string">
            <text:p>Chlamys (E.) bifrons</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3]=&quot;&gt;&quot;;-1;0)" office:value-type="float" office:value="0">
            <text:p>0</text:p>
          </table:table-cell>
          <table:table-cell table:style-name="ACE-18" office:value-type="float" office:value="-27.600000000000001">
            <text:p>−27.6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427RS19</text:p>
          </table:table-cell>
          <table:table-cell table:style-name="ACE-2" office:value-type="string">
            <text:p>B-30179</text:p>
          </table:table-cell>
          <table:table-cell table:style-name="ACE-8" office:value-type="float" office:value="8460">
            <text:p>8460</text:p>
          </table:table-cell>
          <table:table-cell table:style-name="ACE-10" office:value-type="float" office:value="95">
            <text:p>95</text:p>
          </table:table-cell>
          <table:table-cell table:style-name="ACE-2" office:value-type="string">
            <text:p>SV 39 260-270</text:p>
          </table:table-cell>
          <table:table-cell table:style-name="ACE-6" office:value-type="float" office:value="-32.200000000000003">
            <text:p>−32.2</text:p>
          </table:table-cell>
          <table:table-cell table:style-name="ACE-2" office:value-type="string">
            <text:p>Ostrea angasi</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4]=&quot;&gt;&quot;;-1;0)" office:value-type="float" office:value="0">
            <text:p>0</text:p>
          </table:table-cell>
          <table:table-cell table:style-name="ACE-18" office:value-type="float" office:value="-32.899999999999999">
            <text:p>−32.9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7RS308</text:p>
          </table:table-cell>
          <table:table-cell table:style-name="ACE-2" office:value-type="string">
            <text:p>B-30181</text:p>
          </table:table-cell>
          <table:table-cell table:style-name="ACE-8" office:value-type="float" office:value="9230">
            <text:p>9230</text:p>
          </table:table-cell>
          <table:table-cell table:style-name="ACE-10" office:value-type="float" office:value="185">
            <text:p>185</text:p>
          </table:table-cell>
          <table:table-cell table:style-name="ACE-2" office:value-type="string">
            <text:p>SV 49 49</text:p>
          </table:table-cell>
          <table:table-cell table:style-name="ACE-6" office:value-type="float" office:value="-39.899999999999999">
            <text:p>−39.9</text:p>
          </table:table-cell>
          <table:table-cell table:style-name="ACE-2" office:value-type="string">
            <text:p>Brachiodontes</text:p>
          </table:table-cell>
          <table:table-cell table:style-name="ACE-10" office:value-type="float" office:value="1">
            <text:p>1</text:p>
          </table:table-cell>
          <table:table-cell table:style-name="ACE-2" office:value-type="string">
            <text:p>Transgressive - intertidal</text:p>
          </table:table-cell>
          <table:table-cell table:style-name="ACE-2" office:value-type="string">
            <text:p>TI</text:p>
          </table:table-cell>
          <table:table-cell table:style-name="ACE-16"/>
          <table:table-cell table:style-name="ACE-16" table:formula="of:=IF([.K255]=&quot;&gt;&quot;;-1;0)" office:value-type="float" office:value="0">
            <text:p>0</text:p>
          </table:table-cell>
          <table:table-cell table:style-name="ACE-18" office:value-type="float" office:value="-40.600000000000001">
            <text:p>−40.60</text:p>
          </table:table-cell>
          <table:table-cell table:style-name="ACE-0" office:value-type="float" office:value="0.5">
            <text:p>0.50</text:p>
          </table:table-cell>
          <table:table-cell table:number-columns-repeated="242" table:style-name="ACE-5"/>
        </table:table-row>
        <table:table-row table:style-name="AROW-0">
          <table:table-cell table:style-name="ACE-2" office:value-type="string">
            <text:p>6527RS310</text:p>
          </table:table-cell>
          <table:table-cell table:style-name="ACE-2" office:value-type="string">
            <text:p>B-301183</text:p>
          </table:table-cell>
          <table:table-cell table:style-name="ACE-8" office:value-type="float" office:value="30510">
            <text:p>30510</text:p>
          </table:table-cell>
          <table:table-cell table:style-name="ACE-10" office:value-type="float" office:value="1490">
            <text:p>1490</text:p>
          </table:table-cell>
          <table:table-cell table:style-name="ACE-2" office:value-type="string">
            <text:p>SV 49 180</text:p>
          </table:table-cell>
          <table:table-cell table:style-name="ACE-6" office:value-type="float" office:value="-40.799999999999997">
            <text:p>−40.8</text:p>
          </table:table-cell>
          <table:table-cell table:style-name="ACE-2" office:value-type="string">
            <text:p>Ostrea, Fulvia</text:p>
          </table:table-cell>
          <table:table-cell table:style-name="ACE-10" office:value-type="float" office:value="1">
            <text:p>1</text:p>
          </table:table-cell>
          <table:table-cell table:style-name="ACE-2" office:value-type="string">
            <text:p>Subtidal</text:p>
          </table:table-cell>
          <table:table-cell table:style-name="ACE-2" office:value-type="string">
            <text:p>SB</text:p>
          </table:table-cell>
          <table:table-cell table:style-name="ACE-16" office:value-type="string">
            <text:p>&gt;</text:p>
          </table:table-cell>
          <table:table-cell table:style-name="ACE-16" table:formula="of:=IF([.K256]=&quot;&gt;&quot;;-1;0)" office:value-type="float" office:value="-1">
            <text:p>−1</text:p>
          </table:table-cell>
          <table:table-cell table:style-name="ACE-18" office:value-type="float" office:value="-40.799999999999997">
            <text:p>−40.80</text:p>
          </table:table-cell>
          <table:table-cell table:style-name="ACE-0" office:value-type="float" office:value="0.10000000000000001">
            <text:p>0.10</text:p>
          </table:table-cell>
          <table:table-cell table:number-columns-repeated="242" table:style-name="ACE-5"/>
        </table:table-row>
        <table:table-row table:style-name="AROW-0">
          <table:table-cell table:number-columns-repeated="2" table:style-name="ACE-2"/>
          <table:table-cell table:style-name="ACE-8"/>
          <table:table-cell table:style-name="ACE-10"/>
          <table:table-cell table:number-columns-repeated="2" table:style-name="ACE-6"/>
          <table:table-cell table:style-name="ACE-2"/>
          <table:table-cell table:style-name="ACE-10"/>
          <table:table-cell table:number-columns-repeated="2" table:style-name="ACE-2"/>
          <table:table-cell table:number-columns-repeated="2" table:style-name="ACE-16"/>
          <table:table-cell table:style-name="ACE-3"/>
          <table:table-cell table:style-name="ACE-0"/>
          <table:table-cell table:number-columns-repeated="242" table:style-name="ACE-5"/>
        </table:table-row>
        <table:table-row table:style-name="AROW-2">
          <table:table-cell table:style-name="ACE-14" office:value-type="string">
            <text:p>Lab codes refer to radiocarbon laboratories at Australian National University (ANU), CSIRO (CS), University of Waikito (WK), Beta Analytic (B), University of NSW (NSW), University of Sydney (SUA) and Gakushuin University, Tokyo (GAK). <text:line-break/>Radiocarbon ages are normalised for isotopic fractionation and an environmental correction of -450 ± 35 yrs applied to samples of marine carbonate origin and to organic samples (e.g. seagrass remains) with a delta 13C in excess of –11. All core intervals are corrected for compaction and reduced to a common datum (m LWD) where possible. For sample codes see table 2. The interpreted sea level and error for each dated sample relative to modern LWD are calculated from equivalent modern environments and their levels as listen in Table 2.<text:line-break/></text:p>
          </table:table-cell>
          <table:table-cell table:number-columns-repeated="13" table:style-name="ACE-14"/>
          <table:table-cell table:number-columns-repeated="242" table:style-name="ACE-5"/>
        </table:table-row>
        <table:table-row table:style-name="AROW-0" table:number-rows-repeated="65278">
          <table:table-cell table:number-columns-repeated="256"/>
        </table:table-row>
        <table:named-expressions>
          <table:named-expression table:name="Sheet_Title" table:expression="of:=&quot;BelperioEtal2002&quot;" table:base-cell-address="$'BelperioEtal2002'.$A$1"/>
          <table:named-expression table:name="Print_Area" table:expression="of:=#REF!" table:base-cell-address="$'BelperioEtal2002'.$A$1"/>
        </table:named-expressions>
        <gnm:selections gnm:cursor-col="0" gnm:cursor-row="257">
          <gnm:selection gnm:start-col="0" gnm:start-row="257" gnm:end-col="0" gnm:end-row="257"/>
        </gnm:selections>
      </table:table>
      <table:table table:name="LewisEtal2013" table:style-name="ta-1" table:print="true">
        <office:forms form:automatic-focus="false" form:apply-design-mode="false">
          <form:form/>
        </office:forms>
        <table:table-column table:default-cell-style-name="ACE-19" table:style-name="ACOL-13"/>
        <table:table-column table:default-cell-style-name="ACE-19" table:style-name="ACOL-14"/>
        <table:table-column table:default-cell-style-name="ACE-19" table:style-name="ACOL-15"/>
        <table:table-column table:default-cell-style-name="ACE-19" table:style-name="ACOL-16"/>
        <table:table-column table:default-cell-style-name="ACE-19" table:style-name="ACOL-17" table:number-columns-repeated="2"/>
        <table:table-column table:default-cell-style-name="ACE-19" table:style-name="ACOL-18"/>
        <table:table-column table:default-cell-style-name="ACE-19" table:style-name="ACOL-0"/>
        <table:table-column table:default-cell-style-name="ACE-19" table:style-name="ACOL-19"/>
        <table:table-column table:default-cell-style-name="ACE-19" table:style-name="ACOL-20"/>
        <table:table-column table:default-cell-style-name="ACE-19" table:style-name="ACOL-21"/>
        <table:table-column table:default-cell-style-name="ACE-19" table:style-name="ACOL-22"/>
        <table:table-column table:default-cell-style-name="ACE-19" table:style-name="ACOL-23"/>
        <table:table-column table:default-cell-style-name="ACE-19" table:style-name="ACOL-0" table:number-columns-repeated="4"/>
        <table:table-column table:default-cell-style-name="ACE-19" table:style-name="ACOL-24"/>
        <table:table-column table:default-cell-style-name="ACE-19" table:style-name="ACOL-0"/>
        <table:table-column table:default-cell-style-name="ACE-19" table:style-name="ACOL-0" table:number-columns-repeated="237"/>
        <table:table-row table:style-name="AROW-4">
          <table:table-cell table:style-name="ACE-30" office:value-type="string">
            <text:p>Lab code</text:p>
          </table:table-cell>
          <table:table-cell table:style-name="ACE-30" office:value-type="string">
            <text:p>Sample ID</text:p>
          </table:table-cell>
          <table:table-cell table:style-name="ACE-30" office:value-type="string">
            <text:p>Material</text:p>
          </table:table-cell>
          <table:table-cell table:style-name="ACE-30" office:value-type="string">
            <text:p>Genus/Species</text:p>
          </table:table-cell>
          <table:table-cell table:style-name="ACE-30" office:value-type="string">
            <text:p>Location</text:p>
          </table:table-cell>
          <table:table-cell table:style-name="ACE-30" office:value-type="string">
            <text:p>Region</text:p>
          </table:table-cell>
          <table:table-cell table:style-name="ACE-30" office:value-type="string">
            <text:p>Method</text:p>
          </table:table-cell>
          <table:table-cell table:style-name="ACE-30" office:value-type="string">
            <text:p>δ<text:span text:style-name="NS-font-size12"><text:span text:style-name="AC-weight700"><text:span text:style-name="AC-superscript">13</text:span></text:span></text:span><text:span text:style-name="NS-font-size12"><text:span text:style-name="AC-weight700">C</text:span></text:span></text:p>
          </table:table-cell>
          <table:table-cell table:style-name="ACE-30" office:value-type="string">
            <text:p>Uncorrected age</text:p>
          </table:table-cell>
          <table:table-cell table:style-name="ACE-30" office:value-type="string">
            <text:p>±</text:p>
          </table:table-cell>
          <table:table-cell table:style-name="ACE-30" office:value-type="string">
            <text:p>Range</text:p>
          </table:table-cell>
          <table:table-cell table:style-name="ACE-30" office:value-type="string">
            <text:p>Range</text:p>
          </table:table-cell>
          <table:table-cell table:style-name="ACE-30" office:value-type="string">
            <text:p>Calibrated age</text:p>
          </table:table-cell>
          <table:table-cell table:style-name="ACE-30" office:value-type="string">
            <text:p>± (2 σ)</text:p>
          </table:table-cell>
          <table:table-cell table:style-name="ACE-30" office:value-type="string">
            <text:p>Sea level (m)</text:p>
          </table:table-cell>
          <table:table-cell table:style-name="ACE-30" office:value-type="string">
            <text:p>+</text:p>
          </table:table-cell>
          <table:table-cell table:style-name="ACE-30" office:value-type="string">
            <text:p>-</text:p>
          </table:table-cell>
          <table:table-cell table:style-name="ACE-30" office:value-type="string">
            <text:p>Reference</text:p>
          </table:table-cell>
          <table:table-cell table:number-columns-repeated="238" table:style-name="ACE-19"/>
        </table:table-row>
        <table:table-row table:style-name="AROW-5">
          <table:table-cell table:style-name="ACE-19" office:value-type="string">
            <text:p>CS-403</text:p>
          </table:table-cell>
          <table:table-cell table:style-name="ACE-19" office:value-type="string">
            <text:p>SB</text:p>
          </table:table-cell>
          <table:table-cell table:style-name="ACE-19" office:value-type="string">
            <text:p>Subtidal lagoon</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5670">
            <text:p>5670</text:p>
          </table:table-cell>
          <table:table-cell table:style-name="ACE-23" office:value-type="float" office:value="135">
            <text:p>135</text:p>
          </table:table-cell>
          <table:table-cell table:style-name="ACE-26" office:value-type="float" office:value="5635">
            <text:p>5635</text:p>
          </table:table-cell>
          <table:table-cell table:style-name="ACE-19" office:value-type="float" office:value="6313">
            <text:p>6313</text:p>
          </table:table-cell>
          <table:table-cell table:style-name="ACE-27" table:formula="of:=[.K2]+[.N2]" office:value-type="float" office:value="5974">
            <text:p>5974</text:p>
          </table:table-cell>
          <table:table-cell table:style-name="ACE-19" table:formula="of:=([.L2]-[.K2])/2" office:value-type="float" office:value="339">
            <text:p>339</text:p>
          </table:table-cell>
          <table:table-cell table:style-name="ACE-29" office:value-type="float" office:value="0.23499999999999999">
            <text:p>0.23</text:p>
          </table:table-cell>
          <table:table-cell table:style-name="ACE-28" office:value-type="float" office:value="0.065000000000000002">
            <text:p>0.07</text:p>
          </table:table-cell>
          <table:table-cell table:style-name="ACE-28" office:value-type="float" office:value="0.065000000000000002">
            <text:p>0.07</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4</text:p>
          </table:table-cell>
          <table:table-cell table:style-name="ACE-19" office:value-type="string">
            <text:p>SB</text:p>
          </table:table-cell>
          <table:table-cell table:style-name="ACE-19" office:value-type="string">
            <text:p>Subtidal lagoon</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
            <text:p>1.2</text:p>
          </table:table-cell>
          <table:table-cell table:style-name="ACE-24" office:value-type="float" office:value="6810">
            <text:p>6810</text:p>
          </table:table-cell>
          <table:table-cell table:style-name="ACE-23" office:value-type="float" office:value="115">
            <text:p>115</text:p>
          </table:table-cell>
          <table:table-cell table:style-name="ACE-26" office:value-type="float" office:value="6940">
            <text:p>6940</text:p>
          </table:table-cell>
          <table:table-cell table:style-name="ACE-19" office:value-type="float" office:value="7525">
            <text:p>7525</text:p>
          </table:table-cell>
          <table:table-cell table:style-name="ACE-27" table:formula="of:=[.K3]+[.N3]" office:value-type="float" office:value="7232.5">
            <text:p>7233</text:p>
          </table:table-cell>
          <table:table-cell table:style-name="ACE-19" table:formula="of:=([.L3]-[.K3])/2" office:value-type="float" office:value="292.5">
            <text:p>292.5</text:p>
          </table:table-cell>
          <table:table-cell table:style-name="ACE-29" office:value-type="float" office:value="-1.51">
            <text:p>−1.51</text:p>
          </table:table-cell>
          <table:table-cell table:style-name="ACE-28" office:value-type="float" office:value="0.059999999999999998">
            <text:p>0.06</text:p>
          </table:table-cell>
          <table:table-cell table:style-name="ACE-28" office:value-type="float" office:value="0.059999999999999998">
            <text:p>0.06</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5</text:p>
          </table:table-cell>
          <table:table-cell table:style-name="ACE-19" office:value-type="string">
            <text:p>SB</text:p>
          </table:table-cell>
          <table:table-cell table:style-name="ACE-19" office:value-type="string">
            <text:p>Subtidal lagoon</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5340">
            <text:p>5340</text:p>
          </table:table-cell>
          <table:table-cell table:style-name="ACE-23" office:value-type="float" office:value="540">
            <text:p>540</text:p>
          </table:table-cell>
          <table:table-cell table:style-name="ACE-26" office:value-type="float" office:value="4237">
            <text:p>4237</text:p>
          </table:table-cell>
          <table:table-cell table:style-name="ACE-19" office:value-type="float" office:value="6856">
            <text:p>6856</text:p>
          </table:table-cell>
          <table:table-cell table:style-name="ACE-27" table:formula="of:=[.K4]+[.N4]" office:value-type="float" office:value="5546.5">
            <text:p>5547</text:p>
          </table:table-cell>
          <table:table-cell table:style-name="ACE-19" table:formula="of:=([.L4]-[.K4])/2" office:value-type="float" office:value="1309.5">
            <text:p>1309.5</text:p>
          </table:table-cell>
          <table:table-cell table:style-name="ACE-29" office:value-type="float" office:value="-1.4099999999999999">
            <text:p>−1.41</text:p>
          </table:table-cell>
          <table:table-cell table:style-name="ACE-28" office:value-type="float" office:value="0.050000000000000003">
            <text:p>0.05</text:p>
          </table:table-cell>
          <table:table-cell table:style-name="ACE-28" office:value-type="float" office:value="0.050000000000000003">
            <text:p>0.0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1</text:p>
          </table:table-cell>
          <table:table-cell table:style-name="ACE-19" office:value-type="string">
            <text:p>IF</text:p>
          </table:table-cell>
          <table:table-cell table:style-name="ACE-19" office:value-type="string">
            <text:p>Intertidal <text:s/>Flat</text:p>
          </table:table-cell>
          <table:table-cell table:style-name="ACE-19" office:value-type="string">
            <text:p>Katelysia sp.</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1810">
            <text:p>1810</text:p>
          </table:table-cell>
          <table:table-cell table:style-name="ACE-23" office:value-type="float" office:value="135">
            <text:p>135</text:p>
          </table:table-cell>
          <table:table-cell table:style-name="ACE-26" office:value-type="float" office:value="952">
            <text:p>952</text:p>
          </table:table-cell>
          <table:table-cell table:style-name="ACE-19" office:value-type="float" office:value="1639">
            <text:p>1639</text:p>
          </table:table-cell>
          <table:table-cell table:style-name="ACE-27" table:formula="of:=[.K5]+[.N5]" office:value-type="float" office:value="1295.5">
            <text:p>1296</text:p>
          </table:table-cell>
          <table:table-cell table:style-name="ACE-19" table:formula="of:=([.L5]-[.K5])/2" office:value-type="float" office:value="343.5">
            <text:p>343.5</text:p>
          </table:table-cell>
          <table:table-cell table:style-name="ACE-29" office:value-type="float" office:value="-0.17999999999999999">
            <text:p>−0.18</text:p>
          </table:table-cell>
          <table:table-cell table:style-name="ACE-28" office:value-type="float" office:value="0.40012498047485118">
            <text:p>0.40</text:p>
          </table:table-cell>
          <table:table-cell table:style-name="ACE-28" office:value-type="float" office:value="0.4001249804748511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3</text:p>
          </table:table-cell>
          <table:table-cell table:style-name="ACE-19" office:value-type="string">
            <text:p>SE</text:p>
          </table:table-cell>
          <table:table-cell table:style-name="ACE-19" office:value-type="string">
            <text:p>Seagrass facies </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1">
            <text:p>−14.1</text:p>
          </table:table-cell>
          <table:table-cell table:style-name="ACE-24" office:value-type="float" office:value="6300">
            <text:p>6300</text:p>
          </table:table-cell>
          <table:table-cell table:style-name="ACE-23" office:value-type="float" office:value="310">
            <text:p>310</text:p>
          </table:table-cell>
          <table:table-cell table:style-name="ACE-26" office:value-type="float" office:value="6412">
            <text:p>6412</text:p>
          </table:table-cell>
          <table:table-cell table:style-name="ACE-19" office:value-type="float" office:value="7672">
            <text:p>7672</text:p>
          </table:table-cell>
          <table:table-cell table:style-name="ACE-27" table:formula="of:=[.K6]+[.N6]" office:value-type="float" office:value="7042">
            <text:p>7042</text:p>
          </table:table-cell>
          <table:table-cell table:style-name="ACE-19" table:formula="of:=([.L6]-[.K6])/2" office:value-type="float" office:value="630">
            <text:p>630</text:p>
          </table:table-cell>
          <table:table-cell table:style-name="ACE-29" office:value-type="float" office:value="-3.1000000000000001">
            <text:p>−3.10</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2</text:p>
          </table:table-cell>
          <table:table-cell table:style-name="ACE-19" office:value-type="string">
            <text:p>IF</text:p>
          </table:table-cell>
          <table:table-cell table:style-name="ACE-19" office:value-type="string">
            <text:p>Intertidal <text:s/>Flat</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
            <text:p>0.5</text:p>
          </table:table-cell>
          <table:table-cell table:style-name="ACE-24" office:value-type="float" office:value="5020">
            <text:p>5020</text:p>
          </table:table-cell>
          <table:table-cell table:style-name="ACE-23" office:value-type="float" office:value="115">
            <text:p>115</text:p>
          </table:table-cell>
          <table:table-cell table:style-name="ACE-26" office:value-type="float" office:value="4889">
            <text:p>4889</text:p>
          </table:table-cell>
          <table:table-cell table:style-name="ACE-19" office:value-type="float" office:value="5578">
            <text:p>5578</text:p>
          </table:table-cell>
          <table:table-cell table:style-name="ACE-27" table:formula="of:=[.K7]+[.N7]" office:value-type="float" office:value="5233.5">
            <text:p>5234</text:p>
          </table:table-cell>
          <table:table-cell table:style-name="ACE-19" table:formula="of:=([.L7]-[.K7])/2" office:value-type="float" office:value="344.5">
            <text:p>344.5</text:p>
          </table:table-cell>
          <table:table-cell table:style-name="ACE-29" office:value-type="float" office:value="-0.17999999999999999">
            <text:p>−0.18</text:p>
          </table:table-cell>
          <table:table-cell table:style-name="ACE-28" office:value-type="float" office:value="0.40311288741492751">
            <text:p>0.40</text:p>
          </table:table-cell>
          <table:table-cell table:style-name="ACE-28" office:value-type="float" office:value="0.40311288741492751">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0</text:p>
          </table:table-cell>
          <table:table-cell table:style-name="ACE-19" office:value-type="string">
            <text:p>SE</text:p>
          </table:table-cell>
          <table:table-cell table:style-name="ACE-19" office:value-type="string">
            <text:p>Seagrass facies </text:p>
          </table:table-cell>
          <table:table-cell table:style-name="ACE-19" office:value-type="string">
            <text:p>Comminuted 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6940">
            <text:p>6940</text:p>
          </table:table-cell>
          <table:table-cell table:style-name="ACE-23" office:value-type="float" office:value="175">
            <text:p>175</text:p>
          </table:table-cell>
          <table:table-cell table:style-name="ACE-26" office:value-type="float" office:value="6953">
            <text:p>6953</text:p>
          </table:table-cell>
          <table:table-cell table:style-name="ACE-19" office:value-type="float" office:value="7740">
            <text:p>7740</text:p>
          </table:table-cell>
          <table:table-cell table:style-name="ACE-27" table:formula="of:=[.K8]+[.N8]" office:value-type="float" office:value="7346.5">
            <text:p>7347</text:p>
          </table:table-cell>
          <table:table-cell table:style-name="ACE-19" table:formula="of:=([.L8]-[.K8])/2" office:value-type="float" office:value="393.5">
            <text:p>393.5</text:p>
          </table:table-cell>
          <table:table-cell table:style-name="ACE-29" office:value-type="float" office:value="-0.23999999999999999">
            <text:p>−0.24</text:p>
          </table:table-cell>
          <table:table-cell table:style-name="ACE-28" office:value-type="float" office:value="0.1077032961426901">
            <text:p>0.11</text:p>
          </table:table-cell>
          <table:table-cell table:style-name="ACE-28" office:value-type="float" office:value="0.1077032961426901">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2</text:p>
          </table:table-cell>
          <table:table-cell table:style-name="ACE-19" office:value-type="string">
            <text:p>SE</text:p>
          </table:table-cell>
          <table:table-cell table:style-name="ACE-19" office:value-type="string">
            <text:p>Seagrass facies</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300000000000001">
            <text:p>−15.3</text:p>
          </table:table-cell>
          <table:table-cell table:style-name="ACE-24" office:value-type="float" office:value="6860">
            <text:p>6860</text:p>
          </table:table-cell>
          <table:table-cell table:style-name="ACE-23" office:value-type="float" office:value="310">
            <text:p>310</text:p>
          </table:table-cell>
          <table:table-cell table:style-name="ACE-26" office:value-type="float" office:value="7018">
            <text:p>7018</text:p>
          </table:table-cell>
          <table:table-cell table:style-name="ACE-19" office:value-type="float" office:value="8308">
            <text:p>8308</text:p>
          </table:table-cell>
          <table:table-cell table:style-name="ACE-27" table:formula="of:=[.K9]+[.N9]" office:value-type="float" office:value="7663">
            <text:p>7663</text:p>
          </table:table-cell>
          <table:table-cell table:style-name="ACE-19" table:formula="of:=([.L9]-[.K9])/2" office:value-type="float" office:value="645">
            <text:p>645</text:p>
          </table:table-cell>
          <table:table-cell table:style-name="ACE-29" office:value-type="float" office:value="-3.4500000000000002">
            <text:p>−3.45</text:p>
          </table:table-cell>
          <table:table-cell table:style-name="ACE-28" office:value-type="float" office:value="0.1077032961426901">
            <text:p>0.11</text:p>
          </table:table-cell>
          <table:table-cell table:style-name="ACE-28" office:value-type="float" office:value="0.1077032961426901">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1</text:p>
          </table:table-cell>
          <table:table-cell table:style-name="ACE-19" office:value-type="string">
            <text:p>SE</text:p>
          </table:table-cell>
          <table:table-cell table:style-name="ACE-19" office:value-type="string">
            <text:p>Seagrass facies </text:p>
          </table:table-cell>
          <table:table-cell table:style-name="ACE-19" office:value-type="string">
            <text:p>Posidonia fibre</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5">
            <text:p>−14.5</text:p>
          </table:table-cell>
          <table:table-cell table:style-name="ACE-24" office:value-type="float" office:value="6770">
            <text:p>6770</text:p>
          </table:table-cell>
          <table:table-cell table:style-name="ACE-23" office:value-type="float" office:value="120">
            <text:p>120</text:p>
          </table:table-cell>
          <table:table-cell table:style-name="ACE-26" office:value-type="float" office:value="7336">
            <text:p>7336</text:p>
          </table:table-cell>
          <table:table-cell table:style-name="ACE-19" office:value-type="float" office:value="7835">
            <text:p>7835</text:p>
          </table:table-cell>
          <table:table-cell table:style-name="ACE-27" table:formula="of:=[.K10]+[.N10]" office:value-type="float" office:value="7585.5">
            <text:p>7586</text:p>
          </table:table-cell>
          <table:table-cell table:style-name="ACE-19" table:formula="of:=([.L10]-[.K10])/2" office:value-type="float" office:value="249.5">
            <text:p>249.5</text:p>
          </table:table-cell>
          <table:table-cell table:style-name="ACE-29" office:value-type="float" office:value="-3.4649999999999999">
            <text:p>−3.46</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8</text:p>
          </table:table-cell>
          <table:table-cell table:style-name="ACE-19" office:value-type="string">
            <text:p>SB</text:p>
          </table:table-cell>
          <table:table-cell table:style-name="ACE-19" office:value-type="string">
            <text:p>Subtidal </text:p>
          </table:table-cell>
          <table:table-cell table:style-name="ACE-19" office:value-type="string">
            <text:p>Ostrea angasi</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10000000000000001">
            <text:p>0.1</text:p>
          </table:table-cell>
          <table:table-cell table:style-name="ACE-24" office:value-type="float" office:value="4990">
            <text:p>4990</text:p>
          </table:table-cell>
          <table:table-cell table:style-name="ACE-23" office:value-type="float" office:value="105">
            <text:p>105</text:p>
          </table:table-cell>
          <table:table-cell table:style-name="ACE-26" office:value-type="float" office:value="4883">
            <text:p>4883</text:p>
          </table:table-cell>
          <table:table-cell table:style-name="ACE-19" office:value-type="float" office:value="5552">
            <text:p>5552</text:p>
          </table:table-cell>
          <table:table-cell table:style-name="ACE-27" table:formula="of:=[.K11]+[.N11]" office:value-type="float" office:value="5217.5">
            <text:p>5218</text:p>
          </table:table-cell>
          <table:table-cell table:style-name="ACE-19" table:formula="of:=([.L11]-[.K11])/2" office:value-type="float" office:value="334.5">
            <text:p>334.5</text:p>
          </table:table-cell>
          <table:table-cell table:style-name="ACE-29" office:value-type="float" office:value="-0.27550000000000002">
            <text:p>−0.28</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07</text:p>
          </table:table-cell>
          <table:table-cell table:style-name="ACE-19" office:value-type="string">
            <text:p>SB</text:p>
          </table:table-cell>
          <table:table-cell table:style-name="ACE-19" office:value-type="string">
            <text:p>Subtidal</text:p>
          </table:table-cell>
          <table:table-cell table:style-name="ACE-19" office:value-type="string">
            <text:p>Fulvia tenuicostat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02">
            <text:p>0.02</text:p>
          </table:table-cell>
          <table:table-cell table:style-name="ACE-24" office:value-type="float" office:value="5220">
            <text:p>5220</text:p>
          </table:table-cell>
          <table:table-cell table:style-name="ACE-23" office:value-type="float" office:value="135">
            <text:p>135</text:p>
          </table:table-cell>
          <table:table-cell table:style-name="ACE-26" office:value-type="float" office:value="5086">
            <text:p>5086</text:p>
          </table:table-cell>
          <table:table-cell table:style-name="ACE-19" office:value-type="float" office:value="5881">
            <text:p>5881</text:p>
          </table:table-cell>
          <table:table-cell table:style-name="ACE-27" table:formula="of:=[.K12]+[.N12]" office:value-type="float" office:value="5483.5">
            <text:p>5484</text:p>
          </table:table-cell>
          <table:table-cell table:style-name="ACE-19" table:formula="of:=([.L12]-[.K12])/2" office:value-type="float" office:value="397.5">
            <text:p>397.5</text:p>
          </table:table-cell>
          <table:table-cell table:style-name="ACE-29" office:value-type="float" office:value="-2.6349999999999998">
            <text:p>−2.63</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7</text:p>
          </table:table-cell>
          <table:table-cell table:style-name="ACE-19" office:value-type="string">
            <text:p>MA</text:p>
          </table:table-cell>
          <table:table-cell table:style-name="ACE-19" office:value-type="string">
            <text:p>Mangrove facies</text:p>
          </table:table-cell>
          <table:table-cell table:style-name="ACE-19" office:value-type="string">
            <text:p>Peat</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899999999999999">
            <text:p>−25.9</text:p>
          </table:table-cell>
          <table:table-cell table:style-name="ACE-24" office:value-type="float" office:value="4840">
            <text:p>4840</text:p>
          </table:table-cell>
          <table:table-cell table:style-name="ACE-23" office:value-type="float" office:value="14">
            <text:p>14</text:p>
          </table:table-cell>
          <table:table-cell table:style-name="ACE-26" office:value-type="float" office:value="5470">
            <text:p>5470</text:p>
          </table:table-cell>
          <table:table-cell table:style-name="ACE-19" office:value-type="float" office:value="5590">
            <text:p>5590</text:p>
          </table:table-cell>
          <table:table-cell table:style-name="ACE-27" table:formula="of:=[.K13]+[.N13]" office:value-type="float" office:value="5530">
            <text:p>5530</text:p>
          </table:table-cell>
          <table:table-cell table:style-name="ACE-19" table:formula="of:=([.L13]-[.K13])/2" office:value-type="float" office:value="60">
            <text:p>60</text:p>
          </table:table-cell>
          <table:table-cell table:style-name="ACE-29" office:value-type="float" office:value="-0.33000000000000002">
            <text:p>−0.33</text:p>
          </table:table-cell>
          <table:table-cell table:style-name="ACE-28" office:value-type="float" office:value="0.40049968789001578">
            <text:p>0.40</text:p>
          </table:table-cell>
          <table:table-cell table:style-name="ACE-28" office:value-type="float" office:value="0.4004996878900157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8</text:p>
          </table:table-cell>
          <table:table-cell table:style-name="ACE-19" office:value-type="string">
            <text:p>MA</text:p>
          </table:table-cell>
          <table:table-cell table:style-name="ACE-19" office:value-type="string">
            <text:p>Mangrove facies</text:p>
          </table:table-cell>
          <table:table-cell table:style-name="ACE-19" office:value-type="string">
            <text:p>Peat</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399999999999999">
            <text:p>−26.4</text:p>
          </table:table-cell>
          <table:table-cell table:style-name="ACE-24" office:value-type="float" office:value="5380">
            <text:p>5380</text:p>
          </table:table-cell>
          <table:table-cell table:style-name="ACE-23" office:value-type="float" office:value="120">
            <text:p>120</text:p>
          </table:table-cell>
          <table:table-cell table:style-name="ACE-26" office:value-type="float" office:value="5761">
            <text:p>5761</text:p>
          </table:table-cell>
          <table:table-cell table:style-name="ACE-19" office:value-type="float" office:value="6393">
            <text:p>6393</text:p>
          </table:table-cell>
          <table:table-cell table:style-name="ACE-27" table:formula="of:=[.K14]+[.N14]" office:value-type="float" office:value="6077">
            <text:p>6077</text:p>
          </table:table-cell>
          <table:table-cell table:style-name="ACE-19" table:formula="of:=([.L14]-[.K14])/2" office:value-type="float" office:value="316">
            <text:p>316</text:p>
          </table:table-cell>
          <table:table-cell table:style-name="ACE-29" office:value-type="float" office:value="-0.60999999999999999">
            <text:p>−0.61</text:p>
          </table:table-cell>
          <table:table-cell table:style-name="ACE-28" office:value-type="float" office:value="0.40012498047485118">
            <text:p>0.40</text:p>
          </table:table-cell>
          <table:table-cell table:style-name="ACE-28" office:value-type="float" office:value="0.40012498047485118">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9</text:p>
          </table:table-cell>
          <table:table-cell table:style-name="ACE-19" office:value-type="string">
            <text:p>IF</text:p>
          </table:table-cell>
          <table:table-cell table:style-name="ACE-19" office:value-type="string">
            <text:p>Intrusive mangrove</text:p>
          </table:table-cell>
          <table:table-cell table:style-name="ACE-19" office:value-type="string">
            <text:p>Organic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600000000000001">
            <text:p>−25.6</text:p>
          </table:table-cell>
          <table:table-cell table:style-name="ACE-24" office:value-type="float" office:value="6100">
            <text:p>6100</text:p>
          </table:table-cell>
          <table:table-cell table:style-name="ACE-23" office:value-type="float" office:value="140">
            <text:p>140</text:p>
          </table:table-cell>
          <table:table-cell table:style-name="ACE-26" office:value-type="float" office:value="6564">
            <text:p>6564</text:p>
          </table:table-cell>
          <table:table-cell table:style-name="ACE-19" office:value-type="float" office:value="7256">
            <text:p>7256</text:p>
          </table:table-cell>
          <table:table-cell table:style-name="ACE-27" table:formula="of:=[.K15]+[.N15]" office:value-type="float" office:value="6910">
            <text:p>6910</text:p>
          </table:table-cell>
          <table:table-cell table:style-name="ACE-19" table:formula="of:=([.L15]-[.K15])/2" office:value-type="float" office:value="346">
            <text:p>346</text:p>
          </table:table-cell>
          <table:table-cell table:style-name="ACE-29" office:value-type="float" office:value="-0.625">
            <text:p>−0.63</text:p>
          </table:table-cell>
          <table:table-cell table:style-name="ACE-28" office:value-type="float" office:value="0.40078048854703496">
            <text:p>0.40</text:p>
          </table:table-cell>
          <table:table-cell table:style-name="ACE-28" office:value-type="float" office:value="0.40078048854703496">
            <text:p>0.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4</text:p>
          </table:table-cell>
          <table:table-cell table:style-name="ACE-19" office:value-type="string">
            <text:p>SB</text:p>
          </table:table-cell>
          <table:table-cell table:style-name="ACE-19" office:value-type="string">
            <text:p>Subtidal</text:p>
          </table:table-cell>
          <table:table-cell table:style-name="ACE-19" office:value-type="string">
            <text:p>Organics &amp; Seagras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
            <text:p>−13.9</text:p>
          </table:table-cell>
          <table:table-cell table:style-name="ACE-24" office:value-type="float" office:value="3820">
            <text:p>3820</text:p>
          </table:table-cell>
          <table:table-cell table:style-name="ACE-23" office:value-type="float" office:value="90">
            <text:p>90</text:p>
          </table:table-cell>
          <table:table-cell table:style-name="ACE-26" office:value-type="float" office:value="3900">
            <text:p>3900</text:p>
          </table:table-cell>
          <table:table-cell table:style-name="ACE-19" office:value-type="float" office:value="4413">
            <text:p>4413</text:p>
          </table:table-cell>
          <table:table-cell table:style-name="ACE-27" table:formula="of:=[.K16]+[.N16]" office:value-type="float" office:value="4156.5">
            <text:p>4157</text:p>
          </table:table-cell>
          <table:table-cell table:style-name="ACE-19" table:formula="of:=([.L16]-[.K16])/2" office:value-type="float" office:value="256.5">
            <text:p>256.5</text:p>
          </table:table-cell>
          <table:table-cell table:style-name="ACE-29" office:value-type="float" office:value="0.5">
            <text:p>0.50</text:p>
          </table:table-cell>
          <table:table-cell table:style-name="ACE-28" office:value-type="float" office:value="0.49030602688525049">
            <text:p>0.49</text:p>
          </table:table-cell>
          <table:table-cell table:style-name="ACE-28" office:value-type="float" office:value="0.49030602688525049">
            <text:p>0.49</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55</text:p>
          </table:table-cell>
          <table:table-cell table:style-name="ACE-19" office:value-type="string">
            <text:p>SE</text:p>
          </table:table-cell>
          <table:table-cell table:style-name="ACE-19" office:value-type="string">
            <text:p>Seagrass Bank</text:p>
          </table:table-cell>
          <table:table-cell table:style-name="ACE-19" office:value-type="string">
            <text:p>Posidoni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4">
            <text:p>−12.4</text:p>
          </table:table-cell>
          <table:table-cell table:style-name="ACE-24" office:value-type="float" office:value="5690">
            <text:p>5690</text:p>
          </table:table-cell>
          <table:table-cell table:style-name="ACE-23" office:value-type="float" office:value="180">
            <text:p>180</text:p>
          </table:table-cell>
          <table:table-cell table:style-name="ACE-26" office:value-type="float" office:value="5996">
            <text:p>5996</text:p>
          </table:table-cell>
          <table:table-cell table:style-name="ACE-19" office:value-type="float" office:value="6847">
            <text:p>6847</text:p>
          </table:table-cell>
          <table:table-cell table:style-name="ACE-27" table:formula="of:=[.K17]+[.N17]" office:value-type="float" office:value="6421.5">
            <text:p>6422</text:p>
          </table:table-cell>
          <table:table-cell table:style-name="ACE-19" table:formula="of:=([.L17]-[.K17])/2" office:value-type="float" office:value="425.5">
            <text:p>425.5</text:p>
          </table:table-cell>
          <table:table-cell table:style-name="ACE-29" office:value-type="float" office:value="-2.3500000000000001">
            <text:p>−2.35</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4</text:p>
          </table:table-cell>
          <table:table-cell table:style-name="ACE-19" office:value-type="string">
            <text:p>SB</text:p>
          </table:table-cell>
          <table:table-cell table:style-name="ACE-19" office:value-type="string">
            <text:p>Subtidal</text:p>
          </table:table-cell>
          <table:table-cell table:style-name="ACE-19" office:value-type="string">
            <text:p>Katelysia scalarin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3880">
            <text:p>3880</text:p>
          </table:table-cell>
          <table:table-cell table:style-name="ACE-23" office:value-type="float" office:value="125">
            <text:p>125</text:p>
          </table:table-cell>
          <table:table-cell table:style-name="ACE-26" office:value-type="float" office:value="3383">
            <text:p>3383</text:p>
          </table:table-cell>
          <table:table-cell table:style-name="ACE-19" office:value-type="float" office:value="4157">
            <text:p>4157</text:p>
          </table:table-cell>
          <table:table-cell table:style-name="ACE-27" table:formula="of:=[.K18]+[.N18]" office:value-type="float" office:value="3770">
            <text:p>3770</text:p>
          </table:table-cell>
          <table:table-cell table:style-name="ACE-19" table:formula="of:=([.L18]-[.K18])/2" office:value-type="float" office:value="387">
            <text:p>387</text:p>
          </table:table-cell>
          <table:table-cell table:style-name="ACE-29" office:value-type="float" office:value="-0.13500000000000001">
            <text:p>−0.14</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5</text:p>
          </table:table-cell>
          <table:table-cell table:style-name="ACE-19" office:value-type="string">
            <text:p>SE</text:p>
          </table:table-cell>
          <table:table-cell table:style-name="ACE-19" office:value-type="string">
            <text:p>Seagrass Bank</text:p>
          </table:table-cell>
          <table:table-cell table:style-name="ACE-19" office:value-type="string">
            <text:p>Brachiodontes rostratus</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80000000000000004">
            <text:p>0.8</text:p>
          </table:table-cell>
          <table:table-cell table:style-name="ACE-24" office:value-type="float" office:value="5620">
            <text:p>5620</text:p>
          </table:table-cell>
          <table:table-cell table:style-name="ACE-23" office:value-type="float" office:value="115">
            <text:p>115</text:p>
          </table:table-cell>
          <table:table-cell table:style-name="ACE-26" office:value-type="float" office:value="5638">
            <text:p>5638</text:p>
          </table:table-cell>
          <table:table-cell table:style-name="ACE-19" office:value-type="float" office:value="6254">
            <text:p>6254</text:p>
          </table:table-cell>
          <table:table-cell table:style-name="ACE-27" table:formula="of:=[.K19]+[.N19]" office:value-type="float" office:value="5946">
            <text:p>5946</text:p>
          </table:table-cell>
          <table:table-cell table:style-name="ACE-19" table:formula="of:=([.L19]-[.K19])/2" office:value-type="float" office:value="308">
            <text:p>308</text:p>
          </table:table-cell>
          <table:table-cell table:style-name="ACE-29" office:value-type="float" office:value="-4.1849999999999996">
            <text:p>−4.18</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35</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1830">
            <text:p>1830</text:p>
          </table:table-cell>
          <table:table-cell table:style-name="ACE-23" office:value-type="float" office:value="95">
            <text:p>95</text:p>
          </table:table-cell>
          <table:table-cell table:style-name="ACE-26" office:value-type="float" office:value="1044">
            <text:p>1044</text:p>
          </table:table-cell>
          <table:table-cell table:style-name="ACE-19" office:value-type="float" office:value="1597">
            <text:p>1597</text:p>
          </table:table-cell>
          <table:table-cell table:style-name="ACE-27" table:formula="of:=[.K20]+[.N20]" office:value-type="float" office:value="1320.5">
            <text:p>1321</text:p>
          </table:table-cell>
          <table:table-cell table:style-name="ACE-19" table:formula="of:=([.L20]-[.K20])/2" office:value-type="float" office:value="276.5">
            <text:p>276.5</text:p>
          </table:table-cell>
          <table:table-cell table:style-name="ACE-29" office:value-type="float" office:value="-3.2349999999999999">
            <text:p>−3.23</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418</text:p>
          </table:table-cell>
          <table:table-cell table:style-name="ACE-19" office:value-type="string">
            <text:p>SB</text:p>
          </table:table-cell>
          <table:table-cell table:style-name="ACE-19" office:value-type="string">
            <text:p>Subtidal</text:p>
          </table:table-cell>
          <table:table-cell table:style-name="ACE-19" office:value-type="string">
            <text:p>Katelysia rhytiphora</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90000000000000002">
            <text:p>0.9</text:p>
          </table:table-cell>
          <table:table-cell table:style-name="ACE-24" office:value-type="float" office:value="2860">
            <text:p>2860</text:p>
          </table:table-cell>
          <table:table-cell table:style-name="ACE-23" office:value-type="float" office:value="95">
            <text:p>95</text:p>
          </table:table-cell>
          <table:table-cell table:style-name="ACE-26" office:value-type="float" office:value="2202">
            <text:p>2202</text:p>
          </table:table-cell>
          <table:table-cell table:style-name="ACE-19" office:value-type="float" office:value="2807">
            <text:p>2807</text:p>
          </table:table-cell>
          <table:table-cell table:style-name="ACE-27" table:formula="of:=[.K21]+[.N21]" office:value-type="float" office:value="2504.5">
            <text:p>2505</text:p>
          </table:table-cell>
          <table:table-cell table:style-name="ACE-19" table:formula="of:=([.L21]-[.K21])/2" office:value-type="float" office:value="302.5">
            <text:p>302.5</text:p>
          </table:table-cell>
          <table:table-cell table:style-name="ACE-29" office:value-type="float" office:value="-4.6550000000000002">
            <text:p>−4.66</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09</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860">
            <text:p>1860</text:p>
          </table:table-cell>
          <table:table-cell table:style-name="ACE-23" office:value-type="float" office:value="85">
            <text:p>85</text:p>
          </table:table-cell>
          <table:table-cell table:style-name="ACE-26" office:value-type="float" office:value="1086">
            <text:p>1086</text:p>
          </table:table-cell>
          <table:table-cell table:style-name="ACE-19" office:value-type="float" office:value="1610">
            <text:p>1610</text:p>
          </table:table-cell>
          <table:table-cell table:style-name="ACE-27" table:formula="of:=[.K22]+[.N22]" office:value-type="float" office:value="1348">
            <text:p>1348</text:p>
          </table:table-cell>
          <table:table-cell table:style-name="ACE-19" table:formula="of:=([.L22]-[.K22])/2" office:value-type="float" office:value="262">
            <text:p>262</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00">
            <text:p>3300</text:p>
          </table:table-cell>
          <table:table-cell table:style-name="ACE-23" office:value-type="float" office:value="95">
            <text:p>95</text:p>
          </table:table-cell>
          <table:table-cell table:style-name="ACE-26" office:value-type="float" office:value="2758">
            <text:p>2758</text:p>
          </table:table-cell>
          <table:table-cell table:style-name="ACE-19" office:value-type="float" office:value="3345">
            <text:p>3345</text:p>
          </table:table-cell>
          <table:table-cell table:style-name="ACE-27" table:formula="of:=[.K23]+[.N23]" office:value-type="float" office:value="3051.5">
            <text:p>3052</text:p>
          </table:table-cell>
          <table:table-cell table:style-name="ACE-19" table:formula="of:=([.L23]-[.K23])/2" office:value-type="float" office:value="293.5">
            <text:p>293.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6</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80">
            <text:p>3680</text:p>
          </table:table-cell>
          <table:table-cell table:style-name="ACE-23" office:value-type="float" office:value="95">
            <text:p>95</text:p>
          </table:table-cell>
          <table:table-cell table:style-name="ACE-26" office:value-type="float" office:value="3218">
            <text:p>3218</text:p>
          </table:table-cell>
          <table:table-cell table:style-name="ACE-19" office:value-type="float" office:value="3839">
            <text:p>3839</text:p>
          </table:table-cell>
          <table:table-cell table:style-name="ACE-27" table:formula="of:=[.K24]+[.N24]" office:value-type="float" office:value="3528.5">
            <text:p>3529</text:p>
          </table:table-cell>
          <table:table-cell table:style-name="ACE-19" table:formula="of:=([.L24]-[.K24])/2" office:value-type="float" office:value="310.5">
            <text:p>310.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table-cell table:style-name="ACE-19" office:value-type="string">
            <text:p>CS-505</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Ceduna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70">
            <text:p>3770</text:p>
          </table:table-cell>
          <table:table-cell table:style-name="ACE-23" office:value-type="float" office:value="165">
            <text:p>165</text:p>
          </table:table-cell>
          <table:table-cell table:style-name="ACE-26" office:value-type="float" office:value="3187">
            <text:p>3187</text:p>
          </table:table-cell>
          <table:table-cell table:style-name="ACE-19" office:value-type="float" office:value="4134">
            <text:p>4134</text:p>
          </table:table-cell>
          <table:table-cell table:style-name="ACE-27" table:formula="of:=[.K25]+[.N25]" office:value-type="float" office:value="3660.5">
            <text:p>3661</text:p>
          </table:table-cell>
          <table:table-cell table:style-name="ACE-19" table:formula="of:=([.L25]-[.K25])/2" office:value-type="float" office:value="473.5">
            <text:p>473.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number-columns-repeated="2"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28</text:p>
          </table:table-cell>
          <table:table-cell table:style-name="ACE-19" office:value-type="string">
            <text:p>SB</text:p>
          </table:table-cell>
          <table:table-cell table:style-name="ACE-19" office:value-type="string">
            <text:p>Subtidal</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3480">
            <text:p>3480</text:p>
          </table:table-cell>
          <table:table-cell table:style-name="ACE-23" office:value-type="float" office:value="145">
            <text:p>145</text:p>
          </table:table-cell>
          <table:table-cell table:style-name="ACE-21" office:value-type="float" office:value="2845">
            <text:p>2845</text:p>
          </table:table-cell>
          <table:table-cell table:style-name="ACE-19" office:value-type="float" office:value="3674">
            <text:p>3674</text:p>
          </table:table-cell>
          <table:table-cell table:style-name="ACE-27" table:formula="of:=[.K28]+[.N28]" office:value-type="float" office:value="3259.5">
            <text:p>3260</text:p>
          </table:table-cell>
          <table:table-cell table:style-name="ACE-19" table:formula="of:=([.L28]-[.K28])/2" office:value-type="float" office:value="414.5">
            <text:p>414.5</text:p>
          </table:table-cell>
          <table:table-cell table:style-name="ACE-29" office:value-type="float" office:value="-0.75">
            <text:p>−0.75</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29</text:p>
          </table:table-cell>
          <table:table-cell table:style-name="ACE-19" office:value-type="string">
            <text:p>IF</text:p>
          </table:table-cell>
          <table:table-cell table:style-name="ACE-19" office:value-type="string">
            <text:p>Littoral </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08">
            <text:p>108</text:p>
          </table:table-cell>
          <table:table-cell table:style-name="ACE-24" office:value-type="float" office:value="3500">
            <text:p>3500</text:p>
          </table:table-cell>
          <table:table-cell table:style-name="ACE-23" office:value-type="float" office:value="80">
            <text:p>80</text:p>
          </table:table-cell>
          <table:table-cell table:style-name="ACE-21" office:value-type="float" office:value="2985">
            <text:p>2985</text:p>
          </table:table-cell>
          <table:table-cell table:style-name="ACE-19" office:value-type="float" office:value="3580">
            <text:p>3580</text:p>
          </table:table-cell>
          <table:table-cell table:style-name="ACE-27" table:formula="of:=[.K29]+[.N29]" office:value-type="float" office:value="3282.5">
            <text:p>3283</text:p>
          </table:table-cell>
          <table:table-cell table:style-name="ACE-19" table:formula="of:=([.L29]-[.K29])/2" office:value-type="float" office:value="297.5">
            <text:p>297.5</text:p>
          </table:table-cell>
          <table:table-cell table:style-name="ACE-29" office:value-type="float" office:value="0.27500000000000002">
            <text:p>0.28</text:p>
          </table:table-cell>
          <table:table-cell table:style-name="ACE-28" office:value-type="float" office:value="0.40078048854703496">
            <text:p>0.40</text:p>
          </table:table-cell>
          <table:table-cell table:style-name="ACE-28" office:value-type="float" office:value="0.40078048854703496">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0</text:p>
          </table:table-cell>
          <table:table-cell table:style-name="ACE-19" office:value-type="string">
            <text:p>SB</text:p>
          </table:table-cell>
          <table:table-cell table:style-name="ACE-19" office:value-type="string">
            <text:p>Subtidal </text:p>
          </table:table-cell>
          <table:table-cell table:style-name="ACE-19" office:value-type="string">
            <text:p>Brachiodontes, Ostre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5730">
            <text:p>5730</text:p>
          </table:table-cell>
          <table:table-cell table:style-name="ACE-23" office:value-type="float" office:value="95">
            <text:p>95</text:p>
          </table:table-cell>
          <table:table-cell table:style-name="ACE-26" office:value-type="float" office:value="5757">
            <text:p>5757</text:p>
          </table:table-cell>
          <table:table-cell table:style-name="ACE-19" office:value-type="float" office:value="6313">
            <text:p>6313</text:p>
          </table:table-cell>
          <table:table-cell table:style-name="ACE-27" table:formula="of:=[.K30]+[.N30]" office:value-type="float" office:value="6035">
            <text:p>6035</text:p>
          </table:table-cell>
          <table:table-cell table:style-name="ACE-19" table:formula="of:=([.L30]-[.K30])/2" office:value-type="float" office:value="278">
            <text:p>278</text:p>
          </table:table-cell>
          <table:table-cell table:style-name="ACE-29" office:value-type="float" office:value="0.23000000000000001">
            <text:p>0.23</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2</text:p>
          </table:table-cell>
          <table:table-cell table:style-name="ACE-19" office:value-type="string">
            <text:p>SB</text:p>
          </table:table-cell>
          <table:table-cell table:style-name="ACE-19" office:value-type="string">
            <text:p>Subtidal</text:p>
          </table:table-cell>
          <table:table-cell table:style-name="ACE-19" office:value-type="string">
            <text:p>K. scalarin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1760">
            <text:p>1760</text:p>
          </table:table-cell>
          <table:table-cell table:style-name="ACE-23" office:value-type="float" office:value="70">
            <text:p>70</text:p>
          </table:table-cell>
          <table:table-cell table:style-name="ACE-26" office:value-type="float" office:value="1005">
            <text:p>1005</text:p>
          </table:table-cell>
          <table:table-cell table:style-name="ACE-19" office:value-type="float" office:value="1481">
            <text:p>1481</text:p>
          </table:table-cell>
          <table:table-cell table:style-name="ACE-27" table:formula="of:=[.K31]+[.N31]" office:value-type="float" office:value="1243">
            <text:p>1243</text:p>
          </table:table-cell>
          <table:table-cell table:style-name="ACE-19" table:formula="of:=([.L31]-[.K31])/2" office:value-type="float" office:value="238">
            <text:p>238</text:p>
          </table:table-cell>
          <table:table-cell table:style-name="ACE-29" office:value-type="float" office:value="-1.5">
            <text:p>−1.50</text:p>
          </table:table-cell>
          <table:table-cell table:style-name="ACE-28" office:value-type="float" office:value="0.14142135623730953">
            <text:p>0.14</text:p>
          </table:table-cell>
          <table:table-cell table:style-name="ACE-28" office:value-type="float" office:value="0.14142135623730953">
            <text:p>0.14</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3</text:p>
          </table:table-cell>
          <table:table-cell table:style-name="ACE-19" office:value-type="string">
            <text:p>SB</text:p>
          </table:table-cell>
          <table:table-cell table:style-name="ACE-19" office:value-type="string">
            <text:p>Subtidal</text:p>
          </table:table-cell>
          <table:table-cell table:style-name="ACE-19" office:value-type="string">
            <text:p>Katelysia <text:s/>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
            <text:p>1.2</text:p>
          </table:table-cell>
          <table:table-cell table:style-name="ACE-24" office:value-type="float" office:value="5590">
            <text:p>5590</text:p>
          </table:table-cell>
          <table:table-cell table:style-name="ACE-23" office:value-type="float" office:value="95">
            <text:p>95</text:p>
          </table:table-cell>
          <table:table-cell table:style-name="ACE-26" office:value-type="float" office:value="5627">
            <text:p>5627</text:p>
          </table:table-cell>
          <table:table-cell table:style-name="ACE-19" office:value-type="float" office:value="6194">
            <text:p>6194</text:p>
          </table:table-cell>
          <table:table-cell table:style-name="ACE-27" table:formula="of:=[.K32]+[.N32]" office:value-type="float" office:value="5910.5">
            <text:p>5911</text:p>
          </table:table-cell>
          <table:table-cell table:style-name="ACE-19" table:formula="of:=([.L32]-[.K32])/2" office:value-type="float" office:value="283.5">
            <text:p>283.5</text:p>
          </table:table-cell>
          <table:table-cell table:style-name="ACE-29" office:value-type="float" office:value="0.52500000000000002">
            <text:p>0.53</text:p>
          </table:table-cell>
          <table:table-cell table:style-name="ACE-28" office:value-type="float" office:value="0.125">
            <text:p>0.13</text:p>
          </table:table-cell>
          <table:table-cell table:style-name="ACE-28" office:value-type="float" office:value="0.125">
            <text:p>0.13</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37</text:p>
          </table:table-cell>
          <table:table-cell table:style-name="ACE-19" office:value-type="string">
            <text:p>IF</text:p>
          </table:table-cell>
          <table:table-cell table:style-name="ACE-19" office:value-type="string">
            <text:p>Intertidal (Reworked)</text:p>
          </table:table-cell>
          <table:table-cell table:style-name="ACE-19" office:value-type="string">
            <text:p>Katelysia rhytiphor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6000000000000001">
            <text:p>1.6</text:p>
          </table:table-cell>
          <table:table-cell table:style-name="ACE-24" office:value-type="float" office:value="4090">
            <text:p>4090</text:p>
          </table:table-cell>
          <table:table-cell table:style-name="ACE-23" office:value-type="float" office:value="70">
            <text:p>70</text:p>
          </table:table-cell>
          <table:table-cell table:style-name="ACE-26" office:value-type="float" office:value="3756">
            <text:p>3756</text:p>
          </table:table-cell>
          <table:table-cell table:style-name="ACE-19" office:value-type="float" office:value="4369">
            <text:p>4369</text:p>
          </table:table-cell>
          <table:table-cell table:style-name="ACE-27" table:formula="of:=[.K33]+[.N33]" office:value-type="float" office:value="4062.5">
            <text:p>4063</text:p>
          </table:table-cell>
          <table:table-cell table:style-name="ACE-19" table:formula="of:=([.L33]-[.K33])/2" office:value-type="float" office:value="306.5">
            <text:p>306.5</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8</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1000000000000001">
            <text:p>2.1</text:p>
          </table:table-cell>
          <table:table-cell table:style-name="ACE-24" office:value-type="float" office:value="2640">
            <text:p>2640</text:p>
          </table:table-cell>
          <table:table-cell table:style-name="ACE-23" office:value-type="float" office:value="70">
            <text:p>70</text:p>
          </table:table-cell>
          <table:table-cell table:style-name="ACE-26" office:value-type="float" office:value="1953">
            <text:p>1953</text:p>
          </table:table-cell>
          <table:table-cell table:style-name="ACE-19" office:value-type="float" office:value="2564">
            <text:p>2564</text:p>
          </table:table-cell>
          <table:table-cell table:style-name="ACE-27" table:formula="of:=[.K34]+[.N34]" office:value-type="float" office:value="2258.5">
            <text:p>2259</text:p>
          </table:table-cell>
          <table:table-cell table:style-name="ACE-19" table:formula="of:=([.L34]-[.K34])/2" office:value-type="float" office:value="305.5">
            <text:p>305.5</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39</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2840">
            <text:p>2840</text:p>
          </table:table-cell>
          <table:table-cell table:style-name="ACE-23" office:value-type="float" office:value="70">
            <text:p>70</text:p>
          </table:table-cell>
          <table:table-cell table:style-name="ACE-26" office:value-type="float" office:value="2247">
            <text:p>2247</text:p>
          </table:table-cell>
          <table:table-cell table:style-name="ACE-19" office:value-type="float" office:value="2756">
            <text:p>2756</text:p>
          </table:table-cell>
          <table:table-cell table:style-name="ACE-27" table:formula="of:=[.K35]+[.N35]" office:value-type="float" office:value="2501.5">
            <text:p>2502</text:p>
          </table:table-cell>
          <table:table-cell table:style-name="ACE-19" table:formula="of:=([.L35]-[.K35])/2" office:value-type="float" office:value="254.5">
            <text:p>254.5</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82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150">
            <text:p>4150</text:p>
          </table:table-cell>
          <table:table-cell table:style-name="ACE-23" office:value-type="float" office:value="195">
            <text:p>195</text:p>
          </table:table-cell>
          <table:table-cell table:style-name="ACE-26" office:value-type="float" office:value="3571">
            <text:p>3571</text:p>
          </table:table-cell>
          <table:table-cell table:style-name="ACE-19" office:value-type="float" office:value="4706">
            <text:p>4706</text:p>
          </table:table-cell>
          <table:table-cell table:style-name="ACE-27" table:formula="of:=[.K36]+[.N36]" office:value-type="float" office:value="4138.5">
            <text:p>4139</text:p>
          </table:table-cell>
          <table:table-cell table:style-name="ACE-19" table:formula="of:=([.L36]-[.K36])/2" office:value-type="float" office:value="567.5">
            <text:p>567.5</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000">
            <text:p>3000</text:p>
          </table:table-cell>
          <table:table-cell table:style-name="ACE-23" office:value-type="float" office:value="70">
            <text:p>70</text:p>
          </table:table-cell>
          <table:table-cell table:style-name="ACE-26" office:value-type="float" office:value="2366">
            <text:p>2366</text:p>
          </table:table-cell>
          <table:table-cell table:style-name="ACE-19" office:value-type="float" office:value="2938">
            <text:p>2938</text:p>
          </table:table-cell>
          <table:table-cell table:style-name="ACE-27" table:formula="of:=[.K37]+[.N37]" office:value-type="float" office:value="2652">
            <text:p>2652</text:p>
          </table:table-cell>
          <table:table-cell table:style-name="ACE-19" table:formula="of:=([.L37]-[.K37])/2" office:value-type="float" office:value="286">
            <text:p>286</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140">
            <text:p>3140</text:p>
          </table:table-cell>
          <table:table-cell table:style-name="ACE-23" office:value-type="float" office:value="85">
            <text:p>85</text:p>
          </table:table-cell>
          <table:table-cell table:style-name="ACE-26" office:value-type="float" office:value="2580">
            <text:p>2580</text:p>
          </table:table-cell>
          <table:table-cell table:style-name="ACE-19" office:value-type="float" office:value="3204">
            <text:p>3204</text:p>
          </table:table-cell>
          <table:table-cell table:style-name="ACE-27" table:formula="of:=[.K38]+[.N38]" office:value-type="float" office:value="2892">
            <text:p>2892</text:p>
          </table:table-cell>
          <table:table-cell table:style-name="ACE-19" table:formula="of:=([.L38]-[.K38])/2" office:value-type="float" office:value="312">
            <text:p>312</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29</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000">
            <text:p>3000</text:p>
          </table:table-cell>
          <table:table-cell table:style-name="ACE-23" office:value-type="float" office:value="70">
            <text:p>70</text:p>
          </table:table-cell>
          <table:table-cell table:style-name="ACE-26" office:value-type="float" office:value="2366">
            <text:p>2366</text:p>
          </table:table-cell>
          <table:table-cell table:style-name="ACE-19" office:value-type="float" office:value="2938">
            <text:p>2938</text:p>
          </table:table-cell>
          <table:table-cell table:style-name="ACE-27" table:formula="of:=[.K39]+[.N39]" office:value-type="float" office:value="2652">
            <text:p>2652</text:p>
          </table:table-cell>
          <table:table-cell table:style-name="ACE-19" table:formula="of:=([.L39]-[.K39])/2" office:value-type="float" office:value="286">
            <text:p>286</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0</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390">
            <text:p>4390</text:p>
          </table:table-cell>
          <table:table-cell table:style-name="ACE-23" office:value-type="float" office:value="70">
            <text:p>70</text:p>
          </table:table-cell>
          <table:table-cell table:style-name="ACE-26" office:value-type="float" office:value="4163">
            <text:p>4163</text:p>
          </table:table-cell>
          <table:table-cell table:style-name="ACE-19" office:value-type="float" office:value="4780">
            <text:p>4780</text:p>
          </table:table-cell>
          <table:table-cell table:style-name="ACE-27" table:formula="of:=[.K40]+[.N40]" office:value-type="float" office:value="4471.5">
            <text:p>4472</text:p>
          </table:table-cell>
          <table:table-cell table:style-name="ACE-19" table:formula="of:=([.L40]-[.K40])/2" office:value-type="float" office:value="308.5">
            <text:p>308.5</text:p>
          </table:table-cell>
          <table:table-cell table:style-name="ACE-29" office:value-type="float" office:value="1.3999999999999999">
            <text:p>1.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8</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50">
            <text:p>3650</text:p>
          </table:table-cell>
          <table:table-cell table:style-name="ACE-23" office:value-type="float" office:value="85">
            <text:p>85</text:p>
          </table:table-cell>
          <table:table-cell table:style-name="ACE-26" office:value-type="float" office:value="3208">
            <text:p>3208</text:p>
          </table:table-cell>
          <table:table-cell table:style-name="ACE-19" office:value-type="float" office:value="3801">
            <text:p>3801</text:p>
          </table:table-cell>
          <table:table-cell table:style-name="ACE-27" table:formula="of:=[.K41]+[.N41]" office:value-type="float" office:value="3504.5">
            <text:p>3505</text:p>
          </table:table-cell>
          <table:table-cell table:style-name="ACE-19" table:formula="of:=([.L41]-[.K41])/2" office:value-type="float" office:value="296.5">
            <text:p>296.5</text:p>
          </table:table-cell>
          <table:table-cell table:style-name="ACE-29" office:value-type="float" office:value="1.3999999999999999">
            <text:p>1.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27</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240">
            <text:p>3240</text:p>
          </table:table-cell>
          <table:table-cell table:style-name="ACE-23" office:value-type="float" office:value="85">
            <text:p>85</text:p>
          </table:table-cell>
          <table:table-cell table:style-name="ACE-26" office:value-type="float" office:value="2728">
            <text:p>2728</text:p>
          </table:table-cell>
          <table:table-cell table:style-name="ACE-19" office:value-type="float" office:value="3284">
            <text:p>3284</text:p>
          </table:table-cell>
          <table:table-cell table:style-name="ACE-27" table:formula="of:=[.K42]+[.N42]" office:value-type="float" office:value="3006">
            <text:p>3006</text:p>
          </table:table-cell>
          <table:table-cell table:style-name="ACE-19" table:formula="of:=([.L42]-[.K42])/2" office:value-type="float" office:value="278">
            <text:p>278</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2</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540">
            <text:p>2540</text:p>
          </table:table-cell>
          <table:table-cell table:style-name="ACE-23" office:value-type="float" office:value="70">
            <text:p>70</text:p>
          </table:table-cell>
          <table:table-cell table:style-name="ACE-26" office:value-type="float" office:value="1845">
            <text:p>1845</text:p>
          </table:table-cell>
          <table:table-cell table:style-name="ACE-19" office:value-type="float" office:value="2362">
            <text:p>2362</text:p>
          </table:table-cell>
          <table:table-cell table:style-name="ACE-27" table:formula="of:=[.K43]+[.N43]" office:value-type="float" office:value="2103.5">
            <text:p>2104</text:p>
          </table:table-cell>
          <table:table-cell table:style-name="ACE-19" table:formula="of:=([.L43]-[.K43])/2" office:value-type="float" office:value="258.5">
            <text:p>258.5</text:p>
          </table:table-cell>
          <table:table-cell table:style-name="ACE-29" office:value-type="float" office:value="-0.10000000000000001">
            <text:p>−0.1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CS-530</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790">
            <text:p>6790</text:p>
          </table:table-cell>
          <table:table-cell table:style-name="ACE-23" office:value-type="float" office:value="95">
            <text:p>95</text:p>
          </table:table-cell>
          <table:table-cell table:style-name="ACE-26" office:value-type="float" office:value="6951">
            <text:p>6951</text:p>
          </table:table-cell>
          <table:table-cell table:style-name="ACE-19" office:value-type="float" office:value="7477">
            <text:p>7477</text:p>
          </table:table-cell>
          <table:table-cell table:style-name="ACE-27" table:formula="of:=[.K44]+[.N44]" office:value-type="float" office:value="7214">
            <text:p>7214</text:p>
          </table:table-cell>
          <table:table-cell table:style-name="ACE-19" table:formula="of:=([.L44]-[.K44])/2" office:value-type="float" office:value="263">
            <text:p>263</text:p>
          </table:table-cell>
          <table:table-cell table:style-name="ACE-29" office:value-type="float" office:value="0.90000000000000002">
            <text:p>0.9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4</text:p>
          </table:table-cell>
          <table:table-cell table:style-name="ACE-19" office:value-type="string">
            <text:p>IF</text:p>
          </table:table-cell>
          <table:table-cell table:style-name="ACE-19" office:value-type="string">
            <text:p>Intertidal</text:p>
          </table:table-cell>
          <table:table-cell table:style-name="ACE-19" office:value-type="string">
            <text:p>Shell</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050">
            <text:p>5050</text:p>
          </table:table-cell>
          <table:table-cell table:style-name="ACE-23" office:value-type="float" office:value="85">
            <text:p>85</text:p>
          </table:table-cell>
          <table:table-cell table:style-name="ACE-26" office:value-type="float" office:value="4981">
            <text:p>4981</text:p>
          </table:table-cell>
          <table:table-cell table:style-name="ACE-19" office:value-type="float" office:value="5578">
            <text:p>5578</text:p>
          </table:table-cell>
          <table:table-cell table:style-name="ACE-27" table:formula="of:=[.K45]+[.N45]" office:value-type="float" office:value="5279.5">
            <text:p>5280</text:p>
          </table:table-cell>
          <table:table-cell table:style-name="ACE-19" table:formula="of:=([.L45]-[.K45])/2" office:value-type="float" office:value="298.5">
            <text:p>298.5</text:p>
          </table:table-cell>
          <table:table-cell table:style-name="ACE-29" office:value-type="float" office:value="0.69999999999999996">
            <text:p>0.7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751</text:p>
          </table:table-cell>
          <table:table-cell table:style-name="ACE-19" office:value-type="string">
            <text:p>IF</text:p>
          </table:table-cell>
          <table:table-cell table:style-name="ACE-19" office:value-type="string">
            <text:p>Intertidal</text:p>
          </table:table-cell>
          <table:table-cell table:style-name="ACE-19" office:value-type="string">
            <text:p>Stromatolite </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3999999999999999">
            <text:p>3.4</text:p>
          </table:table-cell>
          <table:table-cell table:style-name="ACE-24" office:value-type="float" office:value="3310">
            <text:p>3310</text:p>
          </table:table-cell>
          <table:table-cell table:style-name="ACE-23" office:value-type="float" office:value="70">
            <text:p>70</text:p>
          </table:table-cell>
          <table:table-cell table:style-name="ACE-26" office:value-type="float" office:value="2796">
            <text:p>2796</text:p>
          </table:table-cell>
          <table:table-cell table:style-name="ACE-19" office:value-type="float" office:value="3332">
            <text:p>3332</text:p>
          </table:table-cell>
          <table:table-cell table:style-name="ACE-27" table:formula="of:=[.K46]+[.N46]" office:value-type="float" office:value="3064">
            <text:p>3064</text:p>
          </table:table-cell>
          <table:table-cell table:style-name="ACE-19" table:formula="of:=([.L46]-[.K46])/2" office:value-type="float" office:value="268">
            <text:p>268</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53</text:p>
          </table:table-cell>
          <table:table-cell table:style-name="ACE-19" office:value-type="string">
            <text:p>IF</text:p>
          </table:table-cell>
          <table:table-cell table:style-name="ACE-19" office:value-type="string">
            <text:p>Intertidal Flat</text:p>
          </table:table-cell>
          <table:table-cell table:style-name="ACE-19" office:value-type="string">
            <text:p>Katelysia sp.</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5240">
            <text:p>5240</text:p>
          </table:table-cell>
          <table:table-cell table:style-name="ACE-23" office:value-type="float" office:value="70">
            <text:p>70</text:p>
          </table:table-cell>
          <table:table-cell table:style-name="ACE-26" office:value-type="float" office:value="5282">
            <text:p>5282</text:p>
          </table:table-cell>
          <table:table-cell table:style-name="ACE-19" office:value-type="float" office:value="5768">
            <text:p>5768</text:p>
          </table:table-cell>
          <table:table-cell table:style-name="ACE-27" table:formula="of:=[.K47]+[.N47]" office:value-type="float" office:value="5525">
            <text:p>5525</text:p>
          </table:table-cell>
          <table:table-cell table:style-name="ACE-19" table:formula="of:=([.L47]-[.K47])/2" office:value-type="float" office:value="243">
            <text:p>243</text:p>
          </table:table-cell>
          <table:table-cell table:style-name="ACE-29" office:value-type="float" office:value="0.40000000000000002">
            <text:p>0.4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CS- 531</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70">
            <text:p>3970</text:p>
          </table:table-cell>
          <table:table-cell table:style-name="ACE-23" office:value-type="float" office:value="85">
            <text:p>85</text:p>
          </table:table-cell>
          <table:table-cell table:style-name="ACE-26" office:value-type="float" office:value="3569">
            <text:p>3569</text:p>
          </table:table-cell>
          <table:table-cell table:style-name="ACE-19" office:value-type="float" office:value="4216">
            <text:p>4216</text:p>
          </table:table-cell>
          <table:table-cell table:style-name="ACE-27" table:formula="of:=[.K48]+[.N48]" office:value-type="float" office:value="3892.5">
            <text:p>3893</text:p>
          </table:table-cell>
          <table:table-cell table:style-name="ACE-19" table:formula="of:=([.L48]-[.K48])/2" office:value-type="float" office:value="323.5">
            <text:p>323.5</text:p>
          </table:table-cell>
          <table:table-cell table:style-name="ACE-29" office:value-type="float" office:value="0.69999999999999996">
            <text:p>0.7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7</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60">
            <text:p>3360</text:p>
          </table:table-cell>
          <table:table-cell table:style-name="ACE-23" office:value-type="float" office:value="70">
            <text:p>70</text:p>
          </table:table-cell>
          <table:table-cell table:style-name="ACE-26" office:value-type="float" office:value="2843">
            <text:p>2843</text:p>
          </table:table-cell>
          <table:table-cell table:style-name="ACE-19" office:value-type="float" office:value="3382">
            <text:p>3382</text:p>
          </table:table-cell>
          <table:table-cell table:style-name="ACE-27" table:formula="of:=[.K49]+[.N49]" office:value-type="float" office:value="3112.5">
            <text:p>3113</text:p>
          </table:table-cell>
          <table:table-cell table:style-name="ACE-19" table:formula="of:=([.L49]-[.K49])/2" office:value-type="float" office:value="269.5">
            <text:p>269.5</text:p>
          </table:table-cell>
          <table:table-cell table:style-name="ACE-29" office:value-type="float" office:value="1">
            <text:p>1.0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836</text:p>
          </table:table-cell>
          <table:table-cell table:style-name="ACE-19" office:value-type="string">
            <text:p>IF</text:p>
          </table:table-cell>
          <table:table-cell table:style-name="ACE-19" office:value-type="string">
            <text:p>Intertidal Flat</text:p>
          </table:table-cell>
          <table:table-cell table:style-name="ACE-19" office:value-type="string">
            <text:p>Shell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880">
            <text:p>2880</text:p>
          </table:table-cell>
          <table:table-cell table:style-name="ACE-23" office:value-type="float" office:value="70">
            <text:p>70</text:p>
          </table:table-cell>
          <table:table-cell table:style-name="ACE-26" office:value-type="float" office:value="2295">
            <text:p>2295</text:p>
          </table:table-cell>
          <table:table-cell table:style-name="ACE-19" office:value-type="float" office:value="2784">
            <text:p>2784</text:p>
          </table:table-cell>
          <table:table-cell table:style-name="ACE-27" table:formula="of:=[.K50]+[.N50]" office:value-type="float" office:value="2539.5">
            <text:p>2540</text:p>
          </table:table-cell>
          <table:table-cell table:style-name="ACE-19" table:formula="of:=([.L50]-[.K50])/2" office:value-type="float" office:value="244.5">
            <text:p>244.5</text:p>
          </table:table-cell>
          <table:table-cell table:style-name="ACE-29" office:value-type="float" office:value="0.59999999999999998">
            <text:p>0.60</text:p>
          </table:table-cell>
          <table:table-cell table:style-name="ACE-28" office:value-type="float" office:value="0.40000000000000002">
            <text:p>0.40</text:p>
          </table:table-cell>
          <table:table-cell table:style-name="ACE-28" office:value-type="float" office:value="0.40000000000000002">
            <text:p>0.40</text:p>
          </table:table-cell>
          <table:table-cell table:style-name="ACE-19" office:value-type="string">
            <text:p>Short et al 1986</text:p>
          </table:table-cell>
          <table:table-cell table:style-name="ACE-21"/>
          <table:table-cell table:number-columns-repeated="237" table:style-name="ACE-19"/>
        </table:table-row>
        <table:table-row table:style-name="AROW-5">
          <table:table-cell table:style-name="ACE-19" office:value-type="string">
            <text:p>WK-770</text:p>
          </table:table-cell>
          <table:table-cell table:style-name="ACE-19" office:value-type="string">
            <text:p>IF</text:p>
          </table:table-cell>
          <table:table-cell table:style-name="ACE-19" office:value-type="string">
            <text:p>Intertidal</text:p>
          </table:table-cell>
          <table:table-cell table:style-name="ACE-19" office:value-type="string">
            <text:p>Organics</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699999999999999">
            <text:p>−13.7</text:p>
          </table:table-cell>
          <table:table-cell table:style-name="ACE-24" office:value-type="float" office:value="4090">
            <text:p>4090</text:p>
          </table:table-cell>
          <table:table-cell table:style-name="ACE-23" office:value-type="float" office:value="80">
            <text:p>80</text:p>
          </table:table-cell>
          <table:table-cell table:style-name="ACE-26" office:value-type="float" office:value="4294">
            <text:p>4294</text:p>
          </table:table-cell>
          <table:table-cell table:style-name="ACE-19" office:value-type="float" office:value="4822">
            <text:p>4822</text:p>
          </table:table-cell>
          <table:table-cell table:style-name="ACE-27" table:formula="of:=[.K51]+[.N51]" office:value-type="float" office:value="4558">
            <text:p>4558</text:p>
          </table:table-cell>
          <table:table-cell table:style-name="ACE-19" table:formula="of:=([.L51]-[.K51])/2" office:value-type="float" office:value="264">
            <text:p>264</text:p>
          </table:table-cell>
          <table:table-cell table:style-name="ACE-29" office:value-type="float" office:value="0.79000000000000004">
            <text:p>0.79</text:p>
          </table:table-cell>
          <table:table-cell table:style-name="ACE-28" office:value-type="float" office:value="0.40199502484483562">
            <text:p>0.40</text:p>
          </table:table-cell>
          <table:table-cell table:style-name="ACE-28" office:value-type="float" office:value="0.40199502484483562">
            <text:p>0.40</text:p>
          </table:table-cell>
          <table:table-cell table:style-name="ACE-19" office:value-type="string">
            <text:p>Belperio et al. 2002</text:p>
          </table:table-cell>
          <table:table-cell table:style-name="ACE-21"/>
          <table:table-cell table:number-columns-repeated="237" table:style-name="ACE-19"/>
        </table:table-row>
        <table:table-row table:style-name="AROW-5">
          <table:table-cell table:style-name="ACE-19" office:value-type="string">
            <text:p>WK-771A</text:p>
          </table:table-cell>
          <table:table-cell table:style-name="ACE-19" office:value-type="string">
            <text:p>SE</text:p>
          </table:table-cell>
          <table:table-cell table:style-name="ACE-19" office:value-type="string">
            <text:p>Seagrass </text:p>
          </table:table-cell>
          <table:table-cell table:style-name="ACE-19" office:value-type="string">
            <text:p>Organic fraction</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4000000000000004">
            <text:p>−6.4</text:p>
          </table:table-cell>
          <table:table-cell table:style-name="ACE-24" office:value-type="float" office:value="4640">
            <text:p>4640</text:p>
          </table:table-cell>
          <table:table-cell table:style-name="ACE-23" office:value-type="float" office:value="170">
            <text:p>170</text:p>
          </table:table-cell>
          <table:table-cell table:style-name="ACE-26" office:value-type="float" office:value="4839">
            <text:p>4839</text:p>
          </table:table-cell>
          <table:table-cell table:style-name="ACE-19" office:value-type="float" office:value="5643">
            <text:p>5643</text:p>
          </table:table-cell>
          <table:table-cell table:style-name="ACE-27" table:formula="of:=[.K52]+[.N52]" office:value-type="float" office:value="5241">
            <text:p>5241</text:p>
          </table:table-cell>
          <table:table-cell table:style-name="ACE-19" table:formula="of:=([.L52]-[.K52])/2" office:value-type="float" office:value="402">
            <text:p>402</text:p>
          </table:table-cell>
          <table:table-cell table:style-name="ACE-29" office:value-type="float" office:value="0.39000000000000001">
            <text:p>0.3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71B</text:p>
          </table:table-cell>
          <table:table-cell table:style-name="ACE-19" office:value-type="string">
            <text:p>SE</text:p>
          </table:table-cell>
          <table:table-cell table:style-name="ACE-19" office:value-type="string">
            <text:p>Seagrass</text:p>
          </table:table-cell>
          <table:table-cell table:style-name="ACE-19" office:value-type="string">
            <text:p>Carbonate fraction</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999999999999998">
            <text:p>3.8</text:p>
          </table:table-cell>
          <table:table-cell table:style-name="ACE-24" office:value-type="float" office:value="4940">
            <text:p>4940</text:p>
          </table:table-cell>
          <table:table-cell table:style-name="ACE-23" office:value-type="float" office:value="80">
            <text:p>80</text:p>
          </table:table-cell>
          <table:table-cell table:style-name="ACE-26" office:value-type="float" office:value="4857">
            <text:p>4857</text:p>
          </table:table-cell>
          <table:table-cell table:style-name="ACE-19" office:value-type="float" office:value="5448">
            <text:p>5448</text:p>
          </table:table-cell>
          <table:table-cell table:style-name="ACE-27" table:formula="of:=[.K53]+[.N53]" office:value-type="float" office:value="5152.5">
            <text:p>5153</text:p>
          </table:table-cell>
          <table:table-cell table:style-name="ACE-19" table:formula="of:=([.L53]-[.K53])/2" office:value-type="float" office:value="295.5">
            <text:p>295.5</text:p>
          </table:table-cell>
          <table:table-cell table:style-name="ACE-29" office:value-type="float" office:value="0.39000000000000001">
            <text:p>0.3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WK-772</text:p>
          </table:table-cell>
          <table:table-cell table:style-name="ACE-19" office:value-type="string">
            <text:p>SE</text:p>
          </table:table-cell>
          <table:table-cell table:style-name="ACE-19" office:value-type="string">
            <text:p>Seagrass</text:p>
          </table:table-cell>
          <table:table-cell table:style-name="ACE-19" office:value-type="string">
            <text:p>Posidonia</text:p>
          </table:table-cell>
          <table:table-cell table:style-name="ACE-19" office:value-type="string">
            <text:p>Port Lincoln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1">
            <text:p>−13.1</text:p>
          </table:table-cell>
          <table:table-cell table:style-name="ACE-24" office:value-type="float" office:value="6410">
            <text:p>6410</text:p>
          </table:table-cell>
          <table:table-cell table:style-name="ACE-23" office:value-type="float" office:value="70">
            <text:p>70</text:p>
          </table:table-cell>
          <table:table-cell table:style-name="ACE-26" office:value-type="float" office:value="7030">
            <text:p>7030</text:p>
          </table:table-cell>
          <table:table-cell table:style-name="ACE-19" office:value-type="float" office:value="7430">
            <text:p>7430</text:p>
          </table:table-cell>
          <table:table-cell table:style-name="ACE-27" table:formula="of:=[.K54]+[.N54]" office:value-type="float" office:value="7230">
            <text:p>7230</text:p>
          </table:table-cell>
          <table:table-cell table:style-name="ACE-19" table:formula="of:=([.L54]-[.K54])/2" office:value-type="float" office:value="200">
            <text:p>200</text:p>
          </table:table-cell>
          <table:table-cell table:style-name="ACE-29" office:value-type="float" office:value="-0.38500000000000001">
            <text:p>−0.3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style-name="ACE-21" office:value-type="string">
            <text:p>&gt;</text:p>
          </table:table-cell>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54</text:p>
          </table:table-cell>
          <table:table-cell table:style-name="ACE-19" office:value-type="string">
            <text:p>SE</text:p>
          </table:table-cell>
          <table:table-cell table:style-name="ACE-19" office:value-type="string">
            <text:p>Seagrass </text:p>
          </table:table-cell>
          <table:table-cell table:style-name="ACE-19" office:value-type="string">
            <text:p>Katelysia rhytiphor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2230">
            <text:p>2230</text:p>
          </table:table-cell>
          <table:table-cell table:style-name="ACE-23" office:value-type="float" office:value="70">
            <text:p>70</text:p>
          </table:table-cell>
          <table:table-cell table:style-name="ACE-26" office:value-type="float" office:value="1496">
            <text:p>1496</text:p>
          </table:table-cell>
          <table:table-cell table:style-name="ACE-19" office:value-type="float" office:value="2021">
            <text:p>2021</text:p>
          </table:table-cell>
          <table:table-cell table:style-name="ACE-27" table:formula="of:=[.K57]+[.N57]" office:value-type="float" office:value="1758.5">
            <text:p>1759</text:p>
          </table:table-cell>
          <table:table-cell table:style-name="ACE-19" table:formula="of:=([.L57]-[.K57])/2" office:value-type="float" office:value="262.5">
            <text:p>262.5</text:p>
          </table:table-cell>
          <table:table-cell table:style-name="ACE-29" office:value-type="float" office:value="-1.51">
            <text:p>−1.51</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618</text:p>
          </table:table-cell>
          <table:table-cell table:style-name="ACE-19" office:value-type="string">
            <text:p>SE</text:p>
          </table:table-cell>
          <table:table-cell table:style-name="ACE-19" office:value-type="string">
            <text:p>Seagrass</text:p>
          </table:table-cell>
          <table:table-cell table:style-name="ACE-19" office:value-type="string">
            <text:p>Posidonia fibre</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1999999999999993">
            <text:p>−9.2</text:p>
          </table:table-cell>
          <table:table-cell table:style-name="ACE-24" office:value-type="float" office:value="2380">
            <text:p>2380</text:p>
          </table:table-cell>
          <table:table-cell table:style-name="ACE-23" office:value-type="float" office:value="110">
            <text:p>110</text:p>
          </table:table-cell>
          <table:table-cell table:style-name="ACE-26" office:value-type="float" office:value="2066">
            <text:p>2066</text:p>
          </table:table-cell>
          <table:table-cell table:style-name="ACE-19" office:value-type="float" office:value="2720">
            <text:p>2720</text:p>
          </table:table-cell>
          <table:table-cell table:style-name="ACE-27" table:formula="of:=[.K58]+[.N58]" office:value-type="float" office:value="2393">
            <text:p>2393</text:p>
          </table:table-cell>
          <table:table-cell table:style-name="ACE-19" table:formula="of:=([.L58]-[.K58])/2" office:value-type="float" office:value="327">
            <text:p>327</text:p>
          </table:table-cell>
          <table:table-cell table:style-name="ACE-29" office:value-type="float" office:value="-1.6299999999999999">
            <text:p>−1.63</text:p>
          </table:table-cell>
          <table:table-cell table:style-name="ACE-28" office:value-type="float" office:value="0.13453624047073712">
            <text:p>0.13</text:p>
          </table:table-cell>
          <table:table-cell table:style-name="ACE-28" office:value-type="float" office:value="0.13453624047073712">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6</text:p>
          </table:table-cell>
          <table:table-cell table:style-name="ACE-19" office:value-type="string">
            <text:p>SB</text:p>
          </table:table-cell>
          <table:table-cell table:style-name="ACE-19" office:value-type="string">
            <text:p>Subtidal</text:p>
          </table:table-cell>
          <table:table-cell table:style-name="ACE-19" office:value-type="string">
            <text:p>Katelysia scalarin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3500">
            <text:p>3500</text:p>
          </table:table-cell>
          <table:table-cell table:style-name="ACE-23" office:value-type="float" office:value="85">
            <text:p>85</text:p>
          </table:table-cell>
          <table:table-cell table:style-name="ACE-26" office:value-type="float" office:value="2976">
            <text:p>2976</text:p>
          </table:table-cell>
          <table:table-cell table:style-name="ACE-19" office:value-type="float" office:value="3589">
            <text:p>3589</text:p>
          </table:table-cell>
          <table:table-cell table:style-name="ACE-27" table:formula="of:=[.K59]+[.N59]" office:value-type="float" office:value="3282.5">
            <text:p>3283</text:p>
          </table:table-cell>
          <table:table-cell table:style-name="ACE-19" table:formula="of:=([.L59]-[.K59])/2" office:value-type="float" office:value="306.5">
            <text:p>306.5</text:p>
          </table:table-cell>
          <table:table-cell table:style-name="ACE-29" office:value-type="float" office:value="0.050000000000000003">
            <text:p>0.0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7</text:p>
          </table:table-cell>
          <table:table-cell table:style-name="ACE-19" office:value-type="string">
            <text:p>SE</text:p>
          </table:table-cell>
          <table:table-cell table:style-name="ACE-19" office:value-type="string">
            <text:p>Seagrass</text:p>
          </table:table-cell>
          <table:table-cell table:style-name="ACE-19" office:value-type="string">
            <text:p>Posidonia fibre</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300000000000001">
            <text:p>−11.3</text:p>
          </table:table-cell>
          <table:table-cell table:style-name="ACE-24" office:value-type="float" office:value="3870">
            <text:p>3870</text:p>
          </table:table-cell>
          <table:table-cell table:style-name="ACE-23" office:value-type="float" office:value="90">
            <text:p>90</text:p>
          </table:table-cell>
          <table:table-cell table:style-name="ACE-26" office:value-type="float" office:value="3927">
            <text:p>3927</text:p>
          </table:table-cell>
          <table:table-cell table:style-name="ACE-19" office:value-type="float" office:value="4498">
            <text:p>4498</text:p>
          </table:table-cell>
          <table:table-cell table:style-name="ACE-27" table:formula="of:=[.K60]+[.N60]" office:value-type="float" office:value="4212.5">
            <text:p>4213</text:p>
          </table:table-cell>
          <table:table-cell table:style-name="ACE-19" table:formula="of:=([.L60]-[.K60])/2" office:value-type="float" office:value="285.5">
            <text:p>285.5</text:p>
          </table:table-cell>
          <table:table-cell table:style-name="ACE-29" office:value-type="float" office:value="-0.33500000000000002">
            <text:p>−0.34</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8</text:p>
          </table:table-cell>
          <table:table-cell table:style-name="ACE-19" office:value-type="string">
            <text:p>SB</text:p>
          </table:table-cell>
          <table:table-cell table:style-name="ACE-19" office:value-type="string">
            <text:p>Subtidal</text:p>
          </table:table-cell>
          <table:table-cell table:style-name="ACE-19" office:value-type="string">
            <text:p>Mixed bivalve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940">
            <text:p>3940</text:p>
          </table:table-cell>
          <table:table-cell table:style-name="ACE-23" office:value-type="float" office:value="85">
            <text:p>85</text:p>
          </table:table-cell>
          <table:table-cell table:style-name="ACE-26" office:value-type="float" office:value="3528">
            <text:p>3528</text:p>
          </table:table-cell>
          <table:table-cell table:style-name="ACE-19" office:value-type="float" office:value="4173">
            <text:p>4173</text:p>
          </table:table-cell>
          <table:table-cell table:style-name="ACE-27" table:formula="of:=[.K61]+[.N61]" office:value-type="float" office:value="3850.5">
            <text:p>3851</text:p>
          </table:table-cell>
          <table:table-cell table:style-name="ACE-19" table:formula="of:=([.L61]-[.K61])/2" office:value-type="float" office:value="322.5">
            <text:p>322.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59</text:p>
          </table:table-cell>
          <table:table-cell table:style-name="ACE-19" office:value-type="string">
            <text:p>SB</text:p>
          </table:table-cell>
          <table:table-cell table:style-name="ACE-19" office:value-type="string">
            <text:p>Subtidal</text:p>
          </table:table-cell>
          <table:table-cell table:style-name="ACE-19" office:value-type="string">
            <text:p>Organic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199999999999999">
            <text:p>−14.2</text:p>
          </table:table-cell>
          <table:table-cell table:style-name="ACE-24" office:value-type="float" office:value="4730">
            <text:p>4730</text:p>
          </table:table-cell>
          <table:table-cell table:style-name="ACE-23" office:value-type="float" office:value="90">
            <text:p>90</text:p>
          </table:table-cell>
          <table:table-cell table:style-name="ACE-26" office:value-type="float" office:value="5055">
            <text:p>5055</text:p>
          </table:table-cell>
          <table:table-cell table:style-name="ACE-19" office:value-type="float" office:value="5596">
            <text:p>5596</text:p>
          </table:table-cell>
          <table:table-cell table:style-name="ACE-27" table:formula="of:=[.K62]+[.N62]" office:value-type="float" office:value="5325.5">
            <text:p>5326</text:p>
          </table:table-cell>
          <table:table-cell table:style-name="ACE-19" table:formula="of:=([.L62]-[.K62])/2" office:value-type="float" office:value="270.5">
            <text:p>270.5</text:p>
          </table:table-cell>
          <table:table-cell table:style-name="ACE-29" office:value-type="float" office:value="-1.9850000000000001">
            <text:p>−1.9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0</text:p>
          </table:table-cell>
          <table:table-cell table:style-name="ACE-19" office:value-type="string">
            <text:p>IF</text:p>
          </table:table-cell>
          <table:table-cell table:style-name="ACE-19" office:value-type="string">
            <text:p>Intertidal</text:p>
          </table:table-cell>
          <table:table-cell table:style-name="ACE-19" office:value-type="string">
            <text:p>Ostrea angasi</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4600">
            <text:p>4600</text:p>
          </table:table-cell>
          <table:table-cell table:style-name="ACE-23" office:value-type="float" office:value="85">
            <text:p>85</text:p>
          </table:table-cell>
          <table:table-cell table:style-name="ACE-26" office:value-type="float" office:value="4404">
            <text:p>4404</text:p>
          </table:table-cell>
          <table:table-cell table:style-name="ACE-19" office:value-type="float" office:value="5035">
            <text:p>5035</text:p>
          </table:table-cell>
          <table:table-cell table:style-name="ACE-27" table:formula="of:=[.K63]+[.N63]" office:value-type="float" office:value="4719.5">
            <text:p>4720</text:p>
          </table:table-cell>
          <table:table-cell table:style-name="ACE-19" table:formula="of:=([.L63]-[.K63])/2" office:value-type="float" office:value="315.5">
            <text:p>315.5</text:p>
          </table:table-cell>
          <table:table-cell table:style-name="ACE-29" office:value-type="float" office:value="0.84999999999999998">
            <text:p>0.85</text:p>
          </table:table-cell>
          <table:table-cell table:style-name="ACE-28" office:value-type="float" office:value="0.55081757415681654">
            <text:p>0.55</text:p>
          </table:table-cell>
          <table:table-cell table:style-name="ACE-28" office:value-type="float" office:value="0.5508175741568165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1</text:p>
          </table:table-cell>
          <table:table-cell table:style-name="ACE-19" office:value-type="string">
            <text:p>IF</text:p>
          </table:table-cell>
          <table:table-cell table:style-name="ACE-19" office:value-type="string">
            <text:p>Intertidal</text:p>
          </table:table-cell>
          <table:table-cell table:style-name="ACE-19" office:value-type="string">
            <text:p>Shell hash</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6140">
            <text:p>6140</text:p>
          </table:table-cell>
          <table:table-cell table:style-name="ACE-23" office:value-type="float" office:value="85">
            <text:p>85</text:p>
          </table:table-cell>
          <table:table-cell table:style-name="ACE-26" office:value-type="float" office:value="6262">
            <text:p>6262</text:p>
          </table:table-cell>
          <table:table-cell table:style-name="ACE-19" office:value-type="float" office:value="6772">
            <text:p>6772</text:p>
          </table:table-cell>
          <table:table-cell table:style-name="ACE-27" table:formula="of:=[.K64]+[.N64]" office:value-type="float" office:value="6517">
            <text:p>6517</text:p>
          </table:table-cell>
          <table:table-cell table:style-name="ACE-19" table:formula="of:=([.L64]-[.K64])/2" office:value-type="float" office:value="255">
            <text:p>255</text:p>
          </table:table-cell>
          <table:table-cell table:style-name="ACE-29" office:value-type="float" office:value="0.46999999999999997">
            <text:p>0.47</text:p>
          </table:table-cell>
          <table:table-cell table:style-name="ACE-28" office:value-type="float" office:value="0.55081757415681654">
            <text:p>0.55</text:p>
          </table:table-cell>
          <table:table-cell table:style-name="ACE-28" office:value-type="float" office:value="0.5508175741568165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2</text:p>
          </table:table-cell>
          <table:table-cell table:style-name="ACE-19" office:value-type="string">
            <text:p>CH</text:p>
          </table:table-cell>
          <table:table-cell table:style-name="ACE-19" office:value-type="string">
            <text:p>Beach Ridge</text:p>
          </table:table-cell>
          <table:table-cell table:style-name="ACE-19" office:value-type="string">
            <text:p>Katelysia, Anapell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3070">
            <text:p>3070</text:p>
          </table:table-cell>
          <table:table-cell table:style-name="ACE-23" office:value-type="float" office:value="85">
            <text:p>85</text:p>
          </table:table-cell>
          <table:table-cell table:style-name="ACE-26" office:value-type="float" office:value="2446">
            <text:p>2446</text:p>
          </table:table-cell>
          <table:table-cell table:style-name="ACE-19" office:value-type="float" office:value="3100">
            <text:p>3100</text:p>
          </table:table-cell>
          <table:table-cell table:style-name="ACE-27" table:formula="of:=[.K65]+[.N65]" office:value-type="float" office:value="2773">
            <text:p>2773</text:p>
          </table:table-cell>
          <table:table-cell table:style-name="ACE-19" table:formula="of:=([.L65]-[.K65])/2" office:value-type="float" office:value="327">
            <text:p>327</text:p>
          </table:table-cell>
          <table:table-cell table:style-name="ACE-29" office:value-type="float" office:value="2.2999999999999998">
            <text:p>2.3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3</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490">
            <text:p>2490</text:p>
          </table:table-cell>
          <table:table-cell table:style-name="ACE-23" office:value-type="float" office:value="80">
            <text:p>80</text:p>
          </table:table-cell>
          <table:table-cell table:style-name="ACE-26" office:value-type="float" office:value="1796">
            <text:p>1796</text:p>
          </table:table-cell>
          <table:table-cell table:style-name="ACE-19" office:value-type="float" office:value="2333">
            <text:p>2333</text:p>
          </table:table-cell>
          <table:table-cell table:style-name="ACE-27" table:formula="of:=[.K66]+[.N66]" office:value-type="float" office:value="2064.5">
            <text:p>2065</text:p>
          </table:table-cell>
          <table:table-cell table:style-name="ACE-19" table:formula="of:=([.L66]-[.K66])/2" office:value-type="float" office:value="268.5">
            <text:p>268.5</text:p>
          </table:table-cell>
          <table:table-cell table:style-name="ACE-29" office:value-type="float" office:value="1.6499999999999999">
            <text:p>1.65</text:p>
          </table:table-cell>
          <table:table-cell table:style-name="ACE-28" office:value-type="float" office:value="0.55901699437494745">
            <text:p>0.56</text:p>
          </table:table-cell>
          <table:table-cell table:style-name="ACE-28" office:value-type="float" office:value="0.55901699437494745">
            <text:p>0.56</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4</text:p>
          </table:table-cell>
          <table:table-cell table:style-name="ACE-19" office:value-type="string">
            <text:p>SB</text:p>
          </table:table-cell>
          <table:table-cell table:style-name="ACE-19" office:value-type="string">
            <text:p>Subtidal</text:p>
          </table:table-cell>
          <table:table-cell table:style-name="ACE-19" office:value-type="string">
            <text:p>Katelysia, Ostrea</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1000000000000001">
            <text:p>3.1</text:p>
          </table:table-cell>
          <table:table-cell table:style-name="ACE-24" office:value-type="float" office:value="5930">
            <text:p>5930</text:p>
          </table:table-cell>
          <table:table-cell table:style-name="ACE-23" office:value-type="float" office:value="95">
            <text:p>95</text:p>
          </table:table-cell>
          <table:table-cell table:style-name="ACE-26" office:value-type="float" office:value="5978">
            <text:p>5978</text:p>
          </table:table-cell>
          <table:table-cell table:style-name="ACE-19" office:value-type="float" office:value="6559">
            <text:p>6559</text:p>
          </table:table-cell>
          <table:table-cell table:style-name="ACE-27" table:formula="of:=[.K67]+[.N67]" office:value-type="float" office:value="6268.5">
            <text:p>6269</text:p>
          </table:table-cell>
          <table:table-cell table:style-name="ACE-19" table:formula="of:=([.L67]-[.K67])/2" office:value-type="float" office:value="290.5">
            <text:p>290.5</text:p>
          </table:table-cell>
          <table:table-cell table:style-name="ACE-29" office:value-type="float" office:value="-0.14999999999999999">
            <text:p>−0.1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5</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4030">
            <text:p>4030</text:p>
          </table:table-cell>
          <table:table-cell table:style-name="ACE-23" office:value-type="float" office:value="115">
            <text:p>115</text:p>
          </table:table-cell>
          <table:table-cell table:style-name="ACE-26" office:value-type="float" office:value="3602">
            <text:p>3602</text:p>
          </table:table-cell>
          <table:table-cell table:style-name="ACE-19" office:value-type="float" office:value="4369">
            <text:p>4369</text:p>
          </table:table-cell>
          <table:table-cell table:style-name="ACE-27" table:formula="of:=[.K68]+[.N68]" office:value-type="float" office:value="3985.5">
            <text:p>3986</text:p>
          </table:table-cell>
          <table:table-cell table:style-name="ACE-19" table:formula="of:=([.L68]-[.K68])/2" office:value-type="float" office:value="383.5">
            <text:p>383.5</text:p>
          </table:table-cell>
          <table:table-cell table:style-name="ACE-29" office:value-type="float" office:value="2.1000000000000001">
            <text:p>2.10</text:p>
          </table:table-cell>
          <table:table-cell table:style-name="ACE-28" office:value-type="float" office:value="0.55226805085936304">
            <text:p>0.55</text:p>
          </table:table-cell>
          <table:table-cell table:style-name="ACE-28" office:value-type="float" office:value="0.5522680508593630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6</text:p>
          </table:table-cell>
          <table:table-cell table:style-name="ACE-19" office:value-type="string">
            <text:p>IF</text:p>
          </table:table-cell>
          <table:table-cell table:style-name="ACE-19" office:value-type="string">
            <text:p>Intertidal</text:p>
          </table:table-cell>
          <table:table-cell table:style-name="ACE-19" office:value-type="string">
            <text:p>Ostrea angasi</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5">
            <text:p>1.5</text:p>
          </table:table-cell>
          <table:table-cell table:style-name="ACE-24" office:value-type="float" office:value="5710">
            <text:p>5710</text:p>
          </table:table-cell>
          <table:table-cell table:style-name="ACE-23" office:value-type="float" office:value="85">
            <text:p>85</text:p>
          </table:table-cell>
          <table:table-cell table:style-name="ACE-26" office:value-type="float" office:value="5762">
            <text:p>5762</text:p>
          </table:table-cell>
          <table:table-cell table:style-name="ACE-19" office:value-type="float" office:value="6284">
            <text:p>6284</text:p>
          </table:table-cell>
          <table:table-cell table:style-name="ACE-27" table:formula="of:=[.K69]+[.N69]" office:value-type="float" office:value="6023">
            <text:p>6023</text:p>
          </table:table-cell>
          <table:table-cell table:style-name="ACE-19" table:formula="of:=([.L69]-[.K69])/2" office:value-type="float" office:value="261">
            <text:p>261</text:p>
          </table:table-cell>
          <table:table-cell table:style-name="ACE-29" office:value-type="float" office:value="1.2">
            <text:p>1.20</text:p>
          </table:table-cell>
          <table:table-cell table:style-name="ACE-28" office:value-type="float" office:value="0.55226805085936304">
            <text:p>0.55</text:p>
          </table:table-cell>
          <table:table-cell table:style-name="ACE-28" office:value-type="float" office:value="0.55226805085936304">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67</text:p>
          </table:table-cell>
          <table:table-cell table:style-name="ACE-19" office:value-type="string">
            <text:p>TI</text:p>
          </table:table-cell>
          <table:table-cell table:style-name="ACE-19" office:value-type="string">
            <text:p>Transgressive intertidal</text:p>
          </table:table-cell>
          <table:table-cell table:style-name="ACE-19" office:value-type="string">
            <text:p>Organic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5">
            <text:p>−20.5</text:p>
          </table:table-cell>
          <table:table-cell table:style-name="ACE-24" office:value-type="float" office:value="7210">
            <text:p>7210</text:p>
          </table:table-cell>
          <table:table-cell table:style-name="ACE-23" office:value-type="float" office:value="160">
            <text:p>160</text:p>
          </table:table-cell>
          <table:table-cell table:style-name="ACE-26" office:value-type="float" office:value="7679">
            <text:p>7679</text:p>
          </table:table-cell>
          <table:table-cell table:style-name="ACE-19" office:value-type="float" office:value="8315">
            <text:p>8315</text:p>
          </table:table-cell>
          <table:table-cell table:style-name="ACE-27" table:formula="of:=[.K70]+[.N70]" office:value-type="float" office:value="7997">
            <text:p>7997</text:p>
          </table:table-cell>
          <table:table-cell table:style-name="ACE-19" table:formula="of:=([.L70]-[.K70])/2" office:value-type="float" office:value="318">
            <text:p>318</text:p>
          </table:table-cell>
          <table:table-cell table:style-name="ACE-29" office:value-type="float" office:value="-0.73999999999999999">
            <text:p>−0.74</text:p>
          </table:table-cell>
          <table:table-cell table:style-name="ACE-28" office:value-type="float" office:value="0.55145262715848953">
            <text:p>0.55</text:p>
          </table:table-cell>
          <table:table-cell table:style-name="ACE-28" office:value-type="float" office:value="0.55145262715848953">
            <text:p>0.5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26</text:p>
          </table:table-cell>
          <table:table-cell table:style-name="ACE-19" office:value-type="string">
            <text:p>CH</text:p>
          </table:table-cell>
          <table:table-cell table:style-name="ACE-19" office:value-type="string">
            <text:p>Chenier</text:p>
          </table:table-cell>
          <table:table-cell table:style-name="ACE-19" office:value-type="string">
            <text:p>Shells</text:p>
          </table:table-cell>
          <table:table-cell table:style-name="ACE-19" office:value-type="string">
            <text:p>Franklin Harbour</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680">
            <text:p>3680</text:p>
          </table:table-cell>
          <table:table-cell table:style-name="ACE-23" office:value-type="float" office:value="85">
            <text:p>85</text:p>
          </table:table-cell>
          <table:table-cell table:style-name="ACE-26" office:value-type="float" office:value="3243">
            <text:p>3243</text:p>
          </table:table-cell>
          <table:table-cell table:style-name="ACE-19" office:value-type="float" office:value="3824">
            <text:p>3824</text:p>
          </table:table-cell>
          <table:table-cell table:style-name="ACE-27" table:formula="of:=[.K71]+[.N71]" office:value-type="float" office:value="3533.5">
            <text:p>3534</text:p>
          </table:table-cell>
          <table:table-cell table:style-name="ACE-19" table:formula="of:=([.L71]-[.K71])/2" office:value-type="float" office:value="290.5">
            <text:p>290.5</text:p>
          </table:table-cell>
          <table:table-cell table:style-name="ACE-29" office:value-type="float" office:value="1.3999999999999999">
            <text:p>1.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Short et al 1986</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B-2367</text:p>
          </table:table-cell>
          <table:table-cell table:style-name="ACE-19" office:value-type="string">
            <text:p>SE</text:p>
          </table:table-cell>
          <table:table-cell table:style-name="ACE-19" office:value-type="string">
            <text:p>Seagrass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5630">
            <text:p>5630</text:p>
          </table:table-cell>
          <table:table-cell table:style-name="ACE-23" office:value-type="float" office:value="85">
            <text:p>85</text:p>
          </table:table-cell>
          <table:table-cell table:style-name="ACE-26" office:value-type="float" office:value="5680">
            <text:p>5680</text:p>
          </table:table-cell>
          <table:table-cell table:style-name="ACE-19" office:value-type="float" office:value="6231">
            <text:p>6231</text:p>
          </table:table-cell>
          <table:table-cell table:style-name="ACE-27" table:formula="of:=[.K74]+[.N74]" office:value-type="float" office:value="5955.5">
            <text:p>5956</text:p>
          </table:table-cell>
          <table:table-cell table:style-name="ACE-19" table:formula="of:=([.L74]-[.K74])/2" office:value-type="float" office:value="275.5">
            <text:p>275.5</text:p>
          </table:table-cell>
          <table:table-cell table:style-name="ACE-29" office:value-type="float" office:value="-0.29999999999999999">
            <text:p>−0.3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9B</text:p>
          </table:table-cell>
          <table:table-cell table:style-name="ACE-19" office:value-type="string">
            <text:p>SE</text:p>
          </table:table-cell>
          <table:table-cell table:style-name="ACE-19" office:value-type="string">
            <text:p>Seagrass Bank</text:p>
          </table:table-cell>
          <table:table-cell table:style-name="ACE-19" office:value-type="string">
            <text:p>Ogranics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9000000000000004">
            <text:p>−9.9</text:p>
          </table:table-cell>
          <table:table-cell table:style-name="ACE-24" office:value-type="float" office:value="6060">
            <text:p>6060</text:p>
          </table:table-cell>
          <table:table-cell table:style-name="ACE-23" office:value-type="float" office:value="135">
            <text:p>135</text:p>
          </table:table-cell>
          <table:table-cell table:style-name="ACE-26" office:value-type="float" office:value="6502">
            <text:p>6502</text:p>
          </table:table-cell>
          <table:table-cell table:style-name="ACE-19" office:value-type="float" office:value="7234">
            <text:p>7234</text:p>
          </table:table-cell>
          <table:table-cell table:style-name="ACE-27" table:formula="of:=[.K75]+[.N75]" office:value-type="float" office:value="6868">
            <text:p>6868</text:p>
          </table:table-cell>
          <table:table-cell table:style-name="ACE-19" table:formula="of:=([.L75]-[.K75])/2" office:value-type="float" office:value="366">
            <text:p>366</text:p>
          </table:table-cell>
          <table:table-cell table:style-name="ACE-29" office:value-type="float" office:value="-0.67500000000000004">
            <text:p>−0.68</text:p>
          </table:table-cell>
          <table:table-cell table:style-name="ACE-28" office:value-type="float" office:value="0.16007810593582122">
            <text:p>0.16</text:p>
          </table:table-cell>
          <table:table-cell table:style-name="ACE-28" office:value-type="float" office:value="0.16007810593582122">
            <text:p>0.16</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9A</text:p>
          </table:table-cell>
          <table:table-cell table:style-name="ACE-19" office:value-type="string">
            <text:p>SE</text:p>
          </table:table-cell>
          <table:table-cell table:style-name="ACE-19" office:value-type="string">
            <text:p>Seagrass Bank</text:p>
          </table:table-cell>
          <table:table-cell table:style-name="ACE-19" office:value-type="string">
            <text:p>Shell hash </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6000000000000001">
            <text:p>1.6</text:p>
          </table:table-cell>
          <table:table-cell table:style-name="ACE-24" office:value-type="float" office:value="7040">
            <text:p>7040</text:p>
          </table:table-cell>
          <table:table-cell table:style-name="ACE-23" office:value-type="float" office:value="105">
            <text:p>105</text:p>
          </table:table-cell>
          <table:table-cell table:style-name="ACE-26" office:value-type="float" office:value="7226">
            <text:p>7226</text:p>
          </table:table-cell>
          <table:table-cell table:style-name="ACE-19" office:value-type="float" office:value="7718">
            <text:p>7718</text:p>
          </table:table-cell>
          <table:table-cell table:style-name="ACE-27" table:formula="of:=[.K76]+[.N76]" office:value-type="float" office:value="7472">
            <text:p>7472</text:p>
          </table:table-cell>
          <table:table-cell table:style-name="ACE-19" table:formula="of:=([.L76]-[.K76])/2" office:value-type="float" office:value="246">
            <text:p>246</text:p>
          </table:table-cell>
          <table:table-cell table:style-name="ACE-29" office:value-type="float" office:value="-0.67500000000000004">
            <text:p>−0.68</text:p>
          </table:table-cell>
          <table:table-cell table:style-name="ACE-28" office:value-type="float" office:value="0.16007810593582122">
            <text:p>0.16</text:p>
          </table:table-cell>
          <table:table-cell table:style-name="ACE-28" office:value-type="float" office:value="0.16007810593582122">
            <text:p>0.16</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68</text:p>
          </table:table-cell>
          <table:table-cell table:style-name="ACE-19" office:value-type="string">
            <text:p>T of S</text:p>
          </table:table-cell>
          <table:table-cell table:style-name="ACE-19" office:value-type="string">
            <text:p>Seagrass Bank</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1000000000000001">
            <text:p>2.1</text:p>
          </table:table-cell>
          <table:table-cell table:style-name="ACE-24" office:value-type="float" office:value="2680">
            <text:p>2680</text:p>
          </table:table-cell>
          <table:table-cell table:style-name="ACE-23" office:value-type="float" office:value="70">
            <text:p>70</text:p>
          </table:table-cell>
          <table:table-cell table:style-name="ACE-26" office:value-type="float" office:value="2023">
            <text:p>2023</text:p>
          </table:table-cell>
          <table:table-cell table:style-name="ACE-19" office:value-type="float" office:value="2650">
            <text:p>2650</text:p>
          </table:table-cell>
          <table:table-cell table:style-name="ACE-27" table:formula="of:=[.K77]+[.N77]" office:value-type="float" office:value="2336.5">
            <text:p>2337</text:p>
          </table:table-cell>
          <table:table-cell table:style-name="ACE-19" table:formula="of:=([.L77]-[.K77])/2" office:value-type="float" office:value="313.5">
            <text:p>313.5</text:p>
          </table:table-cell>
          <table:table-cell table:style-name="ACE-29" office:value-type="float" office:value="0.71499999999999997">
            <text:p>0.71</text:p>
          </table:table-cell>
          <table:table-cell table:style-name="ACE-28" office:value-type="float" office:value="0.23711811402758751">
            <text:p>0.24</text:p>
          </table:table-cell>
          <table:table-cell table:style-name="ACE-28" office:value-type="float" office:value="0.23711811402758751">
            <text:p>0.24</text:p>
          </table:table-cell>
          <table:table-cell table:style-name="ACE-19" office:value-type="string">
            <text:p>Belperio et al 1984a</text:p>
          </table:table-cell>
          <table:table-cell table:style-name="ACE-21" office:value-type="string">
            <text:p><text:s/></text:p>
          </table:table-cell>
          <table:table-cell table:number-columns-repeated="237" table:style-name="ACE-19"/>
        </table:table-row>
        <table:table-row table:style-name="AROW-5">
          <table:table-cell table:style-name="ACE-19" office:value-type="string">
            <text:p>ANU-2705</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1740">
            <text:p>1740</text:p>
          </table:table-cell>
          <table:table-cell table:style-name="ACE-23" office:value-type="float" office:value="165">
            <text:p>165</text:p>
          </table:table-cell>
          <table:table-cell table:style-name="ACE-26" office:value-type="float" office:value="1290">
            <text:p>1290</text:p>
          </table:table-cell>
          <table:table-cell table:style-name="ACE-19" office:value-type="float" office:value="1984">
            <text:p>1984</text:p>
          </table:table-cell>
          <table:table-cell table:style-name="ACE-27" table:formula="of:=[.K78]+[.N78]" office:value-type="float" office:value="1637">
            <text:p>1637</text:p>
          </table:table-cell>
          <table:table-cell table:style-name="ACE-19" table:formula="of:=([.L78]-[.K78])/2" office:value-type="float" office:value="347">
            <text:p>347</text:p>
          </table:table-cell>
          <table:table-cell table:style-name="ACE-29" office:value-type="float" office:value="0.71499999999999997">
            <text:p>0.71</text:p>
          </table:table-cell>
          <table:table-cell table:style-name="ACE-28" office:value-type="float" office:value="0.23711811402758751">
            <text:p>0.24</text:p>
          </table:table-cell>
          <table:table-cell table:style-name="ACE-28" office:value-type="float" office:value="0.23711811402758751">
            <text:p>0.24</text:p>
          </table:table-cell>
          <table:table-cell table:style-name="ACE-19" office:value-type="string">
            <text:p>Belperio et al 1984a</text:p>
          </table:table-cell>
          <table:table-cell table:style-name="ACE-21" office:value-type="string">
            <text:p><text:s/></text:p>
          </table:table-cell>
          <table:table-cell table:number-columns-repeated="237" table:style-name="ACE-19"/>
        </table:table-row>
        <table:table-row table:style-name="AROW-5">
          <table:table-cell table:style-name="ACE-19" office:value-type="string">
            <text:p>ANU-2701</text:p>
          </table:table-cell>
          <table:table-cell table:style-name="ACE-19" office:value-type="string">
            <text:p>IF</text:p>
          </table:table-cell>
          <table:table-cell table:style-name="ACE-19" office:value-type="string">
            <text:p>Tidal Flat</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2090">
            <text:p>2090</text:p>
          </table:table-cell>
          <table:table-cell table:style-name="ACE-23" office:value-type="float" office:value="95">
            <text:p>95</text:p>
          </table:table-cell>
          <table:table-cell table:style-name="ACE-26" office:value-type="float" office:value="1311">
            <text:p>1311</text:p>
          </table:table-cell>
          <table:table-cell table:style-name="ACE-19" office:value-type="float" office:value="1871">
            <text:p>1871</text:p>
          </table:table-cell>
          <table:table-cell table:style-name="ACE-27" table:formula="of:=[.K79]+[.N79]" office:value-type="float" office:value="1591">
            <text:p>1591</text:p>
          </table:table-cell>
          <table:table-cell table:style-name="ACE-19" table:formula="of:=([.L79]-[.K79])/2" office:value-type="float" office:value="280">
            <text:p>280</text:p>
          </table:table-cell>
          <table:table-cell table:style-name="ACE-29" office:value-type="float" office:value="0.84999999999999998">
            <text:p>0.85</text:p>
          </table:table-cell>
          <table:table-cell table:style-name="ACE-28" office:value-type="float" office:value="0.80156097709406993">
            <text:p>0.80</text:p>
          </table:table-cell>
          <table:table-cell table:style-name="ACE-28" office:value-type="float" office:value="0.80156097709406993">
            <text:p>0.8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699A</text:p>
          </table:table-cell>
          <table:table-cell table:style-name="ACE-19" office:value-type="string">
            <text:p>SU</text:p>
          </table:table-cell>
          <table:table-cell table:style-name="ACE-19" office:value-type="string">
            <text:p>Supratidal flat</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2210">
            <text:p>2210</text:p>
          </table:table-cell>
          <table:table-cell table:style-name="ACE-23" office:value-type="float" office:value="80">
            <text:p>80</text:p>
          </table:table-cell>
          <table:table-cell table:style-name="ACE-26" office:value-type="float" office:value="1950">
            <text:p>1950</text:p>
          </table:table-cell>
          <table:table-cell table:style-name="ACE-19" office:value-type="float" office:value="2339">
            <text:p>2339</text:p>
          </table:table-cell>
          <table:table-cell table:style-name="ACE-27" table:formula="of:=[.K80]+[.N80]" office:value-type="float" office:value="2144.5">
            <text:p>2145</text:p>
          </table:table-cell>
          <table:table-cell table:style-name="ACE-19" table:formula="of:=([.L80]-[.K80])/2" office:value-type="float" office:value="194.5">
            <text:p>194.5</text:p>
          </table:table-cell>
          <table:table-cell table:style-name="ACE-29" office:value-type="float" office:value="-0.64500000000000002">
            <text:p>−0.65</text:p>
          </table:table-cell>
          <table:table-cell table:style-name="ACE-28" office:value-type="float" office:value="0.5055937104039171">
            <text:p>0.51</text:p>
          </table:table-cell>
          <table:table-cell table:style-name="ACE-28" office:value-type="float" office:value="0.5055937104039171">
            <text:p>0.51</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4</text:p>
          </table:table-cell>
          <table:table-cell table:style-name="ACE-19" office:value-type="string">
            <text:p>MA</text:p>
          </table:table-cell>
          <table:table-cell table:style-name="ACE-19" office:value-type="string">
            <text:p>Mangrove</text:p>
          </table:table-cell>
          <table:table-cell table:style-name="ACE-19" office:value-type="string">
            <text:p>Mangrove peat - coars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9.199999999999999">
            <text:p>−19.2</text:p>
          </table:table-cell>
          <table:table-cell table:style-name="ACE-24" office:value-type="float" office:value="1440">
            <text:p>1440</text:p>
          </table:table-cell>
          <table:table-cell table:style-name="ACE-23" office:value-type="float" office:value="80">
            <text:p>80</text:p>
          </table:table-cell>
          <table:table-cell table:style-name="ACE-26" office:value-type="float" office:value="1088">
            <text:p>1088</text:p>
          </table:table-cell>
          <table:table-cell table:style-name="ACE-19" office:value-type="float" office:value="1510">
            <text:p>1510</text:p>
          </table:table-cell>
          <table:table-cell table:style-name="ACE-27" table:formula="of:=[.K81]+[.N81]" office:value-type="float" office:value="1299">
            <text:p>1299</text:p>
          </table:table-cell>
          <table:table-cell table:style-name="ACE-19" table:formula="of:=([.L81]-[.K81])/2" office:value-type="float" office:value="211">
            <text:p>211</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0</text:p>
          </table:table-cell>
          <table:table-cell table:style-name="ACE-19" office:value-type="string">
            <text:p>MA</text:p>
          </table:table-cell>
          <table:table-cell table:style-name="ACE-19" office:value-type="string">
            <text:p>Mangrove</text:p>
          </table:table-cell>
          <table:table-cell table:style-name="ACE-19" office:value-type="string">
            <text:p>Mangrove peat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5">
            <text:p>−20.5</text:p>
          </table:table-cell>
          <table:table-cell table:style-name="ACE-24" office:value-type="float" office:value="1350">
            <text:p>1350</text:p>
          </table:table-cell>
          <table:table-cell table:style-name="ACE-23" office:value-type="float" office:value="60">
            <text:p>60</text:p>
          </table:table-cell>
          <table:table-cell table:style-name="ACE-26" office:value-type="float" office:value="1070">
            <text:p>1070</text:p>
          </table:table-cell>
          <table:table-cell table:style-name="ACE-19" office:value-type="float" office:value="1304">
            <text:p>1304</text:p>
          </table:table-cell>
          <table:table-cell table:style-name="ACE-27" table:formula="of:=[.K82]+[.N82]" office:value-type="float" office:value="1187">
            <text:p>1187</text:p>
          </table:table-cell>
          <table:table-cell table:style-name="ACE-19" table:formula="of:=([.L82]-[.K82])/2" office:value-type="float" office:value="117">
            <text:p>117</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B-2369</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0">
            <text:p>−20</text:p>
          </table:table-cell>
          <table:table-cell table:style-name="ACE-24" office:value-type="float" office:value="1490">
            <text:p>1490</text:p>
          </table:table-cell>
          <table:table-cell table:style-name="ACE-23" office:value-type="float" office:value="70">
            <text:p>70</text:p>
          </table:table-cell>
          <table:table-cell table:style-name="ACE-26" office:value-type="float" office:value="1186">
            <text:p>1186</text:p>
          </table:table-cell>
          <table:table-cell table:style-name="ACE-19" office:value-type="float" office:value="1519">
            <text:p>1519</text:p>
          </table:table-cell>
          <table:table-cell table:style-name="ACE-27" table:formula="of:=[.K83]+[.N83]" office:value-type="float" office:value="1352.5">
            <text:p>1353</text:p>
          </table:table-cell>
          <table:table-cell table:style-name="ACE-19" table:formula="of:=([.L83]-[.K83])/2" office:value-type="float" office:value="166.5">
            <text:p>166.5</text:p>
          </table:table-cell>
          <table:table-cell table:style-name="ACE-29" office:value-type="float" office:value="0.66000000000000003">
            <text:p>0.66</text:p>
          </table:table-cell>
          <table:table-cell table:style-name="ACE-28" office:value-type="float" office:value="0.60008332754709992">
            <text:p>0.60</text:p>
          </table:table-cell>
          <table:table-cell table:style-name="ACE-28" office:value-type="float" office:value="0.60008332754709992">
            <text:p>0.6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13</text:p>
          </table:table-cell>
          <table:table-cell table:style-name="ACE-19" office:value-type="string">
            <text:p>T of S</text:p>
          </table:table-cell>
          <table:table-cell table:style-name="ACE-19" office:value-type="string">
            <text:p>Seagrass bank</text:p>
          </table:table-cell>
          <table:table-cell table:style-name="ACE-19" office:value-type="string">
            <text:p>Seagrass,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0999999999999996">
            <text:p>−7.1</text:p>
          </table:table-cell>
          <table:table-cell table:style-name="ACE-24" office:value-type="float" office:value="5210">
            <text:p>5210</text:p>
          </table:table-cell>
          <table:table-cell table:style-name="ACE-23" office:value-type="float" office:value="95">
            <text:p>95</text:p>
          </table:table-cell>
          <table:table-cell table:style-name="ACE-26" office:value-type="float" office:value="5661">
            <text:p>5661</text:p>
          </table:table-cell>
          <table:table-cell table:style-name="ACE-19" office:value-type="float" office:value="6181">
            <text:p>6181</text:p>
          </table:table-cell>
          <table:table-cell table:style-name="ACE-27" table:formula="of:=[.K84]+[.N84]" office:value-type="float" office:value="5921">
            <text:p>5921</text:p>
          </table:table-cell>
          <table:table-cell table:style-name="ACE-19" table:formula="of:=([.L84]-[.K84])/2" office:value-type="float" office:value="260">
            <text:p>260</text:p>
          </table:table-cell>
          <table:table-cell table:style-name="ACE-29" office:value-type="float" office:value="2.4500000000000002">
            <text:p>2.45</text:p>
          </table:table-cell>
          <table:table-cell table:style-name="ACE-28" office:value-type="float" office:value="0.65764732189829533">
            <text:p>0.66</text:p>
          </table:table-cell>
          <table:table-cell table:style-name="ACE-28" office:value-type="float" office:value="0.65764732189829533">
            <text:p>0.66</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14</text:p>
          </table:table-cell>
          <table:table-cell table:style-name="ACE-19" office:value-type="string">
            <text:p>SE</text:p>
          </table:table-cell>
          <table:table-cell table:style-name="ACE-19" office:value-type="string">
            <text:p>Seagrass bank</text:p>
          </table:table-cell>
          <table:table-cell table:style-name="ACE-19" office:value-type="string">
            <text:p>Seagrass,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7000000000000002">
            <text:p>−6.7</text:p>
          </table:table-cell>
          <table:table-cell table:style-name="ACE-24" office:value-type="float" office:value="6610">
            <text:p>6610</text:p>
          </table:table-cell>
          <table:table-cell table:style-name="ACE-23" office:value-type="float" office:value="95">
            <text:p>95</text:p>
          </table:table-cell>
          <table:table-cell table:style-name="ACE-26" office:value-type="float" office:value="7271">
            <text:p>7271</text:p>
          </table:table-cell>
          <table:table-cell table:style-name="ACE-19" office:value-type="float" office:value="7593">
            <text:p>7593</text:p>
          </table:table-cell>
          <table:table-cell table:style-name="ACE-27" table:formula="of:=[.K85]+[.N85]" office:value-type="float" office:value="7432">
            <text:p>7432</text:p>
          </table:table-cell>
          <table:table-cell table:style-name="ACE-19" table:formula="of:=([.L85]-[.K85])/2" office:value-type="float" office:value="161">
            <text:p>161</text:p>
          </table:table-cell>
          <table:table-cell table:style-name="ACE-29" office:value-type="float" office:value="0.52500000000000002">
            <text:p>0.53</text:p>
          </table:table-cell>
          <table:table-cell table:style-name="ACE-28" office:value-type="float" office:value="0.125">
            <text:p>0.13</text:p>
          </table:table-cell>
          <table:table-cell table:style-name="ACE-28" office:value-type="float" office:value="0.125">
            <text:p>0.13</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4</text:p>
          </table:table-cell>
          <table:table-cell table:style-name="ACE-19" office:value-type="string">
            <text:p>T of S</text:p>
          </table:table-cell>
          <table:table-cell table:style-name="ACE-19" office:value-type="string">
            <text:p>Seagrass bank</text:p>
          </table:table-cell>
          <table:table-cell table:style-name="ACE-19" office:value-type="string">
            <text:p>Seagrass +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6999999999999993">
            <text:p>−8.7</text:p>
          </table:table-cell>
          <table:table-cell table:style-name="ACE-24" office:value-type="float" office:value="1770">
            <text:p>1770</text:p>
          </table:table-cell>
          <table:table-cell table:style-name="ACE-23" office:value-type="float" office:value="145">
            <text:p>145</text:p>
          </table:table-cell>
          <table:table-cell table:style-name="ACE-26" office:value-type="float" office:value="1318">
            <text:p>1318</text:p>
          </table:table-cell>
          <table:table-cell table:style-name="ACE-19" office:value-type="float" office:value="1932">
            <text:p>1932</text:p>
          </table:table-cell>
          <table:table-cell table:style-name="ACE-27" table:formula="of:=[.K86]+[.N86]" office:value-type="float" office:value="1625">
            <text:p>1625</text:p>
          </table:table-cell>
          <table:table-cell table:style-name="ACE-19" table:formula="of:=([.L86]-[.K86])/2" office:value-type="float" office:value="307">
            <text:p>307</text:p>
          </table:table-cell>
          <table:table-cell table:style-name="ACE-29" office:value-type="float" office:value="-0.080000000000000002">
            <text:p>−0.08</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5</text:p>
          </table:table-cell>
          <table:table-cell table:style-name="ACE-19" office:value-type="string">
            <text:p>SE</text:p>
          </table:table-cell>
          <table:table-cell table:style-name="ACE-19" office:value-type="string">
            <text:p>Seagrass bank</text:p>
          </table:table-cell>
          <table:table-cell table:style-name="ACE-19" office:value-type="string">
            <text:p>Oyster</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4370">
            <text:p>4370</text:p>
          </table:table-cell>
          <table:table-cell table:style-name="ACE-23" office:value-type="float" office:value="85">
            <text:p>85</text:p>
          </table:table-cell>
          <table:table-cell table:style-name="ACE-26" office:value-type="float" office:value="4114">
            <text:p>4114</text:p>
          </table:table-cell>
          <table:table-cell table:style-name="ACE-19" office:value-type="float" office:value="4783">
            <text:p>4783</text:p>
          </table:table-cell>
          <table:table-cell table:style-name="ACE-27" table:formula="of:=[.K87]+[.N87]" office:value-type="float" office:value="4448.5">
            <text:p>4449</text:p>
          </table:table-cell>
          <table:table-cell table:style-name="ACE-19" table:formula="of:=([.L87]-[.K87])/2" office:value-type="float" office:value="334.5">
            <text:p>334.5</text:p>
          </table:table-cell>
          <table:table-cell table:style-name="ACE-29" office:value-type="float" office:value="-3.5699999999999998">
            <text:p>−3.57</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849A</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5999999999999996">
            <text:p>−4.6</text:p>
          </table:table-cell>
          <table:table-cell table:style-name="ACE-24" office:value-type="float" office:value="3640">
            <text:p>3640</text:p>
          </table:table-cell>
          <table:table-cell table:style-name="ACE-23" office:value-type="float" office:value="85">
            <text:p>85</text:p>
          </table:table-cell>
          <table:table-cell table:style-name="ACE-26" office:value-type="float" office:value="3641">
            <text:p>3641</text:p>
          </table:table-cell>
          <table:table-cell table:style-name="ACE-19" office:value-type="float" office:value="4146">
            <text:p>4146</text:p>
          </table:table-cell>
          <table:table-cell table:style-name="ACE-27" table:formula="of:=[.K88]+[.N88]" office:value-type="float" office:value="3893.5">
            <text:p>3894</text:p>
          </table:table-cell>
          <table:table-cell table:style-name="ACE-19" table:formula="of:=([.L88]-[.K88])/2" office:value-type="float" office:value="252.5">
            <text:p>252.5</text:p>
          </table:table-cell>
          <table:table-cell table:style-name="ACE-29" office:value-type="float" office:value="0.625">
            <text:p>0.63</text:p>
          </table:table-cell>
          <table:table-cell table:style-name="ACE-28" office:value-type="float" office:value="0.20155644370746373">
            <text:p>0.20</text:p>
          </table:table-cell>
          <table:table-cell table:style-name="ACE-28" office:value-type="float" office:value="0.20155644370746373">
            <text:p>0.2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849B</text:p>
          </table:table-cell>
          <table:table-cell table:style-name="ACE-19" office:value-type="string">
            <text:p>T of S</text:p>
          </table:table-cell>
          <table:table-cell table:style-name="ACE-19" office:value-type="string">
            <text:p>Seagrass bank</text:p>
          </table:table-cell>
          <table:table-cell table:style-name="ACE-19" office:value-type="string">
            <text:p>Organics F.</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
            <text:p>−9</text:p>
          </table:table-cell>
          <table:table-cell table:style-name="ACE-24" office:value-type="float" office:value="3240">
            <text:p>3240</text:p>
          </table:table-cell>
          <table:table-cell table:style-name="ACE-23" office:value-type="float" office:value="115">
            <text:p>115</text:p>
          </table:table-cell>
          <table:table-cell table:style-name="ACE-26" office:value-type="float" office:value="3078">
            <text:p>3078</text:p>
          </table:table-cell>
          <table:table-cell table:style-name="ACE-19" office:value-type="float" office:value="3689">
            <text:p>3689</text:p>
          </table:table-cell>
          <table:table-cell table:style-name="ACE-27" table:formula="of:=[.K89]+[.N89]" office:value-type="float" office:value="3383.5">
            <text:p>3384</text:p>
          </table:table-cell>
          <table:table-cell table:style-name="ACE-19" table:formula="of:=([.L89]-[.K89])/2" office:value-type="float" office:value="305.5">
            <text:p>305.5</text:p>
          </table:table-cell>
          <table:table-cell table:style-name="ACE-29" office:value-type="float" office:value="0.625">
            <text:p>0.63</text:p>
          </table:table-cell>
          <table:table-cell table:style-name="ACE-28" office:value-type="float" office:value="0.20155644370746373">
            <text:p>0.20</text:p>
          </table:table-cell>
          <table:table-cell table:style-name="ACE-28" office:value-type="float" office:value="0.20155644370746373">
            <text:p>0.2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3</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8000000000000007">
            <text:p>−8.8</text:p>
          </table:table-cell>
          <table:table-cell table:style-name="ACE-24" office:value-type="float" office:value="6140">
            <text:p>6140</text:p>
          </table:table-cell>
          <table:table-cell table:style-name="ACE-23" office:value-type="float" office:value="195">
            <text:p>195</text:p>
          </table:table-cell>
          <table:table-cell table:style-name="ACE-26" office:value-type="float" office:value="6498">
            <text:p>6498</text:p>
          </table:table-cell>
          <table:table-cell table:style-name="ACE-19" office:value-type="float" office:value="7415">
            <text:p>7415</text:p>
          </table:table-cell>
          <table:table-cell table:style-name="ACE-27" table:formula="of:=[.K90]+[.N90]" office:value-type="float" office:value="6956.5">
            <text:p>6957</text:p>
          </table:table-cell>
          <table:table-cell table:style-name="ACE-19" table:formula="of:=([.L90]-[.K90])/2" office:value-type="float" office:value="458.5">
            <text:p>458.5</text:p>
          </table:table-cell>
          <table:table-cell table:style-name="ACE-29" office:value-type="float" office:value="-0.34000000000000002">
            <text:p>−0.34</text:p>
          </table:table-cell>
          <table:table-cell table:style-name="ACE-28" office:value-type="float" office:value="1.9425756098540925">
            <text:p>1.94</text:p>
          </table:table-cell>
          <table:table-cell table:style-name="ACE-28" office:value-type="float" office:value="1.9425756098540925">
            <text:p>1.9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850</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2610">
            <text:p>2610</text:p>
          </table:table-cell>
          <table:table-cell table:style-name="ACE-23" office:value-type="float" office:value="90">
            <text:p>90</text:p>
          </table:table-cell>
          <table:table-cell table:style-name="ACE-26" office:value-type="float" office:value="2355">
            <text:p>2355</text:p>
          </table:table-cell>
          <table:table-cell table:style-name="ACE-19" office:value-type="float" office:value="2839">
            <text:p>2839</text:p>
          </table:table-cell>
          <table:table-cell table:style-name="ACE-27" table:formula="of:=[.K91]+[.N91]" office:value-type="float" office:value="2597">
            <text:p>2597</text:p>
          </table:table-cell>
          <table:table-cell table:style-name="ACE-19" table:formula="of:=([.L91]-[.K91])/2" office:value-type="float" office:value="242">
            <text:p>242</text:p>
          </table:table-cell>
          <table:table-cell table:style-name="ACE-29" office:value-type="float" office:value="1.2350000000000001">
            <text:p>1.24</text:p>
          </table:table-cell>
          <table:table-cell table:style-name="ACE-28" office:value-type="float" office:value="0.30203476621077913">
            <text:p>0.30</text:p>
          </table:table-cell>
          <table:table-cell table:style-name="ACE-28" office:value-type="float" office:value="0.30203476621077913">
            <text:p>0.3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851</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7999999999999998">
            <text:p>−4.8</text:p>
          </table:table-cell>
          <table:table-cell table:style-name="ACE-24" office:value-type="float" office:value="6520">
            <text:p>6520</text:p>
          </table:table-cell>
          <table:table-cell table:style-name="ACE-23" office:value-type="float" office:value="95">
            <text:p>95</text:p>
          </table:table-cell>
          <table:table-cell table:style-name="ACE-26" office:value-type="float" office:value="7175">
            <text:p>7175</text:p>
          </table:table-cell>
          <table:table-cell table:style-name="ACE-19" office:value-type="float" office:value="7565">
            <text:p>7565</text:p>
          </table:table-cell>
          <table:table-cell table:style-name="ACE-27" table:formula="of:=[.K92]+[.N92]" office:value-type="float" office:value="7370">
            <text:p>7370</text:p>
          </table:table-cell>
          <table:table-cell table:style-name="ACE-19" table:formula="of:=([.L92]-[.K92])/2" office:value-type="float" office:value="195">
            <text:p>195</text:p>
          </table:table-cell>
          <table:table-cell table:style-name="ACE-29" office:value-type="float" office:value="-1.4399999999999999">
            <text:p>−1.44</text:p>
          </table:table-cell>
          <table:table-cell table:style-name="ACE-28" office:value-type="float" office:value="0.19723082923316021">
            <text:p>0.20</text:p>
          </table:table-cell>
          <table:table-cell table:style-name="ACE-28" office:value-type="float" office:value="0.19723082923316021">
            <text:p>0.2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1</text:p>
          </table:table-cell>
          <table:table-cell table:style-name="ACE-19" office:value-type="string">
            <text:p>IF</text:p>
          </table:table-cell>
          <table:table-cell table:style-name="ACE-19" office:value-type="string">
            <text:p>Tidal flat</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
            <text:p>−8</text:p>
          </table:table-cell>
          <table:table-cell table:style-name="ACE-24" office:value-type="float" office:value="2680">
            <text:p>2680</text:p>
          </table:table-cell>
          <table:table-cell table:style-name="ACE-23" office:value-type="float" office:value="115">
            <text:p>115</text:p>
          </table:table-cell>
          <table:table-cell table:style-name="ACE-26" office:value-type="float" office:value="2358">
            <text:p>2358</text:p>
          </table:table-cell>
          <table:table-cell table:style-name="ACE-19" office:value-type="float" office:value="2959">
            <text:p>2959</text:p>
          </table:table-cell>
          <table:table-cell table:style-name="ACE-27" table:formula="of:=[.K93]+[.N93]" office:value-type="float" office:value="2658.5">
            <text:p>2659</text:p>
          </table:table-cell>
          <table:table-cell table:style-name="ACE-19" table:formula="of:=([.L93]-[.K93])/2" office:value-type="float" office:value="300.5">
            <text:p>300.5</text:p>
          </table:table-cell>
          <table:table-cell table:style-name="ACE-29" office:value-type="float" office:value="1.24">
            <text:p>1.24</text:p>
          </table:table-cell>
          <table:table-cell table:style-name="ACE-28" office:value-type="float" office:value="0.81584312217484567">
            <text:p>0.82</text:p>
          </table:table-cell>
          <table:table-cell table:style-name="ACE-28" office:value-type="float" office:value="0.81584312217484567">
            <text:p>0.82</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2</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0999999999999996">
            <text:p>−7.1</text:p>
          </table:table-cell>
          <table:table-cell table:style-name="ACE-24" office:value-type="float" office:value="6600">
            <text:p>6600</text:p>
          </table:table-cell>
          <table:table-cell table:style-name="ACE-23" office:value-type="float" office:value="95">
            <text:p>95</text:p>
          </table:table-cell>
          <table:table-cell table:style-name="ACE-26" office:value-type="float" office:value="7268">
            <text:p>7268</text:p>
          </table:table-cell>
          <table:table-cell table:style-name="ACE-19" office:value-type="float" office:value="7587">
            <text:p>7587</text:p>
          </table:table-cell>
          <table:table-cell table:style-name="ACE-27" table:formula="of:=[.K94]+[.N94]" office:value-type="float" office:value="7427.5">
            <text:p>7428</text:p>
          </table:table-cell>
          <table:table-cell table:style-name="ACE-19" table:formula="of:=([.L94]-[.K94])/2" office:value-type="float" office:value="159.5">
            <text:p>159.5</text:p>
          </table:table-cell>
          <table:table-cell table:style-name="ACE-29" office:value-type="float" office:value="-1.22">
            <text:p>−1.22</text:p>
          </table:table-cell>
          <table:table-cell table:style-name="ACE-28" office:value-type="float" office:value="0.24166091947189144">
            <text:p>0.24</text:p>
          </table:table-cell>
          <table:table-cell table:style-name="ACE-28" office:value-type="float" office:value="0.24166091947189144">
            <text:p>0.2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00</text:p>
          </table:table-cell>
          <table:table-cell table:style-name="ACE-19" office:value-type="string">
            <text:p>T of S</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5230">
            <text:p>5230</text:p>
          </table:table-cell>
          <table:table-cell table:style-name="ACE-23" office:value-type="float" office:value="115">
            <text:p>115</text:p>
          </table:table-cell>
          <table:table-cell table:style-name="ACE-26" office:value-type="float" office:value="5658">
            <text:p>5658</text:p>
          </table:table-cell>
          <table:table-cell table:style-name="ACE-19" office:value-type="float" office:value="6260">
            <text:p>6260</text:p>
          </table:table-cell>
          <table:table-cell table:style-name="ACE-27" table:formula="of:=[.K95]+[.N95]" office:value-type="float" office:value="5959">
            <text:p>5959</text:p>
          </table:table-cell>
          <table:table-cell table:style-name="ACE-19" table:formula="of:=([.L95]-[.K95])/2" office:value-type="float" office:value="301">
            <text:p>301</text:p>
          </table:table-cell>
          <table:table-cell table:style-name="ACE-29" office:value-type="float" office:value="2.1749999999999998">
            <text:p>2.17</text:p>
          </table:table-cell>
          <table:table-cell table:style-name="ACE-28" office:value-type="float" office:value="0.16800297616411444">
            <text:p>0.17</text:p>
          </table:table-cell>
          <table:table-cell table:style-name="ACE-28" office:value-type="float" office:value="0.16800297616411444">
            <text:p>0.17</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3A</text:p>
          </table:table-cell>
          <table:table-cell table:style-name="ACE-19" office:value-type="string">
            <text:p>T of S</text:p>
          </table:table-cell>
          <table:table-cell table:style-name="ACE-19" office:value-type="string">
            <text:p>Seagrass bank</text:p>
          </table:table-cell>
          <table:table-cell table:style-name="ACE-19" office:value-type="string">
            <text:p>Katelysia sp.</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6180">
            <text:p>6180</text:p>
          </table:table-cell>
          <table:table-cell table:style-name="ACE-23" office:value-type="float" office:value="95">
            <text:p>95</text:p>
          </table:table-cell>
          <table:table-cell table:style-name="ACE-26" office:value-type="float" office:value="6278">
            <text:p>6278</text:p>
          </table:table-cell>
          <table:table-cell table:style-name="ACE-19" office:value-type="float" office:value="6835">
            <text:p>6835</text:p>
          </table:table-cell>
          <table:table-cell table:style-name="ACE-27" table:formula="of:=[.K96]+[.N96]" office:value-type="float" office:value="6556.5">
            <text:p>6557</text:p>
          </table:table-cell>
          <table:table-cell table:style-name="ACE-19" table:formula="of:=([.L96]-[.K96])/2" office:value-type="float" office:value="278.5">
            <text:p>278.5</text:p>
          </table:table-cell>
          <table:table-cell table:style-name="ACE-29" office:value-type="float" office:value="2.3500000000000001">
            <text:p>2.35</text:p>
          </table:table-cell>
          <table:table-cell table:style-name="ACE-28" office:value-type="float" office:value="0.46097722286464438">
            <text:p>0.46</text:p>
          </table:table-cell>
          <table:table-cell table:style-name="ACE-28" office:value-type="float" office:value="0.46097722286464438">
            <text:p>0.46</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706</text:p>
          </table:table-cell>
          <table:table-cell table:style-name="ACE-19" office:value-type="string">
            <text:p>SE</text:p>
          </table:table-cell>
          <table:table-cell table:style-name="ACE-19" office:value-type="string">
            <text:p>Seagrass bank</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6300">
            <text:p>6300</text:p>
          </table:table-cell>
          <table:table-cell table:style-name="ACE-23" office:value-type="float" office:value="105">
            <text:p>105</text:p>
          </table:table-cell>
          <table:table-cell table:style-name="ACE-26" office:value-type="float" office:value="6369">
            <text:p>6369</text:p>
          </table:table-cell>
          <table:table-cell table:style-name="ACE-19" office:value-type="float" office:value="7010">
            <text:p>7010</text:p>
          </table:table-cell>
          <table:table-cell table:style-name="ACE-27" table:formula="of:=[.K97]+[.N97]" office:value-type="float" office:value="6689.5">
            <text:p>6690</text:p>
          </table:table-cell>
          <table:table-cell table:style-name="ACE-19" table:formula="of:=([.L97]-[.K97])/2" office:value-type="float" office:value="320.5">
            <text:p>320.5</text:p>
          </table:table-cell>
          <table:table-cell table:style-name="ACE-29" office:value-type="float" office:value="-3.0499999999999998">
            <text:p>−3.0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0</text:p>
          </table:table-cell>
          <table:table-cell table:style-name="ACE-19" office:value-type="string">
            <text:p>SE</text:p>
          </table:table-cell>
          <table:table-cell table:style-name="ACE-19" office:value-type="string">
            <text:p>Seagrass bank</text:p>
          </table:table-cell>
          <table:table-cell table:style-name="ACE-19" office:value-type="string">
            <text:p>Oyster</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7050">
            <text:p>7050</text:p>
          </table:table-cell>
          <table:table-cell table:style-name="ACE-23" office:value-type="float" office:value="105">
            <text:p>105</text:p>
          </table:table-cell>
          <table:table-cell table:style-name="ACE-26" office:value-type="float" office:value="7235">
            <text:p>7235</text:p>
          </table:table-cell>
          <table:table-cell table:style-name="ACE-19" office:value-type="float" office:value="7728">
            <text:p>7728</text:p>
          </table:table-cell>
          <table:table-cell table:style-name="ACE-27" table:formula="of:=[.K98]+[.N98]" office:value-type="float" office:value="7481.5">
            <text:p>7482</text:p>
          </table:table-cell>
          <table:table-cell table:style-name="ACE-19" table:formula="of:=([.L98]-[.K98])/2" office:value-type="float" office:value="246.5">
            <text:p>246.5</text:p>
          </table:table-cell>
          <table:table-cell table:style-name="ACE-29" office:value-type="float" office:value="-2.8500000000000001">
            <text:p>−2.8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2A</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300000000000001">
            <text:p>−11.3</text:p>
          </table:table-cell>
          <table:table-cell table:style-name="ACE-24" office:value-type="float" office:value="6520">
            <text:p>6520</text:p>
          </table:table-cell>
          <table:table-cell table:style-name="ACE-23" office:value-type="float" office:value="335">
            <text:p>335</text:p>
          </table:table-cell>
          <table:table-cell table:style-name="ACE-26" office:value-type="float" office:value="6567">
            <text:p>6567</text:p>
          </table:table-cell>
          <table:table-cell table:style-name="ACE-19" office:value-type="float" office:value="7965">
            <text:p>7965</text:p>
          </table:table-cell>
          <table:table-cell table:style-name="ACE-27" table:formula="of:=[.K99]+[.N99]" office:value-type="float" office:value="7266">
            <text:p>7266</text:p>
          </table:table-cell>
          <table:table-cell table:style-name="ACE-19" table:formula="of:=([.L99]-[.K99])/2" office:value-type="float" office:value="699">
            <text:p>699</text:p>
          </table:table-cell>
          <table:table-cell table:style-name="ACE-29" office:value-type="float" office:value="-5.0149999999999997">
            <text:p>−5.01</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1</text:p>
          </table:table-cell>
          <table:table-cell table:style-name="ACE-19" office:value-type="string">
            <text:p>SB</text:p>
          </table:table-cell>
          <table:table-cell table:style-name="ACE-19" office:value-type="string">
            <text:p>Offshore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5240">
            <text:p>5240</text:p>
          </table:table-cell>
          <table:table-cell table:style-name="ACE-23" office:value-type="float" office:value="85">
            <text:p>85</text:p>
          </table:table-cell>
          <table:table-cell table:style-name="ACE-26" office:value-type="float" office:value="5277">
            <text:p>5277</text:p>
          </table:table-cell>
          <table:table-cell table:style-name="ACE-19" office:value-type="float" office:value="5827">
            <text:p>5827</text:p>
          </table:table-cell>
          <table:table-cell table:style-name="ACE-27" table:formula="of:=[.K100]+[.N100]" office:value-type="float" office:value="5552">
            <text:p>5552</text:p>
          </table:table-cell>
          <table:table-cell table:style-name="ACE-19" table:formula="of:=([.L100]-[.K100])/2" office:value-type="float" office:value="275">
            <text:p>275</text:p>
          </table:table-cell>
          <table:table-cell table:style-name="ACE-29" office:value-type="float" office:value="-10.895">
            <text:p>−10.89</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07</text:p>
          </table:table-cell>
          <table:table-cell table:style-name="ACE-19" office:value-type="string">
            <text:p>SE</text:p>
          </table:table-cell>
          <table:table-cell table:style-name="ACE-19" office:value-type="string">
            <text:p>Seagrass bank</text:p>
          </table:table-cell>
          <table:table-cell table:style-name="ACE-19" office:value-type="string">
            <text:p>Posidonia fibr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
            <text:p>−5</text:p>
          </table:table-cell>
          <table:table-cell table:style-name="ACE-24" office:value-type="float" office:value="0">
            <text:p>0</text:p>
          </table:table-cell>
          <table:table-cell table:style-name="ACE-23" office:value-type="float" office:value="0">
            <text:p>0</text:p>
          </table:table-cell>
          <table:table-cell table:style-name="ACE-26" office:value-type="float" office:value="0">
            <text:p>0</text:p>
          </table:table-cell>
          <table:table-cell table:style-name="ACE-19" office:value-type="float" office:value="0">
            <text:p>0</text:p>
          </table:table-cell>
          <table:table-cell table:style-name="ACE-27" table:formula="of:=[.K101]+[.N101]" office:value-type="float" office:value="0">
            <text:p>0</text:p>
          </table:table-cell>
          <table:table-cell table:style-name="ACE-19" table:formula="of:=([.L101]-[.K101])/2" office:value-type="float" office:value="0">
            <text:p>0</text:p>
          </table:table-cell>
          <table:table-cell table:style-name="ACE-29" office:value-type="float" office:value="-1.175">
            <text:p>−1.18</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B-2372</text:p>
          </table:table-cell>
          <table:table-cell table:style-name="ACE-19" office:value-type="string">
            <text:p>SE</text:p>
          </table:table-cell>
          <table:table-cell table:style-name="ACE-19" office:value-type="string">
            <text:p>Seagrass bank</text:p>
          </table:table-cell>
          <table:table-cell table:style-name="ACE-19" office:value-type="string">
            <text:p>Oyster shell</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4570">
            <text:p>4570</text:p>
          </table:table-cell>
          <table:table-cell table:style-name="ACE-23" office:value-type="float" office:value="80">
            <text:p>80</text:p>
          </table:table-cell>
          <table:table-cell table:style-name="ACE-26" office:value-type="float" office:value="4385">
            <text:p>4385</text:p>
          </table:table-cell>
          <table:table-cell table:style-name="ACE-19" office:value-type="float" office:value="4982">
            <text:p>4982</text:p>
          </table:table-cell>
          <table:table-cell table:style-name="ACE-27" table:formula="of:=[.K102]+[.N102]" office:value-type="float" office:value="4683.5">
            <text:p>4684</text:p>
          </table:table-cell>
          <table:table-cell table:style-name="ACE-19" table:formula="of:=([.L102]-[.K102])/2" office:value-type="float" office:value="298.5">
            <text:p>298.5</text:p>
          </table:table-cell>
          <table:table-cell table:style-name="ACE-29" office:value-type="float" office:value="-1.97">
            <text:p>−1.97</text:p>
          </table:table-cell>
          <table:table-cell table:style-name="ACE-28" office:value-type="float" office:value="0.10198039027185571">
            <text:p>0.10</text:p>
          </table:table-cell>
          <table:table-cell table:style-name="ACE-28" office:value-type="float" office:value="0.10198039027185571">
            <text:p>0.10</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10A</text:p>
          </table:table-cell>
          <table:table-cell table:style-name="ACE-19" office:value-type="string">
            <text:p>SE</text:p>
          </table:table-cell>
          <table:table-cell table:style-name="ACE-19" office:value-type="string">
            <text:p>Seagrass bank</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69999999999999996">
            <text:p>0.7</text:p>
          </table:table-cell>
          <table:table-cell table:style-name="ACE-24" office:value-type="float" office:value="7900">
            <text:p>7900</text:p>
          </table:table-cell>
          <table:table-cell table:style-name="ACE-23" office:value-type="float" office:value="95">
            <text:p>95</text:p>
          </table:table-cell>
          <table:table-cell table:style-name="ACE-26" office:value-type="float" office:value="8449">
            <text:p>8449</text:p>
          </table:table-cell>
          <table:table-cell table:style-name="ACE-19" office:value-type="float" office:value="8983">
            <text:p>8983</text:p>
          </table:table-cell>
          <table:table-cell table:style-name="ACE-27" table:formula="of:=[.K103]+[.N103]" office:value-type="float" office:value="8716">
            <text:p>8716</text:p>
          </table:table-cell>
          <table:table-cell table:style-name="ACE-19" table:formula="of:=([.L103]-[.K103])/2" office:value-type="float" office:value="267">
            <text:p>267</text:p>
          </table:table-cell>
          <table:table-cell table:style-name="ACE-29" office:value-type="float" office:value="-2.3500000000000001">
            <text:p>−2.3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710B</text:p>
          </table:table-cell>
          <table:table-cell table:style-name="ACE-19" office:value-type="string">
            <text:p>SE</text:p>
          </table:table-cell>
          <table:table-cell table:style-name="ACE-19" office:value-type="string">
            <text:p>Seagrass bank</text:p>
          </table:table-cell>
          <table:table-cell table:style-name="ACE-19" office:value-type="string">
            <text:p>Organics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7300">
            <text:p>7300</text:p>
          </table:table-cell>
          <table:table-cell table:style-name="ACE-23" office:value-type="float" office:value="165">
            <text:p>165</text:p>
          </table:table-cell>
          <table:table-cell table:style-name="ACE-26" office:value-type="float" office:value="7745">
            <text:p>7745</text:p>
          </table:table-cell>
          <table:table-cell table:style-name="ACE-19" office:value-type="float" office:value="8381">
            <text:p>8381</text:p>
          </table:table-cell>
          <table:table-cell table:style-name="ACE-27" table:formula="of:=[.K104]+[.N104]" office:value-type="float" office:value="8063">
            <text:p>8063</text:p>
          </table:table-cell>
          <table:table-cell table:style-name="ACE-19" table:formula="of:=([.L104]-[.K104])/2" office:value-type="float" office:value="318">
            <text:p>318</text:p>
          </table:table-cell>
          <table:table-cell table:style-name="ACE-29" office:value-type="float" office:value="-2.3500000000000001">
            <text:p>−2.35</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916</text:p>
          </table:table-cell>
          <table:table-cell table:style-name="ACE-19" office:value-type="string">
            <text:p>TI</text:p>
          </table:table-cell>
          <table:table-cell table:style-name="ACE-19" office:value-type="string">
            <text:p>Sand bank</text:p>
          </table:table-cell>
          <table:table-cell table:style-name="ACE-19" office:value-type="string">
            <text:p>Organics -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7999999999999998">
            <text:p>−4.8</text:p>
          </table:table-cell>
          <table:table-cell table:style-name="ACE-24" office:value-type="float" office:value="7550">
            <text:p>7550</text:p>
          </table:table-cell>
          <table:table-cell table:style-name="ACE-23" office:value-type="float" office:value="195">
            <text:p>195</text:p>
          </table:table-cell>
          <table:table-cell table:style-name="ACE-26" office:value-type="float" office:value="7873">
            <text:p>7873</text:p>
          </table:table-cell>
          <table:table-cell table:style-name="ACE-19" office:value-type="float" office:value="8755">
            <text:p>8755</text:p>
          </table:table-cell>
          <table:table-cell table:style-name="ACE-27" table:formula="of:=[.K105]+[.N105]" office:value-type="float" office:value="8314">
            <text:p>8314</text:p>
          </table:table-cell>
          <table:table-cell table:style-name="ACE-19" table:formula="of:=([.L105]-[.K105])/2" office:value-type="float" office:value="441">
            <text:p>441</text:p>
          </table:table-cell>
          <table:table-cell table:style-name="ACE-29" office:value-type="float" office:value="-4.25">
            <text:p>−4.25</text:p>
          </table:table-cell>
          <table:table-cell table:style-name="ACE-28" office:value-type="float" office:value="0.80156097709406993">
            <text:p>0.80</text:p>
          </table:table-cell>
          <table:table-cell table:style-name="ACE-28" office:value-type="float" office:value="0.80156097709406993">
            <text:p>0.8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906</text:p>
          </table:table-cell>
          <table:table-cell table:style-name="ACE-19" office:value-type="string">
            <text:p>SB</text:p>
          </table:table-cell>
          <table:table-cell table:style-name="ACE-19" office:value-type="string">
            <text:p>Subtidal</text:p>
          </table:table-cell>
          <table:table-cell table:style-name="ACE-19" office:value-type="string">
            <text:p>Disseminated organic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600000000000001">
            <text:p>−17.6</text:p>
          </table:table-cell>
          <table:table-cell table:style-name="ACE-24" office:value-type="float" office:value="6200">
            <text:p>6200</text:p>
          </table:table-cell>
          <table:table-cell table:style-name="ACE-23" office:value-type="float" office:value="140">
            <text:p>140</text:p>
          </table:table-cell>
          <table:table-cell table:style-name="ACE-26" office:value-type="float" office:value="6673">
            <text:p>6673</text:p>
          </table:table-cell>
          <table:table-cell table:style-name="ACE-19" office:value-type="float" office:value="7410">
            <text:p>7410</text:p>
          </table:table-cell>
          <table:table-cell table:style-name="ACE-27" table:formula="of:=[.K106]+[.N106]" office:value-type="float" office:value="7041.5">
            <text:p>7042</text:p>
          </table:table-cell>
          <table:table-cell table:style-name="ACE-19" table:formula="of:=([.L106]-[.K106])/2" office:value-type="float" office:value="368.5">
            <text:p>368.5</text:p>
          </table:table-cell>
          <table:table-cell table:style-name="ACE-29" office:value-type="float" office:value="-7.8300000000000001">
            <text:p>−7.83</text:p>
          </table:table-cell>
          <table:table-cell table:style-name="ACE-28" office:value-type="float" office:value="0.14142135623730953">
            <text:p>0.14</text:p>
          </table:table-cell>
          <table:table-cell table:style-name="ACE-28" office:value-type="float" office:value="0.14142135623730953">
            <text:p>0.14</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373</text:p>
          </table:table-cell>
          <table:table-cell table:style-name="ACE-19" office:value-type="string">
            <text:p>SB</text:p>
          </table:table-cell>
          <table:table-cell table:style-name="ACE-19" office:value-type="string">
            <text:p>Subtidal</text:p>
          </table:table-cell>
          <table:table-cell table:style-name="ACE-19" office:value-type="string">
            <text:p>Katelysia sp.</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
            <text:p>0.5</text:p>
          </table:table-cell>
          <table:table-cell table:style-name="ACE-24" office:value-type="float" office:value="7330">
            <text:p>7330</text:p>
          </table:table-cell>
          <table:table-cell table:style-name="ACE-23" office:value-type="float" office:value="85">
            <text:p>85</text:p>
          </table:table-cell>
          <table:table-cell table:style-name="ACE-26" office:value-type="float" office:value="7513">
            <text:p>7513</text:p>
          </table:table-cell>
          <table:table-cell table:style-name="ACE-19" office:value-type="float" office:value="7953">
            <text:p>7953</text:p>
          </table:table-cell>
          <table:table-cell table:style-name="ACE-27" table:formula="of:=[.K107]+[.N107]" office:value-type="float" office:value="7733">
            <text:p>7733</text:p>
          </table:table-cell>
          <table:table-cell table:style-name="ACE-19" table:formula="of:=([.L107]-[.K107])/2" office:value-type="float" office:value="220">
            <text:p>220</text:p>
          </table:table-cell>
          <table:table-cell table:style-name="ACE-29" office:value-type="float" office:value="-8.7149999999999999">
            <text:p>−8.71</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b</text:p>
          </table:table-cell>
          <table:table-cell table:style-name="ACE-19" office:value-type="string">
            <text:p>SE</text:p>
          </table:table-cell>
          <table:table-cell table:style-name="ACE-19" office:value-type="string">
            <text:p>seagrass</text:p>
          </table:table-cell>
          <table:table-cell table:style-name="ACE-19" office:value-type="string">
            <text:p>shell hash</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6780">
            <text:p>6780</text:p>
          </table:table-cell>
          <table:table-cell table:style-name="ACE-23" office:value-type="float" office:value="135">
            <text:p>135</text:p>
          </table:table-cell>
          <table:table-cell table:style-name="ACE-26" office:value-type="float" office:value="6873">
            <text:p>6873</text:p>
          </table:table-cell>
          <table:table-cell table:style-name="ACE-19" office:value-type="float" office:value="7531">
            <text:p>7531</text:p>
          </table:table-cell>
          <table:table-cell table:style-name="ACE-27" table:formula="of:=[.K108]+[.N108]" office:value-type="float" office:value="7202">
            <text:p>7202</text:p>
          </table:table-cell>
          <table:table-cell table:style-name="ACE-19" table:formula="of:=([.L108]-[.K108])/2" office:value-type="float" office:value="329">
            <text:p>329</text:p>
          </table:table-cell>
          <table:table-cell table:style-name="ACE-29" office:value-type="float" office:value="-2.335">
            <text:p>−2.33</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C</text:p>
          </table:table-cell>
          <table:table-cell table:style-name="ACE-19" office:value-type="string">
            <text:p>SE</text:p>
          </table:table-cell>
          <table:table-cell table:style-name="ACE-19" office:value-type="string">
            <text:p>Seagrass</text:p>
          </table:table-cell>
          <table:table-cell table:style-name="ACE-19" office:value-type="string">
            <text:p>Calcareous clay</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7350">
            <text:p>7350</text:p>
          </table:table-cell>
          <table:table-cell table:style-name="ACE-23" office:value-type="float" office:value="105">
            <text:p>105</text:p>
          </table:table-cell>
          <table:table-cell table:style-name="ACE-26" office:value-type="float" office:value="7937">
            <text:p>7937</text:p>
          </table:table-cell>
          <table:table-cell table:style-name="ACE-19" office:value-type="float" office:value="8345">
            <text:p>8345</text:p>
          </table:table-cell>
          <table:table-cell table:style-name="ACE-27" table:formula="of:=[.K109]+[.N109]" office:value-type="float" office:value="8141">
            <text:p>8141</text:p>
          </table:table-cell>
          <table:table-cell table:style-name="ACE-19" table:formula="of:=([.L109]-[.K109])/2" office:value-type="float" office:value="204">
            <text:p>204</text:p>
          </table:table-cell>
          <table:table-cell table:style-name="ACE-29" office:value-type="float" office:value="-2.335">
            <text:p>−2.33</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180D</text:p>
          </table:table-cell>
          <table:table-cell table:style-name="ACE-19" office:value-type="string">
            <text:p>SE</text:p>
          </table:table-cell>
          <table:table-cell table:style-name="ACE-19" office:value-type="string">
            <text:p>Seagrass</text:p>
          </table:table-cell>
          <table:table-cell table:style-name="ACE-19" office:value-type="string">
            <text:p>Organics Fine</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5">
            <text:p>−9.5</text:p>
          </table:table-cell>
          <table:table-cell table:style-name="ACE-24" office:value-type="float" office:value="4580">
            <text:p>4580</text:p>
          </table:table-cell>
          <table:table-cell table:style-name="ACE-23" office:value-type="float" office:value="210">
            <text:p>210</text:p>
          </table:table-cell>
          <table:table-cell table:style-name="ACE-26" office:value-type="float" office:value="4581">
            <text:p>4581</text:p>
          </table:table-cell>
          <table:table-cell table:style-name="ACE-19" office:value-type="float" office:value="5654">
            <text:p>5654</text:p>
          </table:table-cell>
          <table:table-cell table:style-name="ACE-27" table:formula="of:=[.K110]+[.N110]" office:value-type="float" office:value="5117.5">
            <text:p>5118</text:p>
          </table:table-cell>
          <table:table-cell table:style-name="ACE-19" table:formula="of:=([.L110]-[.K110])/2" office:value-type="float" office:value="536.5">
            <text:p>536.5</text:p>
          </table:table-cell>
          <table:table-cell table:style-name="ACE-29" office:value-type="float" office:value="0.013499999999999984">
            <text:p>0.01</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1984a</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2335</text:p>
          </table:table-cell>
          <table:table-cell table:style-name="ACE-19" office:value-type="string">
            <text:p>CH</text:p>
          </table:table-cell>
          <table:table-cell table:style-name="ACE-19" office:value-type="string">
            <text:p>Beach ridge</text:p>
          </table:table-cell>
          <table:table-cell table:style-name="ACE-19" office:value-type="string">
            <text:p>Mixed shell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4440">
            <text:p>4440</text:p>
          </table:table-cell>
          <table:table-cell table:style-name="ACE-23" office:value-type="float" office:value="105">
            <text:p>105</text:p>
          </table:table-cell>
          <table:table-cell table:style-name="ACE-26" office:value-type="float" office:value="4147">
            <text:p>4147</text:p>
          </table:table-cell>
          <table:table-cell table:style-name="ACE-19" office:value-type="float" office:value="4840">
            <text:p>4840</text:p>
          </table:table-cell>
          <table:table-cell table:style-name="ACE-27" table:formula="of:=[.K111]+[.N111]" office:value-type="float" office:value="4493.5">
            <text:p>4494</text:p>
          </table:table-cell>
          <table:table-cell table:style-name="ACE-19" table:formula="of:=([.L111]-[.K111])/2" office:value-type="float" office:value="346.5">
            <text:p>346.5</text:p>
          </table:table-cell>
          <table:table-cell table:style-name="ACE-29" office:value-type="float" office:value="3.3999999999999999">
            <text:p>3.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1984a</text:p>
          </table:table-cell>
          <table:table-cell table:style-name="ACE-21"/>
          <table:table-cell table:number-columns-repeated="237" table:style-name="ACE-19"/>
        </table:table-row>
        <table:table-row table:style-name="AROW-5">
          <table:table-cell table:style-name="ACE-19" office:value-type="string">
            <text:p>ANU-2336</text:p>
          </table:table-cell>
          <table:table-cell table:style-name="ACE-19" office:value-type="string">
            <text:p>CH</text:p>
          </table:table-cell>
          <table:table-cell table:style-name="ACE-19" office:value-type="string">
            <text:p>Beach Ridge</text:p>
          </table:table-cell>
          <table:table-cell table:style-name="ACE-19" office:value-type="string">
            <text:p>Mixed Shells</text:p>
          </table:table-cell>
          <table:table-cell table:style-name="ACE-19" office:value-type="string">
            <text:p>Redcliff - Upper Spencer Gulf</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5510">
            <text:p>5510</text:p>
          </table:table-cell>
          <table:table-cell table:style-name="ACE-23" office:value-type="float" office:value="105">
            <text:p>105</text:p>
          </table:table-cell>
          <table:table-cell table:style-name="ACE-26" office:value-type="float" office:value="5565">
            <text:p>5565</text:p>
          </table:table-cell>
          <table:table-cell table:style-name="ACE-19" office:value-type="float" office:value="6156">
            <text:p>6156</text:p>
          </table:table-cell>
          <table:table-cell table:style-name="ACE-27" table:formula="of:=[.K112]+[.N112]" office:value-type="float" office:value="5860.5">
            <text:p>5861</text:p>
          </table:table-cell>
          <table:table-cell table:style-name="ACE-19" table:formula="of:=([.L112]-[.K112])/2" office:value-type="float" office:value="295.5">
            <text:p>295.5</text:p>
          </table:table-cell>
          <table:table-cell table:style-name="ACE-29" office:value-type="float" office:value="3.3999999999999999">
            <text:p>3.40</text:p>
          </table:table-cell>
          <table:table-cell table:style-name="ACE-28" office:value-type="float" office:value="1.3999999999999999">
            <text:p>1.40</text:p>
          </table:table-cell>
          <table:table-cell table:style-name="ACE-28" office:value-type="float" office:value="1.3999999999999999">
            <text:p>1.40</text:p>
          </table:table-cell>
          <table:table-cell table:style-name="ACE-19" office:value-type="string">
            <text:p>Belperio et al 1984a</text:p>
          </table:table-cell>
          <table:table-cell table:style-name="ACE-21"/>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ANU-10443</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20">
            <text:p>1620</text:p>
          </table:table-cell>
          <table:table-cell table:style-name="ACE-23" office:value-type="float" office:value="70">
            <text:p>70</text:p>
          </table:table-cell>
          <table:table-cell table:style-name="ACE-26" office:value-type="float" office:value="891">
            <text:p>891</text:p>
          </table:table-cell>
          <table:table-cell table:style-name="ACE-19" office:value-type="float" office:value="1312">
            <text:p>1312</text:p>
          </table:table-cell>
          <table:table-cell table:style-name="ACE-27" table:formula="of:=[.K115]+[.N115]" office:value-type="float" office:value="1101.5">
            <text:p>1102</text:p>
          </table:table-cell>
          <table:table-cell table:style-name="ACE-19" table:formula="of:=([.L115]-[.K115])/2" office:value-type="float" office:value="210.5">
            <text:p>210.5</text:p>
          </table:table-cell>
          <table:table-cell table:style-name="ACE-29" office:value-type="float" office:value="0.88">
            <text:p>0.88</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3</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and Katelys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160">
            <text:p>2160</text:p>
          </table:table-cell>
          <table:table-cell table:style-name="ACE-23" office:value-type="float" office:value="70">
            <text:p>70</text:p>
          </table:table-cell>
          <table:table-cell table:style-name="ACE-26" office:value-type="float" office:value="1403">
            <text:p>1403</text:p>
          </table:table-cell>
          <table:table-cell table:style-name="ACE-19" office:value-type="float" office:value="1919">
            <text:p>1919</text:p>
          </table:table-cell>
          <table:table-cell table:style-name="ACE-27" table:formula="of:=[.K116]+[.N116]" office:value-type="float" office:value="1661">
            <text:p>1661</text:p>
          </table:table-cell>
          <table:table-cell table:style-name="ACE-19" table:formula="of:=([.L116]-[.K116])/2" office:value-type="float" office:value="258">
            <text:p>258</text:p>
          </table:table-cell>
          <table:table-cell table:style-name="ACE-29" office:value-type="float" office:value="1.49">
            <text:p>1.49</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4</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250">
            <text:p>2250</text:p>
          </table:table-cell>
          <table:table-cell table:style-name="ACE-23" office:value-type="float" office:value="80">
            <text:p>80</text:p>
          </table:table-cell>
          <table:table-cell table:style-name="ACE-26" office:value-type="float" office:value="1504">
            <text:p>1504</text:p>
          </table:table-cell>
          <table:table-cell table:style-name="ACE-19" office:value-type="float" office:value="2063">
            <text:p>2063</text:p>
          </table:table-cell>
          <table:table-cell table:style-name="ACE-27" table:formula="of:=[.K117]+[.N117]" office:value-type="float" office:value="1783.5">
            <text:p>1784</text:p>
          </table:table-cell>
          <table:table-cell table:style-name="ACE-19" table:formula="of:=([.L117]-[.K117])/2" office:value-type="float" office:value="279.5">
            <text:p>279.5</text:p>
          </table:table-cell>
          <table:table-cell table:style-name="ACE-29" office:value-type="float" office:value="1.2">
            <text:p>1.20</text:p>
          </table:table-cell>
          <table:table-cell table:style-name="ACE-28" office:value-type="float" office:value="0.11661903789690602">
            <text:p>0.12</text:p>
          </table:table-cell>
          <table:table-cell table:style-name="ACE-28" office:value-type="float" office:value="0.11661903789690602">
            <text:p>0.12</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5</text:p>
          </table:table-cell>
          <table:table-cell table:style-name="ACE-19" office:value-type="string">
            <text:p>SE</text:p>
          </table:table-cell>
          <table:table-cell table:style-name="ACE-19" office:value-type="string">
            <text:p>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45">
            <text:p>3945</text:p>
          </table:table-cell>
          <table:table-cell table:style-name="ACE-23" office:value-type="float" office:value="100">
            <text:p>100</text:p>
          </table:table-cell>
          <table:table-cell table:style-name="ACE-26" office:value-type="float" office:value="3984">
            <text:p>3984</text:p>
          </table:table-cell>
          <table:table-cell table:style-name="ACE-19" office:value-type="float" office:value="4779">
            <text:p>4779</text:p>
          </table:table-cell>
          <table:table-cell table:style-name="ACE-27" table:formula="of:=[.K118]+[.N118]" office:value-type="float" office:value="4381.5">
            <text:p>4382</text:p>
          </table:table-cell>
          <table:table-cell table:style-name="ACE-19" table:formula="of:=([.L118]-[.K118])/2" office:value-type="float" office:value="397.5">
            <text:p>397.5</text:p>
          </table:table-cell>
          <table:table-cell table:style-name="ACE-29" office:value-type="float" office:value="1.6899999999999999">
            <text:p>1.69</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10446</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350">
            <text:p>2350</text:p>
          </table:table-cell>
          <table:table-cell table:style-name="ACE-23" office:value-type="float" office:value="80">
            <text:p>80</text:p>
          </table:table-cell>
          <table:table-cell table:style-name="ACE-26" office:value-type="float" office:value="1597">
            <text:p>1597</text:p>
          </table:table-cell>
          <table:table-cell table:style-name="ACE-19" office:value-type="float" office:value="2188">
            <text:p>2188</text:p>
          </table:table-cell>
          <table:table-cell table:style-name="ACE-27" table:formula="of:=[.K119]+[.N119]" office:value-type="float" office:value="1892.5">
            <text:p>1893</text:p>
          </table:table-cell>
          <table:table-cell table:style-name="ACE-19" table:formula="of:=([.L119]-[.K119])/2" office:value-type="float" office:value="295.5">
            <text:p>295.5</text:p>
          </table:table-cell>
          <table:table-cell table:style-name="ACE-29" office:value-type="float" office:value="1.925">
            <text:p>1.93</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7</text:p>
          </table:table-cell>
          <table:table-cell table:style-name="ACE-19" office:value-type="string">
            <text:p>T of IF</text:p>
          </table:table-cell>
          <table:table-cell table:style-name="ACE-19" office:value-type="string">
            <text:p>Top of sandflat</text:p>
          </table:table-cell>
          <table:table-cell table:style-name="ACE-19" office:value-type="string">
            <text:p>Tellina deltoid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530">
            <text:p>4530</text:p>
          </table:table-cell>
          <table:table-cell table:style-name="ACE-23" office:value-type="float" office:value="100">
            <text:p>100</text:p>
          </table:table-cell>
          <table:table-cell table:style-name="ACE-26" office:value-type="float" office:value="4278">
            <text:p>4278</text:p>
          </table:table-cell>
          <table:table-cell table:style-name="ACE-19" office:value-type="float" office:value="4965">
            <text:p>4965</text:p>
          </table:table-cell>
          <table:table-cell table:style-name="ACE-27" table:formula="of:=[.K120]+[.N120]" office:value-type="float" office:value="4621.5">
            <text:p>4622</text:p>
          </table:table-cell>
          <table:table-cell table:style-name="ACE-19" table:formula="of:=([.L120]-[.K120])/2" office:value-type="float" office:value="343.5">
            <text:p>343.5</text:p>
          </table:table-cell>
          <table:table-cell table:style-name="ACE-29" office:value-type="float" office:value="1.3400000000000001">
            <text:p>1.34</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8</text:p>
          </table:table-cell>
          <table:table-cell table:style-name="ACE-19" office:value-type="string">
            <text:p>T of S</text:p>
          </table:table-cell>
          <table:table-cell table:style-name="ACE-19" office:value-type="string">
            <text:p>Top of 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285">
            <text:p>6285</text:p>
          </table:table-cell>
          <table:table-cell table:style-name="ACE-23" office:value-type="float" office:value="75">
            <text:p>75</text:p>
          </table:table-cell>
          <table:table-cell table:style-name="ACE-26" office:value-type="float" office:value="6934">
            <text:p>6934</text:p>
          </table:table-cell>
          <table:table-cell table:style-name="ACE-19" office:value-type="float" office:value="7315">
            <text:p>7315</text:p>
          </table:table-cell>
          <table:table-cell table:style-name="ACE-27" table:formula="of:=[.K121]+[.N121]" office:value-type="float" office:value="7124.5">
            <text:p>7125</text:p>
          </table:table-cell>
          <table:table-cell table:style-name="ACE-19" table:formula="of:=([.L121]-[.K121])/2" office:value-type="float" office:value="190.5">
            <text:p>190.5</text:p>
          </table:table-cell>
          <table:table-cell table:style-name="ACE-29" office:value-type="float" office:value="2.1400000000000001">
            <text:p>2.14</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39</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and Katelys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870">
            <text:p>5870</text:p>
          </table:table-cell>
          <table:table-cell table:style-name="ACE-23" office:value-type="float" office:value="100">
            <text:p>100</text:p>
          </table:table-cell>
          <table:table-cell table:style-name="ACE-26" office:value-type="float" office:value="5913">
            <text:p>5913</text:p>
          </table:table-cell>
          <table:table-cell table:style-name="ACE-19" office:value-type="float" office:value="6480">
            <text:p>6480</text:p>
          </table:table-cell>
          <table:table-cell table:style-name="ACE-27" table:formula="of:=[.K122]+[.N122]" office:value-type="float" office:value="6196.5">
            <text:p>6197</text:p>
          </table:table-cell>
          <table:table-cell table:style-name="ACE-19" table:formula="of:=([.L122]-[.K122])/2" office:value-type="float" office:value="283.5">
            <text:p>283.5</text:p>
          </table:table-cell>
          <table:table-cell table:style-name="ACE-29" office:value-type="float" office:value="1.6000000000000001">
            <text:p>1.60</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0</text:p>
          </table:table-cell>
          <table:table-cell table:style-name="ACE-19" office:value-type="string">
            <text:p>SA</text:p>
          </table:table-cell>
          <table:table-cell table:style-name="ACE-19" office:value-type="string">
            <text:p>Samphire facies</text:p>
          </table:table-cell>
          <table:table-cell table:style-name="ACE-19" office:value-type="string">
            <text:p>samphire rootlet</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695">
            <text:p>6695</text:p>
          </table:table-cell>
          <table:table-cell table:style-name="ACE-23" office:value-type="float" office:value="235">
            <text:p>235</text:p>
          </table:table-cell>
          <table:table-cell table:style-name="ACE-26" office:value-type="float" office:value="7010">
            <text:p>7010</text:p>
          </table:table-cell>
          <table:table-cell table:style-name="ACE-19" office:value-type="float" office:value="7956">
            <text:p>7956</text:p>
          </table:table-cell>
          <table:table-cell table:style-name="ACE-27" table:formula="of:=[.K123]+[.N123]" office:value-type="float" office:value="7483">
            <text:p>7483</text:p>
          </table:table-cell>
          <table:table-cell table:style-name="ACE-19" table:formula="of:=([.L123]-[.K123])/2" office:value-type="float" office:value="473">
            <text:p>473</text:p>
          </table:table-cell>
          <table:table-cell table:style-name="ACE-29" office:value-type="float" office:value="-0.41999999999999998">
            <text:p>−0.42</text:p>
          </table:table-cell>
          <table:table-cell table:style-name="ACE-28" office:value-type="float" office:value="0.20615528128088306">
            <text:p>0.21</text:p>
          </table:table-cell>
          <table:table-cell table:style-name="ACE-28" office:value-type="float" office:value="0.20615528128088306">
            <text:p>0.2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1</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600">
            <text:p>6600</text:p>
          </table:table-cell>
          <table:table-cell table:style-name="ACE-23" office:value-type="float" office:value="125">
            <text:p>125</text:p>
          </table:table-cell>
          <table:table-cell table:style-name="ACE-26" office:value-type="float" office:value="6687">
            <text:p>6687</text:p>
          </table:table-cell>
          <table:table-cell table:style-name="ACE-19" office:value-type="float" office:value="7356">
            <text:p>7356</text:p>
          </table:table-cell>
          <table:table-cell table:style-name="ACE-27" table:formula="of:=[.K124]+[.N124]" office:value-type="float" office:value="7021.5">
            <text:p>7022</text:p>
          </table:table-cell>
          <table:table-cell table:style-name="ACE-19" table:formula="of:=([.L124]-[.K124])/2" office:value-type="float" office:value="334.5">
            <text:p>334.5</text:p>
          </table:table-cell>
          <table:table-cell table:style-name="ACE-29" office:value-type="float" office:value="2.1099999999999999">
            <text:p>2.11</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442</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180">
            <text:p>5180</text:p>
          </table:table-cell>
          <table:table-cell table:style-name="ACE-23" office:value-type="float" office:value="155">
            <text:p>155</text:p>
          </table:table-cell>
          <table:table-cell table:style-name="ACE-26" office:value-type="float" office:value="5010">
            <text:p>5010</text:p>
          </table:table-cell>
          <table:table-cell table:style-name="ACE-19" office:value-type="float" office:value="5872">
            <text:p>5872</text:p>
          </table:table-cell>
          <table:table-cell table:style-name="ACE-27" table:formula="of:=[.K125]+[.N125]" office:value-type="float" office:value="5441">
            <text:p>5441</text:p>
          </table:table-cell>
          <table:table-cell table:style-name="ACE-19" table:formula="of:=([.L125]-[.K125])/2" office:value-type="float" office:value="431">
            <text:p>431</text:p>
          </table:table-cell>
          <table:table-cell table:style-name="ACE-29" office:value-type="float" office:value="2.5550000000000002">
            <text:p>2.56</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6</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470">
            <text:p>1470</text:p>
          </table:table-cell>
          <table:table-cell table:style-name="ACE-23" office:value-type="float" office:value="90">
            <text:p>90</text:p>
          </table:table-cell>
          <table:table-cell table:style-name="ACE-26" office:value-type="float" office:value="706">
            <text:p>706</text:p>
          </table:table-cell>
          <table:table-cell table:style-name="ACE-19" office:value-type="float" office:value="1214">
            <text:p>1214</text:p>
          </table:table-cell>
          <table:table-cell table:style-name="ACE-27" table:formula="of:=[.K126]+[.N126]" office:value-type="float" office:value="960">
            <text:p>960</text:p>
          </table:table-cell>
          <table:table-cell table:style-name="ACE-19" table:formula="of:=([.L126]-[.K126])/2" office:value-type="float" office:value="254">
            <text:p>254</text:p>
          </table:table-cell>
          <table:table-cell table:style-name="ACE-29" office:value-type="float" office:value="-0.54500000000000004">
            <text:p>−0.55</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7</text:p>
          </table:table-cell>
          <table:table-cell table:style-name="ACE-19" office:value-type="string">
            <text:p>SE</text:p>
          </table:table-cell>
          <table:table-cell table:style-name="ACE-19" office:value-type="string">
            <text:p>Seagrass</text:p>
          </table:table-cell>
          <table:table-cell table:style-name="ACE-19" office:value-type="string">
            <text:p>Dosina victori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055">
            <text:p>4055</text:p>
          </table:table-cell>
          <table:table-cell table:style-name="ACE-23" office:value-type="float" office:value="60">
            <text:p>60</text:p>
          </table:table-cell>
          <table:table-cell table:style-name="ACE-26" office:value-type="float" office:value="3702">
            <text:p>3702</text:p>
          </table:table-cell>
          <table:table-cell table:style-name="ACE-19" office:value-type="float" office:value="4287">
            <text:p>4287</text:p>
          </table:table-cell>
          <table:table-cell table:style-name="ACE-27" table:formula="of:=[.K127]+[.N127]" office:value-type="float" office:value="3994.5">
            <text:p>3995</text:p>
          </table:table-cell>
          <table:table-cell table:style-name="ACE-19" table:formula="of:=([.L127]-[.K127])/2" office:value-type="float" office:value="292.5">
            <text:p>292.5</text:p>
          </table:table-cell>
          <table:table-cell table:style-name="ACE-29" office:value-type="float" office:value="-0.64000000000000001">
            <text:p>−0.64</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A-17948</text:p>
          </table:table-cell>
          <table:table-cell table:style-name="ACE-19" office:value-type="string">
            <text:p>SE</text:p>
          </table:table-cell>
          <table:table-cell table:style-name="ACE-19" office:value-type="string">
            <text:p>Base of seagrass</text:p>
          </table:table-cell>
          <table:table-cell table:style-name="ACE-19" office:value-type="string">
            <text:p>small gastropod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790">
            <text:p>6790</text:p>
          </table:table-cell>
          <table:table-cell table:style-name="ACE-23" office:value-type="float" office:value="60">
            <text:p>60</text:p>
          </table:table-cell>
          <table:table-cell table:style-name="ACE-26" office:value-type="float" office:value="7002">
            <text:p>7002</text:p>
          </table:table-cell>
          <table:table-cell table:style-name="ACE-19" office:value-type="float" office:value="7423">
            <text:p>7423</text:p>
          </table:table-cell>
          <table:table-cell table:style-name="ACE-27" table:formula="of:=[.K128]+[.N128]" office:value-type="float" office:value="7212.5">
            <text:p>7213</text:p>
          </table:table-cell>
          <table:table-cell table:style-name="ACE-19" table:formula="of:=([.L128]-[.K128])/2" office:value-type="float" office:value="210.5">
            <text:p>210.5</text:p>
          </table:table-cell>
          <table:table-cell table:style-name="ACE-29" office:value-type="float" office:value="-1.3500000000000001">
            <text:p>−1.35</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NU-10142</text:p>
          </table:table-cell>
          <table:table-cell table:style-name="ACE-19" office:value-type="string">
            <text:p>CH</text:p>
          </table:table-cell>
          <table:table-cell table:style-name="ACE-19" office:value-type="string">
            <text:p>Chenier</text:p>
          </table:table-cell>
          <table:table-cell table:style-name="ACE-19" office:value-type="string">
            <text:p>shell hash</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770">
            <text:p>1770</text:p>
          </table:table-cell>
          <table:table-cell table:style-name="ACE-23" office:value-type="float" office:value="175">
            <text:p>175</text:p>
          </table:table-cell>
          <table:table-cell table:style-name="ACE-26" office:value-type="float" office:value="860">
            <text:p>860</text:p>
          </table:table-cell>
          <table:table-cell table:style-name="ACE-19" office:value-type="float" office:value="1692">
            <text:p>1692</text:p>
          </table:table-cell>
          <table:table-cell table:style-name="ACE-27" table:formula="of:=[.K129]+[.N129]" office:value-type="float" office:value="1276">
            <text:p>1276</text:p>
          </table:table-cell>
          <table:table-cell table:style-name="ACE-19" table:formula="of:=([.L129]-[.K129])/2" office:value-type="float" office:value="416">
            <text:p>416</text:p>
          </table:table-cell>
          <table:table-cell table:style-name="ACE-29" office:value-type="float" office:value="1.2">
            <text:p>1.20</text:p>
          </table:table-cell>
          <table:table-cell table:style-name="ACE-28" office:value-type="float" office:value="1.4204224723651762">
            <text:p>1.42</text:p>
          </table:table-cell>
          <table:table-cell table:style-name="ACE-28" office:value-type="float" office:value="1.4204224723651762">
            <text:p>1.42</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3</text:p>
          </table:table-cell>
          <table:table-cell table:style-name="ACE-19" office:value-type="string">
            <text:p>SA</text:p>
          </table:table-cell>
          <table:table-cell table:style-name="ACE-19" office:value-type="string">
            <text:p>Samphire </text:p>
          </table:table-cell>
          <table:table-cell table:style-name="ACE-19" office:value-type="string">
            <text:p>mangrove remain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15">
            <text:p>1615</text:p>
          </table:table-cell>
          <table:table-cell table:style-name="ACE-23" office:value-type="float" office:value="100">
            <text:p>100</text:p>
          </table:table-cell>
          <table:table-cell table:style-name="ACE-26" office:value-type="float" office:value="1293">
            <text:p>1293</text:p>
          </table:table-cell>
          <table:table-cell table:style-name="ACE-19" office:value-type="float" office:value="1693">
            <text:p>1693</text:p>
          </table:table-cell>
          <table:table-cell table:style-name="ACE-27" table:formula="of:=[.K130]+[.N130]" office:value-type="float" office:value="1493">
            <text:p>1493</text:p>
          </table:table-cell>
          <table:table-cell table:style-name="ACE-19" table:formula="of:=([.L130]-[.K130])/2" office:value-type="float" office:value="200">
            <text:p>200</text:p>
          </table:table-cell>
          <table:table-cell table:style-name="ACE-29" office:value-type="float" office:value="-0.60999999999999999">
            <text:p>−0.61</text:p>
          </table:table-cell>
          <table:table-cell table:style-name="ACE-28" office:value-type="float" office:value="0.21189620100417092">
            <text:p>0.21</text:p>
          </table:table-cell>
          <table:table-cell table:style-name="ACE-28" office:value-type="float" office:value="0.21189620100417092">
            <text:p>0.2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8</text:p>
          </table:table-cell>
          <table:table-cell table:style-name="ACE-19" office:value-type="string">
            <text:p>T of IF</text:p>
          </table:table-cell>
          <table:table-cell table:style-name="ACE-19" office:value-type="string">
            <text:p>Top of sandflat</text:p>
          </table:table-cell>
          <table:table-cell table:style-name="ACE-19" office:value-type="string">
            <text:p>Veneridae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665">
            <text:p>2665</text:p>
          </table:table-cell>
          <table:table-cell table:style-name="ACE-23" office:value-type="float" office:value="70">
            <text:p>70</text:p>
          </table:table-cell>
          <table:table-cell table:style-name="ACE-26" office:value-type="float" office:value="1990">
            <text:p>1990</text:p>
          </table:table-cell>
          <table:table-cell table:style-name="ACE-19" office:value-type="float" office:value="2607">
            <text:p>2607</text:p>
          </table:table-cell>
          <table:table-cell table:style-name="ACE-27" table:formula="of:=[.K131]+[.N131]" office:value-type="float" office:value="2298.5">
            <text:p>2299</text:p>
          </table:table-cell>
          <table:table-cell table:style-name="ACE-19" table:formula="of:=([.L131]-[.K131])/2" office:value-type="float" office:value="308.5">
            <text:p>308.5</text:p>
          </table:table-cell>
          <table:table-cell table:style-name="ACE-29" office:value-type="float" office:value="1.165">
            <text:p>1.17</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3</text:p>
          </table:table-cell>
          <table:table-cell table:style-name="ACE-19" office:value-type="string">
            <text:p>T of S</text:p>
          </table:table-cell>
          <table:table-cell table:style-name="ACE-19" office:value-type="string">
            <text:p>Top of seagrass</text:p>
          </table:table-cell>
          <table:table-cell table:style-name="ACE-19" office:value-type="string">
            <text:p>Brachiodontes rostratu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290">
            <text:p>4290</text:p>
          </table:table-cell>
          <table:table-cell table:style-name="ACE-23" office:value-type="float" office:value="90">
            <text:p>90</text:p>
          </table:table-cell>
          <table:table-cell table:style-name="ACE-26" office:value-type="float" office:value="3964">
            <text:p>3964</text:p>
          </table:table-cell>
          <table:table-cell table:style-name="ACE-19" office:value-type="float" office:value="4675">
            <text:p>4675</text:p>
          </table:table-cell>
          <table:table-cell table:style-name="ACE-27" table:formula="of:=[.K132]+[.N132]" office:value-type="float" office:value="4319.5">
            <text:p>4320</text:p>
          </table:table-cell>
          <table:table-cell table:style-name="ACE-19" table:formula="of:=([.L132]-[.K132])/2" office:value-type="float" office:value="355.5">
            <text:p>355.5</text:p>
          </table:table-cell>
          <table:table-cell table:style-name="ACE-29" office:value-type="float" office:value="1.345">
            <text:p>1.34</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6</text:p>
          </table:table-cell>
          <table:table-cell table:style-name="ACE-19" office:value-type="string">
            <text:p>T of IF</text:p>
          </table:table-cell>
          <table:table-cell table:style-name="ACE-19" office:value-type="string">
            <text:p>Top of sandflat</text:p>
          </table:table-cell>
          <table:table-cell table:style-name="ACE-19" office:value-type="string">
            <text:p>small mollusc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345">
            <text:p>3345</text:p>
          </table:table-cell>
          <table:table-cell table:style-name="ACE-23" office:value-type="float" office:value="60">
            <text:p>60</text:p>
          </table:table-cell>
          <table:table-cell table:style-name="ACE-26" office:value-type="float" office:value="2844">
            <text:p>2844</text:p>
          </table:table-cell>
          <table:table-cell table:style-name="ACE-19" office:value-type="float" office:value="3357">
            <text:p>3357</text:p>
          </table:table-cell>
          <table:table-cell table:style-name="ACE-27" table:formula="of:=[.K133]+[.N133]" office:value-type="float" office:value="3100.5">
            <text:p>3101</text:p>
          </table:table-cell>
          <table:table-cell table:style-name="ACE-19" table:formula="of:=([.L133]-[.K133])/2" office:value-type="float" office:value="256.5">
            <text:p>256.5</text:p>
          </table:table-cell>
          <table:table-cell table:style-name="ACE-29" office:value-type="float" office:value="1.2">
            <text:p>1.20</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7</text:p>
          </table:table-cell>
          <table:table-cell table:style-name="ACE-19" office:value-type="string">
            <text:p>T of S</text:p>
          </table:table-cell>
          <table:table-cell table:style-name="ACE-19" office:value-type="string">
            <text:p>Top of seagrass</text:p>
          </table:table-cell>
          <table:table-cell table:style-name="ACE-19" office:value-type="string">
            <text:p>Phasianella austr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010">
            <text:p>4010</text:p>
          </table:table-cell>
          <table:table-cell table:style-name="ACE-23" office:value-type="float" office:value="65">
            <text:p>65</text:p>
          </table:table-cell>
          <table:table-cell table:style-name="ACE-26" office:value-type="float" office:value="3643">
            <text:p>3643</text:p>
          </table:table-cell>
          <table:table-cell table:style-name="ACE-19" office:value-type="float" office:value="4229">
            <text:p>4229</text:p>
          </table:table-cell>
          <table:table-cell table:style-name="ACE-27" table:formula="of:=[.K134]+[.N134]" office:value-type="float" office:value="3936">
            <text:p>3936</text:p>
          </table:table-cell>
          <table:table-cell table:style-name="ACE-19" table:formula="of:=([.L134]-[.K134])/2" office:value-type="float" office:value="293">
            <text:p>293</text:p>
          </table:table-cell>
          <table:table-cell table:style-name="ACE-29" office:value-type="float" office:value="1.3999999999999999">
            <text:p>1.40</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39</text:p>
          </table:table-cell>
          <table:table-cell table:style-name="ACE-19" office:value-type="string">
            <text:p>SA</text:p>
          </table:table-cell>
          <table:table-cell table:style-name="ACE-19" office:value-type="string">
            <text:p>Samphire</text:p>
          </table:table-cell>
          <table:table-cell table:style-name="ACE-19" office:value-type="string">
            <text:p>Katelysia scalarina</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10">
            <text:p>910</text:p>
          </table:table-cell>
          <table:table-cell table:style-name="ACE-23" office:value-type="float" office:value="55">
            <text:p>55</text:p>
          </table:table-cell>
          <table:table-cell table:style-name="ACE-26" office:value-type="float" office:value="286">
            <text:p>286</text:p>
          </table:table-cell>
          <table:table-cell table:style-name="ACE-19" office:value-type="float" office:value="624">
            <text:p>624</text:p>
          </table:table-cell>
          <table:table-cell table:style-name="ACE-27" table:formula="of:=[.K135]+[.N135]" office:value-type="float" office:value="455">
            <text:p>455</text:p>
          </table:table-cell>
          <table:table-cell table:style-name="ACE-19" table:formula="of:=([.L135]-[.K135])/2" office:value-type="float" office:value="169">
            <text:p>169</text:p>
          </table:table-cell>
          <table:table-cell table:style-name="ACE-29" office:value-type="float" office:value="-0.42499999999999999">
            <text:p>−0.42</text:p>
          </table:table-cell>
          <table:table-cell table:style-name="ACE-28" office:value-type="float" office:value="0.20006249023742559">
            <text:p>0.20</text:p>
          </table:table-cell>
          <table:table-cell table:style-name="ACE-28" office:value-type="float" office:value="0.20006249023742559">
            <text:p>0.2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0</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and Tellin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455">
            <text:p>4455</text:p>
          </table:table-cell>
          <table:table-cell table:style-name="ACE-23" office:value-type="float" office:value="60">
            <text:p>60</text:p>
          </table:table-cell>
          <table:table-cell table:style-name="ACE-26" office:value-type="float" office:value="4277">
            <text:p>4277</text:p>
          </table:table-cell>
          <table:table-cell table:style-name="ACE-19" office:value-type="float" office:value="4816">
            <text:p>4816</text:p>
          </table:table-cell>
          <table:table-cell table:style-name="ACE-27" table:formula="of:=[.K136]+[.N136]" office:value-type="float" office:value="4546.5">
            <text:p>4547</text:p>
          </table:table-cell>
          <table:table-cell table:style-name="ACE-19" table:formula="of:=([.L136]-[.K136])/2" office:value-type="float" office:value="269.5">
            <text:p>269.5</text:p>
          </table:table-cell>
          <table:table-cell table:style-name="ACE-29" office:value-type="float" office:value="0.89500000000000002">
            <text:p>0.90</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1</text:p>
          </table:table-cell>
          <table:table-cell table:style-name="ACE-19" office:value-type="string">
            <text:p>T of IF</text:p>
          </table:table-cell>
          <table:table-cell table:style-name="ACE-19" office:value-type="string">
            <text:p>Top of sandflat</text:p>
          </table:table-cell>
          <table:table-cell table:style-name="ACE-19" office:value-type="string">
            <text:p>Tellina deltoidal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375">
            <text:p>4375</text:p>
          </table:table-cell>
          <table:table-cell table:style-name="ACE-23" office:value-type="float" office:value="65">
            <text:p>65</text:p>
          </table:table-cell>
          <table:table-cell table:style-name="ACE-26" office:value-type="float" office:value="4146">
            <text:p>4146</text:p>
          </table:table-cell>
          <table:table-cell table:style-name="ACE-19" office:value-type="float" office:value="4771">
            <text:p>4771</text:p>
          </table:table-cell>
          <table:table-cell table:style-name="ACE-27" table:formula="of:=[.K137]+[.N137]" office:value-type="float" office:value="4458.5">
            <text:p>4459</text:p>
          </table:table-cell>
          <table:table-cell table:style-name="ACE-19" table:formula="of:=([.L137]-[.K137])/2" office:value-type="float" office:value="312.5">
            <text:p>312.5</text:p>
          </table:table-cell>
          <table:table-cell table:style-name="ACE-29" office:value-type="float" office:value="1.425">
            <text:p>1.43</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2</text:p>
          </table:table-cell>
          <table:table-cell table:style-name="ACE-19" office:value-type="string">
            <text:p>SE</text:p>
          </table:table-cell>
          <table:table-cell table:style-name="ACE-19" office:value-type="string">
            <text:p>Seagrass</text:p>
          </table:table-cell>
          <table:table-cell table:style-name="ACE-19" office:value-type="string">
            <text:p>Dosinia victori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6435">
            <text:p>6435</text:p>
          </table:table-cell>
          <table:table-cell table:style-name="ACE-23" office:value-type="float" office:value="70">
            <text:p>70</text:p>
          </table:table-cell>
          <table:table-cell table:style-name="ACE-26" office:value-type="float" office:value="6599">
            <text:p>6599</text:p>
          </table:table-cell>
          <table:table-cell table:style-name="ACE-19" office:value-type="float" office:value="7139">
            <text:p>7139</text:p>
          </table:table-cell>
          <table:table-cell table:style-name="ACE-27" table:formula="of:=[.K138]+[.N138]" office:value-type="float" office:value="6869">
            <text:p>6869</text:p>
          </table:table-cell>
          <table:table-cell table:style-name="ACE-19" table:formula="of:=([.L138]-[.K138])/2" office:value-type="float" office:value="270">
            <text:p>270</text:p>
          </table:table-cell>
          <table:table-cell table:style-name="ACE-29" office:value-type="float" office:value="-0.02">
            <text:p>−0.02</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office:value-type="string">
            <text:p>&gt;</text:p>
          </table:table-cell>
          <table:table-cell table:number-columns-repeated="237" table:style-name="ACE-19"/>
        </table:table-row>
        <table:table-row table:style-name="AROW-5">
          <table:table-cell table:style-name="ACE-19" office:value-type="string">
            <text:p>AA-17943</text:p>
          </table:table-cell>
          <table:table-cell table:style-name="ACE-19" office:value-type="string">
            <text:p>T of M</text:p>
          </table:table-cell>
          <table:table-cell table:style-name="ACE-19" office:value-type="string">
            <text:p><text:s/>Base of samphire</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510">
            <text:p>3510</text:p>
          </table:table-cell>
          <table:table-cell table:style-name="ACE-23" office:value-type="float" office:value="60">
            <text:p>60</text:p>
          </table:table-cell>
          <table:table-cell table:style-name="ACE-26" office:value-type="float" office:value="3039">
            <text:p>3039</text:p>
          </table:table-cell>
          <table:table-cell table:style-name="ACE-19" office:value-type="float" office:value="3569">
            <text:p>3569</text:p>
          </table:table-cell>
          <table:table-cell table:style-name="ACE-27" table:formula="of:=[.K139]+[.N139]" office:value-type="float" office:value="3304">
            <text:p>3304</text:p>
          </table:table-cell>
          <table:table-cell table:style-name="ACE-19" table:formula="of:=([.L139]-[.K139])/2" office:value-type="float" office:value="265">
            <text:p>265</text:p>
          </table:table-cell>
          <table:table-cell table:style-name="ACE-29" office:value-type="float" office:value="-0.085000000000000006">
            <text:p>−0.09</text:p>
          </table:table-cell>
          <table:table-cell table:style-name="ACE-28" office:value-type="float" office:value="0.10012492197250394">
            <text:p>0.10</text:p>
          </table:table-cell>
          <table:table-cell table:style-name="ACE-28" office:value-type="float" office:value="0.10012492197250394">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4</text:p>
          </table:table-cell>
          <table:table-cell table:style-name="ACE-19" office:value-type="string">
            <text:p>T of IF</text:p>
          </table:table-cell>
          <table:table-cell table:style-name="ACE-19" office:value-type="string">
            <text:p>Top of sandflat</text:p>
          </table:table-cell>
          <table:table-cell table:style-name="ACE-19" office:value-type="string">
            <text:p>Batillaria diemenensi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25">
            <text:p>3725</text:p>
          </table:table-cell>
          <table:table-cell table:style-name="ACE-23" office:value-type="float" office:value="60">
            <text:p>60</text:p>
          </table:table-cell>
          <table:table-cell table:style-name="ACE-26" office:value-type="float" office:value="3337">
            <text:p>3337</text:p>
          </table:table-cell>
          <table:table-cell table:style-name="ACE-19" office:value-type="float" office:value="3830">
            <text:p>3830</text:p>
          </table:table-cell>
          <table:table-cell table:style-name="ACE-27" table:formula="of:=[.K140]+[.N140]" office:value-type="float" office:value="3583.5">
            <text:p>3584</text:p>
          </table:table-cell>
          <table:table-cell table:style-name="ACE-19" table:formula="of:=([.L140]-[.K140])/2" office:value-type="float" office:value="246.5">
            <text:p>246.5</text:p>
          </table:table-cell>
          <table:table-cell table:style-name="ACE-29" office:value-type="float" office:value="1.1299999999999999">
            <text:p>1.13</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4</text:p>
          </table:table-cell>
          <table:table-cell table:style-name="ACE-19" office:value-type="string">
            <text:p>T of S</text:p>
          </table:table-cell>
          <table:table-cell table:style-name="ACE-19" office:value-type="string">
            <text:p>Top of seagrass</text:p>
          </table:table-cell>
          <table:table-cell table:style-name="ACE-19" office:value-type="string">
            <text:p>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5645">
            <text:p>5645</text:p>
          </table:table-cell>
          <table:table-cell table:style-name="ACE-23" office:value-type="float" office:value="65">
            <text:p>65</text:p>
          </table:table-cell>
          <table:table-cell table:style-name="ACE-26" office:value-type="float" office:value="6221">
            <text:p>6221</text:p>
          </table:table-cell>
          <table:table-cell table:style-name="ACE-19" office:value-type="float" office:value="6531">
            <text:p>6531</text:p>
          </table:table-cell>
          <table:table-cell table:style-name="ACE-27" table:formula="of:=[.K141]+[.N141]" office:value-type="float" office:value="6376">
            <text:p>6376</text:p>
          </table:table-cell>
          <table:table-cell table:style-name="ACE-19" table:formula="of:=([.L141]-[.K141])/2" office:value-type="float" office:value="155">
            <text:p>155</text:p>
          </table:table-cell>
          <table:table-cell table:style-name="ACE-29" office:value-type="float" office:value="1.145">
            <text:p>1.15</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A-17945</text:p>
          </table:table-cell>
          <table:table-cell table:style-name="ACE-19" office:value-type="string">
            <text:p>T of IF</text:p>
          </table:table-cell>
          <table:table-cell table:style-name="ACE-19" office:value-type="string">
            <text:p>Top of sandflat</text:p>
          </table:table-cell>
          <table:table-cell table:style-name="ACE-19" office:value-type="string">
            <text:p>Mactra and Batillar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560">
            <text:p>2560</text:p>
          </table:table-cell>
          <table:table-cell table:style-name="ACE-23" office:value-type="float" office:value="55">
            <text:p>55</text:p>
          </table:table-cell>
          <table:table-cell table:style-name="ACE-26" office:value-type="float" office:value="1881">
            <text:p>1881</text:p>
          </table:table-cell>
          <table:table-cell table:style-name="ACE-19" office:value-type="float" office:value="2359">
            <text:p>2359</text:p>
          </table:table-cell>
          <table:table-cell table:style-name="ACE-27" table:formula="of:=[.K142]+[.N142]" office:value-type="float" office:value="2120">
            <text:p>2120</text:p>
          </table:table-cell>
          <table:table-cell table:style-name="ACE-19" table:formula="of:=([.L142]-[.K142])/2" office:value-type="float" office:value="239">
            <text:p>239</text:p>
          </table:table-cell>
          <table:table-cell table:style-name="ACE-29" office:value-type="float" office:value="0.89000000000000001">
            <text:p>0.89</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5</text:p>
          </table:table-cell>
          <table:table-cell table:style-name="ACE-19" office:value-type="string">
            <text:p>MA</text:p>
          </table:table-cell>
          <table:table-cell table:style-name="ACE-19" office:value-type="string">
            <text:p>Mangrove</text:p>
          </table:table-cell>
          <table:table-cell table:style-name="ACE-19" office:value-type="string">
            <text:p>mangrove organic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94">
            <text:p>394</text:p>
          </table:table-cell>
          <table:table-cell table:style-name="ACE-23" office:value-type="float" office:value="60">
            <text:p>60</text:p>
          </table:table-cell>
          <table:table-cell table:style-name="ACE-26" office:value-type="float" office:value="307">
            <text:p>307</text:p>
          </table:table-cell>
          <table:table-cell table:style-name="ACE-19" office:value-type="float" office:value="503">
            <text:p>503</text:p>
          </table:table-cell>
          <table:table-cell table:style-name="ACE-27" table:formula="of:=[.K143]+[.N143]" office:value-type="float" office:value="405">
            <text:p>405</text:p>
          </table:table-cell>
          <table:table-cell table:style-name="ACE-19" table:formula="of:=([.L143]-[.K143])/2" office:value-type="float" office:value="98">
            <text:p>98</text:p>
          </table:table-cell>
          <table:table-cell table:style-name="ACE-29" office:value-type="float" office:value="-0.029999999999999999">
            <text:p>−0.03</text:p>
          </table:table-cell>
          <table:table-cell table:style-name="ACE-28" office:value-type="float" office:value="0.65000000000000002">
            <text:p>0.65</text:p>
          </table:table-cell>
          <table:table-cell table:style-name="ACE-28" office:value-type="float" office:value="0.65000000000000002">
            <text:p>0.65</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9736</text:p>
          </table:table-cell>
          <table:table-cell table:style-name="ACE-19" office:value-type="string">
            <text:p>T of IF</text:p>
          </table:table-cell>
          <table:table-cell table:style-name="ACE-19" office:value-type="string">
            <text:p>Top of sandflat</text:p>
          </table:table-cell>
          <table:table-cell table:style-name="ACE-19" office:value-type="string">
            <text:p>Katelysia and Tellin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630">
            <text:p>1630</text:p>
          </table:table-cell>
          <table:table-cell table:style-name="ACE-23" office:value-type="float" office:value="50">
            <text:p>50</text:p>
          </table:table-cell>
          <table:table-cell table:style-name="ACE-26" office:value-type="float" office:value="919">
            <text:p>919</text:p>
          </table:table-cell>
          <table:table-cell table:style-name="ACE-19" office:value-type="float" office:value="1291">
            <text:p>1291</text:p>
          </table:table-cell>
          <table:table-cell table:style-name="ACE-27" table:formula="of:=[.K144]+[.N144]" office:value-type="float" office:value="1105">
            <text:p>1105</text:p>
          </table:table-cell>
          <table:table-cell table:style-name="ACE-19" table:formula="of:=([.L144]-[.K144])/2" office:value-type="float" office:value="186">
            <text:p>186</text:p>
          </table:table-cell>
          <table:table-cell table:style-name="ACE-29" office:value-type="float" office:value="0.32000000000000001">
            <text:p>0.32</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MS-1032</text:p>
          </table:table-cell>
          <table:table-cell table:style-name="ACE-19" office:value-type="string">
            <text:p>T of IF</text:p>
          </table:table-cell>
          <table:table-cell table:style-name="ACE-19" office:value-type="string">
            <text:p>Top of sandflat</text:p>
          </table:table-cell>
          <table:table-cell table:style-name="ACE-19" office:value-type="string">
            <text:p>Tellina and Batillaria sp.</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3795">
            <text:p>3795</text:p>
          </table:table-cell>
          <table:table-cell table:style-name="ACE-23" office:value-type="float" office:value="60">
            <text:p>60</text:p>
          </table:table-cell>
          <table:table-cell table:style-name="ACE-26" office:value-type="float" office:value="3396">
            <text:p>3396</text:p>
          </table:table-cell>
          <table:table-cell table:style-name="ACE-19" office:value-type="float" office:value="3913">
            <text:p>3913</text:p>
          </table:table-cell>
          <table:table-cell table:style-name="ACE-27" table:formula="of:=[.K145]+[.N145]" office:value-type="float" office:value="3654.5">
            <text:p>3655</text:p>
          </table:table-cell>
          <table:table-cell table:style-name="ACE-19" table:formula="of:=([.L145]-[.K145])/2" office:value-type="float" office:value="258.5">
            <text:p>258.5</text:p>
          </table:table-cell>
          <table:table-cell table:style-name="ACE-29" office:value-type="float" office:value="1.5800000000000001">
            <text:p>1.58</text:p>
          </table:table-cell>
          <table:table-cell table:style-name="ACE-28" office:value-type="float" office:value="0.10049875621120891">
            <text:p>0.10</text:p>
          </table:table-cell>
          <table:table-cell table:style-name="ACE-28" office:value-type="float" office:value="0.10049875621120891">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7</text:p>
          </table:table-cell>
          <table:table-cell table:style-name="ACE-19" office:value-type="string">
            <text:p>T of IF</text:p>
          </table:table-cell>
          <table:table-cell table:style-name="ACE-19" office:value-type="string">
            <text:p>Top of sandflat</text:p>
          </table:table-cell>
          <table:table-cell table:style-name="ACE-19" office:value-type="string">
            <text:p>Mangrove remain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635">
            <text:p>2635</text:p>
          </table:table-cell>
          <table:table-cell table:style-name="ACE-23" office:value-type="float" office:value="80">
            <text:p>80</text:p>
          </table:table-cell>
          <table:table-cell table:style-name="ACE-26" office:value-type="float" office:value="2365">
            <text:p>2365</text:p>
          </table:table-cell>
          <table:table-cell table:style-name="ACE-19" office:value-type="float" office:value="2845">
            <text:p>2845</text:p>
          </table:table-cell>
          <table:table-cell table:style-name="ACE-27" table:formula="of:=[.K146]+[.N146]" office:value-type="float" office:value="2605">
            <text:p>2605</text:p>
          </table:table-cell>
          <table:table-cell table:style-name="ACE-19" table:formula="of:=([.L146]-[.K146])/2" office:value-type="float" office:value="240">
            <text:p>240</text:p>
          </table:table-cell>
          <table:table-cell table:style-name="ACE-29" office:value-type="float" office:value="0.755">
            <text:p>0.76</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4</text:p>
          </table:table-cell>
          <table:table-cell table:style-name="ACE-19" office:value-type="string">
            <text:p>T of S</text:p>
          </table:table-cell>
          <table:table-cell table:style-name="ACE-19" office:value-type="string">
            <text:p>Top of seagrass</text:p>
          </table:table-cell>
          <table:table-cell table:style-name="ACE-19" office:value-type="string">
            <text:p>Detrital Posidonia fibre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815">
            <text:p>4815</text:p>
          </table:table-cell>
          <table:table-cell table:style-name="ACE-23" office:value-type="float" office:value="100">
            <text:p>100</text:p>
          </table:table-cell>
          <table:table-cell table:style-name="ACE-26" office:value-type="float" office:value="5090">
            <text:p>5090</text:p>
          </table:table-cell>
          <table:table-cell table:style-name="ACE-19" office:value-type="float" office:value="5724">
            <text:p>5724</text:p>
          </table:table-cell>
          <table:table-cell table:style-name="ACE-27" table:formula="of:=[.K147]+[.N147]" office:value-type="float" office:value="5407">
            <text:p>5407</text:p>
          </table:table-cell>
          <table:table-cell table:style-name="ACE-19" table:formula="of:=([.L147]-[.K147])/2" office:value-type="float" office:value="317">
            <text:p>317</text:p>
          </table:table-cell>
          <table:table-cell table:style-name="ACE-29" office:value-type="float" office:value="2.2850000000000001">
            <text:p>2.29</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5</text:p>
          </table:table-cell>
          <table:table-cell table:style-name="ACE-19" office:value-type="string">
            <text:p>T of IF</text:p>
          </table:table-cell>
          <table:table-cell table:style-name="ACE-19" office:value-type="string">
            <text:p>Top of sandflat</text:p>
          </table:table-cell>
          <table:table-cell table:style-name="ACE-19" office:value-type="string">
            <text:p>Anapella cycladae</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780">
            <text:p>2780</text:p>
          </table:table-cell>
          <table:table-cell table:style-name="ACE-23" office:value-type="float" office:value="105">
            <text:p>105</text:p>
          </table:table-cell>
          <table:table-cell table:style-name="ACE-26" office:value-type="float" office:value="2101">
            <text:p>2101</text:p>
          </table:table-cell>
          <table:table-cell table:style-name="ACE-19" office:value-type="float" office:value="2742">
            <text:p>2742</text:p>
          </table:table-cell>
          <table:table-cell table:style-name="ACE-27" table:formula="of:=[.K148]+[.N148]" office:value-type="float" office:value="2421.5">
            <text:p>2422</text:p>
          </table:table-cell>
          <table:table-cell table:style-name="ACE-19" table:formula="of:=([.L148]-[.K148])/2" office:value-type="float" office:value="320.5">
            <text:p>320.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table-cell table:style-name="ACE-19" office:value-type="string">
            <text:p>ANU-10146</text:p>
          </table:table-cell>
          <table:table-cell table:style-name="ACE-19" office:value-type="string">
            <text:p>T of IF</text:p>
          </table:table-cell>
          <table:table-cell table:style-name="ACE-19" office:value-type="string">
            <text:p>Top of sandflat</text:p>
          </table:table-cell>
          <table:table-cell table:style-name="ACE-19" office:value-type="string">
            <text:p>Organic fragments</text:p>
          </table:table-cell>
          <table:table-cell table:style-name="ACE-19" office:value-type="string">
            <text:p>Port Pirie</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2305">
            <text:p>2305</text:p>
          </table:table-cell>
          <table:table-cell table:style-name="ACE-23" office:value-type="float" office:value="80">
            <text:p>80</text:p>
          </table:table-cell>
          <table:table-cell table:style-name="ACE-26" office:value-type="float" office:value="2004">
            <text:p>2004</text:p>
          </table:table-cell>
          <table:table-cell table:style-name="ACE-19" office:value-type="float" office:value="2459">
            <text:p>2459</text:p>
          </table:table-cell>
          <table:table-cell table:style-name="ACE-27" table:formula="of:=[.K149]+[.N149]" office:value-type="float" office:value="2231.5">
            <text:p>2232</text:p>
          </table:table-cell>
          <table:table-cell table:style-name="ACE-19" table:formula="of:=([.L149]-[.K149])/2" office:value-type="float" office:value="227.5">
            <text:p>227.5</text:p>
          </table:table-cell>
          <table:table-cell table:style-name="ACE-29" office:value-type="float" office:value="1.135">
            <text:p>1.14</text:p>
          </table:table-cell>
          <table:table-cell table:style-name="ACE-28" office:value-type="float" office:value="0.10965856099730655">
            <text:p>0.11</text:p>
          </table:table-cell>
          <table:table-cell table:style-name="ACE-28" office:value-type="float" office:value="0.10965856099730655">
            <text:p>0.11</text:p>
          </table:table-cell>
          <table:table-cell table:style-name="ACE-19" office:value-type="string">
            <text:p>Harvey et al 1999</text:p>
          </table:table-cell>
          <table:table-cell table:style-name="ACE-21"/>
          <table:table-cell table:number-columns-repeated="237"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1125</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999999999999998">
            <text:p>2.8</text:p>
          </table:table-cell>
          <table:table-cell table:style-name="ACE-24" office:value-type="float" office:value="1740">
            <text:p>1740</text:p>
          </table:table-cell>
          <table:table-cell table:style-name="ACE-23" office:value-type="float" office:value="60">
            <text:p>60</text:p>
          </table:table-cell>
          <table:table-cell table:style-name="ACE-26" office:value-type="float" office:value="979">
            <text:p>979</text:p>
          </table:table-cell>
          <table:table-cell table:style-name="ACE-19" office:value-type="float" office:value="1424">
            <text:p>1424</text:p>
          </table:table-cell>
          <table:table-cell table:style-name="ACE-27" table:formula="of:=[.K152]+[.N152]" office:value-type="float" office:value="1201.5">
            <text:p>1202</text:p>
          </table:table-cell>
          <table:table-cell table:style-name="ACE-19" table:formula="of:=([.L152]-[.K152])/2" office:value-type="float" office:value="222.5">
            <text:p>222.5</text:p>
          </table:table-cell>
          <table:table-cell table:style-name="ACE-29" office:value-type="float" office:value="1.2">
            <text:p>1.2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4</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999999999999998">
            <text:p>3.8</text:p>
          </table:table-cell>
          <table:table-cell table:style-name="ACE-24" office:value-type="float" office:value="3970">
            <text:p>3970</text:p>
          </table:table-cell>
          <table:table-cell table:style-name="ACE-23" office:value-type="float" office:value="85">
            <text:p>85</text:p>
          </table:table-cell>
          <table:table-cell table:style-name="ACE-26" office:value-type="float" office:value="3569">
            <text:p>3569</text:p>
          </table:table-cell>
          <table:table-cell table:style-name="ACE-19" office:value-type="float" office:value="4216">
            <text:p>4216</text:p>
          </table:table-cell>
          <table:table-cell table:style-name="ACE-27" table:formula="of:=[.K153]+[.N153]" office:value-type="float" office:value="3892.5">
            <text:p>3893</text:p>
          </table:table-cell>
          <table:table-cell table:style-name="ACE-19" table:formula="of:=([.L153]-[.K153])/2" office:value-type="float" office:value="323.5">
            <text:p>323.5</text:p>
          </table:table-cell>
          <table:table-cell table:style-name="ACE-29" office:value-type="float" office:value="0.105">
            <text:p>0.10</text:p>
          </table:table-cell>
          <table:table-cell table:style-name="ACE-28" office:value-type="float" office:value="0.5020209158989295">
            <text:p>0.50</text:p>
          </table:table-cell>
          <table:table-cell table:style-name="ACE-28" office:value-type="float" office:value="0.502020915898929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3</text:p>
          </table:table-cell>
          <table:table-cell table:style-name="ACE-19" office:value-type="string">
            <text:p>CH</text:p>
          </table:table-cell>
          <table:table-cell table:style-name="ACE-19" office:value-type="string">
            <text:p>Beach Ridge</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2360">
            <text:p>2360</text:p>
          </table:table-cell>
          <table:table-cell table:style-name="ACE-23" office:value-type="float" office:value="60">
            <text:p>60</text:p>
          </table:table-cell>
          <table:table-cell table:style-name="ACE-26" office:value-type="float" office:value="1637">
            <text:p>1637</text:p>
          </table:table-cell>
          <table:table-cell table:style-name="ACE-19" office:value-type="float" office:value="2163">
            <text:p>2163</text:p>
          </table:table-cell>
          <table:table-cell table:style-name="ACE-27" table:formula="of:=[.K154]+[.N154]" office:value-type="float" office:value="1900">
            <text:p>1900</text:p>
          </table:table-cell>
          <table:table-cell table:style-name="ACE-19" table:formula="of:=([.L154]-[.K154])/2" office:value-type="float" office:value="263">
            <text:p>263</text:p>
          </table:table-cell>
          <table:table-cell table:style-name="ACE-29" office:value-type="float" office:value="2.1000000000000001">
            <text:p>2.1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2</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1000000000000001">
            <text:p>3.1</text:p>
          </table:table-cell>
          <table:table-cell table:style-name="ACE-24" office:value-type="float" office:value="3620">
            <text:p>3620</text:p>
          </table:table-cell>
          <table:table-cell table:style-name="ACE-23" office:value-type="float" office:value="80">
            <text:p>80</text:p>
          </table:table-cell>
          <table:table-cell table:style-name="ACE-26" office:value-type="float" office:value="3159">
            <text:p>3159</text:p>
          </table:table-cell>
          <table:table-cell table:style-name="ACE-19" office:value-type="float" office:value="3735">
            <text:p>3735</text:p>
          </table:table-cell>
          <table:table-cell table:style-name="ACE-27" table:formula="of:=[.K155]+[.N155]" office:value-type="float" office:value="3447">
            <text:p>3447</text:p>
          </table:table-cell>
          <table:table-cell table:style-name="ACE-19" table:formula="of:=([.L155]-[.K155])/2" office:value-type="float" office:value="288">
            <text:p>288</text:p>
          </table:table-cell>
          <table:table-cell table:style-name="ACE-29" office:value-type="float" office:value="1.115">
            <text:p>1.11</text:p>
          </table:table-cell>
          <table:table-cell table:style-name="ACE-28" office:value-type="float" office:value="0.5055937104039171">
            <text:p>0.51</text:p>
          </table:table-cell>
          <table:table-cell table:style-name="ACE-28" office:value-type="float" office:value="0.5055937104039171">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1</text:p>
          </table:table-cell>
          <table:table-cell table:style-name="ACE-19" office:value-type="string">
            <text:p>SB</text:p>
          </table:table-cell>
          <table:table-cell table:style-name="ACE-19" office:value-type="string">
            <text:p>Subtidal</text:p>
          </table:table-cell>
          <table:table-cell table:style-name="ACE-19" office:value-type="string">
            <text:p>Katelysia, Bulla botanic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3620">
            <text:p>3620</text:p>
          </table:table-cell>
          <table:table-cell table:style-name="ACE-23" office:value-type="float" office:value="80">
            <text:p>80</text:p>
          </table:table-cell>
          <table:table-cell table:style-name="ACE-26" office:value-type="float" office:value="3159">
            <text:p>3159</text:p>
          </table:table-cell>
          <table:table-cell table:style-name="ACE-19" office:value-type="float" office:value="3735">
            <text:p>3735</text:p>
          </table:table-cell>
          <table:table-cell table:style-name="ACE-27" table:formula="of:=[.K156]+[.N156]" office:value-type="float" office:value="3447">
            <text:p>3447</text:p>
          </table:table-cell>
          <table:table-cell table:style-name="ACE-19" table:formula="of:=([.L156]-[.K156])/2" office:value-type="float" office:value="288">
            <text:p>288</text:p>
          </table:table-cell>
          <table:table-cell table:style-name="ACE-29" office:value-type="float" office:value="0.37">
            <text:p>0.37</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20</text:p>
          </table:table-cell>
          <table:table-cell table:style-name="ACE-19" office:value-type="string">
            <text:p>MA</text:p>
          </table:table-cell>
          <table:table-cell table:style-name="ACE-19" office:value-type="string">
            <text:p>Mangrove</text:p>
          </table:table-cell>
          <table:table-cell table:style-name="ACE-19" office:value-type="string">
            <text:p>Mangrove wood</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
            <text:p>−26</text:p>
          </table:table-cell>
          <table:table-cell table:style-name="ACE-24" office:value-type="float" office:value="1240">
            <text:p>1240</text:p>
          </table:table-cell>
          <table:table-cell table:style-name="ACE-23" office:value-type="float" office:value="60">
            <text:p>60</text:p>
          </table:table-cell>
          <table:table-cell table:style-name="ACE-26" office:value-type="float" office:value="969">
            <text:p>969</text:p>
          </table:table-cell>
          <table:table-cell table:style-name="ACE-19" office:value-type="float" office:value="1261">
            <text:p>1261</text:p>
          </table:table-cell>
          <table:table-cell table:style-name="ACE-27" table:formula="of:=[.K157]+[.N157]" office:value-type="float" office:value="1115">
            <text:p>1115</text:p>
          </table:table-cell>
          <table:table-cell table:style-name="ACE-19" table:formula="of:=([.L157]-[.K157])/2" office:value-type="float" office:value="146">
            <text:p>146</text:p>
          </table:table-cell>
          <table:table-cell table:style-name="ACE-29" office:value-type="float" office:value="-0.44500000000000001">
            <text:p>−0.45</text:p>
          </table:table-cell>
          <table:table-cell table:style-name="ACE-28" office:value-type="float" office:value="0.5002249493977684">
            <text:p>0.50</text:p>
          </table:table-cell>
          <table:table-cell table:style-name="ACE-28" office:value-type="float" office:value="0.5002249493977684">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9</text:p>
          </table:table-cell>
          <table:table-cell table:style-name="ACE-19" office:value-type="string">
            <text:p>IF</text:p>
          </table:table-cell>
          <table:table-cell table:style-name="ACE-19" office:value-type="string">
            <text:p>Low Intertidal</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8999999999999999">
            <text:p>2.9</text:p>
          </table:table-cell>
          <table:table-cell table:style-name="ACE-24" office:value-type="float" office:value="3410">
            <text:p>3410</text:p>
          </table:table-cell>
          <table:table-cell table:style-name="ACE-23" office:value-type="float" office:value="70">
            <text:p>70</text:p>
          </table:table-cell>
          <table:table-cell table:style-name="ACE-26" office:value-type="float" office:value="2893">
            <text:p>2893</text:p>
          </table:table-cell>
          <table:table-cell table:style-name="ACE-19" office:value-type="float" office:value="3443">
            <text:p>3443</text:p>
          </table:table-cell>
          <table:table-cell table:style-name="ACE-27" table:formula="of:=[.K158]+[.N158]" office:value-type="float" office:value="3168">
            <text:p>3168</text:p>
          </table:table-cell>
          <table:table-cell table:style-name="ACE-19" table:formula="of:=([.L158]-[.K158])/2" office:value-type="float" office:value="275">
            <text:p>275</text:p>
          </table:table-cell>
          <table:table-cell table:style-name="ACE-29" office:value-type="float" office:value="-0.03499999999999992">
            <text:p>−0.03</text:p>
          </table:table-cell>
          <table:table-cell table:style-name="ACE-28" office:value-type="float" office:value="0.50301590432112586">
            <text:p>0.50</text:p>
          </table:table-cell>
          <table:table-cell table:style-name="ACE-28" office:value-type="float" office:value="0.5030159043211258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8</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7999999999999998">
            <text:p>−5.8</text:p>
          </table:table-cell>
          <table:table-cell table:style-name="ACE-24" office:value-type="float" office:value="6820">
            <text:p>6820</text:p>
          </table:table-cell>
          <table:table-cell table:style-name="ACE-23" office:value-type="float" office:value="240">
            <text:p>240</text:p>
          </table:table-cell>
          <table:table-cell table:style-name="ACE-26" office:value-type="float" office:value="7168">
            <text:p>7168</text:p>
          </table:table-cell>
          <table:table-cell table:style-name="ACE-19" office:value-type="float" office:value="8152">
            <text:p>8152</text:p>
          </table:table-cell>
          <table:table-cell table:style-name="ACE-27" table:formula="of:=[.K159]+[.N159]" office:value-type="float" office:value="7660">
            <text:p>7660</text:p>
          </table:table-cell>
          <table:table-cell table:style-name="ACE-19" table:formula="of:=([.L159]-[.K159])/2" office:value-type="float" office:value="492">
            <text:p>492</text:p>
          </table:table-cell>
          <table:table-cell table:style-name="ACE-29" office:value-type="float" office:value="-1.27">
            <text:p>−1.27</text:p>
          </table:table-cell>
          <table:table-cell table:style-name="ACE-28" office:value-type="float" office:value="0.1044030650891055">
            <text:p>0.10</text:p>
          </table:table-cell>
          <table:table-cell table:style-name="ACE-28" office:value-type="float" office:value="0.1044030650891055">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7</text:p>
          </table:table-cell>
          <table:table-cell table:style-name="ACE-19" office:value-type="string">
            <text:p>TI</text:p>
          </table:table-cell>
          <table:table-cell table:style-name="ACE-19" office:value-type="string">
            <text:p>Intertidal</text:p>
          </table:table-cell>
          <table:table-cell table:style-name="ACE-19" office:value-type="string">
            <text:p>Fibre and organic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199999999999999">
            <text:p>−12.2</text:p>
          </table:table-cell>
          <table:table-cell table:style-name="ACE-24" office:value-type="float" office:value="7070">
            <text:p>7070</text:p>
          </table:table-cell>
          <table:table-cell table:style-name="ACE-23" office:value-type="float" office:value="450">
            <text:p>450</text:p>
          </table:table-cell>
          <table:table-cell table:style-name="ACE-26" office:value-type="float" office:value="6909">
            <text:p>6909</text:p>
          </table:table-cell>
          <table:table-cell table:style-name="ACE-19" office:value-type="float" office:value="8970">
            <text:p>8970</text:p>
          </table:table-cell>
          <table:table-cell table:style-name="ACE-27" table:formula="of:=[.K160]+[.N160]" office:value-type="float" office:value="7939.5">
            <text:p>7940</text:p>
          </table:table-cell>
          <table:table-cell table:style-name="ACE-19" table:formula="of:=([.L160]-[.K160])/2" office:value-type="float" office:value="1030.5">
            <text:p>1030.5</text:p>
          </table:table-cell>
          <table:table-cell table:style-name="ACE-29" office:value-type="float" office:value="-3.1400000000000001">
            <text:p>−3.14</text:p>
          </table:table-cell>
          <table:table-cell table:style-name="ACE-28" office:value-type="float" office:value="0.50159744815937812">
            <text:p>0.50</text:p>
          </table:table-cell>
          <table:table-cell table:style-name="ACE-28" office:value-type="float" office:value="0.50159744815937812">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4</text:p>
          </table:table-cell>
          <table:table-cell table:style-name="ACE-19" office:value-type="string">
            <text:p>CH</text:p>
          </table:table-cell>
          <table:table-cell table:style-name="ACE-19" office:value-type="string">
            <text:p>Beach Ridge</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790">
            <text:p>3790</text:p>
          </table:table-cell>
          <table:table-cell table:style-name="ACE-23" office:value-type="float" office:value="105">
            <text:p>105</text:p>
          </table:table-cell>
          <table:table-cell table:style-name="ACE-26" office:value-type="float" office:value="3332">
            <text:p>3332</text:p>
          </table:table-cell>
          <table:table-cell table:style-name="ACE-19" office:value-type="float" office:value="3996">
            <text:p>3996</text:p>
          </table:table-cell>
          <table:table-cell table:style-name="ACE-27" table:formula="of:=[.K161]+[.N161]" office:value-type="float" office:value="3664">
            <text:p>3664</text:p>
          </table:table-cell>
          <table:table-cell table:style-name="ACE-19" table:formula="of:=([.L161]-[.K161])/2" office:value-type="float" office:value="332">
            <text:p>332</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3</text:p>
          </table:table-cell>
          <table:table-cell table:style-name="ACE-19" office:value-type="string">
            <text:p>CH</text:p>
          </table:table-cell>
          <table:table-cell table:style-name="ACE-19" office:value-type="string">
            <text:p>Beach Ridge</text:p>
          </table:table-cell>
          <table:table-cell table:style-name="ACE-19" office:value-type="string">
            <text:p>Nerit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4030">
            <text:p>4030</text:p>
          </table:table-cell>
          <table:table-cell table:style-name="ACE-23" office:value-type="float" office:value="95">
            <text:p>95</text:p>
          </table:table-cell>
          <table:table-cell table:style-name="ACE-26" office:value-type="float" office:value="3629">
            <text:p>3629</text:p>
          </table:table-cell>
          <table:table-cell table:style-name="ACE-19" office:value-type="float" office:value="4327">
            <text:p>4327</text:p>
          </table:table-cell>
          <table:table-cell table:style-name="ACE-27" table:formula="of:=[.K162]+[.N162]" office:value-type="float" office:value="3978">
            <text:p>3978</text:p>
          </table:table-cell>
          <table:table-cell table:style-name="ACE-19" table:formula="of:=([.L162]-[.K162])/2" office:value-type="float" office:value="349">
            <text:p>349</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9</text:p>
          </table:table-cell>
          <table:table-cell table:style-name="ACE-19" office:value-type="string">
            <text:p>CH</text:p>
          </table:table-cell>
          <table:table-cell table:style-name="ACE-19" office:value-type="string">
            <text:p>Beach Ridge</text:p>
          </table:table-cell>
          <table:table-cell table:style-name="ACE-19" office:value-type="string">
            <text:p>Katelysia rhytiphor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3800">
            <text:p>3800</text:p>
          </table:table-cell>
          <table:table-cell table:style-name="ACE-23" office:value-type="float" office:value="70">
            <text:p>70</text:p>
          </table:table-cell>
          <table:table-cell table:style-name="ACE-26" office:value-type="float" office:value="3392">
            <text:p>3392</text:p>
          </table:table-cell>
          <table:table-cell table:style-name="ACE-19" office:value-type="float" office:value="3938">
            <text:p>3938</text:p>
          </table:table-cell>
          <table:table-cell table:style-name="ACE-27" table:formula="of:=[.K163]+[.N163]" office:value-type="float" office:value="3665">
            <text:p>3665</text:p>
          </table:table-cell>
          <table:table-cell table:style-name="ACE-19" table:formula="of:=([.L163]-[.K163])/2" office:value-type="float" office:value="273">
            <text:p>273</text:p>
          </table:table-cell>
          <table:table-cell table:style-name="ACE-29" office:value-type="float" office:value="2.8500000000000001">
            <text:p>2.85</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0</text:p>
          </table:table-cell>
          <table:table-cell table:style-name="ACE-19" office:value-type="string">
            <text:p>SE</text:p>
          </table:table-cell>
          <table:table-cell table:style-name="ACE-19" office:value-type="string">
            <text:p>Seagrass facies</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4">
            <text:p>−14.4</text:p>
          </table:table-cell>
          <table:table-cell table:style-name="ACE-24" office:value-type="float" office:value="5910">
            <text:p>5910</text:p>
          </table:table-cell>
          <table:table-cell table:style-name="ACE-23" office:value-type="float" office:value="90">
            <text:p>90</text:p>
          </table:table-cell>
          <table:table-cell table:style-name="ACE-26" office:value-type="float" office:value="6444">
            <text:p>6444</text:p>
          </table:table-cell>
          <table:table-cell table:style-name="ACE-19" office:value-type="float" office:value="6891">
            <text:p>6891</text:p>
          </table:table-cell>
          <table:table-cell table:style-name="ACE-27" table:formula="of:=[.K164]+[.N164]" office:value-type="float" office:value="6667.5">
            <text:p>6668</text:p>
          </table:table-cell>
          <table:table-cell table:style-name="ACE-19" table:formula="of:=([.L164]-[.K164])/2" office:value-type="float" office:value="223.5">
            <text:p>223.5</text:p>
          </table:table-cell>
          <table:table-cell table:style-name="ACE-29" office:value-type="float" office:value="2.2799999999999998">
            <text:p>2.28</text:p>
          </table:table-cell>
          <table:table-cell table:style-name="ACE-28" office:value-type="float" office:value="0.12806248474865697">
            <text:p>0.13</text:p>
          </table:table-cell>
          <table:table-cell table:style-name="ACE-28" office:value-type="float" office:value="0.12806248474865697">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1</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3770">
            <text:p>3770</text:p>
          </table:table-cell>
          <table:table-cell table:style-name="ACE-23" office:value-type="float" office:value="70">
            <text:p>70</text:p>
          </table:table-cell>
          <table:table-cell table:style-name="ACE-26" office:value-type="float" office:value="3363">
            <text:p>3363</text:p>
          </table:table-cell>
          <table:table-cell table:style-name="ACE-19" office:value-type="float" office:value="3895">
            <text:p>3895</text:p>
          </table:table-cell>
          <table:table-cell table:style-name="ACE-27" table:formula="of:=[.K165]+[.N165]" office:value-type="float" office:value="3629">
            <text:p>3629</text:p>
          </table:table-cell>
          <table:table-cell table:style-name="ACE-19" table:formula="of:=([.L165]-[.K165])/2" office:value-type="float" office:value="266">
            <text:p>266</text:p>
          </table:table-cell>
          <table:table-cell table:style-name="ACE-29" office:value-type="float" office:value="1.28">
            <text:p>1.28</text:p>
          </table:table-cell>
          <table:table-cell table:style-name="ACE-28" office:value-type="float" office:value="0.50249378105604448">
            <text:p>0.50</text:p>
          </table:table-cell>
          <table:table-cell table:style-name="ACE-28" office:value-type="float" office:value="0.5024937810560444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2</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699999999999999">
            <text:p>−18.7</text:p>
          </table:table-cell>
          <table:table-cell table:style-name="ACE-24" office:value-type="float" office:value="6550">
            <text:p>6550</text:p>
          </table:table-cell>
          <table:table-cell table:style-name="ACE-23" office:value-type="float" office:value="80">
            <text:p>80</text:p>
          </table:table-cell>
          <table:table-cell table:style-name="ACE-26" office:value-type="float" office:value="7262">
            <text:p>7262</text:p>
          </table:table-cell>
          <table:table-cell table:style-name="ACE-19" office:value-type="float" office:value="7565">
            <text:p>7565</text:p>
          </table:table-cell>
          <table:table-cell table:style-name="ACE-27" table:formula="of:=[.K166]+[.N166]" office:value-type="float" office:value="7413.5">
            <text:p>7414</text:p>
          </table:table-cell>
          <table:table-cell table:style-name="ACE-19" table:formula="of:=([.L166]-[.K166])/2" office:value-type="float" office:value="151.5">
            <text:p>151.5</text:p>
          </table:table-cell>
          <table:table-cell table:style-name="ACE-29" office:value-type="float" office:value="1.46">
            <text:p>1.46</text:p>
          </table:table-cell>
          <table:table-cell table:style-name="ACE-28" office:value-type="float" office:value="0.1118033988749895">
            <text:p>0.11</text:p>
          </table:table-cell>
          <table:table-cell table:style-name="ACE-28" office:value-type="float" office:value="0.1118033988749895">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3</text:p>
          </table:table-cell>
          <table:table-cell table:style-name="ACE-19" office:value-type="string">
            <text:p>IF</text:p>
          </table:table-cell>
          <table:table-cell table:style-name="ACE-19" office:value-type="string">
            <text:p>Intertidal</text:p>
          </table:table-cell>
          <table:table-cell table:style-name="ACE-19" office:value-type="string">
            <text:p>Mixed bivalve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7000000000000002">
            <text:p>3.7</text:p>
          </table:table-cell>
          <table:table-cell table:style-name="ACE-24" office:value-type="float" office:value="3850">
            <text:p>3850</text:p>
          </table:table-cell>
          <table:table-cell table:style-name="ACE-23" office:value-type="float" office:value="70">
            <text:p>70</text:p>
          </table:table-cell>
          <table:table-cell table:style-name="ACE-26" office:value-type="float" office:value="3439">
            <text:p>3439</text:p>
          </table:table-cell>
          <table:table-cell table:style-name="ACE-19" office:value-type="float" office:value="4009">
            <text:p>4009</text:p>
          </table:table-cell>
          <table:table-cell table:style-name="ACE-27" table:formula="of:=[.K167]+[.N167]" office:value-type="float" office:value="3724">
            <text:p>3724</text:p>
          </table:table-cell>
          <table:table-cell table:style-name="ACE-19" table:formula="of:=([.L167]-[.K167])/2" office:value-type="float" office:value="285">
            <text:p>285</text:p>
          </table:table-cell>
          <table:table-cell table:style-name="ACE-29" office:value-type="float" office:value="1.655">
            <text:p>1.66</text:p>
          </table:table-cell>
          <table:table-cell table:style-name="ACE-28" office:value-type="float" office:value="0.50717354031928752">
            <text:p>0.51</text:p>
          </table:table-cell>
          <table:table-cell table:style-name="ACE-28" office:value-type="float" office:value="0.50717354031928752">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4</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9000000000000004">
            <text:p>−8.9</text:p>
          </table:table-cell>
          <table:table-cell table:style-name="ACE-24" office:value-type="float" office:value="6310">
            <text:p>6310</text:p>
          </table:table-cell>
          <table:table-cell table:style-name="ACE-23" office:value-type="float" office:value="140">
            <text:p>140</text:p>
          </table:table-cell>
          <table:table-cell table:style-name="ACE-26" office:value-type="float" office:value="6797">
            <text:p>6797</text:p>
          </table:table-cell>
          <table:table-cell table:style-name="ACE-19" office:value-type="float" office:value="7429">
            <text:p>7429</text:p>
          </table:table-cell>
          <table:table-cell table:style-name="ACE-27" table:formula="of:=[.K168]+[.N168]" office:value-type="float" office:value="7113">
            <text:p>7113</text:p>
          </table:table-cell>
          <table:table-cell table:style-name="ACE-19" table:formula="of:=([.L168]-[.K168])/2" office:value-type="float" office:value="316">
            <text:p>316</text:p>
          </table:table-cell>
          <table:table-cell table:style-name="ACE-29" office:value-type="float" office:value="2.1850000000000001">
            <text:p>2.19</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5</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4.2999999999999998">
            <text:p>−4.3</text:p>
          </table:table-cell>
          <table:table-cell table:style-name="ACE-24" office:value-type="float" office:value="460">
            <text:p>460</text:p>
          </table:table-cell>
          <table:table-cell table:style-name="ACE-23" office:value-type="float" office:value="130">
            <text:p>130</text:p>
          </table:table-cell>
          <table:table-cell table:style-name="ACE-26" office:value-type="float" office:value="144">
            <text:p>144</text:p>
          </table:table-cell>
          <table:table-cell table:style-name="ACE-19" office:value-type="float" office:value="664">
            <text:p>664</text:p>
          </table:table-cell>
          <table:table-cell table:style-name="ACE-27" table:formula="of:=[.K169]+[.N169]" office:value-type="float" office:value="404">
            <text:p>404</text:p>
          </table:table-cell>
          <table:table-cell table:style-name="ACE-19" table:formula="of:=([.L169]-[.K169])/2" office:value-type="float" office:value="260">
            <text:p>260</text:p>
          </table:table-cell>
          <table:table-cell table:style-name="ACE-29" office:value-type="float" office:value="-0.69999999999999996">
            <text:p>−0.70</text:p>
          </table:table-cell>
          <table:table-cell table:style-name="ACE-28" office:value-type="float" office:value="0.17204650534085256">
            <text:p>0.17</text:p>
          </table:table-cell>
          <table:table-cell table:style-name="ACE-28" office:value-type="float" office:value="0.17204650534085256">
            <text:p>0.17</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6</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3400">
            <text:p>3400</text:p>
          </table:table-cell>
          <table:table-cell table:style-name="ACE-23" office:value-type="float" office:value="60">
            <text:p>60</text:p>
          </table:table-cell>
          <table:table-cell table:style-name="ACE-26" office:value-type="float" office:value="2904">
            <text:p>2904</text:p>
          </table:table-cell>
          <table:table-cell table:style-name="ACE-19" office:value-type="float" office:value="3425">
            <text:p>3425</text:p>
          </table:table-cell>
          <table:table-cell table:style-name="ACE-27" table:formula="of:=[.K170]+[.N170]" office:value-type="float" office:value="3164.5">
            <text:p>3165</text:p>
          </table:table-cell>
          <table:table-cell table:style-name="ACE-19" table:formula="of:=([.L170]-[.K170])/2" office:value-type="float" office:value="260.5">
            <text:p>260.5</text:p>
          </table:table-cell>
          <table:table-cell table:style-name="ACE-29" office:value-type="float" office:value="-2.5249999999999999">
            <text:p>−2.52</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7</text:p>
          </table:table-cell>
          <table:table-cell table:style-name="ACE-19" office:value-type="string">
            <text:p>SB</text:p>
          </table:table-cell>
          <table:table-cell table:style-name="ACE-19" office:value-type="string">
            <text:p>Subtidal</text:p>
          </table:table-cell>
          <table:table-cell table:style-name="ACE-19" office:value-type="string">
            <text:p>Brachiodonte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5040">
            <text:p>5040</text:p>
          </table:table-cell>
          <table:table-cell table:style-name="ACE-23" office:value-type="float" office:value="70">
            <text:p>70</text:p>
          </table:table-cell>
          <table:table-cell table:style-name="ACE-26" office:value-type="float" office:value="5004">
            <text:p>5004</text:p>
          </table:table-cell>
          <table:table-cell table:style-name="ACE-19" office:value-type="float" office:value="5569">
            <text:p>5569</text:p>
          </table:table-cell>
          <table:table-cell table:style-name="ACE-27" table:formula="of:=[.K171]+[.N171]" office:value-type="float" office:value="5286.5">
            <text:p>5287</text:p>
          </table:table-cell>
          <table:table-cell table:style-name="ACE-19" table:formula="of:=([.L171]-[.K171])/2" office:value-type="float" office:value="282.5">
            <text:p>282.5</text:p>
          </table:table-cell>
          <table:table-cell table:style-name="ACE-29" office:value-type="float" office:value="-2.415">
            <text:p>−2.42</text:p>
          </table:table-cell>
          <table:table-cell table:style-name="ACE-28" office:value-type="float" office:value="0.17613914953808538">
            <text:p>0.18</text:p>
          </table:table-cell>
          <table:table-cell table:style-name="ACE-28" office:value-type="float" office:value="0.17613914953808538">
            <text:p>0.18</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8</text:p>
          </table:table-cell>
          <table:table-cell table:style-name="ACE-19" office:value-type="string">
            <text:p>SB</text:p>
          </table:table-cell>
          <table:table-cell table:style-name="ACE-19" office:value-type="string">
            <text:p>Subtidal</text:p>
          </table:table-cell>
          <table:table-cell table:style-name="ACE-19" office:value-type="string">
            <text:p>Katelysia, Chlamys</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3110">
            <text:p>3110</text:p>
          </table:table-cell>
          <table:table-cell table:style-name="ACE-23" office:value-type="float" office:value="70">
            <text:p>70</text:p>
          </table:table-cell>
          <table:table-cell table:style-name="ACE-26" office:value-type="float" office:value="2546">
            <text:p>2546</text:p>
          </table:table-cell>
          <table:table-cell table:style-name="ACE-19" office:value-type="float" office:value="3134">
            <text:p>3134</text:p>
          </table:table-cell>
          <table:table-cell table:style-name="ACE-27" table:formula="of:=[.K172]+[.N172]" office:value-type="float" office:value="2840">
            <text:p>2840</text:p>
          </table:table-cell>
          <table:table-cell table:style-name="ACE-19" table:formula="of:=([.L172]-[.K172])/2" office:value-type="float" office:value="294">
            <text:p>294</text:p>
          </table:table-cell>
          <table:table-cell table:style-name="ACE-29" office:value-type="float" office:value="-2.2850000000000001">
            <text:p>−2.29</text:p>
          </table:table-cell>
          <table:table-cell table:style-name="ACE-28" office:value-type="float" office:value="0.11412712210513329">
            <text:p>0.11</text:p>
          </table:table-cell>
          <table:table-cell table:style-name="ACE-28" office:value-type="float" office:value="0.11412712210513329">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09</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5.5999999999999996">
            <text:p>−5.6</text:p>
          </table:table-cell>
          <table:table-cell table:style-name="ACE-24" office:value-type="float" office:value="3650">
            <text:p>3650</text:p>
          </table:table-cell>
          <table:table-cell table:style-name="ACE-23" office:value-type="float" office:value="160">
            <text:p>160</text:p>
          </table:table-cell>
          <table:table-cell table:style-name="ACE-26" office:value-type="float" office:value="3482">
            <text:p>3482</text:p>
          </table:table-cell>
          <table:table-cell table:style-name="ACE-19" office:value-type="float" office:value="4405">
            <text:p>4405</text:p>
          </table:table-cell>
          <table:table-cell table:style-name="ACE-27" table:formula="of:=[.K173]+[.N173]" office:value-type="float" office:value="3943.5">
            <text:p>3944</text:p>
          </table:table-cell>
          <table:table-cell table:style-name="ACE-19" table:formula="of:=([.L173]-[.K173])/2" office:value-type="float" office:value="461.5">
            <text:p>461.5</text:p>
          </table:table-cell>
          <table:table-cell table:style-name="ACE-29" office:value-type="float" office:value="-0.87">
            <text:p>−0.87</text:p>
          </table:table-cell>
          <table:table-cell table:style-name="ACE-28" office:value-type="float" office:value="0.13453624047073712">
            <text:p>0.13</text:p>
          </table:table-cell>
          <table:table-cell table:style-name="ACE-28" office:value-type="float" office:value="0.13453624047073712">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0</text:p>
          </table:table-cell>
          <table:table-cell table:style-name="ACE-19" office:value-type="string">
            <text:p>SB</text:p>
          </table:table-cell>
          <table:table-cell table:style-name="ACE-19" office:value-type="string">
            <text:p>Subtidal</text:p>
          </table:table-cell>
          <table:table-cell table:style-name="ACE-19" office:value-type="string">
            <text:p>Katelysia, Ostre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5370">
            <text:p>5370</text:p>
          </table:table-cell>
          <table:table-cell table:style-name="ACE-23" office:value-type="float" office:value="80">
            <text:p>80</text:p>
          </table:table-cell>
          <table:table-cell table:style-name="ACE-26" office:value-type="float" office:value="5431">
            <text:p>5431</text:p>
          </table:table-cell>
          <table:table-cell table:style-name="ACE-19" office:value-type="float" office:value="5924">
            <text:p>5924</text:p>
          </table:table-cell>
          <table:table-cell table:style-name="ACE-27" table:formula="of:=[.K174]+[.N174]" office:value-type="float" office:value="5677.5">
            <text:p>5678</text:p>
          </table:table-cell>
          <table:table-cell table:style-name="ACE-19" table:formula="of:=([.L174]-[.K174])/2" office:value-type="float" office:value="246.5">
            <text:p>246.5</text:p>
          </table:table-cell>
          <table:table-cell table:style-name="ACE-29" office:value-type="float" office:value="-1.04">
            <text:p>−1.04</text:p>
          </table:table-cell>
          <table:table-cell table:style-name="ACE-28" office:value-type="float" office:value="0.12806248474865697">
            <text:p>0.13</text:p>
          </table:table-cell>
          <table:table-cell table:style-name="ACE-28" office:value-type="float" office:value="0.12806248474865697">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1</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2.9">
            <text:p>−12.9</text:p>
          </table:table-cell>
          <table:table-cell table:style-name="ACE-24" office:value-type="float" office:value="6100">
            <text:p>6100</text:p>
          </table:table-cell>
          <table:table-cell table:style-name="ACE-23" office:value-type="float" office:value="130">
            <text:p>130</text:p>
          </table:table-cell>
          <table:table-cell table:style-name="ACE-26" office:value-type="float" office:value="6568">
            <text:p>6568</text:p>
          </table:table-cell>
          <table:table-cell table:style-name="ACE-19" office:value-type="float" office:value="7254">
            <text:p>7254</text:p>
          </table:table-cell>
          <table:table-cell table:style-name="ACE-27" table:formula="of:=[.K175]+[.N175]" office:value-type="float" office:value="6911">
            <text:p>6911</text:p>
          </table:table-cell>
          <table:table-cell table:style-name="ACE-19" table:formula="of:=([.L175]-[.K175])/2" office:value-type="float" office:value="343">
            <text:p>343</text:p>
          </table:table-cell>
          <table:table-cell table:style-name="ACE-29" office:value-type="float" office:value="0.19">
            <text:p>0.19</text:p>
          </table:table-cell>
          <table:table-cell table:style-name="ACE-28" office:value-type="float" office:value="0.14866068747318506">
            <text:p>0.15</text:p>
          </table:table-cell>
          <table:table-cell table:style-name="ACE-28" office:value-type="float" office:value="0.14866068747318506">
            <text:p>0.15</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2</text:p>
          </table:table-cell>
          <table:table-cell table:style-name="ACE-19" office:value-type="string">
            <text:p>IF</text:p>
          </table:table-cell>
          <table:table-cell table:style-name="ACE-19" office:value-type="string">
            <text:p>Intertidal</text:p>
          </table:table-cell>
          <table:table-cell table:style-name="ACE-19" office:value-type="string">
            <text:p>Katelysia, Anapell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5">
            <text:p>3.5</text:p>
          </table:table-cell>
          <table:table-cell table:style-name="ACE-24" office:value-type="float" office:value="2860">
            <text:p>2860</text:p>
          </table:table-cell>
          <table:table-cell table:style-name="ACE-23" office:value-type="float" office:value="60">
            <text:p>60</text:p>
          </table:table-cell>
          <table:table-cell table:style-name="ACE-26" office:value-type="float" office:value="2295">
            <text:p>2295</text:p>
          </table:table-cell>
          <table:table-cell table:style-name="ACE-19" office:value-type="float" office:value="2751">
            <text:p>2751</text:p>
          </table:table-cell>
          <table:table-cell table:style-name="ACE-27" table:formula="of:=[.K176]+[.N176]" office:value-type="float" office:value="2523">
            <text:p>2523</text:p>
          </table:table-cell>
          <table:table-cell table:style-name="ACE-19" table:formula="of:=([.L176]-[.K176])/2" office:value-type="float" office:value="228">
            <text:p>228</text:p>
          </table:table-cell>
          <table:table-cell table:style-name="ACE-29" office:value-type="float" office:value="0.65500000000000003">
            <text:p>0.66</text:p>
          </table:table-cell>
          <table:table-cell table:style-name="ACE-28" office:value-type="float" office:value="0.50894498720392167">
            <text:p>0.51</text:p>
          </table:table-cell>
          <table:table-cell table:style-name="ACE-28" office:value-type="float" office:value="0.50894498720392167">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913</text:p>
          </table:table-cell>
          <table:table-cell table:style-name="ACE-19" office:value-type="string">
            <text:p>IF</text:p>
          </table:table-cell>
          <table:table-cell table:style-name="ACE-19" office:value-type="string">
            <text:p>Intertidal</text:p>
          </table:table-cell>
          <table:table-cell table:style-name="ACE-19" office:value-type="string">
            <text:p>Katelysia, Batillar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6000000000000001">
            <text:p>3.6</text:p>
          </table:table-cell>
          <table:table-cell table:style-name="ACE-24" office:value-type="float" office:value="3270">
            <text:p>3270</text:p>
          </table:table-cell>
          <table:table-cell table:style-name="ACE-23" office:value-type="float" office:value="70">
            <text:p>70</text:p>
          </table:table-cell>
          <table:table-cell table:style-name="ACE-26" office:value-type="float" office:value="2759">
            <text:p>2759</text:p>
          </table:table-cell>
          <table:table-cell table:style-name="ACE-19" office:value-type="float" office:value="3290">
            <text:p>3290</text:p>
          </table:table-cell>
          <table:table-cell table:style-name="ACE-27" table:formula="of:=[.K177]+[.N177]" office:value-type="float" office:value="3024.5">
            <text:p>3025</text:p>
          </table:table-cell>
          <table:table-cell table:style-name="ACE-19" table:formula="of:=([.L177]-[.K177])/2" office:value-type="float" office:value="265.5">
            <text:p>265.5</text:p>
          </table:table-cell>
          <table:table-cell table:style-name="ACE-29" office:value-type="float" office:value="0.73999999999999999">
            <text:p>0.74</text:p>
          </table:table-cell>
          <table:table-cell table:style-name="ACE-28" office:value-type="float" office:value="0.50803543183522148">
            <text:p>0.51</text:p>
          </table:table-cell>
          <table:table-cell table:style-name="ACE-28" office:value-type="float" office:value="0.50803543183522148">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5</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270">
            <text:p>2270</text:p>
          </table:table-cell>
          <table:table-cell table:style-name="ACE-23" office:value-type="float" office:value="60">
            <text:p>60</text:p>
          </table:table-cell>
          <table:table-cell table:style-name="ACE-26" office:value-type="float" office:value="1542">
            <text:p>1542</text:p>
          </table:table-cell>
          <table:table-cell table:style-name="ACE-19" office:value-type="float" office:value="2047">
            <text:p>2047</text:p>
          </table:table-cell>
          <table:table-cell table:style-name="ACE-27" table:formula="of:=[.K178]+[.N178]" office:value-type="float" office:value="1794.5">
            <text:p>1795</text:p>
          </table:table-cell>
          <table:table-cell table:style-name="ACE-19" table:formula="of:=([.L178]-[.K178])/2" office:value-type="float" office:value="252.5">
            <text:p>252.5</text:p>
          </table:table-cell>
          <table:table-cell table:style-name="ACE-29" office:value-type="float" office:value="0.98999999999999999">
            <text:p>0.99</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6</text:p>
          </table:table-cell>
          <table:table-cell table:style-name="ACE-19" office:value-type="string">
            <text:p>CH</text:p>
          </table:table-cell>
          <table:table-cell table:style-name="ACE-19" office:value-type="string">
            <text:p>Beach Ridge</text:p>
          </table:table-cell>
          <table:table-cell table:style-name="ACE-19" office:value-type="string">
            <text:p>Anapella, Katelys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000000000000002">
            <text:p>3.2</text:p>
          </table:table-cell>
          <table:table-cell table:style-name="ACE-24" office:value-type="float" office:value="2270">
            <text:p>2270</text:p>
          </table:table-cell>
          <table:table-cell table:style-name="ACE-23" office:value-type="float" office:value="60">
            <text:p>60</text:p>
          </table:table-cell>
          <table:table-cell table:style-name="ACE-26" office:value-type="float" office:value="1542">
            <text:p>1542</text:p>
          </table:table-cell>
          <table:table-cell table:style-name="ACE-19" office:value-type="float" office:value="2047">
            <text:p>2047</text:p>
          </table:table-cell>
          <table:table-cell table:style-name="ACE-27" table:formula="of:=[.K179]+[.N179]" office:value-type="float" office:value="1794.5">
            <text:p>1795</text:p>
          </table:table-cell>
          <table:table-cell table:style-name="ACE-19" table:formula="of:=([.L179]-[.K179])/2" office:value-type="float" office:value="252.5">
            <text:p>252.5</text:p>
          </table:table-cell>
          <table:table-cell table:style-name="ACE-29" office:value-type="float" office:value="2.0600000000000001">
            <text:p>2.06</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7</text:p>
          </table:table-cell>
          <table:table-cell table:style-name="ACE-19" office:value-type="string">
            <text:p>CH</text:p>
          </table:table-cell>
          <table:table-cell table:style-name="ACE-19" office:value-type="string">
            <text:p>Beach Ridge</text:p>
          </table:table-cell>
          <table:table-cell table:style-name="ACE-19" office:value-type="string">
            <text:p>Anapella, Katelysia</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59999999999999998">
            <text:p>0.6</text:p>
          </table:table-cell>
          <table:table-cell table:style-name="ACE-24" office:value-type="float" office:value="3460">
            <text:p>3460</text:p>
          </table:table-cell>
          <table:table-cell table:style-name="ACE-23" office:value-type="float" office:value="85">
            <text:p>85</text:p>
          </table:table-cell>
          <table:table-cell table:style-name="ACE-26" office:value-type="float" office:value="2936">
            <text:p>2936</text:p>
          </table:table-cell>
          <table:table-cell table:style-name="ACE-19" office:value-type="float" office:value="3545">
            <text:p>3545</text:p>
          </table:table-cell>
          <table:table-cell table:style-name="ACE-27" table:formula="of:=[.K180]+[.N180]" office:value-type="float" office:value="3240.5">
            <text:p>3241</text:p>
          </table:table-cell>
          <table:table-cell table:style-name="ACE-19" table:formula="of:=([.L180]-[.K180])/2" office:value-type="float" office:value="304.5">
            <text:p>304.5</text:p>
          </table:table-cell>
          <table:table-cell table:style-name="ACE-29" office:value-type="float" office:value="2.7799999999999998">
            <text:p>2.78</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898</text:p>
          </table:table-cell>
          <table:table-cell table:style-name="ACE-19" office:value-type="string">
            <text:p>MA</text:p>
          </table:table-cell>
          <table:table-cell table:style-name="ACE-19" office:value-type="string">
            <text:p>Mangrove </text:p>
          </table:table-cell>
          <table:table-cell table:style-name="ACE-19" office:value-type="string">
            <text:p>Mangrove wood</text:p>
          </table:table-cell>
          <table:table-cell table:style-name="ACE-19" office:value-type="string">
            <text:p>Port Wakefield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4">
            <text:p>−24</text:p>
          </table:table-cell>
          <table:table-cell table:style-name="ACE-24" office:value-type="float" office:value="2020">
            <text:p>2020</text:p>
          </table:table-cell>
          <table:table-cell table:style-name="ACE-23" office:value-type="float" office:value="50">
            <text:p>50</text:p>
          </table:table-cell>
          <table:table-cell table:style-name="ACE-26" office:value-type="float" office:value="1741">
            <text:p>1741</text:p>
          </table:table-cell>
          <table:table-cell table:style-name="ACE-19" office:value-type="float" office:value="2058">
            <text:p>2058</text:p>
          </table:table-cell>
          <table:table-cell table:style-name="ACE-27" table:formula="of:=[.K181]+[.N181]" office:value-type="float" office:value="1899.5">
            <text:p>1900</text:p>
          </table:table-cell>
          <table:table-cell table:style-name="ACE-19" table:formula="of:=([.L181]-[.K181])/2" office:value-type="float" office:value="158.5">
            <text:p>158.5</text:p>
          </table:table-cell>
          <table:table-cell table:style-name="ACE-29" office:value-type="float" office:value="-0.44">
            <text:p>−0.44</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1116</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999999999999998">
            <text:p>2.3</text:p>
          </table:table-cell>
          <table:table-cell table:style-name="ACE-24" office:value-type="float" office:value="3330">
            <text:p>3330</text:p>
          </table:table-cell>
          <table:table-cell table:style-name="ACE-23" office:value-type="float" office:value="70">
            <text:p>70</text:p>
          </table:table-cell>
          <table:table-cell table:style-name="ACE-26" office:value-type="float" office:value="2817">
            <text:p>2817</text:p>
          </table:table-cell>
          <table:table-cell table:style-name="ACE-19" office:value-type="float" office:value="3354">
            <text:p>3354</text:p>
          </table:table-cell>
          <table:table-cell table:style-name="ACE-27" table:formula="of:=[.K184]+[.N184]" office:value-type="float" office:value="3085.5">
            <text:p>3086</text:p>
          </table:table-cell>
          <table:table-cell table:style-name="ACE-19" table:formula="of:=([.L184]-[.K184])/2" office:value-type="float" office:value="268.5">
            <text:p>268.5</text:p>
          </table:table-cell>
          <table:table-cell table:style-name="ACE-29" office:value-type="float" office:value="3.6000000000000001">
            <text:p>3.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5</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29999999999999999">
            <text:p>0.3</text:p>
          </table:table-cell>
          <table:table-cell table:style-name="ACE-24" office:value-type="float" office:value="2520">
            <text:p>2520</text:p>
          </table:table-cell>
          <table:table-cell table:style-name="ACE-23" office:value-type="float" office:value="70">
            <text:p>70</text:p>
          </table:table-cell>
          <table:table-cell table:style-name="ACE-26" office:value-type="float" office:value="1836">
            <text:p>1836</text:p>
          </table:table-cell>
          <table:table-cell table:style-name="ACE-19" office:value-type="float" office:value="2340">
            <text:p>2340</text:p>
          </table:table-cell>
          <table:table-cell table:style-name="ACE-27" table:formula="of:=[.K185]+[.N185]" office:value-type="float" office:value="2088">
            <text:p>2088</text:p>
          </table:table-cell>
          <table:table-cell table:style-name="ACE-19" table:formula="of:=([.L185]-[.K185])/2" office:value-type="float" office:value="252">
            <text:p>252</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4</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7">
            <text:p>1.7</text:p>
          </table:table-cell>
          <table:table-cell table:style-name="ACE-24" office:value-type="float" office:value="2240">
            <text:p>2240</text:p>
          </table:table-cell>
          <table:table-cell table:style-name="ACE-23" office:value-type="float" office:value="70">
            <text:p>70</text:p>
          </table:table-cell>
          <table:table-cell table:style-name="ACE-26" office:value-type="float" office:value="1507">
            <text:p>1507</text:p>
          </table:table-cell>
          <table:table-cell table:style-name="ACE-19" office:value-type="float" office:value="2032">
            <text:p>2032</text:p>
          </table:table-cell>
          <table:table-cell table:style-name="ACE-27" table:formula="of:=[.K186]+[.N186]" office:value-type="float" office:value="1769.5">
            <text:p>1770</text:p>
          </table:table-cell>
          <table:table-cell table:style-name="ACE-19" table:formula="of:=([.L186]-[.K186])/2" office:value-type="float" office:value="262.5">
            <text:p>262.5</text:p>
          </table:table-cell>
          <table:table-cell table:style-name="ACE-29" office:value-type="float" office:value="2.6000000000000001">
            <text:p>2.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3</text:p>
          </table:table-cell>
          <table:table-cell table:style-name="ACE-19" office:value-type="string">
            <text:p>CH</text:p>
          </table:table-cell>
          <table:table-cell table:style-name="ACE-19" office:value-type="string">
            <text:p>Beach Ridge</text:p>
          </table:table-cell>
          <table:table-cell table:style-name="ACE-19" office:value-type="string">
            <text:p>Anapella cycladea</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7000000000000002">
            <text:p>2.7</text:p>
          </table:table-cell>
          <table:table-cell table:style-name="ACE-24" office:value-type="float" office:value="860">
            <text:p>860</text:p>
          </table:table-cell>
          <table:table-cell table:style-name="ACE-23" office:value-type="float" office:value="70">
            <text:p>70</text:p>
          </table:table-cell>
          <table:table-cell table:style-name="ACE-26" office:value-type="float" office:value="230">
            <text:p>230</text:p>
          </table:table-cell>
          <table:table-cell table:style-name="ACE-19" office:value-type="float" office:value="629">
            <text:p>629</text:p>
          </table:table-cell>
          <table:table-cell table:style-name="ACE-27" table:formula="of:=[.K187]+[.N187]" office:value-type="float" office:value="429.5">
            <text:p>430</text:p>
          </table:table-cell>
          <table:table-cell table:style-name="ACE-19" table:formula="of:=([.L187]-[.K187])/2" office:value-type="float" office:value="199.5">
            <text:p>199.5</text:p>
          </table:table-cell>
          <table:table-cell table:style-name="ACE-29" office:value-type="float" office:value="1.6000000000000001">
            <text:p>1.60</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1112</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
            <text:p>−1.8</text:p>
          </table:table-cell>
          <table:table-cell table:style-name="ACE-24" office:value-type="float" office:value="1360">
            <text:p>1360</text:p>
          </table:table-cell>
          <table:table-cell table:style-name="ACE-23" office:value-type="float" office:value="60">
            <text:p>60</text:p>
          </table:table-cell>
          <table:table-cell table:style-name="ACE-26" office:value-type="float" office:value="653">
            <text:p>653</text:p>
          </table:table-cell>
          <table:table-cell table:style-name="ACE-19" office:value-type="float" office:value="1046">
            <text:p>1046</text:p>
          </table:table-cell>
          <table:table-cell table:style-name="ACE-27" table:formula="of:=[.K188]+[.N188]" office:value-type="float" office:value="849.5">
            <text:p>850</text:p>
          </table:table-cell>
          <table:table-cell table:style-name="ACE-19" table:formula="of:=([.L188]-[.K188])/2" office:value-type="float" office:value="196.5">
            <text:p>196.5</text:p>
          </table:table-cell>
          <table:table-cell table:style-name="ACE-29" office:value-type="float" office:value="1.1000000000000001">
            <text:p>1.1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5</text:p>
          </table:table-cell>
          <table:table-cell table:style-name="ACE-19" office:value-type="string">
            <text:p>IF</text:p>
          </table:table-cell>
          <table:table-cell table:style-name="ACE-19" office:value-type="string">
            <text:p>Inter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2999999999999998">
            <text:p>3.3</text:p>
          </table:table-cell>
          <table:table-cell table:style-name="ACE-24" office:value-type="float" office:value="2730">
            <text:p>2730</text:p>
          </table:table-cell>
          <table:table-cell table:style-name="ACE-23" office:value-type="float" office:value="80">
            <text:p>80</text:p>
          </table:table-cell>
          <table:table-cell table:style-name="ACE-26" office:value-type="float" office:value="2090">
            <text:p>2090</text:p>
          </table:table-cell>
          <table:table-cell table:style-name="ACE-19" office:value-type="float" office:value="2693">
            <text:p>2693</text:p>
          </table:table-cell>
          <table:table-cell table:style-name="ACE-27" table:formula="of:=[.K189]+[.N189]" office:value-type="float" office:value="2391.5">
            <text:p>2392</text:p>
          </table:table-cell>
          <table:table-cell table:style-name="ACE-19" table:formula="of:=([.L189]-[.K189])/2" office:value-type="float" office:value="301.5">
            <text:p>301.5</text:p>
          </table:table-cell>
          <table:table-cell table:style-name="ACE-29" office:value-type="float" office:value="-0.14999999999999999">
            <text:p>−0.15</text:p>
          </table:table-cell>
          <table:table-cell table:style-name="ACE-28" office:value-type="float" office:value="0.50635955604688654">
            <text:p>0.51</text:p>
          </table:table-cell>
          <table:table-cell table:style-name="ACE-28" office:value-type="float" office:value="0.50635955604688654">
            <text:p>0.5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6</text:p>
          </table:table-cell>
          <table:table-cell table:style-name="ACE-19" office:value-type="string">
            <text:p>IF</text:p>
          </table:table-cell>
          <table:table-cell table:style-name="ACE-19" office:value-type="string">
            <text:p>Intrusive Mangrove</text:p>
          </table:table-cell>
          <table:table-cell table:style-name="ACE-19" office:value-type="string">
            <text:p>Organics</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199999999999999">
            <text:p>−13.2</text:p>
          </table:table-cell>
          <table:table-cell table:style-name="ACE-24" office:value-type="float" office:value="4260">
            <text:p>4260</text:p>
          </table:table-cell>
          <table:table-cell table:style-name="ACE-23" office:value-type="float" office:value="80">
            <text:p>80</text:p>
          </table:table-cell>
          <table:table-cell table:style-name="ACE-26" office:value-type="float" office:value="4448">
            <text:p>4448</text:p>
          </table:table-cell>
          <table:table-cell table:style-name="ACE-19" office:value-type="float" office:value="4959">
            <text:p>4959</text:p>
          </table:table-cell>
          <table:table-cell table:style-name="ACE-27" table:formula="of:=[.K190]+[.N190]" office:value-type="float" office:value="4703.5">
            <text:p>4704</text:p>
          </table:table-cell>
          <table:table-cell table:style-name="ACE-19" table:formula="of:=([.L190]-[.K190])/2" office:value-type="float" office:value="255.5">
            <text:p>255.5</text:p>
          </table:table-cell>
          <table:table-cell table:style-name="ACE-29" office:value-type="float" office:value="0.63500000000000001">
            <text:p>0.64</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7</text:p>
          </table:table-cell>
          <table:table-cell table:style-name="ACE-19" office:value-type="string">
            <text:p>TI</text:p>
          </table:table-cell>
          <table:table-cell table:style-name="ACE-19" office:value-type="string">
            <text:p>Transgressive intertidal</text:p>
          </table:table-cell>
          <table:table-cell table:style-name="ACE-19" office:value-type="string">
            <text:p>Organics</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4.9">
            <text:p>−14.9</text:p>
          </table:table-cell>
          <table:table-cell table:style-name="ACE-24" office:value-type="float" office:value="6690">
            <text:p>6690</text:p>
          </table:table-cell>
          <table:table-cell table:style-name="ACE-23" office:value-type="float" office:value="80">
            <text:p>80</text:p>
          </table:table-cell>
          <table:table-cell table:style-name="ACE-26" office:value-type="float" office:value="7344">
            <text:p>7344</text:p>
          </table:table-cell>
          <table:table-cell table:style-name="ACE-19" office:value-type="float" office:value="7666">
            <text:p>7666</text:p>
          </table:table-cell>
          <table:table-cell table:style-name="ACE-27" table:formula="of:=[.K191]+[.N191]" office:value-type="float" office:value="7505">
            <text:p>7505</text:p>
          </table:table-cell>
          <table:table-cell table:style-name="ACE-19" table:formula="of:=([.L191]-[.K191])/2" office:value-type="float" office:value="161">
            <text:p>161</text:p>
          </table:table-cell>
          <table:table-cell table:style-name="ACE-29" office:value-type="float" office:value="0.0050000000000000001">
            <text:p>0.01</text:p>
          </table:table-cell>
          <table:table-cell table:style-name="ACE-28" office:value-type="float" office:value="0.50122350304031038">
            <text:p>0.50</text:p>
          </table:table-cell>
          <table:table-cell table:style-name="ACE-28" office:value-type="float" office:value="0.5012235030403103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8</text:p>
          </table:table-cell>
          <table:table-cell table:style-name="ACE-19" office:value-type="string">
            <text:p>SE</text:p>
          </table:table-cell>
          <table:table-cell table:style-name="ACE-19" office:value-type="string">
            <text:p>Subtidal seagrass</text:p>
          </table:table-cell>
          <table:table-cell table:style-name="ACE-19" office:value-type="string">
            <text:p>Posidonia fibre</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8000000000000007">
            <text:p>−9.8</text:p>
          </table:table-cell>
          <table:table-cell table:style-name="ACE-24" office:value-type="float" office:value="300">
            <text:p>300</text:p>
          </table:table-cell>
          <table:table-cell table:style-name="ACE-23" office:value-type="float" office:value="70">
            <text:p>70</text:p>
          </table:table-cell>
          <table:table-cell table:style-name="ACE-26" office:value-type="float" office:value="0">
            <text:p>0</text:p>
          </table:table-cell>
          <table:table-cell table:style-name="ACE-19" office:value-type="float" office:value="494">
            <text:p>494</text:p>
          </table:table-cell>
          <table:table-cell table:style-name="ACE-27" table:formula="of:=[.K192]+[.N192]" office:value-type="float" office:value="247">
            <text:p>247</text:p>
          </table:table-cell>
          <table:table-cell table:style-name="ACE-19" table:formula="of:=([.L192]-[.K192])/2" office:value-type="float" office:value="247">
            <text:p>247</text:p>
          </table:table-cell>
          <table:table-cell table:style-name="ACE-29" office:value-type="float" office:value="-1.085">
            <text:p>−1.08</text:p>
          </table:table-cell>
          <table:table-cell table:style-name="ACE-28" office:value-type="float" office:value="0.88069574769042691">
            <text:p>0.88</text:p>
          </table:table-cell>
          <table:table-cell table:style-name="ACE-28" office:value-type="float" office:value="0.88069574769042691">
            <text:p>0.88</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79</text:p>
          </table:table-cell>
          <table:table-cell table:style-name="ACE-19" office:value-type="string">
            <text:p>SE</text:p>
          </table:table-cell>
          <table:table-cell table:style-name="ACE-19" office:value-type="string">
            <text:p>Subtidal seagrass</text:p>
          </table:table-cell>
          <table:table-cell table:style-name="ACE-19" office:value-type="string">
            <text:p>Posidonia fibre</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0999999999999996">
            <text:p>−6.1</text:p>
          </table:table-cell>
          <table:table-cell table:style-name="ACE-24" office:value-type="float" office:value="820">
            <text:p>820</text:p>
          </table:table-cell>
          <table:table-cell table:style-name="ACE-23" office:value-type="float" office:value="70">
            <text:p>70</text:p>
          </table:table-cell>
          <table:table-cell table:style-name="ACE-26" office:value-type="float" office:value="563">
            <text:p>563</text:p>
          </table:table-cell>
          <table:table-cell table:style-name="ACE-19" office:value-type="float" office:value="901">
            <text:p>901</text:p>
          </table:table-cell>
          <table:table-cell table:style-name="ACE-27" table:formula="of:=[.K193]+[.N193]" office:value-type="float" office:value="732">
            <text:p>732</text:p>
          </table:table-cell>
          <table:table-cell table:style-name="ACE-19" table:formula="of:=([.L193]-[.K193])/2" office:value-type="float" office:value="169">
            <text:p>169</text:p>
          </table:table-cell>
          <table:table-cell table:style-name="ACE-29" office:value-type="float" office:value="-0.875">
            <text:p>−0.88</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0</text:p>
          </table:table-cell>
          <table:table-cell table:style-name="ACE-19" office:value-type="string">
            <text:p>SB</text:p>
          </table:table-cell>
          <table:table-cell table:style-name="ACE-19" office:value-type="string">
            <text:p>Subtidal</text:p>
          </table:table-cell>
          <table:table-cell table:style-name="ACE-19" office:value-type="string">
            <text:p>Shell </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5780">
            <text:p>5780</text:p>
          </table:table-cell>
          <table:table-cell table:style-name="ACE-23" office:value-type="float" office:value="135">
            <text:p>135</text:p>
          </table:table-cell>
          <table:table-cell table:style-name="ACE-26" office:value-type="float" office:value="5743">
            <text:p>5743</text:p>
          </table:table-cell>
          <table:table-cell table:style-name="ACE-19" office:value-type="float" office:value="6442">
            <text:p>6442</text:p>
          </table:table-cell>
          <table:table-cell table:style-name="ACE-27" table:formula="of:=[.K194]+[.N194]" office:value-type="float" office:value="6092.5">
            <text:p>6093</text:p>
          </table:table-cell>
          <table:table-cell table:style-name="ACE-19" table:formula="of:=([.L194]-[.K194])/2" office:value-type="float" office:value="349.5">
            <text:p>349.5</text:p>
          </table:table-cell>
          <table:table-cell table:style-name="ACE-29" office:value-type="float" office:value="-1.855">
            <text:p>−1.85</text:p>
          </table:table-cell>
          <table:table-cell table:style-name="ACE-28" office:value-type="float" office:value="0.10594810050208546">
            <text:p>0.11</text:p>
          </table:table-cell>
          <table:table-cell table:style-name="ACE-28" office:value-type="float" office:value="0.10594810050208546">
            <text:p>0.11</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1</text:p>
          </table:table-cell>
          <table:table-cell table:style-name="ACE-19" office:value-type="string">
            <text:p>SE</text:p>
          </table:table-cell>
          <table:table-cell table:style-name="ACE-19" office:value-type="string">
            <text:p>Subtidal seagrass</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6.2999999999999998">
            <text:p>−6.3</text:p>
          </table:table-cell>
          <table:table-cell table:style-name="ACE-24" office:value-type="float" office:value="3570">
            <text:p>3570</text:p>
          </table:table-cell>
          <table:table-cell table:style-name="ACE-23" office:value-type="float" office:value="110">
            <text:p>110</text:p>
          </table:table-cell>
          <table:table-cell table:style-name="ACE-26" office:value-type="float" office:value="3483">
            <text:p>3483</text:p>
          </table:table-cell>
          <table:table-cell table:style-name="ACE-19" office:value-type="float" office:value="4088">
            <text:p>4088</text:p>
          </table:table-cell>
          <table:table-cell table:style-name="ACE-27" table:formula="of:=[.K195]+[.N195]" office:value-type="float" office:value="3785.5">
            <text:p>3786</text:p>
          </table:table-cell>
          <table:table-cell table:style-name="ACE-19" table:formula="of:=([.L195]-[.K195])/2" office:value-type="float" office:value="302.5">
            <text:p>302.5</text:p>
          </table:table-cell>
          <table:table-cell table:style-name="ACE-29" office:value-type="float" office:value="0.29499999999999998">
            <text:p>0.29</text:p>
          </table:table-cell>
          <table:table-cell table:style-name="ACE-28" office:value-type="float" office:value="0.1312440474840669">
            <text:p>0.13</text:p>
          </table:table-cell>
          <table:table-cell table:style-name="ACE-28" office:value-type="float" office:value="0.1312440474840669">
            <text:p>0.13</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2</text:p>
          </table:table-cell>
          <table:table-cell table:style-name="ACE-19" office:value-type="string">
            <text:p>IF</text:p>
          </table:table-cell>
          <table:table-cell table:style-name="ACE-19" office:value-type="string">
            <text:p>Intertidal sandflat</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8.3000000000000007">
            <text:p>−8.3</text:p>
          </table:table-cell>
          <table:table-cell table:style-name="ACE-24" office:value-type="float" office:value="6250">
            <text:p>6250</text:p>
          </table:table-cell>
          <table:table-cell table:style-name="ACE-23" office:value-type="float" office:value="100">
            <text:p>100</text:p>
          </table:table-cell>
          <table:table-cell table:style-name="ACE-26" office:value-type="float" office:value="6798">
            <text:p>6798</text:p>
          </table:table-cell>
          <table:table-cell table:style-name="ACE-19" office:value-type="float" office:value="7317">
            <text:p>7317</text:p>
          </table:table-cell>
          <table:table-cell table:style-name="ACE-27" table:formula="of:=[.K196]+[.N196]" office:value-type="float" office:value="7057.5">
            <text:p>7058</text:p>
          </table:table-cell>
          <table:table-cell table:style-name="ACE-19" table:formula="of:=([.L196]-[.K196])/2" office:value-type="float" office:value="259.5">
            <text:p>259.5</text:p>
          </table:table-cell>
          <table:table-cell table:style-name="ACE-29" office:value-type="float" office:value="1.4350000000000001">
            <text:p>1.44</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3</text:p>
          </table:table-cell>
          <table:table-cell table:style-name="ACE-19" office:value-type="string">
            <text:p>SB</text:p>
          </table:table-cell>
          <table:table-cell table:style-name="ACE-19" office:value-type="string">
            <text:p>Subtidal</text:p>
          </table:table-cell>
          <table:table-cell table:style-name="ACE-19" office:value-type="string">
            <text:p>Bulk Organic</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7">
            <text:p>−7</text:p>
          </table:table-cell>
          <table:table-cell table:style-name="ACE-24" office:value-type="float" office:value="5700">
            <text:p>5700</text:p>
          </table:table-cell>
          <table:table-cell table:style-name="ACE-23" office:value-type="float" office:value="200">
            <text:p>200</text:p>
          </table:table-cell>
          <table:table-cell table:style-name="ACE-26" office:value-type="float" office:value="5949">
            <text:p>5949</text:p>
          </table:table-cell>
          <table:table-cell table:style-name="ACE-19" office:value-type="float" office:value="6900">
            <text:p>6900</text:p>
          </table:table-cell>
          <table:table-cell table:style-name="ACE-27" table:formula="of:=[.K197]+[.N197]" office:value-type="float" office:value="6424.5">
            <text:p>6425</text:p>
          </table:table-cell>
          <table:table-cell table:style-name="ACE-19" table:formula="of:=([.L197]-[.K197])/2" office:value-type="float" office:value="475.5">
            <text:p>475.5</text:p>
          </table:table-cell>
          <table:table-cell table:style-name="ACE-29" office:value-type="float" office:value="1.1850000000000001">
            <text:p>1.19</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2</text:p>
          </table:table-cell>
          <table:table-cell table:style-name="ACE-19" office:value-type="string">
            <text:p>SB</text:p>
          </table:table-cell>
          <table:table-cell table:style-name="ACE-19" office:value-type="string">
            <text:p>Subtidal</text:p>
          </table:table-cell>
          <table:table-cell table:style-name="ACE-19" office:value-type="string">
            <text:p>Katelysia sp.</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510">
            <text:p>3510</text:p>
          </table:table-cell>
          <table:table-cell table:style-name="ACE-23" office:value-type="float" office:value="95">
            <text:p>95</text:p>
          </table:table-cell>
          <table:table-cell table:style-name="ACE-26" office:value-type="float" office:value="2972">
            <text:p>2972</text:p>
          </table:table-cell>
          <table:table-cell table:style-name="ACE-19" office:value-type="float" office:value="3620">
            <text:p>3620</text:p>
          </table:table-cell>
          <table:table-cell table:style-name="ACE-27" table:formula="of:=[.K198]+[.N198]" office:value-type="float" office:value="3296">
            <text:p>3296</text:p>
          </table:table-cell>
          <table:table-cell table:style-name="ACE-19" table:formula="of:=([.L198]-[.K198])/2" office:value-type="float" office:value="324">
            <text:p>324</text:p>
          </table:table-cell>
          <table:table-cell table:style-name="ACE-29" office:value-type="float" office:value="0.23999999999999999">
            <text:p>0.24</text:p>
          </table:table-cell>
          <table:table-cell table:style-name="ACE-28" office:value-type="float" office:value="0.10198039027185571">
            <text:p>0.10</text:p>
          </table:table-cell>
          <table:table-cell table:style-name="ACE-28" office:value-type="float" office:value="0.1019803902718557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408</text:p>
          </table:table-cell>
          <table:table-cell table:style-name="ACE-19" office:value-type="string">
            <text:p>TI</text:p>
          </table:table-cell>
          <table:table-cell table:style-name="ACE-19" office:value-type="string">
            <text:p>Transgressive samphire</text:p>
          </table:table-cell>
          <table:table-cell table:style-name="ACE-19" office:value-type="string">
            <text:p>Organic mud</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
            <text:p>−25</text:p>
          </table:table-cell>
          <table:table-cell table:style-name="ACE-24" office:value-type="float" office:value="6550">
            <text:p>6550</text:p>
          </table:table-cell>
          <table:table-cell table:style-name="ACE-23" office:value-type="float" office:value="270">
            <text:p>270</text:p>
          </table:table-cell>
          <table:table-cell table:style-name="ACE-26" office:value-type="float" office:value="6756">
            <text:p>6756</text:p>
          </table:table-cell>
          <table:table-cell table:style-name="ACE-19" office:value-type="float" office:value="7924">
            <text:p>7924</text:p>
          </table:table-cell>
          <table:table-cell table:style-name="ACE-27" table:formula="of:=[.K199]+[.N199]" office:value-type="float" office:value="7340">
            <text:p>7340</text:p>
          </table:table-cell>
          <table:table-cell table:style-name="ACE-19" table:formula="of:=([.L199]-[.K199])/2" office:value-type="float" office:value="584">
            <text:p>584</text:p>
          </table:table-cell>
          <table:table-cell table:style-name="ACE-29" office:value-type="float" office:value="-1.2">
            <text:p>−1.2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1</text:p>
          </table:table-cell>
          <table:table-cell table:style-name="ACE-19" office:value-type="string">
            <text:p>CH</text:p>
          </table:table-cell>
          <table:table-cell table:style-name="ACE-19" office:value-type="string">
            <text:p>Beach Ridge</text:p>
          </table:table-cell>
          <table:table-cell table:style-name="ACE-19" office:value-type="string">
            <text:p>Katelysia sp. </text:p>
          </table:table-cell>
          <table:table-cell table:style-name="ACE-19" office:value-type="string">
            <text:p>Port Gawler area</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999999999999998">
            <text:p>2.3</text:p>
          </table:table-cell>
          <table:table-cell table:style-name="ACE-24" office:value-type="float" office:value="2470">
            <text:p>2470</text:p>
          </table:table-cell>
          <table:table-cell table:style-name="ACE-23" office:value-type="float" office:value="95">
            <text:p>95</text:p>
          </table:table-cell>
          <table:table-cell table:style-name="ACE-26" office:value-type="float" office:value="1736">
            <text:p>1736</text:p>
          </table:table-cell>
          <table:table-cell table:style-name="ACE-19" office:value-type="float" office:value="2330">
            <text:p>2330</text:p>
          </table:table-cell>
          <table:table-cell table:style-name="ACE-27" table:formula="of:=[.K200]+[.N200]" office:value-type="float" office:value="2033">
            <text:p>2033</text:p>
          </table:table-cell>
          <table:table-cell table:style-name="ACE-19" table:formula="of:=([.L200]-[.K200])/2" office:value-type="float" office:value="297">
            <text:p>297</text:p>
          </table:table-cell>
          <table:table-cell table:style-name="ACE-29" office:value-type="float" office:value="2.7599999999999998">
            <text:p>2.76</text:p>
          </table:table-cell>
          <table:table-cell table:style-name="ACE-28" office:value-type="float" office:value="1.2">
            <text:p>1.20</text:p>
          </table:table-cell>
          <table:table-cell table:style-name="ACE-28" office:value-type="float" office:value="1.2">
            <text:p>1.20</text:p>
          </table:table-cell>
          <table:table-cell table:style-name="ACE-19" office:value-type="string">
            <text:p>Belperio et al. 2002</text:p>
          </table:table-cell>
          <table:table-cell table:number-columns-repeated="238" table:style-name="ACE-19"/>
        </table:table-row>
        <table:table-row table:style-name="AROW-5" table:number-rows-repeated="2">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WK-784</text:p>
          </table:table-cell>
          <table:table-cell table:style-name="ACE-19" office:value-type="string">
            <text:p>IF</text:p>
          </table:table-cell>
          <table:table-cell table:style-name="ACE-19" office:value-type="string">
            <text:p>Intertidal Sand</text:p>
          </table:table-cell>
          <table:table-cell table:style-name="ACE-19" office:value-type="string">
            <text:p>Katelysia, Anapell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2980">
            <text:p>2980</text:p>
          </table:table-cell>
          <table:table-cell table:style-name="ACE-23" office:value-type="float" office:value="80">
            <text:p>80</text:p>
          </table:table-cell>
          <table:table-cell table:style-name="ACE-26" office:value-type="float" office:value="2344">
            <text:p>2344</text:p>
          </table:table-cell>
          <table:table-cell table:style-name="ACE-19" office:value-type="float" office:value="2922">
            <text:p>2922</text:p>
          </table:table-cell>
          <table:table-cell table:style-name="ACE-27" table:formula="of:=[.K203]+[.N203]" office:value-type="float" office:value="2633">
            <text:p>2633</text:p>
          </table:table-cell>
          <table:table-cell table:style-name="ACE-19" table:formula="of:=([.L203]-[.K203])/2" office:value-type="float" office:value="289">
            <text:p>289</text:p>
          </table:table-cell>
          <table:table-cell table:style-name="ACE-29" office:value-type="float" office:value="0.75">
            <text:p>0.75</text:p>
          </table:table-cell>
          <table:table-cell table:style-name="ACE-28" office:value-type="float" office:value="0.50249378105604448">
            <text:p>0.50</text:p>
          </table:table-cell>
          <table:table-cell table:style-name="ACE-28" office:value-type="float" office:value="0.5024937810560444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5</text:p>
          </table:table-cell>
          <table:table-cell table:style-name="ACE-19" office:value-type="string">
            <text:p>IF</text:p>
          </table:table-cell>
          <table:table-cell table:style-name="ACE-19" office:value-type="string">
            <text:p>Intertidal Sandflat</text:p>
          </table:table-cell>
          <table:table-cell table:style-name="ACE-19" office:value-type="string">
            <text:p>Katelysia sp.</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80000000000000004">
            <text:p>0.8</text:p>
          </table:table-cell>
          <table:table-cell table:style-name="ACE-24" office:value-type="float" office:value="2340">
            <text:p>2340</text:p>
          </table:table-cell>
          <table:table-cell table:style-name="ACE-23" office:value-type="float" office:value="70">
            <text:p>70</text:p>
          </table:table-cell>
          <table:table-cell table:style-name="ACE-26" office:value-type="float" office:value="1602">
            <text:p>1602</text:p>
          </table:table-cell>
          <table:table-cell table:style-name="ACE-19" office:value-type="float" office:value="2149">
            <text:p>2149</text:p>
          </table:table-cell>
          <table:table-cell table:style-name="ACE-27" table:formula="of:=[.K204]+[.N204]" office:value-type="float" office:value="1875.5">
            <text:p>1876</text:p>
          </table:table-cell>
          <table:table-cell table:style-name="ACE-19" table:formula="of:=([.L204]-[.K204])/2" office:value-type="float" office:value="273.5">
            <text:p>273.5</text:p>
          </table:table-cell>
          <table:table-cell table:style-name="ACE-29" office:value-type="float" office:value="0.23499999999999999">
            <text:p>0.23</text:p>
          </table:table-cell>
          <table:table-cell table:style-name="ACE-28" office:value-type="float" office:value="0.50122350304031038">
            <text:p>0.50</text:p>
          </table:table-cell>
          <table:table-cell table:style-name="ACE-28" office:value-type="float" office:value="0.50122350304031038">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6</text:p>
          </table:table-cell>
          <table:table-cell table:style-name="ACE-19" office:value-type="string">
            <text:p>IF</text:p>
          </table:table-cell>
          <table:table-cell table:style-name="ACE-19" office:value-type="string">
            <text:p>Intertidal</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000000000000001">
            <text:p>2.6</text:p>
          </table:table-cell>
          <table:table-cell table:style-name="ACE-24" office:value-type="float" office:value="3100">
            <text:p>3100</text:p>
          </table:table-cell>
          <table:table-cell table:style-name="ACE-23" office:value-type="float" office:value="80">
            <text:p>80</text:p>
          </table:table-cell>
          <table:table-cell table:style-name="ACE-26" office:value-type="float" office:value="2501">
            <text:p>2501</text:p>
          </table:table-cell>
          <table:table-cell table:style-name="ACE-19" office:value-type="float" office:value="3132">
            <text:p>3132</text:p>
          </table:table-cell>
          <table:table-cell table:style-name="ACE-27" table:formula="of:=[.K205]+[.N205]" office:value-type="float" office:value="2816.5">
            <text:p>2817</text:p>
          </table:table-cell>
          <table:table-cell table:style-name="ACE-19" table:formula="of:=([.L205]-[.K205])/2" office:value-type="float" office:value="315.5">
            <text:p>315.5</text:p>
          </table:table-cell>
          <table:table-cell table:style-name="ACE-29" office:value-type="float" office:value="-0.66349999999999998">
            <text:p>−0.66</text:p>
          </table:table-cell>
          <table:table-cell table:style-name="ACE-28" office:value-type="float" office:value="0.50062460986251966">
            <text:p>0.50</text:p>
          </table:table-cell>
          <table:table-cell table:style-name="ACE-28" office:value-type="float" office:value="0.50062460986251966">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7</text:p>
          </table:table-cell>
          <table:table-cell table:style-name="ACE-19" office:value-type="string">
            <text:p>SE</text:p>
          </table:table-cell>
          <table:table-cell table:style-name="ACE-19" office:value-type="string">
            <text:p>Seagrass facies</text:p>
          </table:table-cell>
          <table:table-cell table:style-name="ACE-19" office:value-type="string">
            <text:p>Phasianella australi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
            <text:p>2</text:p>
          </table:table-cell>
          <table:table-cell table:style-name="ACE-24" office:value-type="float" office:value="3870">
            <text:p>3870</text:p>
          </table:table-cell>
          <table:table-cell table:style-name="ACE-23" office:value-type="float" office:value="140">
            <text:p>140</text:p>
          </table:table-cell>
          <table:table-cell table:style-name="ACE-26" office:value-type="float" office:value="3357">
            <text:p>3357</text:p>
          </table:table-cell>
          <table:table-cell table:style-name="ACE-19" office:value-type="float" office:value="4188">
            <text:p>4188</text:p>
          </table:table-cell>
          <table:table-cell table:style-name="ACE-27" table:formula="of:=[.K206]+[.N206]" office:value-type="float" office:value="3772.5">
            <text:p>3773</text:p>
          </table:table-cell>
          <table:table-cell table:style-name="ACE-19" table:formula="of:=([.L206]-[.K206])/2" office:value-type="float" office:value="415.5">
            <text:p>415.5</text:p>
          </table:table-cell>
          <table:table-cell table:style-name="ACE-29" office:value-type="float" office:value="-0.79000000000000004">
            <text:p>−0.79</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WK-788</text:p>
          </table:table-cell>
          <table:table-cell table:style-name="ACE-19" office:value-type="string">
            <text:p>SB</text:p>
          </table:table-cell>
          <table:table-cell table:style-name="ACE-19" office:value-type="string">
            <text:p>Subtidal</text:p>
          </table:table-cell>
          <table:table-cell table:style-name="ACE-19" office:value-type="string">
            <text:p>Ostrea angasi</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3">
            <text:p>3</text:p>
          </table:table-cell>
          <table:table-cell table:style-name="ACE-24" office:value-type="float" office:value="5240">
            <text:p>5240</text:p>
          </table:table-cell>
          <table:table-cell table:style-name="ACE-23" office:value-type="float" office:value="80">
            <text:p>80</text:p>
          </table:table-cell>
          <table:table-cell table:style-name="ACE-26" office:value-type="float" office:value="5278">
            <text:p>5278</text:p>
          </table:table-cell>
          <table:table-cell table:style-name="ACE-19" office:value-type="float" office:value="5800">
            <text:p>5800</text:p>
          </table:table-cell>
          <table:table-cell table:style-name="ACE-27" table:formula="of:=[.K207]+[.N207]" office:value-type="float" office:value="5539">
            <text:p>5539</text:p>
          </table:table-cell>
          <table:table-cell table:style-name="ACE-19" table:formula="of:=([.L207]-[.K207])/2" office:value-type="float" office:value="261">
            <text:p>261</text:p>
          </table:table-cell>
          <table:table-cell table:style-name="ACE-29" office:value-type="float" office:value="-2.9100000000000001">
            <text:p>−2.91</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8</text:p>
          </table:table-cell>
          <table:table-cell table:style-name="ACE-19" office:value-type="string">
            <text:p>IF</text:p>
          </table:table-cell>
          <table:table-cell table:style-name="ACE-19" office:value-type="string">
            <text:p>Intrusive mangrove</text:p>
          </table:table-cell>
          <table:table-cell table:style-name="ACE-19" office:value-type="string">
            <text:p>Organic mud</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399999999999999">
            <text:p>−18.4</text:p>
          </table:table-cell>
          <table:table-cell table:style-name="ACE-24" office:value-type="float" office:value="6610">
            <text:p>6610</text:p>
          </table:table-cell>
          <table:table-cell table:style-name="ACE-23" office:value-type="float" office:value="140">
            <text:p>140</text:p>
          </table:table-cell>
          <table:table-cell table:style-name="ACE-26" office:value-type="float" office:value="7173">
            <text:p>7173</text:p>
          </table:table-cell>
          <table:table-cell table:style-name="ACE-19" office:value-type="float" office:value="7675">
            <text:p>7675</text:p>
          </table:table-cell>
          <table:table-cell table:style-name="ACE-27" table:formula="of:=[.K208]+[.N208]" office:value-type="float" office:value="7424">
            <text:p>7424</text:p>
          </table:table-cell>
          <table:table-cell table:style-name="ACE-19" table:formula="of:=([.L208]-[.K208])/2" office:value-type="float" office:value="251">
            <text:p>251</text:p>
          </table:table-cell>
          <table:table-cell table:style-name="ACE-29" office:value-type="float" office:value="0.01">
            <text:p>0.01</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ANU-2907</text:p>
          </table:table-cell>
          <table:table-cell table:style-name="ACE-19" office:value-type="string">
            <text:p>TI</text:p>
          </table:table-cell>
          <table:table-cell table:style-name="ACE-19" office:value-type="string">
            <text:p>Transgressive samphire</text:p>
          </table:table-cell>
          <table:table-cell table:style-name="ACE-19" office:value-type="string">
            <text:p>Samphire, seagras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9.9000000000000004">
            <text:p>−9.9</text:p>
          </table:table-cell>
          <table:table-cell table:style-name="ACE-24" office:value-type="float" office:value="6440">
            <text:p>6440</text:p>
          </table:table-cell>
          <table:table-cell table:style-name="ACE-23" office:value-type="float" office:value="90">
            <text:p>90</text:p>
          </table:table-cell>
          <table:table-cell table:style-name="ACE-26" office:value-type="float" office:value="7028">
            <text:p>7028</text:p>
          </table:table-cell>
          <table:table-cell table:style-name="ACE-19" office:value-type="float" office:value="7478">
            <text:p>7478</text:p>
          </table:table-cell>
          <table:table-cell table:style-name="ACE-27" table:formula="of:=[.K209]+[.N209]" office:value-type="float" office:value="7253">
            <text:p>7253</text:p>
          </table:table-cell>
          <table:table-cell table:style-name="ACE-19" table:formula="of:=([.L209]-[.K209])/2" office:value-type="float" office:value="225">
            <text:p>225</text:p>
          </table:table-cell>
          <table:table-cell table:style-name="ACE-29" office:value-type="float" office:value="-1.855">
            <text:p>−1.85</text:p>
          </table:table-cell>
          <table:table-cell table:style-name="ACE-28" office:value-type="float" office:value="0.10307764064044153">
            <text:p>0.10</text:p>
          </table:table-cell>
          <table:table-cell table:style-name="ACE-28" office:value-type="float" office:value="0.10307764064044153">
            <text:p>0.10</text:p>
          </table:table-cell>
          <table:table-cell table:style-name="ACE-19" office:value-type="string">
            <text:p>Belperio et al 1983</text:p>
          </table:table-cell>
          <table:table-cell table:number-columns-repeated="238" table:style-name="ACE-19"/>
        </table:table-row>
        <table:table-row table:style-name="AROW-5">
          <table:table-cell table:style-name="ACE-20" office:value-type="string">
            <text:p>WK-1968</text:p>
          </table:table-cell>
          <table:table-cell table:style-name="ACE-19" office:value-type="string">
            <text:p>TI</text:p>
          </table:table-cell>
          <table:table-cell table:style-name="ACE-19" office:value-type="string">
            <text:p>Samphire</text:p>
          </table:table-cell>
          <table:table-cell table:style-name="ACE-19" office:value-type="string">
            <text:p>Disseminated organic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699999999999999">
            <text:p>−18.7</text:p>
          </table:table-cell>
          <table:table-cell table:style-name="ACE-24" office:value-type="float" office:value="6740">
            <text:p>6740</text:p>
          </table:table-cell>
          <table:table-cell table:style-name="ACE-23" office:value-type="float" office:value="70">
            <text:p>70</text:p>
          </table:table-cell>
          <table:table-cell table:style-name="ACE-26" office:value-type="float" office:value="7438">
            <text:p>7438</text:p>
          </table:table-cell>
          <table:table-cell table:style-name="ACE-19" office:value-type="float" office:value="7662">
            <text:p>7662</text:p>
          </table:table-cell>
          <table:table-cell table:style-name="ACE-27" table:formula="of:=[.K210]+[.N210]" office:value-type="float" office:value="7550">
            <text:p>7550</text:p>
          </table:table-cell>
          <table:table-cell table:style-name="ACE-19" table:formula="of:=([.L210]-[.K210])/2" office:value-type="float" office:value="112">
            <text:p>112</text:p>
          </table:table-cell>
          <table:table-cell table:style-name="ACE-29" office:value-type="float" office:value="-1.6599999999999999">
            <text:p>−1.66</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69</text:p>
          </table:table-cell>
          <table:table-cell table:style-name="ACE-19" office:value-type="string">
            <text:p>TI</text:p>
          </table:table-cell>
          <table:table-cell table:style-name="ACE-19" office:value-type="string">
            <text:p>Intertidal</text:p>
          </table:table-cell>
          <table:table-cell table:style-name="ACE-19" office:value-type="string">
            <text:p>Katelysia, Anapell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7250">
            <text:p>7250</text:p>
          </table:table-cell>
          <table:table-cell table:style-name="ACE-23" office:value-type="float" office:value="80">
            <text:p>80</text:p>
          </table:table-cell>
          <table:table-cell table:style-name="ACE-26" office:value-type="float" office:value="7452">
            <text:p>7452</text:p>
          </table:table-cell>
          <table:table-cell table:style-name="ACE-19" office:value-type="float" office:value="7890">
            <text:p>7890</text:p>
          </table:table-cell>
          <table:table-cell table:style-name="ACE-27" table:formula="of:=[.K211]+[.N211]" office:value-type="float" office:value="7671">
            <text:p>7671</text:p>
          </table:table-cell>
          <table:table-cell table:style-name="ACE-19" table:formula="of:=([.L211]-[.K211])/2" office:value-type="float" office:value="219">
            <text:p>219</text:p>
          </table:table-cell>
          <table:table-cell table:style-name="ACE-29" office:value-type="float" office:value="0.060000000000000053">
            <text:p>0.06</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1</text:p>
          </table:table-cell>
          <table:table-cell table:style-name="ACE-19" office:value-type="string">
            <text:p>MA</text:p>
          </table:table-cell>
          <table:table-cell table:style-name="ACE-19" office:value-type="string">
            <text:p>Mangrove</text:p>
          </table:table-cell>
          <table:table-cell table:style-name="ACE-19" office:value-type="string">
            <text:p>Mangrove organics</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5.100000000000001">
            <text:p>−25.1</text:p>
          </table:table-cell>
          <table:table-cell table:style-name="ACE-24" office:value-type="float" office:value="2140">
            <text:p>2140</text:p>
          </table:table-cell>
          <table:table-cell table:style-name="ACE-23" office:value-type="float" office:value="100">
            <text:p>100</text:p>
          </table:table-cell>
          <table:table-cell table:style-name="ACE-26" office:value-type="float" office:value="1833">
            <text:p>1833</text:p>
          </table:table-cell>
          <table:table-cell table:style-name="ACE-19" office:value-type="float" office:value="2331">
            <text:p>2331</text:p>
          </table:table-cell>
          <table:table-cell table:style-name="ACE-27" table:formula="of:=[.K212]+[.N212]" office:value-type="float" office:value="2082">
            <text:p>2082</text:p>
          </table:table-cell>
          <table:table-cell table:style-name="ACE-19" table:formula="of:=([.L212]-[.K212])/2" office:value-type="float" office:value="249">
            <text:p>249</text:p>
          </table:table-cell>
          <table:table-cell table:style-name="ACE-29" office:value-type="float" office:value="-0.60999999999999999">
            <text:p>−0.61</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2</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5680">
            <text:p>5680</text:p>
          </table:table-cell>
          <table:table-cell table:style-name="ACE-23" office:value-type="float" office:value="80">
            <text:p>80</text:p>
          </table:table-cell>
          <table:table-cell table:style-name="ACE-26" office:value-type="float" office:value="5756">
            <text:p>5756</text:p>
          </table:table-cell>
          <table:table-cell table:style-name="ACE-19" office:value-type="float" office:value="6262">
            <text:p>6262</text:p>
          </table:table-cell>
          <table:table-cell table:style-name="ACE-27" table:formula="of:=[.K213]+[.N213]" office:value-type="float" office:value="6009">
            <text:p>6009</text:p>
          </table:table-cell>
          <table:table-cell table:style-name="ACE-19" table:formula="of:=([.L213]-[.K213])/2" office:value-type="float" office:value="253">
            <text:p>253</text:p>
          </table:table-cell>
          <table:table-cell table:style-name="ACE-29" office:value-type="float" office:value="1.3200000000000001">
            <text:p>1.3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3</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5950">
            <text:p>5950</text:p>
          </table:table-cell>
          <table:table-cell table:style-name="ACE-23" office:value-type="float" office:value="80">
            <text:p>80</text:p>
          </table:table-cell>
          <table:table-cell table:style-name="ACE-26" office:value-type="float" office:value="6011">
            <text:p>6011</text:p>
          </table:table-cell>
          <table:table-cell table:style-name="ACE-19" office:value-type="float" office:value="6556">
            <text:p>6556</text:p>
          </table:table-cell>
          <table:table-cell table:style-name="ACE-27" table:formula="of:=[.K214]+[.N214]" office:value-type="float" office:value="6283.5">
            <text:p>6284</text:p>
          </table:table-cell>
          <table:table-cell table:style-name="ACE-19" table:formula="of:=([.L214]-[.K214])/2" office:value-type="float" office:value="272.5">
            <text:p>272.5</text:p>
          </table:table-cell>
          <table:table-cell table:style-name="ACE-29" office:value-type="float" office:value="1.4199999999999999">
            <text:p>1.4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2144</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3999999999999999">
            <text:p>2.4</text:p>
          </table:table-cell>
          <table:table-cell table:style-name="ACE-24" office:value-type="float" office:value="3280">
            <text:p>3280</text:p>
          </table:table-cell>
          <table:table-cell table:style-name="ACE-23" office:value-type="float" office:value="70">
            <text:p>70</text:p>
          </table:table-cell>
          <table:table-cell table:style-name="ACE-26" office:value-type="float" office:value="2770">
            <text:p>2770</text:p>
          </table:table-cell>
          <table:table-cell table:style-name="ACE-19" office:value-type="float" office:value="3302">
            <text:p>3302</text:p>
          </table:table-cell>
          <table:table-cell table:style-name="ACE-27" table:formula="of:=[.K215]+[.N215]" office:value-type="float" office:value="3036">
            <text:p>3036</text:p>
          </table:table-cell>
          <table:table-cell table:style-name="ACE-19" table:formula="of:=([.L215]-[.K215])/2" office:value-type="float" office:value="266">
            <text:p>266</text:p>
          </table:table-cell>
          <table:table-cell table:style-name="ACE-29" office:value-type="float" office:value="1.1299999999999999">
            <text:p>1.13</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4</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
            <text:p>1.3</text:p>
          </table:table-cell>
          <table:table-cell table:style-name="ACE-24" office:value-type="float" office:value="3330">
            <text:p>3330</text:p>
          </table:table-cell>
          <table:table-cell table:style-name="ACE-23" office:value-type="float" office:value="70">
            <text:p>70</text:p>
          </table:table-cell>
          <table:table-cell table:style-name="ACE-26" office:value-type="float" office:value="2817">
            <text:p>2817</text:p>
          </table:table-cell>
          <table:table-cell table:style-name="ACE-19" office:value-type="float" office:value="3354">
            <text:p>3354</text:p>
          </table:table-cell>
          <table:table-cell table:style-name="ACE-27" table:formula="of:=[.K216]+[.N216]" office:value-type="float" office:value="3085.5">
            <text:p>3086</text:p>
          </table:table-cell>
          <table:table-cell table:style-name="ACE-19" table:formula="of:=([.L216]-[.K216])/2" office:value-type="float" office:value="268.5">
            <text:p>268.5</text:p>
          </table:table-cell>
          <table:table-cell table:style-name="ACE-29" office:value-type="float" office:value="0.10000000000000001">
            <text:p>0.1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6</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000000000000001">
            <text:p>1.1</text:p>
          </table:table-cell>
          <table:table-cell table:style-name="ACE-24" office:value-type="float" office:value="3030">
            <text:p>3030</text:p>
          </table:table-cell>
          <table:table-cell table:style-name="ACE-23" office:value-type="float" office:value="60">
            <text:p>60</text:p>
          </table:table-cell>
          <table:table-cell table:style-name="ACE-26" office:value-type="float" office:value="2428">
            <text:p>2428</text:p>
          </table:table-cell>
          <table:table-cell table:style-name="ACE-19" office:value-type="float" office:value="2988">
            <text:p>2988</text:p>
          </table:table-cell>
          <table:table-cell table:style-name="ACE-27" table:formula="of:=[.K217]+[.N217]" office:value-type="float" office:value="2708">
            <text:p>2708</text:p>
          </table:table-cell>
          <table:table-cell table:style-name="ACE-19" table:formula="of:=([.L217]-[.K217])/2" office:value-type="float" office:value="280">
            <text:p>280</text:p>
          </table:table-cell>
          <table:table-cell table:style-name="ACE-29" office:value-type="float" office:value="-0.17000000000000001">
            <text:p>−0.17</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5</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699999999999999">
            <text:p>−26.7</text:p>
          </table:table-cell>
          <table:table-cell table:style-name="ACE-24" office:value-type="float" office:value="260">
            <text:p>260</text:p>
          </table:table-cell>
          <table:table-cell table:style-name="ACE-23" office:value-type="float" office:value="50">
            <text:p>50</text:p>
          </table:table-cell>
          <table:table-cell table:style-name="ACE-26" office:value-type="float" office:value="0">
            <text:p>0</text:p>
          </table:table-cell>
          <table:table-cell table:style-name="ACE-19" office:value-type="float" office:value="445">
            <text:p>445</text:p>
          </table:table-cell>
          <table:table-cell table:style-name="ACE-27" table:formula="of:=[.K218]+[.N218]" office:value-type="float" office:value="222.5">
            <text:p>223</text:p>
          </table:table-cell>
          <table:table-cell table:style-name="ACE-19" table:formula="of:=([.L218]-[.K218])/2" office:value-type="float" office:value="222.5">
            <text:p>222.5</text:p>
          </table:table-cell>
          <table:table-cell table:style-name="ACE-29" office:value-type="float" office:value="-1.53">
            <text:p>−1.53</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7</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4.699999999999999">
            <text:p>−24.7</text:p>
          </table:table-cell>
          <table:table-cell table:style-name="ACE-24" office:value-type="float" office:value="530">
            <text:p>530</text:p>
          </table:table-cell>
          <table:table-cell table:style-name="ACE-23" office:value-type="float" office:value="50">
            <text:p>50</text:p>
          </table:table-cell>
          <table:table-cell table:style-name="ACE-26" office:value-type="float" office:value="458">
            <text:p>458</text:p>
          </table:table-cell>
          <table:table-cell table:style-name="ACE-19" office:value-type="float" office:value="627">
            <text:p>627</text:p>
          </table:table-cell>
          <table:table-cell table:style-name="ACE-27" table:formula="of:=[.K219]+[.N219]" office:value-type="float" office:value="542.5">
            <text:p>543</text:p>
          </table:table-cell>
          <table:table-cell table:style-name="ACE-19" table:formula="of:=([.L219]-[.K219])/2" office:value-type="float" office:value="84.5">
            <text:p>84.5</text:p>
          </table:table-cell>
          <table:table-cell table:style-name="ACE-29" office:value-type="float" office:value="-1.2">
            <text:p>−1.2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8</text:p>
          </table:table-cell>
          <table:table-cell table:style-name="ACE-19" office:value-type="string">
            <text:p>IF</text:p>
          </table:table-cell>
          <table:table-cell table:style-name="ACE-19" office:value-type="string">
            <text:p>Intertidal coquina</text:p>
          </table:table-cell>
          <table:table-cell table:style-name="ACE-19" office:value-type="string">
            <text:p>Katelysia, Tellin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000000000000001">
            <text:p>1.1</text:p>
          </table:table-cell>
          <table:table-cell table:style-name="ACE-24" office:value-type="float" office:value="2680">
            <text:p>2680</text:p>
          </table:table-cell>
          <table:table-cell table:style-name="ACE-23" office:value-type="float" office:value="60">
            <text:p>60</text:p>
          </table:table-cell>
          <table:table-cell table:style-name="ACE-26" office:value-type="float" office:value="2030">
            <text:p>2030</text:p>
          </table:table-cell>
          <table:table-cell table:style-name="ACE-19" office:value-type="float" office:value="2643">
            <text:p>2643</text:p>
          </table:table-cell>
          <table:table-cell table:style-name="ACE-27" table:formula="of:=[.K220]+[.N220]" office:value-type="float" office:value="2336.5">
            <text:p>2337</text:p>
          </table:table-cell>
          <table:table-cell table:style-name="ACE-19" table:formula="of:=([.L220]-[.K220])/2" office:value-type="float" office:value="306.5">
            <text:p>306.5</text:p>
          </table:table-cell>
          <table:table-cell table:style-name="ACE-29" office:value-type="float" office:value="0.14000000000000001">
            <text:p>0.14</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79</text:p>
          </table:table-cell>
          <table:table-cell table:style-name="ACE-19" office:value-type="string">
            <text:p>TI</text:p>
          </table:table-cell>
          <table:table-cell table:style-name="ACE-19" office:value-type="string">
            <text:p>Transgressive 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100000000000001">
            <text:p>−26.1</text:p>
          </table:table-cell>
          <table:table-cell table:style-name="ACE-24" office:value-type="float" office:value="6490">
            <text:p>6490</text:p>
          </table:table-cell>
          <table:table-cell table:style-name="ACE-23" office:value-type="float" office:value="60">
            <text:p>60</text:p>
          </table:table-cell>
          <table:table-cell table:style-name="ACE-26" office:value-type="float" office:value="7250">
            <text:p>7250</text:p>
          </table:table-cell>
          <table:table-cell table:style-name="ACE-19" office:value-type="float" office:value="7467">
            <text:p>7467</text:p>
          </table:table-cell>
          <table:table-cell table:style-name="ACE-27" table:formula="of:=[.K221]+[.N221]" office:value-type="float" office:value="7358.5">
            <text:p>7359</text:p>
          </table:table-cell>
          <table:table-cell table:style-name="ACE-19" table:formula="of:=([.L221]-[.K221])/2" office:value-type="float" office:value="108.5">
            <text:p>108.5</text:p>
          </table:table-cell>
          <table:table-cell table:style-name="ACE-29" office:value-type="float" office:value="-0.76000000000000001">
            <text:p>−0.76</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81</text:p>
          </table:table-cell>
          <table:table-cell table:style-name="ACE-19" office:value-type="string">
            <text:p>IF</text:p>
          </table:table-cell>
          <table:table-cell table:style-name="ACE-19" office:value-type="string">
            <text:p>Intertidal coquina</text:p>
          </table:table-cell>
          <table:table-cell table:style-name="ACE-19" office:value-type="string">
            <text:p>Katelysia rhytiphora</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2000000000000002">
            <text:p>2.2</text:p>
          </table:table-cell>
          <table:table-cell table:style-name="ACE-24" office:value-type="float" office:value="3370">
            <text:p>3370</text:p>
          </table:table-cell>
          <table:table-cell table:style-name="ACE-23" office:value-type="float" office:value="70">
            <text:p>70</text:p>
          </table:table-cell>
          <table:table-cell table:style-name="ACE-26" office:value-type="float" office:value="2851">
            <text:p>2851</text:p>
          </table:table-cell>
          <table:table-cell table:style-name="ACE-19" office:value-type="float" office:value="3392">
            <text:p>3392</text:p>
          </table:table-cell>
          <table:table-cell table:style-name="ACE-27" table:formula="of:=[.K222]+[.N222]" office:value-type="float" office:value="3121.5">
            <text:p>3122</text:p>
          </table:table-cell>
          <table:table-cell table:style-name="ACE-19" table:formula="of:=([.L222]-[.K222])/2" office:value-type="float" office:value="270.5">
            <text:p>270.5</text:p>
          </table:table-cell>
          <table:table-cell table:style-name="ACE-29" office:value-type="float" office:value="0.41999999999999998">
            <text:p>0.42</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style-name="ACE-20" office:value-type="string">
            <text:p>WK1980</text:p>
          </table:table-cell>
          <table:table-cell table:style-name="ACE-19" office:value-type="string">
            <text:p>MA</text:p>
          </table:table-cell>
          <table:table-cell table:style-name="ACE-19" office:value-type="string">
            <text:p>Mangrove</text:p>
          </table:table-cell>
          <table:table-cell table:style-name="ACE-19" office:value-type="string">
            <text:p>Mangrove peat</text:p>
          </table:table-cell>
          <table:table-cell table:style-name="ACE-19" office:value-type="string">
            <text:p>Port Adelaide &amp; Gillman</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26">
            <text:p>−26</text:p>
          </table:table-cell>
          <table:table-cell table:style-name="ACE-24" office:value-type="float" office:value="710">
            <text:p>710</text:p>
          </table:table-cell>
          <table:table-cell table:style-name="ACE-23" office:value-type="float" office:value="60">
            <text:p>60</text:p>
          </table:table-cell>
          <table:table-cell table:style-name="ACE-26" office:value-type="float" office:value="546">
            <text:p>546</text:p>
          </table:table-cell>
          <table:table-cell table:style-name="ACE-19" office:value-type="float" office:value="719">
            <text:p>719</text:p>
          </table:table-cell>
          <table:table-cell table:style-name="ACE-27" table:formula="of:=[.K223]+[.N223]" office:value-type="float" office:value="632.5">
            <text:p>633</text:p>
          </table:table-cell>
          <table:table-cell table:style-name="ACE-19" table:formula="of:=([.L223]-[.K223])/2" office:value-type="float" office:value="86.5">
            <text:p>86.5</text:p>
          </table:table-cell>
          <table:table-cell table:style-name="ACE-29" office:value-type="float" office:value="-0.90000000000000002">
            <text:p>−0.9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1993</text:p>
          </table:table-cell>
          <table:table-cell table:number-columns-repeated="238" table:style-name="ACE-19"/>
        </table:table-row>
        <table:table-row table:style-name="AROW-5">
          <table:table-cell table:number-columns-repeated="4" table:style-name="ACE-19"/>
          <table:table-cell table:number-columns-repeated="2"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number-columns-repeated="5" table:style-name="ACE-19"/>
          <table:table-cell table:style-name="ACE-20"/>
          <table:table-cell table:style-name="ACE-19"/>
          <table:table-cell table:style-name="ACE-23"/>
          <table:table-cell table:style-name="ACE-24"/>
          <table:table-cell table:style-name="ACE-23"/>
          <table:table-cell table:style-name="ACE-21"/>
          <table:table-cell table:style-name="ACE-19"/>
          <table:table-cell table:style-name="ACE-27"/>
          <table:table-cell table:style-name="ACE-19"/>
          <table:table-cell table:style-name="ACE-29"/>
          <table:table-cell table:number-columns-repeated="2" table:style-name="ACE-28"/>
          <table:table-cell table:number-columns-repeated="239" table:style-name="ACE-19"/>
        </table:table-row>
        <table:table-row table:style-name="AROW-5">
          <table:table-cell table:style-name="ACE-19" office:value-type="string">
            <text:p>CS-543</text:p>
          </table:table-cell>
          <table:table-cell table:style-name="ACE-19" office:value-type="string">
            <text:p>SB</text:p>
          </table:table-cell>
          <table:table-cell table:style-name="ACE-19" office:value-type="string">
            <text:p>Subtidal (Reworked)</text:p>
          </table:table-cell>
          <table:table-cell table:style-name="ACE-19" office:value-type="string">
            <text:p>Shell hash</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0.40000000000000002">
            <text:p>−0.4</text:p>
          </table:table-cell>
          <table:table-cell table:style-name="ACE-24" office:value-type="float" office:value="5060">
            <text:p>5060</text:p>
          </table:table-cell>
          <table:table-cell table:style-name="ACE-23" office:value-type="float" office:value="85">
            <text:p>85</text:p>
          </table:table-cell>
          <table:table-cell table:style-name="ACE-26" office:value-type="float" office:value="5069">
            <text:p>5069</text:p>
          </table:table-cell>
          <table:table-cell table:style-name="ACE-19" office:value-type="float" office:value="5566">
            <text:p>5566</text:p>
          </table:table-cell>
          <table:table-cell table:style-name="ACE-27" table:formula="of:=[.K226]+[.N226]" office:value-type="float" office:value="5317.5">
            <text:p>5318</text:p>
          </table:table-cell>
          <table:table-cell table:style-name="ACE-19" table:formula="of:=([.L226]-[.K226])/2" office:value-type="float" office:value="248.5">
            <text:p>248.5</text:p>
          </table:table-cell>
          <table:table-cell table:style-name="ACE-29" office:value-type="float" office:value="-33.5">
            <text:p>−33.5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45</text:p>
          </table:table-cell>
          <table:table-cell table:style-name="ACE-19" office:value-type="string">
            <text:p>SB</text:p>
          </table:table-cell>
          <table:table-cell table:style-name="ACE-19" office:value-type="string">
            <text:p>Sub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1940">
            <text:p>1940</text:p>
          </table:table-cell>
          <table:table-cell table:style-name="ACE-23" office:value-type="float" office:value="95">
            <text:p>95</text:p>
          </table:table-cell>
          <table:table-cell table:style-name="ACE-26" office:value-type="float" office:value="1243">
            <text:p>1243</text:p>
          </table:table-cell>
          <table:table-cell table:style-name="ACE-19" office:value-type="float" office:value="1681">
            <text:p>1681</text:p>
          </table:table-cell>
          <table:table-cell table:style-name="ACE-27" table:formula="of:=[.K227]+[.N227]" office:value-type="float" office:value="1462">
            <text:p>1462</text:p>
          </table:table-cell>
          <table:table-cell table:style-name="ACE-19" table:formula="of:=([.L227]-[.K227])/2" office:value-type="float" office:value="219">
            <text:p>219</text:p>
          </table:table-cell>
          <table:table-cell table:style-name="ACE-29" office:value-type="float" office:value="-33.75">
            <text:p>−33.7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59</text:p>
          </table:table-cell>
          <table:table-cell table:style-name="ACE-19" office:value-type="string">
            <text:p>SB</text:p>
          </table:table-cell>
          <table:table-cell table:style-name="ACE-19" office:value-type="string">
            <text:p>Sub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3999999999999999">
            <text:p>1.4</text:p>
          </table:table-cell>
          <table:table-cell table:style-name="ACE-24" office:value-type="float" office:value="2560">
            <text:p>2560</text:p>
          </table:table-cell>
          <table:table-cell table:style-name="ACE-23" office:value-type="float" office:value="95">
            <text:p>95</text:p>
          </table:table-cell>
          <table:table-cell table:style-name="ACE-26" office:value-type="float" office:value="1882">
            <text:p>1882</text:p>
          </table:table-cell>
          <table:table-cell table:style-name="ACE-19" office:value-type="float" office:value="2393">
            <text:p>2393</text:p>
          </table:table-cell>
          <table:table-cell table:style-name="ACE-27" table:formula="of:=[.K228]+[.N228]" office:value-type="float" office:value="2137.5">
            <text:p>2138</text:p>
          </table:table-cell>
          <table:table-cell table:style-name="ACE-19" table:formula="of:=([.L228]-[.K228])/2" office:value-type="float" office:value="255.5">
            <text:p>255.5</text:p>
          </table:table-cell>
          <table:table-cell table:style-name="ACE-29" office:value-type="float" office:value="-21.800000000000001">
            <text:p>−21.8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CS-560</text:p>
          </table:table-cell>
          <table:table-cell table:style-name="ACE-19" office:value-type="string">
            <text:p>SB</text:p>
          </table:table-cell>
          <table:table-cell table:style-name="ACE-19" office:value-type="string">
            <text:p>Subtidal</text:p>
          </table:table-cell>
          <table:table-cell table:style-name="ACE-19" office:value-type="string">
            <text:p>Mixed bivalv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8999999999999999">
            <text:p>1.9</text:p>
          </table:table-cell>
          <table:table-cell table:style-name="ACE-24" office:value-type="float" office:value="4650">
            <text:p>4650</text:p>
          </table:table-cell>
          <table:table-cell table:style-name="ACE-23" office:value-type="float" office:value="95">
            <text:p>95</text:p>
          </table:table-cell>
          <table:table-cell table:style-name="ACE-26" office:value-type="float" office:value="4497">
            <text:p>4497</text:p>
          </table:table-cell>
          <table:table-cell table:style-name="ACE-19" office:value-type="float" office:value="5113">
            <text:p>5113</text:p>
          </table:table-cell>
          <table:table-cell table:style-name="ACE-27" table:formula="of:=[.K229]+[.N229]" office:value-type="float" office:value="4805">
            <text:p>4805</text:p>
          </table:table-cell>
          <table:table-cell table:style-name="ACE-19" table:formula="of:=([.L229]-[.K229])/2" office:value-type="float" office:value="308">
            <text:p>308</text:p>
          </table:table-cell>
          <table:table-cell table:style-name="ACE-29" office:value-type="float" office:value="-2.4199999999999999">
            <text:p>−2.42</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0</text:p>
          </table:table-cell>
          <table:table-cell table:style-name="ACE-19" office:value-type="string">
            <text:p>SB</text:p>
          </table:table-cell>
          <table:table-cell table:style-name="ACE-19" office:value-type="string">
            <text:p>Subtidal</text:p>
          </table:table-cell>
          <table:table-cell table:style-name="ACE-19" office:value-type="string">
            <text:p>K. scalarina</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4730">
            <text:p>4730</text:p>
          </table:table-cell>
          <table:table-cell table:style-name="ACE-23" office:value-type="float" office:value="80">
            <text:p>80</text:p>
          </table:table-cell>
          <table:table-cell table:style-name="ACE-26" office:value-type="float" office:value="4674">
            <text:p>4674</text:p>
          </table:table-cell>
          <table:table-cell table:style-name="ACE-19" office:value-type="float" office:value="5222">
            <text:p>5222</text:p>
          </table:table-cell>
          <table:table-cell table:style-name="ACE-27" table:formula="of:=[.K230]+[.N230]" office:value-type="float" office:value="4948">
            <text:p>4948</text:p>
          </table:table-cell>
          <table:table-cell table:style-name="ACE-19" table:formula="of:=([.L230]-[.K230])/2" office:value-type="float" office:value="274">
            <text:p>274</text:p>
          </table:table-cell>
          <table:table-cell table:style-name="ACE-29" office:value-type="float" office:value="-36.700000000000003">
            <text:p>−36.7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1</text:p>
          </table:table-cell>
          <table:table-cell table:style-name="ACE-19" office:value-type="string">
            <text:p>SB</text:p>
          </table:table-cell>
          <table:table-cell table:style-name="ACE-19" office:value-type="string">
            <text:p>Transgressive - subtidal</text:p>
          </table:table-cell>
          <table:table-cell table:style-name="ACE-19" office:value-type="string">
            <text:p>Brachiodont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390">
            <text:p>9390</text:p>
          </table:table-cell>
          <table:table-cell table:style-name="ACE-23" office:value-type="float" office:value="105">
            <text:p>105</text:p>
          </table:table-cell>
          <table:table-cell table:style-name="ACE-26" office:value-type="float" office:value="9822">
            <text:p>9822</text:p>
          </table:table-cell>
          <table:table-cell table:style-name="ACE-19" office:value-type="float" office:value="10467">
            <text:p>10467</text:p>
          </table:table-cell>
          <table:table-cell table:style-name="ACE-27" table:formula="of:=[.K231]+[.N231]" office:value-type="float" office:value="10144.5">
            <text:p>10145</text:p>
          </table:table-cell>
          <table:table-cell table:style-name="ACE-19" table:formula="of:=([.L231]-[.K231])/2" office:value-type="float" office:value="322.5">
            <text:p>322.5</text:p>
          </table:table-cell>
          <table:table-cell table:style-name="ACE-29" office:value-type="float" office:value="-37.200000000000003">
            <text:p>−37.2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2</text:p>
          </table:table-cell>
          <table:table-cell table:style-name="ACE-19" office:value-type="string">
            <text:p>SB</text:p>
          </table:table-cell>
          <table:table-cell table:style-name="ACE-19" office:value-type="string">
            <text:p>Transgressive - subtidal</text:p>
          </table:table-cell>
          <table:table-cell table:style-name="ACE-19" office:value-type="string">
            <text:p>Fulvia tenuicostata</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460">
            <text:p>9460</text:p>
          </table:table-cell>
          <table:table-cell table:style-name="ACE-23" office:value-type="float" office:value="95">
            <text:p>95</text:p>
          </table:table-cell>
          <table:table-cell table:style-name="ACE-26" office:value-type="float" office:value="9956">
            <text:p>9956</text:p>
          </table:table-cell>
          <table:table-cell table:style-name="ACE-19" office:value-type="float" office:value="10504">
            <text:p>10504</text:p>
          </table:table-cell>
          <table:table-cell table:style-name="ACE-27" table:formula="of:=[.K232]+[.N232]" office:value-type="float" office:value="10230">
            <text:p>10230</text:p>
          </table:table-cell>
          <table:table-cell table:style-name="ACE-19" table:formula="of:=([.L232]-[.K232])/2" office:value-type="float" office:value="274">
            <text:p>274</text:p>
          </table:table-cell>
          <table:table-cell table:style-name="ACE-29" office:value-type="float" office:value="-37.600000000000001">
            <text:p>−37.6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713</text:p>
          </table:table-cell>
          <table:table-cell table:style-name="ACE-19" office:value-type="string">
            <text:p>TI</text:p>
          </table:table-cell>
          <table:table-cell table:style-name="ACE-19" office:value-type="string">
            <text:p>Transgressive - intertidal</text:p>
          </table:table-cell>
          <table:table-cell table:style-name="ACE-19" office:value-type="string">
            <text:p>B. rostratu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9290">
            <text:p>9290</text:p>
          </table:table-cell>
          <table:table-cell table:style-name="ACE-23" office:value-type="float" office:value="105">
            <text:p>105</text:p>
          </table:table-cell>
          <table:table-cell table:style-name="ACE-26" office:value-type="float" office:value="9647">
            <text:p>9647</text:p>
          </table:table-cell>
          <table:table-cell table:style-name="ACE-19" office:value-type="float" office:value="10289">
            <text:p>10289</text:p>
          </table:table-cell>
          <table:table-cell table:style-name="ACE-27" table:formula="of:=[.K233]+[.N233]" office:value-type="float" office:value="9968">
            <text:p>9968</text:p>
          </table:table-cell>
          <table:table-cell table:style-name="ACE-19" table:formula="of:=([.L233]-[.K233])/2" office:value-type="float" office:value="321">
            <text:p>321</text:p>
          </table:table-cell>
          <table:table-cell table:style-name="ACE-29" office:value-type="float" office:value="-38.399999999999999">
            <text:p>−38.4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640</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
            <text:p>−11</text:p>
          </table:table-cell>
          <table:table-cell table:style-name="ACE-24" office:value-type="float" office:value="1850">
            <text:p>1850</text:p>
          </table:table-cell>
          <table:table-cell table:style-name="ACE-23" office:value-type="float" office:value="70">
            <text:p>70</text:p>
          </table:table-cell>
          <table:table-cell table:style-name="ACE-26" office:value-type="float" office:value="1550">
            <text:p>1550</text:p>
          </table:table-cell>
          <table:table-cell table:style-name="ACE-19" office:value-type="float" office:value="1876">
            <text:p>1876</text:p>
          </table:table-cell>
          <table:table-cell table:style-name="ACE-27" table:formula="of:=[.K234]+[.N234]" office:value-type="float" office:value="1713">
            <text:p>1713</text:p>
          </table:table-cell>
          <table:table-cell table:style-name="ACE-19" table:formula="of:=([.L234]-[.K234])/2" office:value-type="float" office:value="163">
            <text:p>163</text:p>
          </table:table-cell>
          <table:table-cell table:style-name="ACE-29" office:value-type="float" office:value="-3.1499999999999999">
            <text:p>−3.1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SUA-2690</text:p>
          </table:table-cell>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1">
            <text:p>−11</text:p>
          </table:table-cell>
          <table:table-cell table:style-name="ACE-24" office:value-type="float" office:value="2770">
            <text:p>2770</text:p>
          </table:table-cell>
          <table:table-cell table:style-name="ACE-23" office:value-type="float" office:value="90">
            <text:p>90</text:p>
          </table:table-cell>
          <table:table-cell table:style-name="ACE-26" office:value-type="float" office:value="2512">
            <text:p>2512</text:p>
          </table:table-cell>
          <table:table-cell table:style-name="ACE-19" office:value-type="float" office:value="3136">
            <text:p>3136</text:p>
          </table:table-cell>
          <table:table-cell table:style-name="ACE-27" table:formula="of:=[.K235]+[.N235]" office:value-type="float" office:value="2824">
            <text:p>2824</text:p>
          </table:table-cell>
          <table:table-cell table:style-name="ACE-19" table:formula="of:=([.L235]-[.K235])/2" office:value-type="float" office:value="312">
            <text:p>312</text:p>
          </table:table-cell>
          <table:table-cell table:style-name="ACE-29" office:value-type="float" office:value="-4.0999999999999996">
            <text:p>−4.1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430">
            <text:p>1430</text:p>
          </table:table-cell>
          <table:table-cell table:style-name="ACE-23" office:value-type="float" office:value="130">
            <text:p>130</text:p>
          </table:table-cell>
          <table:table-cell table:style-name="ACE-26" office:value-type="float" office:value="985">
            <text:p>985</text:p>
          </table:table-cell>
          <table:table-cell table:style-name="ACE-19" office:value-type="float" office:value="1536">
            <text:p>1536</text:p>
          </table:table-cell>
          <table:table-cell table:style-name="ACE-27" table:formula="of:=[.K236]+[.N236]" office:value-type="float" office:value="1260.5">
            <text:p>1261</text:p>
          </table:table-cell>
          <table:table-cell table:style-name="ACE-19" table:formula="of:=([.L236]-[.K236])/2" office:value-type="float" office:value="275.5">
            <text:p>275.5</text:p>
          </table:table-cell>
          <table:table-cell table:style-name="ACE-29" office:value-type="float" office:value="-4.25">
            <text:p>−4.25</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760">
            <text:p>760</text:p>
          </table:table-cell>
          <table:table-cell table:style-name="ACE-23" office:value-type="float" office:value="90">
            <text:p>90</text:p>
          </table:table-cell>
          <table:table-cell table:style-name="ACE-26" office:value-type="float" office:value="534">
            <text:p>534</text:p>
          </table:table-cell>
          <table:table-cell table:style-name="ACE-19" office:value-type="float" office:value="895">
            <text:p>895</text:p>
          </table:table-cell>
          <table:table-cell table:style-name="ACE-27" table:formula="of:=[.K237]+[.N237]" office:value-type="float" office:value="714.5">
            <text:p>715</text:p>
          </table:table-cell>
          <table:table-cell table:style-name="ACE-19" table:formula="of:=([.L237]-[.K237])/2" office:value-type="float" office:value="180.5">
            <text:p>180.5</text:p>
          </table:table-cell>
          <table:table-cell table:style-name="ACE-29" office:value-type="float" office:value="-2.4300000000000002">
            <text:p>−2.43</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0">
            <text:p>0</text:p>
          </table:table-cell>
          <table:table-cell table:style-name="ACE-23" office:value-type="float" office:value="0">
            <text:p>0</text:p>
          </table:table-cell>
          <table:table-cell table:style-name="ACE-26" office:value-type="float" office:value="0">
            <text:p>0</text:p>
          </table:table-cell>
          <table:table-cell table:style-name="ACE-19" office:value-type="float" office:value="0">
            <text:p>0</text:p>
          </table:table-cell>
          <table:table-cell table:style-name="ACE-27" table:formula="of:=[.K239]+[.N238]" office:value-type="float" office:value="643.5">
            <text:p>644</text:p>
          </table:table-cell>
          <table:table-cell table:style-name="ACE-19" table:formula="of:=([.L238]-[.K239])/2" office:value-type="float" office:value="-643.5">
            <text:p>−643.5</text:p>
          </table:table-cell>
          <table:table-cell table:style-name="ACE-29" office:value-type="float" office:value="-1.3300000000000001">
            <text:p>−1.33</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table:table-cell table:style-name="ACE-19" office:value-type="string">
            <text:p>SB</text:p>
          </table:table-cell>
          <table:table-cell table:style-name="ACE-19" office:value-type="string">
            <text:p>Subtidal</text:p>
          </table:table-cell>
          <table:table-cell table:style-name="ACE-19" office:value-type="string">
            <text:p>Posidonia fibre</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table:table-cell table:style-name="ACE-24" office:value-type="float" office:value="1940">
            <text:p>1940</text:p>
          </table:table-cell>
          <table:table-cell table:style-name="ACE-23" office:value-type="float" office:value="250">
            <text:p>250</text:p>
          </table:table-cell>
          <table:table-cell table:style-name="ACE-26" office:value-type="float" office:value="1287">
            <text:p>1287</text:p>
          </table:table-cell>
          <table:table-cell table:style-name="ACE-19" office:value-type="float" office:value="2434">
            <text:p>2434</text:p>
          </table:table-cell>
          <table:table-cell table:style-name="ACE-27" table:formula="of:=[.K240]+[.N239]" office:value-type="float" office:value="5404.5">
            <text:p>5405</text:p>
          </table:table-cell>
          <table:table-cell table:style-name="ACE-19" table:formula="of:=([.L239]-[.K240])/2" office:value-type="float" office:value="-2970.5">
            <text:p>−2970.5</text:p>
          </table:table-cell>
          <table:table-cell table:style-name="ACE-29" office:value-type="float" office:value="-1.8999999999999999">
            <text:p>−1.90</text:p>
          </table:table-cell>
          <table:table-cell table:style-name="ACE-28" office:value-type="float" office:value="0.10000000000000001">
            <text:p>0.10</text:p>
          </table:table-cell>
          <table:table-cell table:style-name="ACE-28" office:value-type="float" office:value="0.10000000000000001">
            <text:p>0.1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78</text:p>
          </table:table-cell>
          <table:table-cell table:style-name="ACE-19" office:value-type="string">
            <text:p>TI</text:p>
          </table:table-cell>
          <table:table-cell table:style-name="ACE-19" office:value-type="string">
            <text:p>Transgressive - intertidal</text:p>
          </table:table-cell>
          <table:table-cell table:style-name="ACE-19" office:value-type="string">
            <text:p>Chlamys (E.) bifron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8250">
            <text:p>8250</text:p>
          </table:table-cell>
          <table:table-cell table:style-name="ACE-23" office:value-type="float" office:value="135">
            <text:p>135</text:p>
          </table:table-cell>
          <table:table-cell table:style-name="ACE-26" office:value-type="float" office:value="8375">
            <text:p>8375</text:p>
          </table:table-cell>
          <table:table-cell table:style-name="ACE-19" office:value-type="float" office:value="9065">
            <text:p>9065</text:p>
          </table:table-cell>
          <table:table-cell table:style-name="ACE-27" table:formula="of:=[.K241]+[.N240]" office:value-type="float" office:value="9172.5">
            <text:p>9173</text:p>
          </table:table-cell>
          <table:table-cell table:style-name="ACE-19" table:formula="of:=([.L240]-[.K241])/2" office:value-type="float" office:value="-107.5">
            <text:p>−107.5</text:p>
          </table:table-cell>
          <table:table-cell table:style-name="ACE-29" office:value-type="float" office:value="-27.600000000000001">
            <text:p>−27.6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79</text:p>
          </table:table-cell>
          <table:table-cell table:style-name="ACE-19" office:value-type="string">
            <text:p>TI</text:p>
          </table:table-cell>
          <table:table-cell table:style-name="ACE-19" office:value-type="string">
            <text:p>Transgressive - intertidal</text:p>
          </table:table-cell>
          <table:table-cell table:style-name="ACE-19" office:value-type="string">
            <text:p>Ostrea angasi</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8910">
            <text:p>8910</text:p>
          </table:table-cell>
          <table:table-cell table:style-name="ACE-23" office:value-type="float" office:value="95">
            <text:p>95</text:p>
          </table:table-cell>
          <table:table-cell table:style-name="ACE-26" office:value-type="float" office:value="9280">
            <text:p>9280</text:p>
          </table:table-cell>
          <table:table-cell table:style-name="ACE-19" office:value-type="float" office:value="9820">
            <text:p>9820</text:p>
          </table:table-cell>
          <table:table-cell table:style-name="ACE-27" table:formula="of:=[.K242]+[.N241]" office:value-type="float" office:value="9959">
            <text:p>9959</text:p>
          </table:table-cell>
          <table:table-cell table:style-name="ACE-19" table:formula="of:=([.L241]-[.K242])/2" office:value-type="float" office:value="-139">
            <text:p>−139</text:p>
          </table:table-cell>
          <table:table-cell table:style-name="ACE-29" office:value-type="float" office:value="-32.899999999999999">
            <text:p>−32.9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5">
          <table:table-cell table:style-name="ACE-19" office:value-type="string">
            <text:p>B-30181</text:p>
          </table:table-cell>
          <table:table-cell table:style-name="ACE-19" office:value-type="string">
            <text:p>TI</text:p>
          </table:table-cell>
          <table:table-cell table:style-name="ACE-19" office:value-type="string">
            <text:p>Transgressive - intertidal</text:p>
          </table:table-cell>
          <table:table-cell table:style-name="ACE-19" office:value-type="string">
            <text:p>Brachiodontes</text:p>
          </table:table-cell>
          <table:table-cell table:style-name="ACE-19" office:value-type="string">
            <text:p>Gulf St Vincent</text:p>
          </table:table-cell>
          <table:table-cell table:style-name="ACE-20" office:value-type="string">
            <text:p>South Australia</text:p>
          </table:table-cell>
          <table:table-cell table:style-name="ACE-19" office:value-type="string">
            <text:p>Conventional 14-C</text:p>
          </table:table-cell>
          <table:table-cell table:style-name="ACE-23" office:value-type="float" office:value="1">
            <text:p>1</text:p>
          </table:table-cell>
          <table:table-cell table:style-name="ACE-24" office:value-type="float" office:value="9680">
            <text:p>9680</text:p>
          </table:table-cell>
          <table:table-cell table:style-name="ACE-23" office:value-type="float" office:value="185">
            <text:p>185</text:p>
          </table:table-cell>
          <table:table-cell table:style-name="ACE-26" office:value-type="float" office:value="10098">
            <text:p>10098</text:p>
          </table:table-cell>
          <table:table-cell table:style-name="ACE-19" office:value-type="float" office:value="11088">
            <text:p>11088</text:p>
          </table:table-cell>
          <table:table-cell table:style-name="ACE-27" table:formula="of:=[.K242]+[.N242]" office:value-type="float" office:value="10593">
            <text:p>10593</text:p>
          </table:table-cell>
          <table:table-cell table:style-name="ACE-19" table:formula="of:=([.L242]-[.K242])/2" office:value-type="float" office:value="495">
            <text:p>495</text:p>
          </table:table-cell>
          <table:table-cell table:style-name="ACE-29" office:value-type="float" office:value="-40.600000000000001">
            <text:p>−40.60</text:p>
          </table:table-cell>
          <table:table-cell table:style-name="ACE-28" office:value-type="float" office:value="0.5">
            <text:p>0.50</text:p>
          </table:table-cell>
          <table:table-cell table:style-name="ACE-28" office:value-type="float" office:value="0.5">
            <text:p>0.50</text:p>
          </table:table-cell>
          <table:table-cell table:style-name="ACE-19" office:value-type="string">
            <text:p>Belperio et al. 2002</text:p>
          </table:table-cell>
          <table:table-cell table:number-columns-repeated="238" table:style-name="ACE-19"/>
        </table:table-row>
        <table:table-row table:style-name="AROW-6">
          <table:table-cell table:number-columns-repeated="2" table:style-name="ACE-19"/>
          <table:table-cell table:style-name="ACE-22"/>
          <table:table-cell table:style-name="ACE-19"/>
          <table:table-cell table:number-columns-repeated="2" table:style-name="ACE-20"/>
          <table:table-cell table:style-name="ACE-19"/>
          <table:table-cell table:style-name="ACE-23"/>
          <table:table-cell table:style-name="ACE-24"/>
          <table:table-cell table:style-name="ACE-23"/>
          <table:table-cell table:style-name="ACE-21"/>
          <table:table-cell table:style-name="ACE-19"/>
          <table:table-cell table:style-name="ACE-28"/>
          <table:table-cell table:number-columns-repeated="243" table:style-name="ACE-19"/>
        </table:table-row>
        <table:table-row table:style-name="AROW-1">
          <table:table-cell table:style-name="ACE-25" office:value-type="string">
            <text:p>Lab codes refer to radiocarbon laboratories at Australian National University (ANU), CSIRO (CS), University of Waikito (WK), Beta Analytic (B), University of NSW (NSW), University of Sydney (SUA) and Gakushuin University, Tokyo (GAK). <text:line-break/>Radiocarbon ages are normalised for isotopic fractionation and an environmental correction of -450 ± 35 yrs applied to samples of marine carbonate origin and to organic samples (e.g. seagrass remains) with a delta 13C in excess of –11. All core intervals are corrected for compaction and reduced to a common datum (m LWD) where possible. For sample codes see table 2. The interpreted sea level and error for each dated sample relative to modern LWD are calculated from equivalent modern environments and their levels as listen in Table 2.<text:line-break/></text:p>
          </table:table-cell>
          <table:table-cell table:number-columns-repeated="12" table:style-name="ACE-25"/>
          <table:table-cell table:number-columns-repeated="243" table:style-name="ACE-19"/>
        </table:table-row>
        <table:table-row table:style-name="AROW-6" table:number-rows-repeated="65292">
          <table:table-cell table:number-columns-repeated="256"/>
        </table:table-row>
        <table:named-expressions>
          <table:named-expression table:name="Sheet_Title" table:expression="of:=&quot;LewisEtal2013&quot;" table:base-cell-address="$'LewisEtal2013'.$A$1"/>
          <table:named-expression table:name="Print_Area" table:expression="of:=#REF!" table:base-cell-address="$'LewisEtal2013'.$A$1"/>
        </table:named-expressions>
        <gnm:selections gnm:cursor-col="17" gnm:cursor-row="1">
          <gnm:selection gnm:start-col="17" gnm:start-row="1" gnm:end-col="17" gnm:end-row="241"/>
        </gnm:selections>
      </table:table>
      <table:table table:name="formatted" table:style-name="ta-2" table:print="true">
        <office:forms form:automatic-focus="false" form:apply-design-mode="false">
          <form:form/>
        </office:forms>
        <table:table-column table:default-cell-style-name="ACE-31" table:style-name="ACOL-25"/>
        <table:table-column table:default-cell-style-name="ACE-31" table:style-name="ACOL-26"/>
        <table:table-column table:default-cell-style-name="ACE-31" table:style-name="ACOL-27"/>
        <table:table-column table:default-cell-style-name="ACE-31" table:style-name="ACOL-28"/>
        <table:table-column table:default-cell-style-name="ACE-31" table:style-name="ACOL-29"/>
        <table:table-column table:default-cell-style-name="ACE-31" table:style-name="ACOL-30"/>
        <table:table-column table:default-cell-style-name="ACE-31" table:style-name="ACOL-31"/>
        <table:table-column table:default-cell-style-name="ACE-31" table:style-name="ACOL-32"/>
        <table:table-column table:default-cell-style-name="ACE-31" table:style-name="ACOL-0" table:number-columns-repeated="4"/>
        <table:table-column table:default-cell-style-name="ACE-39" table:style-name="ACOL-33"/>
        <table:table-column table:default-cell-style-name="ACE-39" table:style-name="ACOL-34"/>
        <table:table-column table:default-cell-style-name="ACE-39" table:style-name="ACOL-35"/>
        <table:table-column table:default-cell-style-name="ACE-31" table:style-name="ACOL-36"/>
        <table:table-column table:default-cell-style-name="ACE-31" table:style-name="ACOL-0"/>
        <table:table-column table:default-cell-style-name="ACE-31" table:style-name="ACOL-37"/>
        <table:table-column table:default-cell-style-name="ACE-31" table:style-name="ACOL-38"/>
        <table:table-column table:default-cell-style-name="ACE-31" table:style-name="ACOL-0" table:number-columns-repeated="6"/>
        <table:table-column table:default-cell-style-name="ACE-37" table:style-name="ACOL-39"/>
        <table:table-column table:default-cell-style-name="ACE-31" table:style-name="ACOL-0" table:number-columns-repeated="228"/>
        <table:table-column table:default-cell-style-name="ACE-32" table:style-name="ACOL-0" table:number-columns-repeated="2"/>
        <table:table-row table:style-name="AROW-7">
          <table:table-cell table:style-name="ACE-31" office:value-type="string">
            <text:p>Region</text:p>
          </table:table-cell>
          <table:table-cell table:style-name="ACE-31" office:value-type="string">
            <text:p>Dating_Method</text:p>
          </table:table-cell>
          <table:table-cell table:style-name="ACE-31" office:value-type="string">
            <text:p>LAB_ID</text:p>
          </table:table-cell>
          <table:table-cell table:style-name="ACE-36" office:value-type="string">
            <text:p>Latitude</text:p>
          </table:table-cell>
          <table:table-cell table:style-name="ACE-36" office:value-type="string">
            <text:p>Longitude</text:p>
          </table:table-cell>
          <table:table-cell table:style-name="ACE-37" office:value-type="string">
            <text:p>age</text:p>
          </table:table-cell>
          <table:table-cell table:style-name="ACE-37" office:value-type="string">
            <text:p>error</text:p>
          </table:table-cell>
          <table:table-cell table:style-name="ACE-31" office:value-type="string">
            <text:p>Material</text:p>
          </table:table-cell>
          <table:table-cell table:style-name="ACE-31" office:value-type="string">
            <text:p>Curve</text:p>
          </table:table-cell>
          <table:table-cell table:style-name="ACE-31" office:value-type="string">
            <text:p>Reservoir_age</text:p>
          </table:table-cell>
          <table:table-cell table:style-name="ACE-31" office:value-type="string">
            <text:p>Reservoir_error</text:p>
          </table:table-cell>
          <table:table-cell table:style-name="ACE-31" office:value-type="string">
            <text:p>type</text:p>
          </table:table-cell>
          <table:table-cell table:style-name="ACE-39" office:value-type="string">
            <text:p>RSL</text:p>
          </table:table-cell>
          <table:table-cell table:style-name="ACE-39" office:value-type="string">
            <text:p>RSL_2sigma_upper</text:p>
          </table:table-cell>
          <table:table-cell table:style-name="ACE-39" office:value-type="string">
            <text:p>RSL_2sigma_lower</text:p>
          </table:table-cell>
          <table:table-cell table:style-name="ACE-31" office:value-type="string">
            <text:p>Reference</text:p>
          </table:table-cell>
          <table:table-cell table:number-columns-repeated="6" table:style-name="ACE-31"/>
          <table:table-cell table:style-name="ACE-31" office:value-type="string">
            <text:p>environmentally corrected</text:p>
          </table:table-cell>
          <table:table-cell table:style-name="ACE-31" office:value-type="string">
            <text:p>adding 450</text:p>
          </table:table-cell>
          <table:table-cell table:style-name="ACE-31"/>
          <table:table-cell table:style-name="ACE-37" office:value-type="string">
            <text:p>reverting error</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03</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6120">
            <text:p>6120</text:p>
          </table:table-cell>
          <table:table-cell table:style-name="ACE-38" office:value-type="float" office:value="130">
            <text:p>130</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23499999999999999">
            <text:p>0.2</text:p>
          </table:table-cell>
          <table:table-cell table:style-name="ACE-39" office:value-type="float" office:value="0.065000000000000002">
            <text:p>0.1</text:p>
          </table:table-cell>
          <table:table-cell table:style-name="ACE-39" office:value-type="float" office:value="0.065000000000000002">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670">
            <text:p>5670</text:p>
          </table:table-cell>
          <table:table-cell table:style-name="ACE-37" table:formula="of:=[.W2]+450" office:value-type="float" office:value="6120">
            <text:p>6120</text:p>
          </table:table-cell>
          <table:table-cell table:style-name="ACE-38" office:value-type="float" office:value="135">
            <text:p>135</text:p>
          </table:table-cell>
          <table:table-cell table:style-name="ACE-37" table:formula="of:=SQRT([.Y2]^2-35^2)" office:value-type="float" office:value="130.38404810405297">
            <text:p>13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0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7260">
            <text:p>7260</text:p>
          </table:table-cell>
          <table:table-cell table:style-name="ACE-38" office:value-type="float" office:value="110">
            <text:p>110</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51">
            <text:p>−1.5</text:p>
          </table:table-cell>
          <table:table-cell table:style-name="ACE-39" office:value-type="float" office:value="0.059999999999999998">
            <text:p>0.1</text:p>
          </table:table-cell>
          <table:table-cell table:style-name="ACE-39" office:value-type="float" office:value="0.059999999999999998">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810">
            <text:p>6810</text:p>
          </table:table-cell>
          <table:table-cell table:style-name="ACE-37" table:formula="of:=[.W3]+450" office:value-type="float" office:value="7260">
            <text:p>7260</text:p>
          </table:table-cell>
          <table:table-cell table:style-name="ACE-38" office:value-type="float" office:value="115">
            <text:p>115</text:p>
          </table:table-cell>
          <table:table-cell table:style-name="ACE-37" table:formula="of:=SQRT([.Y3]^2-35^2)" office:value-type="float" office:value="109.54451150103323">
            <text:p>11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0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5790">
            <text:p>5790</text:p>
          </table:table-cell>
          <table:table-cell table:style-name="ACE-38" office:value-type="float" office:value="539">
            <text:p>539</text:p>
          </table:table-cell>
          <table:table-cell table:style-name="ACE-34"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4099999999999999">
            <text:p>−1.4</text:p>
          </table:table-cell>
          <table:table-cell table:style-name="ACE-39" office:value-type="float" office:value="0.050000000000000003">
            <text:p>0.1</text:p>
          </table:table-cell>
          <table:table-cell table:style-name="ACE-39" office:value-type="float" office:value="0.05000000000000000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340">
            <text:p>5340</text:p>
          </table:table-cell>
          <table:table-cell table:style-name="ACE-37" table:formula="of:=[.W4]+450" office:value-type="float" office:value="5790">
            <text:p>5790</text:p>
          </table:table-cell>
          <table:table-cell table:style-name="ACE-38" office:value-type="float" office:value="540">
            <text:p>540</text:p>
          </table:table-cell>
          <table:table-cell table:style-name="ACE-37" table:formula="of:=SQRT([.Y4]^2-35^2)" office:value-type="float" office:value="538.86454698745956">
            <text:p>53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11</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2260">
            <text:p>2260</text:p>
          </table:table-cell>
          <table:table-cell table:style-name="ACE-38" office:value-type="float" office:value="130">
            <text:p>130</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7999999999999999">
            <text:p>−0.2</text:p>
          </table:table-cell>
          <table:table-cell table:style-name="ACE-39" office:value-type="float" office:value="0.40012498047485118">
            <text:p>0.4</text:p>
          </table:table-cell>
          <table:table-cell table:style-name="ACE-39" office:value-type="float" office:value="0.40012498047485118">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1810">
            <text:p>1810</text:p>
          </table:table-cell>
          <table:table-cell table:style-name="ACE-37" table:formula="of:=[.W5]+450" office:value-type="float" office:value="2260">
            <text:p>2260</text:p>
          </table:table-cell>
          <table:table-cell table:style-name="ACE-38" office:value-type="float" office:value="135">
            <text:p>135</text:p>
          </table:table-cell>
          <table:table-cell table:style-name="ACE-37" table:formula="of:=SQRT([.Y5]^2-35^2)" office:value-type="float" office:value="130.38404810405297">
            <text:p>13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3</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6750">
            <text:p>6750</text:p>
          </table:table-cell>
          <table:table-cell table:style-name="ACE-38" office:value-type="float" office:value="308">
            <text:p>308</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1000000000000001">
            <text:p>−3.1</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300">
            <text:p>6300</text:p>
          </table:table-cell>
          <table:table-cell table:style-name="ACE-37" table:formula="of:=[.W6]+450" office:value-type="float" office:value="6750">
            <text:p>6750</text:p>
          </table:table-cell>
          <table:table-cell table:style-name="ACE-38" office:value-type="float" office:value="310">
            <text:p>310</text:p>
          </table:table-cell>
          <table:table-cell table:style-name="ACE-37" table:formula="of:=SQRT([.Y6]^2-35^2)" office:value-type="float" office:value="308.01785662522877">
            <text:p>30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12</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5470">
            <text:p>5470</text:p>
          </table:table-cell>
          <table:table-cell table:style-name="ACE-38" office:value-type="float" office:value="110">
            <text:p>110</text:p>
          </table:table-cell>
          <table:table-cell table:style-name="ACE-34"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7999999999999999">
            <text:p>−0.2</text:p>
          </table:table-cell>
          <table:table-cell table:style-name="ACE-39" office:value-type="float" office:value="0.40311288741492751">
            <text:p>0.4</text:p>
          </table:table-cell>
          <table:table-cell table:style-name="ACE-39" office:value-type="float" office:value="0.40311288741492751">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020">
            <text:p>5020</text:p>
          </table:table-cell>
          <table:table-cell table:style-name="ACE-37" table:formula="of:=[.W7]+450" office:value-type="float" office:value="5470">
            <text:p>5470</text:p>
          </table:table-cell>
          <table:table-cell table:style-name="ACE-38" office:value-type="float" office:value="115">
            <text:p>115</text:p>
          </table:table-cell>
          <table:table-cell table:style-name="ACE-37" table:formula="of:=SQRT([.Y7]^2-35^2)" office:value-type="float" office:value="109.54451150103323">
            <text:p>11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0</text:p>
          </table:table-cell>
          <table:table-cell table:style-name="ACE-31" office:value-type="float" office:value="-32.399999999999999">
            <text:p>−32.4</text:p>
          </table:table-cell>
          <table:table-cell table:style-name="ACE-31" office:value-type="float" office:value="133.90000000000001">
            <text:p>133.9</text:p>
          </table:table-cell>
          <table:table-cell table:style-name="ACE-33" office:value-type="float" office:value="7390">
            <text:p>7390</text:p>
          </table:table-cell>
          <table:table-cell table:style-name="ACE-38" office:value-type="float" office:value="171">
            <text:p>171</text:p>
          </table:table-cell>
          <table:table-cell table:style-name="ACE-34" office:value-type="string">
            <text:p>Comminuted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23999999999999999">
            <text:p>−0.2</text:p>
          </table:table-cell>
          <table:table-cell table:style-name="ACE-39" office:value-type="float" office:value="0.1077032961426901">
            <text:p>0.1</text:p>
          </table:table-cell>
          <table:table-cell table:style-name="ACE-39" office:value-type="float" office:value="0.1077032961426901">
            <text:p>0.1</text:p>
          </table:table-cell>
          <table:table-cell table:style-name="ACE-31" office:value-type="string">
            <text:p>MurrayWallaceEtal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6940">
            <text:p>6940</text:p>
          </table:table-cell>
          <table:table-cell table:style-name="ACE-37" table:formula="of:=[.W8]+450" office:value-type="float" office:value="7390">
            <text:p>7390</text:p>
          </table:table-cell>
          <table:table-cell table:style-name="ACE-38" office:value-type="float" office:value="175">
            <text:p>175</text:p>
          </table:table-cell>
          <table:table-cell table:style-name="ACE-37" table:formula="of:=SQRT([.Y8]^2-35^2)" office:value-type="float" office:value="171.46428199482247">
            <text:p>17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2</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7310">
            <text:p>7310</text:p>
          </table:table-cell>
          <table:table-cell table:style-name="ACE-38" office:value-type="float" office:value="308">
            <text:p>308</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4500000000000002">
            <text:p>−3.5</text:p>
          </table:table-cell>
          <table:table-cell table:style-name="ACE-39" office:value-type="float" office:value="0.1077032961426901">
            <text:p>0.1</text:p>
          </table:table-cell>
          <table:table-cell table:style-name="ACE-39" office:value-type="float" office:value="0.10770329614269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860">
            <text:p>6860</text:p>
          </table:table-cell>
          <table:table-cell table:style-name="ACE-37" table:formula="of:=[.W9]+450" office:value-type="float" office:value="7310">
            <text:p>7310</text:p>
          </table:table-cell>
          <table:table-cell table:style-name="ACE-38" office:value-type="float" office:value="310">
            <text:p>310</text:p>
          </table:table-cell>
          <table:table-cell table:style-name="ACE-37" table:formula="of:=SQRT([.Y9]^2-35^2)" office:value-type="float" office:value="308.01785662522877">
            <text:p>30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1</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7220">
            <text:p>7220</text:p>
          </table:table-cell>
          <table:table-cell table:style-name="ACE-38" office:value-type="float" office:value="115">
            <text:p>115</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4649999999999999">
            <text:p>−3.5</text:p>
          </table:table-cell>
          <table:table-cell table:style-name="ACE-39" office:value-type="float" office:value="0.10965856099730655">
            <text:p>0.1</text:p>
          </table:table-cell>
          <table:table-cell table:style-name="ACE-39" office:value-type="float" office:value="0.1096585609973065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770">
            <text:p>6770</text:p>
          </table:table-cell>
          <table:table-cell table:style-name="ACE-37" table:formula="of:=[.W10]+450" office:value-type="float" office:value="7220">
            <text:p>7220</text:p>
          </table:table-cell>
          <table:table-cell table:style-name="ACE-38" office:value-type="float" office:value="120">
            <text:p>120</text:p>
          </table:table-cell>
          <table:table-cell table:style-name="ACE-37" table:formula="of:=SQRT([.Y10]^2-35^2)" office:value-type="float" office:value="114.78240283248996">
            <text:p>115</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0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5440">
            <text:p>5440</text:p>
          </table:table-cell>
          <table:table-cell table:style-name="ACE-38" office:value-type="float" office:value="99">
            <text:p>99</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27550000000000002">
            <text:p>−0.3</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990">
            <text:p>4990</text:p>
          </table:table-cell>
          <table:table-cell table:style-name="ACE-37" table:formula="of:=[.W11]+450" office:value-type="float" office:value="5440">
            <text:p>5440</text:p>
          </table:table-cell>
          <table:table-cell table:style-name="ACE-38" office:value-type="float" office:value="105">
            <text:p>105</text:p>
          </table:table-cell>
          <table:table-cell table:style-name="ACE-37" table:formula="of:=SQRT([.Y11]^2-35^2)" office:value-type="float" office:value="98.994949366116657">
            <text:p>9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07</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5670">
            <text:p>5670</text:p>
          </table:table-cell>
          <table:table-cell table:style-name="ACE-38" office:value-type="float" office:value="130">
            <text:p>130</text:p>
          </table:table-cell>
          <table:table-cell table:style-name="ACE-34" office:value-type="string">
            <text:p>Fulvia tenuicosta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6349999999999998">
            <text:p>−2.6</text:p>
          </table:table-cell>
          <table:table-cell table:style-name="ACE-39" office:value-type="float" office:value="0.11412712210513329">
            <text:p>0.1</text:p>
          </table:table-cell>
          <table:table-cell table:style-name="ACE-39"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220">
            <text:p>5220</text:p>
          </table:table-cell>
          <table:table-cell table:style-name="ACE-37" table:formula="of:=[.W12]+450" office:value-type="float" office:value="5670">
            <text:p>5670</text:p>
          </table:table-cell>
          <table:table-cell table:style-name="ACE-38" office:value-type="float" office:value="135">
            <text:p>135</text:p>
          </table:table-cell>
          <table:table-cell table:style-name="ACE-37" table:formula="of:=SQRT([.Y12]^2-35^2)" office:value-type="float" office:value="130.38404810405297">
            <text:p>13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7</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4840">
            <text:p>4840</text:p>
          </table:table-cell>
          <table:table-cell table:style-name="ACE-38" office:value-type="float" office:value="14">
            <text:p>14</text:p>
          </table:table-cell>
          <table:table-cell table:style-name="ACE-34" office:value-type="string">
            <text:p>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0.33000000000000002">
            <text:p>−0.3</text:p>
          </table:table-cell>
          <table:table-cell table:style-name="ACE-39" office:value-type="float" office:value="0.40049968789001578">
            <text:p>0.4</text:p>
          </table:table-cell>
          <table:table-cell table:style-name="ACE-39" office:value-type="float" office:value="0.40049968789001578">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5380">
            <text:p>5380</text:p>
          </table:table-cell>
          <table:table-cell table:style-name="ACE-38" office:value-type="float" office:value="120">
            <text:p>120</text:p>
          </table:table-cell>
          <table:table-cell table:style-name="ACE-34" office:value-type="string">
            <text:p>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0.60999999999999999">
            <text:p>−0.6</text:p>
          </table:table-cell>
          <table:table-cell table:style-name="ACE-39" office:value-type="float" office:value="0.40012498047485118">
            <text:p>0.4</text:p>
          </table:table-cell>
          <table:table-cell table:style-name="ACE-39" office:value-type="float" office:value="0.40012498047485118">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9</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6550">
            <text:p>6550</text:p>
          </table:table-cell>
          <table:table-cell table:style-name="ACE-38" office:value-type="float" office:value="136">
            <text:p>136</text:p>
          </table:table-cell>
          <table:table-cell table:style-name="ACE-34"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625">
            <text:p>−0.6</text:p>
          </table:table-cell>
          <table:table-cell table:style-name="ACE-39" office:value-type="float" office:value="0.40078048854703496">
            <text:p>0.4</text:p>
          </table:table-cell>
          <table:table-cell table:style-name="ACE-39" office:value-type="float" office:value="0.40078048854703496">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100">
            <text:p>6100</text:p>
          </table:table-cell>
          <table:table-cell table:style-name="ACE-37" table:formula="of:=[.W15]+450" office:value-type="float" office:value="6550">
            <text:p>6550</text:p>
          </table:table-cell>
          <table:table-cell table:style-name="ACE-38" office:value-type="float" office:value="140">
            <text:p>140</text:p>
          </table:table-cell>
          <table:table-cell table:style-name="ACE-37" table:formula="of:=SQRT([.Y15]^2-35^2)" office:value-type="float" office:value="135.55441711725959">
            <text:p>13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4270">
            <text:p>4270</text:p>
          </table:table-cell>
          <table:table-cell table:style-name="ACE-38" office:value-type="float" office:value="83">
            <text:p>83</text:p>
          </table:table-cell>
          <table:table-cell table:style-name="ACE-34" office:value-type="string">
            <text:p>Organics &amp; Seagras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5">
            <text:p>0.5</text:p>
          </table:table-cell>
          <table:table-cell table:style-name="ACE-39" office:value-type="float" office:value="0.49030602688525049">
            <text:p>0.5</text:p>
          </table:table-cell>
          <table:table-cell table:style-name="ACE-39" office:value-type="float" office:value="0.49030602688525049">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820">
            <text:p>3820</text:p>
          </table:table-cell>
          <table:table-cell table:style-name="ACE-37" table:formula="of:=[.W16]+450" office:value-type="float" office:value="4270">
            <text:p>4270</text:p>
          </table:table-cell>
          <table:table-cell table:style-name="ACE-38" office:value-type="float" office:value="90">
            <text:p>90</text:p>
          </table:table-cell>
          <table:table-cell table:style-name="ACE-37" table:formula="of:=SQRT([.Y16]^2-35^2)" office:value-type="float" office:value="82.915619758885001">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5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6140">
            <text:p>6140</text:p>
          </table:table-cell>
          <table:table-cell table:style-name="ACE-38" office:value-type="float" office:value="177">
            <text:p>177</text:p>
          </table:table-cell>
          <table:table-cell table:style-name="ACE-34" office:value-type="string">
            <text:p>Posidon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3500000000000001">
            <text:p>−2.4</text:p>
          </table:table-cell>
          <table:table-cell table:style-name="ACE-39" office:value-type="float" office:value="0.1044030650891055">
            <text:p>0.1</text:p>
          </table:table-cell>
          <table:table-cell table:style-name="ACE-39"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690">
            <text:p>5690</text:p>
          </table:table-cell>
          <table:table-cell table:style-name="ACE-37" table:formula="of:=[.W17]+450" office:value-type="float" office:value="6140">
            <text:p>6140</text:p>
          </table:table-cell>
          <table:table-cell table:style-name="ACE-38" office:value-type="float" office:value="180">
            <text:p>180</text:p>
          </table:table-cell>
          <table:table-cell table:style-name="ACE-37" table:formula="of:=SQRT([.Y17]^2-35^2)" office:value-type="float" office:value="176.56443583009576">
            <text:p>1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14</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4330">
            <text:p>4330</text:p>
          </table:table-cell>
          <table:table-cell table:style-name="ACE-38" office:value-type="float" office:value="120">
            <text:p>120</text:p>
          </table:table-cell>
          <table:table-cell table:style-name="ACE-34"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13500000000000001">
            <text:p>−0.1</text:p>
          </table:table-cell>
          <table:table-cell table:style-name="ACE-39" office:value-type="float" office:value="0.11412712210513329">
            <text:p>0.1</text:p>
          </table:table-cell>
          <table:table-cell table:style-name="ACE-39"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880">
            <text:p>3880</text:p>
          </table:table-cell>
          <table:table-cell table:style-name="ACE-37" table:formula="of:=[.W18]+450" office:value-type="float" office:value="4330">
            <text:p>4330</text:p>
          </table:table-cell>
          <table:table-cell table:style-name="ACE-38" office:value-type="float" office:value="125">
            <text:p>125</text:p>
          </table:table-cell>
          <table:table-cell table:style-name="ACE-37" table:formula="of:=SQRT([.Y18]^2-35^2)" office:value-type="float" office:value="120">
            <text:p>12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1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6070">
            <text:p>6070</text:p>
          </table:table-cell>
          <table:table-cell table:style-name="ACE-38" office:value-type="float" office:value="110">
            <text:p>110</text:p>
          </table:table-cell>
          <table:table-cell table:style-name="ACE-34" office:value-type="string">
            <text:p>Brachiodontes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4.1849999999999996">
            <text:p>−4.2</text:p>
          </table:table-cell>
          <table:table-cell table:style-name="ACE-39" office:value-type="float" office:value="0.11412712210513329">
            <text:p>0.1</text:p>
          </table:table-cell>
          <table:table-cell table:style-name="ACE-39"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620">
            <text:p>5620</text:p>
          </table:table-cell>
          <table:table-cell table:style-name="ACE-37" table:formula="of:=[.W19]+450" office:value-type="float" office:value="6070">
            <text:p>6070</text:p>
          </table:table-cell>
          <table:table-cell table:style-name="ACE-38" office:value-type="float" office:value="115">
            <text:p>115</text:p>
          </table:table-cell>
          <table:table-cell table:style-name="ACE-37" table:formula="of:=SQRT([.Y19]^2-35^2)" office:value-type="float" office:value="109.54451150103323">
            <text:p>11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35</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2280">
            <text:p>2280</text:p>
          </table:table-cell>
          <table:table-cell table:style-name="ACE-38" office:value-type="float" office:value="88">
            <text:p>88</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2349999999999999">
            <text:p>−3.2</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1830">
            <text:p>1830</text:p>
          </table:table-cell>
          <table:table-cell table:style-name="ACE-37" table:formula="of:=[.W20]+450" office:value-type="float" office:value="2280">
            <text:p>2280</text:p>
          </table:table-cell>
          <table:table-cell table:style-name="ACE-38" office:value-type="float" office:value="95">
            <text:p>95</text:p>
          </table:table-cell>
          <table:table-cell table:style-name="ACE-37" table:formula="of:=SQRT([.Y20]^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418</text:p>
          </table:table-cell>
          <table:table-cell table:style-name="ACE-31" office:value-type="float" office:value="-32.299999999999997">
            <text:p>−32.3</text:p>
          </table:table-cell>
          <table:table-cell table:style-name="ACE-31" office:value-type="float" office:value="133.69999999999999">
            <text:p>133.7</text:p>
          </table:table-cell>
          <table:table-cell table:style-name="ACE-33" office:value-type="float" office:value="3310">
            <text:p>3310</text:p>
          </table:table-cell>
          <table:table-cell table:style-name="ACE-38" office:value-type="float" office:value="88">
            <text:p>88</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4.6550000000000002">
            <text:p>−4.7</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860">
            <text:p>2860</text:p>
          </table:table-cell>
          <table:table-cell table:style-name="ACE-37" table:formula="of:=[.W21]+450" office:value-type="float" office:value="3310">
            <text:p>3310</text:p>
          </table:table-cell>
          <table:table-cell table:style-name="ACE-38" office:value-type="float" office:value="95">
            <text:p>95</text:p>
          </table:table-cell>
          <table:table-cell table:style-name="ACE-37" table:formula="of:=SQRT([.Y21]^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09</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3" office:value-type="float" office:value="2310">
            <text:p>2310</text:p>
          </table:table-cell>
          <table:table-cell table:style-name="ACE-38" office:value-type="float" office:value="77">
            <text:p>77</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1860">
            <text:p>1860</text:p>
          </table:table-cell>
          <table:table-cell table:style-name="ACE-37" table:formula="of:=[.W22]+450" office:value-type="float" office:value="2310">
            <text:p>2310</text:p>
          </table:table-cell>
          <table:table-cell table:style-name="ACE-38" office:value-type="float" office:value="85">
            <text:p>85</text:p>
          </table:table-cell>
          <table:table-cell table:style-name="ACE-37" table:formula="of:=SQRT([.Y22]^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08</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3" office:value-type="float" office:value="3750">
            <text:p>3750</text:p>
          </table:table-cell>
          <table:table-cell table:style-name="ACE-38" office:value-type="float" office:value="88">
            <text:p>88</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300">
            <text:p>3300</text:p>
          </table:table-cell>
          <table:table-cell table:style-name="ACE-37" table:formula="of:=[.W23]+450" office:value-type="float" office:value="3750">
            <text:p>3750</text:p>
          </table:table-cell>
          <table:table-cell table:style-name="ACE-38" office:value-type="float" office:value="95">
            <text:p>95</text:p>
          </table:table-cell>
          <table:table-cell table:style-name="ACE-37" table:formula="of:=SQRT([.Y23]^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06</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3" office:value-type="float" office:value="4130">
            <text:p>4130</text:p>
          </table:table-cell>
          <table:table-cell table:style-name="ACE-38" office:value-type="float" office:value="88">
            <text:p>88</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680">
            <text:p>3680</text:p>
          </table:table-cell>
          <table:table-cell table:style-name="ACE-37" table:formula="of:=[.W24]+450" office:value-type="float" office:value="4130">
            <text:p>4130</text:p>
          </table:table-cell>
          <table:table-cell table:style-name="ACE-38" office:value-type="float" office:value="95">
            <text:p>95</text:p>
          </table:table-cell>
          <table:table-cell table:style-name="ACE-37" table:formula="of:=SQRT([.Y24]^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05</text:p>
          </table:table-cell>
          <table:table-cell table:style-name="ACE-31" office:value-type="float" office:value="-32.363999999999997">
            <text:p>−32.364</text:p>
          </table:table-cell>
          <table:table-cell table:style-name="ACE-31" office:value-type="float" office:value="133.81800000000001">
            <text:p>133.818</text:p>
          </table:table-cell>
          <table:table-cell table:style-name="ACE-33" office:value-type="float" office:value="4220">
            <text:p>4220</text:p>
          </table:table-cell>
          <table:table-cell table:style-name="ACE-38" office:value-type="float" office:value="161">
            <text:p>161</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770">
            <text:p>3770</text:p>
          </table:table-cell>
          <table:table-cell table:style-name="ACE-37" table:formula="of:=[.W25]+450" office:value-type="float" office:value="4220">
            <text:p>4220</text:p>
          </table:table-cell>
          <table:table-cell table:style-name="ACE-38" office:value-type="float" office:value="165">
            <text:p>165</text:p>
          </table:table-cell>
          <table:table-cell table:style-name="ACE-37" table:formula="of:=SQRT([.Y25]^2-35^2)" office:value-type="float" office:value="161.24515496597098">
            <text:p>1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930">
            <text:p>3930</text:p>
          </table:table-cell>
          <table:table-cell table:style-name="ACE-38" office:value-type="float" office:value="141">
            <text:p>14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75">
            <text:p>−0.8</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480">
            <text:p>3480</text:p>
          </table:table-cell>
          <table:table-cell table:style-name="ACE-37" table:formula="of:=[.W26]+450" office:value-type="float" office:value="3930">
            <text:p>3930</text:p>
          </table:table-cell>
          <table:table-cell table:style-name="ACE-38" office:value-type="float" office:value="145">
            <text:p>145</text:p>
          </table:table-cell>
          <table:table-cell table:style-name="ACE-37" table:formula="of:=SQRT([.Y26]^2-35^2)" office:value-type="float" office:value="140.71247279470288">
            <text:p>14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2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950">
            <text:p>3950</text:p>
          </table:table-cell>
          <table:table-cell table:style-name="ACE-38" office:value-type="float" office:value="72">
            <text:p>72</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27500000000000002">
            <text:p>0.3</text:p>
          </table:table-cell>
          <table:table-cell table:style-name="ACE-39" office:value-type="float" office:value="0.40078048854703496">
            <text:p>0.4</text:p>
          </table:table-cell>
          <table:table-cell table:style-name="ACE-39" office:value-type="float" office:value="0.40078048854703496">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500">
            <text:p>3500</text:p>
          </table:table-cell>
          <table:table-cell table:style-name="ACE-37" table:formula="of:=[.W27]+450" office:value-type="float" office:value="3950">
            <text:p>3950</text:p>
          </table:table-cell>
          <table:table-cell table:style-name="ACE-38" office:value-type="float" office:value="80">
            <text:p>80</text:p>
          </table:table-cell>
          <table:table-cell table:style-name="ACE-37" table:formula="of:=SQRT([.Y27]^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6180">
            <text:p>6180</text:p>
          </table:table-cell>
          <table:table-cell table:style-name="ACE-38" office:value-type="float" office:value="88">
            <text:p>88</text:p>
          </table:table-cell>
          <table:table-cell table:style-name="ACE-34" office:value-type="string">
            <text:p>Brachiodontes,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23000000000000001">
            <text:p>0.2</text:p>
          </table:table-cell>
          <table:table-cell table:style-name="ACE-39" office:value-type="float" office:value="0.1044030650891055">
            <text:p>0.1</text:p>
          </table:table-cell>
          <table:table-cell table:style-name="ACE-39"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730">
            <text:p>5730</text:p>
          </table:table-cell>
          <table:table-cell table:style-name="ACE-37" table:formula="of:=[.W28]+450" office:value-type="float" office:value="6180">
            <text:p>6180</text:p>
          </table:table-cell>
          <table:table-cell table:style-name="ACE-38" office:value-type="float" office:value="95">
            <text:p>95</text:p>
          </table:table-cell>
          <table:table-cell table:style-name="ACE-37" table:formula="of:=SQRT([.Y28]^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3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2210">
            <text:p>2210</text:p>
          </table:table-cell>
          <table:table-cell table:style-name="ACE-38" office:value-type="float" office:value="61">
            <text:p>61</text:p>
          </table:table-cell>
          <table:table-cell table:style-name="ACE-34" office:value-type="string">
            <text:p>K.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5">
            <text:p>−1.5</text:p>
          </table:table-cell>
          <table:table-cell table:style-name="ACE-39" office:value-type="float" office:value="0.14142135623730953">
            <text:p>0.1</text:p>
          </table:table-cell>
          <table:table-cell table:style-name="ACE-39" office:value-type="float" office:value="0.1414213562373095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1760">
            <text:p>1760</text:p>
          </table:table-cell>
          <table:table-cell table:style-name="ACE-37" table:formula="of:=[.W29]+450" office:value-type="float" office:value="2210">
            <text:p>2210</text:p>
          </table:table-cell>
          <table:table-cell table:style-name="ACE-38" office:value-type="float" office:value="70">
            <text:p>70</text:p>
          </table:table-cell>
          <table:table-cell table:style-name="ACE-37" table:formula="of:=SQRT([.Y29]^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33</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6040">
            <text:p>6040</text:p>
          </table:table-cell>
          <table:table-cell table:style-name="ACE-38" office:value-type="float" office:value="88">
            <text:p>88</text:p>
          </table:table-cell>
          <table:table-cell table:style-name="ACE-34" office:value-type="string">
            <text:p>Katelysia <text:s/>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52500000000000002">
            <text:p>0.5</text:p>
          </table:table-cell>
          <table:table-cell table:style-name="ACE-39" office:value-type="float" office:value="0.125">
            <text:p>0.1</text:p>
          </table:table-cell>
          <table:table-cell table:style-name="ACE-39" office:value-type="float" office:value="0.12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590">
            <text:p>5590</text:p>
          </table:table-cell>
          <table:table-cell table:style-name="ACE-37" table:formula="of:=[.W30]+450" office:value-type="float" office:value="6040">
            <text:p>6040</text:p>
          </table:table-cell>
          <table:table-cell table:style-name="ACE-38" office:value-type="float" office:value="95">
            <text:p>95</text:p>
          </table:table-cell>
          <table:table-cell table:style-name="ACE-37" table:formula="of:=SQRT([.Y30]^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3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4540">
            <text:p>454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0000000000000001">
            <text:p>−0.1</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090">
            <text:p>4090</text:p>
          </table:table-cell>
          <table:table-cell table:style-name="ACE-37" table:formula="of:=[.W31]+450" office:value-type="float" office:value="4540">
            <text:p>4540</text:p>
          </table:table-cell>
          <table:table-cell table:style-name="ACE-38" office:value-type="float" office:value="70">
            <text:p>70</text:p>
          </table:table-cell>
          <table:table-cell table:style-name="ACE-37" table:formula="of:=SQRT([.Y31]^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3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090">
            <text:p>3090</text:p>
          </table:table-cell>
          <table:table-cell table:style-name="ACE-38" office:value-type="float" office:value="61">
            <text:p>61</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90000000000000002">
            <text:p>0.9</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640">
            <text:p>2640</text:p>
          </table:table-cell>
          <table:table-cell table:style-name="ACE-37" table:formula="of:=[.W32]+450" office:value-type="float" office:value="3090">
            <text:p>3090</text:p>
          </table:table-cell>
          <table:table-cell table:style-name="ACE-38" office:value-type="float" office:value="70">
            <text:p>70</text:p>
          </table:table-cell>
          <table:table-cell table:style-name="ACE-37" table:formula="of:=SQRT([.Y32]^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3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290">
            <text:p>3290</text:p>
          </table:table-cell>
          <table:table-cell table:style-name="ACE-38" office:value-type="float" office:value="61">
            <text:p>61</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90000000000000002">
            <text:p>0.9</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840">
            <text:p>2840</text:p>
          </table:table-cell>
          <table:table-cell table:style-name="ACE-37" table:formula="of:=[.W33]+450" office:value-type="float" office:value="3290">
            <text:p>3290</text:p>
          </table:table-cell>
          <table:table-cell table:style-name="ACE-38" office:value-type="float" office:value="70">
            <text:p>70</text:p>
          </table:table-cell>
          <table:table-cell table:style-name="ACE-37" table:formula="of:=SQRT([.Y33]^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4600">
            <text:p>4600</text:p>
          </table:table-cell>
          <table:table-cell table:style-name="ACE-38" office:value-type="float" office:value="192">
            <text:p>192</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4150">
            <text:p>4150</text:p>
          </table:table-cell>
          <table:table-cell table:style-name="ACE-37" table:formula="of:=[.W34]+450" office:value-type="float" office:value="4600">
            <text:p>4600</text:p>
          </table:table-cell>
          <table:table-cell table:style-name="ACE-38" office:value-type="float" office:value="195">
            <text:p>195</text:p>
          </table:table-cell>
          <table:table-cell table:style-name="ACE-37" table:formula="of:=SQRT([.Y34]^2-35^2)" office:value-type="float" office:value="191.83326093250878">
            <text:p>19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450">
            <text:p>3450</text:p>
          </table:table-cell>
          <table:table-cell table:style-name="ACE-38" office:value-type="float" office:value="61">
            <text:p>61</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000">
            <text:p>3000</text:p>
          </table:table-cell>
          <table:table-cell table:style-name="ACE-37" table:formula="of:=[.W35]+450" office:value-type="float" office:value="3450">
            <text:p>3450</text:p>
          </table:table-cell>
          <table:table-cell table:style-name="ACE-38" office:value-type="float" office:value="70">
            <text:p>70</text:p>
          </table:table-cell>
          <table:table-cell table:style-name="ACE-37" table:formula="of:=SQRT([.Y35]^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590">
            <text:p>3590</text:p>
          </table:table-cell>
          <table:table-cell table:style-name="ACE-38" office:value-type="float" office:value="77">
            <text:p>77</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140">
            <text:p>3140</text:p>
          </table:table-cell>
          <table:table-cell table:style-name="ACE-37" table:formula="of:=[.W36]+450" office:value-type="float" office:value="3590">
            <text:p>3590</text:p>
          </table:table-cell>
          <table:table-cell table:style-name="ACE-38" office:value-type="float" office:value="85">
            <text:p>85</text:p>
          </table:table-cell>
          <table:table-cell table:style-name="ACE-37" table:formula="of:=SQRT([.Y36]^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29</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450">
            <text:p>3450</text:p>
          </table:table-cell>
          <table:table-cell table:style-name="ACE-38" office:value-type="float" office:value="61">
            <text:p>61</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000">
            <text:p>3000</text:p>
          </table:table-cell>
          <table:table-cell table:style-name="ACE-37" table:formula="of:=[.W37]+450" office:value-type="float" office:value="3450">
            <text:p>3450</text:p>
          </table:table-cell>
          <table:table-cell table:style-name="ACE-38" office:value-type="float" office:value="70">
            <text:p>70</text:p>
          </table:table-cell>
          <table:table-cell table:style-name="ACE-37" table:formula="of:=SQRT([.Y37]^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4840">
            <text:p>4840</text:p>
          </table:table-cell>
          <table:table-cell table:style-name="ACE-38" office:value-type="float" office:value="61">
            <text:p>61</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3999999999999999">
            <text:p>1.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4390">
            <text:p>4390</text:p>
          </table:table-cell>
          <table:table-cell table:style-name="ACE-37" table:formula="of:=[.W38]+450" office:value-type="float" office:value="4840">
            <text:p>4840</text:p>
          </table:table-cell>
          <table:table-cell table:style-name="ACE-38" office:value-type="float" office:value="70">
            <text:p>70</text:p>
          </table:table-cell>
          <table:table-cell table:style-name="ACE-37" table:formula="of:=SQRT([.Y38]^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28</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4100">
            <text:p>4100</text:p>
          </table:table-cell>
          <table:table-cell table:style-name="ACE-38" office:value-type="float" office:value="77">
            <text:p>77</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3999999999999999">
            <text:p>1.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650">
            <text:p>3650</text:p>
          </table:table-cell>
          <table:table-cell table:style-name="ACE-37" table:formula="of:=[.W39]+450" office:value-type="float" office:value="4100">
            <text:p>4100</text:p>
          </table:table-cell>
          <table:table-cell table:style-name="ACE-38" office:value-type="float" office:value="85">
            <text:p>85</text:p>
          </table:table-cell>
          <table:table-cell table:style-name="ACE-37" table:formula="of:=SQRT([.Y39]^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2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690">
            <text:p>3690</text:p>
          </table:table-cell>
          <table:table-cell table:style-name="ACE-38" office:value-type="float" office:value="77">
            <text:p>77</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0000000000000001">
            <text:p>0.1</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240">
            <text:p>3240</text:p>
          </table:table-cell>
          <table:table-cell table:style-name="ACE-37" table:formula="of:=[.W40]+450" office:value-type="float" office:value="3690">
            <text:p>3690</text:p>
          </table:table-cell>
          <table:table-cell table:style-name="ACE-38" office:value-type="float" office:value="85">
            <text:p>85</text:p>
          </table:table-cell>
          <table:table-cell table:style-name="ACE-37" table:formula="of:=SQRT([.Y40]^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3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2990">
            <text:p>2990</text:p>
          </table:table-cell>
          <table:table-cell table:style-name="ACE-38" office:value-type="float" office:value="61">
            <text:p>61</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0000000000000001">
            <text:p>−0.1</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2540">
            <text:p>2540</text:p>
          </table:table-cell>
          <table:table-cell table:style-name="ACE-37" table:formula="of:=[.W41]+450" office:value-type="float" office:value="2990">
            <text:p>2990</text:p>
          </table:table-cell>
          <table:table-cell table:style-name="ACE-38" office:value-type="float" office:value="70">
            <text:p>70</text:p>
          </table:table-cell>
          <table:table-cell table:style-name="ACE-37" table:formula="of:=SQRT([.Y41]^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3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7240">
            <text:p>7240</text:p>
          </table:table-cell>
          <table:table-cell table:style-name="ACE-38" office:value-type="float" office:value="88">
            <text:p>88</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90000000000000002">
            <text:p>0.9</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6790">
            <text:p>6790</text:p>
          </table:table-cell>
          <table:table-cell table:style-name="ACE-37" table:formula="of:=[.W42]+450" office:value-type="float" office:value="7240">
            <text:p>7240</text:p>
          </table:table-cell>
          <table:table-cell table:style-name="ACE-38" office:value-type="float" office:value="95">
            <text:p>95</text:p>
          </table:table-cell>
          <table:table-cell table:style-name="ACE-37" table:formula="of:=SQRT([.Y42]^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34</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5500">
            <text:p>5500</text:p>
          </table:table-cell>
          <table:table-cell table:style-name="ACE-38" office:value-type="float" office:value="77">
            <text:p>77</text:p>
          </table:table-cell>
          <table:table-cell table:style-name="ACE-34" office:value-type="string">
            <text:p>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69999999999999996">
            <text:p>0.7</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5050">
            <text:p>5050</text:p>
          </table:table-cell>
          <table:table-cell table:style-name="ACE-37" table:formula="of:=[.W43]+450" office:value-type="float" office:value="5500">
            <text:p>5500</text:p>
          </table:table-cell>
          <table:table-cell table:style-name="ACE-38" office:value-type="float" office:value="85">
            <text:p>85</text:p>
          </table:table-cell>
          <table:table-cell table:style-name="ACE-37" table:formula="of:=SQRT([.Y43]^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1</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760">
            <text:p>3760</text:p>
          </table:table-cell>
          <table:table-cell table:style-name="ACE-38" office:value-type="float" office:value="61">
            <text:p>61</text:p>
          </table:table-cell>
          <table:table-cell table:style-name="ACE-34" office:value-type="string">
            <text:p>Stromatolite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310">
            <text:p>3310</text:p>
          </table:table-cell>
          <table:table-cell table:style-name="ACE-37" table:formula="of:=[.W44]+450" office:value-type="float" office:value="3760">
            <text:p>3760</text:p>
          </table:table-cell>
          <table:table-cell table:style-name="ACE-38" office:value-type="float" office:value="70">
            <text:p>70</text:p>
          </table:table-cell>
          <table:table-cell table:style-name="ACE-37" table:formula="of:=SQRT([.Y44]^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3</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5690">
            <text:p>5690</text:p>
          </table:table-cell>
          <table:table-cell table:style-name="ACE-38" office:value-type="float" office:value="61">
            <text:p>61</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240">
            <text:p>5240</text:p>
          </table:table-cell>
          <table:table-cell table:style-name="ACE-37" table:formula="of:=[.W45]+450" office:value-type="float" office:value="5690">
            <text:p>5690</text:p>
          </table:table-cell>
          <table:table-cell table:style-name="ACE-38" office:value-type="float" office:value="70">
            <text:p>70</text:p>
          </table:table-cell>
          <table:table-cell table:style-name="ACE-37" table:formula="of:=SQRT([.Y45]^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 531</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4420">
            <text:p>4420</text:p>
          </table:table-cell>
          <table:table-cell table:style-name="ACE-38" office:value-type="float" office:value="77">
            <text:p>77</text:p>
          </table:table-cell>
          <table:table-cell table:style-name="ACE-34"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69999999999999996">
            <text:p>0.7</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970">
            <text:p>3970</text:p>
          </table:table-cell>
          <table:table-cell table:style-name="ACE-37" table:formula="of:=[.W46]+450" office:value-type="float" office:value="4420">
            <text:p>4420</text:p>
          </table:table-cell>
          <table:table-cell table:style-name="ACE-38" office:value-type="float" office:value="85">
            <text:p>85</text:p>
          </table:table-cell>
          <table:table-cell table:style-name="ACE-37" table:formula="of:=SQRT([.Y46]^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37</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810">
            <text:p>3810</text:p>
          </table:table-cell>
          <table:table-cell table:style-name="ACE-38" office:value-type="float" office:value="61">
            <text:p>61</text:p>
          </table:table-cell>
          <table:table-cell table:style-name="ACE-34"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
            <text:p>1.0</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360">
            <text:p>3360</text:p>
          </table:table-cell>
          <table:table-cell table:style-name="ACE-37" table:formula="of:=[.W47]+450" office:value-type="float" office:value="3810">
            <text:p>3810</text:p>
          </table:table-cell>
          <table:table-cell table:style-name="ACE-38" office:value-type="float" office:value="70">
            <text:p>70</text:p>
          </table:table-cell>
          <table:table-cell table:style-name="ACE-37" table:formula="of:=SQRT([.Y47]^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36</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3330">
            <text:p>3330</text:p>
          </table:table-cell>
          <table:table-cell table:style-name="ACE-38" office:value-type="float" office:value="61">
            <text:p>61</text:p>
          </table:table-cell>
          <table:table-cell table:style-name="ACE-34"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59999999999999998">
            <text:p>0.6</text:p>
          </table:table-cell>
          <table:table-cell table:style-name="ACE-39" office:value-type="float" office:value="0.40000000000000002">
            <text:p>0.4</text:p>
          </table:table-cell>
          <table:table-cell table:style-name="ACE-39" office:value-type="float" office:value="0.40000000000000002">
            <text:p>0.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2880">
            <text:p>2880</text:p>
          </table:table-cell>
          <table:table-cell table:style-name="ACE-37" table:formula="of:=[.W48]+450" office:value-type="float" office:value="3330">
            <text:p>3330</text:p>
          </table:table-cell>
          <table:table-cell table:style-name="ACE-38" office:value-type="float" office:value="70">
            <text:p>70</text:p>
          </table:table-cell>
          <table:table-cell table:style-name="ACE-37" table:formula="of:=SQRT([.Y48]^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0</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4540">
            <text:p>4540</text:p>
          </table:table-cell>
          <table:table-cell table:style-name="ACE-38" office:value-type="float" office:value="72">
            <text:p>72</text:p>
          </table:table-cell>
          <table:table-cell table:style-name="ACE-34"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79000000000000004">
            <text:p>0.8</text:p>
          </table:table-cell>
          <table:table-cell table:style-name="ACE-39" office:value-type="float" office:value="0.40199502484483562">
            <text:p>0.4</text:p>
          </table:table-cell>
          <table:table-cell table:style-name="ACE-39" office:value-type="float" office:value="0.40199502484483562">
            <text:p>0.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090">
            <text:p>4090</text:p>
          </table:table-cell>
          <table:table-cell table:style-name="ACE-37" table:formula="of:=[.W49]+450" office:value-type="float" office:value="4540">
            <text:p>4540</text:p>
          </table:table-cell>
          <table:table-cell table:style-name="ACE-38" office:value-type="float" office:value="80">
            <text:p>80</text:p>
          </table:table-cell>
          <table:table-cell table:style-name="ACE-37" table:formula="of:=SQRT([.Y49]^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1A</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5090">
            <text:p>5090</text:p>
          </table:table-cell>
          <table:table-cell table:style-name="ACE-38" office:value-type="float" office:value="166">
            <text:p>166</text:p>
          </table:table-cell>
          <table:table-cell table:style-name="ACE-34" office:value-type="string">
            <text:p>Organic fraction</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39000000000000001">
            <text:p>0.4</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640">
            <text:p>4640</text:p>
          </table:table-cell>
          <table:table-cell table:style-name="ACE-37" table:formula="of:=[.W50]+450" office:value-type="float" office:value="5090">
            <text:p>5090</text:p>
          </table:table-cell>
          <table:table-cell table:style-name="ACE-38" office:value-type="float" office:value="170">
            <text:p>170</text:p>
          </table:table-cell>
          <table:table-cell table:style-name="ACE-37" table:formula="of:=SQRT([.Y50]^2-35^2)" office:value-type="float" office:value="166.35804759614126">
            <text:p>16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1B</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5390">
            <text:p>5390</text:p>
          </table:table-cell>
          <table:table-cell table:style-name="ACE-38" office:value-type="float" office:value="72">
            <text:p>72</text:p>
          </table:table-cell>
          <table:table-cell table:style-name="ACE-34" office:value-type="string">
            <text:p>Carbonate fraction</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39000000000000001">
            <text:p>0.4</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940">
            <text:p>4940</text:p>
          </table:table-cell>
          <table:table-cell table:style-name="ACE-37" table:formula="of:=[.W51]+450" office:value-type="float" office:value="5390">
            <text:p>5390</text:p>
          </table:table-cell>
          <table:table-cell table:style-name="ACE-38" office:value-type="float" office:value="80">
            <text:p>80</text:p>
          </table:table-cell>
          <table:table-cell table:style-name="ACE-37" table:formula="of:=SQRT([.Y51]^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2</text:p>
          </table:table-cell>
          <table:table-cell table:style-name="ACE-31" office:value-type="float" office:value="-34.700000000000003">
            <text:p>−34.7</text:p>
          </table:table-cell>
          <table:table-cell table:style-name="ACE-31" office:value-type="float" office:value="134.90000000000001">
            <text:p>134.9</text:p>
          </table:table-cell>
          <table:table-cell table:style-name="ACE-33" office:value-type="float" office:value="6860">
            <text:p>6860</text:p>
          </table:table-cell>
          <table:table-cell table:style-name="ACE-38" office:value-type="float" office:value="61">
            <text:p>61</text:p>
          </table:table-cell>
          <table:table-cell table:style-name="ACE-34" office:value-type="string">
            <text:p>Posidon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38500000000000001">
            <text:p>−0.4</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410">
            <text:p>6410</text:p>
          </table:table-cell>
          <table:table-cell table:style-name="ACE-37" table:formula="of:=[.W52]+450" office:value-type="float" office:value="6860">
            <text:p>6860</text:p>
          </table:table-cell>
          <table:table-cell table:style-name="ACE-38" office:value-type="float" office:value="70">
            <text:p>70</text:p>
          </table:table-cell>
          <table:table-cell table:style-name="ACE-37" table:formula="of:=SQRT([.Y52]^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4</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2680">
            <text:p>268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51">
            <text:p>−1.5</text:p>
          </table:table-cell>
          <table:table-cell table:style-name="ACE-39" office:value-type="float" office:value="0.1044030650891055">
            <text:p>0.1</text:p>
          </table:table-cell>
          <table:table-cell table:style-name="ACE-39"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230">
            <text:p>2230</text:p>
          </table:table-cell>
          <table:table-cell table:style-name="ACE-37" table:formula="of:=[.W53]+450" office:value-type="float" office:value="2680">
            <text:p>2680</text:p>
          </table:table-cell>
          <table:table-cell table:style-name="ACE-38" office:value-type="float" office:value="70">
            <text:p>70</text:p>
          </table:table-cell>
          <table:table-cell table:style-name="ACE-37" table:formula="of:=SQRT([.Y53]^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618</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2830">
            <text:p>2830</text:p>
          </table:table-cell>
          <table:table-cell table:style-name="ACE-38" office:value-type="float" office:value="104">
            <text:p>104</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6299999999999999">
            <text:p>−1.6</text:p>
          </table:table-cell>
          <table:table-cell table:style-name="ACE-39" office:value-type="float" office:value="0.13453624047073712">
            <text:p>0.1</text:p>
          </table:table-cell>
          <table:table-cell table:style-name="ACE-39" office:value-type="float" office:value="0.13453624047073712">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380">
            <text:p>2380</text:p>
          </table:table-cell>
          <table:table-cell table:style-name="ACE-37" table:formula="of:=[.W54]+450" office:value-type="float" office:value="2830">
            <text:p>2830</text:p>
          </table:table-cell>
          <table:table-cell table:style-name="ACE-38" office:value-type="float" office:value="110">
            <text:p>110</text:p>
          </table:table-cell>
          <table:table-cell table:style-name="ACE-37" table:formula="of:=SQRT([.Y54]^2-35^2)" office:value-type="float" office:value="104.28326807307106">
            <text:p>104</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3950">
            <text:p>3950</text:p>
          </table:table-cell>
          <table:table-cell table:style-name="ACE-38" office:value-type="float" office:value="77">
            <text:p>77</text:p>
          </table:table-cell>
          <table:table-cell table:style-name="ACE-34"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050000000000000003">
            <text:p>0.1</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500">
            <text:p>3500</text:p>
          </table:table-cell>
          <table:table-cell table:style-name="ACE-37" table:formula="of:=[.W55]+450" office:value-type="float" office:value="3950">
            <text:p>3950</text:p>
          </table:table-cell>
          <table:table-cell table:style-name="ACE-38" office:value-type="float" office:value="85">
            <text:p>85</text:p>
          </table:table-cell>
          <table:table-cell table:style-name="ACE-37" table:formula="of:=SQRT([.Y55]^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7</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4320">
            <text:p>4320</text:p>
          </table:table-cell>
          <table:table-cell table:style-name="ACE-38" office:value-type="float" office:value="83">
            <text:p>83</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33500000000000002">
            <text:p>−0.3</text:p>
          </table:table-cell>
          <table:table-cell table:style-name="ACE-39" office:value-type="float" office:value="0.11412712210513329">
            <text:p>0.1</text:p>
          </table:table-cell>
          <table:table-cell table:style-name="ACE-39"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870">
            <text:p>3870</text:p>
          </table:table-cell>
          <table:table-cell table:style-name="ACE-37" table:formula="of:=[.W56]+450" office:value-type="float" office:value="4320">
            <text:p>4320</text:p>
          </table:table-cell>
          <table:table-cell table:style-name="ACE-38" office:value-type="float" office:value="90">
            <text:p>90</text:p>
          </table:table-cell>
          <table:table-cell table:style-name="ACE-37" table:formula="of:=SQRT([.Y56]^2-35^2)" office:value-type="float" office:value="82.915619758885001">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8</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4390">
            <text:p>4390</text:p>
          </table:table-cell>
          <table:table-cell table:style-name="ACE-38" office:value-type="float" office:value="77">
            <text:p>77</text:p>
          </table:table-cell>
          <table:table-cell table:style-name="ACE-34"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1.135">
            <text:p>−1.1</text:p>
          </table:table-cell>
          <table:table-cell table:style-name="ACE-39" office:value-type="float" office:value="0.10965856099730655">
            <text:p>0.1</text:p>
          </table:table-cell>
          <table:table-cell table:style-name="ACE-39" office:value-type="float" office:value="0.1096585609973065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940">
            <text:p>3940</text:p>
          </table:table-cell>
          <table:table-cell table:style-name="ACE-37" table:formula="of:=[.W57]+450" office:value-type="float" office:value="4390">
            <text:p>4390</text:p>
          </table:table-cell>
          <table:table-cell table:style-name="ACE-38" office:value-type="float" office:value="85">
            <text:p>85</text:p>
          </table:table-cell>
          <table:table-cell table:style-name="ACE-37" table:formula="of:=SQRT([.Y57]^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59</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5180">
            <text:p>5180</text:p>
          </table:table-cell>
          <table:table-cell table:style-name="ACE-38" office:value-type="float" office:value="83">
            <text:p>83</text:p>
          </table:table-cell>
          <table:table-cell table:style-name="ACE-34"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1.9850000000000001">
            <text:p>−2.0</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730">
            <text:p>4730</text:p>
          </table:table-cell>
          <table:table-cell table:style-name="ACE-37" table:formula="of:=[.W58]+450" office:value-type="float" office:value="5180">
            <text:p>5180</text:p>
          </table:table-cell>
          <table:table-cell table:style-name="ACE-38" office:value-type="float" office:value="90">
            <text:p>90</text:p>
          </table:table-cell>
          <table:table-cell table:style-name="ACE-37" table:formula="of:=SQRT([.Y58]^2-35^2)" office:value-type="float" office:value="82.915619758885001">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0</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5050">
            <text:p>5050</text:p>
          </table:table-cell>
          <table:table-cell table:style-name="ACE-38" office:value-type="float" office:value="77">
            <text:p>77</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84999999999999998">
            <text:p>0.8</text:p>
          </table:table-cell>
          <table:table-cell table:style-name="ACE-39" office:value-type="float" office:value="0.55081757415681654">
            <text:p>0.6</text:p>
          </table:table-cell>
          <table:table-cell table:style-name="ACE-39" office:value-type="float" office:value="0.55081757415681654">
            <text:p>0.6</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600">
            <text:p>4600</text:p>
          </table:table-cell>
          <table:table-cell table:style-name="ACE-37" table:formula="of:=[.W59]+450" office:value-type="float" office:value="5050">
            <text:p>5050</text:p>
          </table:table-cell>
          <table:table-cell table:style-name="ACE-38" office:value-type="float" office:value="85">
            <text:p>85</text:p>
          </table:table-cell>
          <table:table-cell table:style-name="ACE-37" table:formula="of:=SQRT([.Y59]^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1</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6590">
            <text:p>6590</text:p>
          </table:table-cell>
          <table:table-cell table:style-name="ACE-38" office:value-type="float" office:value="77">
            <text:p>77</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46999999999999997">
            <text:p>0.5</text:p>
          </table:table-cell>
          <table:table-cell table:style-name="ACE-39" office:value-type="float" office:value="0.55081757415681654">
            <text:p>0.6</text:p>
          </table:table-cell>
          <table:table-cell table:style-name="ACE-39" office:value-type="float" office:value="0.55081757415681654">
            <text:p>0.6</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140">
            <text:p>6140</text:p>
          </table:table-cell>
          <table:table-cell table:style-name="ACE-37" table:formula="of:=[.W60]+450" office:value-type="float" office:value="6590">
            <text:p>6590</text:p>
          </table:table-cell>
          <table:table-cell table:style-name="ACE-38" office:value-type="float" office:value="85">
            <text:p>85</text:p>
          </table:table-cell>
          <table:table-cell table:style-name="ACE-37" table:formula="of:=SQRT([.Y60]^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2</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3520">
            <text:p>3520</text:p>
          </table:table-cell>
          <table:table-cell table:style-name="ACE-38" office:value-type="float" office:value="77">
            <text:p>77</text:p>
          </table:table-cell>
          <table:table-cell table:style-name="ACE-34"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2999999999999998">
            <text:p>2.3</text:p>
          </table:table-cell>
          <table:table-cell table:style-name="ACE-39" office:value-type="float" office:value="1.3999999999999999">
            <text:p>1.4</text:p>
          </table:table-cell>
          <table:table-cell table:style-name="ACE-39" office:value-type="float" office:value="1.3999999999999999">
            <text:p>1.4</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070">
            <text:p>3070</text:p>
          </table:table-cell>
          <table:table-cell table:style-name="ACE-37" table:formula="of:=[.W61]+450" office:value-type="float" office:value="3520">
            <text:p>3520</text:p>
          </table:table-cell>
          <table:table-cell table:style-name="ACE-38" office:value-type="float" office:value="85">
            <text:p>85</text:p>
          </table:table-cell>
          <table:table-cell table:style-name="ACE-37" table:formula="of:=SQRT([.Y61]^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3</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2940">
            <text:p>2940</text:p>
          </table:table-cell>
          <table:table-cell table:style-name="ACE-38" office:value-type="float" office:value="72">
            <text:p>72</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6499999999999999">
            <text:p>1.6</text:p>
          </table:table-cell>
          <table:table-cell table:style-name="ACE-39" office:value-type="float" office:value="0.55901699437494745">
            <text:p>0.6</text:p>
          </table:table-cell>
          <table:table-cell table:style-name="ACE-39" office:value-type="float" office:value="0.55901699437494745">
            <text:p>0.6</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490">
            <text:p>2490</text:p>
          </table:table-cell>
          <table:table-cell table:style-name="ACE-37" table:formula="of:=[.W62]+450" office:value-type="float" office:value="2940">
            <text:p>2940</text:p>
          </table:table-cell>
          <table:table-cell table:style-name="ACE-38" office:value-type="float" office:value="80">
            <text:p>80</text:p>
          </table:table-cell>
          <table:table-cell table:style-name="ACE-37" table:formula="of:=SQRT([.Y62]^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4</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6380">
            <text:p>6380</text:p>
          </table:table-cell>
          <table:table-cell table:style-name="ACE-38" office:value-type="float" office:value="88">
            <text:p>88</text:p>
          </table:table-cell>
          <table:table-cell table:style-name="ACE-34" office:value-type="string">
            <text:p>Katelysia,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14999999999999999">
            <text:p>−0.1</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930">
            <text:p>5930</text:p>
          </table:table-cell>
          <table:table-cell table:style-name="ACE-37" table:formula="of:=[.W63]+450" office:value-type="float" office:value="6380">
            <text:p>6380</text:p>
          </table:table-cell>
          <table:table-cell table:style-name="ACE-38" office:value-type="float" office:value="95">
            <text:p>95</text:p>
          </table:table-cell>
          <table:table-cell table:style-name="ACE-37" table:formula="of:=SQRT([.Y63]^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5</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4480">
            <text:p>4480</text:p>
          </table:table-cell>
          <table:table-cell table:style-name="ACE-38" office:value-type="float" office:value="110">
            <text:p>110</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1000000000000001">
            <text:p>2.1</text:p>
          </table:table-cell>
          <table:table-cell table:style-name="ACE-39" office:value-type="float" office:value="0.55226805085936304">
            <text:p>0.6</text:p>
          </table:table-cell>
          <table:table-cell table:style-name="ACE-39" office:value-type="float" office:value="0.55226805085936304">
            <text:p>0.6</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030">
            <text:p>4030</text:p>
          </table:table-cell>
          <table:table-cell table:style-name="ACE-37" table:formula="of:=[.W64]+450" office:value-type="float" office:value="4480">
            <text:p>4480</text:p>
          </table:table-cell>
          <table:table-cell table:style-name="ACE-38" office:value-type="float" office:value="115">
            <text:p>115</text:p>
          </table:table-cell>
          <table:table-cell table:style-name="ACE-37" table:formula="of:=SQRT([.Y64]^2-35^2)" office:value-type="float" office:value="109.54451150103323">
            <text:p>11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6160">
            <text:p>6160</text:p>
          </table:table-cell>
          <table:table-cell table:style-name="ACE-38" office:value-type="float" office:value="77">
            <text:p>77</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0.55226805085936304">
            <text:p>0.6</text:p>
          </table:table-cell>
          <table:table-cell table:style-name="ACE-39" office:value-type="float" office:value="0.55226805085936304">
            <text:p>0.6</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710">
            <text:p>5710</text:p>
          </table:table-cell>
          <table:table-cell table:style-name="ACE-37" table:formula="of:=[.W65]+450" office:value-type="float" office:value="6160">
            <text:p>6160</text:p>
          </table:table-cell>
          <table:table-cell table:style-name="ACE-38" office:value-type="float" office:value="85">
            <text:p>85</text:p>
          </table:table-cell>
          <table:table-cell table:style-name="ACE-37" table:formula="of:=SQRT([.Y65]^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67</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7660">
            <text:p>7660</text:p>
          </table:table-cell>
          <table:table-cell table:style-name="ACE-38" office:value-type="float" office:value="156">
            <text:p>156</text:p>
          </table:table-cell>
          <table:table-cell table:style-name="ACE-34"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73999999999999999">
            <text:p>−0.7</text:p>
          </table:table-cell>
          <table:table-cell table:style-name="ACE-39" office:value-type="float" office:value="0.55145262715848953">
            <text:p>0.6</text:p>
          </table:table-cell>
          <table:table-cell table:style-name="ACE-39" office:value-type="float" office:value="0.55145262715848953">
            <text:p>0.6</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7210">
            <text:p>7210</text:p>
          </table:table-cell>
          <table:table-cell table:style-name="ACE-37" table:formula="of:=[.W66]+450" office:value-type="float" office:value="7660">
            <text:p>7660</text:p>
          </table:table-cell>
          <table:table-cell table:style-name="ACE-38" office:value-type="float" office:value="160">
            <text:p>160</text:p>
          </table:table-cell>
          <table:table-cell table:style-name="ACE-37" table:formula="of:=SQRT([.Y66]^2-35^2)" office:value-type="float" office:value="156.12494995995996">
            <text:p>15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26</text:p>
          </table:table-cell>
          <table:table-cell table:style-name="ACE-31" office:value-type="float" office:value="-33.710000000000001">
            <text:p>−33.71</text:p>
          </table:table-cell>
          <table:table-cell table:style-name="ACE-31" office:value-type="float" office:value="136.93000000000001">
            <text:p>136.93</text:p>
          </table:table-cell>
          <table:table-cell table:style-name="ACE-33" office:value-type="float" office:value="4130">
            <text:p>4130</text:p>
          </table:table-cell>
          <table:table-cell table:style-name="ACE-38" office:value-type="float" office:value="77">
            <text:p>77</text:p>
          </table:table-cell>
          <table:table-cell table:style-name="ACE-34" office:value-type="string">
            <text:p>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3999999999999999">
            <text:p>1.4</text:p>
          </table:table-cell>
          <table:table-cell table:style-name="ACE-39" office:value-type="float" office:value="1.3999999999999999">
            <text:p>1.4</text:p>
          </table:table-cell>
          <table:table-cell table:style-name="ACE-39" office:value-type="float" office:value="1.3999999999999999">
            <text:p>1.4</text:p>
          </table:table-cell>
          <table:table-cell table:style-name="ACE-31" office:value-type="string">
            <text:p>ShortEtal1986,BelperioEtal2002,LewisEtal2013</text:p>
          </table:table-cell>
          <table:table-cell table:number-columns-repeated="3" table:style-name="ACE-31"/>
          <table:table-cell table:style-name="ACE-34"/>
          <table:table-cell table:number-columns-repeated="2" table:style-name="ACE-31"/>
          <table:table-cell table:style-name="ACE-33" office:value-type="float" office:value="3680">
            <text:p>3680</text:p>
          </table:table-cell>
          <table:table-cell table:style-name="ACE-37" table:formula="of:=[.W67]+450" office:value-type="float" office:value="4130">
            <text:p>4130</text:p>
          </table:table-cell>
          <table:table-cell table:style-name="ACE-38" office:value-type="float" office:value="85">
            <text:p>85</text:p>
          </table:table-cell>
          <table:table-cell table:style-name="ACE-37" table:formula="of:=SQRT([.Y67]^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2367</text:p>
          </table:table-cell>
          <table:table-cell table:style-name="ACE-31" office:value-type="float" office:value="-32.704000000000001">
            <text:p>−32.704</text:p>
          </table:table-cell>
          <table:table-cell table:style-name="ACE-31" office:value-type="float" office:value="137.85499999999999">
            <text:p>137.855</text:p>
          </table:table-cell>
          <table:table-cell table:style-name="ACE-33" office:value-type="float" office:value="5630">
            <text:p>5630</text:p>
          </table:table-cell>
          <table:table-cell table:style-name="ACE-38" office:value-type="float" office:value="80">
            <text:p>80</text:p>
          </table:table-cell>
          <table:table-cell table:style-name="ACE-34"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29999999999999999">
            <text:p>−0.3</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9B</text:p>
          </table:table-cell>
          <table:table-cell table:style-name="ACE-31" office:value-type="float" office:value="-32.691000000000003">
            <text:p>−32.691</text:p>
          </table:table-cell>
          <table:table-cell table:style-name="ACE-31" office:value-type="float" office:value="137.875">
            <text:p>137.875</text:p>
          </table:table-cell>
          <table:table-cell table:style-name="ACE-33" office:value-type="float" office:value="6510">
            <text:p>6510</text:p>
          </table:table-cell>
          <table:table-cell table:style-name="ACE-38" office:value-type="float" office:value="130">
            <text:p>130</text:p>
          </table:table-cell>
          <table:table-cell table:style-name="ACE-34" office:value-type="string">
            <text:p>Ogranics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67500000000000004">
            <text:p>−0.7</text:p>
          </table:table-cell>
          <table:table-cell table:style-name="ACE-39" office:value-type="float" office:value="0.16007810593582122">
            <text:p>0.2</text:p>
          </table:table-cell>
          <table:table-cell table:style-name="ACE-39" office:value-type="float" office:value="0.16007810593582122">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9A</text:p>
          </table:table-cell>
          <table:table-cell table:style-name="ACE-31" office:value-type="float" office:value="-32.691000000000003">
            <text:p>−32.691</text:p>
          </table:table-cell>
          <table:table-cell table:style-name="ACE-31" office:value-type="float" office:value="137.875">
            <text:p>137.875</text:p>
          </table:table-cell>
          <table:table-cell table:style-name="ACE-33" office:value-type="float" office:value="7400">
            <text:p>7400</text:p>
          </table:table-cell>
          <table:table-cell table:style-name="ACE-38" office:value-type="float" office:value="100">
            <text:p>100</text:p>
          </table:table-cell>
          <table:table-cell table:style-name="ACE-34" office:value-type="string">
            <text:p>Shell hash </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67500000000000004">
            <text:p>−0.7</text:p>
          </table:table-cell>
          <table:table-cell table:style-name="ACE-39" office:value-type="float" office:value="0.16007810593582122">
            <text:p>0.2</text:p>
          </table:table-cell>
          <table:table-cell table:style-name="ACE-39" office:value-type="float" office:value="0.16007810593582122">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2368</text:p>
          </table:table-cell>
          <table:table-cell table:style-name="ACE-31" office:value-type="float" office:value="-32.692">
            <text:p>−32.692</text:p>
          </table:table-cell>
          <table:table-cell table:style-name="ACE-31" office:value-type="float" office:value="137.851">
            <text:p>137.851</text:p>
          </table:table-cell>
          <table:table-cell table:style-name="ACE-33" office:value-type="float" office:value="2680">
            <text:p>2680</text:p>
          </table:table-cell>
          <table:table-cell table:style-name="ACE-38" office:value-type="float" office:value="60">
            <text:p>60</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71499999999999997">
            <text:p>0.7</text:p>
          </table:table-cell>
          <table:table-cell table:style-name="ACE-39" office:value-type="float" office:value="0.23711811402758751">
            <text:p>0.2</text:p>
          </table:table-cell>
          <table:table-cell table:style-name="ACE-39" office:value-type="float" office:value="0.23711811402758751">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5</text:p>
          </table:table-cell>
          <table:table-cell table:style-name="ACE-31" office:value-type="float" office:value="-32.692">
            <text:p>−32.692</text:p>
          </table:table-cell>
          <table:table-cell table:style-name="ACE-31" office:value-type="float" office:value="137.851">
            <text:p>137.851</text:p>
          </table:table-cell>
          <table:table-cell table:style-name="ACE-33" office:value-type="float" office:value="2190">
            <text:p>2190</text:p>
          </table:table-cell>
          <table:table-cell table:style-name="ACE-38" office:value-type="float" office:value="160">
            <text:p>16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71499999999999997">
            <text:p>0.7</text:p>
          </table:table-cell>
          <table:table-cell table:style-name="ACE-39" office:value-type="float" office:value="0.23711811402758751">
            <text:p>0.2</text:p>
          </table:table-cell>
          <table:table-cell table:style-name="ACE-39" office:value-type="float" office:value="0.23711811402758751">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1</text:p>
          </table:table-cell>
          <table:table-cell table:style-name="ACE-31" office:value-type="float" office:value="-32.665999999999997">
            <text:p>−32.666</text:p>
          </table:table-cell>
          <table:table-cell table:style-name="ACE-31" office:value-type="float" office:value="137.87299999999999">
            <text:p>137.873</text:p>
          </table:table-cell>
          <table:table-cell table:style-name="ACE-33" office:value-type="float" office:value="2090">
            <text:p>2090</text:p>
          </table:table-cell>
          <table:table-cell table:style-name="ACE-38" office:value-type="float" office:value="90">
            <text:p>90</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84999999999999998">
            <text:p>0.8</text:p>
          </table:table-cell>
          <table:table-cell table:style-name="ACE-39" office:value-type="float" office:value="0.80156097709406993">
            <text:p>0.8</text:p>
          </table:table-cell>
          <table:table-cell table:style-name="ACE-39" office:value-type="float" office:value="0.80156097709406993">
            <text:p>0.8</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699A</text:p>
          </table:table-cell>
          <table:table-cell table:style-name="ACE-31" office:value-type="float" office:value="-32.665999999999997">
            <text:p>−32.666</text:p>
          </table:table-cell>
          <table:table-cell table:style-name="ACE-31" office:value-type="float" office:value="137.881">
            <text:p>137.881</text:p>
          </table:table-cell>
          <table:table-cell table:style-name="ACE-33" office:value-type="float" office:value="2660">
            <text:p>2660</text:p>
          </table:table-cell>
          <table:table-cell table:style-name="ACE-38" office:value-type="float" office:value="70">
            <text:p>70</text:p>
          </table:table-cell>
          <table:table-cell table:style-name="ACE-34"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64500000000000002">
            <text:p>−0.6</text:p>
          </table:table-cell>
          <table:table-cell table:style-name="ACE-39" office:value-type="float" office:value="0.5055937104039171">
            <text:p>0.5</text:p>
          </table:table-cell>
          <table:table-cell table:style-name="ACE-39" office:value-type="float" office:value="0.5055937104039171">
            <text:p>0.5</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4</text:p>
          </table:table-cell>
          <table:table-cell table:style-name="ACE-31" office:value-type="float" office:value="-32.665999999999997">
            <text:p>−32.666</text:p>
          </table:table-cell>
          <table:table-cell table:style-name="ACE-31" office:value-type="float" office:value="137.881">
            <text:p>137.881</text:p>
          </table:table-cell>
          <table:table-cell table:style-name="ACE-33" office:value-type="float" office:value="1440">
            <text:p>1440</text:p>
          </table:table-cell>
          <table:table-cell table:style-name="ACE-38" office:value-type="float" office:value="80">
            <text:p>80</text:p>
          </table:table-cell>
          <table:table-cell table:style-name="ACE-34" office:value-type="string">
            <text:p>Mangrove peat - coarse</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66000000000000003">
            <text:p>0.7</text:p>
          </table:table-cell>
          <table:table-cell table:style-name="ACE-39" office:value-type="float" office:value="0.60008332754709992">
            <text:p>0.6</text:p>
          </table:table-cell>
          <table:table-cell table:style-name="ACE-39"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0</text:p>
          </table:table-cell>
          <table:table-cell table:style-name="ACE-31" office:value-type="float" office:value="-32.665999999999997">
            <text:p>−32.666</text:p>
          </table:table-cell>
          <table:table-cell table:style-name="ACE-31" office:value-type="float" office:value="137.881">
            <text:p>137.881</text:p>
          </table:table-cell>
          <table:table-cell table:style-name="ACE-33" office:value-type="float" office:value="1350">
            <text:p>1350</text:p>
          </table:table-cell>
          <table:table-cell table:style-name="ACE-38" office:value-type="float" office:value="60">
            <text:p>60</text:p>
          </table:table-cell>
          <table:table-cell table:style-name="ACE-34" office:value-type="string">
            <text:p>Mangrove peat - fine</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66000000000000003">
            <text:p>0.7</text:p>
          </table:table-cell>
          <table:table-cell table:style-name="ACE-39" office:value-type="float" office:value="0.60008332754709992">
            <text:p>0.6</text:p>
          </table:table-cell>
          <table:table-cell table:style-name="ACE-39"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2369</text:p>
          </table:table-cell>
          <table:table-cell table:style-name="ACE-31" office:value-type="float" office:value="-32.665999999999997">
            <text:p>−32.666</text:p>
          </table:table-cell>
          <table:table-cell table:style-name="ACE-31" office:value-type="float" office:value="137.881">
            <text:p>137.881</text:p>
          </table:table-cell>
          <table:table-cell table:style-name="ACE-33" office:value-type="float" office:value="1490">
            <text:p>1490</text:p>
          </table:table-cell>
          <table:table-cell table:style-name="ACE-38" office:value-type="float" office:value="70">
            <text:p>70</text:p>
          </table:table-cell>
          <table:table-cell table:style-name="ACE-34" office:value-type="string">
            <text:p>Mangrove peat</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66000000000000003">
            <text:p>0.7</text:p>
          </table:table-cell>
          <table:table-cell table:style-name="ACE-39" office:value-type="float" office:value="0.60008332754709992">
            <text:p>0.6</text:p>
          </table:table-cell>
          <table:table-cell table:style-name="ACE-39" office:value-type="float" office:value="0.60008332754709992">
            <text:p>0.6</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13</text:p>
          </table:table-cell>
          <table:table-cell table:style-name="ACE-31" office:value-type="float" office:value="-32.689">
            <text:p>−32.689</text:p>
          </table:table-cell>
          <table:table-cell table:style-name="ACE-31" office:value-type="float" office:value="137.89099999999999">
            <text:p>137.891</text:p>
          </table:table-cell>
          <table:table-cell table:style-name="ACE-33" office:value-type="float" office:value="5660">
            <text:p>5660</text:p>
          </table:table-cell>
          <table:table-cell table:style-name="ACE-38" office:value-type="float" office:value="90">
            <text:p>90</text:p>
          </table:table-cell>
          <table:table-cell table:style-name="ACE-34" office:value-type="string">
            <text:p>Seagrass,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4500000000000002">
            <text:p>2.5</text:p>
          </table:table-cell>
          <table:table-cell table:style-name="ACE-39" office:value-type="float" office:value="0.65764732189829533">
            <text:p>0.7</text:p>
          </table:table-cell>
          <table:table-cell table:style-name="ACE-39" office:value-type="float" office:value="0.65764732189829533">
            <text:p>0.7</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14</text:p>
          </table:table-cell>
          <table:table-cell table:style-name="ACE-31" office:value-type="float" office:value="-32.689">
            <text:p>−32.689</text:p>
          </table:table-cell>
          <table:table-cell table:style-name="ACE-31" office:value-type="float" office:value="137.89099999999999">
            <text:p>137.891</text:p>
          </table:table-cell>
          <table:table-cell table:style-name="ACE-33" office:value-type="float" office:value="6610">
            <text:p>6610</text:p>
          </table:table-cell>
          <table:table-cell table:style-name="ACE-38" office:value-type="float" office:value="90">
            <text:p>90</text:p>
          </table:table-cell>
          <table:table-cell table:style-name="ACE-34" office:value-type="string">
            <text:p>Seagrass,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52500000000000002">
            <text:p>0.5</text:p>
          </table:table-cell>
          <table:table-cell table:style-name="ACE-39" office:value-type="float" office:value="0.125">
            <text:p>0.1</text:p>
          </table:table-cell>
          <table:table-cell table:style-name="ACE-39" office:value-type="float" office:value="0.125">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4</text:p>
          </table:table-cell>
          <table:table-cell table:style-name="ACE-31" office:value-type="float" office:value="-32.689">
            <text:p>−32.689</text:p>
          </table:table-cell>
          <table:table-cell table:style-name="ACE-31" office:value-type="float" office:value="137.839">
            <text:p>137.839</text:p>
          </table:table-cell>
          <table:table-cell table:style-name="ACE-33" office:value-type="float" office:value="2220">
            <text:p>2220</text:p>
          </table:table-cell>
          <table:table-cell table:style-name="ACE-38" office:value-type="float" office:value="140">
            <text:p>140</text:p>
          </table:table-cell>
          <table:table-cell table:style-name="ACE-34" office:value-type="string">
            <text:p>Seagrass +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080000000000000002">
            <text:p>−0.1</text:p>
          </table:table-cell>
          <table:table-cell table:style-name="ACE-39" office:value-type="float" office:value="0.11661903789690602">
            <text:p>0.1</text:p>
          </table:table-cell>
          <table:table-cell table:style-name="ACE-39" office:value-type="float" office:value="0.11661903789690602">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5</text:p>
          </table:table-cell>
          <table:table-cell table:style-name="ACE-31" office:value-type="float" office:value="-32.689">
            <text:p>−32.689</text:p>
          </table:table-cell>
          <table:table-cell table:style-name="ACE-31" office:value-type="float" office:value="137.839">
            <text:p>137.839</text:p>
          </table:table-cell>
          <table:table-cell table:style-name="ACE-33" office:value-type="float" office:value="4370">
            <text:p>4370</text:p>
          </table:table-cell>
          <table:table-cell table:style-name="ACE-38" office:value-type="float" office:value="80">
            <text:p>80</text:p>
          </table:table-cell>
          <table:table-cell table:style-name="ACE-34" office:value-type="string">
            <text:p>Oyster</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5699999999999998">
            <text:p>−3.6</text:p>
          </table:table-cell>
          <table:table-cell table:style-name="ACE-39" office:value-type="float" office:value="0.11661903789690602">
            <text:p>0.1</text:p>
          </table:table-cell>
          <table:table-cell table:style-name="ACE-39" office:value-type="float" office:value="0.11661903789690602">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849A</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3" office:value-type="float" office:value="4090">
            <text:p>4090</text:p>
          </table:table-cell>
          <table:table-cell table:style-name="ACE-38" office:value-type="float" office:value="80">
            <text:p>8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625">
            <text:p>0.6</text:p>
          </table:table-cell>
          <table:table-cell table:style-name="ACE-39" office:value-type="float" office:value="0.20155644370746373">
            <text:p>0.2</text:p>
          </table:table-cell>
          <table:table-cell table:style-name="ACE-39" office:value-type="float" office:value="0.20155644370746373">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849B</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3" office:value-type="float" office:value="3690">
            <text:p>3690</text:p>
          </table:table-cell>
          <table:table-cell table:style-name="ACE-38" office:value-type="float" office:value="110">
            <text:p>110</text:p>
          </table:table-cell>
          <table:table-cell table:style-name="ACE-34" office:value-type="string">
            <text:p>Organics F.</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625">
            <text:p>0.6</text:p>
          </table:table-cell>
          <table:table-cell table:style-name="ACE-39" office:value-type="float" office:value="0.20155644370746373">
            <text:p>0.2</text:p>
          </table:table-cell>
          <table:table-cell table:style-name="ACE-39" office:value-type="float" office:value="0.20155644370746373">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3</text:p>
          </table:table-cell>
          <table:table-cell table:style-name="ACE-31" office:value-type="float" office:value="-32.689999999999998">
            <text:p>−32.69</text:p>
          </table:table-cell>
          <table:table-cell table:style-name="ACE-31" office:value-type="float" office:value="137.84399999999999">
            <text:p>137.844</text:p>
          </table:table-cell>
          <table:table-cell table:style-name="ACE-33" office:value-type="float" office:value="6590">
            <text:p>6590</text:p>
          </table:table-cell>
          <table:table-cell table:style-name="ACE-38" office:value-type="float" office:value="190">
            <text:p>19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34000000000000002">
            <text:p>−0.3</text:p>
          </table:table-cell>
          <table:table-cell table:style-name="ACE-39" office:value-type="float" office:value="1.9425756098540925">
            <text:p>1.9</text:p>
          </table:table-cell>
          <table:table-cell table:style-name="ACE-39" office:value-type="float" office:value="1.9425756098540925">
            <text:p>1.9</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850</text:p>
          </table:table-cell>
          <table:table-cell table:style-name="ACE-31" office:value-type="float" office:value="-32.692">
            <text:p>−32.692</text:p>
          </table:table-cell>
          <table:table-cell table:style-name="ACE-31" office:value-type="float" office:value="137.85900000000001">
            <text:p>137.859</text:p>
          </table:table-cell>
          <table:table-cell table:style-name="ACE-33" office:value-type="float" office:value="2610">
            <text:p>2610</text:p>
          </table:table-cell>
          <table:table-cell table:style-name="ACE-38" office:value-type="float" office:value="80">
            <text:p>8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2350000000000001">
            <text:p>1.2</text:p>
          </table:table-cell>
          <table:table-cell table:style-name="ACE-39" office:value-type="float" office:value="0.30203476621077913">
            <text:p>0.3</text:p>
          </table:table-cell>
          <table:table-cell table:style-name="ACE-39" office:value-type="float" office:value="0.30203476621077913">
            <text:p>0.3</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851</text:p>
          </table:table-cell>
          <table:table-cell table:style-name="ACE-31" office:value-type="float" office:value="-32.692">
            <text:p>−32.692</text:p>
          </table:table-cell>
          <table:table-cell table:style-name="ACE-31" office:value-type="float" office:value="137.85900000000001">
            <text:p>137.859</text:p>
          </table:table-cell>
          <table:table-cell table:style-name="ACE-33" office:value-type="float" office:value="6970">
            <text:p>6970</text:p>
          </table:table-cell>
          <table:table-cell table:style-name="ACE-38" office:value-type="float" office:value="90">
            <text:p>9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4399999999999999">
            <text:p>−1.4</text:p>
          </table:table-cell>
          <table:table-cell table:style-name="ACE-39" office:value-type="float" office:value="0.19723082923316021">
            <text:p>0.2</text:p>
          </table:table-cell>
          <table:table-cell table:style-name="ACE-39" office:value-type="float" office:value="0.19723082923316021">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1</text:p>
          </table:table-cell>
          <table:table-cell table:style-name="ACE-31" office:value-type="float" office:value="-32.691000000000003">
            <text:p>−32.691</text:p>
          </table:table-cell>
          <table:table-cell table:style-name="ACE-31" office:value-type="float" office:value="137.88200000000001">
            <text:p>137.882</text:p>
          </table:table-cell>
          <table:table-cell table:style-name="ACE-33" office:value-type="float" office:value="3130">
            <text:p>3130</text:p>
          </table:table-cell>
          <table:table-cell table:style-name="ACE-38" office:value-type="float" office:value="110">
            <text:p>11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24">
            <text:p>1.2</text:p>
          </table:table-cell>
          <table:table-cell table:style-name="ACE-39" office:value-type="float" office:value="0.81584312217484567">
            <text:p>0.8</text:p>
          </table:table-cell>
          <table:table-cell table:style-name="ACE-39" office:value-type="float" office:value="0.81584312217484567">
            <text:p>0.8</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2</text:p>
          </table:table-cell>
          <table:table-cell table:style-name="ACE-31" office:value-type="float" office:value="-32.691000000000003">
            <text:p>−32.691</text:p>
          </table:table-cell>
          <table:table-cell table:style-name="ACE-31" office:value-type="float" office:value="137.88200000000001">
            <text:p>137.882</text:p>
          </table:table-cell>
          <table:table-cell table:style-name="ACE-33" office:value-type="float" office:value="7050">
            <text:p>7050</text:p>
          </table:table-cell>
          <table:table-cell table:style-name="ACE-38" office:value-type="float" office:value="90">
            <text:p>9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22">
            <text:p>−1.2</text:p>
          </table:table-cell>
          <table:table-cell table:style-name="ACE-39" office:value-type="float" office:value="0.24166091947189144">
            <text:p>0.2</text:p>
          </table:table-cell>
          <table:table-cell table:style-name="ACE-39" office:value-type="float" office:value="0.24166091947189144">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0</text:p>
          </table:table-cell>
          <table:table-cell table:style-name="ACE-31" office:value-type="float" office:value="-32.689">
            <text:p>−32.689</text:p>
          </table:table-cell>
          <table:table-cell table:style-name="ACE-31" office:value-type="float" office:value="137.90100000000001">
            <text:p>137.901</text:p>
          </table:table-cell>
          <table:table-cell table:style-name="ACE-33" office:value-type="float" office:value="5680">
            <text:p>5680</text:p>
          </table:table-cell>
          <table:table-cell table:style-name="ACE-38" office:value-type="float" office:value="110">
            <text:p>11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1749999999999998">
            <text:p>2.2</text:p>
          </table:table-cell>
          <table:table-cell table:style-name="ACE-39" office:value-type="float" office:value="0.16800297616411444">
            <text:p>0.2</text:p>
          </table:table-cell>
          <table:table-cell table:style-name="ACE-39" office:value-type="float" office:value="0.16800297616411444">
            <text:p>0.2</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3A</text:p>
          </table:table-cell>
          <table:table-cell table:style-name="ACE-31" office:value-type="float" office:value="-32.704999999999998">
            <text:p>−32.705</text:p>
          </table:table-cell>
          <table:table-cell table:style-name="ACE-31" office:value-type="float" office:value="137.87299999999999">
            <text:p>137.873</text:p>
          </table:table-cell>
          <table:table-cell table:style-name="ACE-33" office:value-type="float" office:value="6180">
            <text:p>6180</text:p>
          </table:table-cell>
          <table:table-cell table:style-name="ACE-38" office:value-type="float" office:value="90">
            <text:p>90</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3500000000000001">
            <text:p>2.4</text:p>
          </table:table-cell>
          <table:table-cell table:style-name="ACE-39" office:value-type="float" office:value="0.46097722286464438">
            <text:p>0.5</text:p>
          </table:table-cell>
          <table:table-cell table:style-name="ACE-39" office:value-type="float" office:value="0.46097722286464438">
            <text:p>0.5</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6</text:p>
          </table:table-cell>
          <table:table-cell table:style-name="ACE-31" office:value-type="float" office:value="-32.677999999999997">
            <text:p>−32.678</text:p>
          </table:table-cell>
          <table:table-cell table:style-name="ACE-31" office:value-type="float" office:value="137.84">
            <text:p>137.84</text:p>
          </table:table-cell>
          <table:table-cell table:style-name="ACE-33" office:value-type="float" office:value="6300">
            <text:p>6300</text:p>
          </table:table-cell>
          <table:table-cell table:style-name="ACE-38" office:value-type="float" office:value="100">
            <text:p>100</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3.0499999999999998">
            <text:p>−3.0</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2370</text:p>
          </table:table-cell>
          <table:table-cell table:style-name="ACE-31" office:value-type="float" office:value="-32.677999999999997">
            <text:p>−32.678</text:p>
          </table:table-cell>
          <table:table-cell table:style-name="ACE-31" office:value-type="float" office:value="137.84">
            <text:p>137.84</text:p>
          </table:table-cell>
          <table:table-cell table:style-name="ACE-33" office:value-type="float" office:value="7050">
            <text:p>7050</text:p>
          </table:table-cell>
          <table:table-cell table:style-name="ACE-38" office:value-type="float" office:value="100">
            <text:p>100</text:p>
          </table:table-cell>
          <table:table-cell table:style-name="ACE-34" office:value-type="string">
            <text:p>Oyster</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8500000000000001">
            <text:p>−2.9</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2A</text:p>
          </table:table-cell>
          <table:table-cell table:style-name="ACE-31" office:value-type="float" office:value="-33.034999999999997">
            <text:p>−33.035</text:p>
          </table:table-cell>
          <table:table-cell table:style-name="ACE-31" office:value-type="float" office:value="137.83099999999999">
            <text:p>137.831</text:p>
          </table:table-cell>
          <table:table-cell table:style-name="ACE-33" office:value-type="float" office:value="6970">
            <text:p>6970</text:p>
          </table:table-cell>
          <table:table-cell table:style-name="ACE-38" office:value-type="float" office:value="330">
            <text:p>33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5.0149999999999997">
            <text:p>−5.0</text:p>
          </table:table-cell>
          <table:table-cell table:style-name="ACE-39" office:value-type="float" office:value="0.10965856099730655">
            <text:p>0.1</text:p>
          </table:table-cell>
          <table:table-cell table:style-name="ACE-39" office:value-type="float" office:value="0.10965856099730655">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2371</text:p>
          </table:table-cell>
          <table:table-cell table:style-name="ACE-31" office:value-type="float" office:value="-32.725000000000001">
            <text:p>−32.725</text:p>
          </table:table-cell>
          <table:table-cell table:style-name="ACE-31" office:value-type="float" office:value="137.81299999999999">
            <text:p>137.813</text:p>
          </table:table-cell>
          <table:table-cell table:style-name="ACE-33" office:value-type="float" office:value="5240">
            <text:p>5240</text:p>
          </table:table-cell>
          <table:table-cell table:style-name="ACE-38" office:value-type="float" office:value="80">
            <text:p>80</text:p>
          </table:table-cell>
          <table:table-cell table:style-name="ACE-34"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0.895">
            <text:p>−10.9</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07</text:p>
          </table:table-cell>
          <table:table-cell table:style-name="ACE-31" office:value-type="float" office:value="-32.75">
            <text:p>−32.75</text:p>
          </table:table-cell>
          <table:table-cell table:style-name="ACE-31" office:value-type="float" office:value="137.86799999999999">
            <text:p>137.868</text:p>
          </table:table-cell>
          <table:table-cell table:style-name="ACE-33" office:value-type="float" office:value="0">
            <text:p>0</text:p>
          </table:table-cell>
          <table:table-cell table:style-name="ACE-38" office:value-type="float" office:value="0">
            <text:p>0</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175">
            <text:p>−1.2</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2372</text:p>
          </table:table-cell>
          <table:table-cell table:style-name="ACE-31" office:value-type="float" office:value="-32.75">
            <text:p>−32.75</text:p>
          </table:table-cell>
          <table:table-cell table:style-name="ACE-31" office:value-type="float" office:value="137.86799999999999">
            <text:p>137.868</text:p>
          </table:table-cell>
          <table:table-cell table:style-name="ACE-33" office:value-type="float" office:value="4570">
            <text:p>4570</text:p>
          </table:table-cell>
          <table:table-cell table:style-name="ACE-38" office:value-type="float" office:value="70">
            <text:p>70</text:p>
          </table:table-cell>
          <table:table-cell table:style-name="ACE-34" office:value-type="string">
            <text:p>Oyster shell</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97">
            <text:p>−2.0</text:p>
          </table:table-cell>
          <table:table-cell table:style-name="ACE-39" office:value-type="float" office:value="0.10198039027185571">
            <text:p>0.1</text:p>
          </table:table-cell>
          <table:table-cell table:style-name="ACE-39" office:value-type="float" office:value="0.10198039027185571">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10A</text:p>
          </table:table-cell>
          <table:table-cell table:style-name="ACE-31" office:value-type="float" office:value="-32.75">
            <text:p>−32.75</text:p>
          </table:table-cell>
          <table:table-cell table:style-name="ACE-31" office:value-type="float" office:value="137.86799999999999">
            <text:p>137.868</text:p>
          </table:table-cell>
          <table:table-cell table:style-name="ACE-33" office:value-type="float" office:value="8350">
            <text:p>8350</text:p>
          </table:table-cell>
          <table:table-cell table:style-name="ACE-38" office:value-type="float" office:value="90">
            <text:p>90</text:p>
          </table:table-cell>
          <table:table-cell table:style-name="ACE-34"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2.3500000000000001">
            <text:p>−2.4</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710B</text:p>
          </table:table-cell>
          <table:table-cell table:style-name="ACE-31" office:value-type="float" office:value="-32.75">
            <text:p>−32.75</text:p>
          </table:table-cell>
          <table:table-cell table:style-name="ACE-31" office:value-type="float" office:value="137.86799999999999">
            <text:p>137.868</text:p>
          </table:table-cell>
          <table:table-cell table:style-name="ACE-33" office:value-type="float" office:value="7750">
            <text:p>7750</text:p>
          </table:table-cell>
          <table:table-cell table:style-name="ACE-38" office:value-type="float" office:value="160">
            <text:p>160</text:p>
          </table:table-cell>
          <table:table-cell table:style-name="ACE-34" office:value-type="string">
            <text:p>Organics -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2.3500000000000001">
            <text:p>−2.4</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16</text:p>
          </table:table-cell>
          <table:table-cell table:style-name="ACE-31" office:value-type="float" office:value="-32.695">
            <text:p>−32.695</text:p>
          </table:table-cell>
          <table:table-cell table:style-name="ACE-31" office:value-type="float" office:value="137.80600000000001">
            <text:p>137.806</text:p>
          </table:table-cell>
          <table:table-cell table:style-name="ACE-33" office:value-type="float" office:value="8000">
            <text:p>8000</text:p>
          </table:table-cell>
          <table:table-cell table:style-name="ACE-38" office:value-type="float" office:value="190">
            <text:p>190</text:p>
          </table:table-cell>
          <table:table-cell table:style-name="ACE-34" office:value-type="string">
            <text:p>Organics -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4.25">
            <text:p>−4.3</text:p>
          </table:table-cell>
          <table:table-cell table:style-name="ACE-39" office:value-type="float" office:value="0.80156097709406993">
            <text:p>0.8</text:p>
          </table:table-cell>
          <table:table-cell table:style-name="ACE-39" office:value-type="float" office:value="0.80156097709406993">
            <text:p>0.8</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6</text:p>
          </table:table-cell>
          <table:table-cell table:style-name="ACE-31" office:value-type="float" office:value="-32.695">
            <text:p>−32.695</text:p>
          </table:table-cell>
          <table:table-cell table:style-name="ACE-31" office:value-type="float" office:value="137.797">
            <text:p>137.797</text:p>
          </table:table-cell>
          <table:table-cell table:style-name="ACE-33" office:value-type="float" office:value="6200">
            <text:p>6200</text:p>
          </table:table-cell>
          <table:table-cell table:style-name="ACE-38" office:value-type="float" office:value="140">
            <text:p>140</text:p>
          </table:table-cell>
          <table:table-cell table:style-name="ACE-34" office:value-type="string">
            <text:p>Disseminated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1">
            <text:p>−1</text:p>
          </table:table-cell>
          <table:table-cell table:style-name="ACE-39" office:value-type="float" office:value="-7.8300000000000001">
            <text:p>−7.8</text:p>
          </table:table-cell>
          <table:table-cell table:style-name="ACE-39" office:value-type="float" office:value="0.14142135623730953">
            <text:p>0.1</text:p>
          </table:table-cell>
          <table:table-cell table:style-name="ACE-39" office:value-type="float" office:value="0.14142135623730953">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373</text:p>
          </table:table-cell>
          <table:table-cell table:style-name="ACE-31" office:value-type="float" office:value="-32.798999999999999">
            <text:p>−32.799</text:p>
          </table:table-cell>
          <table:table-cell table:style-name="ACE-31" office:value-type="float" office:value="137.845">
            <text:p>137.845</text:p>
          </table:table-cell>
          <table:table-cell table:style-name="ACE-33" office:value-type="float" office:value="7330">
            <text:p>7330</text:p>
          </table:table-cell>
          <table:table-cell table:style-name="ACE-38" office:value-type="float" office:value="80">
            <text:p>80</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8.7149999999999999">
            <text:p>−8.7</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180B</text:p>
          </table:table-cell>
          <table:table-cell table:style-name="ACE-31" office:value-type="float" office:value="-32.706000000000003">
            <text:p>−32.706</text:p>
          </table:table-cell>
          <table:table-cell table:style-name="ACE-31" office:value-type="float" office:value="137.761">
            <text:p>137.761</text:p>
          </table:table-cell>
          <table:table-cell table:style-name="ACE-33" office:value-type="float" office:value="6780">
            <text:p>6780</text:p>
          </table:table-cell>
          <table:table-cell table:style-name="ACE-38" office:value-type="float" office:value="130">
            <text:p>130</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335">
            <text:p>−2.3</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180C</text:p>
          </table:table-cell>
          <table:table-cell table:style-name="ACE-31" office:value-type="float" office:value="-32.706000000000003">
            <text:p>−32.706</text:p>
          </table:table-cell>
          <table:table-cell table:style-name="ACE-31" office:value-type="float" office:value="137.761">
            <text:p>137.761</text:p>
          </table:table-cell>
          <table:table-cell table:style-name="ACE-33" office:value-type="float" office:value="7800">
            <text:p>7800</text:p>
          </table:table-cell>
          <table:table-cell table:style-name="ACE-38" office:value-type="float" office:value="100">
            <text:p>100</text:p>
          </table:table-cell>
          <table:table-cell table:style-name="ACE-34" office:value-type="string">
            <text:p>Calcareous clay</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2.335">
            <text:p>−2.3</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180D</text:p>
          </table:table-cell>
          <table:table-cell table:style-name="ACE-31" office:value-type="float" office:value="-32.706000000000003">
            <text:p>−32.706</text:p>
          </table:table-cell>
          <table:table-cell table:style-name="ACE-31" office:value-type="float" office:value="137.761">
            <text:p>137.761</text:p>
          </table:table-cell>
          <table:table-cell table:style-name="ACE-33" office:value-type="float" office:value="5030">
            <text:p>5030</text:p>
          </table:table-cell>
          <table:table-cell table:style-name="ACE-38" office:value-type="float" office:value="200">
            <text:p>200</text:p>
          </table:table-cell>
          <table:table-cell table:style-name="ACE-34" office:value-type="string">
            <text:p>Organics Fine</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013499999999999984">
            <text:p>0.0</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335</text:p>
          </table:table-cell>
          <table:table-cell table:style-name="ACE-31" office:value-type="float" office:value="-32.659999999999997">
            <text:p>−32.66</text:p>
          </table:table-cell>
          <table:table-cell table:style-name="ACE-31" office:value-type="float" office:value="137.74600000000001">
            <text:p>137.746</text:p>
          </table:table-cell>
          <table:table-cell table:style-name="ACE-33" office:value-type="float" office:value="4440">
            <text:p>4440</text:p>
          </table:table-cell>
          <table:table-cell table:style-name="ACE-38" office:value-type="float" office:value="100">
            <text:p>100</text:p>
          </table:table-cell>
          <table:table-cell table:style-name="ACE-34" office:value-type="string">
            <text:p>Mixed 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3.3999999999999999">
            <text:p>3.4</text:p>
          </table:table-cell>
          <table:table-cell table:style-name="ACE-39" office:value-type="float" office:value="1.3999999999999999">
            <text:p>1.4</text:p>
          </table:table-cell>
          <table:table-cell table:style-name="ACE-39" office:value-type="float" office:value="1.3999999999999999">
            <text:p>1.4</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336</text:p>
          </table:table-cell>
          <table:table-cell table:style-name="ACE-31" office:value-type="float" office:value="-32.709000000000003">
            <text:p>−32.709</text:p>
          </table:table-cell>
          <table:table-cell table:style-name="ACE-31" office:value-type="float" office:value="137.893">
            <text:p>137.893</text:p>
          </table:table-cell>
          <table:table-cell table:style-name="ACE-33" office:value-type="float" office:value="5510">
            <text:p>5510</text:p>
          </table:table-cell>
          <table:table-cell table:style-name="ACE-38" office:value-type="float" office:value="100">
            <text:p>100</text:p>
          </table:table-cell>
          <table:table-cell table:style-name="ACE-34" office:value-type="string">
            <text:p>Mixed Shell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3.3999999999999999">
            <text:p>3.4</text:p>
          </table:table-cell>
          <table:table-cell table:style-name="ACE-39" office:value-type="float" office:value="1.3999999999999999">
            <text:p>1.4</text:p>
          </table:table-cell>
          <table:table-cell table:style-name="ACE-39" office:value-type="float" office:value="1.3999999999999999">
            <text:p>1.4</text:p>
          </table:table-cell>
          <table:table-cell table:style-name="ACE-31" office:value-type="string">
            <text:p>BelperioEtal1984,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3</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1600">
            <text:p>1600</text:p>
          </table:table-cell>
          <table:table-cell table:style-name="ACE-38" office:value-type="float" office:value="60">
            <text:p>60</text:p>
          </table:table-cell>
          <table:table-cell table:style-name="ACE-34"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88">
            <text:p>0.9</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33</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140">
            <text:p>2140</text:p>
          </table:table-cell>
          <table:table-cell table:style-name="ACE-38" office:value-type="float" office:value="60">
            <text:p>60</text:p>
          </table:table-cell>
          <table:table-cell table:style-name="ACE-34" office:value-type="string">
            <text:p>Anapella and 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49">
            <text:p>1.5</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4</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230">
            <text:p>2230</text:p>
          </table:table-cell>
          <table:table-cell table:style-name="ACE-38" office:value-type="float" office:value="70">
            <text:p>70</text:p>
          </table:table-cell>
          <table:table-cell table:style-name="ACE-34"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0.11661903789690602">
            <text:p>0.1</text:p>
          </table:table-cell>
          <table:table-cell table:style-name="ACE-39" office:value-type="float" office:value="0.11661903789690602">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5</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220">
            <text:p>4220</text:p>
          </table:table-cell>
          <table:table-cell table:style-name="ACE-38" office:value-type="float" office:value="90">
            <text:p>90</text:p>
          </table:table-cell>
          <table:table-cell table:style-name="ACE-34"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6899999999999999">
            <text:p>1.7</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6</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330">
            <text:p>2330</text:p>
          </table:table-cell>
          <table:table-cell table:style-name="ACE-38" office:value-type="float" office:value="70">
            <text:p>70</text:p>
          </table:table-cell>
          <table:table-cell table:style-name="ACE-34"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925">
            <text:p>1.9</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37</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510">
            <text:p>4510</text:p>
          </table:table-cell>
          <table:table-cell table:style-name="ACE-38" office:value-type="float" office:value="90">
            <text:p>90</text:p>
          </table:table-cell>
          <table:table-cell table:style-name="ACE-34" office:value-type="string">
            <text:p>Tellina deltoid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3400000000000001">
            <text:p>1.3</text:p>
          </table:table-cell>
          <table:table-cell table:style-name="ACE-39" office:value-type="float" office:value="0.1044030650891055">
            <text:p>0.1</text:p>
          </table:table-cell>
          <table:table-cell table:style-name="ACE-39" office:value-type="float" office:value="0.104403065089105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38</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6110">
            <text:p>6110</text:p>
          </table:table-cell>
          <table:table-cell table:style-name="ACE-38" office:value-type="float" office:value="70">
            <text:p>70</text:p>
          </table:table-cell>
          <table:table-cell table:style-name="ACE-34"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1400000000000001">
            <text:p>2.1</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39</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5850">
            <text:p>5850</text:p>
          </table:table-cell>
          <table:table-cell table:style-name="ACE-38" office:value-type="float" office:value="90">
            <text:p>90</text:p>
          </table:table-cell>
          <table:table-cell table:style-name="ACE-34" office:value-type="string">
            <text:p>Anapella and 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6000000000000001">
            <text:p>1.6</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0</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6710">
            <text:p>6710</text:p>
          </table:table-cell>
          <table:table-cell table:style-name="ACE-38" office:value-type="float" office:value="230">
            <text:p>230</text:p>
          </table:table-cell>
          <table:table-cell table:style-name="ACE-34" office:value-type="string">
            <text:p>samphire rootlet</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41999999999999998">
            <text:p>−0.4</text:p>
          </table:table-cell>
          <table:table-cell table:style-name="ACE-39" office:value-type="float" office:value="0.20615528128088306">
            <text:p>0.2</text:p>
          </table:table-cell>
          <table:table-cell table:style-name="ACE-39" office:value-type="float" office:value="0.20615528128088306">
            <text:p>0.2</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1</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6580">
            <text:p>6580</text:p>
          </table:table-cell>
          <table:table-cell table:style-name="ACE-38" office:value-type="float" office:value="120">
            <text:p>120</text:p>
          </table:table-cell>
          <table:table-cell table:style-name="ACE-34"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1099999999999999">
            <text:p>2.1</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442</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5160">
            <text:p>5160</text:p>
          </table:table-cell>
          <table:table-cell table:style-name="ACE-38" office:value-type="float" office:value="150">
            <text:p>150</text:p>
          </table:table-cell>
          <table:table-cell table:style-name="ACE-34"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5550000000000002">
            <text:p>2.6</text:p>
          </table:table-cell>
          <table:table-cell table:style-name="ACE-39" office:value-type="float" office:value="0.1312440474840669">
            <text:p>0.1</text:p>
          </table:table-cell>
          <table:table-cell table:style-name="ACE-39" office:value-type="float" office:value="0.1312440474840669">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6</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1450">
            <text:p>1450</text:p>
          </table:table-cell>
          <table:table-cell table:style-name="ACE-38" office:value-type="float" office:value="80">
            <text:p>80</text:p>
          </table:table-cell>
          <table:table-cell table:style-name="ACE-34"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54500000000000004">
            <text:p>−0.5</text:p>
          </table:table-cell>
          <table:table-cell table:style-name="ACE-39" office:value-type="float" office:value="0.10012492197250394">
            <text:p>0.1</text:p>
          </table:table-cell>
          <table:table-cell table:style-name="ACE-39"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7</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035">
            <text:p>4035</text:p>
          </table:table-cell>
          <table:table-cell table:style-name="ACE-38" office:value-type="float" office:value="50">
            <text:p>50</text:p>
          </table:table-cell>
          <table:table-cell table:style-name="ACE-34" office:value-type="string">
            <text:p>Dosina victori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64000000000000001">
            <text:p>−0.6</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8</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6770">
            <text:p>6770</text:p>
          </table:table-cell>
          <table:table-cell table:style-name="ACE-38" office:value-type="float" office:value="50">
            <text:p>50</text:p>
          </table:table-cell>
          <table:table-cell table:style-name="ACE-34" office:value-type="string">
            <text:p>small gastropod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1.3500000000000001">
            <text:p>−1.4</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142</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1750">
            <text:p>1750</text:p>
          </table:table-cell>
          <table:table-cell table:style-name="ACE-38" office:value-type="float" office:value="170">
            <text:p>170</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1.4204224723651762">
            <text:p>1.4</text:p>
          </table:table-cell>
          <table:table-cell table:style-name="ACE-39" office:value-type="float" office:value="1.4204224723651762">
            <text:p>1.4</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143</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1615">
            <text:p>1615</text:p>
          </table:table-cell>
          <table:table-cell table:style-name="ACE-38" office:value-type="float" office:value="100">
            <text:p>100</text:p>
          </table:table-cell>
          <table:table-cell table:style-name="ACE-34" office:value-type="string">
            <text:p>mangrove remains</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60999999999999999">
            <text:p>−0.6</text:p>
          </table:table-cell>
          <table:table-cell table:style-name="ACE-39" office:value-type="float" office:value="0.21189620100417092">
            <text:p>0.2</text:p>
          </table:table-cell>
          <table:table-cell table:style-name="ACE-39" office:value-type="float" office:value="0.21189620100417092">
            <text:p>0.2</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38</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645">
            <text:p>2645</text:p>
          </table:table-cell>
          <table:table-cell table:style-name="ACE-38" office:value-type="float" office:value="60">
            <text:p>60</text:p>
          </table:table-cell>
          <table:table-cell table:style-name="ACE-34" office:value-type="string">
            <text:p>Veneridae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65">
            <text:p>1.2</text:p>
          </table:table-cell>
          <table:table-cell table:style-name="ACE-39" office:value-type="float" office:value="0.10012492197250394">
            <text:p>0.1</text:p>
          </table:table-cell>
          <table:table-cell table:style-name="ACE-39"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9733</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270">
            <text:p>4270</text:p>
          </table:table-cell>
          <table:table-cell table:style-name="ACE-38" office:value-type="float" office:value="80">
            <text:p>80</text:p>
          </table:table-cell>
          <table:table-cell table:style-name="ACE-34" office:value-type="string">
            <text:p>Brachiodontes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345">
            <text:p>1.3</text:p>
          </table:table-cell>
          <table:table-cell table:style-name="ACE-39" office:value-type="float" office:value="0.10012492197250394">
            <text:p>0.1</text:p>
          </table:table-cell>
          <table:table-cell table:style-name="ACE-39"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36</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3325">
            <text:p>3325</text:p>
          </table:table-cell>
          <table:table-cell table:style-name="ACE-38" office:value-type="float" office:value="50">
            <text:p>50</text:p>
          </table:table-cell>
          <table:table-cell table:style-name="ACE-34" office:value-type="string">
            <text:p>small mollus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37</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3990">
            <text:p>3990</text:p>
          </table:table-cell>
          <table:table-cell table:style-name="ACE-38" office:value-type="float" office:value="55">
            <text:p>55</text:p>
          </table:table-cell>
          <table:table-cell table:style-name="ACE-34" office:value-type="string">
            <text:p>Phasianella austr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3999999999999999">
            <text:p>1.4</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39</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890">
            <text:p>890</text:p>
          </table:table-cell>
          <table:table-cell table:style-name="ACE-38" office:value-type="float" office:value="45">
            <text:p>45</text:p>
          </table:table-cell>
          <table:table-cell table:style-name="ACE-34" office:value-type="string">
            <text:p>Katelysia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2499999999999999">
            <text:p>−0.4</text:p>
          </table:table-cell>
          <table:table-cell table:style-name="ACE-39" office:value-type="float" office:value="0.20006249023742559">
            <text:p>0.2</text:p>
          </table:table-cell>
          <table:table-cell table:style-name="ACE-39" office:value-type="float" office:value="0.20006249023742559">
            <text:p>0.2</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0</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435">
            <text:p>4435</text:p>
          </table:table-cell>
          <table:table-cell table:style-name="ACE-38" office:value-type="float" office:value="50">
            <text:p>50</text:p>
          </table:table-cell>
          <table:table-cell table:style-name="ACE-34" office:value-type="string">
            <text:p>Batillaria and Tellin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89500000000000002">
            <text:p>0.9</text:p>
          </table:table-cell>
          <table:table-cell table:style-name="ACE-39" office:value-type="float" office:value="0.10012492197250394">
            <text:p>0.1</text:p>
          </table:table-cell>
          <table:table-cell table:style-name="ACE-39"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1</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355">
            <text:p>4355</text:p>
          </table:table-cell>
          <table:table-cell table:style-name="ACE-38" office:value-type="float" office:value="55">
            <text:p>55</text:p>
          </table:table-cell>
          <table:table-cell table:style-name="ACE-34" office:value-type="string">
            <text:p>Tellina deltoid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425">
            <text:p>1.4</text:p>
          </table:table-cell>
          <table:table-cell table:style-name="ACE-39" office:value-type="float" office:value="0.10012492197250394">
            <text:p>0.1</text:p>
          </table:table-cell>
          <table:table-cell table:style-name="ACE-39"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2</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6415">
            <text:p>6415</text:p>
          </table:table-cell>
          <table:table-cell table:style-name="ACE-38" office:value-type="float" office:value="60">
            <text:p>60</text:p>
          </table:table-cell>
          <table:table-cell table:style-name="ACE-34" office:value-type="string">
            <text:p>Dosinia victori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02">
            <text:p>0.0</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3</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3470">
            <text:p>3470</text:p>
          </table:table-cell>
          <table:table-cell table:style-name="ACE-38" office:value-type="float" office:value="50">
            <text:p>50</text:p>
          </table:table-cell>
          <table:table-cell table:style-name="ACE-34"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085000000000000006">
            <text:p>−0.1</text:p>
          </table:table-cell>
          <table:table-cell table:style-name="ACE-39" office:value-type="float" office:value="0.10012492197250394">
            <text:p>0.1</text:p>
          </table:table-cell>
          <table:table-cell table:style-name="ACE-39" office:value-type="float" office:value="0.10012492197250394">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4</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3705">
            <text:p>3705</text:p>
          </table:table-cell>
          <table:table-cell table:style-name="ACE-38" office:value-type="float" office:value="50">
            <text:p>50</text:p>
          </table:table-cell>
          <table:table-cell table:style-name="ACE-34" office:value-type="string">
            <text:p>Batillaria diemenens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299999999999999">
            <text:p>1.1</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9734</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5920">
            <text:p>5920</text:p>
          </table:table-cell>
          <table:table-cell table:style-name="ACE-38" office:value-type="float" office:value="60">
            <text:p>60</text:p>
          </table:table-cell>
          <table:table-cell table:style-name="ACE-34" office:value-type="string">
            <text:p>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45">
            <text:p>1.1</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A-17945</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540">
            <text:p>2540</text:p>
          </table:table-cell>
          <table:table-cell table:style-name="ACE-38" office:value-type="float" office:value="45">
            <text:p>45</text:p>
          </table:table-cell>
          <table:table-cell table:style-name="ACE-34" office:value-type="string">
            <text:p>Mactra and Batillar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89000000000000001">
            <text:p>0.9</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9735</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430">
            <text:p>430</text:p>
          </table:table-cell>
          <table:table-cell table:style-name="ACE-38" office:value-type="float" office:value="50">
            <text:p>50</text:p>
          </table:table-cell>
          <table:table-cell table:style-name="ACE-34" office:value-type="string">
            <text:p>mangrove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0.029999999999999999">
            <text:p>0.0</text:p>
          </table:table-cell>
          <table:table-cell table:style-name="ACE-39" office:value-type="float" office:value="0.65000000000000002">
            <text:p>0.7</text:p>
          </table:table-cell>
          <table:table-cell table:style-name="ACE-39" office:value-type="float" office:value="0.65000000000000002">
            <text:p>0.7</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9736</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1610">
            <text:p>1610</text:p>
          </table:table-cell>
          <table:table-cell table:style-name="ACE-38" office:value-type="float" office:value="40">
            <text:p>40</text:p>
          </table:table-cell>
          <table:table-cell table:style-name="ACE-34" office:value-type="string">
            <text:p>Katelysia and Tellin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32000000000000001">
            <text:p>0.3</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MS-1032</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3775">
            <text:p>3775</text:p>
          </table:table-cell>
          <table:table-cell table:style-name="ACE-38" office:value-type="float" office:value="50">
            <text:p>50</text:p>
          </table:table-cell>
          <table:table-cell table:style-name="ACE-34" office:value-type="string">
            <text:p>Tellina and Batillar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5800000000000001">
            <text:p>1.6</text:p>
          </table:table-cell>
          <table:table-cell table:style-name="ACE-39" office:value-type="float" office:value="0.10049875621120891">
            <text:p>0.1</text:p>
          </table:table-cell>
          <table:table-cell table:style-name="ACE-39" office:value-type="float" office:value="0.10049875621120891">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147</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650">
            <text:p>2650</text:p>
          </table:table-cell>
          <table:table-cell table:style-name="ACE-38" office:value-type="float" office:value="70">
            <text:p>70</text:p>
          </table:table-cell>
          <table:table-cell table:style-name="ACE-34" office:value-type="string">
            <text:p>Mangrove remains</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755">
            <text:p>0.8</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144</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5090">
            <text:p>5090</text:p>
          </table:table-cell>
          <table:table-cell table:style-name="ACE-38" office:value-type="float" office:value="90">
            <text:p>90</text:p>
          </table:table-cell>
          <table:table-cell table:style-name="ACE-34" office:value-type="string">
            <text:p>Detrital Posidonia fibr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2850000000000001">
            <text:p>2.3</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145</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760">
            <text:p>2760</text:p>
          </table:table-cell>
          <table:table-cell table:style-name="ACE-38" office:value-type="float" office:value="100">
            <text:p>100</text:p>
          </table:table-cell>
          <table:table-cell table:style-name="ACE-34" office:value-type="string">
            <text:p>Anapella cyclada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35">
            <text:p>1.1</text:p>
          </table:table-cell>
          <table:table-cell table:style-name="ACE-39" office:value-type="float" office:value="0.10965856099730655">
            <text:p>0.1</text:p>
          </table:table-cell>
          <table:table-cell table:style-name="ACE-39" office:value-type="float" office:value="0.1096585609973065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10146</text:p>
          </table:table-cell>
          <table:table-cell table:style-name="ACE-31" office:value-type="float" office:value="-33.140000000000001">
            <text:p>−33.14</text:p>
          </table:table-cell>
          <table:table-cell table:style-name="ACE-31" office:value-type="float" office:value="138">
            <text:p>138</text:p>
          </table:table-cell>
          <table:table-cell table:style-name="ACE-33" office:value-type="float" office:value="2340">
            <text:p>2340</text:p>
          </table:table-cell>
          <table:table-cell table:style-name="ACE-38" office:value-type="float" office:value="70">
            <text:p>70</text:p>
          </table:table-cell>
          <table:table-cell table:style-name="ACE-34" office:value-type="string">
            <text:p>Organic fragment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1.135">
            <text:p>1.1</text:p>
          </table:table-cell>
          <table:table-cell table:style-name="ACE-39" office:value-type="float" office:value="0.10965856099730655">
            <text:p>0.1</text:p>
          </table:table-cell>
          <table:table-cell table:style-name="ACE-39" office:value-type="float" office:value="0.10965856099730655">
            <text:p>0.1</text:p>
          </table:table-cell>
          <table:table-cell table:style-name="ACE-31" office:value-type="string">
            <text:p>HarveyEtal1999,BelperioEtal2002,LewisEtal2013</text:p>
          </table:table-cell>
          <table:table-cell table:number-columns-repeated="3" table:style-name="ACE-31"/>
          <table:table-cell table:style-name="ACE-34"/>
          <table:table-cell table:number-columns-repeated="5" table:style-name="ACE-31"/>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2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2190">
            <text:p>2190</text:p>
          </table:table-cell>
          <table:table-cell table:style-name="ACE-38" office:value-type="float" office:value="49">
            <text:p>49</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1740">
            <text:p>1740</text:p>
          </table:table-cell>
          <table:table-cell table:style-name="ACE-37" table:formula="of:=[.W142]+450" office:value-type="float" office:value="2190">
            <text:p>2190</text:p>
          </table:table-cell>
          <table:table-cell table:style-name="ACE-38" office:value-type="float" office:value="60">
            <text:p>60</text:p>
          </table:table-cell>
          <table:table-cell table:style-name="ACE-37" table:formula="of:=SQRT([.Y142]^2-35^2)" office:value-type="float" office:value="48.733971724044821">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2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420">
            <text:p>4420</text:p>
          </table:table-cell>
          <table:table-cell table:style-name="ACE-38" office:value-type="float" office:value="77">
            <text:p>77</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05">
            <text:p>0.1</text:p>
          </table:table-cell>
          <table:table-cell table:style-name="ACE-39" office:value-type="float" office:value="0.5020209158989295">
            <text:p>0.5</text:p>
          </table:table-cell>
          <table:table-cell table:style-name="ACE-39" office:value-type="float" office:value="0.5020209158989295">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970">
            <text:p>3970</text:p>
          </table:table-cell>
          <table:table-cell table:style-name="ACE-37" table:formula="of:=[.W143]+450" office:value-type="float" office:value="4420">
            <text:p>4420</text:p>
          </table:table-cell>
          <table:table-cell table:style-name="ACE-38" office:value-type="float" office:value="85">
            <text:p>85</text:p>
          </table:table-cell>
          <table:table-cell table:style-name="ACE-37" table:formula="of:=SQRT([.Y143]^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2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2810">
            <text:p>2810</text:p>
          </table:table-cell>
          <table:table-cell table:style-name="ACE-38" office:value-type="float" office:value="49">
            <text:p>49</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1000000000000001">
            <text:p>2.1</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360">
            <text:p>2360</text:p>
          </table:table-cell>
          <table:table-cell table:style-name="ACE-37" table:formula="of:=[.W144]+450" office:value-type="float" office:value="2810">
            <text:p>2810</text:p>
          </table:table-cell>
          <table:table-cell table:style-name="ACE-38" office:value-type="float" office:value="60">
            <text:p>60</text:p>
          </table:table-cell>
          <table:table-cell table:style-name="ACE-37" table:formula="of:=SQRT([.Y144]^2-35^2)" office:value-type="float" office:value="48.733971724044821">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2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070">
            <text:p>4070</text:p>
          </table:table-cell>
          <table:table-cell table:style-name="ACE-38" office:value-type="float" office:value="72">
            <text:p>72</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15">
            <text:p>1.1</text:p>
          </table:table-cell>
          <table:table-cell table:style-name="ACE-39" office:value-type="float" office:value="0.5055937104039171">
            <text:p>0.5</text:p>
          </table:table-cell>
          <table:table-cell table:style-name="ACE-39" office:value-type="float" office:value="0.5055937104039171">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620">
            <text:p>3620</text:p>
          </table:table-cell>
          <table:table-cell table:style-name="ACE-37" table:formula="of:=[.W145]+450" office:value-type="float" office:value="4070">
            <text:p>4070</text:p>
          </table:table-cell>
          <table:table-cell table:style-name="ACE-38" office:value-type="float" office:value="80">
            <text:p>80</text:p>
          </table:table-cell>
          <table:table-cell table:style-name="ACE-37" table:formula="of:=SQRT([.Y145]^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2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070">
            <text:p>4070</text:p>
          </table:table-cell>
          <table:table-cell table:style-name="ACE-38" office:value-type="float" office:value="72">
            <text:p>72</text:p>
          </table:table-cell>
          <table:table-cell table:style-name="ACE-34" office:value-type="string">
            <text:p>Katelysia, Bulla botanic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37">
            <text:p>0.4</text:p>
          </table:table-cell>
          <table:table-cell table:style-name="ACE-39" office:value-type="float" office:value="0.1044030650891055">
            <text:p>0.1</text:p>
          </table:table-cell>
          <table:table-cell table:style-name="ACE-39" office:value-type="float" office:value="0.104403065089105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620">
            <text:p>3620</text:p>
          </table:table-cell>
          <table:table-cell table:style-name="ACE-37" table:formula="of:=[.W146]+450" office:value-type="float" office:value="4070">
            <text:p>4070</text:p>
          </table:table-cell>
          <table:table-cell table:style-name="ACE-38" office:value-type="float" office:value="80">
            <text:p>80</text:p>
          </table:table-cell>
          <table:table-cell table:style-name="ACE-37" table:formula="of:=SQRT([.Y146]^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2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1240">
            <text:p>1240</text:p>
          </table:table-cell>
          <table:table-cell table:style-name="ACE-38" office:value-type="float" office:value="60">
            <text:p>60</text:p>
          </table:table-cell>
          <table:table-cell table:style-name="ACE-34" office:value-type="string">
            <text:p>Mangrove wood</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44500000000000001">
            <text:p>−0.4</text:p>
          </table:table-cell>
          <table:table-cell table:style-name="ACE-39" office:value-type="float" office:value="0.5002249493977684">
            <text:p>0.5</text:p>
          </table:table-cell>
          <table:table-cell table:style-name="ACE-39" office:value-type="float" office:value="0.5002249493977684">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table:table-cell table:style-name="ACE-32"/>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3860">
            <text:p>386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03499999999999992">
            <text:p>0.0</text:p>
          </table:table-cell>
          <table:table-cell table:style-name="ACE-39" office:value-type="float" office:value="0.50301590432112586">
            <text:p>0.5</text:p>
          </table:table-cell>
          <table:table-cell table:style-name="ACE-39" office:value-type="float" office:value="0.50301590432112586">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410">
            <text:p>3410</text:p>
          </table:table-cell>
          <table:table-cell table:style-name="ACE-37" table:formula="of:=[.W148]+450" office:value-type="float" office:value="3860">
            <text:p>3860</text:p>
          </table:table-cell>
          <table:table-cell table:style-name="ACE-38" office:value-type="float" office:value="70">
            <text:p>70</text:p>
          </table:table-cell>
          <table:table-cell table:style-name="ACE-37" table:formula="of:=SQRT([.Y148]^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7270">
            <text:p>7270</text:p>
          </table:table-cell>
          <table:table-cell table:style-name="ACE-38" office:value-type="float" office:value="237">
            <text:p>237</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27">
            <text:p>−1.3</text:p>
          </table:table-cell>
          <table:table-cell table:style-name="ACE-39" office:value-type="float" office:value="0.1044030650891055">
            <text:p>0.1</text:p>
          </table:table-cell>
          <table:table-cell table:style-name="ACE-39" office:value-type="float" office:value="0.1044030650891055">
            <text:p>0.1</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6820">
            <text:p>6820</text:p>
          </table:table-cell>
          <table:table-cell table:style-name="ACE-37" table:formula="of:=[.W149]+450" office:value-type="float" office:value="7270">
            <text:p>7270</text:p>
          </table:table-cell>
          <table:table-cell table:style-name="ACE-38" office:value-type="float" office:value="240">
            <text:p>240</text:p>
          </table:table-cell>
          <table:table-cell table:style-name="ACE-37" table:formula="of:=SQRT([.Y149]^2-35^2)" office:value-type="float" office:value="237.4342014116753">
            <text:p>23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7520">
            <text:p>7520</text:p>
          </table:table-cell>
          <table:table-cell table:style-name="ACE-38" office:value-type="float" office:value="449">
            <text:p>449</text:p>
          </table:table-cell>
          <table:table-cell table:style-name="ACE-34" office:value-type="string">
            <text:p>Fibre and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3.1400000000000001">
            <text:p>−3.1</text:p>
          </table:table-cell>
          <table:table-cell table:style-name="ACE-39" office:value-type="float" office:value="0.50159744815937812">
            <text:p>0.5</text:p>
          </table:table-cell>
          <table:table-cell table:style-name="ACE-39" office:value-type="float" office:value="0.50159744815937812">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7070">
            <text:p>7070</text:p>
          </table:table-cell>
          <table:table-cell table:style-name="ACE-37" table:formula="of:=[.W150]+450" office:value-type="float" office:value="7520">
            <text:p>7520</text:p>
          </table:table-cell>
          <table:table-cell table:style-name="ACE-38" office:value-type="float" office:value="450">
            <text:p>450</text:p>
          </table:table-cell>
          <table:table-cell table:style-name="ACE-37" table:formula="of:=SQRT([.Y150]^2-35^2)" office:value-type="float" office:value="448.6368241685027">
            <text:p>4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6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240">
            <text:p>4240</text:p>
          </table:table-cell>
          <table:table-cell table:style-name="ACE-38" office:value-type="float" office:value="99">
            <text:p>99</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6000000000000001">
            <text:p>2.6</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790">
            <text:p>3790</text:p>
          </table:table-cell>
          <table:table-cell table:style-name="ACE-37" table:formula="of:=[.W151]+450" office:value-type="float" office:value="4240">
            <text:p>4240</text:p>
          </table:table-cell>
          <table:table-cell table:style-name="ACE-38" office:value-type="float" office:value="105">
            <text:p>105</text:p>
          </table:table-cell>
          <table:table-cell table:style-name="ACE-37" table:formula="of:=SQRT([.Y151]^2-35^2)" office:value-type="float" office:value="98.994949366116657">
            <text:p>9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6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480">
            <text:p>4480</text:p>
          </table:table-cell>
          <table:table-cell table:style-name="ACE-38" office:value-type="float" office:value="88">
            <text:p>88</text:p>
          </table:table-cell>
          <table:table-cell table:style-name="ACE-34" office:value-type="string">
            <text:p>Neri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6000000000000001">
            <text:p>2.6</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030">
            <text:p>4030</text:p>
          </table:table-cell>
          <table:table-cell table:style-name="ACE-37" table:formula="of:=[.W152]+450" office:value-type="float" office:value="4480">
            <text:p>4480</text:p>
          </table:table-cell>
          <table:table-cell table:style-name="ACE-38" office:value-type="float" office:value="95">
            <text:p>95</text:p>
          </table:table-cell>
          <table:table-cell table:style-name="ACE-37" table:formula="of:=SQRT([.Y152]^2-35^2)" office:value-type="float" office:value="88.317608663278463">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9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250">
            <text:p>425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8500000000000001">
            <text:p>2.9</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800">
            <text:p>3800</text:p>
          </table:table-cell>
          <table:table-cell table:style-name="ACE-37" table:formula="of:=[.W153]+450" office:value-type="float" office:value="4250">
            <text:p>4250</text:p>
          </table:table-cell>
          <table:table-cell table:style-name="ACE-38" office:value-type="float" office:value="70">
            <text:p>70</text:p>
          </table:table-cell>
          <table:table-cell table:style-name="ACE-37" table:formula="of:=SQRT([.Y153]^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6360">
            <text:p>6360</text:p>
          </table:table-cell>
          <table:table-cell table:style-name="ACE-38" office:value-type="float" office:value="83">
            <text:p>83</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2799999999999998">
            <text:p>2.3</text:p>
          </table:table-cell>
          <table:table-cell table:style-name="ACE-39" office:value-type="float" office:value="0.12806248474865697">
            <text:p>0.1</text:p>
          </table:table-cell>
          <table:table-cell table:style-name="ACE-39" office:value-type="float" office:value="0.12806248474865697">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910">
            <text:p>5910</text:p>
          </table:table-cell>
          <table:table-cell table:style-name="ACE-37" table:formula="of:=[.W154]+450" office:value-type="float" office:value="6360">
            <text:p>6360</text:p>
          </table:table-cell>
          <table:table-cell table:style-name="ACE-38" office:value-type="float" office:value="90">
            <text:p>90</text:p>
          </table:table-cell>
          <table:table-cell table:style-name="ACE-37" table:formula="of:=SQRT([.Y154]^2-35^2)" office:value-type="float" office:value="82.915619758885001">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220">
            <text:p>4220</text:p>
          </table:table-cell>
          <table:table-cell table:style-name="ACE-38" office:value-type="float" office:value="61">
            <text:p>61</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28">
            <text:p>1.3</text:p>
          </table:table-cell>
          <table:table-cell table:style-name="ACE-39" office:value-type="float" office:value="0.50249378105604448">
            <text:p>0.5</text:p>
          </table:table-cell>
          <table:table-cell table:style-name="ACE-39" office:value-type="float" office:value="0.50249378105604448">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770">
            <text:p>3770</text:p>
          </table:table-cell>
          <table:table-cell table:style-name="ACE-37" table:formula="of:=[.W155]+450" office:value-type="float" office:value="4220">
            <text:p>4220</text:p>
          </table:table-cell>
          <table:table-cell table:style-name="ACE-38" office:value-type="float" office:value="70">
            <text:p>70</text:p>
          </table:table-cell>
          <table:table-cell table:style-name="ACE-37" table:formula="of:=SQRT([.Y155]^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7000">
            <text:p>7000</text:p>
          </table:table-cell>
          <table:table-cell table:style-name="ACE-38" office:value-type="float" office:value="72">
            <text:p>72</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46">
            <text:p>1.5</text:p>
          </table:table-cell>
          <table:table-cell table:style-name="ACE-39" office:value-type="float" office:value="0.1118033988749895">
            <text:p>0.1</text:p>
          </table:table-cell>
          <table:table-cell table:style-name="ACE-39" office:value-type="float" office:value="0.1118033988749895">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550">
            <text:p>6550</text:p>
          </table:table-cell>
          <table:table-cell table:style-name="ACE-37" table:formula="of:=[.W156]+450" office:value-type="float" office:value="7000">
            <text:p>7000</text:p>
          </table:table-cell>
          <table:table-cell table:style-name="ACE-38" office:value-type="float" office:value="80">
            <text:p>80</text:p>
          </table:table-cell>
          <table:table-cell table:style-name="ACE-37" table:formula="of:=SQRT([.Y156]^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300">
            <text:p>4300</text:p>
          </table:table-cell>
          <table:table-cell table:style-name="ACE-38" office:value-type="float" office:value="61">
            <text:p>61</text:p>
          </table:table-cell>
          <table:table-cell table:style-name="ACE-34"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655">
            <text:p>1.7</text:p>
          </table:table-cell>
          <table:table-cell table:style-name="ACE-39" office:value-type="float" office:value="0.50717354031928752">
            <text:p>0.5</text:p>
          </table:table-cell>
          <table:table-cell table:style-name="ACE-39" office:value-type="float" office:value="0.50717354031928752">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850">
            <text:p>3850</text:p>
          </table:table-cell>
          <table:table-cell table:style-name="ACE-37" table:formula="of:=[.W157]+450" office:value-type="float" office:value="4300">
            <text:p>4300</text:p>
          </table:table-cell>
          <table:table-cell table:style-name="ACE-38" office:value-type="float" office:value="70">
            <text:p>70</text:p>
          </table:table-cell>
          <table:table-cell table:style-name="ACE-37" table:formula="of:=SQRT([.Y157]^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4</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6760">
            <text:p>6760</text:p>
          </table:table-cell>
          <table:table-cell table:style-name="ACE-38" office:value-type="float" office:value="136">
            <text:p>136</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1850000000000001">
            <text:p>2.2</text:p>
          </table:table-cell>
          <table:table-cell table:style-name="ACE-39" office:value-type="float" office:value="0.1312440474840669">
            <text:p>0.1</text:p>
          </table:table-cell>
          <table:table-cell table:style-name="ACE-39"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310">
            <text:p>6310</text:p>
          </table:table-cell>
          <table:table-cell table:style-name="ACE-37" table:formula="of:=[.W158]+450" office:value-type="float" office:value="6760">
            <text:p>6760</text:p>
          </table:table-cell>
          <table:table-cell table:style-name="ACE-38" office:value-type="float" office:value="140">
            <text:p>140</text:p>
          </table:table-cell>
          <table:table-cell table:style-name="ACE-37" table:formula="of:=SQRT([.Y158]^2-35^2)" office:value-type="float" office:value="135.55441711725959">
            <text:p>13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910">
            <text:p>910</text:p>
          </table:table-cell>
          <table:table-cell table:style-name="ACE-38" office:value-type="float" office:value="125">
            <text:p>125</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69999999999999996">
            <text:p>−0.7</text:p>
          </table:table-cell>
          <table:table-cell table:style-name="ACE-39" office:value-type="float" office:value="0.17204650534085256">
            <text:p>0.2</text:p>
          </table:table-cell>
          <table:table-cell table:style-name="ACE-39" office:value-type="float" office:value="0.17204650534085256">
            <text:p>0.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60">
            <text:p>460</text:p>
          </table:table-cell>
          <table:table-cell table:style-name="ACE-37" table:formula="of:=[.W159]+450" office:value-type="float" office:value="910">
            <text:p>910</text:p>
          </table:table-cell>
          <table:table-cell table:style-name="ACE-38" office:value-type="float" office:value="130">
            <text:p>130</text:p>
          </table:table-cell>
          <table:table-cell table:style-name="ACE-37" table:formula="of:=SQRT([.Y159]^2-35^2)" office:value-type="float" office:value="125.19984025548915">
            <text:p>125</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6</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3850">
            <text:p>3850</text:p>
          </table:table-cell>
          <table:table-cell table:style-name="ACE-38" office:value-type="float" office:value="49">
            <text:p>49</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5249999999999999">
            <text:p>−2.5</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400">
            <text:p>3400</text:p>
          </table:table-cell>
          <table:table-cell table:style-name="ACE-37" table:formula="of:=[.W160]+450" office:value-type="float" office:value="3850">
            <text:p>3850</text:p>
          </table:table-cell>
          <table:table-cell table:style-name="ACE-38" office:value-type="float" office:value="60">
            <text:p>60</text:p>
          </table:table-cell>
          <table:table-cell table:style-name="ACE-37" table:formula="of:=SQRT([.Y160]^2-35^2)" office:value-type="float" office:value="48.733971724044821">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5490">
            <text:p>5490</text:p>
          </table:table-cell>
          <table:table-cell table:style-name="ACE-38" office:value-type="float" office:value="61">
            <text:p>61</text:p>
          </table:table-cell>
          <table:table-cell table:style-name="ACE-34"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415">
            <text:p>−2.4</text:p>
          </table:table-cell>
          <table:table-cell table:style-name="ACE-39" office:value-type="float" office:value="0.17613914953808538">
            <text:p>0.2</text:p>
          </table:table-cell>
          <table:table-cell table:style-name="ACE-39" office:value-type="float" office:value="0.17613914953808538">
            <text:p>0.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040">
            <text:p>5040</text:p>
          </table:table-cell>
          <table:table-cell table:style-name="ACE-37" table:formula="of:=[.W161]+450" office:value-type="float" office:value="5490">
            <text:p>5490</text:p>
          </table:table-cell>
          <table:table-cell table:style-name="ACE-38" office:value-type="float" office:value="70">
            <text:p>70</text:p>
          </table:table-cell>
          <table:table-cell table:style-name="ACE-37" table:formula="of:=SQRT([.Y161]^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3560">
            <text:p>3560</text:p>
          </table:table-cell>
          <table:table-cell table:style-name="ACE-38" office:value-type="float" office:value="61">
            <text:p>61</text:p>
          </table:table-cell>
          <table:table-cell table:style-name="ACE-34" office:value-type="string">
            <text:p>Katelysia, Chlamy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2850000000000001">
            <text:p>−2.3</text:p>
          </table:table-cell>
          <table:table-cell table:style-name="ACE-39" office:value-type="float" office:value="0.11412712210513329">
            <text:p>0.1</text:p>
          </table:table-cell>
          <table:table-cell table:style-name="ACE-39" office:value-type="float" office:value="0.1141271221051332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110">
            <text:p>3110</text:p>
          </table:table-cell>
          <table:table-cell table:style-name="ACE-37" table:formula="of:=[.W162]+450" office:value-type="float" office:value="3560">
            <text:p>3560</text:p>
          </table:table-cell>
          <table:table-cell table:style-name="ACE-38" office:value-type="float" office:value="70">
            <text:p>70</text:p>
          </table:table-cell>
          <table:table-cell table:style-name="ACE-37" table:formula="of:=SQRT([.Y162]^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09</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4100">
            <text:p>4100</text:p>
          </table:table-cell>
          <table:table-cell table:style-name="ACE-38" office:value-type="float" office:value="156">
            <text:p>156</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87">
            <text:p>−0.9</text:p>
          </table:table-cell>
          <table:table-cell table:style-name="ACE-39" office:value-type="float" office:value="0.13453624047073712">
            <text:p>0.1</text:p>
          </table:table-cell>
          <table:table-cell table:style-name="ACE-39" office:value-type="float" office:value="0.13453624047073712">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650">
            <text:p>3650</text:p>
          </table:table-cell>
          <table:table-cell table:style-name="ACE-37" table:formula="of:=[.W163]+450" office:value-type="float" office:value="4100">
            <text:p>4100</text:p>
          </table:table-cell>
          <table:table-cell table:style-name="ACE-38" office:value-type="float" office:value="160">
            <text:p>160</text:p>
          </table:table-cell>
          <table:table-cell table:style-name="ACE-37" table:formula="of:=SQRT([.Y163]^2-35^2)" office:value-type="float" office:value="156.12494995995996">
            <text:p>15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10</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5820">
            <text:p>5820</text:p>
          </table:table-cell>
          <table:table-cell table:style-name="ACE-38" office:value-type="float" office:value="72">
            <text:p>72</text:p>
          </table:table-cell>
          <table:table-cell table:style-name="ACE-34" office:value-type="string">
            <text:p>Katelysia, Ostr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04">
            <text:p>−1.0</text:p>
          </table:table-cell>
          <table:table-cell table:style-name="ACE-39" office:value-type="float" office:value="0.12806248474865697">
            <text:p>0.1</text:p>
          </table:table-cell>
          <table:table-cell table:style-name="ACE-39" office:value-type="float" office:value="0.12806248474865697">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370">
            <text:p>5370</text:p>
          </table:table-cell>
          <table:table-cell table:style-name="ACE-37" table:formula="of:=[.W164]+450" office:value-type="float" office:value="5820">
            <text:p>5820</text:p>
          </table:table-cell>
          <table:table-cell table:style-name="ACE-38" office:value-type="float" office:value="80">
            <text:p>80</text:p>
          </table:table-cell>
          <table:table-cell table:style-name="ACE-37" table:formula="of:=SQRT([.Y164]^2-35^2)" office:value-type="float" office:value="71.93747284969079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11</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6550">
            <text:p>6550</text:p>
          </table:table-cell>
          <table:table-cell table:style-name="ACE-38" office:value-type="float" office:value="125">
            <text:p>125</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19">
            <text:p>0.2</text:p>
          </table:table-cell>
          <table:table-cell table:style-name="ACE-39" office:value-type="float" office:value="0.14866068747318506">
            <text:p>0.1</text:p>
          </table:table-cell>
          <table:table-cell table:style-name="ACE-39" office:value-type="float" office:value="0.14866068747318506">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100">
            <text:p>6100</text:p>
          </table:table-cell>
          <table:table-cell table:style-name="ACE-37" table:formula="of:=[.W165]+450" office:value-type="float" office:value="6550">
            <text:p>6550</text:p>
          </table:table-cell>
          <table:table-cell table:style-name="ACE-38" office:value-type="float" office:value="130">
            <text:p>130</text:p>
          </table:table-cell>
          <table:table-cell table:style-name="ACE-37" table:formula="of:=SQRT([.Y165]^2-35^2)" office:value-type="float" office:value="125.19984025548915">
            <text:p>125</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12</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3310">
            <text:p>3310</text:p>
          </table:table-cell>
          <table:table-cell table:style-name="ACE-38" office:value-type="float" office:value="49">
            <text:p>49</text:p>
          </table:table-cell>
          <table:table-cell table:style-name="ACE-34"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65500000000000003">
            <text:p>0.7</text:p>
          </table:table-cell>
          <table:table-cell table:style-name="ACE-39" office:value-type="float" office:value="0.50894498720392167">
            <text:p>0.5</text:p>
          </table:table-cell>
          <table:table-cell table:style-name="ACE-39" office:value-type="float" office:value="0.50894498720392167">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860">
            <text:p>2860</text:p>
          </table:table-cell>
          <table:table-cell table:style-name="ACE-37" table:formula="of:=[.W166]+450" office:value-type="float" office:value="3310">
            <text:p>3310</text:p>
          </table:table-cell>
          <table:table-cell table:style-name="ACE-38" office:value-type="float" office:value="60">
            <text:p>60</text:p>
          </table:table-cell>
          <table:table-cell table:style-name="ACE-37" table:formula="of:=SQRT([.Y166]^2-35^2)" office:value-type="float" office:value="48.733971724044821">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913</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3720">
            <text:p>3720</text:p>
          </table:table-cell>
          <table:table-cell table:style-name="ACE-38" office:value-type="float" office:value="61">
            <text:p>61</text:p>
          </table:table-cell>
          <table:table-cell table:style-name="ACE-34" office:value-type="string">
            <text:p>Katelysia, Batillar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73999999999999999">
            <text:p>0.7</text:p>
          </table:table-cell>
          <table:table-cell table:style-name="ACE-39" office:value-type="float" office:value="0.50803543183522148">
            <text:p>0.5</text:p>
          </table:table-cell>
          <table:table-cell table:style-name="ACE-39" office:value-type="float" office:value="0.50803543183522148">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270">
            <text:p>3270</text:p>
          </table:table-cell>
          <table:table-cell table:style-name="ACE-37" table:formula="of:=[.W167]+450" office:value-type="float" office:value="3720">
            <text:p>3720</text:p>
          </table:table-cell>
          <table:table-cell table:style-name="ACE-38" office:value-type="float" office:value="70">
            <text:p>70</text:p>
          </table:table-cell>
          <table:table-cell table:style-name="ACE-37" table:formula="of:=SQRT([.Y167]^2-35^2)" office:value-type="float" office:value="60.621778264910702">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95</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2720">
            <text:p>2720</text:p>
          </table:table-cell>
          <table:table-cell table:style-name="ACE-38" office:value-type="float" office:value="49">
            <text:p>49</text:p>
          </table:table-cell>
          <table:table-cell table:style-name="ACE-34"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98999999999999999">
            <text:p>1.0</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270">
            <text:p>2270</text:p>
          </table:table-cell>
          <table:table-cell table:style-name="ACE-37" table:formula="of:=[.W168]+450" office:value-type="float" office:value="2720">
            <text:p>2720</text:p>
          </table:table-cell>
          <table:table-cell table:style-name="ACE-38" office:value-type="float" office:value="60">
            <text:p>60</text:p>
          </table:table-cell>
          <table:table-cell table:style-name="ACE-37" table:formula="of:=SQRT([.Y168]^2-35^2)" office:value-type="float" office:value="48.733971724044821">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96</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2720">
            <text:p>2720</text:p>
          </table:table-cell>
          <table:table-cell table:style-name="ACE-38" office:value-type="float" office:value="49">
            <text:p>49</text:p>
          </table:table-cell>
          <table:table-cell table:style-name="ACE-34" office:value-type="string">
            <text:p>Anapella, Katelys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0600000000000001">
            <text:p>2.1</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270">
            <text:p>2270</text:p>
          </table:table-cell>
          <table:table-cell table:style-name="ACE-37" table:formula="of:=[.W169]+450" office:value-type="float" office:value="2720">
            <text:p>2720</text:p>
          </table:table-cell>
          <table:table-cell table:style-name="ACE-38" office:value-type="float" office:value="60">
            <text:p>60</text:p>
          </table:table-cell>
          <table:table-cell table:style-name="ACE-37" table:formula="of:=SQRT([.Y169]^2-35^2)" office:value-type="float" office:value="48.733971724044821">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97</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3910">
            <text:p>3910</text:p>
          </table:table-cell>
          <table:table-cell table:style-name="ACE-38" office:value-type="float" office:value="77">
            <text:p>77</text:p>
          </table:table-cell>
          <table:table-cell table:style-name="ACE-34" office:value-type="string">
            <text:p>Anapella, Katelysi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7799999999999998">
            <text:p>2.8</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460">
            <text:p>3460</text:p>
          </table:table-cell>
          <table:table-cell table:style-name="ACE-37" table:formula="of:=[.W170]+450" office:value-type="float" office:value="3910">
            <text:p>3910</text:p>
          </table:table-cell>
          <table:table-cell table:style-name="ACE-38" office:value-type="float" office:value="85">
            <text:p>85</text:p>
          </table:table-cell>
          <table:table-cell table:style-name="ACE-37" table:formula="of:=SQRT([.Y170]^2-35^2)" office:value-type="float" office:value="77.45966692414833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898</text:p>
          </table:table-cell>
          <table:table-cell table:style-name="ACE-31" office:value-type="float" office:value="-34.200000000000003">
            <text:p>−34.2</text:p>
          </table:table-cell>
          <table:table-cell table:style-name="ACE-31" office:value-type="float" office:value="138.09999999999999">
            <text:p>138.1</text:p>
          </table:table-cell>
          <table:table-cell table:style-name="ACE-33" office:value-type="float" office:value="2020">
            <text:p>2020</text:p>
          </table:table-cell>
          <table:table-cell table:style-name="ACE-38" office:value-type="float" office:value="50">
            <text:p>50</text:p>
          </table:table-cell>
          <table:table-cell table:style-name="ACE-34" office:value-type="string">
            <text:p>Mangrove wood</text:p>
          </table:table-cell>
          <table:table-cell table:style-name="ACE-31" office:value-type="string">
            <text:p>terrestrial_sh</text:p>
          </table:table-cell>
          <table:table-cell table:style-name="ACE-31" office:value-type="string">
            <text:p>-</text:p>
          </table:table-cell>
          <table:table-cell table:style-name="ACE-31" office:value-type="string">
            <text:p>-</text:p>
          </table:table-cell>
          <table:table-cell table:style-name="ACE-31" office:value-type="float" office:value="0">
            <text:p>0</text:p>
          </table:table-cell>
          <table:table-cell table:style-name="ACE-39" office:value-type="float" office:value="-0.44">
            <text:p>−0.4</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table:table-cell table:style-name="ACE-32"/>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6</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3780">
            <text:p>3780</text:p>
          </table:table-cell>
          <table:table-cell table:style-name="ACE-38" office:value-type="float" office:value="61">
            <text:p>61</text:p>
          </table:table-cell>
          <table:table-cell table:style-name="ACE-34"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3.6000000000000001">
            <text:p>3.6</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330">
            <text:p>3330</text:p>
          </table:table-cell>
          <table:table-cell table:style-name="ACE-37" table:formula="of:=[.W172]+450" office:value-type="float" office:value="3780">
            <text:p>3780</text:p>
          </table:table-cell>
          <table:table-cell table:style-name="ACE-38" office:value-type="float" office:value="70">
            <text:p>70</text:p>
          </table:table-cell>
          <table:table-cell table:style-name="ACE-37" table:formula="of:=ROUND(SQRT([.Y172]^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5</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2970">
            <text:p>2970</text:p>
          </table:table-cell>
          <table:table-cell table:style-name="ACE-38" office:value-type="float" office:value="61">
            <text:p>61</text:p>
          </table:table-cell>
          <table:table-cell table:style-name="ACE-34"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6000000000000001">
            <text:p>2.6</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520">
            <text:p>2520</text:p>
          </table:table-cell>
          <table:table-cell table:style-name="ACE-37" table:formula="of:=[.W173]+450" office:value-type="float" office:value="2970">
            <text:p>2970</text:p>
          </table:table-cell>
          <table:table-cell table:style-name="ACE-38" office:value-type="float" office:value="70">
            <text:p>70</text:p>
          </table:table-cell>
          <table:table-cell table:style-name="ACE-37" table:formula="of:=ROUND(SQRT([.Y173]^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4</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2690">
            <text:p>2690</text:p>
          </table:table-cell>
          <table:table-cell table:style-name="ACE-38" office:value-type="float" office:value="61">
            <text:p>61</text:p>
          </table:table-cell>
          <table:table-cell table:style-name="ACE-34"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6000000000000001">
            <text:p>2.6</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240">
            <text:p>2240</text:p>
          </table:table-cell>
          <table:table-cell table:style-name="ACE-37" table:formula="of:=[.W174]+450" office:value-type="float" office:value="2690">
            <text:p>2690</text:p>
          </table:table-cell>
          <table:table-cell table:style-name="ACE-38" office:value-type="float" office:value="70">
            <text:p>70</text:p>
          </table:table-cell>
          <table:table-cell table:style-name="ACE-37" table:formula="of:=ROUND(SQRT([.Y174]^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3</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1310">
            <text:p>1310</text:p>
          </table:table-cell>
          <table:table-cell table:style-name="ACE-38" office:value-type="float" office:value="61">
            <text:p>61</text:p>
          </table:table-cell>
          <table:table-cell table:style-name="ACE-34" office:value-type="string">
            <text:p>Anapella cyclade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6000000000000001">
            <text:p>1.6</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860">
            <text:p>860</text:p>
          </table:table-cell>
          <table:table-cell table:style-name="ACE-37" table:formula="of:=[.W175]+450" office:value-type="float" office:value="1310">
            <text:p>1310</text:p>
          </table:table-cell>
          <table:table-cell table:style-name="ACE-38" office:value-type="float" office:value="70">
            <text:p>70</text:p>
          </table:table-cell>
          <table:table-cell table:style-name="ACE-37" table:formula="of:=ROUND(SQRT([.Y175]^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111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1810">
            <text:p>1810</text:p>
          </table:table-cell>
          <table:table-cell table:style-name="ACE-38" office:value-type="float" office:value="49">
            <text:p>49</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000000000000001">
            <text:p>1.1</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1360">
            <text:p>1360</text:p>
          </table:table-cell>
          <table:table-cell table:style-name="ACE-37" table:formula="of:=[.W176]+450" office:value-type="float" office:value="1810">
            <text:p>1810</text:p>
          </table:table-cell>
          <table:table-cell table:style-name="ACE-38" office:value-type="float" office:value="60">
            <text:p>60</text:p>
          </table:table-cell>
          <table:table-cell table:style-name="ACE-37" table:formula="of:=ROUND(SQRT([.Y176]^2-35^2);0)" office:value-type="float" office:value="49">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5</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3180">
            <text:p>3180</text:p>
          </table:table-cell>
          <table:table-cell table:style-name="ACE-38" office:value-type="float" office:value="72">
            <text:p>72</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4999999999999999">
            <text:p>−0.1</text:p>
          </table:table-cell>
          <table:table-cell table:style-name="ACE-39" office:value-type="float" office:value="0.50635955604688654">
            <text:p>0.5</text:p>
          </table:table-cell>
          <table:table-cell table:style-name="ACE-39" office:value-type="float" office:value="0.50635955604688654">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730">
            <text:p>2730</text:p>
          </table:table-cell>
          <table:table-cell table:style-name="ACE-37" table:formula="of:=[.W177]+450" office:value-type="float" office:value="3180">
            <text:p>3180</text:p>
          </table:table-cell>
          <table:table-cell table:style-name="ACE-38" office:value-type="float" office:value="80">
            <text:p>80</text:p>
          </table:table-cell>
          <table:table-cell table:style-name="ACE-37" table:formula="of:=ROUND(SQRT([.Y177]^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6</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4710">
            <text:p>4710</text:p>
          </table:table-cell>
          <table:table-cell table:style-name="ACE-38" office:value-type="float" office:value="72">
            <text:p>72</text:p>
          </table:table-cell>
          <table:table-cell table:style-name="ACE-34"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63500000000000001">
            <text:p>0.6</text:p>
          </table:table-cell>
          <table:table-cell table:style-name="ACE-39" office:value-type="float" office:value="0.50062460986251966">
            <text:p>0.5</text:p>
          </table:table-cell>
          <table:table-cell table:style-name="ACE-39" office:value-type="float" office:value="0.50062460986251966">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260">
            <text:p>4260</text:p>
          </table:table-cell>
          <table:table-cell table:style-name="ACE-37" table:formula="of:=[.W178]+450" office:value-type="float" office:value="4710">
            <text:p>4710</text:p>
          </table:table-cell>
          <table:table-cell table:style-name="ACE-38" office:value-type="float" office:value="80">
            <text:p>80</text:p>
          </table:table-cell>
          <table:table-cell table:style-name="ACE-37" table:formula="of:=ROUND(SQRT([.Y178]^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7</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7140">
            <text:p>7140</text:p>
          </table:table-cell>
          <table:table-cell table:style-name="ACE-38" office:value-type="float" office:value="72">
            <text:p>72</text:p>
          </table:table-cell>
          <table:table-cell table:style-name="ACE-34" office:value-type="string">
            <text:p>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0050000000000000001">
            <text:p>0.0</text:p>
          </table:table-cell>
          <table:table-cell table:style-name="ACE-39" office:value-type="float" office:value="0.50122350304031038">
            <text:p>0.5</text:p>
          </table:table-cell>
          <table:table-cell table:style-name="ACE-39" office:value-type="float" office:value="0.50122350304031038">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690">
            <text:p>6690</text:p>
          </table:table-cell>
          <table:table-cell table:style-name="ACE-37" table:formula="of:=[.W179]+450" office:value-type="float" office:value="7140">
            <text:p>7140</text:p>
          </table:table-cell>
          <table:table-cell table:style-name="ACE-38" office:value-type="float" office:value="80">
            <text:p>80</text:p>
          </table:table-cell>
          <table:table-cell table:style-name="ACE-37" table:formula="of:=ROUND(SQRT([.Y179]^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8</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750">
            <text:p>750</text:p>
          </table:table-cell>
          <table:table-cell table:style-name="ACE-38" office:value-type="float" office:value="61">
            <text:p>61</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085">
            <text:p>−1.1</text:p>
          </table:table-cell>
          <table:table-cell table:style-name="ACE-39" office:value-type="float" office:value="0.88069574769042691">
            <text:p>0.9</text:p>
          </table:table-cell>
          <table:table-cell table:style-name="ACE-39" office:value-type="float" office:value="0.88069574769042691">
            <text:p>0.9</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00">
            <text:p>300</text:p>
          </table:table-cell>
          <table:table-cell table:style-name="ACE-37" table:formula="of:=[.W180]+450" office:value-type="float" office:value="750">
            <text:p>750</text:p>
          </table:table-cell>
          <table:table-cell table:style-name="ACE-38" office:value-type="float" office:value="70">
            <text:p>70</text:p>
          </table:table-cell>
          <table:table-cell table:style-name="ACE-37" table:formula="of:=ROUND(SQRT([.Y180]^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79</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1270">
            <text:p>1270</text:p>
          </table:table-cell>
          <table:table-cell table:style-name="ACE-38" office:value-type="float" office:value="61">
            <text:p>61</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875">
            <text:p>−0.9</text:p>
          </table:table-cell>
          <table:table-cell table:style-name="ACE-39" office:value-type="float" office:value="0.1312440474840669">
            <text:p>0.1</text:p>
          </table:table-cell>
          <table:table-cell table:style-name="ACE-39"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820">
            <text:p>820</text:p>
          </table:table-cell>
          <table:table-cell table:style-name="ACE-37" table:formula="of:=[.W181]+450" office:value-type="float" office:value="1270">
            <text:p>1270</text:p>
          </table:table-cell>
          <table:table-cell table:style-name="ACE-38" office:value-type="float" office:value="70">
            <text:p>70</text:p>
          </table:table-cell>
          <table:table-cell table:style-name="ACE-37" table:formula="of:=ROUND(SQRT([.Y181]^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0</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6230">
            <text:p>6230</text:p>
          </table:table-cell>
          <table:table-cell table:style-name="ACE-38" office:value-type="float" office:value="130">
            <text:p>130</text:p>
          </table:table-cell>
          <table:table-cell table:style-name="ACE-34" office:value-type="string">
            <text:p>Shell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855">
            <text:p>−1.9</text:p>
          </table:table-cell>
          <table:table-cell table:style-name="ACE-39" office:value-type="float" office:value="0.10594810050208546">
            <text:p>0.1</text:p>
          </table:table-cell>
          <table:table-cell table:style-name="ACE-39" office:value-type="float" office:value="0.10594810050208546">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780">
            <text:p>5780</text:p>
          </table:table-cell>
          <table:table-cell table:style-name="ACE-37" table:formula="of:=[.W182]+450" office:value-type="float" office:value="6230">
            <text:p>6230</text:p>
          </table:table-cell>
          <table:table-cell table:style-name="ACE-38" office:value-type="float" office:value="135">
            <text:p>135</text:p>
          </table:table-cell>
          <table:table-cell table:style-name="ACE-37" table:formula="of:=ROUND(SQRT([.Y182]^2-35^2);0)" office:value-type="float" office:value="130">
            <text:p>13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1</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4020">
            <text:p>4020</text:p>
          </table:table-cell>
          <table:table-cell table:style-name="ACE-38" office:value-type="float" office:value="104">
            <text:p>104</text:p>
          </table:table-cell>
          <table:table-cell table:style-name="ACE-34"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0.29499999999999998">
            <text:p>0.3</text:p>
          </table:table-cell>
          <table:table-cell table:style-name="ACE-39" office:value-type="float" office:value="0.1312440474840669">
            <text:p>0.1</text:p>
          </table:table-cell>
          <table:table-cell table:style-name="ACE-39" office:value-type="float" office:value="0.1312440474840669">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570">
            <text:p>3570</text:p>
          </table:table-cell>
          <table:table-cell table:style-name="ACE-37" table:formula="of:=[.W183]+450" office:value-type="float" office:value="4020">
            <text:p>4020</text:p>
          </table:table-cell>
          <table:table-cell table:style-name="ACE-38" office:value-type="float" office:value="110">
            <text:p>110</text:p>
          </table:table-cell>
          <table:table-cell table:style-name="ACE-37" table:formula="of:=ROUND(SQRT([.Y183]^2-35^2);0)" office:value-type="float" office:value="104">
            <text:p>104</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6700">
            <text:p>6700</text:p>
          </table:table-cell>
          <table:table-cell table:style-name="ACE-38" office:value-type="float" office:value="94">
            <text:p>94</text:p>
          </table:table-cell>
          <table:table-cell table:style-name="ACE-34"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4350000000000001">
            <text:p>1.4</text:p>
          </table:table-cell>
          <table:table-cell table:style-name="ACE-39" office:value-type="float" office:value="0.50062460986251966">
            <text:p>0.5</text:p>
          </table:table-cell>
          <table:table-cell table:style-name="ACE-39" office:value-type="float" office:value="0.50062460986251966">
            <text:p>0.5</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250">
            <text:p>6250</text:p>
          </table:table-cell>
          <table:table-cell table:style-name="ACE-37" table:formula="of:=[.W184]+450" office:value-type="float" office:value="6700">
            <text:p>6700</text:p>
          </table:table-cell>
          <table:table-cell table:style-name="ACE-38" office:value-type="float" office:value="100">
            <text:p>100</text:p>
          </table:table-cell>
          <table:table-cell table:style-name="ACE-37" table:formula="of:=ROUND(SQRT([.Y184]^2-35^2);0)" office:value-type="float" office:value="94">
            <text:p>94</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3</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6150">
            <text:p>6150</text:p>
          </table:table-cell>
          <table:table-cell table:style-name="ACE-38" office:value-type="float" office:value="197">
            <text:p>197</text:p>
          </table:table-cell>
          <table:table-cell table:style-name="ACE-34" office:value-type="string">
            <text:p>Bulk Organic</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1.1850000000000001">
            <text:p>1.2</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700">
            <text:p>5700</text:p>
          </table:table-cell>
          <table:table-cell table:style-name="ACE-37" table:formula="of:=[.W185]+450" office:value-type="float" office:value="6150">
            <text:p>6150</text:p>
          </table:table-cell>
          <table:table-cell table:style-name="ACE-38" office:value-type="float" office:value="200">
            <text:p>200</text:p>
          </table:table-cell>
          <table:table-cell table:style-name="ACE-37" table:formula="of:=ROUND(SQRT([.Y185]^2-35^2);0)" office:value-type="float" office:value="197">
            <text:p>19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62</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3960">
            <text:p>3960</text:p>
          </table:table-cell>
          <table:table-cell table:style-name="ACE-38" office:value-type="float" office:value="88">
            <text:p>88</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23999999999999999">
            <text:p>0.2</text:p>
          </table:table-cell>
          <table:table-cell table:style-name="ACE-39" office:value-type="float" office:value="0.10198039027185571">
            <text:p>0.1</text:p>
          </table:table-cell>
          <table:table-cell table:style-name="ACE-39" office:value-type="float" office:value="0.1019803902718557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510">
            <text:p>3510</text:p>
          </table:table-cell>
          <table:table-cell table:style-name="ACE-37" table:formula="of:=[.W186]+450" office:value-type="float" office:value="3960">
            <text:p>3960</text:p>
          </table:table-cell>
          <table:table-cell table:style-name="ACE-38" office:value-type="float" office:value="95">
            <text:p>95</text:p>
          </table:table-cell>
          <table:table-cell table:style-name="ACE-37" table:formula="of:=ROUND(SQRT([.Y186]^2-35^2);0)" office:value-type="float" office:value="88">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408</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7000">
            <text:p>7000</text:p>
          </table:table-cell>
          <table:table-cell table:style-name="ACE-38" office:value-type="float" office:value="268">
            <text:p>268</text:p>
          </table:table-cell>
          <table:table-cell table:style-name="ACE-34" office:value-type="string">
            <text:p>Organic mud</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6550">
            <text:p>6550</text:p>
          </table:table-cell>
          <table:table-cell table:style-name="ACE-37" table:formula="of:=[.W187]+450" office:value-type="float" office:value="7000">
            <text:p>7000</text:p>
          </table:table-cell>
          <table:table-cell table:style-name="ACE-38" office:value-type="float" office:value="270">
            <text:p>270</text:p>
          </table:table-cell>
          <table:table-cell table:style-name="ACE-37" table:formula="of:=ROUND(SQRT([.Y187]^2-35^2);0)" office:value-type="float" office:value="268">
            <text:p>26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61</text:p>
          </table:table-cell>
          <table:table-cell table:style-name="ACE-31" office:value-type="float" office:value="-34.659999999999997">
            <text:p>−34.66</text:p>
          </table:table-cell>
          <table:table-cell table:style-name="ACE-31" office:value-type="float" office:value="138.44999999999999">
            <text:p>138.45</text:p>
          </table:table-cell>
          <table:table-cell table:style-name="ACE-33" office:value-type="float" office:value="2920">
            <text:p>2920</text:p>
          </table:table-cell>
          <table:table-cell table:style-name="ACE-38" office:value-type="float" office:value="88">
            <text:p>88</text:p>
          </table:table-cell>
          <table:table-cell table:style-name="ACE-34" office:value-type="string">
            <text:p>Katelysia sp. </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7599999999999998">
            <text:p>2.8</text:p>
          </table:table-cell>
          <table:table-cell table:style-name="ACE-39" office:value-type="float" office:value="1.2">
            <text:p>1.2</text:p>
          </table:table-cell>
          <table:table-cell table:style-name="ACE-39" office:value-type="float" office:value="1.2">
            <text:p>1.2</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470">
            <text:p>2470</text:p>
          </table:table-cell>
          <table:table-cell table:style-name="ACE-37" table:formula="of:=[.W188]+450" office:value-type="float" office:value="2920">
            <text:p>2920</text:p>
          </table:table-cell>
          <table:table-cell table:style-name="ACE-38" office:value-type="float" office:value="95">
            <text:p>95</text:p>
          </table:table-cell>
          <table:table-cell table:style-name="ACE-37" table:formula="of:=ROUND(SQRT([.Y188]^2-35^2);0)" office:value-type="float" office:value="88">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4</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430">
            <text:p>3430</text:p>
          </table:table-cell>
          <table:table-cell table:style-name="ACE-38" office:value-type="float" office:value="72">
            <text:p>72</text:p>
          </table:table-cell>
          <table:table-cell table:style-name="ACE-34"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75">
            <text:p>0.8</text:p>
          </table:table-cell>
          <table:table-cell table:style-name="ACE-39" office:value-type="float" office:value="0.50249378105604448">
            <text:p>0.5</text:p>
          </table:table-cell>
          <table:table-cell table:style-name="ACE-39" office:value-type="float" office:value="0.50249378105604448">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2980">
            <text:p>2980</text:p>
          </table:table-cell>
          <table:table-cell table:style-name="ACE-37" table:formula="of:=[.W189]+450" office:value-type="float" office:value="3430">
            <text:p>3430</text:p>
          </table:table-cell>
          <table:table-cell table:style-name="ACE-38" office:value-type="float" office:value="80">
            <text:p>80</text:p>
          </table:table-cell>
          <table:table-cell table:style-name="ACE-37" table:formula="of:=ROUND(SQRT([.Y189]^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5</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2790">
            <text:p>2790</text:p>
          </table:table-cell>
          <table:table-cell table:style-name="ACE-38" office:value-type="float" office:value="61">
            <text:p>61</text:p>
          </table:table-cell>
          <table:table-cell table:style-name="ACE-34" office:value-type="string">
            <text:p>Katelysia sp.</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23499999999999999">
            <text:p>0.2</text:p>
          </table:table-cell>
          <table:table-cell table:style-name="ACE-39" office:value-type="float" office:value="0.50122350304031038">
            <text:p>0.5</text:p>
          </table:table-cell>
          <table:table-cell table:style-name="ACE-39" office:value-type="float" office:value="0.50122350304031038">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2340">
            <text:p>2340</text:p>
          </table:table-cell>
          <table:table-cell table:style-name="ACE-37" table:formula="of:=[.W190]+450" office:value-type="float" office:value="2790">
            <text:p>2790</text:p>
          </table:table-cell>
          <table:table-cell table:style-name="ACE-38" office:value-type="float" office:value="70">
            <text:p>70</text:p>
          </table:table-cell>
          <table:table-cell table:style-name="ACE-37" table:formula="of:=ROUND(SQRT([.Y190]^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6</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550">
            <text:p>3550</text:p>
          </table:table-cell>
          <table:table-cell table:style-name="ACE-38" office:value-type="float" office:value="72">
            <text:p>72</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66349999999999998">
            <text:p>−0.7</text:p>
          </table:table-cell>
          <table:table-cell table:style-name="ACE-39" office:value-type="float" office:value="0.50062460986251966">
            <text:p>0.5</text:p>
          </table:table-cell>
          <table:table-cell table:style-name="ACE-39" office:value-type="float" office:value="0.50062460986251966">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3100">
            <text:p>3100</text:p>
          </table:table-cell>
          <table:table-cell table:style-name="ACE-37" table:formula="of:=[.W191]+450" office:value-type="float" office:value="3550">
            <text:p>3550</text:p>
          </table:table-cell>
          <table:table-cell table:style-name="ACE-38" office:value-type="float" office:value="80">
            <text:p>80</text:p>
          </table:table-cell>
          <table:table-cell table:style-name="ACE-37" table:formula="of:=ROUND(SQRT([.Y191]^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7</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4320">
            <text:p>4320</text:p>
          </table:table-cell>
          <table:table-cell table:style-name="ACE-38" office:value-type="float" office:value="136">
            <text:p>136</text:p>
          </table:table-cell>
          <table:table-cell table:style-name="ACE-34" office:value-type="string">
            <text:p>Phasianella australi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0.79000000000000004">
            <text:p>−0.8</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3870">
            <text:p>3870</text:p>
          </table:table-cell>
          <table:table-cell table:style-name="ACE-37" table:formula="of:=[.W192]+450" office:value-type="float" office:value="4320">
            <text:p>4320</text:p>
          </table:table-cell>
          <table:table-cell table:style-name="ACE-38" office:value-type="float" office:value="140">
            <text:p>140</text:p>
          </table:table-cell>
          <table:table-cell table:style-name="ACE-37" table:formula="of:=ROUND(SQRT([.Y192]^2-35^2);0)" office:value-type="float" office:value="136">
            <text:p>13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WK-788</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5690">
            <text:p>5690</text:p>
          </table:table-cell>
          <table:table-cell table:style-name="ACE-38" office:value-type="float" office:value="72">
            <text:p>72</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9100000000000001">
            <text:p>−2.9</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5240">
            <text:p>5240</text:p>
          </table:table-cell>
          <table:table-cell table:style-name="ACE-37" table:formula="of:=[.W193]+450" office:value-type="float" office:value="5690">
            <text:p>5690</text:p>
          </table:table-cell>
          <table:table-cell table:style-name="ACE-38" office:value-type="float" office:value="80">
            <text:p>80</text:p>
          </table:table-cell>
          <table:table-cell table:style-name="ACE-37" table:formula="of:=ROUND(SQRT([.Y193]^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68</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7060">
            <text:p>7060</text:p>
          </table:table-cell>
          <table:table-cell table:style-name="ACE-38" office:value-type="float" office:value="136">
            <text:p>136</text:p>
          </table:table-cell>
          <table:table-cell table:style-name="ACE-34" office:value-type="string">
            <text:p>Organic mud</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0.01">
            <text:p>0.0</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6610">
            <text:p>6610</text:p>
          </table:table-cell>
          <table:table-cell table:style-name="ACE-37" table:formula="of:=[.W194]+450" office:value-type="float" office:value="7060">
            <text:p>7060</text:p>
          </table:table-cell>
          <table:table-cell table:style-name="ACE-38" office:value-type="float" office:value="140">
            <text:p>140</text:p>
          </table:table-cell>
          <table:table-cell table:style-name="ACE-37" table:formula="of:=ROUND(SQRT([.Y194]^2-35^2);0)" office:value-type="float" office:value="136">
            <text:p>136</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ANU-2907</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6890">
            <text:p>6890</text:p>
          </table:table-cell>
          <table:table-cell table:style-name="ACE-38" office:value-type="float" office:value="83">
            <text:p>83</text:p>
          </table:table-cell>
          <table:table-cell table:style-name="ACE-34" office:value-type="string">
            <text:p>Samphire, seagrass</text:p>
          </table:table-cell>
          <table:table-cell table:style-name="ACE-31" office:value-type="string">
            <text:p>mixed,terrestrial_sh,0.5</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855">
            <text:p>−1.9</text:p>
          </table:table-cell>
          <table:table-cell table:style-name="ACE-39" office:value-type="float" office:value="0.10307764064044153">
            <text:p>0.1</text:p>
          </table:table-cell>
          <table:table-cell table:style-name="ACE-39" office:value-type="float" office:value="0.10307764064044153">
            <text:p>0.1</text:p>
          </table:table-cell>
          <table:table-cell table:style-name="ACE-31" office:value-type="string">
            <text:p>BelperioEtal1983,BelperioEtal2002,LewisEtal2013</text:p>
          </table:table-cell>
          <table:table-cell table:number-columns-repeated="3" table:style-name="ACE-31"/>
          <table:table-cell table:style-name="ACE-34"/>
          <table:table-cell table:number-columns-repeated="2" table:style-name="ACE-31"/>
          <table:table-cell table:style-name="ACE-33" office:value-type="float" office:value="6440">
            <text:p>6440</text:p>
          </table:table-cell>
          <table:table-cell table:style-name="ACE-37" table:formula="of:=[.W195]+450" office:value-type="float" office:value="6890">
            <text:p>6890</text:p>
          </table:table-cell>
          <table:table-cell table:style-name="ACE-38" office:value-type="float" office:value="90">
            <text:p>90</text:p>
          </table:table-cell>
          <table:table-cell table:style-name="ACE-37" table:formula="of:=ROUND(SQRT([.Y195]^2-35^2);0)" office:value-type="float" office:value="83">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68</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7190">
            <text:p>7190</text:p>
          </table:table-cell>
          <table:table-cell table:style-name="ACE-38" office:value-type="float" office:value="61">
            <text:p>61</text:p>
          </table:table-cell>
          <table:table-cell table:style-name="ACE-34" office:value-type="string">
            <text:p>Disseminated organic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0">
            <text:p>0</text:p>
          </table:table-cell>
          <table:table-cell table:style-name="ACE-39" office:value-type="float" office:value="-1.6599999999999999">
            <text:p>−1.7</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6740">
            <text:p>6740</text:p>
          </table:table-cell>
          <table:table-cell table:style-name="ACE-37" table:formula="of:=[.W196]+450" office:value-type="float" office:value="7190">
            <text:p>7190</text:p>
          </table:table-cell>
          <table:table-cell table:style-name="ACE-38" office:value-type="float" office:value="70">
            <text:p>70</text:p>
          </table:table-cell>
          <table:table-cell table:style-name="ACE-37" table:formula="of:=ROUND(SQRT([.Y196]^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69</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7700">
            <text:p>7700</text:p>
          </table:table-cell>
          <table:table-cell table:style-name="ACE-38" office:value-type="float" office:value="72">
            <text:p>72</text:p>
          </table:table-cell>
          <table:table-cell table:style-name="ACE-34" office:value-type="string">
            <text:p>Katelysia, Anapell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060000000000000053">
            <text:p>0.1</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7250">
            <text:p>7250</text:p>
          </table:table-cell>
          <table:table-cell table:style-name="ACE-37" table:formula="of:=[.W197]+450" office:value-type="float" office:value="7700">
            <text:p>7700</text:p>
          </table:table-cell>
          <table:table-cell table:style-name="ACE-38" office:value-type="float" office:value="80">
            <text:p>80</text:p>
          </table:table-cell>
          <table:table-cell table:style-name="ACE-37" table:formula="of:=ROUND(SQRT([.Y197]^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1</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2140">
            <text:p>2140</text:p>
          </table:table-cell>
          <table:table-cell table:style-name="ACE-38" office:value-type="float" office:value="100">
            <text:p>100</text:p>
          </table:table-cell>
          <table:table-cell table:style-name="ACE-34" office:value-type="string">
            <text:p>Mangrove organics</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0.60999999999999999">
            <text:p>−0.6</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2142</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6130">
            <text:p>6130</text:p>
          </table:table-cell>
          <table:table-cell table:style-name="ACE-38" office:value-type="float" office:value="72">
            <text:p>72</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3200000000000001">
            <text:p>1.3</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5680">
            <text:p>5680</text:p>
          </table:table-cell>
          <table:table-cell table:style-name="ACE-37" table:formula="of:=[.W199]+450" office:value-type="float" office:value="6130">
            <text:p>6130</text:p>
          </table:table-cell>
          <table:table-cell table:style-name="ACE-38" office:value-type="float" office:value="80">
            <text:p>80</text:p>
          </table:table-cell>
          <table:table-cell table:style-name="ACE-37" table:formula="of:=ROUND(SQRT([.Y199]^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2143</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6400">
            <text:p>6400</text:p>
          </table:table-cell>
          <table:table-cell table:style-name="ACE-38" office:value-type="float" office:value="72">
            <text:p>72</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4199999999999999">
            <text:p>1.4</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5950">
            <text:p>5950</text:p>
          </table:table-cell>
          <table:table-cell table:style-name="ACE-37" table:formula="of:=[.W200]+450" office:value-type="float" office:value="6400">
            <text:p>6400</text:p>
          </table:table-cell>
          <table:table-cell table:style-name="ACE-38" office:value-type="float" office:value="80">
            <text:p>80</text:p>
          </table:table-cell>
          <table:table-cell table:style-name="ACE-37" table:formula="of:=ROUND(SQRT([.Y200]^2-35^2);0)" office:value-type="float" office:value="72">
            <text:p>72</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2144</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730">
            <text:p>373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1.1299999999999999">
            <text:p>1.1</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3280">
            <text:p>3280</text:p>
          </table:table-cell>
          <table:table-cell table:style-name="ACE-37" table:formula="of:=[.W201]+450" office:value-type="float" office:value="3730">
            <text:p>3730</text:p>
          </table:table-cell>
          <table:table-cell table:style-name="ACE-38" office:value-type="float" office:value="70">
            <text:p>70</text:p>
          </table:table-cell>
          <table:table-cell table:style-name="ACE-37" table:formula="of:=ROUND(SQRT([.Y201]^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4</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780">
            <text:p>378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0000000000000001">
            <text:p>0.1</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3330">
            <text:p>3330</text:p>
          </table:table-cell>
          <table:table-cell table:style-name="ACE-37" table:formula="of:=[.W202]+450" office:value-type="float" office:value="3780">
            <text:p>3780</text:p>
          </table:table-cell>
          <table:table-cell table:style-name="ACE-38" office:value-type="float" office:value="70">
            <text:p>70</text:p>
          </table:table-cell>
          <table:table-cell table:style-name="ACE-37" table:formula="of:=ROUND(SQRT([.Y202]^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6</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480">
            <text:p>3480</text:p>
          </table:table-cell>
          <table:table-cell table:style-name="ACE-38" office:value-type="float" office:value="49">
            <text:p>49</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7000000000000001">
            <text:p>−0.2</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3030">
            <text:p>3030</text:p>
          </table:table-cell>
          <table:table-cell table:style-name="ACE-37" table:formula="of:=[.W203]+450" office:value-type="float" office:value="3480">
            <text:p>3480</text:p>
          </table:table-cell>
          <table:table-cell table:style-name="ACE-38" office:value-type="float" office:value="60">
            <text:p>60</text:p>
          </table:table-cell>
          <table:table-cell table:style-name="ACE-37" table:formula="of:=ROUND(SQRT([.Y203]^2-35^2);0)" office:value-type="float" office:value="49">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5</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260">
            <text:p>260</text:p>
          </table:table-cell>
          <table:table-cell table:style-name="ACE-38" office:value-type="float" office:value="50">
            <text:p>50</text:p>
          </table:table-cell>
          <table:table-cell table:style-name="ACE-34"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1.53">
            <text:p>−1.5</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7</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530">
            <text:p>530</text:p>
          </table:table-cell>
          <table:table-cell table:style-name="ACE-38" office:value-type="float" office:value="50">
            <text:p>50</text:p>
          </table:table-cell>
          <table:table-cell table:style-name="ACE-34"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1.2">
            <text:p>−1.2</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8</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130">
            <text:p>3130</text:p>
          </table:table-cell>
          <table:table-cell table:style-name="ACE-38" office:value-type="float" office:value="49">
            <text:p>49</text:p>
          </table:table-cell>
          <table:table-cell table:style-name="ACE-34" office:value-type="string">
            <text:p>Katelysia, Tell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14000000000000001">
            <text:p>0.1</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2680">
            <text:p>2680</text:p>
          </table:table-cell>
          <table:table-cell table:style-name="ACE-37" table:formula="of:=[.W206]+450" office:value-type="float" office:value="3130">
            <text:p>3130</text:p>
          </table:table-cell>
          <table:table-cell table:style-name="ACE-38" office:value-type="float" office:value="60">
            <text:p>60</text:p>
          </table:table-cell>
          <table:table-cell table:style-name="ACE-37" table:formula="of:=ROUND(SQRT([.Y206]^2-35^2);0)" office:value-type="float" office:value="49">
            <text:p>49</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79</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6490">
            <text:p>6490</text:p>
          </table:table-cell>
          <table:table-cell table:style-name="ACE-38" office:value-type="float" office:value="60">
            <text:p>60</text:p>
          </table:table-cell>
          <table:table-cell table:style-name="ACE-34"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0.76000000000000001">
            <text:p>−0.8</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81</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3820">
            <text:p>3820</text:p>
          </table:table-cell>
          <table:table-cell table:style-name="ACE-38" office:value-type="float" office:value="61">
            <text:p>61</text:p>
          </table:table-cell>
          <table:table-cell table:style-name="ACE-34" office:value-type="string">
            <text:p>Katelysia rhytiphor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0.41999999999999998">
            <text:p>0.4</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3370">
            <text:p>3370</text:p>
          </table:table-cell>
          <table:table-cell table:style-name="ACE-37" table:formula="of:=[.W208]+450" office:value-type="float" office:value="3820">
            <text:p>3820</text:p>
          </table:table-cell>
          <table:table-cell table:style-name="ACE-38" office:value-type="float" office:value="70">
            <text:p>70</text:p>
          </table:table-cell>
          <table:table-cell table:style-name="ACE-37" table:formula="of:=ROUND(SQRT([.Y208]^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5" office:value-type="string">
            <text:p>WK-1980</text:p>
          </table:table-cell>
          <table:table-cell table:style-name="ACE-31" office:value-type="float" office:value="-34.82">
            <text:p>−34.82</text:p>
          </table:table-cell>
          <table:table-cell table:style-name="ACE-31" office:value-type="float" office:value="138.53">
            <text:p>138.53</text:p>
          </table:table-cell>
          <table:table-cell table:style-name="ACE-33" office:value-type="float" office:value="710">
            <text:p>710</text:p>
          </table:table-cell>
          <table:table-cell table:style-name="ACE-38" office:value-type="float" office:value="60">
            <text:p>60</text:p>
          </table:table-cell>
          <table:table-cell table:style-name="ACE-34" office:value-type="string">
            <text:p>Mangrove peat</text:p>
          </table:table-cell>
          <table:table-cell table:style-name="ACE-31" office:value-type="string">
            <text:p>corr_terrestrial_sh</text:p>
          </table:table-cell>
          <table:table-cell table:style-name="ACE-31" office:value-type="float" office:value="0">
            <text:p>0</text:p>
          </table:table-cell>
          <table:table-cell table:style-name="ACE-31" office:value-type="float" office:value="100">
            <text:p>100</text:p>
          </table:table-cell>
          <table:table-cell table:style-name="ACE-31" office:value-type="float" office:value="0">
            <text:p>0</text:p>
          </table:table-cell>
          <table:table-cell table:style-name="ACE-39" office:value-type="float" office:value="-0.90000000000000002">
            <text:p>−0.9</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3" table:style-name="ACE-31"/>
          <table:table-cell table:style-name="ACE-34"/>
          <table:table-cell table:number-columns-repeated="2" table:style-name="ACE-31"/>
          <table:table-cell table:style-name="ACE-33"/>
          <table:table-cell table:style-name="ACE-37"/>
          <table:table-cell table:style-name="ACE-38"/>
          <table:table-cell table:style-name="ACE-37"/>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43</text:p>
          </table:table-cell>
          <table:table-cell table:style-name="ACE-31" office:value-type="float" office:value="-34.988999999999997">
            <text:p>−34.989</text:p>
          </table:table-cell>
          <table:table-cell table:style-name="ACE-31" office:value-type="float" office:value="138.01499999999999">
            <text:p>138.015</text:p>
          </table:table-cell>
          <table:table-cell table:style-name="ACE-33" office:value-type="float" office:value="5060">
            <text:p>5060</text:p>
          </table:table-cell>
          <table:table-cell table:style-name="ACE-38" office:value-type="float" office:value="77">
            <text:p>77</text:p>
          </table:table-cell>
          <table:table-cell table:style-name="ACE-34" office:value-type="string">
            <text:p>Shell hash</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33.5">
            <text:p>−33.5</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610">
            <text:p>4610</text:p>
          </table:table-cell>
          <table:table-cell table:style-name="ACE-37" table:formula="of:=[.W210]+450" office:value-type="float" office:value="5060">
            <text:p>5060</text:p>
          </table:table-cell>
          <table:table-cell table:style-name="ACE-38" office:value-type="float" office:value="85">
            <text:p>85</text:p>
          </table:table-cell>
          <table:table-cell table:style-name="ACE-37" table:formula="of:=ROUND(SQRT([.Y210]^2-35^2);0)" office:value-type="float" office:value="77">
            <text:p>77</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45</text:p>
          </table:table-cell>
          <table:table-cell table:style-name="ACE-31" office:value-type="float" office:value="-34.988999999999997">
            <text:p>−34.989</text:p>
          </table:table-cell>
          <table:table-cell table:style-name="ACE-31" office:value-type="float" office:value="138.01499999999999">
            <text:p>138.015</text:p>
          </table:table-cell>
          <table:table-cell table:style-name="ACE-33" office:value-type="float" office:value="1940">
            <text:p>1940</text:p>
          </table:table-cell>
          <table:table-cell table:style-name="ACE-38" office:value-type="float" office:value="90">
            <text:p>90</text:p>
          </table:table-cell>
          <table:table-cell table:style-name="ACE-34"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3.75">
            <text:p>−33.8</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CannEtal1988,MurrayWallaceEtal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1490">
            <text:p>1490</text:p>
          </table:table-cell>
          <table:table-cell table:style-name="ACE-32" office:value-type="float" office:value="1940">
            <text:p>1940</text:p>
          </table:table-cell>
          <table:table-cell table:style-name="ACE-38" office:value-type="float" office:value="95">
            <text:p>95</text:p>
          </table:table-cell>
          <table:table-cell table:style-name="ACE-37" office:value-type="float" office:value="90">
            <text:p>9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59</text:p>
          </table:table-cell>
          <table:table-cell table:style-name="ACE-31" office:value-type="float" office:value="-34.847000000000001">
            <text:p>−34.847</text:p>
          </table:table-cell>
          <table:table-cell table:style-name="ACE-31" office:value-type="float" office:value="138.249">
            <text:p>138.249</text:p>
          </table:table-cell>
          <table:table-cell table:style-name="ACE-33" office:value-type="float" office:value="2560">
            <text:p>2560</text:p>
          </table:table-cell>
          <table:table-cell table:style-name="ACE-38" office:value-type="float" office:value="88">
            <text:p>88</text:p>
          </table:table-cell>
          <table:table-cell table:style-name="ACE-34"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1.800000000000001">
            <text:p>−21.8</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2110">
            <text:p>2110</text:p>
          </table:table-cell>
          <table:table-cell table:style-name="ACE-37" table:formula="of:=[.W212]+450" office:value-type="float" office:value="2560">
            <text:p>2560</text:p>
          </table:table-cell>
          <table:table-cell table:style-name="ACE-38" office:value-type="float" office:value="95">
            <text:p>95</text:p>
          </table:table-cell>
          <table:table-cell table:style-name="ACE-37" table:formula="of:=ROUND(SQRT([.Y212]^2-35^2);0)" office:value-type="float" office:value="88">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CS-560</text:p>
          </table:table-cell>
          <table:table-cell table:style-name="ACE-31" office:value-type="float" office:value="-34.700000000000003">
            <text:p>−34.7</text:p>
          </table:table-cell>
          <table:table-cell table:style-name="ACE-31" office:value-type="float" office:value="138.44">
            <text:p>138.44</text:p>
          </table:table-cell>
          <table:table-cell table:style-name="ACE-33" office:value-type="float" office:value="4650">
            <text:p>4650</text:p>
          </table:table-cell>
          <table:table-cell table:style-name="ACE-38" office:value-type="float" office:value="88">
            <text:p>88</text:p>
          </table:table-cell>
          <table:table-cell table:style-name="ACE-34" office:value-type="string">
            <text:p>Mixed bivalves</text:p>
          </table:table-cell>
          <table:table-cell table:style-name="ACE-31" office:value-type="string">
            <text:p>marine</text:p>
          </table:table-cell>
          <table:table-cell table:style-name="ACE-31" office:value-type="float" office:value="-83">
            <text:p>−83</text:p>
          </table:table-cell>
          <table:table-cell table:style-name="ACE-31" office:value-type="float" office:value="118">
            <text:p>118</text:p>
          </table:table-cell>
          <table:table-cell table:style-name="ACE-31" office:value-type="float" office:value="-1">
            <text:p>−1</text:p>
          </table:table-cell>
          <table:table-cell table:style-name="ACE-39" office:value-type="float" office:value="-2.4199999999999999">
            <text:p>−2.4</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3" table:style-name="ACE-31"/>
          <table:table-cell table:style-name="ACE-34"/>
          <table:table-cell table:number-columns-repeated="2" table:style-name="ACE-31"/>
          <table:table-cell table:style-name="ACE-33" office:value-type="float" office:value="4200">
            <text:p>4200</text:p>
          </table:table-cell>
          <table:table-cell table:style-name="ACE-37" table:formula="of:=[.W213]+450" office:value-type="float" office:value="4650">
            <text:p>4650</text:p>
          </table:table-cell>
          <table:table-cell table:style-name="ACE-38" office:value-type="float" office:value="95">
            <text:p>95</text:p>
          </table:table-cell>
          <table:table-cell table:style-name="ACE-37" table:formula="of:=ROUND(SQRT([.Y213]^2-35^2);0)" office:value-type="float" office:value="88">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710</text:p>
          </table:table-cell>
          <table:table-cell table:style-name="ACE-31" office:value-type="float" office:value="-35.310000000000002">
            <text:p>−35.31</text:p>
          </table:table-cell>
          <table:table-cell table:style-name="ACE-31" office:value-type="float" office:value="138.238">
            <text:p>138.238</text:p>
          </table:table-cell>
          <table:table-cell table:style-name="ACE-33" office:value-type="float" office:value="4730">
            <text:p>4730</text:p>
          </table:table-cell>
          <table:table-cell table:style-name="ACE-38" office:value-type="float" office:value="70">
            <text:p>70</text:p>
          </table:table-cell>
          <table:table-cell table:style-name="ACE-34" office:value-type="string">
            <text:p>K. scalarin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6.700000000000003">
            <text:p>−36.7</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CannEtal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4280">
            <text:p>4280</text:p>
          </table:table-cell>
          <table:table-cell table:style-name="ACE-32" office:value-type="float" office:value="4730">
            <text:p>4730</text:p>
          </table:table-cell>
          <table:table-cell table:style-name="ACE-38" office:value-type="float" office:value="80">
            <text:p>80</text:p>
          </table:table-cell>
          <table:table-cell table:style-name="ACE-37" office:value-type="float" office:value="70">
            <text:p>7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711</text:p>
          </table:table-cell>
          <table:table-cell table:style-name="ACE-31" office:value-type="float" office:value="-35.310000000000002">
            <text:p>−35.31</text:p>
          </table:table-cell>
          <table:table-cell table:style-name="ACE-31" office:value-type="float" office:value="138.238">
            <text:p>138.238</text:p>
          </table:table-cell>
          <table:table-cell table:style-name="ACE-33" office:value-type="float" office:value="9390">
            <text:p>9390</text:p>
          </table:table-cell>
          <table:table-cell table:style-name="ACE-38" office:value-type="float" office:value="100">
            <text:p>100</text:p>
          </table:table-cell>
          <table:table-cell table:style-name="ACE-34"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7.200000000000003">
            <text:p>−37.2</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CannEtal1993,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8940">
            <text:p>8940</text:p>
          </table:table-cell>
          <table:table-cell table:style-name="ACE-32" office:value-type="float" office:value="9390">
            <text:p>9390</text:p>
          </table:table-cell>
          <table:table-cell table:style-name="ACE-38" office:value-type="float" office:value="105">
            <text:p>105</text:p>
          </table:table-cell>
          <table:table-cell table:style-name="ACE-37" office:value-type="float" office:value="100">
            <text:p>10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712</text:p>
          </table:table-cell>
          <table:table-cell table:style-name="ACE-31" office:value-type="float" office:value="-35.310000000000002">
            <text:p>−35.31</text:p>
          </table:table-cell>
          <table:table-cell table:style-name="ACE-31" office:value-type="float" office:value="138.238">
            <text:p>138.238</text:p>
          </table:table-cell>
          <table:table-cell table:style-name="ACE-33" office:value-type="float" office:value="9460">
            <text:p>9460</text:p>
          </table:table-cell>
          <table:table-cell table:style-name="ACE-38" office:value-type="float" office:value="90">
            <text:p>90</text:p>
          </table:table-cell>
          <table:table-cell table:style-name="ACE-34" office:value-type="string">
            <text:p>Fulvia tenuicostata</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7.600000000000001">
            <text:p>−37.6</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CannEtal1993,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9010">
            <text:p>9010</text:p>
          </table:table-cell>
          <table:table-cell table:style-name="ACE-32" office:value-type="float" office:value="9460">
            <text:p>9460</text:p>
          </table:table-cell>
          <table:table-cell table:style-name="ACE-38" office:value-type="float" office:value="95">
            <text:p>95</text:p>
          </table:table-cell>
          <table:table-cell table:style-name="ACE-37" office:value-type="float" office:value="90">
            <text:p>9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713</text:p>
          </table:table-cell>
          <table:table-cell table:style-name="ACE-31" office:value-type="float" office:value="-35.310000000000002">
            <text:p>−35.31</text:p>
          </table:table-cell>
          <table:table-cell table:style-name="ACE-31" office:value-type="float" office:value="138.238">
            <text:p>138.238</text:p>
          </table:table-cell>
          <table:table-cell table:style-name="ACE-33" office:value-type="float" office:value="9290">
            <text:p>9290</text:p>
          </table:table-cell>
          <table:table-cell table:style-name="ACE-38" office:value-type="float" office:value="100">
            <text:p>100</text:p>
          </table:table-cell>
          <table:table-cell table:style-name="ACE-34" office:value-type="string">
            <text:p>B. rostratu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38.399999999999999">
            <text:p>−38.4</text:p>
          </table:table-cell>
          <table:table-cell table:style-name="ACE-39" office:value-type="float" office:value="0.5">
            <text:p>0.5</text:p>
          </table:table-cell>
          <table:table-cell table:style-name="ACE-39" office:value-type="float" office:value="0.5">
            <text:p>0.5</text:p>
          </table:table-cell>
          <table:table-cell table:style-name="ACE-31" office:value-type="string">
            <text:p>CannEtal1993,Belperio1993,BelperioEtal2002,LewisEtal2013</text:p>
          </table:table-cell>
          <table:table-cell table:number-columns-repeated="3" table:style-name="ACE-31"/>
          <table:table-cell table:style-name="ACE-34"/>
          <table:table-cell table:number-columns-repeated="2" table:style-name="ACE-31"/>
          <table:table-cell table:style-name="ACE-33" office:value-type="float" office:value="8840">
            <text:p>8840</text:p>
          </table:table-cell>
          <table:table-cell table:style-name="ACE-32" office:value-type="float" office:value="9290">
            <text:p>9290</text:p>
          </table:table-cell>
          <table:table-cell table:style-name="ACE-38" office:value-type="float" office:value="105">
            <text:p>105</text:p>
          </table:table-cell>
          <table:table-cell table:style-name="ACE-37" office:value-type="float" office:value="100">
            <text:p>10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640</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2300">
            <text:p>2300</text:p>
          </table:table-cell>
          <table:table-cell table:style-name="ACE-38" office:value-type="float" office:value="61">
            <text:p>61</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3.1499999999999999">
            <text:p>−3.1</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3" office:value-type="float" office:value="1850">
            <text:p>1850</text:p>
          </table:table-cell>
          <table:table-cell table:style-name="ACE-37" table:formula="of:=[.W218]+450" office:value-type="float" office:value="2300">
            <text:p>2300</text:p>
          </table:table-cell>
          <table:table-cell table:style-name="ACE-38" office:value-type="float" office:value="70">
            <text:p>70</text:p>
          </table:table-cell>
          <table:table-cell table:style-name="ACE-37" table:formula="of:=ROUND(SQRT([.Y218]^2-35^2);0)" office:value-type="float" office:value="61">
            <text:p>61</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UA-2690</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3220">
            <text:p>3220</text:p>
          </table:table-cell>
          <table:table-cell table:style-name="ACE-38" office:value-type="float" office:value="83">
            <text:p>83</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4.0999999999999996">
            <text:p>−4.1</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3" office:value-type="float" office:value="2770">
            <text:p>2770</text:p>
          </table:table-cell>
          <table:table-cell table:style-name="ACE-37" table:formula="of:=[.W219]+450" office:value-type="float" office:value="3220">
            <text:p>3220</text:p>
          </table:table-cell>
          <table:table-cell table:style-name="ACE-38" office:value-type="float" office:value="90">
            <text:p>90</text:p>
          </table:table-cell>
          <table:table-cell table:style-name="ACE-37" table:formula="of:=ROUND(SQRT([.Y219]^2-35^2);0)" office:value-type="float" office:value="83">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tVincent-01</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1880">
            <text:p>1880</text:p>
          </table:table-cell>
          <table:table-cell table:style-name="ACE-38" office:value-type="float" office:value="125">
            <text:p>125</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4.25">
            <text:p>−4.3</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3" office:value-type="float" office:value="1430">
            <text:p>1430</text:p>
          </table:table-cell>
          <table:table-cell table:style-name="ACE-37" table:formula="of:=[.W220]+450" office:value-type="float" office:value="1880">
            <text:p>1880</text:p>
          </table:table-cell>
          <table:table-cell table:style-name="ACE-38" office:value-type="float" office:value="130">
            <text:p>130</text:p>
          </table:table-cell>
          <table:table-cell table:style-name="ACE-37" table:formula="of:=ROUND(SQRT([.Y220]^2-35^2);0)" office:value-type="float" office:value="125">
            <text:p>125</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tVincent-02</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1210">
            <text:p>1210</text:p>
          </table:table-cell>
          <table:table-cell table:style-name="ACE-38" office:value-type="float" office:value="83">
            <text:p>83</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2.4300000000000002">
            <text:p>−2.4</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3" office:value-type="float" office:value="760">
            <text:p>760</text:p>
          </table:table-cell>
          <table:table-cell table:style-name="ACE-37" table:formula="of:=[.W221]+450" office:value-type="float" office:value="1210">
            <text:p>1210</text:p>
          </table:table-cell>
          <table:table-cell table:style-name="ACE-38" office:value-type="float" office:value="90">
            <text:p>90</text:p>
          </table:table-cell>
          <table:table-cell table:style-name="ACE-37" table:formula="of:=ROUND(SQRT([.Y221]^2-35^2);0)" office:value-type="float" office:value="83">
            <text:p>83</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StVincent-03</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2390">
            <text:p>2390</text:p>
          </table:table-cell>
          <table:table-cell table:style-name="ACE-38" office:value-type="float" office:value="248">
            <text:p>248</text:p>
          </table:table-cell>
          <table:table-cell table:style-name="ACE-34" office:value-type="string">
            <text:p>Posidonia fibre</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1">
            <text:p>−1</text:p>
          </table:table-cell>
          <table:table-cell table:style-name="ACE-39" office:value-type="float" office:value="-1.8999999999999999">
            <text:p>−1.9</text:p>
          </table:table-cell>
          <table:table-cell table:style-name="ACE-39" office:value-type="float" office:value="0.10000000000000001">
            <text:p>0.1</text:p>
          </table:table-cell>
          <table:table-cell table:style-name="ACE-39" office:value-type="float" office:value="0.10000000000000001">
            <text:p>0.1</text:p>
          </table:table-cell>
          <table:table-cell table:style-name="ACE-31" office:value-type="string">
            <text:p>BelperioEtal2002,LewisEtal2013</text:p>
          </table:table-cell>
          <table:table-cell table:number-columns-repeated="6" table:style-name="ACE-31"/>
          <table:table-cell table:style-name="ACE-33" office:value-type="float" office:value="1940">
            <text:p>1940</text:p>
          </table:table-cell>
          <table:table-cell table:style-name="ACE-37" table:formula="of:=[.W222]+450" office:value-type="float" office:value="2390">
            <text:p>2390</text:p>
          </table:table-cell>
          <table:table-cell table:style-name="ACE-38" office:value-type="float" office:value="250">
            <text:p>250</text:p>
          </table:table-cell>
          <table:table-cell table:style-name="ACE-37" table:formula="of:=ROUND(SQRT([.Y222]^2-35^2);0)" office:value-type="float" office:value="248">
            <text:p>24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30178</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8250">
            <text:p>8250</text:p>
          </table:table-cell>
          <table:table-cell table:style-name="ACE-38" office:value-type="float" office:value="130">
            <text:p>130</text:p>
          </table:table-cell>
          <table:table-cell table:style-name="ACE-34" office:value-type="string">
            <text:p>Chlamys (E.) bifron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27.600000000000001">
            <text:p>−27.6</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3" office:value-type="float" office:value="7800">
            <text:p>7800</text:p>
          </table:table-cell>
          <table:table-cell table:style-name="ACE-37" table:formula="of:=[.W223]+450" office:value-type="float" office:value="8250">
            <text:p>8250</text:p>
          </table:table-cell>
          <table:table-cell table:style-name="ACE-38" office:value-type="float" office:value="135">
            <text:p>135</text:p>
          </table:table-cell>
          <table:table-cell table:style-name="ACE-37" table:formula="of:=ROUND(SQRT([.Y223]^2-35^2);0)" office:value-type="float" office:value="130">
            <text:p>130</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30179</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8910">
            <text:p>8910</text:p>
          </table:table-cell>
          <table:table-cell table:style-name="ACE-38" office:value-type="float" office:value="88">
            <text:p>88</text:p>
          </table:table-cell>
          <table:table-cell table:style-name="ACE-34" office:value-type="string">
            <text:p>Ostrea angasi</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32.899999999999999">
            <text:p>−32.9</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3" office:value-type="float" office:value="8460">
            <text:p>8460</text:p>
          </table:table-cell>
          <table:table-cell table:style-name="ACE-37" table:formula="of:=[.W224]+450" office:value-type="float" office:value="8910">
            <text:p>8910</text:p>
          </table:table-cell>
          <table:table-cell table:style-name="ACE-38" office:value-type="float" office:value="95">
            <text:p>95</text:p>
          </table:table-cell>
          <table:table-cell table:style-name="ACE-37" table:formula="of:=ROUND(SQRT([.Y224]^2-35^2);0)" office:value-type="float" office:value="88">
            <text:p>88</text:p>
          </table:table-cell>
          <table:table-cell table:number-columns-repeated="228" table:style-name="ACE-31"/>
          <table:table-cell table:number-columns-repeated="2" table:style-name="ACE-32"/>
        </table:table-row>
        <table:table-row table:style-name="AROW-7">
          <table:table-cell table:style-name="ACE-31"/>
          <table:table-cell table:style-name="ACE-34" office:value-type="string">
            <text:p>radiocarbon</text:p>
          </table:table-cell>
          <table:table-cell table:style-name="ACE-34" office:value-type="string">
            <text:p>Beta-30181</text:p>
          </table:table-cell>
          <table:table-cell table:style-name="ACE-31" office:value-type="float" office:value="-35.159999999999997">
            <text:p>−35.16</text:p>
          </table:table-cell>
          <table:table-cell table:style-name="ACE-31" office:value-type="float" office:value="138.02000000000001">
            <text:p>138.02</text:p>
          </table:table-cell>
          <table:table-cell table:style-name="ACE-33" office:value-type="float" office:value="9680">
            <text:p>9680</text:p>
          </table:table-cell>
          <table:table-cell table:style-name="ACE-38" office:value-type="float" office:value="182">
            <text:p>182</text:p>
          </table:table-cell>
          <table:table-cell table:style-name="ACE-34" office:value-type="string">
            <text:p>Brachiodontes</text:p>
          </table:table-cell>
          <table:table-cell table:style-name="ACE-31" office:value-type="string">
            <text:p>marine</text:p>
          </table:table-cell>
          <table:table-cell table:style-name="ACE-31" office:value-type="float" office:value="-83">
            <text:p>−83</text:p>
          </table:table-cell>
          <table:table-cell table:style-name="ACE-31" office:value-type="float" office:value="62">
            <text:p>62</text:p>
          </table:table-cell>
          <table:table-cell table:style-name="ACE-31" office:value-type="float" office:value="0">
            <text:p>0</text:p>
          </table:table-cell>
          <table:table-cell table:style-name="ACE-39" office:value-type="float" office:value="-40.600000000000001">
            <text:p>−40.6</text:p>
          </table:table-cell>
          <table:table-cell table:style-name="ACE-39" office:value-type="float" office:value="0.5">
            <text:p>0.5</text:p>
          </table:table-cell>
          <table:table-cell table:style-name="ACE-39" office:value-type="float" office:value="0.5">
            <text:p>0.5</text:p>
          </table:table-cell>
          <table:table-cell table:style-name="ACE-31" office:value-type="string">
            <text:p>Belperio1993,BelperioEtal2002,LewisEtal2013</text:p>
          </table:table-cell>
          <table:table-cell table:number-columns-repeated="6" table:style-name="ACE-31"/>
          <table:table-cell table:style-name="ACE-33" office:value-type="float" office:value="9230">
            <text:p>9230</text:p>
          </table:table-cell>
          <table:table-cell table:style-name="ACE-37" table:formula="of:=[.W225]+450" office:value-type="float" office:value="9680">
            <text:p>9680</text:p>
          </table:table-cell>
          <table:table-cell table:style-name="ACE-38" office:value-type="float" office:value="185">
            <text:p>185</text:p>
          </table:table-cell>
          <table:table-cell table:style-name="ACE-37" table:formula="of:=ROUND(SQRT([.Y225]^2-35^2);0)" office:value-type="float" office:value="182">
            <text:p>182</text:p>
          </table:table-cell>
          <table:table-cell table:number-columns-repeated="228" table:style-name="ACE-31"/>
          <table:table-cell table:number-columns-repeated="2" table:style-name="ACE-32"/>
        </table:table-row>
        <table:table-row table:style-name="AROW-0" table:number-rows-repeated="65284">
          <table:table-cell table:number-columns-repeated="256"/>
        </table:table-row>
        <table:table-row table:style-name="AROW-0" table:number-rows-repeated="27">
          <table:table-cell table:number-columns-repeated="256" table:style-name="ACE-32"/>
        </table:table-row>
        <table:named-expressions>
          <table:named-expression table:name="Sheet_Title" table:expression="of:=&quot;formatted&quot;" table:base-cell-address="$'formatted'.$A$1"/>
          <table:named-expression table:name="Print_Area" table:expression="of:=#REF!" table:base-cell-address="$'formatted'.$A$1"/>
        </table:named-expressions>
        <gnm:selections gnm:cursor-col="1" gnm:cursor-row="2">
          <gnm:selection gnm:start-col="1" gnm:start-row="2" gnm:end-col="1" gnm:end-row="224"/>
        </gnm:selections>
      </table:table>
      <table:table table:name="Belperio1993" table:style-name="ta-3" table:print="true">
        <office:forms form:automatic-focus="false" form:apply-design-mode="false">
          <form:form/>
        </office:forms>
        <table:table-column table:default-cell-style-name="ACE-40" table:style-name="ACOL-0" table:number-columns-repeated="2"/>
        <table:table-column table:default-cell-style-name="ACE-40" table:style-name="ACOL-40"/>
        <table:table-column table:default-cell-style-name="ACE-40" table:style-name="ACOL-41"/>
        <table:table-column table:default-cell-style-name="ACE-40" table:style-name="ACOL-0"/>
        <table:table-column table:default-cell-style-name="ACE-40" table:style-name="ACOL-42"/>
        <table:table-column table:default-cell-style-name="ACE-40" table:style-name="ACOL-0"/>
        <table:table-column table:default-cell-style-name="ACE-40" table:style-name="ACOL-0" table:number-columns-repeated="249"/>
        <table:table-row table:style-name="AROW-7">
          <table:table-cell table:style-name="ACE-40" office:value-type="string">
            <text:p>Sample</text:p>
          </table:table-cell>
          <table:table-cell table:style-name="ACE-40" office:value-type="string">
            <text:p>Facies</text:p>
          </table:table-cell>
          <table:table-cell table:style-name="ACE-40" office:value-type="string">
            <text:p>Lab. code</text:p>
          </table:table-cell>
          <table:table-cell table:style-name="ACE-40" office:value-type="string">
            <text:p>Environment corrected sample age (years BP)</text:p>
          </table:table-cell>
          <table:table-cell table:style-name="ACE-40" office:value-type="string">
            <text:p>error</text:p>
          </table:table-cell>
          <table:table-cell table:style-name="ACE-40" office:value-type="string">
            <text:p>Sample level (m LWD)</text:p>
          </table:table-cell>
          <table:table-cell table:style-name="ACE-40" office:value-type="string">
            <text:p>Palaeosea level (m LWD)</text:p>
          </table:table-cell>
          <table:table-cell table:number-columns-repeated="249" table:style-name="ACE-40"/>
        </table:table-row>
        <table:table-row table:style-name="AROW-7">
          <table:table-cell table:style-name="ACE-40" office:value-type="string">
            <text:p>GLEN</text:p>
          </table:table-cell>
          <table:table-cell table:style-name="ACE-40" office:value-type="string">
            <text:p>Mangrove</text:p>
          </table:table-cell>
          <table:table-cell table:style-name="ACE-40" office:value-type="string">
            <text:p>CS-568</text:p>
          </table:table-cell>
          <table:table-cell table:style-name="ACE-40" office:value-type="float" office:value="6610">
            <text:p>6610</text:p>
          </table:table-cell>
          <table:table-cell table:style-name="ACE-40" office:value-type="float" office:value="140">
            <text:p>140</text:p>
          </table:table-cell>
          <table:table-cell table:style-name="ACE-40" office:value-type="float" office:value="0.70999999999999996">
            <text:p>0.71</text:p>
          </table:table-cell>
          <table:table-cell table:style-name="ACE-40" office:value-type="string">
            <text:p>-1.1 ±0.6</text:p>
          </table:table-cell>
          <table:table-cell table:number-columns-repeated="249" table:style-name="ACE-40"/>
        </table:table-row>
        <table:table-row table:style-name="AROW-7">
          <table:table-cell table:style-name="ACE-40" office:value-type="string">
            <text:p>GLEN</text:p>
          </table:table-cell>
          <table:table-cell table:style-name="ACE-40" office:value-type="string">
            <text:p>Mangrove</text:p>
          </table:table-cell>
          <table:table-cell table:style-name="ACE-40" office:value-type="string">
            <text:p>CS-396</text:p>
          </table:table-cell>
          <table:table-cell table:style-name="ACE-40" office:value-type="float" office:value="6990">
            <text:p>6990</text:p>
          </table:table-cell>
          <table:table-cell table:style-name="ACE-40" office:value-type="float" office:value="150">
            <text:p>150</text:p>
          </table:table-cell>
          <table:table-cell table:style-name="ACE-40" office:value-type="float" office:value="0.20999999999999999">
            <text:p>0.21</text:p>
          </table:table-cell>
          <table:table-cell table:style-name="ACE-40" office:value-type="string">
            <text:p>-1.6±0.6</text:p>
          </table:table-cell>
          <table:table-cell table:number-columns-repeated="249" table:style-name="ACE-40"/>
        </table:table-row>
        <table:table-row table:style-name="AROW-7">
          <table:table-cell table:style-name="ACE-40" office:value-type="string">
            <text:p>GLEN</text:p>
          </table:table-cell>
          <table:table-cell table:style-name="ACE-40" office:value-type="string">
            <text:p>Mangrove</text:p>
          </table:table-cell>
          <table:table-cell table:style-name="ACE-40" office:value-type="string">
            <text:p>CS-395</text:p>
          </table:table-cell>
          <table:table-cell table:style-name="ACE-40" office:value-type="float" office:value="6730">
            <text:p>6730</text:p>
          </table:table-cell>
          <table:table-cell table:style-name="ACE-40" office:value-type="float" office:value="110">
            <text:p>110</text:p>
          </table:table-cell>
          <table:table-cell table:style-name="ACE-40" office:value-type="float" office:value="0.70999999999999996">
            <text:p>0.71</text:p>
          </table:table-cell>
          <table:table-cell table:style-name="ACE-40" office:value-type="string">
            <text:p>-1.1±0.6</text:p>
          </table:table-cell>
          <table:table-cell table:number-columns-repeated="249" table:style-name="ACE-40"/>
        </table:table-row>
        <table:table-row table:style-name="AROW-7">
          <table:table-cell table:style-name="ACE-40" office:value-type="string">
            <text:p>SV23</text:p>
          </table:table-cell>
          <table:table-cell table:style-name="ACE-40" office:value-type="string">
            <text:p>Subtidal</text:p>
          </table:table-cell>
          <table:table-cell table:style-name="ACE-40" office:value-type="string">
            <text:p>SUA-2713</text:p>
          </table:table-cell>
          <table:table-cell table:style-name="ACE-40" office:value-type="float" office:value="8840">
            <text:p>8840</text:p>
          </table:table-cell>
          <table:table-cell table:style-name="ACE-40" office:value-type="float" office:value="105">
            <text:p>105</text:p>
          </table:table-cell>
          <table:table-cell table:style-name="ACE-40" office:value-type="float" office:value="-37.700000000000003">
            <text:p>−37.7</text:p>
          </table:table-cell>
          <table:table-cell table:style-name="ACE-40" office:value-type="string">
            <text:p>&gt;-37.7</text:p>
          </table:table-cell>
          <table:table-cell table:number-columns-repeated="249" table:style-name="ACE-40"/>
        </table:table-row>
        <table:table-row table:style-name="AROW-7">
          <table:table-cell table:style-name="ACE-40" office:value-type="string">
            <text:p>SV23</text:p>
          </table:table-cell>
          <table:table-cell table:style-name="ACE-40" office:value-type="string">
            <text:p>Subtidal</text:p>
          </table:table-cell>
          <table:table-cell table:style-name="ACE-40" office:value-type="string">
            <text:p>SUA-2711</text:p>
          </table:table-cell>
          <table:table-cell table:style-name="ACE-40" office:value-type="float" office:value="8940">
            <text:p>8940</text:p>
          </table:table-cell>
          <table:table-cell table:style-name="ACE-40" office:value-type="float" office:value="105">
            <text:p>105</text:p>
          </table:table-cell>
          <table:table-cell table:style-name="ACE-40" office:value-type="float" office:value="-37.200000000000003">
            <text:p>−37.2</text:p>
          </table:table-cell>
          <table:table-cell table:style-name="ACE-40" office:value-type="string">
            <text:p>&gt;-37.2</text:p>
          </table:table-cell>
          <table:table-cell table:number-columns-repeated="249" table:style-name="ACE-40"/>
        </table:table-row>
        <table:table-row table:style-name="AROW-7">
          <table:table-cell table:style-name="ACE-40" office:value-type="string">
            <text:p>SV23</text:p>
          </table:table-cell>
          <table:table-cell table:style-name="ACE-40" office:value-type="string">
            <text:p>Subtidal</text:p>
          </table:table-cell>
          <table:table-cell table:style-name="ACE-40" office:value-type="string">
            <text:p>SUA-2712</text:p>
          </table:table-cell>
          <table:table-cell table:style-name="ACE-40" office:value-type="float" office:value="9010">
            <text:p>9010</text:p>
          </table:table-cell>
          <table:table-cell table:style-name="ACE-40" office:value-type="float" office:value="95">
            <text:p>95</text:p>
          </table:table-cell>
          <table:table-cell table:style-name="ACE-40" office:value-type="float" office:value="-37.600000000000001">
            <text:p>−37.6</text:p>
          </table:table-cell>
          <table:table-cell table:style-name="ACE-40" office:value-type="string">
            <text:p>&gt;-37.6</text:p>
          </table:table-cell>
          <table:table-cell table:number-columns-repeated="249" table:style-name="ACE-40"/>
        </table:table-row>
        <table:table-row table:style-name="AROW-7">
          <table:table-cell table:style-name="ACE-40" office:value-type="string">
            <text:p>SV38</text:p>
          </table:table-cell>
          <table:table-cell table:style-name="ACE-40" office:value-type="string">
            <text:p>Intertidal</text:p>
          </table:table-cell>
          <table:table-cell table:style-name="ACE-40" office:value-type="string">
            <text:p>B-30178</text:p>
          </table:table-cell>
          <table:table-cell table:style-name="ACE-40" office:value-type="float" office:value="7800">
            <text:p>7800</text:p>
          </table:table-cell>
          <table:table-cell table:style-name="ACE-40" office:value-type="float" office:value="135">
            <text:p>135</text:p>
          </table:table-cell>
          <table:table-cell table:style-name="ACE-40" office:value-type="float" office:value="-26.899999999999999">
            <text:p>−26.9</text:p>
          </table:table-cell>
          <table:table-cell table:style-name="ACE-40" office:value-type="string">
            <text:p>-27.8 ±0.3</text:p>
          </table:table-cell>
          <table:table-cell table:number-columns-repeated="249" table:style-name="ACE-40"/>
        </table:table-row>
        <table:table-row table:style-name="AROW-7">
          <table:table-cell table:style-name="ACE-40" office:value-type="string">
            <text:p>SV39</text:p>
          </table:table-cell>
          <table:table-cell table:style-name="ACE-40" office:value-type="string">
            <text:p>Intertidal</text:p>
          </table:table-cell>
          <table:table-cell table:style-name="ACE-40" office:value-type="string">
            <text:p>B-30179</text:p>
          </table:table-cell>
          <table:table-cell table:style-name="ACE-40" office:value-type="float" office:value="8460">
            <text:p>8460</text:p>
          </table:table-cell>
          <table:table-cell table:style-name="ACE-40" office:value-type="float" office:value="95">
            <text:p>95</text:p>
          </table:table-cell>
          <table:table-cell table:style-name="ACE-40" office:value-type="float" office:value="-32.200000000000003">
            <text:p>−32.2</text:p>
          </table:table-cell>
          <table:table-cell table:style-name="ACE-40" office:value-type="string">
            <text:p>-33.1 ±0.3</text:p>
          </table:table-cell>
          <table:table-cell table:number-columns-repeated="249" table:style-name="ACE-40"/>
        </table:table-row>
        <table:table-row table:style-name="AROW-7">
          <table:table-cell table:style-name="ACE-40" office:value-type="string">
            <text:p>SV49</text:p>
          </table:table-cell>
          <table:table-cell table:style-name="ACE-40" office:value-type="string">
            <text:p>Intertidal</text:p>
          </table:table-cell>
          <table:table-cell table:style-name="ACE-40" office:value-type="string">
            <text:p>B-30181</text:p>
          </table:table-cell>
          <table:table-cell table:style-name="ACE-40" office:value-type="float" office:value="9230">
            <text:p>9230</text:p>
          </table:table-cell>
          <table:table-cell table:style-name="ACE-40" office:value-type="float" office:value="185">
            <text:p>185</text:p>
          </table:table-cell>
          <table:table-cell table:style-name="ACE-40" office:value-type="float" office:value="-39.899999999999999">
            <text:p>−39.9</text:p>
          </table:table-cell>
          <table:table-cell table:style-name="ACE-40" office:value-type="string">
            <text:p>-40.8 ±0.3</text:p>
          </table:table-cell>
          <table:table-cell table:number-columns-repeated="249" table:style-name="ACE-40"/>
        </table:table-row>
        <table:table-row table:style-name="AROW-7">
          <table:table-cell table:style-name="ACE-40" office:value-type="string">
            <text:p>VC284</text:p>
          </table:table-cell>
          <table:table-cell table:style-name="ACE-40" office:value-type="string">
            <text:p>Subtidal</text:p>
          </table:table-cell>
          <table:table-cell table:style-name="ACE-40" office:value-type="string">
            <text:p>WK-1117</text:p>
          </table:table-cell>
          <table:table-cell table:style-name="ACE-40" office:value-type="float" office:value="7070">
            <text:p>7070</text:p>
          </table:table-cell>
          <table:table-cell table:style-name="ACE-40" office:value-type="float" office:value="450">
            <text:p>450</text:p>
          </table:table-cell>
          <table:table-cell table:style-name="ACE-40" office:value-type="float" office:value="-2.4399999999999999">
            <text:p>−2.44</text:p>
          </table:table-cell>
          <table:table-cell table:style-name="ACE-40" office:value-type="string">
            <text:p>&gt;-2.4</text:p>
          </table:table-cell>
          <table:table-cell table:number-columns-repeated="249" table:style-name="ACE-40"/>
        </table:table-row>
        <table:table-row table:style-name="AROW-7">
          <table:table-cell table:style-name="ACE-40" office:value-type="string">
            <text:p>VC284</text:p>
          </table:table-cell>
          <table:table-cell table:style-name="ACE-40" office:value-type="string">
            <text:p>Subtidal</text:p>
          </table:table-cell>
          <table:table-cell table:style-name="ACE-40" office:value-type="string">
            <text:p>WK-1118</text:p>
          </table:table-cell>
          <table:table-cell table:style-name="ACE-40" office:value-type="float" office:value="6820">
            <text:p>6820</text:p>
          </table:table-cell>
          <table:table-cell table:style-name="ACE-40" office:value-type="float" office:value="240">
            <text:p>240</text:p>
          </table:table-cell>
          <table:table-cell table:style-name="ACE-40" office:value-type="float" office:value="-1.27">
            <text:p>−1.27</text:p>
          </table:table-cell>
          <table:table-cell table:style-name="ACE-40" office:value-type="string">
            <text:p>&gt;-1.3</text:p>
          </table:table-cell>
          <table:table-cell table:number-columns-repeated="249" table:style-name="ACE-40"/>
        </table:table-row>
        <table:table-row table:style-name="AROW-7">
          <table:table-cell table:style-name="ACE-40" office:value-type="string">
            <text:p>VC146</text:p>
          </table:table-cell>
          <table:table-cell table:style-name="ACE-40" office:value-type="string">
            <text:p>Coquina</text:p>
          </table:table-cell>
          <table:table-cell table:style-name="ACE-40" office:value-type="string">
            <text:p>WK-784</text:p>
          </table:table-cell>
          <table:table-cell table:style-name="ACE-40" office:value-type="float" office:value="2530">
            <text:p>2530</text:p>
          </table:table-cell>
          <table:table-cell table:style-name="ACE-40" office:value-type="float" office:value="80">
            <text:p>80</text:p>
          </table:table-cell>
          <table:table-cell table:style-name="ACE-40" office:value-type="float" office:value="1.45">
            <text:p>1.45</text:p>
          </table:table-cell>
          <table:table-cell table:style-name="ACE-40" office:value-type="string">
            <text:p>0.6 ±0.3</text:p>
          </table:table-cell>
          <table:table-cell table:number-columns-repeated="249" table:style-name="ACE-40"/>
        </table:table-row>
        <table:table-row table:style-name="AROW-7">
          <table:table-cell table:style-name="ACE-40" office:value-type="string">
            <text:p>VC154</text:p>
          </table:table-cell>
          <table:table-cell table:style-name="ACE-40" office:value-type="string">
            <text:p>Coquina</text:p>
          </table:table-cell>
          <table:table-cell table:style-name="ACE-40" office:value-type="string">
            <text:p>WK-785</text:p>
          </table:table-cell>
          <table:table-cell table:style-name="ACE-40" office:value-type="float" office:value="1890">
            <text:p>1890</text:p>
          </table:table-cell>
          <table:table-cell table:style-name="ACE-40" office:value-type="float" office:value="70">
            <text:p>70</text:p>
          </table:table-cell>
          <table:table-cell table:style-name="ACE-40" office:value-type="float" office:value="0.93000000000000005">
            <text:p>0.93</text:p>
          </table:table-cell>
          <table:table-cell table:style-name="ACE-40" office:value-type="string">
            <text:p>0±0.3</text:p>
          </table:table-cell>
          <table:table-cell table:number-columns-repeated="249" table:style-name="ACE-40"/>
        </table:table-row>
        <table:table-row table:style-name="AROW-7">
          <table:table-cell table:style-name="ACE-40" office:value-type="string">
            <text:p>VC156</text:p>
          </table:table-cell>
          <table:table-cell table:style-name="ACE-40" office:value-type="string">
            <text:p>Coquina</text:p>
          </table:table-cell>
          <table:table-cell table:style-name="ACE-40" office:value-type="string">
            <text:p>WK-786</text:p>
          </table:table-cell>
          <table:table-cell table:style-name="ACE-40" office:value-type="float" office:value="2650">
            <text:p>2650</text:p>
          </table:table-cell>
          <table:table-cell table:style-name="ACE-40" office:value-type="float" office:value="80">
            <text:p>80</text:p>
          </table:table-cell>
          <table:table-cell table:style-name="ACE-40" office:value-type="float" office:value="0.35999999999999999">
            <text:p>0.36</text:p>
          </table:table-cell>
          <table:table-cell table:style-name="ACE-40" office:value-type="string">
            <text:p>-0.5 ±0.3</text:p>
          </table:table-cell>
          <table:table-cell table:number-columns-repeated="249" table:style-name="ACE-40"/>
        </table:table-row>
        <table:table-row table:style-name="AROW-7">
          <table:table-cell table:style-name="ACE-40" office:value-type="string">
            <text:p>VC242</text:p>
          </table:table-cell>
          <table:table-cell table:style-name="ACE-40" office:value-type="string">
            <text:p>Samphire</text:p>
          </table:table-cell>
          <table:table-cell table:style-name="ACE-40" office:value-type="string">
            <text:p>WK-1968</text:p>
          </table:table-cell>
          <table:table-cell table:style-name="ACE-40" office:value-type="float" office:value="6740">
            <text:p>6740</text:p>
          </table:table-cell>
          <table:table-cell table:style-name="ACE-40" office:value-type="float" office:value="70">
            <text:p>70</text:p>
          </table:table-cell>
          <table:table-cell table:style-name="ACE-40" office:value-type="float" office:value="1.04">
            <text:p>1.04</text:p>
          </table:table-cell>
          <table:table-cell table:style-name="ACE-40" office:value-type="string">
            <text:p>-1.7 ±0.3</text:p>
          </table:table-cell>
          <table:table-cell table:number-columns-repeated="249" table:style-name="ACE-40"/>
        </table:table-row>
        <table:table-row table:style-name="AROW-7">
          <table:table-cell table:style-name="ACE-40" office:value-type="string">
            <text:p>VC245</text:p>
          </table:table-cell>
          <table:table-cell table:style-name="ACE-40" office:value-type="string">
            <text:p>Intertidal</text:p>
          </table:table-cell>
          <table:table-cell table:style-name="ACE-40" office:value-type="string">
            <text:p>WK-1969</text:p>
          </table:table-cell>
          <table:table-cell table:style-name="ACE-40" office:value-type="float" office:value="6800">
            <text:p>6800</text:p>
          </table:table-cell>
          <table:table-cell table:style-name="ACE-40" office:value-type="float" office:value="80">
            <text:p>80</text:p>
          </table:table-cell>
          <table:table-cell table:style-name="ACE-40" office:value-type="float" office:value="0.76000000000000001">
            <text:p>0.76</text:p>
          </table:table-cell>
          <table:table-cell table:style-name="ACE-40" office:value-type="string">
            <text:p>-0.7 ±1.0</text:p>
          </table:table-cell>
          <table:table-cell table:number-columns-repeated="249" table:style-name="ACE-40"/>
        </table:table-row>
        <table:table-row table:style-name="AROW-7">
          <table:table-cell table:style-name="ACE-40" office:value-type="string">
            <text:p>VC248</text:p>
          </table:table-cell>
          <table:table-cell table:style-name="ACE-40" office:value-type="string">
            <text:p>Mangrove</text:p>
          </table:table-cell>
          <table:table-cell table:style-name="ACE-40" office:value-type="string">
            <text:p>WK-1971</text:p>
          </table:table-cell>
          <table:table-cell table:style-name="ACE-40" office:value-type="float" office:value="2140">
            <text:p>2140</text:p>
          </table:table-cell>
          <table:table-cell table:style-name="ACE-40" office:value-type="float" office:value="100">
            <text:p>100</text:p>
          </table:table-cell>
          <table:table-cell table:style-name="ACE-40" office:value-type="float" office:value="1.49">
            <text:p>1.49</text:p>
          </table:table-cell>
          <table:table-cell table:style-name="ACE-40" office:value-type="string">
            <text:p>-0.3 ±0.6</text:p>
          </table:table-cell>
          <table:table-cell table:number-columns-repeated="249" table:style-name="ACE-40"/>
        </table:table-row>
        <table:table-row table:style-name="AROW-7">
          <table:table-cell table:style-name="ACE-40" office:value-type="string">
            <text:p>VC305</text:p>
          </table:table-cell>
          <table:table-cell table:style-name="ACE-40" office:value-type="string">
            <text:p>Coquina</text:p>
          </table:table-cell>
          <table:table-cell table:style-name="ACE-40" office:value-type="string">
            <text:p>WK-2142</text:p>
          </table:table-cell>
          <table:table-cell table:style-name="ACE-40" office:value-type="float" office:value="5230">
            <text:p>5230</text:p>
          </table:table-cell>
          <table:table-cell table:style-name="ACE-40" office:value-type="float" office:value="80">
            <text:p>80</text:p>
          </table:table-cell>
          <table:table-cell table:style-name="ACE-40" office:value-type="float" office:value="2.02">
            <text:p>2.02</text:p>
          </table:table-cell>
          <table:table-cell table:style-name="ACE-40" office:value-type="string">
            <text:p>1.2±0.3</text:p>
          </table:table-cell>
          <table:table-cell table:number-columns-repeated="249" table:style-name="ACE-40"/>
        </table:table-row>
        <table:table-row table:style-name="AROW-7">
          <table:table-cell table:style-name="ACE-40" office:value-type="string">
            <text:p>VC307</text:p>
          </table:table-cell>
          <table:table-cell table:style-name="ACE-40" office:value-type="string">
            <text:p>Coquina</text:p>
          </table:table-cell>
          <table:table-cell table:style-name="ACE-40" office:value-type="string">
            <text:p>WK-2143</text:p>
          </table:table-cell>
          <table:table-cell table:style-name="ACE-40" office:value-type="float" office:value="5500">
            <text:p>5500</text:p>
          </table:table-cell>
          <table:table-cell table:style-name="ACE-40" office:value-type="float" office:value="80">
            <text:p>80</text:p>
          </table:table-cell>
          <table:table-cell table:style-name="ACE-40" office:value-type="float" office:value="2.1200000000000001">
            <text:p>2.12</text:p>
          </table:table-cell>
          <table:table-cell table:style-name="ACE-40" office:value-type="string">
            <text:p>1.3±0.3</text:p>
          </table:table-cell>
          <table:table-cell table:number-columns-repeated="249" table:style-name="ACE-40"/>
        </table:table-row>
        <table:table-row table:style-name="AROW-7">
          <table:table-cell table:style-name="ACE-40" office:value-type="string">
            <text:p>VC312</text:p>
          </table:table-cell>
          <table:table-cell table:style-name="ACE-40" office:value-type="string">
            <text:p>Coquina</text:p>
          </table:table-cell>
          <table:table-cell table:style-name="ACE-40" office:value-type="string">
            <text:p>WK-2144</text:p>
          </table:table-cell>
          <table:table-cell table:style-name="ACE-40" office:value-type="float" office:value="2830">
            <text:p>2830</text:p>
          </table:table-cell>
          <table:table-cell table:style-name="ACE-40" office:value-type="float" office:value="70">
            <text:p>70</text:p>
          </table:table-cell>
          <table:table-cell table:style-name="ACE-40" office:value-type="float" office:value="1.8300000000000001">
            <text:p>1.83</text:p>
          </table:table-cell>
          <table:table-cell table:style-name="ACE-40" office:value-type="string">
            <text:p>1.0 ±0.3</text:p>
          </table:table-cell>
          <table:table-cell table:number-columns-repeated="249" table:style-name="ACE-40"/>
        </table:table-row>
        <table:table-row table:style-name="AROW-7">
          <table:table-cell table:style-name="ACE-40" office:value-type="string">
            <text:p>VC313</text:p>
          </table:table-cell>
          <table:table-cell table:style-name="ACE-40" office:value-type="string">
            <text:p>Coquina</text:p>
          </table:table-cell>
          <table:table-cell table:style-name="ACE-40" office:value-type="string">
            <text:p>WK-1974</text:p>
          </table:table-cell>
          <table:table-cell table:style-name="ACE-40" office:value-type="float" office:value="2880">
            <text:p>2880</text:p>
          </table:table-cell>
          <table:table-cell table:style-name="ACE-40" office:value-type="float" office:value="70">
            <text:p>70</text:p>
          </table:table-cell>
          <table:table-cell table:style-name="ACE-40" office:value-type="float" office:value="0.80000000000000004">
            <text:p>0.8</text:p>
          </table:table-cell>
          <table:table-cell table:style-name="ACE-40" office:value-type="string">
            <text:p>-0.1 ±0.3</text:p>
          </table:table-cell>
          <table:table-cell table:number-columns-repeated="249" table:style-name="ACE-40"/>
        </table:table-row>
        <table:table-row table:style-name="AROW-7">
          <table:table-cell table:style-name="ACE-40" office:value-type="string">
            <text:p>VC315</text:p>
          </table:table-cell>
          <table:table-cell table:style-name="ACE-40" office:value-type="string">
            <text:p>Coquina</text:p>
          </table:table-cell>
          <table:table-cell table:style-name="ACE-40" office:value-type="string">
            <text:p>WK-1976</text:p>
          </table:table-cell>
          <table:table-cell table:style-name="ACE-40" office:value-type="float" office:value="2580">
            <text:p>2580</text:p>
          </table:table-cell>
          <table:table-cell table:style-name="ACE-40" office:value-type="float" office:value="60">
            <text:p>60</text:p>
          </table:table-cell>
          <table:table-cell table:style-name="ACE-40" office:value-type="float" office:value="0.53000000000000003">
            <text:p>0.53</text:p>
          </table:table-cell>
          <table:table-cell table:style-name="ACE-40" office:value-type="string">
            <text:p>-0.3 ±0.3</text:p>
          </table:table-cell>
          <table:table-cell table:number-columns-repeated="249" table:style-name="ACE-40"/>
        </table:table-row>
        <table:table-row table:style-name="AROW-7">
          <table:table-cell table:style-name="ACE-40" office:value-type="string">
            <text:p>VC315</text:p>
          </table:table-cell>
          <table:table-cell table:style-name="ACE-40" office:value-type="string">
            <text:p>Mangrove</text:p>
          </table:table-cell>
          <table:table-cell table:style-name="ACE-40" office:value-type="string">
            <text:p>WK-1975</text:p>
          </table:table-cell>
          <table:table-cell table:style-name="ACE-40" office:value-type="float" office:value="260">
            <text:p>260</text:p>
          </table:table-cell>
          <table:table-cell table:style-name="ACE-40" office:value-type="float" office:value="50">
            <text:p>50</text:p>
          </table:table-cell>
          <table:table-cell table:style-name="ACE-40" office:value-type="float" office:value="0.56999999999999995">
            <text:p>0.57</text:p>
          </table:table-cell>
          <table:table-cell table:style-name="ACE-40" office:value-type="string">
            <text:p>-1.2±0.6</text:p>
          </table:table-cell>
          <table:table-cell table:number-columns-repeated="249" table:style-name="ACE-40"/>
        </table:table-row>
        <table:table-row table:style-name="AROW-7">
          <table:table-cell table:style-name="ACE-40" office:value-type="string">
            <text:p>VC327</text:p>
          </table:table-cell>
          <table:table-cell table:style-name="ACE-40" office:value-type="string">
            <text:p>Mangrove</text:p>
          </table:table-cell>
          <table:table-cell table:style-name="ACE-40" office:value-type="string">
            <text:p>WK-1977</text:p>
          </table:table-cell>
          <table:table-cell table:style-name="ACE-40" office:value-type="float" office:value="530">
            <text:p>530</text:p>
          </table:table-cell>
          <table:table-cell table:style-name="ACE-40" office:value-type="float" office:value="50">
            <text:p>50</text:p>
          </table:table-cell>
          <table:table-cell table:style-name="ACE-40" office:value-type="float" office:value="0.90000000000000002">
            <text:p>0.9</text:p>
          </table:table-cell>
          <table:table-cell table:style-name="ACE-40" office:value-type="string">
            <text:p>-O.9 ±0.6</text:p>
          </table:table-cell>
          <table:table-cell table:number-columns-repeated="249" table:style-name="ACE-40"/>
        </table:table-row>
        <table:table-row table:style-name="AROW-7">
          <table:table-cell table:style-name="ACE-40" office:value-type="string">
            <text:p>VC327</text:p>
          </table:table-cell>
          <table:table-cell table:style-name="ACE-40" office:value-type="string">
            <text:p>Coquina</text:p>
          </table:table-cell>
          <table:table-cell table:style-name="ACE-40" office:value-type="string">
            <text:p>WK-1978</text:p>
          </table:table-cell>
          <table:table-cell table:style-name="ACE-40" office:value-type="float" office:value="2230">
            <text:p>2230</text:p>
          </table:table-cell>
          <table:table-cell table:style-name="ACE-40" office:value-type="float" office:value="60">
            <text:p>60</text:p>
          </table:table-cell>
          <table:table-cell table:style-name="ACE-40" office:value-type="float" office:value="0.83999999999999997">
            <text:p>0.84</text:p>
          </table:table-cell>
          <table:table-cell table:style-name="ACE-40" office:value-type="string">
            <text:p>0±0.3</text:p>
          </table:table-cell>
          <table:table-cell table:number-columns-repeated="249" table:style-name="ACE-40"/>
        </table:table-row>
        <table:table-row table:style-name="AROW-7">
          <table:table-cell table:style-name="ACE-40" office:value-type="string">
            <text:p>VC334</text:p>
          </table:table-cell>
          <table:table-cell table:style-name="ACE-40" office:value-type="string">
            <text:p>Mangrove</text:p>
          </table:table-cell>
          <table:table-cell table:style-name="ACE-40" office:value-type="string">
            <text:p>WK-1979</text:p>
          </table:table-cell>
          <table:table-cell table:style-name="ACE-40" office:value-type="float" office:value="6490">
            <text:p>6490</text:p>
          </table:table-cell>
          <table:table-cell table:style-name="ACE-40" office:value-type="float" office:value="60">
            <text:p>60</text:p>
          </table:table-cell>
          <table:table-cell table:style-name="ACE-40" office:value-type="float" office:value="1.3400000000000001">
            <text:p>1.34</text:p>
          </table:table-cell>
          <table:table-cell table:style-name="ACE-40" office:value-type="string">
            <text:p>-0.5 ±0.6</text:p>
          </table:table-cell>
          <table:table-cell table:number-columns-repeated="249" table:style-name="ACE-40"/>
        </table:table-row>
        <table:table-row table:style-name="AROW-7">
          <table:table-cell table:style-name="ACE-40" office:value-type="string">
            <text:p>VC337</text:p>
          </table:table-cell>
          <table:table-cell table:style-name="ACE-40" office:value-type="string">
            <text:p>Coquina</text:p>
          </table:table-cell>
          <table:table-cell table:style-name="ACE-40" office:value-type="string">
            <text:p>WK-1981</text:p>
          </table:table-cell>
          <table:table-cell table:style-name="ACE-40" office:value-type="float" office:value="2920">
            <text:p>2920</text:p>
          </table:table-cell>
          <table:table-cell table:style-name="ACE-40" office:value-type="float" office:value="70">
            <text:p>70</text:p>
          </table:table-cell>
          <table:table-cell table:style-name="ACE-40" office:value-type="float" office:value="1.1200000000000001">
            <text:p>1.12</text:p>
          </table:table-cell>
          <table:table-cell table:style-name="ACE-40" office:value-type="string">
            <text:p>0.3 ±0.3</text:p>
          </table:table-cell>
          <table:table-cell table:number-columns-repeated="249" table:style-name="ACE-40"/>
        </table:table-row>
        <table:table-row table:style-name="AROW-7">
          <table:table-cell table:style-name="ACE-40" office:value-type="string">
            <text:p>VC337</text:p>
          </table:table-cell>
          <table:table-cell table:style-name="ACE-40" office:value-type="string">
            <text:p>Mangrove</text:p>
          </table:table-cell>
          <table:table-cell table:style-name="ACE-40" office:value-type="string">
            <text:p>WK-1980</text:p>
          </table:table-cell>
          <table:table-cell table:style-name="ACE-40" office:value-type="float" office:value="710">
            <text:p>710</text:p>
          </table:table-cell>
          <table:table-cell table:style-name="ACE-40" office:value-type="float" office:value="60">
            <text:p>60</text:p>
          </table:table-cell>
          <table:table-cell table:style-name="ACE-40" office:value-type="float" office:value="1.2">
            <text:p>1.2</text:p>
          </table:table-cell>
          <table:table-cell table:style-name="ACE-40" office:value-type="string">
            <text:p>-0.6 ±0.6</text:p>
          </table:table-cell>
          <table:table-cell table:number-columns-repeated="249" table:style-name="ACE-40"/>
        </table:table-row>
        <table:table-row table:style-name="AROW-0" table:number-rows-repeated="65507">
          <table:table-cell table:number-columns-repeated="256"/>
        </table:table-row>
        <table:named-expressions>
          <table:named-expression table:name="Sheet_Title" table:expression="of:=&quot;Belperio1993&quot;" table:base-cell-address="$'Belperio1993'.$A$1"/>
          <table:named-expression table:name="Print_Area" table:expression="of:=#REF!" table:base-cell-address="$'Belperio1993'.$A$1"/>
        </table:named-expressions>
        <gnm:selections gnm:cursor-col="2" gnm:cursor-row="18">
          <gnm:selection gnm:start-col="2" gnm:start-row="18" gnm:end-col="2" gnm:end-row="18"/>
        </gnm:selections>
      </table:table>
      <table:table table:name="MurrayWallace2021-aar" table:style-name="ta-4" table:print="true">
        <office:forms form:automatic-focus="false" form:apply-design-mode="false">
          <form:form/>
        </office:forms>
        <table:table-column table:default-cell-style-name="ACE-42" table:style-name="ACOL-0" table:number-columns-repeated="2"/>
        <table:table-column table:default-cell-style-name="ACE-42" table:style-name="ACOL-43"/>
        <table:table-column table:default-cell-style-name="ACE-42" table:style-name="ACOL-44"/>
        <table:table-column table:default-cell-style-name="ACE-42" table:style-name="ACOL-0" table:number-columns-repeated="4"/>
        <table:table-column table:default-cell-style-name="ACE-42" table:style-name="ACOL-0" table:number-columns-repeated="248"/>
        <table:table-row table:style-name="AROW-7">
          <table:table-cell table:style-name="ACE-41" office:value-type="string">
            <text:p>Depth in Core (cm)</text:p>
          </table:table-cell>
          <table:table-cell table:style-name="ACE-41" office:value-type="string">
            <text:p>Mollusc Species</text:p>
          </table:table-cell>
          <table:table-cell table:style-name="ACE-41" office:value-type="string">
            <text:p>Radiocarbon Laboratory Code</text:p>
          </table:table-cell>
          <table:table-cell table:style-name="ACE-41" office:value-type="string">
            <text:p>Calibrated 14 C Age (yr)</text:p>
          </table:table-cell>
          <table:table-cell table:style-name="ACE-41" office:value-type="string">
            <text:p>Depth in Core (cm)</text:p>
          </table:table-cell>
          <table:table-cell table:style-name="ACE-41" office:value-type="string">
            <text:p>AAR Age E. macelliforme</text:p>
          </table:table-cell>
          <table:table-cell table:style-name="ACE-41" office:value-type="string">
            <text:p>Δ Age</text:p>
          </table:table-cell>
          <table:table-cell table:number-columns-repeated="249" table:style-name="ACE-42"/>
        </table:table-row>
        <table:table-row table:style-name="AROW-7">
          <table:table-cell table:style-name="ACE-42" office:value-type="string">
            <text:p>154–156</text:p>
          </table:table-cell>
          <table:table-cell table:style-name="ACE-43" office:value-type="string">
            <text:p>Ostrea sp.</text:p>
          </table:table-cell>
          <table:table-cell table:style-name="ACE-42" office:value-type="string">
            <text:p>OXF-053</text:p>
          </table:table-cell>
          <table:table-cell table:style-name="ACE-42" office:value-type="float" office:value="40800">
            <text:p>40800</text:p>
          </table:table-cell>
          <table:table-cell table:style-name="ACE-42" office:value-type="string">
            <text:p>154–156</text:p>
          </table:table-cell>
          <table:table-cell table:style-name="ACE-42" office:value-type="float" office:value="51300">
            <text:p>51300</text:p>
          </table:table-cell>
          <table:table-cell table:style-name="ACE-42" office:value-type="float" office:value="10500">
            <text:p>10500</text:p>
          </table:table-cell>
          <table:table-cell table:number-columns-repeated="249" table:style-name="ACE-42"/>
        </table:table-row>
        <table:table-row table:style-name="AROW-7">
          <table:table-cell table:style-name="ACE-42" office:value-type="string">
            <text:p>157–159</text:p>
          </table:table-cell>
          <table:table-cell table:style-name="ACE-43" office:value-type="string">
            <text:p>Ostrea angasi</text:p>
          </table:table-cell>
          <table:table-cell table:style-name="ACE-42" office:value-type="string">
            <text:p>SUA-2714</text:p>
          </table:table-cell>
          <table:table-cell table:style-name="ACE-42" office:value-type="float" office:value="35750">
            <text:p>35750</text:p>
          </table:table-cell>
          <table:table-cell table:style-name="ACE-42" office:value-type="string">
            <text:p>158–160</text:p>
          </table:table-cell>
          <table:table-cell table:style-name="ACE-42" office:value-type="float" office:value="62400">
            <text:p>62400</text:p>
          </table:table-cell>
          <table:table-cell table:style-name="ACE-42" office:value-type="float" office:value="26650">
            <text:p>26650</text:p>
          </table:table-cell>
          <table:table-cell table:number-columns-repeated="249" table:style-name="ACE-42"/>
        </table:table-row>
        <table:table-row table:style-name="AROW-7">
          <table:table-cell table:style-name="ACE-42" office:value-type="float" office:value="174">
            <text:p>174</text:p>
          </table:table-cell>
          <table:table-cell table:style-name="ACE-43" office:value-type="string">
            <text:p>Fusinus sp.</text:p>
          </table:table-cell>
          <table:table-cell table:style-name="ACE-42" office:value-type="string">
            <text:p>ANUA-11820</text:p>
          </table:table-cell>
          <table:table-cell table:style-name="ACE-42" office:value-type="float" office:value="38960">
            <text:p>38960</text:p>
          </table:table-cell>
          <table:table-cell table:style-name="ACE-42" office:value-type="string">
            <text:p>172–174</text:p>
          </table:table-cell>
          <table:table-cell table:style-name="ACE-42" office:value-type="float" office:value="50300">
            <text:p>50300</text:p>
          </table:table-cell>
          <table:table-cell table:style-name="ACE-42" office:value-type="float" office:value="11340">
            <text:p>11340</text:p>
          </table:table-cell>
          <table:table-cell table:number-columns-repeated="249" table:style-name="ACE-42"/>
        </table:table-row>
        <table:table-row table:style-name="AROW-7">
          <table:table-cell table:style-name="ACE-42" office:value-type="string">
            <text:p>222–224</text:p>
          </table:table-cell>
          <table:table-cell table:style-name="ACE-43" office:value-type="string">
            <text:p>Brachidontes erosus</text:p>
          </table:table-cell>
          <table:table-cell table:style-name="ACE-42" office:value-type="string">
            <text:p>SUA-2715</text:p>
          </table:table-cell>
          <table:table-cell table:style-name="ACE-42" office:value-type="float" office:value="40590">
            <text:p>40590</text:p>
          </table:table-cell>
          <table:table-cell table:style-name="ACE-42" office:value-type="string">
            <text:p>222–224</text:p>
          </table:table-cell>
          <table:table-cell table:style-name="ACE-42" office:value-type="float" office:value="86000">
            <text:p>86000</text:p>
          </table:table-cell>
          <table:table-cell table:style-name="ACE-42" office:value-type="float" office:value="45410">
            <text:p>45410</text:p>
          </table:table-cell>
          <table:table-cell table:style-name="ACE-42" office:value-type="string">
            <text:p>reliable</text:p>
          </table:table-cell>
          <table:table-cell table:number-columns-repeated="248" table:style-name="ACE-42"/>
        </table:table-row>
        <table:table-row table:style-name="AROW-7">
          <table:table-cell table:style-name="ACE-42" office:value-type="float" office:value="316">
            <text:p>316</text:p>
          </table:table-cell>
          <table:table-cell table:style-name="ACE-43" office:value-type="string">
            <text:p>Fusinus sp.</text:p>
          </table:table-cell>
          <table:table-cell table:style-name="ACE-42" office:value-type="string">
            <text:p>ANUA-11814</text:p>
          </table:table-cell>
          <table:table-cell table:style-name="ACE-42" office:value-type="float" office:value="45770">
            <text:p>45770</text:p>
          </table:table-cell>
          <table:table-cell table:style-name="ACE-42" office:value-type="string">
            <text:p>316–318</text:p>
          </table:table-cell>
          <table:table-cell table:style-name="ACE-42" office:value-type="float" office:value="72900">
            <text:p>72900</text:p>
          </table:table-cell>
          <table:table-cell table:style-name="ACE-42" office:value-type="float" office:value="27130">
            <text:p>27130</text:p>
          </table:table-cell>
          <table:table-cell table:style-name="ACE-42" office:value-type="string">
            <text:p>reliable</text:p>
          </table:table-cell>
          <table:table-cell table:number-columns-repeated="248" table:style-name="ACE-42"/>
        </table:table-row>
        <table:table-row table:style-name="AROW-7">
          <table:table-cell table:style-name="ACE-42" office:value-type="string">
            <text:p>322–324</text:p>
          </table:table-cell>
          <table:table-cell table:style-name="ACE-43" office:value-type="string">
            <text:p>Pecten sp.</text:p>
          </table:table-cell>
          <table:table-cell table:style-name="ACE-42" office:value-type="string">
            <text:p>OZF-054</text:p>
          </table:table-cell>
          <table:table-cell table:style-name="ACE-44" office:value-type="string">
            <text:p><text:a xlink:type="simple" xlink:actuate="onRequest" xlink:href="https://www.sciencedirect.com/science/article/pii/S0277379121001062?casa_token=UfbgSItUoNAAAAAA:_cLA3UwGgk_h6s6NUChuQfIvTnnJBja__yXjJICE_chr0Zm9kNLIMIPkjglwUf378kLhb4xOwZRS#tbl7fna">NDFB a</text:a></text:p>
          </table:table-cell>
          <table:table-cell table:style-name="ACE-42" office:value-type="string">
            <text:p>322–324</text:p>
          </table:table-cell>
          <table:table-cell table:style-name="ACE-42" office:value-type="float" office:value="74100">
            <text:p>74100</text:p>
          </table:table-cell>
          <table:table-cell table:style-name="ACE-42" office:value-type="float" office:value="25900">
            <text:p>25900</text:p>
          </table:table-cell>
          <table:table-cell table:style-name="ACE-42" office:value-type="string">
            <text:p>reliable</text:p>
          </table:table-cell>
          <table:table-cell table:number-columns-repeated="248" table:style-name="ACE-42"/>
        </table:table-row>
        <table:table-row table:style-name="AROW-7">
          <table:table-cell table:style-name="ACE-42" office:value-type="string">
            <text:p>334–338</text:p>
          </table:table-cell>
          <table:table-cell table:style-name="ACE-43" office:value-type="string">
            <text:p>Fusinus australis</text:p>
          </table:table-cell>
          <table:table-cell table:style-name="ACE-42" office:value-type="string">
            <text:p>SUA-2716</text:p>
          </table:table-cell>
          <table:table-cell table:style-name="ACE-42" office:value-type="float" office:value="45540">
            <text:p>45540</text:p>
          </table:table-cell>
          <table:table-cell table:style-name="ACE-42" office:value-type="string">
            <text:p>336–338</text:p>
          </table:table-cell>
          <table:table-cell table:style-name="ACE-42" office:value-type="float" office:value="92700">
            <text:p>92700</text:p>
          </table:table-cell>
          <table:table-cell table:style-name="ACE-42" office:value-type="float" office:value="47160">
            <text:p>47160</text:p>
          </table:table-cell>
          <table:table-cell table:style-name="ACE-42" office:value-type="string">
            <text:p>reliable</text:p>
          </table:table-cell>
          <table:table-cell table:number-columns-repeated="248" table:style-name="ACE-42"/>
        </table:table-row>
        <table:table-row table:style-name="AROW-7">
          <table:table-cell table:style-name="ACE-42" office:value-type="float" office:value="390">
            <text:p>390</text:p>
          </table:table-cell>
          <table:table-cell table:style-name="ACE-43" office:value-type="string">
            <text:p>Ostrea angasi</text:p>
          </table:table-cell>
          <table:table-cell table:style-name="ACE-42" office:value-type="string">
            <text:p>SUA-2717</text:p>
          </table:table-cell>
          <table:table-cell table:style-name="ACE-42" office:value-type="float" office:value="46860">
            <text:p>46860</text:p>
          </table:table-cell>
          <table:table-cell table:style-name="ACE-42" office:value-type="string">
            <text:p>386–389</text:p>
          </table:table-cell>
          <table:table-cell table:style-name="ACE-42" office:value-type="float" office:value="86700">
            <text:p>86700</text:p>
          </table:table-cell>
          <table:table-cell table:style-name="ACE-42" office:value-type="float" office:value="39840">
            <text:p>39840</text:p>
          </table:table-cell>
          <table:table-cell table:style-name="ACE-42" office:value-type="string">
            <text:p>reliable</text:p>
          </table:table-cell>
          <table:table-cell table:number-columns-repeated="248" table:style-name="ACE-42"/>
        </table:table-row>
        <table:table-row table:style-name="AROW-0" table:number-rows-repeated="65527">
          <table:table-cell table:number-columns-repeated="256"/>
        </table:table-row>
        <table:named-expressions>
          <table:named-expression table:name="Sheet_Title" table:expression="of:=&quot;MurrayWallace2021-aar&quot;" table:base-cell-address="$'MurrayWallace2021-aar'.$A$1"/>
          <table:named-expression table:name="Print_Area" table:expression="of:=#REF!" table:base-cell-address="$'MurrayWallace2021-aar'.$A$1"/>
        </table:named-expressions>
        <gnm:selections gnm:cursor-col="5" gnm:cursor-row="9">
          <gnm:selection gnm:start-col="5" gnm:start-row="9" gnm:end-col="5" gnm:end-row="9"/>
        </gnm:selections>
      </table:table>
      <table:table table:name="MurrayWallace2021-radiocarbon" table:style-name="ta-5" table:print="true">
        <office:forms form:automatic-focus="false" form:apply-design-mode="false">
          <form:form/>
        </office:forms>
        <table:table-column table:default-cell-style-name="ACE-46" table:style-name="ACOL-0" table:number-columns-repeated="7"/>
        <table:table-column table:default-cell-style-name="ACE-46" table:style-name="ACOL-0" table:number-columns-repeated="249"/>
        <table:table-row table:style-name="AROW-7">
          <table:table-cell table:style-name="ACE-45" office:value-type="string">
            <text:p>Depth in core (cm)</text:p>
          </table:table-cell>
          <table:table-cell table:style-name="ACE-45" office:value-type="string">
            <text:p>Species</text:p>
          </table:table-cell>
          <table:table-cell table:style-name="ACE-45" office:value-type="string">
            <text:p>Radiocarbon Laboratory Code</text:p>
          </table:table-cell>
          <table:table-cell table:style-name="ACE-45" office:value-type="string">
            <text:p>Percentage digested in CO 2 evolution</text:p>
          </table:table-cell>
          <table:table-cell table:style-name="ACE-45" office:value-type="string">
            <text:p>Analytical method</text:p>
          </table:table-cell>
          <table:table-cell table:style-name="ACE-45" office:value-type="string">
            <text:p>Radiocarbon Age (years BP)</text:p>
          </table:table-cell>
          <table:table-cell table:style-name="ACE-47" office:value-type="string">
            <text:p><text:a xlink:type="simple" xlink:actuate="onRequest" xlink:href="https://www.sciencedirect.com/science/article/pii/S0277379121001062?casa_token=UfbgSItUoNAAAAAA:_cLA3UwGgk_h6s6NUChuQfIvTnnJBja__yXjJICE_chr0Zm9kNLIMIPkjglwUf378kLhb4xOwZRS#tbl2fna">Calibrated Radiocarbon Age (cal yr BP) a</text:a></text:p>
          </table:table-cell>
          <table:table-cell table:number-columns-repeated="249" table:style-name="ACE-46"/>
        </table:table-row>
        <table:table-row table:style-name="AROW-7">
          <table:table-cell table:style-name="ACE-46" office:value-type="string">
            <text:p>18–20</text:p>
          </table:table-cell>
          <table:table-cell table:style-name="ACE-48" office:value-type="string">
            <text:p>Katelysia scalarina</text:p>
          </table:table-cell>
          <table:table-cell table:style-name="ACE-46" office:value-type="string">
            <text:p>SUA-2710</text:p>
          </table:table-cell>
          <table:table-cell table:style-name="ACE-46"/>
          <table:table-cell table:style-name="ACE-46" office:value-type="string">
            <text:p>LSC</text:p>
          </table:table-cell>
          <table:table-cell table:style-name="ACE-46" office:value-type="string">
            <text:p>4730 ± 70</text:p>
          </table:table-cell>
          <table:table-cell table:style-name="ACE-46" office:value-type="string">
            <text:p>5040 ± 270</text:p>
          </table:table-cell>
          <table:table-cell table:number-columns-repeated="249" table:style-name="ACE-46"/>
        </table:table-row>
        <table:table-row table:style-name="AROW-7">
          <table:table-cell table:style-name="ACE-46" office:value-type="string">
            <text:p>22–24</text:p>
          </table:table-cell>
          <table:table-cell table:style-name="ACE-48" office:value-type="string">
            <text:p>Bassina sp.</text:p>
          </table:table-cell>
          <table:table-cell table:style-name="ACE-46" office:value-type="string">
            <text:p>OZF-049</text:p>
          </table:table-cell>
          <table:table-cell table:style-name="ACE-46"/>
          <table:table-cell table:style-name="ACE-46" office:value-type="string">
            <text:p>AMS</text:p>
          </table:table-cell>
          <table:table-cell table:style-name="ACE-46" office:value-type="string">
            <text:p>6360 ± 50</text:p>
          </table:table-cell>
          <table:table-cell table:style-name="ACE-46" office:value-type="string">
            <text:p>6870 ± 250</text:p>
          </table:table-cell>
          <table:table-cell table:number-columns-repeated="249" table:style-name="ACE-46"/>
        </table:table-row>
        <table:table-row table:style-name="AROW-7">
          <table:table-cell table:style-name="ACE-46" office:value-type="string">
            <text:p>64–66</text:p>
          </table:table-cell>
          <table:table-cell table:style-name="ACE-48" office:value-type="string">
            <text:p>Brachidontes rostratus</text:p>
          </table:table-cell>
          <table:table-cell table:style-name="ACE-46" office:value-type="string">
            <text:p>OZF-050</text:p>
          </table:table-cell>
          <table:table-cell table:style-name="ACE-46"/>
          <table:table-cell table:style-name="ACE-46" office:value-type="string">
            <text:p>AMS</text:p>
          </table:table-cell>
          <table:table-cell table:style-name="ACE-46" office:value-type="string">
            <text:p>9130 ± 60</text:p>
          </table:table-cell>
          <table:table-cell table:style-name="ACE-46" office:value-type="string">
            <text:p>9880 ± 290</text:p>
          </table:table-cell>
          <table:table-cell table:number-columns-repeated="249" table:style-name="ACE-46"/>
        </table:table-row>
        <table:table-row table:style-name="AROW-7">
          <table:table-cell table:style-name="ACE-46" office:value-type="string">
            <text:p>73–75</text:p>
          </table:table-cell>
          <table:table-cell table:style-name="ACE-48" office:value-type="string">
            <text:p>Brachidontes rostratus</text:p>
          </table:table-cell>
          <table:table-cell table:style-name="ACE-46" office:value-type="string">
            <text:p>SUA-2711</text:p>
          </table:table-cell>
          <table:table-cell table:style-name="ACE-46"/>
          <table:table-cell table:style-name="ACE-46" office:value-type="string">
            <text:p>LSC</text:p>
          </table:table-cell>
          <table:table-cell table:style-name="ACE-46" office:value-type="string">
            <text:p>9390 ± 100</text:p>
          </table:table-cell>
          <table:table-cell table:style-name="ACE-46" office:value-type="string">
            <text:p>10,230 ± 350</text:p>
          </table:table-cell>
          <table:table-cell table:number-columns-repeated="249" table:style-name="ACE-46"/>
        </table:table-row>
        <table:table-row table:style-name="AROW-7">
          <table:table-cell table:style-name="ACE-46" office:value-type="string">
            <text:p>100–110</text:p>
          </table:table-cell>
          <table:table-cell table:style-name="ACE-48" office:value-type="string">
            <text:p>Fulvia tenuicostata</text:p>
          </table:table-cell>
          <table:table-cell table:style-name="ACE-46" office:value-type="string">
            <text:p>SUA-2712</text:p>
          </table:table-cell>
          <table:table-cell table:style-name="ACE-46"/>
          <table:table-cell table:style-name="ACE-46" office:value-type="string">
            <text:p>LSC</text:p>
          </table:table-cell>
          <table:table-cell table:style-name="ACE-46" office:value-type="string">
            <text:p>9460 ± 90</text:p>
          </table:table-cell>
          <table:table-cell table:style-name="ACE-46" office:value-type="string">
            <text:p>10,340 ± 310</text:p>
          </table:table-cell>
          <table:table-cell table:number-columns-repeated="249" table:style-name="ACE-46"/>
        </table:table-row>
        <table:table-row table:style-name="AROW-7">
          <table:table-cell table:style-name="ACE-46" office:value-type="string">
            <text:p>116–122</text:p>
          </table:table-cell>
          <table:table-cell table:style-name="ACE-48" office:value-type="string">
            <text:p>Brachidontes rostratus</text:p>
          </table:table-cell>
          <table:table-cell table:style-name="ACE-46" office:value-type="string">
            <text:p>SUA-2713</text:p>
          </table:table-cell>
          <table:table-cell table:style-name="ACE-46"/>
          <table:table-cell table:style-name="ACE-46" office:value-type="string">
            <text:p>LSC</text:p>
          </table:table-cell>
          <table:table-cell table:style-name="ACE-46" office:value-type="string">
            <text:p>9290 ± 100</text:p>
          </table:table-cell>
          <table:table-cell table:style-name="ACE-46" office:value-type="string">
            <text:p>10,080 ± 380</text:p>
          </table:table-cell>
          <table:table-cell table:number-columns-repeated="249" table:style-name="ACE-46"/>
        </table:table-row>
        <table:table-row table:style-name="AROW-7">
          <table:table-cell table:style-name="ACE-46" office:value-type="string">
            <text:p>126–130</text:p>
          </table:table-cell>
          <table:table-cell table:style-name="ACE-48" office:value-type="string">
            <text:p>Katelysia rhytiphora</text:p>
          </table:table-cell>
          <table:table-cell table:style-name="ACE-46" office:value-type="string">
            <text:p>OZF-051</text:p>
          </table:table-cell>
          <table:table-cell table:style-name="ACE-46"/>
          <table:table-cell table:style-name="ACE-46" office:value-type="string">
            <text:p>AMS</text:p>
          </table:table-cell>
          <table:table-cell table:style-name="ACE-46" office:value-type="string">
            <text:p>9680 ± 60</text:p>
          </table:table-cell>
          <table:table-cell table:style-name="ACE-46" office:value-type="string">
            <text:p>10,580 ± 300</text:p>
          </table:table-cell>
          <table:table-cell table:number-columns-repeated="249" table:style-name="ACE-46"/>
        </table:table-row>
        <table:table-row table:style-name="AROW-7">
          <table:table-cell table:style-name="ACE-46" office:value-type="string">
            <text:p>128–130</text:p>
          </table:table-cell>
          <table:table-cell table:style-name="ACE-48" office:value-type="string">
            <text:p>Katelysia rhytiphora</text:p>
          </table:table-cell>
          <table:table-cell table:style-name="ACE-46" office:value-type="string">
            <text:p>OZF-052</text:p>
          </table:table-cell>
          <table:table-cell table:style-name="ACE-46"/>
          <table:table-cell table:style-name="ACE-46" office:value-type="string">
            <text:p>AMS</text:p>
          </table:table-cell>
          <table:table-cell table:style-name="ACE-46" office:value-type="string">
            <text:p>9600 ± 60</text:p>
          </table:table-cell>
          <table:table-cell table:style-name="ACE-46" office:value-type="string">
            <text:p>10,480 ± 250</text:p>
          </table:table-cell>
          <table:table-cell table:number-columns-repeated="249" table:style-name="ACE-46"/>
        </table:table-row>
        <table:table-row table:style-name="AROW-7">
          <table:table-cell table:style-name="ACE-46" office:value-type="string">
            <text:p>154–156</text:p>
          </table:table-cell>
          <table:table-cell table:style-name="ACE-48" office:value-type="string">
            <text:p>Ostrea sp.</text:p>
          </table:table-cell>
          <table:table-cell table:style-name="ACE-46" office:value-type="string">
            <text:p>OZF-053</text:p>
          </table:table-cell>
          <table:table-cell table:style-name="ACE-46"/>
          <table:table-cell table:style-name="ACE-46" office:value-type="string">
            <text:p>AMS</text:p>
          </table:table-cell>
          <table:table-cell table:style-name="ACE-46" office:value-type="string">
            <text:p>36,600 ± 550</text:p>
          </table:table-cell>
          <table:table-cell table:style-name="ACE-46" office:value-type="string">
            <text:p>40,800 ± 1080</text:p>
          </table:table-cell>
          <table:table-cell table:number-columns-repeated="249" table:style-name="ACE-46"/>
        </table:table-row>
        <table:table-row table:style-name="AROW-7">
          <table:table-cell table:style-name="ACE-46" office:value-type="string">
            <text:p>157–159</text:p>
          </table:table-cell>
          <table:table-cell table:style-name="ACE-48" office:value-type="string">
            <text:p>Ostrea angasi</text:p>
          </table:table-cell>
          <table:table-cell table:style-name="ACE-46" office:value-type="string">
            <text:p>SUA-2714</text:p>
          </table:table-cell>
          <table:table-cell table:style-name="ACE-46"/>
          <table:table-cell table:style-name="ACE-46" office:value-type="string">
            <text:p>LSC</text:p>
          </table:table-cell>
          <table:table-cell table:style-name="ACE-46"/>
          <table:table-cell table:style-name="ACE-46" office:value-type="string">
            <text:p>35,750 ± 1640</text:p>
          </table:table-cell>
          <table:table-cell table:number-columns-repeated="249" table:style-name="ACE-46"/>
        </table:table-row>
        <table:table-row table:style-name="AROW-7">
          <table:table-cell table:number-columns-repeated="256"/>
        </table:table-row>
        <table:table-row table:style-name="AROW-7">
          <table:table-cell table:style-name="ACE-46" office:value-type="float" office:value="174">
            <text:p>174</text:p>
          </table:table-cell>
          <table:table-cell table:style-name="ACE-48" office:value-type="string">
            <text:p>Fusinus (columella)</text:p>
          </table:table-cell>
          <table:table-cell table:style-name="ACE-46" office:value-type="string">
            <text:p>ANUA-11820</text:p>
          </table:table-cell>
          <table:table-cell table:style-name="ACE-46" office:value-type="string">
            <text:p>43.3–58.2</text:p>
          </table:table-cell>
          <table:table-cell table:style-name="ACE-46" office:value-type="string">
            <text:p>AMS</text:p>
          </table:table-cell>
          <table:table-cell table:style-name="ACE-46" office:value-type="string">
            <text:p>34,870 ± 750</text:p>
          </table:table-cell>
          <table:table-cell table:style-name="ACE-46" office:value-type="string">
            <text:p>38,960 ± 1890</text:p>
          </table:table-cell>
          <table:table-cell table:number-columns-repeated="249" table:style-name="ACE-46"/>
        </table:table-row>
        <table:table-row table:style-name="AROW-7">
          <table:table-cell table:style-name="ACE-46" office:value-type="float" office:value="174">
            <text:p>174</text:p>
          </table:table-cell>
          <table:table-cell table:style-name="ACE-48" office:value-type="string">
            <text:p>Fusinus (columella)</text:p>
          </table:table-cell>
          <table:table-cell table:style-name="ACE-46" office:value-type="string">
            <text:p>ANUA-11822</text:p>
          </table:table-cell>
          <table:table-cell table:style-name="ACE-46" office:value-type="string">
            <text:p>58.2–74.2</text:p>
          </table:table-cell>
          <table:table-cell table:style-name="ACE-46" office:value-type="string">
            <text:p>AMS</text:p>
          </table:table-cell>
          <table:table-cell table:style-name="ACE-46" office:value-type="string">
            <text:p>35,720 ± 640</text:p>
          </table:table-cell>
          <table:table-cell table:style-name="ACE-46" office:value-type="string">
            <text:p>39,890 ± 1340</text:p>
          </table:table-cell>
          <table:table-cell table:number-columns-repeated="249" table:style-name="ACE-46"/>
        </table:table-row>
        <table:table-row table:style-name="AROW-7">
          <table:table-cell table:style-name="ACE-46" office:value-type="float" office:value="174">
            <text:p>174</text:p>
          </table:table-cell>
          <table:table-cell table:style-name="ACE-48" office:value-type="string">
            <text:p>Fusinus (columella)</text:p>
          </table:table-cell>
          <table:table-cell table:style-name="ACE-46" office:value-type="string">
            <text:p>ANUA-11823</text:p>
          </table:table-cell>
          <table:table-cell table:style-name="ACE-46" office:value-type="string">
            <text:p>74.2–100</text:p>
          </table:table-cell>
          <table:table-cell table:style-name="ACE-46" office:value-type="string">
            <text:p>AMS</text:p>
          </table:table-cell>
          <table:table-cell table:style-name="ACE-46" office:value-type="string">
            <text:p>34,690 ± 690</text:p>
          </table:table-cell>
          <table:table-cell table:style-name="ACE-46" office:value-type="string">
            <text:p>38,750 ± 1760</text:p>
          </table:table-cell>
          <table:table-cell table:number-columns-repeated="249" table:style-name="ACE-46"/>
        </table:table-row>
        <table:table-row table:style-name="AROW-7">
          <table:table-cell table:style-name="ACE-46" office:value-type="float" office:value="174">
            <text:p>174</text:p>
          </table:table-cell>
          <table:table-cell table:style-name="ACE-48" office:value-type="string">
            <text:p>Fusinus (columella)</text:p>
          </table:table-cell>
          <table:table-cell table:style-name="ACE-46" office:value-type="string">
            <text:p>ANUA-11807</text:p>
          </table:table-cell>
          <table:table-cell table:style-name="ACE-46" office:value-type="string">
            <text:p>78.4–100</text:p>
          </table:table-cell>
          <table:table-cell table:style-name="ACE-46" office:value-type="string">
            <text:p>AMS</text:p>
          </table:table-cell>
          <table:table-cell table:style-name="ACE-46" office:value-type="string">
            <text:p>37,870 ± 670</text:p>
          </table:table-cell>
          <table:table-cell table:style-name="ACE-46" office:value-type="string">
            <text:p>41,840 ± 1070</text:p>
          </table:table-cell>
          <table:table-cell table:number-columns-repeated="249" table:style-name="ACE-46"/>
        </table:table-row>
        <table:table-row table:style-name="AROW-7">
          <table:table-cell table:style-name="ACE-46" office:value-type="string">
            <text:p>222–224</text:p>
          </table:table-cell>
          <table:table-cell table:style-name="ACE-48" office:value-type="string">
            <text:p>Brachidontes erosus</text:p>
          </table:table-cell>
          <table:table-cell table:style-name="ACE-46" office:value-type="string">
            <text:p>SUA-2715</text:p>
          </table:table-cell>
          <table:table-cell table:style-name="ACE-46"/>
          <table:table-cell table:style-name="ACE-46" office:value-type="string">
            <text:p>LSC</text:p>
          </table:table-cell>
          <table:table-cell table:number-columns-repeated="251" table:style-name="ACE-46"/>
        </table:table-row>
        <table:table-row table:style-name="AROW-7">
          <table:table-cell table:style-name="ACE-46"/>
          <table:table-cell table:style-name="ACE-46" office:value-type="string">
            <text:p>40,590 ± 1820</text:p>
          </table:table-cell>
          <table:table-cell table:number-columns-repeated="254" table:style-name="ACE-46"/>
        </table:table-row>
        <table:table-row table:style-name="AROW-7">
          <table:table-cell table:style-name="ACE-46" office:value-type="float" office:value="316">
            <text:p>316</text:p>
          </table:table-cell>
          <table:table-cell table:style-name="ACE-48" office:value-type="string">
            <text:p>Fusinus (columella)</text:p>
          </table:table-cell>
          <table:table-cell table:style-name="ACE-46" office:value-type="string">
            <text:p>ANUA-11814</text:p>
          </table:table-cell>
          <table:table-cell table:style-name="ACE-46" office:value-type="string">
            <text:p>58.4–72.2</text:p>
          </table:table-cell>
          <table:table-cell table:style-name="ACE-46" office:value-type="string">
            <text:p>AMS</text:p>
          </table:table-cell>
          <table:table-cell table:style-name="ACE-46" office:value-type="string">
            <text:p>42,830 ± 1010</text:p>
          </table:table-cell>
          <table:table-cell table:style-name="ACE-46" office:value-type="string">
            <text:p>45,770 ± 2000</text:p>
          </table:table-cell>
          <table:table-cell table:number-columns-repeated="249" table:style-name="ACE-46"/>
        </table:table-row>
        <table:table-row table:style-name="AROW-7">
          <table:table-cell table:style-name="ACE-46" office:value-type="float" office:value="316">
            <text:p>316</text:p>
          </table:table-cell>
          <table:table-cell table:style-name="ACE-48" office:value-type="string">
            <text:p>Fusinus (columella)</text:p>
          </table:table-cell>
          <table:table-cell table:style-name="ACE-46" office:value-type="string">
            <text:p>ANUA-11815</text:p>
          </table:table-cell>
          <table:table-cell table:style-name="ACE-46" office:value-type="string">
            <text:p>72.2–87.8</text:p>
          </table:table-cell>
          <table:table-cell table:style-name="ACE-46" office:value-type="string">
            <text:p>AMS</text:p>
          </table:table-cell>
          <table:table-cell table:style-name="ACE-46" office:value-type="string">
            <text:p>45,410 ± 1320</text:p>
          </table:table-cell>
          <table:table-cell table:style-name="ACE-46" office:value-type="string">
            <text:p>48,150 ± 1980</text:p>
          </table:table-cell>
          <table:table-cell table:number-columns-repeated="249" table:style-name="ACE-46"/>
        </table:table-row>
        <table:table-row table:style-name="AROW-7">
          <table:table-cell table:style-name="ACE-46" office:value-type="float" office:value="316">
            <text:p>316</text:p>
          </table:table-cell>
          <table:table-cell table:style-name="ACE-48" office:value-type="string">
            <text:p>Fusinus (columella)</text:p>
          </table:table-cell>
          <table:table-cell table:style-name="ACE-46" office:value-type="string">
            <text:p>ANUA-11816</text:p>
          </table:table-cell>
          <table:table-cell table:style-name="ACE-46" office:value-type="string">
            <text:p>87.8–100</text:p>
          </table:table-cell>
          <table:table-cell table:style-name="ACE-46" office:value-type="string">
            <text:p>AMS</text:p>
          </table:table-cell>
          <table:table-cell table:style-name="ACE-46" office:value-type="string">
            <text:p>39,300 ± 890</text:p>
          </table:table-cell>
          <table:table-cell table:style-name="ACE-46" office:value-type="string">
            <text:p>42,860 ± 1380</text:p>
          </table:table-cell>
          <table:table-cell table:number-columns-repeated="249" table:style-name="ACE-46"/>
        </table:table-row>
        <table:table-row table:style-name="AROW-7">
          <table:table-cell table:style-name="ACE-46" office:value-type="float" office:value="316">
            <text:p>316</text:p>
          </table:table-cell>
          <table:table-cell table:style-name="ACE-46" office:value-type="string">
            <text:p>Gastropod (columella)</text:p>
          </table:table-cell>
          <table:table-cell table:style-name="ACE-46" office:value-type="string">
            <text:p>ANUA-11808</text:p>
          </table:table-cell>
          <table:table-cell table:style-name="ACE-46" office:value-type="string">
            <text:p>67.7–100</text:p>
          </table:table-cell>
          <table:table-cell table:style-name="ACE-46" office:value-type="string">
            <text:p>AMS</text:p>
          </table:table-cell>
          <table:table-cell table:style-name="ACE-46" office:value-type="string">
            <text:p>44,060 ± 1020</text:p>
          </table:table-cell>
          <table:table-cell table:style-name="ACE-46" office:value-type="string">
            <text:p>46,980 ± 2080</text:p>
          </table:table-cell>
          <table:table-cell table:number-columns-repeated="249" table:style-name="ACE-46"/>
        </table:table-row>
        <table:table-row table:style-name="AROW-7">
          <table:table-cell table:style-name="ACE-46" office:value-type="string">
            <text:p>322–324</text:p>
          </table:table-cell>
          <table:table-cell table:style-name="ACE-48" office:value-type="string">
            <text:p>Pecten sp.</text:p>
          </table:table-cell>
          <table:table-cell table:style-name="ACE-46" office:value-type="string">
            <text:p>OZF-054</text:p>
          </table:table-cell>
          <table:table-cell table:style-name="ACE-46"/>
          <table:table-cell table:style-name="ACE-46" office:value-type="string">
            <text:p>AMS</text:p>
          </table:table-cell>
          <table:table-cell table:style-name="ACE-46" office:value-type="string">
            <text:p>NDFB</text:p>
          </table:table-cell>
          <table:table-cell table:style-name="ACE-46" office:value-type="string">
            <text:p>_</text:p>
          </table:table-cell>
          <table:table-cell table:number-columns-repeated="249" table:style-name="ACE-46"/>
        </table:table-row>
        <table:table-row table:style-name="AROW-7">
          <table:table-cell table:style-name="ACE-46" office:value-type="string">
            <text:p>334–338</text:p>
          </table:table-cell>
          <table:table-cell table:style-name="ACE-48" office:value-type="string">
            <text:p>Fusinus australis</text:p>
          </table:table-cell>
          <table:table-cell table:style-name="ACE-46" office:value-type="string">
            <text:p>SUA-2716</text:p>
          </table:table-cell>
          <table:table-cell table:style-name="ACE-46"/>
          <table:table-cell table:style-name="ACE-46" office:value-type="string">
            <text:p>LSC</text:p>
          </table:table-cell>
          <table:table-cell table:style-name="ACE-46"/>
          <table:table-cell table:style-name="ACE-46" office:value-type="string">
            <text:p>45,540 ± 3830</text:p>
          </table:table-cell>
          <table:table-cell table:number-columns-repeated="249" table:style-name="ACE-46"/>
        </table:table-row>
        <table:table-row table:style-name="AROW-7">
          <table:table-cell table:number-columns-repeated="256"/>
        </table:table-row>
        <table:table-row table:style-name="AROW-7">
          <table:table-cell table:style-name="ACE-46" office:value-type="float" office:value="390">
            <text:p>390</text:p>
          </table:table-cell>
          <table:table-cell table:style-name="ACE-48" office:value-type="string">
            <text:p>Ostrea angasi</text:p>
          </table:table-cell>
          <table:table-cell table:style-name="ACE-46" office:value-type="string">
            <text:p>SUA-2717</text:p>
          </table:table-cell>
          <table:table-cell table:style-name="ACE-46"/>
          <table:table-cell table:style-name="ACE-46" office:value-type="string">
            <text:p>LSC</text:p>
          </table:table-cell>
          <table:table-cell table:style-name="ACE-46"/>
          <table:table-cell table:style-name="ACE-46" office:value-type="string">
            <text:p>46,860 ± 2490</text:p>
          </table:table-cell>
          <table:table-cell table:number-columns-repeated="249" table:style-name="ACE-46"/>
        </table:table-row>
        <table:table-row table:style-name="AROW-7">
          <table:table-cell table:number-columns-repeated="256"/>
        </table:table-row>
        <table:table-row table:style-name="AROW-0" table:number-rows-repeated="65509">
          <table:table-cell table:number-columns-repeated="256"/>
        </table:table-row>
        <table:named-expressions>
          <table:named-expression table:name="Sheet_Title" table:expression="of:=&quot;MurrayWallace2021-radiocarbon&quot;" table:base-cell-address="$'MurrayWallace2021-radiocarbon'.$A$1"/>
          <table:named-expression table:name="Print_Area" table:expression="of:=#REF!" table:base-cell-address="$'MurrayWallace2021-radiocarbon'.$A$1"/>
        </table:named-expressions>
        <gnm:selections gnm:cursor-col="6" gnm:cursor-row="25">
          <gnm:selection gnm:start-col="6" gnm:start-row="25" gnm:end-col="6" gnm:end-row="25"/>
        </gnm:selections>
      </table:table>
      <table:table table:name="CannEtal2006-aar" table:style-name="ta-6" table:print="true">
        <office:forms form:automatic-focus="false" form:apply-design-mode="false">
          <form:form/>
        </office:forms>
        <table:table-column table:default-cell-style-name="ACE-49" table:style-name="ACOL-0"/>
        <table:table-column table:default-cell-style-name="ACE-49" table:style-name="ACOL-45"/>
        <table:table-column table:default-cell-style-name="ACE-49" table:style-name="ACOL-46"/>
        <table:table-column table:default-cell-style-name="ACE-49" table:style-name="ACOL-47"/>
        <table:table-column table:default-cell-style-name="ACE-49" table:style-name="ACOL-48"/>
        <table:table-column table:default-cell-style-name="ACE-49" table:style-name="ACOL-49"/>
        <table:table-column table:default-cell-style-name="ACE-49" table:style-name="ACOL-50"/>
        <table:table-column table:default-cell-style-name="ACE-49" table:style-name="ACOL-0"/>
        <table:table-column table:default-cell-style-name="ACE-49" table:style-name="ACOL-0" table:number-columns-repeated="248"/>
        <table:table-row table:style-name="AROW-7">
          <table:table-cell table:style-name="ACE-49" office:value-type="string">
            <text:p>peciesivalve of</text:p>
          </table:table-cell>
          <table:table-cell table:style-name="ACE-49" office:value-type="string">
            <text:p>Core Cnumber d</text:p>
          </table:table-cell>
          <table:table-cell table:style-name="ACE-49" office:value-type="string">
            <text:p>core depth (cm)</text:p>
          </table:table-cell>
          <table:table-cell table:style-name="ACE-49" office:value-type="string">
            <text:p>Shell material analysed</text:p>
          </table:table-cell>
          <table:table-cell table:style-name="ACE-49" office:value-type="string">
            <text:p>AAR laboratory code</text:p>
          </table:table-cell>
          <table:table-cell table:style-name="ACE-49" office:value-type="string">
            <text:p>Aspartic acid AD/L ratio</text:p>
          </table:table-cell>
          <table:table-cell table:style-name="ACE-49" office:value-type="string">
            <text:p>AR aget</text:p>
          </table:table-cell>
          <table:table-cell table:style-name="ACE-49" office:value-type="string">
            <text:p>Radiocarbon age</text:p>
          </table:table-cell>
          <table:table-cell table:number-columns-repeated="248" table:style-name="ACE-49"/>
        </table:table-row>
        <table:table-row table:style-name="AROW-7">
          <table:table-cell table:style-name="ACE-49" office:value-type="string">
            <text:p>lycymeris sp.</text:p>
          </table:table-cell>
          <table:table-cell table:style-name="ACE-49" office:value-type="string">
            <text:p>SV#23</text:p>
          </table:table-cell>
          <table:table-cell table:style-name="ACE-49" office:value-type="string">
            <text:p>8-10</text:p>
          </table:table-cell>
          <table:table-cell table:style-name="ACE-49" office:value-type="string">
            <text:p>fragment (articulated)</text:p>
          </table:table-cell>
          <table:table-cell table:style-name="ACE-49" office:value-type="string">
            <text:p>UWGA-866</text:p>
          </table:table-cell>
          <table:table-cell table:style-name="ACE-49" office:value-type="string">
            <text:p>0.124+0.018</text:p>
          </table:table-cell>
          <table:table-cell table:number-columns-repeated="250" table:style-name="ACE-49"/>
        </table:table-row>
        <table:table-row table:style-name="AROW-7">
          <table:table-cell table:style-name="ACE-49" office:value-type="string">
            <text:p>lycymeris sp.</text:p>
          </table:table-cell>
          <table:table-cell table:style-name="ACE-49" office:value-type="string">
            <text:p>SV#23</text:p>
          </table:table-cell>
          <table:table-cell table:style-name="ACE-49" office:value-type="string">
            <text:p>10-12</text:p>
          </table:table-cell>
          <table:table-cell table:style-name="ACE-49" office:value-type="string">
            <text:p>entire valve (articulated)</text:p>
          </table:table-cell>
          <table:table-cell table:style-name="ACE-49" office:value-type="string">
            <text:p>UWGA-867</text:p>
          </table:table-cell>
          <table:table-cell table:style-name="ACE-49" office:value-type="string">
            <text:p>0.175+0.022</text:p>
          </table:table-cell>
          <table:table-cell table:number-columns-repeated="250" table:style-name="ACE-49"/>
        </table:table-row>
        <table:table-row table:style-name="AROW-7">
          <table:table-cell table:style-name="ACE-49" office:value-type="string">
            <text:p>assina sp.</text:p>
          </table:table-cell>
          <table:table-cell table:style-name="ACE-49" office:value-type="string">
            <text:p>SV#23</text:p>
          </table:table-cell>
          <table:table-cell table:style-name="ACE-49" office:value-type="string">
            <text:p>12-14</text:p>
          </table:table-cell>
          <table:table-cell table:style-name="ACE-49" office:value-type="string">
            <text:p>entire valve (articulated)</text:p>
          </table:table-cell>
          <table:table-cell table:style-name="ACE-49" office:value-type="string">
            <text:p>UWGA-670</text:p>
          </table:table-cell>
          <table:table-cell table:style-name="ACE-49" office:value-type="string">
            <text:p>0.466+0.046 </text:p>
          </table:table-cell>
          <table:table-cell table:style-name="ACE-49" office:value-type="string">
            <text:p>11150+1100</text:p>
          </table:table-cell>
          <table:table-cell table:number-columns-repeated="249" table:style-name="ACE-49"/>
        </table:table-row>
        <table:table-row table:style-name="AROW-7">
          <table:table-cell table:style-name="ACE-49" office:value-type="string">
            <text:p>assina sp.</text:p>
          </table:table-cell>
          <table:table-cell table:style-name="ACE-49" office:value-type="string">
            <text:p>SV#23</text:p>
          </table:table-cell>
          <table:table-cell table:style-name="ACE-49" office:value-type="string">
            <text:p>12-14</text:p>
          </table:table-cell>
          <table:table-cell table:style-name="ACE-49" office:value-type="string">
            <text:p>entire valve (disarticulated)</text:p>
          </table:table-cell>
          <table:table-cell table:style-name="ACE-49" office:value-type="string">
            <text:p>UWGA-868</text:p>
          </table:table-cell>
          <table:table-cell table:style-name="ACE-49" office:value-type="string">
            <text:p>0.226+0.030 </text:p>
          </table:table-cell>
          <table:table-cell table:style-name="ACE-49" office:value-type="string">
            <text:p>1860+240</text:p>
          </table:table-cell>
          <table:table-cell table:number-columns-repeated="249" table:style-name="ACE-49"/>
        </table:table-row>
        <table:table-row table:style-name="AROW-7">
          <table:table-cell table:style-name="ACE-49" office:value-type="string">
            <text:p>lycymeris sp.</text:p>
          </table:table-cell>
          <table:table-cell table:style-name="ACE-49" office:value-type="string">
            <text:p>SV#23</text:p>
          </table:table-cell>
          <table:table-cell table:style-name="ACE-49" office:value-type="string">
            <text:p>14-16</text:p>
          </table:table-cell>
          <table:table-cell table:style-name="ACE-49" office:value-type="string">
            <text:p>two valves (articulated)</text:p>
          </table:table-cell>
          <table:table-cell table:style-name="ACE-49" office:value-type="string">
            <text:p>UWGA-869</text:p>
          </table:table-cell>
          <table:table-cell table:style-name="ACE-49" office:value-type="string">
            <text:p>0.195+0.006</text:p>
          </table:table-cell>
          <table:table-cell table:number-columns-repeated="250" table:style-name="ACE-49"/>
        </table:table-row>
        <table:table-row table:style-name="AROW-7">
          <table:table-cell table:style-name="ACE-49" office:value-type="string">
            <text:p>assina sp.</text:p>
          </table:table-cell>
          <table:table-cell table:style-name="ACE-49" office:value-type="string">
            <text:p>SV#23</text:p>
          </table:table-cell>
          <table:table-cell table:style-name="ACE-49" office:value-type="string">
            <text:p>14-16</text:p>
          </table:table-cell>
          <table:table-cell table:style-name="ACE-49" office:value-type="string">
            <text:p>entire valve (disarticulated)</text:p>
          </table:table-cell>
          <table:table-cell table:style-name="ACE-49" office:value-type="string">
            <text:p>UWGA-671</text:p>
          </table:table-cell>
          <table:table-cell table:style-name="ACE-49" office:value-type="string">
            <text:p>0.443+±0.037 </text:p>
          </table:table-cell>
          <table:table-cell table:style-name="ACE-49" office:value-type="string">
            <text:p>9900±1000</text:p>
          </table:table-cell>
          <table:table-cell table:number-columns-repeated="249" table:style-name="ACE-49"/>
        </table:table-row>
        <table:table-row table:style-name="AROW-7">
          <table:table-cell table:style-name="ACE-49" office:value-type="string">
            <text:p>assina sp.*</text:p>
          </table:table-cell>
          <table:table-cell table:style-name="ACE-49" office:value-type="string">
            <text:p>SV#23</text:p>
          </table:table-cell>
          <table:table-cell table:style-name="ACE-49" office:value-type="string">
            <text:p>22-24</text:p>
          </table:table-cell>
          <table:table-cell table:style-name="ACE-49" office:value-type="string">
            <text:p>articulated valve</text:p>
          </table:table-cell>
          <table:table-cell table:style-name="ACE-49" office:value-type="string">
            <text:p>UWGA-672</text:p>
          </table:table-cell>
          <table:table-cell table:style-name="ACE-49" office:value-type="string">
            <text:p>0.374+0.018 </text:p>
          </table:table-cell>
          <table:table-cell table:style-name="ACE-49" office:value-type="string">
            <text:p>Calibration*</text:p>
          </table:table-cell>
          <table:table-cell table:style-name="ACE-49" office:value-type="string">
            <text:p>6670+240 (OZF-049)</text:p>
          </table:table-cell>
          <table:table-cell table:number-columns-repeated="248" table:style-name="ACE-49"/>
        </table:table-row>
        <table:table-row table:style-name="AROW-7">
          <table:table-cell table:style-name="ACE-49" office:value-type="string">
            <text:p>ulvia tenuicostata</text:p>
          </table:table-cell>
          <table:table-cell table:style-name="ACE-49" office:value-type="string">
            <text:p>SV#23 </text:p>
          </table:table-cell>
          <table:table-cell table:style-name="ACE-49" office:value-type="string">
            <text:p>24-26</text:p>
          </table:table-cell>
          <table:table-cell table:style-name="ACE-49" office:value-type="string">
            <text:p>entire valve (disarticulated)</text:p>
          </table:table-cell>
          <table:table-cell table:style-name="ACE-49" office:value-type="string">
            <text:p>UWGA-606</text:p>
          </table:table-cell>
          <table:table-cell table:style-name="ACE-49" office:value-type="string">
            <text:p>0.312+0.008</text:p>
          </table:table-cell>
          <table:table-cell table:number-columns-repeated="250" table:style-name="ACE-49"/>
        </table:table-row>
        <table:table-row table:style-name="AROW-7">
          <table:table-cell table:style-name="ACE-49" office:value-type="string">
            <text:p>rachiodontes sp.</text:p>
          </table:table-cell>
          <table:table-cell table:style-name="ACE-49" office:value-type="string">
            <text:p>SV#23</text:p>
          </table:table-cell>
          <table:table-cell table:style-name="ACE-49" office:value-type="string">
            <text:p>34-36</text:p>
          </table:table-cell>
          <table:table-cell table:style-name="ACE-49" office:value-type="string">
            <text:p>entire valve (disarticulated)</text:p>
          </table:table-cell>
          <table:table-cell table:style-name="ACE-49" office:value-type="string">
            <text:p>UWGA-673</text:p>
          </table:table-cell>
          <table:table-cell table:style-name="ACE-49" office:value-type="string">
            <text:p>0.345 +0.027 </text:p>
          </table:table-cell>
          <table:table-cell table:style-name="ACE-49" office:value-type="string">
            <text:p>5480+600</text:p>
          </table:table-cell>
          <table:table-cell table:number-columns-repeated="249" table:style-name="ACE-49"/>
        </table:table-row>
        <table:table-row table:style-name="AROW-7">
          <table:table-cell table:style-name="ACE-49" office:value-type="string">
            <text:p>ulvia tenuicostata</text:p>
          </table:table-cell>
          <table:table-cell table:style-name="ACE-49" office:value-type="string">
            <text:p>SV#23</text:p>
          </table:table-cell>
          <table:table-cell table:style-name="ACE-49" office:value-type="float" office:value="46">
            <text:p>46</text:p>
          </table:table-cell>
          <table:table-cell table:style-name="ACE-49" office:value-type="string">
            <text:p>entire valve (disarticulated)</text:p>
          </table:table-cell>
          <table:table-cell table:style-name="ACE-49" office:value-type="string">
            <text:p>UWGA-607</text:p>
          </table:table-cell>
          <table:table-cell table:style-name="ACE-49" office:value-type="string">
            <text:p>0.305+0.002</text:p>
          </table:table-cell>
          <table:table-cell table:number-columns-repeated="250" table:style-name="ACE-49"/>
        </table:table-row>
        <table:table-row table:style-name="AROW-7">
          <table:table-cell table:style-name="ACE-49" office:value-type="string">
            <text:p>rachiodontes sp.*</text:p>
          </table:table-cell>
          <table:table-cell table:style-name="ACE-49" office:value-type="string">
            <text:p>SV#23</text:p>
          </table:table-cell>
          <table:table-cell table:style-name="ACE-49" office:value-type="string">
            <text:p>64-66</text:p>
          </table:table-cell>
          <table:table-cell table:style-name="ACE-49" office:value-type="string">
            <text:p>umbo region (disarticulated)</text:p>
          </table:table-cell>
          <table:table-cell table:style-name="ACE-49" office:value-type="string">
            <text:p>UWGA-675</text:p>
          </table:table-cell>
          <table:table-cell table:style-name="ACE-49" office:value-type="string">
            <text:p>0.440+0.009 </text:p>
          </table:table-cell>
          <table:table-cell table:style-name="ACE-49" office:value-type="string">
            <text:p>calibration*</text:p>
          </table:table-cell>
          <table:table-cell table:style-name="ACE-49" office:value-type="string">
            <text:p>9750+290 (OZF-050)</text:p>
          </table:table-cell>
          <table:table-cell table:number-columns-repeated="248" table:style-name="ACE-49"/>
        </table:table-row>
        <table:table-row table:style-name="AROW-7">
          <table:table-cell table:style-name="ACE-49" office:value-type="string">
            <text:p>ulvia tenuicostata</text:p>
          </table:table-cell>
          <table:table-cell table:style-name="ACE-49" office:value-type="string">
            <text:p>SV#23</text:p>
          </table:table-cell>
          <table:table-cell table:style-name="ACE-49" office:value-type="float" office:value="76">
            <text:p>76</text:p>
          </table:table-cell>
          <table:table-cell table:style-name="ACE-49" office:value-type="string">
            <text:p>umbo region (fragment)</text:p>
          </table:table-cell>
          <table:table-cell table:style-name="ACE-49" office:value-type="string">
            <text:p>UWGA-674</text:p>
          </table:table-cell>
          <table:table-cell table:style-name="ACE-49" office:value-type="string">
            <text:p>0.328+0.001</text:p>
          </table:table-cell>
          <table:table-cell table:number-columns-repeated="250" table:style-name="ACE-49"/>
        </table:table-row>
        <table:table-row table:style-name="AROW-7">
          <table:table-cell table:style-name="ACE-49" office:value-type="string">
            <text:p>rachiodontes sp.</text:p>
          </table:table-cell>
          <table:table-cell table:style-name="ACE-49" office:value-type="string">
            <text:p>SV#23</text:p>
          </table:table-cell>
          <table:table-cell table:style-name="ACE-49" office:value-type="string">
            <text:p>86-88</text:p>
          </table:table-cell>
          <table:table-cell table:style-name="ACE-49" office:value-type="string">
            <text:p>umbo region (disarticulated)</text:p>
          </table:table-cell>
          <table:table-cell table:style-name="ACE-49" office:value-type="string">
            <text:p>UWGA-676</text:p>
          </table:table-cell>
          <table:table-cell table:style-name="ACE-49" office:value-type="string">
            <text:p>0.314+0.008 </text:p>
          </table:table-cell>
          <table:table-cell table:style-name="ACE-49" office:value-type="string">
            <text:p>4360+500</text:p>
          </table:table-cell>
          <table:table-cell table:number-columns-repeated="249" table:style-name="ACE-49"/>
        </table:table-row>
        <table:table-row table:style-name="AROW-7">
          <table:table-cell table:style-name="ACE-49" office:value-type="string">
            <text:p>Ostrea sp.*</text:p>
          </table:table-cell>
          <table:table-cell table:style-name="ACE-49" office:value-type="string">
            <text:p>SV#23</text:p>
          </table:table-cell>
          <table:table-cell table:style-name="ACE-49" office:value-type="string">
            <text:p>154-156</text:p>
          </table:table-cell>
          <table:table-cell table:style-name="ACE-49" office:value-type="string">
            <text:p>half valve (disarticulated)</text:p>
          </table:table-cell>
          <table:table-cell table:style-name="ACE-49" office:value-type="string">
            <text:p>UWGA-679</text:p>
          </table:table-cell>
          <table:table-cell table:style-name="ACE-49" office:value-type="string">
            <text:p>0.558+0.001</text:p>
          </table:table-cell>
          <table:table-cell table:style-name="ACE-49" office:value-type="string">
            <text:p>79000+12000</text:p>
          </table:table-cell>
          <table:table-cell table:style-name="ACE-49" office:value-type="string">
            <text:p>36600+550 (OZF-053)</text:p>
          </table:table-cell>
          <table:table-cell table:number-columns-repeated="248" table:style-name="ACE-49"/>
        </table:table-row>
        <table:table-row table:style-name="AROW-7">
          <table:table-cell table:style-name="ACE-49" office:value-type="string">
            <text:p>Chlamys sp.</text:p>
          </table:table-cell>
          <table:table-cell table:style-name="ACE-49" office:value-type="string">
            <text:p>SV#24</text:p>
          </table:table-cell>
          <table:table-cell table:style-name="ACE-49" office:value-type="string">
            <text:p>18-20</text:p>
          </table:table-cell>
          <table:table-cell table:style-name="ACE-49" office:value-type="string">
            <text:p>hinge (articulated)</text:p>
          </table:table-cell>
          <table:table-cell table:style-name="ACE-49" office:value-type="string">
            <text:p>UWGA-815</text:p>
          </table:table-cell>
          <table:table-cell table:style-name="ACE-49" office:value-type="string">
            <text:p>0.325+0.002 </text:p>
          </table:table-cell>
          <table:table-cell table:style-name="ACE-49" office:value-type="string">
            <text:p>calibration*</text:p>
          </table:table-cell>
          <table:table-cell table:style-name="ACE-49" office:value-type="string">
            <text:p>5030+250 (OZF-1 18)</text:p>
          </table:table-cell>
          <table:table-cell table:number-columns-repeated="248" table:style-name="ACE-49"/>
        </table:table-row>
        <table:table-row table:style-name="AROW-7">
          <table:table-cell table:style-name="ACE-49" office:value-type="string">
            <text:p>rachiodontes rostratus</text:p>
          </table:table-cell>
          <table:table-cell table:style-name="ACE-49" office:value-type="string">
            <text:p>SV#24</text:p>
          </table:table-cell>
          <table:table-cell table:style-name="ACE-49" office:value-type="string">
            <text:p>40-42</text:p>
          </table:table-cell>
          <table:table-cell table:style-name="ACE-49" office:value-type="string">
            <text:p>hinge (articulated)</text:p>
          </table:table-cell>
          <table:table-cell table:style-name="ACE-49" office:value-type="string">
            <text:p>UWGA-816</text:p>
          </table:table-cell>
          <table:table-cell table:style-name="ACE-49" office:value-type="string">
            <text:p>0.400+0.001 </text:p>
          </table:table-cell>
          <table:table-cell table:style-name="ACE-49" office:value-type="string">
            <text:p>calibration*</text:p>
          </table:table-cell>
          <table:table-cell table:style-name="ACE-49" office:value-type="string">
            <text:p>9750+290 (OZF-120)</text:p>
          </table:table-cell>
          <table:table-cell table:number-columns-repeated="248" table:style-name="ACE-49"/>
        </table:table-row>
        <table:table-row table:style-name="AROW-7">
          <table:table-cell table:style-name="ACE-49" office:value-type="string">
            <text:p>atelysia rhytiphora</text:p>
          </table:table-cell>
          <table:table-cell table:style-name="ACE-49" office:value-type="string">
            <text:p>SV#24</text:p>
          </table:table-cell>
          <table:table-cell table:style-name="ACE-49" office:value-type="string">
            <text:p>160-162</text:p>
          </table:table-cell>
          <table:table-cell table:style-name="ACE-49" office:value-type="string">
            <text:p>hinge of disarticulated valve</text:p>
          </table:table-cell>
          <table:table-cell table:style-name="ACE-49" office:value-type="string">
            <text:p>UWGA-817</text:p>
          </table:table-cell>
          <table:table-cell table:style-name="ACE-49" office:value-type="string">
            <text:p>0.539+0.039 </text:p>
          </table:table-cell>
          <table:table-cell table:style-name="ACE-49" office:value-type="string">
            <text:p>calibration*</text:p>
          </table:table-cell>
          <table:table-cell table:style-name="ACE-49" office:value-type="string">
            <text:p>49600+1900 (OZF-121)</text:p>
          </table:table-cell>
          <table:table-cell table:number-columns-repeated="248" table:style-name="ACE-49"/>
        </table:table-row>
        <table:table-row table:style-name="AROW-0" table:number-rows-repeated="65518">
          <table:table-cell table:number-columns-repeated="256"/>
        </table:table-row>
        <table:named-expressions>
          <table:named-expression table:name="Sheet_Title" table:expression="of:=&quot;CannEtal2006-aar&quot;" table:base-cell-address="$'CannEtal2006-aar'.$A$1"/>
          <table:named-expression table:name="Print_Area" table:expression="of:=#REF!" table:base-cell-address="$'CannEtal2006-aar'.$A$1"/>
        </table:named-expressions>
        <gnm:selections gnm:cursor-col="4" gnm:cursor-row="11">
          <gnm:selection gnm:start-col="4" gnm:start-row="11" gnm:end-col="4" gnm:end-row="11"/>
        </gnm:selections>
      </table:table>
      <table:table table:name="CannEtal2006-radiocarbon" table:style-name="ta-7" table:print="true">
        <office:forms form:automatic-focus="false" form:apply-design-mode="false">
          <form:form/>
        </office:forms>
        <table:table-column table:default-cell-style-name="ACE-50" table:style-name="ACOL-51"/>
        <table:table-column table:default-cell-style-name="ACE-50" table:style-name="ACOL-46"/>
        <table:table-column table:default-cell-style-name="ACE-50" table:style-name="ACOL-45"/>
        <table:table-column table:default-cell-style-name="ACE-50" table:style-name="ACOL-52"/>
        <table:table-column table:default-cell-style-name="ACE-50" table:style-name="ACOL-53"/>
        <table:table-column table:default-cell-style-name="ACE-50" table:style-name="ACOL-54"/>
        <table:table-column table:default-cell-style-name="ACE-50" table:style-name="ACOL-0" table:number-columns-repeated="2"/>
        <table:table-column table:default-cell-style-name="ACE-50" table:style-name="ACOL-55"/>
        <table:table-column table:default-cell-style-name="ACE-50" table:style-name="ACOL-0" table:number-columns-repeated="247"/>
        <table:table-row table:style-name="AROW-7">
          <table:table-cell table:style-name="ACE-50" office:value-type="string">
            <text:p>Species of bivalve</text:p>
          </table:table-cell>
          <table:table-cell table:style-name="ACE-50" office:value-type="string">
            <text:p>Core number</text:p>
          </table:table-cell>
          <table:table-cell table:style-name="ACE-50" office:value-type="string">
            <text:p>Core depth (cm)</text:p>
          </table:table-cell>
          <table:table-cell table:style-name="ACE-50" office:value-type="string">
            <text:p>Radiocarbon laboratory code</text:p>
          </table:table-cell>
          <table:table-cell table:style-name="ACE-50" office:value-type="string">
            <text:p>613C (%M)</text:p>
          </table:table-cell>
          <table:table-cell table:style-name="ACE-50" office:value-type="string">
            <text:p>Conventional '4C age (yr BP)</text:p>
          </table:table-cell>
          <table:table-cell table:style-name="ACE-50" office:value-type="string">
            <text:p>error</text:p>
          </table:table-cell>
          <table:table-cell table:style-name="ACE-50" office:value-type="string">
            <text:p>Calibrated* C4C age range and age + uncertainty (2ca) (cal. yr BP)</text:p>
          </table:table-cell>
          <table:table-cell table:style-name="ACE-50" office:value-type="string">
            <text:p>Reference</text:p>
          </table:table-cell>
          <table:table-cell table:number-columns-repeated="247" table:style-name="ACE-50"/>
        </table:table-row>
        <table:table-row table:style-name="AROW-7">
          <table:table-cell table:style-name="ACE-50" office:value-type="string">
            <text:p>Katelysia scalarina</text:p>
          </table:table-cell>
          <table:table-cell table:style-name="ACE-50" office:value-type="string">
            <text:p>SV23</text:p>
          </table:table-cell>
          <table:table-cell table:style-name="ACE-50" office:value-type="string">
            <text:p>18-20</text:p>
          </table:table-cell>
          <table:table-cell table:style-name="ACE-50" office:value-type="string">
            <text:p>SUA-2710</text:p>
          </table:table-cell>
          <table:table-cell table:style-name="ACE-50" office:value-type="string">
            <text:p>1 +1</text:p>
          </table:table-cell>
          <table:table-cell table:style-name="ACE-50" office:value-type="float" office:value="4730">
            <text:p>4730</text:p>
          </table:table-cell>
          <table:table-cell table:style-name="ACE-50" office:value-type="float" office:value="70">
            <text:p>70</text:p>
          </table:table-cell>
          <table:table-cell table:style-name="ACE-50" office:value-type="string">
            <text:p>(4492-5135) 4820 +320</text:p>
          </table:table-cell>
          <table:table-cell table:style-name="ACE-50" office:value-type="string">
            <text:p>Cann et al. (1993)</text:p>
          </table:table-cell>
          <table:table-cell table:number-columns-repeated="247" table:style-name="ACE-50"/>
        </table:table-row>
        <table:table-row table:style-name="AROW-7">
          <table:table-cell table:style-name="ACE-50" office:value-type="string">
            <text:p>Bassina sp.</text:p>
          </table:table-cell>
          <table:table-cell table:style-name="ACE-50" office:value-type="string">
            <text:p>SV23</text:p>
          </table:table-cell>
          <table:table-cell table:style-name="ACE-50" office:value-type="string">
            <text:p>22-24</text:p>
          </table:table-cell>
          <table:table-cell table:style-name="ACE-50" office:value-type="string">
            <text:p>OZF-049</text:p>
          </table:table-cell>
          <table:table-cell table:style-name="ACE-50" office:value-type="float" office:value="0.67000000000000004">
            <text:p>0.67</text:p>
          </table:table-cell>
          <table:table-cell table:style-name="ACE-50" office:value-type="float" office:value="6360">
            <text:p>6360</text:p>
          </table:table-cell>
          <table:table-cell table:style-name="ACE-50" office:value-type="float" office:value="50">
            <text:p>50</text:p>
          </table:table-cell>
          <table:table-cell table:style-name="ACE-50" office:value-type="string">
            <text:p>(6429-6911) 6670+240</text:p>
          </table:table-cell>
          <table:table-cell table:style-name="ACE-50" office:value-type="string">
            <text:p>This studyt</text:p>
          </table:table-cell>
          <table:table-cell table:number-columns-repeated="247" table:style-name="ACE-50"/>
        </table:table-row>
        <table:table-row table:style-name="AROW-7">
          <table:table-cell table:style-name="ACE-50" office:value-type="string">
            <text:p>Brachiodontes rostratus</text:p>
          </table:table-cell>
          <table:table-cell table:style-name="ACE-50" office:value-type="string">
            <text:p>SV23</text:p>
          </table:table-cell>
          <table:table-cell table:style-name="ACE-50" office:value-type="string">
            <text:p>64-66</text:p>
          </table:table-cell>
          <table:table-cell table:style-name="ACE-50" office:value-type="string">
            <text:p>OZF-050</text:p>
          </table:table-cell>
          <table:table-cell table:style-name="ACE-50" office:value-type="float" office:value="0.48999999999999999">
            <text:p>0.49</text:p>
          </table:table-cell>
          <table:table-cell table:style-name="ACE-50" office:value-type="float" office:value="9130">
            <text:p>9130</text:p>
          </table:table-cell>
          <table:table-cell table:style-name="ACE-50" office:value-type="float" office:value="60">
            <text:p>60</text:p>
          </table:table-cell>
          <table:table-cell table:style-name="ACE-50" office:value-type="string">
            <text:p>(9464-10038) 9750+290</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Brachiodontes rostratus</text:p>
          </table:table-cell>
          <table:table-cell table:style-name="ACE-50" office:value-type="string">
            <text:p>SV23</text:p>
          </table:table-cell>
          <table:table-cell table:style-name="ACE-50" office:value-type="string">
            <text:p>73-75</text:p>
          </table:table-cell>
          <table:table-cell table:style-name="ACE-50" office:value-type="string">
            <text:p>SUA-2711</text:p>
          </table:table-cell>
          <table:table-cell table:style-name="ACE-50" office:value-type="string">
            <text:p>1 +1</text:p>
          </table:table-cell>
          <table:table-cell table:style-name="ACE-50" office:value-type="float" office:value="9390">
            <text:p>9390</text:p>
          </table:table-cell>
          <table:table-cell table:style-name="ACE-50" office:value-type="float" office:value="100">
            <text:p>100</text:p>
          </table:table-cell>
          <table:table-cell table:style-name="ACE-50" office:value-type="string">
            <text:p>(9645-10391) 10020 +370</text:p>
          </table:table-cell>
          <table:table-cell table:style-name="ACE-50" office:value-type="string">
            <text:p>Cann et al. (1993)</text:p>
          </table:table-cell>
          <table:table-cell table:number-columns-repeated="247" table:style-name="ACE-50"/>
        </table:table-row>
        <table:table-row table:style-name="AROW-7">
          <table:table-cell table:style-name="ACE-50" office:value-type="string">
            <text:p>Fulvia tenuicostata</text:p>
          </table:table-cell>
          <table:table-cell table:style-name="ACE-50" office:value-type="string">
            <text:p>SV23</text:p>
          </table:table-cell>
          <table:table-cell table:style-name="ACE-50" office:value-type="string">
            <text:p>100-110</text:p>
          </table:table-cell>
          <table:table-cell table:style-name="ACE-50" office:value-type="string">
            <text:p>SUA-2712</text:p>
          </table:table-cell>
          <table:table-cell table:style-name="ACE-50" office:value-type="string">
            <text:p>1 +1</text:p>
          </table:table-cell>
          <table:table-cell table:style-name="ACE-50" office:value-type="float" office:value="9460">
            <text:p>9460</text:p>
          </table:table-cell>
          <table:table-cell table:style-name="ACE-50" office:value-type="float" office:value="90">
            <text:p>90</text:p>
          </table:table-cell>
          <table:table-cell table:style-name="ACE-50" office:value-type="string">
            <text:p>(9772-10473) 9880+350</text:p>
          </table:table-cell>
          <table:table-cell table:style-name="ACE-50" office:value-type="string">
            <text:p>Cann et al. (1993)</text:p>
          </table:table-cell>
          <table:table-cell table:number-columns-repeated="247" table:style-name="ACE-50"/>
        </table:table-row>
        <table:table-row table:style-name="AROW-7">
          <table:table-cell table:style-name="ACE-50" office:value-type="string">
            <text:p>Brachiodontes rostratus</text:p>
          </table:table-cell>
          <table:table-cell table:style-name="ACE-50" office:value-type="string">
            <text:p>SV23</text:p>
          </table:table-cell>
          <table:table-cell table:style-name="ACE-50" office:value-type="string">
            <text:p>116-122</text:p>
          </table:table-cell>
          <table:table-cell table:style-name="ACE-50" office:value-type="string">
            <text:p>SUA-2713</text:p>
          </table:table-cell>
          <table:table-cell table:style-name="ACE-50" office:value-type="string">
            <text:p>1+1</text:p>
          </table:table-cell>
          <table:table-cell table:style-name="ACE-50" office:value-type="float" office:value="9290">
            <text:p>9290</text:p>
          </table:table-cell>
          <table:table-cell table:style-name="ACE-50" office:value-type="float" office:value="100">
            <text:p>100</text:p>
          </table:table-cell>
          <table:table-cell table:style-name="ACE-50" office:value-type="string">
            <text:p>(9545- 10212) 9880 +330</text:p>
          </table:table-cell>
          <table:table-cell table:style-name="ACE-50" office:value-type="string">
            <text:p>Cann et al. (1993)</text:p>
          </table:table-cell>
          <table:table-cell table:number-columns-repeated="247" table:style-name="ACE-50"/>
        </table:table-row>
        <table:table-row table:style-name="AROW-7">
          <table:table-cell table:style-name="ACE-50" office:value-type="string">
            <text:p>Katelysia rhytiphora</text:p>
          </table:table-cell>
          <table:table-cell table:style-name="ACE-50" office:value-type="string">
            <text:p>SV23</text:p>
          </table:table-cell>
          <table:table-cell table:style-name="ACE-50" office:value-type="string">
            <text:p>126-130</text:p>
          </table:table-cell>
          <table:table-cell table:style-name="ACE-50" office:value-type="string">
            <text:p>OZF-051</text:p>
          </table:table-cell>
          <table:table-cell table:style-name="ACE-50" office:value-type="float" office:value="1.78">
            <text:p>1.78</text:p>
          </table:table-cell>
          <table:table-cell table:style-name="ACE-50" office:value-type="float" office:value="9680">
            <text:p>9680</text:p>
          </table:table-cell>
          <table:table-cell table:style-name="ACE-50" office:value-type="float" office:value="60">
            <text:p>60</text:p>
          </table:table-cell>
          <table:table-cell table:style-name="ACE-50" office:value-type="string">
            <text:p>(10185-10583) 10 380+220</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Katelysia rhytiphora</text:p>
          </table:table-cell>
          <table:table-cell table:style-name="ACE-50" office:value-type="string">
            <text:p>SV23</text:p>
          </table:table-cell>
          <table:table-cell table:style-name="ACE-50" office:value-type="string">
            <text:p>128-130</text:p>
          </table:table-cell>
          <table:table-cell table:style-name="ACE-50" office:value-type="string">
            <text:p>OZF-052</text:p>
          </table:table-cell>
          <table:table-cell table:style-name="ACE-50" office:value-type="float" office:value="1.6100000000000001">
            <text:p>1.61</text:p>
          </table:table-cell>
          <table:table-cell table:style-name="ACE-50" office:value-type="float" office:value="9600">
            <text:p>9600</text:p>
          </table:table-cell>
          <table:table-cell table:style-name="ACE-50" office:value-type="float" office:value="60">
            <text:p>60</text:p>
          </table:table-cell>
          <table:table-cell table:style-name="ACE-50" office:value-type="string">
            <text:p>(10121 -10457) 10 330+210</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Ostrea sp.</text:p>
          </table:table-cell>
          <table:table-cell table:style-name="ACE-50" office:value-type="string">
            <text:p>SV23</text:p>
          </table:table-cell>
          <table:table-cell table:style-name="ACE-50" office:value-type="string">
            <text:p>154-156</text:p>
          </table:table-cell>
          <table:table-cell table:style-name="ACE-50" office:value-type="string">
            <text:p>OZF-053</text:p>
          </table:table-cell>
          <table:table-cell table:style-name="ACE-50" office:value-type="float" office:value="2.6800000000000002">
            <text:p>2.68</text:p>
          </table:table-cell>
          <table:table-cell table:style-name="ACE-50" office:value-type="float" office:value="36600">
            <text:p>36600</text:p>
          </table:table-cell>
          <table:table-cell table:style-name="ACE-50" office:value-type="float" office:value="550">
            <text:p>550</text:p>
          </table:table-cell>
          <table:table-cell table:style-name="ACE-50" office:value-type="string">
            <text:p>BCR</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Chlamys sp.</text:p>
          </table:table-cell>
          <table:table-cell table:style-name="ACE-50" office:value-type="string">
            <text:p>SV24</text:p>
          </table:table-cell>
          <table:table-cell table:style-name="ACE-50" office:value-type="string">
            <text:p>18-20</text:p>
          </table:table-cell>
          <table:table-cell table:style-name="ACE-50" office:value-type="string">
            <text:p>OZF-1 18</text:p>
          </table:table-cell>
          <table:table-cell table:style-name="ACE-50" office:value-type="float" office:value="1.26">
            <text:p>1.26</text:p>
          </table:table-cell>
          <table:table-cell table:style-name="ACE-50" office:value-type="float" office:value="4860">
            <text:p>4860</text:p>
          </table:table-cell>
          <table:table-cell table:style-name="ACE-50" office:value-type="float" office:value="40">
            <text:p>40</text:p>
          </table:table-cell>
          <table:table-cell table:style-name="ACE-50" office:value-type="string">
            <text:p>(4782-5273) 5030 +250</text:p>
          </table:table-cell>
          <table:table-cell table:style-name="ACE-50" office:value-type="string">
            <text:p>This studyt</text:p>
          </table:table-cell>
          <table:table-cell table:number-columns-repeated="247" table:style-name="ACE-50"/>
        </table:table-row>
        <table:table-row table:style-name="AROW-7">
          <table:table-cell table:style-name="ACE-50" office:value-type="string">
            <text:p>Fusinus undulatus</text:p>
          </table:table-cell>
          <table:table-cell table:style-name="ACE-50" office:value-type="string">
            <text:p>SV24</text:p>
          </table:table-cell>
          <table:table-cell table:style-name="ACE-50" office:value-type="string">
            <text:p>34-36</text:p>
          </table:table-cell>
          <table:table-cell table:style-name="ACE-50" office:value-type="string">
            <text:p>OZF-1 19</text:p>
          </table:table-cell>
          <table:table-cell table:style-name="ACE-50" office:value-type="float" office:value="1.3300000000000001">
            <text:p>1.33</text:p>
          </table:table-cell>
          <table:table-cell table:style-name="ACE-50" office:value-type="float" office:value="6120">
            <text:p>6120</text:p>
          </table:table-cell>
          <table:table-cell table:style-name="ACE-50" office:value-type="float" office:value="50">
            <text:p>50</text:p>
          </table:table-cell>
          <table:table-cell table:style-name="ACE-50" office:value-type="string">
            <text:p>(6206-6631)</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Brachiodontes rostratus</text:p>
          </table:table-cell>
          <table:table-cell table:style-name="ACE-50" office:value-type="string">
            <text:p>SV24</text:p>
          </table:table-cell>
          <table:table-cell table:style-name="ACE-50" office:value-type="string">
            <text:p>40-42</text:p>
          </table:table-cell>
          <table:table-cell table:style-name="ACE-50" office:value-type="string">
            <text:p>OZF-120</text:p>
          </table:table-cell>
          <table:table-cell table:style-name="ACE-50" office:value-type="float" office:value="1.02">
            <text:p>1.02</text:p>
          </table:table-cell>
          <table:table-cell table:style-name="ACE-50" office:value-type="float" office:value="9130">
            <text:p>9130</text:p>
          </table:table-cell>
          <table:table-cell table:style-name="ACE-50" office:value-type="float" office:value="60">
            <text:p>60</text:p>
          </table:table-cell>
          <table:table-cell table:style-name="ACE-50" office:value-type="string">
            <text:p>6420+210 (9464-10038) 9750 +290</text:p>
          </table:table-cell>
          <table:table-cell table:style-name="ACE-50" office:value-type="string">
            <text:p>This studyt</text:p>
          </table:table-cell>
          <table:table-cell table:number-columns-repeated="247" table:style-name="ACE-50"/>
        </table:table-row>
        <table:table-row table:style-name="AROW-7">
          <table:table-cell table:style-name="ACE-50" office:value-type="string">
            <text:p>Katelysia rhytiphora</text:p>
          </table:table-cell>
          <table:table-cell table:style-name="ACE-50" office:value-type="string">
            <text:p>SV24</text:p>
          </table:table-cell>
          <table:table-cell table:style-name="ACE-50" office:value-type="string">
            <text:p>160-162</text:p>
          </table:table-cell>
          <table:table-cell table:style-name="ACE-50" office:value-type="string">
            <text:p>OZF-121</text:p>
          </table:table-cell>
          <table:table-cell table:style-name="ACE-50" office:value-type="float" office:value="1.76">
            <text:p>1.76</text:p>
          </table:table-cell>
          <table:table-cell table:style-name="ACE-50" office:value-type="float" office:value="49600">
            <text:p>49600</text:p>
          </table:table-cell>
          <table:table-cell table:style-name="ACE-50" office:value-type="float" office:value="1900">
            <text:p>1900</text:p>
          </table:table-cell>
          <table:table-cell table:style-name="ACE-50" office:value-type="string">
            <text:p>BCR</text:p>
          </table:table-cell>
          <table:table-cell table:style-name="ACE-50" office:value-type="string">
            <text:p>This studyt</text:p>
          </table:table-cell>
          <table:table-cell table:number-columns-repeated="247" table:style-name="ACE-50"/>
        </table:table-row>
        <table:table-row table:style-name="AROW-7">
          <table:table-cell table:style-name="ACE-50" office:value-type="string">
            <text:p>Placamenflindersi</text:p>
          </table:table-cell>
          <table:table-cell table:style-name="ACE-50" office:value-type="string">
            <text:p>SV25</text:p>
          </table:table-cell>
          <table:table-cell table:style-name="ACE-50" office:value-type="string">
            <text:p>14-16</text:p>
          </table:table-cell>
          <table:table-cell table:style-name="ACE-50" office:value-type="string">
            <text:p>OZG-599</text:p>
          </table:table-cell>
          <table:table-cell table:style-name="ACE-50" office:value-type="float" office:value="2.7999999999999998">
            <text:p>2.8</text:p>
          </table:table-cell>
          <table:table-cell table:style-name="ACE-50" office:value-type="float" office:value="2130">
            <text:p>2130</text:p>
          </table:table-cell>
          <table:table-cell table:style-name="ACE-50" office:value-type="float" office:value="40">
            <text:p>40</text:p>
          </table:table-cell>
          <table:table-cell table:style-name="ACE-50" office:value-type="string">
            <text:p>(1339-1786) 1560 +220</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Fulvia tenuicostata</text:p>
          </table:table-cell>
          <table:table-cell table:style-name="ACE-50" office:value-type="string">
            <text:p>SV25</text:p>
          </table:table-cell>
          <table:table-cell table:style-name="ACE-50" office:value-type="string">
            <text:p>24-26</text:p>
          </table:table-cell>
          <table:table-cell table:style-name="ACE-50" office:value-type="string">
            <text:p>OZG-600</text:p>
          </table:table-cell>
          <table:table-cell table:style-name="ACE-50" office:value-type="float" office:value="0.5">
            <text:p>0.5</text:p>
          </table:table-cell>
          <table:table-cell table:style-name="ACE-50" office:value-type="float" office:value="8430">
            <text:p>8430</text:p>
          </table:table-cell>
          <table:table-cell table:style-name="ACE-50" office:value-type="float" office:value="50">
            <text:p>50</text:p>
          </table:table-cell>
          <table:table-cell table:style-name="ACE-50" office:value-type="string">
            <text:p>(8554-9106) 8830 +280</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Fulvia tenuicostata</text:p>
          </table:table-cell>
          <table:table-cell table:style-name="ACE-50" office:value-type="string">
            <text:p>SV25</text:p>
          </table:table-cell>
          <table:table-cell table:style-name="ACE-50" office:value-type="string">
            <text:p>34-36</text:p>
          </table:table-cell>
          <table:table-cell table:style-name="ACE-50" office:value-type="string">
            <text:p>OZG-601</text:p>
          </table:table-cell>
          <table:table-cell table:style-name="ACE-50" office:value-type="float" office:value="0.90000000000000002">
            <text:p>0.9</text:p>
          </table:table-cell>
          <table:table-cell table:style-name="ACE-50" office:value-type="float" office:value="5450">
            <text:p>5450</text:p>
          </table:table-cell>
          <table:table-cell table:style-name="ACE-50" office:value-type="float" office:value="40">
            <text:p>40</text:p>
          </table:table-cell>
          <table:table-cell table:style-name="ACE-50" office:value-type="string">
            <text:p>(5483-5889) 5690+200</text:p>
          </table:table-cell>
          <table:table-cell table:style-name="ACE-50" office:value-type="string">
            <text:p>This study</text:p>
          </table:table-cell>
          <table:table-cell table:number-columns-repeated="247" table:style-name="ACE-50"/>
        </table:table-row>
        <table:table-row table:style-name="AROW-7">
          <table:table-cell table:style-name="ACE-50" office:value-type="string">
            <text:p>Katelysia rhytiphora</text:p>
          </table:table-cell>
          <table:table-cell table:style-name="ACE-50" office:value-type="string">
            <text:p>SV25</text:p>
          </table:table-cell>
          <table:table-cell table:style-name="ACE-50" office:value-type="string">
            <text:p>44-46</text:p>
          </table:table-cell>
          <table:table-cell table:style-name="ACE-50" office:value-type="string">
            <text:p>OZG-602</text:p>
          </table:table-cell>
          <table:table-cell table:style-name="ACE-50" office:value-type="float" office:value="1.5">
            <text:p>1.5</text:p>
          </table:table-cell>
          <table:table-cell table:style-name="ACE-50" office:value-type="float" office:value="9530">
            <text:p>9530</text:p>
          </table:table-cell>
          <table:table-cell table:style-name="ACE-50" office:value-type="float" office:value="60">
            <text:p>60</text:p>
          </table:table-cell>
          <table:table-cell table:style-name="ACE-50" office:value-type="string">
            <text:p>(9949-10497) 10220+270</text:p>
          </table:table-cell>
          <table:table-cell table:style-name="ACE-50" office:value-type="string">
            <text:p>This study</text:p>
          </table:table-cell>
          <table:table-cell table:number-columns-repeated="247" table:style-name="ACE-50"/>
        </table:table-row>
        <table:table-row table:style-name="AROW-0" table:number-rows-repeated="65518">
          <table:table-cell table:number-columns-repeated="256"/>
        </table:table-row>
        <table:named-expressions>
          <table:named-expression table:name="Sheet_Title" table:expression="of:=&quot;CannEtal2006-radiocarbon&quot;" table:base-cell-address="$'CannEtal2006-radiocarbon'.$A$1"/>
          <table:named-expression table:name="Print_Area" table:expression="of:=#REF!" table:base-cell-address="$'CannEtal2006-radiocarbon'.$A$1"/>
        </table:named-expressions>
        <gnm:selections gnm:cursor-col="3" gnm:cursor-row="14">
          <gnm:selection gnm:start-col="3" gnm:start-row="14" gnm:end-col="3" gnm:end-row="14"/>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text-style style:name="ND-1">
      <number:text-content/>
    </number:text-style>
    <number:number-style style:name="ND-2">
      <number:number number:decimal-places="0" number:grouping="false" number:min-integer-digits="1"/>
    </number:number-style>
    <number:number-style style:name="ND-3">
      <number:number number:decimal-places="3" number:grouping="false" number:min-integer-digits="1"/>
    </number:number-style>
    <number:number-style style:name="ND-4">
      <number:number number:decimal-places="1"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2" style:family="text" style:display-name="Font Size 12pt">
      <style:text-properties fo:font-size="12pt" style:font-size-asian="12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36pt" fo:margin-bottom="36pt" fo:margin-left="54pt" fo:margin-right="54pt" fo:page-width="595.2755905511812pt" fo:page-height="841.8897637795276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BelperioEtal2002"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LewisEtal2013"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formatted"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Belperio1993"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MurrayWallace2021-aar"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MurrayWallace2021-radiocarbon"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CannEtal2006-aar"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CannEtal2006-radiocarbon"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c111392</dc:creator>
    <dc:date>2022-12-16T22:21:27Z</dc:date>
    <meta:user-defined meta:name="dc:publisher" meta:value-type="string">James Cook University</meta:user-defined>
    <meta:user-defined meta:name="GSF_DOCPROP_VECTOR:0000:gsf:document-parts" meta:value-type="string">Sheet1</meta:user-defined>
    <meta:user-defined meta:name="GSF_DOCPROP_VECTOR:0000:gsf:heading-pairs" meta:value-type="string">Worksheets</meta:user-defined>
    <meta:user-defined meta:name="GSF_DOCPROP_VECTOR:0001:gsf:heading-pairs" meta:value-type="float">1</meta:user-defined>
    <meta:user-defined meta:name="gsf:last-saved-by" meta:value-type="string">Stephen Lewis</meta:user-defined>
    <meta:user-defined meta:name="gsf:links-dirty" meta:value-type="boolean">false</meta:user-defined>
    <meta:user-defined meta:name="gsf:scale" meta:value-type="boolean">false</meta:user-defined>
    <meta:user-defined meta:name="gsf:security" meta:value-type="float">0</meta:user-defined>
    <meta:creation-date>2012-02-23T06:24:32Z</meta:creation-date>
    <meta:generator>gnumeric/1.12.46</meta:generator>
    <meta:user-defined meta:name="msole:codepage" meta:value-type="float">1252</meta:user-defined>
    <meta:user-defined meta:name="msole:unknown-doc-19" meta:value-type="boolean">false</meta:user-defined>
    <meta:user-defined meta:name="msole:unknown-doc-22" meta:value-type="boolean">false</meta:user-defined>
    <meta:user-defined meta:name="msole:unknown-doc-23" meta:value-type="float">1048576</meta:user-defined>
  </office:meta>
</office:document-meta>
</file>